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Government will attract another 1.3 billion UAH to support business under the EBOBT program</text:span>
</text:h>
      <text:p text:style-name="P4">
Author: ['АРМІЯINFORM']</text:p>
      <text:p text:style-name="P4">
Time: 2023-04-29T54:00:00-04:00</text:p>
      <text:p text:style-name="P4">
Description: The detachment to heal the Maiga of 1.3 billion UAH of the HRN of the Holder Bedy for the Vidach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thumb_203164_820_360_0_0_auto-1.jpg" text:style-name="Internet_20_link" text:visited-style-name="Visited_20_Internet_20_Link">
thumb_203164_820_360_0_0_auto-1.jpg</text:a>
']</text:p>
      <text:p text:style-name="P4">
Tags: ['ЄРОБОТА', 'УРЯД УКРАЇНИ']</text:p>
      <text:p text:style-name="P4">
Category: News</text:p>
      <!--METADATA-->
      <text:p text:style-name="P4">
<draw:frame draw:style-name="fr1" draw:name="Image2" text:anchor-type="as-char" svg:width="6.9236in" svg:height="4.610104in" draw:z-index="0">
<draw:image xlink:href="../Images/AРМІЯINFORM/2023-04-29T54-00-00-04-00/thumb_203164_820_360_0_0_auto-1.jpg" xlink:type="simple" xlink:show="embed" xlink:actuate="onLoad" draw:mime-type="image/jpeg"/>
</draw:frame>
The government will attract almost UAH 1.3 billion from the State Employment Center for Irrigation Grants for Businesses within the EBorot Program. Prime Minister Denis Shmigal was reported about this.</text:p>
      <text:p text:style-name="P4">
Funds, in particular, will be directed to business grants that work in the industry.</text:p>
      <ul>
        <li>
We stimulate business to work and create new jobs. For this purpose, we need to publish grants under the EBOOT program. From its start, the state has already paid more than 4 thousand grants worth UAH 2.4 billion. Most of all - on the development of processing enterprises, - emphasized Denis Shmigal.</li>
      </ul>
      <text:p text:style-name="P4">
According to the Prime Minister, the support of the processing industry opens the prospect of growing a share of non-irregular exports and an increase in the inflow of foreign exchange earnings in the country.</text:p>
      <text:p text:style-name="P4">
Source: <text:a xlink:type="simple" xlink:href="https://www.kmu.gov.ua/news/premier-ministr-zaluchaiemo-shche-13-mlrd-hrn-dlia-pidtrymky-biznesu-za-prohramoiu-ierobota" text:style-name="Internet_20_link" text:visited-style-name="Visited_20_Internet_20_Link">
Government Portal</text:a>
</text:p>
      <text:p text:style-name="P4">
News Source: <text:a xlink:type="simple" xlink:href="https://armyinform.com.ua/2023/04/29/uryad-zaluchyt-shhe-13-mlrd-grn-dlya-pidtrymky-biznesu-za-programoyu-yerobota/" text:style-name="Internet_20_link" text:visited-style-name="Visited_20_Internet_20_Link">
https://armyinform.com.ua/2023/04/29/uryad-zaluchyt-shhe-13-mlrd-grn-dlya-pidtrymky-biznesu-za-programoyu-yerobota/</text:a>
</text:p>
      <!--NEWS-->
      <text:h text:style-name="P10" text:outline-level="1">
<text:span text:style-name="T4">
For those who make the decision to evacuate, temporary housing is enough - Irina Vereshchuk</text:span>
</text:h>
      <text:p text:style-name="P4">
Author: ['АРМІЯINFORM']</text:p>
      <text:p text:style-name="P4">
Time: 2023-04-29T55:00:00-04:00</text:p>
      <text:p text:style-name="P4">
Description: About the house at the OFIDITSIINAISIISIISTITSITITY IS PITIN RENTEGRACHIA ... War with Ukraine 2022, war with Ukraine Latest news today, Ukrainian News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iryna-vereshhuk.jpg" text:style-name="Internet_20_link" text:visited-style-name="Visited_20_Internet_20_Link">
iryna-vereshhuk.jpg</text:a>
']</text:p>
      <text:p text:style-name="P4">
Tags: ['STOPRUSSIA', 'АГРЕСІЯ РФ', 'ВІЙНА', 'ВНУТРІШНЬО ПЕРЕМІЩЕНІ ОСОБИ', 'ВТОРГНЕННЯ РФ', 'ІРИНА ВЕРЕЩУК', 'МІНРЕІНТЕГРАЦІЇ']</text:p>
      <text:p text:style-name="P4">
Category: News</text:p>
      <!--METADATA-->
      <text:p text:style-name="P4">
<draw:frame draw:style-name="fr1" draw:name="Image3" text:anchor-type="as-char" svg:width="6.9236in" svg:height="5.096539in" draw:z-index="0">
<draw:image xlink:href="../Images/AРМІЯINFORM/2023-04-29T55-00-00-04-00/iryna-vereshhuk.jpg" xlink:type="simple" xlink:show="embed" xlink:actuate="onLoad" draw:mime-type="image/jpeg"/>
</draw:frame>
This is stated in <text:a xlink:type="simple" xlink:href="https://www.facebook.com/MReintegration/posts/pfbid02YQz343BzjjK17jgXLwa4thokuFVR4pwBBC7asaA8k7EyF96YcNz6ZvRrQbDYi9TNl" text:style-name="Internet_20_link" text:visited-style-name="Visited_20_Internet_20_Link">
message</text:a>
On the official page of the Ministry of Reintegration of the Temporarily Occupied T territory of Ukraine on Facebook.</text:p>
      <text:p text:style-name="P4">
-Given the state of this process and the number of people who move, they provide temporary housing for those who decide to go to more hazardous regions of Ukraine,-assured Viceremier-Minister Irina Vereshchuk.</text:p>
      <text:p text:style-name="P4">
The official reminded that in total, 200,000 of our citizens are inhabited in the places of compact residence among the internally displaced persons. Five thousands of them are in 25 consolidated modular towns.</text:p>
      <text:p text:style-name="P4">
News Source: <text:a xlink:type="simple" xlink:href="https://armyinform.com.ua/2023/04/29/dlya-tyh-hto-pryjmaye-rishennya-evakuyuvatysya-tymchasovogo-zhytla-vystachyt-iryna-vereshhuk/" text:style-name="Internet_20_link" text:visited-style-name="Visited_20_Internet_20_Link">
https://armyinform.com.ua/2023/04/29/dlya-tyh-hto-pryjmaye-rishennya-evakuyuvatysya-tymchasovogo-zhytla-vystachyt-iryna-vereshhuk/</text:a>
</text:p>
      <!--NEWS-->
      <text:h text:style-name="P10" text:outline-level="1">
<text:span text:style-name="T4">
Volodymyr Zelensky considers the creation of a national pantheon of Heroes of Ukraine in Kiev</text:span>
</text:h>
      <text:p text:style-name="P4">
Author: ['АРМІЯINFORM']</text:p>
      <text:p text:style-name="P4">
Time: 2023-04-29T56:00:00-04:00</text:p>
      <text:p text:style-name="P4">
Description: Ukrainian President Volodymyr Zelensky Vidpoviv on the petitic of the National Academician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2875357_755664086019060_8378916316476483027_n.png" text:style-name="Internet_20_link" text:visited-style-name="Visited_20_Internet_20_Link">
342875357_755664086019060_8378916316476483027_n.png</text:a>
']</text:p>
      <text:p text:style-name="P4">
Tags: ['STOPRUSSIA', 'ВІЙНА', 'ВОЛОДИМИР ЗЕЛЕНСЬКИЙ', 'ВТОРГНЕННЯ РФ', 'ПАНТЕОН ГЕРОЇВ', 'ПЕТИЦІЯ']</text:p>
      <text:p text:style-name="P4">
Category: News</text:p>
      <!--METADATA-->
      <text:p text:style-name="P4">
<draw:frame draw:style-name="fr1" draw:name="Image4" text:anchor-type="as-char" svg:width="6.9236in" svg:height="2.573271in" draw:z-index="0">
<draw:image xlink:href="../Images/AРМІЯINFORM/2023-04-29T56-00-00-04-00/342875357_755664086019060_8378916316476483027_n.png" xlink:type="simple" xlink:show="embed" xlink:actuate="onLoad" draw:mime-type="image/png"/>
</draw:frame>
President of Ukraine Volodymyr Zelensky responded to <text:a xlink:type="simple" xlink:href="https://petition.president.gov.ua/petition/184520" text:style-name="Internet_20_link" text:visited-style-name="Visited_20_Internet_20_Link">
petition</text:a>
About the creation of a national pantheon of Heroes of Ukraine in the territory of the Park Askold's grave to the content of Kiev. Yesterday, the petition gained more than 25,000 votes of Ukrainian citizens necessary for its consideration by the Head of State.</text:p>
      <text:p text:style-name="P4">
The petition states that “National Pantheon of Heroes of Ukraine on the territory of the Park of Askold's Tomb should become a place of honorary burials and complexing the memory of prominent heroes of Ukrainian history: heroes of Kruty, Heroes of the Kholodny Yar, Ukrainian Insurgent Army, Heroes of Heavenly Hundred, Famous Cyborgs. Russian-Ukrainian war.</text:p>
      <text:p text:style-name="P4">
Volodymyr Zelensky agreed with the urgency of creating a national pantheon of Heroes of Ukraine in Kyiv.</text:p>
      <ul>
        <li>
The issue raised in the petition I consider it relevant in the context of preserving the historical memory of our people, consolidation and uniting of Ukrainian social consolidation around the idea of defending state sovereignty and territorial purpose of Ukraine. Therefore, the creation of a memorial complex of Ukrainian heroes is one of the important national tasks, which will already be implemented by the relevant central and local executive authorities under the guidance of the Cabinet of Ministers of Ukraine, - reads in <text:a xlink:type="simple" xlink:href="https://petition.president.gov.ua/petition/184520" text:style-name="Internet_20_link" text:visited-style-name="Visited_20_Internet_20_Link">
answer</text:a>
President.</li>
      </ul>
      <text:p text:style-name="P4">
The Ukrainian leader instructed Prime Minister Denis Schmigal to provide a petition to the executive authorities together with the Kyiv City Military Administration.</text:p>
      <text:p text:style-name="P4">
News Source: <text:a xlink:type="simple" xlink:href="https://armyinform.com.ua/2023/04/29/volodymyr-zelenskyj-vvazhaye-aktualnym-stvorennya-u-kyyevi-naczionalnogo-panteonu-geroyiv-ukrayiny/" text:style-name="Internet_20_link" text:visited-style-name="Visited_20_Internet_20_Link">
https://armyinform.com.ua/2023/04/29/volodymyr-zelenskyj-vvazhaye-aktualnym-stvorennya-u-kyyevi-naczionalnogo-panteonu-geroyiv-ukrayiny/</text:a>
</text:p>
      <!--NEWS-->
      <text:h text:style-name="P10" text:outline-level="1">
<text:span text:style-name="T4">
Our defenders per day repelled over 40 enemy attacks</text:span>
</text:h>
      <text:p text:style-name="P4">
Author: ['АРМІЯINFORM']</text:p>
      <text:p text:style-name="P4">
Time: 2023-04-29T88:00:00-04:00</text:p>
      <text:p text:style-name="P4">
Description: At the Bakhmutsky straighten the vogue to the advance of the advancing dime. Trivoye Belongs Beret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9/6220bff011221.jpg" text:style-name="Internet_20_link" text:visited-style-name="Visited_20_Internet_20_Link">
6220bff01122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5" text:anchor-type="as-char" svg:width="6.9236in" svg:height="4.278568in" draw:z-index="0">
<draw:image xlink:href="../Images/AРМІЯINFORM/2023-04-29T88-00-00-04-00/6220bff011221.jpg" xlink:type="simple" xlink:show="embed" xlink:actuate="onLoad" draw:mime-type="image/jpeg"/>
</draw:frame>
<text:span text:style-name="T4">
 🔥 Situation on Russian invasion </text:span>
</text:p>
      <text:p text:style-name="P4">
In the Bakhmut direction, the enemy continues to take offensive actions. The city of Bakhmut continues. In addition, during the day the enemy conducted unsuccessful successive actions in the direction of the settlement.</text:p>
      <text:p text:style-name="P4">
About it on Facebook <text:a xlink:type="simple" xlink:href="https://www.facebook.com/GeneralStaff.ua/posts/pfbid0EntUHjAXPyELG8TH9XTre3UoKDCcqvAzvXc44idu8Nynpk2AeUeEmkdunuAodS3ml" text:style-name="Internet_20_link" text:visited-style-name="Visited_20_Internet_20_Link">
reports</text:a>
The General Staff of the Armed Forces.</text:p>
      <text:p text:style-name="P4">
“The main efforts of the enemy focuses on leading the offensive actions of Nalimansk, Bakhmut, Avdiiv and Mariinsky directions - reflected over 40 attacks of the enemy. The most fierce battles continue for Bakhmut and Marinka, our warriors courageously keep the defense, ”the message reads.</text:p>
      <text:p text:style-name="P4">
News Source: <text:a xlink:type="simple" xlink:href="https://armyinform.com.ua/2023/04/29/nashi-zahysnyky-za-dobu-vidbyly-ponad-40-vorozhyh-atak/" text:style-name="Internet_20_link" text:visited-style-name="Visited_20_Internet_20_Link">
https://armyinform.com.ua/2023/04/29/nashi-zahysnyky-za-dobu-vidbyly-ponad-40-vorozhyh-atak/</text:a>
</text:p>
      <!--NEWS-->
      <text:h text:style-name="P10" text:outline-level="1">
<text:span text:style-name="T4">
The movement forward is always where there is healthy competition - Hero of Ukraine Igor Gordiychuk</text:span>
</text:h>
      <text:p text:style-name="P4">
Author: ['Олександр Козубенко']</text:p>
      <text:p text:style-name="P4">
Time: 2023-04-29T92:00:00-04:00</text:p>
      <text:p text:style-name="P4">
Description: Shosty RIK Popli Kyivsky Vіsyskovy Lice, izhmen of the Boguna Prima, All -Ukrainian ... War with Ukraine 2022, War with Ukraine Latest News today, News War with Ukraine 2022 Last for Ukraine and Russia and when,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89.jpg" text:style-name="Internet_20_link" text:visited-style-name="Visited_20_Internet_20_Link">
2-89.jpg</text:a>
', '<text:a xlink:type="simple" xlink:href="https://armyinform.com.ua/wp-content/uploads/2023/04/3-73-150x150.jpg" text:style-name="Internet_20_link" text:visited-style-name="Visited_20_Internet_20_Link">
3-73-150x150.jpg</text:a>
', '<text:a xlink:type="simple" xlink:href="https://armyinform.com.ua/wp-content/uploads/2023/04/1-102-150x150.jpg" text:style-name="Internet_20_link" text:visited-style-name="Visited_20_Internet_20_Link">
1-102-150x150.jpg</text:a>
', '<text:a xlink:type="simple" xlink:href="https://armyinform.com.ua/wp-content/uploads/2023/04/19-150x150.jpg" text:style-name="Internet_20_link" text:visited-style-name="Visited_20_Internet_20_Link">
19-150x150.jpg</text:a>
', '<text:a xlink:type="simple" xlink:href="https://armyinform.com.ua/wp-content/uploads/2023/04/12-13-150x150.jpg" text:style-name="Internet_20_link" text:visited-style-name="Visited_20_Internet_20_Link">
12-13-150x150.jpg</text:a>
', '<text:a xlink:type="simple" xlink:href="https://armyinform.com.ua/wp-content/uploads/2023/04/14-10-150x150.jpg" text:style-name="Internet_20_link" text:visited-style-name="Visited_20_Internet_20_Link">
14-10-150x150.jpg</text:a>
', '<text:a xlink:type="simple" xlink:href="https://armyinform.com.ua/wp-content/uploads/2023/04/15-6-150x150.jpg" text:style-name="Internet_20_link" text:visited-style-name="Visited_20_Internet_20_Link">
15-6-150x150.jpg</text:a>
', '<text:a xlink:type="simple" xlink:href="https://armyinform.com.ua/wp-content/uploads/2023/04/21-2-150x150.jpg" text:style-name="Internet_20_link" text:visited-style-name="Visited_20_Internet_20_Link">
21-2-150x150.jpg</text:a>
', '<text:a xlink:type="simple" xlink:href="https://armyinform.com.ua/wp-content/uploads/2023/04/22-igor-gordijchuk.jpg" text:style-name="Internet_20_link" text:visited-style-name="Visited_20_Internet_20_Link">
22-igor-gordijchuk.jpg</text:a>
']</text:p>
      <text:p text:style-name="P4">
Tags: ['STOPRUSSIA', 'КИЇВСЬКИЙ ВІЙСЬКОВИЙ ЛІЦЕЙ ІМЕНІ ІВАНА БОГУНА']</text:p>
      <text:p text:style-name="P4">
Category: News</text:p>
      <!--METADATA-->
      <text:p text:style-name="P4">
<draw:frame draw:style-name="fr1" draw:name="Image6" text:anchor-type="as-char" svg:width="6.9236in" svg:height="4.598424in" draw:z-index="0">
<draw:image xlink:href="../Images/AРМІЯINFORM/2023-04-29T92-00-00-04-00/2-89.jpg" xlink:type="simple" xlink:show="embed" xlink:actuate="onLoad" draw:mime-type="image/jpeg"/>
</draw:frame>
** _ Sixth year in a row Ivan Bohun Military Lyceum of the Kiev All -Ukrainian Football Tournament - "Memory Cup of Hero of Ukraine Andriyakil". At the opening ceremony of the sports tournament, the head of the lyceum, the hero of Ukraine Major General Igor Gordiychuk said that this year the geography of the participants had expanded: these days Lyceums from Lutsk, Kamianets-Podilsky, Lviv, Odessa and Boyarka came to the capital.</text:p>
      <text:p text:style-name="P4">
<text:a xlink:type="simple" xlink:href="https://armyinform.com.ua/wp-content/uploads/2023/04/3-73.jpg" text:style-name="Internet_20_link" text:visited-style-name="Visited_20_Internet_20_Link">
!(Images/AРМІЯINFORM/2023-04-29T92-00-00-04-00/3-73-150x150.jpg)</text:a>
</text:p>
      <text:p text:style-name="P4">
<text:a xlink:type="simple" xlink:href="https://armyinform.com.ua/wp-content/uploads/2023/04/1-102.jpg" text:style-name="Internet_20_link" text:visited-style-name="Visited_20_Internet_20_Link">
<draw:frame draw:style-name="fr1" draw:name="Image7" text:anchor-type="as-char" svg:width="6.9236in" svg:height="6.9236in" draw:z-index="0">
<draw:image xlink:href="../Images/AРМІЯINFORM/2023-04-29T92-00-00-04-00/1-102-150x150.jpg" xlink:type="simple" xlink:show="embed" xlink:actuate="onLoad" draw:mime-type="image/jpeg"/>
</draw:frame>
</text:a>
</text:p>
      <text:p text:style-name="P4">
<text:a xlink:type="simple" xlink:href="https://armyinform.com.ua/wp-content/uploads/2023/04/19.jpg" text:style-name="Internet_20_link" text:visited-style-name="Visited_20_Internet_20_Link">
<draw:frame draw:style-name="fr1" draw:name="Image8" text:anchor-type="as-char" svg:width="6.9236in" svg:height="6.9236in" draw:z-index="0">
<draw:image xlink:href="../Images/AРМІЯINFORM/2023-04-29T92-00-00-04-00/19-150x150.jpg" xlink:type="simple" xlink:show="embed" xlink:actuate="onLoad" draw:mime-type="image/jpeg"/>
</draw:frame>
</text:a>
There were many famous people, honorary guests at the opening ceremony. The participants were greeted by the first deputy chief of the Kyiv City Military Administration Major General Volodymyr Kidon, People's Deputy of Ukraine Annapourntova, Oleg Protasov and Anatoliy Demianenko, Oleg Protasov, Oleg Protasov and Anatoliy Demianenko. and other.</text:p>
      <text:p text:style-name="P4">
<text:a xlink:type="simple" xlink:href="https://armyinform.com.ua/wp-content/uploads/2023/04/12-13.jpg" text:style-name="Internet_20_link" text:visited-style-name="Visited_20_Internet_20_Link">
!(Images/AРМІЯINFORM/2023-04-29T92-00-00-04-00/12-13-150x150.jpg)</text:a>
</text:p>
      <text:p text:style-name="P4">
<text:a xlink:type="simple" xlink:href="https://armyinform.com.ua/wp-content/uploads/2023/04/14-10.jpg" text:style-name="Internet_20_link" text:visited-style-name="Visited_20_Internet_20_Link">
<draw:frame draw:style-name="fr1" draw:name="Image9" text:anchor-type="as-char" svg:width="6.9236in" svg:height="6.9236in" draw:z-index="0">
<draw:image xlink:href="../Images/AРМІЯINFORM/2023-04-29T92-00-00-04-00/14-10-150x150.jpg" xlink:type="simple" xlink:show="embed" xlink:actuate="onLoad" draw:mime-type="image/jpeg"/>
</draw:frame>
</text:a>
</text:p>
      <text:p text:style-name="P4">
<text:a xlink:type="simple" xlink:href="https://armyinform.com.ua/wp-content/uploads/2023/04/15-6.jpg" text:style-name="Internet_20_link" text:visited-style-name="Visited_20_Internet_20_Link">
<draw:frame draw:style-name="fr1" draw:name="Image10" text:anchor-type="as-char" svg:width="6.9236in" svg:height="6.9236in" draw:z-index="0">
<draw:image xlink:href="../Images/AРМІЯINFORM/2023-04-29T92-00-00-04-00/15-6-150x150.jpg" xlink:type="simple" xlink:show="embed" xlink:actuate="onLoad" draw:mime-type="image/jpeg"/>
</draw:frame>
</text:a>
</text:p>
      <text:p text:style-name="P4">
<text:a xlink:type="simple" xlink:href="https://armyinform.com.ua/wp-content/uploads/2023/04/21-2.jpg" text:style-name="Internet_20_link" text:visited-style-name="Visited_20_Internet_20_Link">
<draw:frame draw:style-name="fr1" draw:name="Image11" text:anchor-type="as-char" svg:width="6.9236in" svg:height="6.9236in" draw:z-index="0">
<draw:image xlink:href="../Images/AРМІЯINFORM/2023-04-29T92-00-00-04-00/21-2-150x150.jpg" xlink:type="simple" xlink:show="embed" xlink:actuate="onLoad" draw:mime-type="image/jpeg"/>
</draw:frame>
</text:a>
Andriy Kizilo is not the only lyceum-a hero of Ukraine who died at the front-Russian-Ukrainian war. According to Major General Gordiychuk, seven soldiers were already awarded the highest award of the state. Unfortunately, three of them are posthumously. In total, during the war, more than 40 former Lyceum players have given their lives in the fight against the rashists.</text:p>
      <text:p text:style-name="P4">
Igor Gordiychuk noted that it is very difficult for boys and girls at the front, but it is a very important thing in the rear - the education of our army, a new generation of officers, which will be more motivated, more prepared, which is more prepared, not Soviet, not Soviet traditions courage and heroism.- Our graduates are officers who are not only the Patriots of Ukraine, but also people who will be in the future, to NATO and the European Union, - said the Lyceum Chief. -It is necessary to prepare the officers who became not forced, but were members of such a fan club of the army. To believe in victory, they believed in success.</text:p>
      <text:p text:style-name="P4">
According to Igor Gordiychuk, football, as well as popular in the lyceums of military-applies, overcoming the obstacle course, occupation on Solodrome or swimming is wretched-is another type of motivation of warriors. He added that the football tournament is not the only project of the Kiev Military Lyceum. In honor of other graduates, Heroes of Ukraine, Ivan Korniychuk and Alexander Kukurba, it is planned to start to tournaments in seven -state and chess.</text:p>
      <text:p text:style-name="P4">
<draw:frame draw:style-name="fr1" draw:name="Image12" text:anchor-type="as-char" svg:width="6.9236in" svg:height="4.615733in" draw:z-index="0">
<draw:image xlink:href="../Images/AРМІЯINFORM/2023-04-29T92-00-00-04-00/22-igor-gordijchuk.jpg" xlink:type="simple" xlink:show="embed" xlink:actuate="onLoad" draw:mime-type="image/jpeg"/>
</draw:frame>
And about this tournament the head of the Lyceum said that I was grateful to anyone who was able to come: "Where there is a healthy competition, the spirit of competition, there is always development, there is always a way forward!".</text:p>
      <text:p text:style-name="P4">
<text:span text:style-name="T4">
 List of tournament participants: </text:span>
</text:p>
      <text:p text:style-name="P4">
Volyn Regional Lyceum with enhanced military-physical training of the names of the Heavenly Hundred(Lutsk).</text:p>
      <text:p text:style-name="P4">
Кам’янець-Подільський ліцей з посиленою військово-фізично підготовкоюХмельницької області (Kamianets-Podilskyi).</text:p>
      <text:p text:style-name="P4">
Львівський військовий ліцей з посиленою військово-фізичною підготовкою іменіГероїв Крут (Lviv).</text:p>
      <text:p text:style-name="P4">
Одеський військово-морський ліцей імені Володимира Безкоровайного (Odesa).</text:p>
      <text:p text:style-name="P4">
Навчально-оздоровчий комплекс Київського військового ліцею (Boyarka town).</text:p>
      <text:p text:style-name="P4">
Київський військовий ліцей імені Івана Богуна (Kyiv).</text:p>
      <text:p text:style-name="P4">
P.S. Уже ввечері стало відомо, що за результатами змагань у фінал вийшликоманда Київського військового ліцею та команда з Луцька. Основний та доданийчас закінчився з рахунком 0:0. За результатами післяматчевих пенальтіперемогли господарі турніру.</text:p>
      <text:p text:style-name="P4">
<text:span text:style-name="T5">
Фото: Олександра Козубенка та Ірини Кузнєцової</text:span>
</text:p>
      <text:p text:style-name="P4">
News Source: <text:a xlink:type="simple" xlink:href="https://armyinform.com.ua/2023/04/29/ruh-upered-zavzhdy-tam-de-ye-zdorova-konkurencziya-geroj-ukrayiny-igor-gordijchuk/" text:style-name="Internet_20_link" text:visited-style-name="Visited_20_Internet_20_Link">
https://armyinform.com.ua/2023/04/29/ruh-upered-zavzhdy-tam-de-ye-zdorova-konkurencziya-geroj-ukrayiny-igor-gordijchuk/</text:a>
</text:p>
      <!--NEWS-->
      <text:h text:style-name="P10" text:outline-level="1">
<text:span text:style-name="T4">
It is not enough for Russia to be weak, it is necessary for it to respond to everything - the President of Ukraine</text:span>
</text:h>
      <text:p text:style-name="P4">
Author: ['АРМІЯINFORM']</text:p>
      <text:p text:style-name="P4">
Time: 2023-04-29T95:00:00-04:00</text:p>
      <text:p text:style-name="P4">
Description: President of Ukraine Volodymyr Zelensky Floated by Zi Skhdennim to Ukrainia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630_360_1677264925-963.jpg" text:style-name="Internet_20_link" text:visited-style-name="Visited_20_Internet_20_Link">
630_360_1677264925-963.jpg</text:a>
']</text:p>
      <text:p text:style-name="P4">
Tags: ['STOPRUSSIA', 'ВОЛОДИМИР ЗЕЛЕНСЬКИЙ']</text:p>
      <text:p text:style-name="P4">
Category: News</text:p>
      <!--METADATA-->
      <text:p text:style-name="P4">
<draw:frame draw:style-name="fr1" draw:name="Image13" text:anchor-type="as-char" svg:width="6.9236in" svg:height="3.956343in" draw:z-index="0">
<draw:image xlink:href="../Images/AРМІЯINFORM/2023-04-29T95-00-00-04-00/630_360_1677264925-963.jpg" xlink:type="simple" xlink:show="embed" xlink:actuate="onLoad" draw:mime-type="image/jpeg"/>
</draw:frame>
President of Ukraine Volodymyr Zelensky addressed the daily message of the D -Ukrainian people:</text:p>
      <text:p text:style-name="P4">
Only this day in Uman, search and rescue work ended. I want to dress the whole team of the SES, the National Police, our doctors, the utility services of Uman, the military, our volunteers - to all who participated in a saving operation and helps rescued people. I wish you a speedy unfortunate to anyone who was injured in this blow is injured.</text:p>
      <text:p text:style-name="P4">
We will do our best to make the terrorist state answer as soon as possible. Anyone who prepares such rocket firing cannot but know that the member of the murder. Anyone who quit rockets and launches who is serving and ships for terror. Not only those who give orders, but all, you are all terrorists and killers and you all have to be punished. And necessarily - those who have had the original crime, from which everyone else began - the crime of aggression of the opposed people, against our country.</text:p>
      <text:p text:style-name="P4">
The lives of six children took this blow to Uman, a total of 23 people died ... Light memory!My condolences to all relatives, loved ones!</text:p>
      <text:p text:style-name="P4">
The next week will be quite important from the point of view of our struggle for the precision for Ukrainians, that is, for punishment for a terrorist state and all military criminals. We are preparing some important, powerful steps to more consolidate partners and give more energy to create a tribunal against Russian aggression. And to accelerate the defeat of the terrorist state.</text:p>
      <text:p text:style-name="P4">
Ukraine and the world are not enough for Russia to be weak, as it is already giving away. It is necessary for her to fully respond to her.</text:p>
      <text:p text:style-name="P4">
We also prepare new sanction decisions for persons and companies working for VLK terrorists for foreign entities whose supply helps Russia to feed this aggression. Soon these decisions will be made public.</text:p>
      <text:p text:style-name="P4">
The other day he signed new decrees on the awards of our defenders, our heroes. Almost 450 soldiers of the Armed Forces of Ukraine, Land Forces, paratroopers, Air Forces, Terroborons and more than 300 - from the National Guard, our police, SES, our border guards.</text:p>
      <text:p text:style-name="P4">
In total, during the full -scale war, 45038 Ukrainians and Ukrainian women were awarded state awards. And this is evidence of extraordinary daily heroism of our people. All who are fighting for the sake of Ukraine, all who work for our victory.All together we bring the sentence for the state-zla. We are approaching our victory. So be it!</text:p>
      <text:p text:style-name="P4">
<text:span text:style-name="T4">
<text:span text:style-name="T5">
Glory to Ukraine!</text:span>
</text:span>
</text:p>
      <text:p text:style-name="P4">
Source: <text:a xlink:type="simple" xlink:href="https://www.president.gov.ua/news/nedostatno-lishe-togo-shob-rosiya-bula-slabkoyu-treba-shob-v-82565" text:style-name="Internet_20_link" text:visited-style-name="Visited_20_Internet_20_Link">
official website of the President of Ukraine</text:a>
</text:p>
      <text:p text:style-name="P4">
News Source: <text:a xlink:type="simple" xlink:href="https://armyinform.com.ua/2023/04/29/nedostatno-lyshe-togo-shhob-rosiya-bula-slabkoyu-treba-shhob-vona-vidpovila-za-vse-skoyene-zvernennya-prezydenta-ukrayiny/" text:style-name="Internet_20_link" text:visited-style-name="Visited_20_Internet_20_Link">
https://armyinform.com.ua/2023/04/29/nedostatno-lyshe-togo-shhob-rosiya-bula-slabkoyu-treba-shhob-vona-vidpovila-za-vse-skoyene-zvernennya-prezydenta-ukrayiny/</text:a>
</text:p>
      <!--NEWS-->
      <text:h text:style-name="P10" text:outline-level="1">
<text:span text:style-name="T4">
"Explosions in Sevastopol - the punishment of God for Uman!" - Andriy Yusov</text:span>
</text:h>
      <text:p text:style-name="P4">
Author: ['АРМІЯINFORM']</text:p>
      <text:p text:style-name="P4">
Time: 2023-04-29T98:00:00-04:00</text:p>
      <text:p text:style-name="P4">
Description: Vibukh on Vorozhi Naftobazi, Yaki Polunav 29 Kvіnnya near Kozachi Bukhti in the bucket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37100772_0_205_2913_1844_1920x0_80_0_0_5d254d41a3fd0758f9e65061273ce7ce.jpg" text:style-name="Internet_20_link" text:visited-style-name="Visited_20_Internet_20_Link">
37100772_0_205_2913_1844_1920x0_80_0_0_5d254d41a3fd0758f9e65061273ce7ce.jpg</text:a>
']</text:p>
      <text:p text:style-name="P4">
Tags: ['STOPRUSSIA', 'ВТОРГНЕННЯ РФ', 'ГУР МОУ', 'ГШ ЗСУ']</text:p>
      <text:p text:style-name="P4">
Category: News</text:p>
      <!--METADATA-->
      <text:p text:style-name="P4">
<draw:frame draw:style-name="fr1" draw:name="Image14" text:anchor-type="as-char" svg:width="6.9236in" svg:height="3.894525in" draw:z-index="0">
<draw:image xlink:href="../Images/AРМІЯINFORM/2023-04-29T98-00-00-04-00/37100772_0_205_2913_1844_1920x0_80_0_0_5d254d41a3fd0758f9e65061273ce7ce.jpg" xlink:type="simple" xlink:show="embed" xlink:actuate="onLoad" draw:mime-type="image/jpeg"/>
</draw:frame>
Illustrative photo</text:p>
      <text:p text:style-name="P4">
The explosion on the enemy oil depot, which was heard on April 29 near the Cossack Bay of the Vokupopol Sevastopol, destroyed more than 10 tanks with a 40,000 tonnes of petroleum products.</text:p>
      <text:p text:style-name="P4">
As <text:a xlink:type="simple" xlink:href="https://gur.gov.ua/content/vybukhy-v-sevastopoli-kara-bozha-za-uman.html" text:style-name="Internet_20_link" text:visited-style-name="Visited_20_Internet_20_Link">
reports</text:a>
The MOV Intelligence Directorate, a representative of GUR Andriy Yusov informed about it in a comment to RBC-Ukraine.</text:p>
      <text:p text:style-name="P4">
According to him, the destroyed petroleum products were intended for the Black Sea Fleth of the aggressor state.</text:p>
      <text:p text:style-name="P4">
Cotton in Sevastopol is God's punishment, in particular for killed civilian citizens of Vumani, including five children. This punishment will be long -lasting. It is desirable to all residents of the occupied Crimea in the near future not to be near the Zaya objects and objects that provide the army of the aggressor, ”Andrei Yusov said.</text:p>
      <text:p text:style-name="P4">
A representative of military intelligence added that Ukraine is aware of the scale of theft on the affected oil and oil depot in Sevastopol and other similar Crimean sites. As Yusov explained, these facts are certainly expanding the possibility of Ukraine's security and defense forces.</text:p>
      <text:p text:style-name="P4">
News Source: <text:a xlink:type="simple" xlink:href="https://armyinform.com.ua/2023/04/29/vybuhy-v-sevastopoli-%e2%80%95-kara-bozha-za-uman-andrij-yusov/" text:style-name="Internet_20_link" text:visited-style-name="Visited_20_Internet_20_Link">
https://armyinform.com.ua/2023/04/29/vybuhy-v-sevastopoli-%e2%80%95-kara-bozha-za-uman-andrij-yusov/</text:a>
</text:p>
      <!--NEWS-->
      <text:h text:style-name="P10" text:outline-level="1">
<text:span text:style-name="T4">
Reznikov explained why partners are delaying the supply of Ukraine with combat aircraft</text:span>
</text:h>
      <text:p text:style-name="P4">
Authors: Ukrinform (Person)</text:p>
      <text:p text:style-name="P4">
Publisher: Укринформ (Organization)</text:p>
      <text:p text:style-name="P4">
Published Time: 2023-04-30T-12:54:00+03:00</text:p>
      <text:p text:style-name="P4">
Modified Time: 2023-04-30T23:54:00+03:00</text:p>
      <text:p text:style-name="P4">
Description: Foreign partners understand that after giving Ukraine the fighters, it will take time to prepare and train pilots. - Ukrinform.</text:p>
      <text:p text:style-name="P4">
Images: ["<text:a xlink:type="simple" xlink:href="https://static.ukrinform.com/photos/2023_03/thumb_files/630_360_1678276922-524.jpg" text:style-name="Internet_20_link" text:visited-style-name="Visited_20_Internet_20_Link">
630_360_16782...</text:a>
"]</text:p>
      <text:p text:style-name="P4">
Tags: ['Літак', 'Винищувач', 'Резніков', 'Війна з росією', 'Єдині новини']</text:p>
      <text:p text:style-name="P4">
Type: Article</text:p>
      <!--METADATA-->
      <text:p text:style-name="P4">
<draw:frame draw:style-name="fr1" draw:name="Image15" text:anchor-type="as-char" svg:width="6.9236in" svg:height="3.956343in" draw:z-index="0">
<draw:image xlink:href="../Images/yкринформ/2023-04-30T-12-54-00-03-00/630_360_1678276922-524.jpg" xlink:type="simple" xlink:show="embed" xlink:actuate="onLoad" draw:mime-type="image/jpeg"/>
</draw:frame>
Foreign partners understand that after giving Ukraine fighters, it will take time to prepare and training pilots.</text:p>
      <text:p text:style-name="P4">
The Minister of Defense of Ukraine Alexei Reznikov said this on the air of the telecommunication, Ukrinform reports with reference to "<text:a xlink:type="simple" xlink:href="https://www.radiosvoboda.org/a/news-vynyshchuvach-reznikov-viyna-rosiya/32386031.html" text:style-name="Internet_20_link" text:visited-style-name="Visited_20_Internet_20_Link">
</text:a>
".</text:p>
      <text:p text:style-name="P4">
“Everything that is impossible today will be possible tomorrow. Iris-T, SAMP-T, NASAMS, Crotale, all this serves, protects our sky. That is why the planes will also be a cell generation plus-plus unambiguously, ”the minister said.</text:p>
      <text:p text:style-name="P4">
<text:span text:style-name="T4">
 Read also: </text:span>
 <text:span text:style-name="T4">
 <text:a xlink:type="simple" xlink:href="https://www.ukrinform.ua/rubric-ato/3702290-peredani-danieu-sau-caesar-vze-na-bojovomu-cerguvanni-reznikov.html" text:style-name="Internet_20_link" text:visited-style-name="Visited_20_Internet_20_Link">
</text:a>
</text:span>
</text:p>
      <text:p text:style-name="P4">
In response to the question of why partners are delaying the supply of combat aircraft, Reznikov replied that after approving the decision on transferring the jackets, it will also be necessary to continue to support the planes in a state of state, as well as to provide them with weapons: bombs and rockets.</text:p>
      <text:p text:style-name="P4">
“This is a very cheap story. This is the most expensive story. They deliberately want to reach the finish of this marathon, namely the victory of Ukraine, ”he said.</text:p>
      <text:p text:style-name="P4">
<text:span text:style-name="T4">
 Read also: </text:span>
 <text:span text:style-name="T4">
 <text:a xlink:type="simple" xlink:href="https://www.ukrinform.ua/rubric-ato/3701942-reznikov-pro-nadanna-ukraini-zbroi-zalisilisa-litaki-ta-hiba-so-zirka-smerti.html" text:style-name="Internet_20_link" text:visited-style-name="Visited_20_Internet_20_Link">
</text:a>
</text:span>
</text:p>
      <text:p text:style-name="P4">
As the agency reported earlier, President Volodymyr Zelenskyy emphasized that all seizures "strongly helped" the Ukrainian counter -offensive, but _ <text:span text:style-name="T4">
 [] <text:a xlink:type="simple" xlink:href="https://www.ukrinform.ua/rubric-ato/3702486-zelenskij-pro-kontrnastup-pocnemo-do-togo-ak-u-nas-zavlatsa-f16.html" text:style-name="Internet_20_link" text:visited-style-name="Visited_20_Internet_20_Link">
</text:a>
</text:span>
 _</text:p>
      <text:p text:style-name="P4">
News Source: <text:a xlink:type="simple" xlink:href="https://www.ukrinform.ua/rubric-ato/3702895-reznikov-poasniv-comu-partneri-zvolikaut-iz-postacannam-ukraini-bojovih-litakiv.html" text:style-name="Internet_20_link" text:visited-style-name="Visited_20_Internet_20_Link">
https://www.ukrinform.ua/rubric-ato/3702895-reznikov-poasniv-comu-partneri-zvolikaut-iz-postacannam-ukraini-bojovih-litakiv.html</text:a>
</text:p>
      <!--NEWS-->
      <text:h text:style-name="P10" text:outline-level="1">
<text:span text:style-name="T4">
The days of Ukrainian cinema will take place in Vilnius - what will be shown</text:span>
</text:h>
      <text:p text:style-name="P4">
Authors: Ukrinform (Person)</text:p>
      <text:p text:style-name="P4">
Publisher: Укринформ (Organization)</text:p>
      <text:p text:style-name="P4">
Published Time: 2023-04-30T-132:56:18+03:00</text:p>
      <text:p text:style-name="P4">
Modified Time: 2023-04-30T11:56:18+03:00</text:p>
      <text:p text:style-name="P4">
Description: Ukrainians who live in Lithuania as well as the citizens of the country are invited to visit the Skalvija Cinema in Vilnius from May 4 to May 6, where Ukrainian cinema days will take place. - Ukrinform.</text:p>
      <text:p text:style-name="P4">
Images: ["<text:a xlink:type="simple" xlink:href="https://static.ukrinform.com/photos/2023_04/thumb_files/630_360_1682844821-975.jpg" text:style-name="Internet_20_link" text:visited-style-name="Visited_20_Internet_20_Link">
630_360_16828...</text:a>
"]</text:p>
      <text:p text:style-name="P4">
Tags: ['Кіно', 'Литва', 'Україна']</text:p>
      <text:p text:style-name="P4">
Type: Article</text:p>
      <!--METADATA-->
      <text:p text:style-name="P4">
<draw:frame draw:style-name="fr1" draw:name="Image16" text:anchor-type="as-char" svg:width="6.9236in" svg:height="3.956343in" draw:z-index="0">
<draw:image xlink:href="../Images/yкринформ/2023-04-30T-132-56-18-03-00/630_360_1682844821-975.jpg" xlink:type="simple" xlink:show="embed" xlink:actuate="onLoad" draw:mime-type="image/jpeg"/>
</draw:frame>
Ukrainians who live in Lithuania as well as the citizens of the country are invited to visit from May 4 to May 6, Skalvija Cinema in Vilnius, where the Ukrainian Kineno days will take place.</text:p>
      <text:p text:style-name="P4">
About it reports Ukrinform with reference to the national broadcaster <text:a xlink:type="simple" xlink:href="https://www.lrt.lt/ua/novini/1263/1972928/u-vil-niusi-vidbudut-sia-dni-ukrayins-kogo-kino-liuksemburg-liuksemburg-budinok-zi-skalok-lia-palisiada-pamfir" text:style-name="Internet_20_link" text:visited-style-name="Visited_20_Internet_20_Link">
</text:a>
.</text:p>
      <text:p text:style-name="P4">
The program will feature four films created by Ukrainian cinematographers in 2022-2023. <text:a xlink:type="simple" xlink:href="https://www.ukrinform.ua/tag-kino" text:style-name="Internet_20_link" text:visited-style-name="Visited_20_Internet_20_Link">
</text:a>
were awarded the leading international film festivals - Berlin, Venice, Cannes, and Vilnius.</text:p>
      <text:p text:style-name="P4">
At the events, viewers will be able to get acquainted with modern Ukrainian cinema, as well as support the Fund of the Embassy of Ukraine AŠ ESU Ukraine.</text:p>
      <text:p text:style-name="P4">
All citizens of Ukraine living in Lithuania can visit the show. It is necessary to show at the cashier the passport of a citizen of Ukraine and receive a non -precious ticket.</text:p>
      <text:p text:style-name="P4">
<text:span text:style-name="T4">
 Read also: </text:span>
 <text:a xlink:type="simple" xlink:href="https://www.ukrinform.ua/rubric-culture/3702428-u-kievi-prezentuvali-vistavu-mavka-sou-za-motivami-multfilmu.html" text:style-name="Internet_20_link" text:visited-style-name="Visited_20_Internet_20_Link">
</text:a>
Movies will be shown in the original language with Lithuanian subtitles.</text:p>
      <text:p text:style-name="P4">
Will be shown <text:span text:style-name="T4">
 "Rooster House" </text:span>
(Ukraine, Denmark, Finland, Sweden, 2022). <text:span text:style-name="T4">
«Люксембург, Люксембург»</text:span>
 (Ukraine, 2022). <text:span text:style-name="T4">
«Ля палісіада»</text:span>
(Ukraine, 2023). <text:span text:style-name="T4">
«Памфір»</text:span>
 (Ukraine, 2022).</text:p>
      <text:p text:style-name="P4">
Як повідомляв Укрінформ, улітку 2022 року у Варшаві два місяці тривавблагодійний Фестиваль українського кіно просто неба (Open Air Ukrainian FilmFestival).</text:p>
      <text:p text:style-name="P4">
<text:span text:style-name="T5">
Фото: 5BNS</text:span>
</text:p>
      <text:p text:style-name="P4">
News Source: <text:a xlink:type="simple" xlink:href="https://www.ukrinform.ua/rubric-culture/3702712-u-vilnusi-vidbudutsa-dni-ukrainskogo-kino-so-pokazut.html" text:style-name="Internet_20_link" text:visited-style-name="Visited_20_Internet_20_Link">
https://www.ukrinform.ua/rubric-culture/3702712-u-vilnusi-vidbudutsa-dni-ukrainskogo-kino-so-pokazut.html</text:a>
</text:p>
      <!--NEWS-->
      <text:h text:style-name="P10" text:outline-level="1">
<text:span text:style-name="T4">
OK "South": The Russians brought into the Black Sea underwater rocket launchers with "caliber"</text:span>
</text:h>
      <text:p text:style-name="P4">
Authors: Ukrinform (Person)</text:p>
      <text:p text:style-name="P4">
Publisher: Укринформ (Organization)</text:p>
      <text:p text:style-name="P4">
Published Time: 2023-04-30T-14:40:00+03:00</text:p>
      <text:p text:style-name="P4">
Modified Time: 2023-04-30T23:40:00+03:00</text:p>
      <text:p text:style-name="P4">
Description: The invaders increased the number of marine carbon carriers in the Black Sea, and the activity of strategic aviation of the Russian Federation was also recorded. - Ukrinform.</text:p>
      <text:p text:style-name="P4">
Images: ["<text:a xlink:type="simple" xlink:href="https://static.ukrinform.com/photos/2022_12/thumb_files/630_360_1670245790-453.jpeg" text:style-name="Internet_20_link" text:visited-style-name="Visited_20_Internet_20_Link">
630_360_16702...</text:a>
"]</text:p>
      <text:p text:style-name="P4">
Tags: ['Агресія РФ', ' Чорне море', 'Російські військові', 'Війна з росією']</text:p>
      <text:p text:style-name="P4">
Type: Article</text:p>
      <!--METADATA-->
      <text:p text:style-name="P4">
<draw:frame draw:style-name="fr1" draw:name="Image17" text:anchor-type="as-char" svg:width="6.9236in" svg:height="3.956343in" draw:z-index="0">
<draw:image xlink:href="../Images/yкринформ/2023-04-30T-14-40-00-03-00/630_360_1670245790-453.jpeg" xlink:type="simple" xlink:show="embed" xlink:actuate="onLoad" draw:mime-type="image/jpeg"/>
</draw:frame>
The invaders increased the number of marine carbon carriers in the Black Sea, and the activity of strategic aviation of the Russian Federation was also recorded.</text:p>
      <text:p text:style-name="P4">
About it reports Ukrinform with reference to <text:a xlink:type="simple" xlink:href="https://t.me/Nazars_look/13940" text:style-name="Internet_20_link" text:visited-style-name="Visited_20_Internet_20_Link">
</text:a>
Speaker OK "South" Vladislav Nazarov.</text:p>
      <text:p text:style-name="P4">
"In the Black Sea, with a decrease in the storm's power, a hostile ship group with 11 ships is replenished with two underwater missile carriers. The total volley of" calibers "increased to 8 missiles," - said in Nazarov's message.</text:p>
      <text:p text:style-name="P4">
<text:span text:style-name="T4">
 Read also: </text:span>
 <text:span text:style-name="T4">
 <text:a xlink:type="simple" xlink:href="https://www.ukrinform.ua/rubric-ato/3702693-storm-u-cornomu-mori-zmusiv-rosian-zavesti-raketonosii-v-punkti-bazuvanna-gumenuk.html" text:style-name="Internet_20_link" text:visited-style-name="Visited_20_Internet_20_Link">
</text:a>
</text:span>
</text:p>
      <text:p text:style-name="P4">
According to him, against the background of strategic aviation activity should be varying to air alarm signals.</text:p>
      <text:p text:style-name="P4">
Meanwhile, the monitoring groups report the take-off 10 Tu-95 from the Alexe Aerodrome on the Kola Peninsula.</text:p>
      <text:p text:style-name="P4">
As the agency reported earlier, on Sunday night _ <text:span text:style-name="T4">
 <text:a xlink:type="simple" xlink:href="https://www.ukrinform.ua/rubric-polytics/3702892-u-pavlogradi-prolunali-potuzni-vibuhi.html" text:style-name="Internet_20_link" text:visited-style-name="Visited_20_Internet_20_Link">
</text:a>
</text:span>
 _</text:p>
      <text:p text:style-name="P4">
News Source: <text:a xlink:type="simple" xlink:href="https://www.ukrinform.ua/rubric-ato/3702894-ok-pivden-rosiani-viveli-u-corne-more-pidvodni-raketonosii-z-kalibrami.html" text:style-name="Internet_20_link" text:visited-style-name="Visited_20_Internet_20_Link">
https://www.ukrinform.ua/rubric-ato/3702894-ok-pivden-rosiani-viveli-u-corne-more-pidvodni-raketonosii-z-kalibrami.html</text:a>
</text:p>
      <!--NEWS-->
      <text:h text:style-name="P10" text:outline-level="1">
<text:span text:style-name="T4">
The invaders fired Pavlograd, the authorities call people to stay in shelters</text:span>
</text:h>
      <text:p text:style-name="P4">
Authors: Ukrinform (Person)</text:p>
      <text:p text:style-name="P4">
Publisher: Укринформ (Organization)</text:p>
      <text:p text:style-name="P4">
Published Time: 2023-04-30T-16:29:00+03:00</text:p>
      <text:p text:style-name="P4">
Modified Time: 2023-04-30T23:29:00+03:00</text:p>
      <text:p text:style-name="P4">
Description: In Pavlograd in Dnipropetrovsk, there were powerful explosions: a rocket stroke was struck in advance.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Вибух', 'Павлоград', 'Війна з росією']</text:p>
      <text:p text:style-name="P4">
Type: Article</text:p>
      <!--METADATA-->
      <text:p text:style-name="P4">
<draw:frame draw:style-name="fr1" draw:name="Image18" text:anchor-type="as-char" svg:width="6.9236in" svg:height="3.956343in" draw:z-index="0">
<draw:image xlink:href="../Images/yкринформ/2023-04-30T-16-29-00-03-00/630_360_1677569405-698.jpg" xlink:type="simple" xlink:show="embed" xlink:actuate="onLoad" draw:mime-type="image/jpeg"/>
</draw:frame>
Upavlograd in the Dnipropetrovsk region there were powerful explosions: pre -cities were launched.</text:p>
      <text:p text:style-name="P4">
This is reported by Ukrinform with reference to the social network.</text:p>
      <text:p text:style-name="P4">
Local publications write about explosions at railway stations.</text:p>
      <text:p text:style-name="P4">
<text:span text:style-name="T4">
 Read also: </text:span>
 <text:span text:style-name="T4">
 <text:a xlink:type="simple" xlink:href="https://www.ukrinform.ua/rubric-ato/3702887-u-timcasovo-okupovanomu-berdansku-prolunali-vibuhi.html" text:style-name="Internet_20_link" text:visited-style-name="Visited_20_Internet_20_Link">
</text:a>
</text:span>
</text:p>
      <text:p text:style-name="P4">
From the explosive wave, some locals have flowed windows, reported powerful fires.</text:p>
      <text:p text:style-name="P4">
People are asked not to go outside and not to put the consequences on the social network.</text:p>
      <text:p text:style-name="P4">
As the agency reported earlier, _ <text:span text:style-name="T4">
 <text:a xlink:type="simple" xlink:href="https://www.ukrinform.ua/rubric-ato/3702869-rosiani-obstrilali-pozeznu-castinu-v-orihovi-na-zaporizzi.html" text:style-name="Internet_20_link" text:visited-style-name="Visited_20_Internet_20_Link">
</text:a>
.</text:span>
 _</text:p>
      <text:p text:style-name="P4">
News Source: <text:a xlink:type="simple" xlink:href="https://www.ukrinform.ua/rubric-ato/3702892-u-pavlogradi-prolunali-potuzni-vibuhi.html" text:style-name="Internet_20_link" text:visited-style-name="Visited_20_Internet_20_Link">
https://www.ukrinform.ua/rubric-ato/3702892-u-pavlogradi-prolunali-potuzni-vibuhi.html</text:a>
</text:p>
      <!--NEWS-->
      <text:h text:style-name="P10" text:outline-level="1">
<text:span text:style-name="T4">
Kharkiv's recovery requires $ 9.5 billion - Terekhov</text:span>
</text:h>
      <text:p text:style-name="P4">
Authors: Ukrinform (Person)</text:p>
      <text:p text:style-name="P4">
Publisher: Укринформ (Organization)</text:p>
      <text:p text:style-name="P4">
Published Time: 2023-04-30T-18:10:00+03:00</text:p>
      <text:p text:style-name="P4">
Modified Time: 2023-04-30T23:10:00+03:00</text:p>
      <text:p text:style-name="P4">
Description: Kharkiv's restoration after shelling of Russian terrorists requires $ 9.5 billion. - Ukrinform.</text:p>
      <text:p text:style-name="P4">
Images: ["<text:a xlink:type="simple" xlink:href="https://static.ukrinform.com/photos/2023_04/thumb_files/630_360_1680695937-989.jpg" text:style-name="Internet_20_link" text:visited-style-name="Visited_20_Internet_20_Link">
630_360_16806...</text:a>
"]</text:p>
      <text:p text:style-name="P4">
Tags: ['Харків', 'Терехов', 'Війна з росією', 'Відбудова', 'Єдині новини']</text:p>
      <text:p text:style-name="P4">
Type: Article</text:p>
      <!--METADATA-->
      <text:p text:style-name="P4">
<draw:frame draw:style-name="fr1" draw:name="Image19" text:anchor-type="as-char" svg:width="6.9236in" svg:height="3.956343in" draw:z-index="0">
<draw:image xlink:href="../Images/yкринформ/2023-04-30T-18-10-00-03-00/630_360_1680695937-989.jpg" xlink:type="simple" xlink:show="embed" xlink:actuate="onLoad" draw:mime-type="image/jpeg"/>
</draw:frame>
Kharkiv's impression after shelling of Russian terrorists requires $ 9.5 million.</text:p>
      <text:p text:style-name="P4">
The mayor of the city Igor Terekhov said about it on the air of the TEMARFON, Ukrinformis references to <text:a xlink:type="simple" xlink:href="https://lb.ua/society/2023/04/30/553594_vidnovlennya_harkova_pislya.html" text:style-name="Internet_20_link" text:visited-style-name="Visited_20_Internet_20_Link">
</text:a>
.</text:p>
      <text:p text:style-name="P4">
"The shelling is now ongoing and it is impossible to finally calculate all the losses that received from Russian aggressors. In order to restore <text:span text:style-name="T4">
 <text:a xlink:type="simple" xlink:href="https://www.ukrinform.ua/tag-harkiv" text:style-name="Internet_20_link" text:visited-style-name="Visited_20_Internet_20_Link">
</text:a>
</text:span>
, you need $ 9.5 billion, "Terekhov reported.</text:p>
      <text:p text:style-name="P4">
<text:span text:style-name="T4">
 Read also: </text:span>
 <text:span text:style-name="T4">
 <text:a xlink:type="simple" xlink:href="https://www.ukrinform.ua/rubric-regions/3702343-rosijska-armia-za-dobu-obstrilala-tri-rajoni-harkivsini.html" text:style-name="Internet_20_link" text:visited-style-name="Visited_20_Internet_20_Link">
</text:a>
</text:span>
</text:p>
      <text:p text:style-name="P4">
According to him, Ukraine will not be able to find these funds on its own and needs to support Western partners, in particular, the United States.</text:p>
      <text:p text:style-name="P4">
<text:span text:style-name="T4">
 Read also: </text:span>
 <text:span text:style-name="T4">
 <text:a xlink:type="simple" xlink:href="https://www.ukrinform.ua/rubric-economy/3702787-ukraina-zaklikae-svit-prisvidsiti-konfiskaciu-rosijskih-aktiviv.html" text:style-name="Internet_20_link" text:visited-style-name="Visited_20_Internet_20_Link">
</text:a>
</text:span>
</text:p>
      <text:p text:style-name="P4">
As the agency reported earlier, _ <text:span text:style-name="T4">
 <text:a xlink:type="simple" xlink:href="https://www.ukrinform.ua/rubric-vidbudova/3700881-vidbudovu-harkova-obgovorat-na-samiti-v-amerikanskomu-denveri.html" text:style-name="Internet_20_link" text:visited-style-name="Visited_20_Internet_20_Link">
</text:a>
</text:span>
 _ with representatives of the US government in Washington and in Denver.</text:p>
      <text:p text:style-name="P4">
News Source: <text:a xlink:type="simple" xlink:href="https://www.ukrinform.ua/rubric-vidbudova/3702890-na-vidnovlenna-harkova-potribno-95-milardiv-terehov.html" text:style-name="Internet_20_link" text:visited-style-name="Visited_20_Internet_20_Link">
https://www.ukrinform.ua/rubric-vidbudova/3702890-na-vidnovlenna-harkova-potribno-95-milardiv-terehov.html</text:a>
</text:p>
      <!--NEWS-->
      <text:h text:style-name="P10" text:outline-level="1">
<text:span text:style-name="T4">
In the temporarily occupied Berdyansk, explosions were heard</text:span>
</text:h>
      <text:p text:style-name="P4">
Authors: Ukrinform (Person)</text:p>
      <text:p text:style-name="P4">
Publisher: Укринформ (Organization)</text:p>
      <text:p text:style-name="P4">
Published Time: 2023-04-30T-21:58:00+03:00</text:p>
      <text:p text:style-name="P4">
Modified Time: 2023-04-30T22:58:00+03:00</text:p>
      <text:p text:style-name="P4">
Description: On Sunday evening, explosions were heard in the temporarily occupied Russian invaders. - Ukrinform.</text:p>
      <text:p text:style-name="P4">
Images: ["<text:a xlink:type="simple" xlink:href="https://static.ukrinform.com/photos/2022_12/thumb_files/630_360_1670715012-546.jpg" text:style-name="Internet_20_link" text:visited-style-name="Visited_20_Internet_20_Link">
630_360_16707...</text:a>
"]</text:p>
      <text:p text:style-name="P4">
Tags: ['Бердянськ', 'Окупація', 'Вибух', 'Війна з росією']</text:p>
      <text:p text:style-name="P4">
Type: Article</text:p>
      <!--METADATA-->
      <text:p text:style-name="P4">
<draw:frame draw:style-name="fr1" draw:name="Image20" text:anchor-type="as-char" svg:width="6.9236in" svg:height="3.956343in" draw:z-index="0">
<draw:image xlink:href="../Images/yкринформ/2023-04-30T-21-58-00-03-00/630_360_1670715012-546.jpg" xlink:type="simple" xlink:show="embed" xlink:actuate="onLoad" draw:mime-type="image/jpeg"/>
</draw:frame>
In the evening in the temporarily occupied Russian invaders Berdyansk hemispheres.</text:p>
      <text:p text:style-name="P4">
This was reported by the mayor of Melitopol Ivan Fedorov in his <text:a xlink:type="simple" xlink:href="https://t.me/ivan_fedorov_melitopol/1827" text:style-name="Internet_20_link" text:visited-style-name="Visited_20_Internet_20_Link">
</text:a>
, reports Ukrinform.</text:p>
      <text:p text:style-name="P4">
"In Berdyansk is loud. Residents report <text:span text:style-name="T4">
 <text:a xlink:type="simple" xlink:href="https://www.ukrinform.ua/tag-vibuh" text:style-name="Internet_20_link" text:visited-style-name="Visited_20_Internet_20_Link">
</text:a>
</text:span>
 that is heard in different parts of the city. We are looking at good news from the General Staff, "he wrote.</text:p>
      <text:p text:style-name="P4">
<text:span text:style-name="T4">
 Read also: </text:span>
 <text:span text:style-name="T4">
 <text:a xlink:type="simple" xlink:href="https://www.ukrinform.ua/rubric-regions/3699741-zagarbniki-namagautsa-vivezti-vkradene-zbizza-z-berdanska.html" text:style-name="Internet_20_link" text:visited-style-name="Visited_20_Internet_20_Link">
</text:a>
</text:span>
</text:p>
      <text:p text:style-name="P4">
As the agency reported earlier, last week in Mariupol recorded _ <text:span text:style-name="T4">
 <text:a xlink:type="simple" xlink:href="https://www.ukrinform.ua/rubric-regions/3698710-u-mariupoli-fiksuut-ruh-vijskovih-vantazivok-iz-boekomplektom-u-napramku-berdanska.html" text:style-name="Internet_20_link" text:visited-style-name="Visited_20_Internet_20_Link">
</text:a>
</text:span>
 _</text:p>
      <text:p text:style-name="P4">
News Source: <text:a xlink:type="simple" xlink:href="https://www.ukrinform.ua/rubric-ato/3702887-u-timcasovo-okupovanomu-berdansku-prolunali-vibuhi.html" text:style-name="Internet_20_link" text:visited-style-name="Visited_20_Internet_20_Link">
https://www.ukrinform.ua/rubric-ato/3702887-u-timcasovo-okupovanomu-berdansku-prolunali-vibuhi.html</text:a>
</text:p>
      <!--NEWS-->
      <text:h text:style-name="P10" text:outline-level="1">
<text:span text:style-name="T4">
Canada has rolled civilians from Sudan</text:span>
</text:h>
      <text:p text:style-name="P4">
Authors: Ukrinform (Person)</text:p>
      <text:p text:style-name="P4">
Publisher: Укринформ (Organization)</text:p>
      <text:p text:style-name="P4">
Published Time: 2023-04-30T-23:44:00+03:00</text:p>
      <text:p text:style-name="P4">
Modified Time: 2023-04-30T22:44:00+03:00</text:p>
      <text:p text:style-name="P4">
Description: The Canadian Armed Forces stopped the aviation mission to evacuate civilians from the airplane located near Hartum because of the danger of shelling. - Ukrinform.</text:p>
      <text:p text:style-name="P4">
Images: ["<text:a xlink:type="simple" xlink:href="https://static.ukrinform.com/photos/2015_11/thumb_files/630_360_1448585583-6540.jpg" text:style-name="Internet_20_link" text:visited-style-name="Visited_20_Internet_20_Link">
630_360_14485...</text:a>
"]</text:p>
      <text:p text:style-name="P4">
Tags: ['Евакуація', 'Канада', 'Судан']</text:p>
      <text:p text:style-name="P4">
Type: Article</text:p>
      <!--METADATA-->
      <text:p text:style-name="P4">
<draw:frame draw:style-name="fr1" draw:name="Image21" text:anchor-type="as-char" svg:width="6.9236in" svg:height="3.956343in" draw:z-index="0">
<draw:image xlink:href="../Images/yкринформ/2023-04-30T-23-44-00-03-00/630_360_1448585583-6540.jpg" xlink:type="simple" xlink:show="embed" xlink:actuate="onLoad" draw:mime-type="image/jpeg"/>
</draw:frame>
Armed Forces stopped the aviation mission of evacuation of civilians from the Hartum of the airport located because of the danger of shelling.</text:p>
      <text:p text:style-name="P4">
According to the Ukrinform correspondent, the Minister of Defense Anita Anands was about this during a press conference.</text:p>
      <text:p text:style-name="P4">
“Canada and our allies have been working closely to evacuate as much people from this place as possible, but due to the dangerous conditions and in accordance with the assets approved by the Allies, no Canadian airport from the Vadisin airport has been planned. The servicemen of the Armed Forces of Canada also burst into the airport, ”Anand said.</text:p>
      <text:p text:style-name="P4">
<text:span text:style-name="T4">
 Read also: </text:span>
 <text:span text:style-name="T4">
 <text:a xlink:type="simple" xlink:href="https://www.ukrinform.ua/rubric-world/3701248-kanada-vidradila-200-vijskovih-dla-evakuacii-svoih-gromadan-iz-sudanu.html" text:style-name="Internet_20_link" text:visited-style-name="Visited_20_Internet_20_Link">
</text:a>
</text:span>
</text:p>
      <text:p text:style-name="P4">
According to her, this week, the Air Force of Canada made six evacuation races from Sudan, removing almost 550 people from the country.</text:p>
      <text:p text:style-name="P4">
"As of this morning, there are about 230 Canadians who want to help and information from the Foreign Ministry," the minister said.</text:p>
      <text:p text:style-name="P4">
She added that the Canadian Foreign Ministry would soon spread information about "possible departure through the port of Sudan".</text:p>
      <text:p text:style-name="P4">
“We will continue to support the Mission to Assist Citizens <text:span text:style-name="T4">
 <text:a xlink:type="simple" xlink:href="https://www.ukrinform.ua/tag-kanada" text:style-name="Internet_20_link" text:visited-style-name="Visited_20_Internet_20_Link">
</text:a>
</text:span>
, which are in a difficult situation, and we continue to develop with our partners variants of aviation, as well as nomal and maritime evacuation, including from the port of Sudan, ” - emphasized.</text:p>
      <text:p text:style-name="P4">
<text:span text:style-name="T4">
 Read also: </text:span>
 <text:span text:style-name="T4">
 <text:a xlink:type="simple" xlink:href="https://www.ukrinform.ua/rubric-world/3702877-peremira-u-sudani-prodovzili-se-na-72-godini.html" text:style-name="Internet_20_link" text:visited-style-name="Visited_20_Internet_20_Link">
</text:a>
</text:span>
</text:p>
      <text:p text:style-name="P4">
The minister noted that two Canadian military vessels "are muddy in the port of Sudan and are ready to provide direct support of the operation."</text:p>
      <text:p text:style-name="P4">
"In the near future, they will remain in the region as we are developing evacuation plans with the port of Sudan with our partners," she assured.</text:p>
      <text:p text:style-name="P4">
As reported by Ukrinform, on April 15, after several days of tension between the Army and the rapid response forces(RSF)In the Chartum, the explosions of the St. The dispute is concentrated around the proposed transition of the country of pre -trial rule.</text:p>
      <text:p text:style-name="P4">
Hundreds of people were killed in the country, including at least 400 civilians.</text:p>
      <text:p text:style-name="P4">
<text:span text:style-name="T4">
 Read also: </text:span>
 <text:span text:style-name="T4">
 <text:a xlink:type="simple" xlink:href="https://www.ukrinform.ua/rubric-world/3702635-iz-sudanu-vze-evakuuvali-kilka-soten-gromadan-ssa.html" text:style-name="Internet_20_link" text:visited-style-name="Visited_20_Internet_20_Link">
</text:a>
 </text:span>
</text:p>
      <text:p text:style-name="P4">
News Source: <text:a xlink:type="simple" xlink:href="https://www.ukrinform.ua/rubric-world/3702883-kanada-zgornula-aviaevakuaciu-civilnih-z-sudanu.html" text:style-name="Internet_20_link" text:visited-style-name="Visited_20_Internet_20_Link">
https://www.ukrinform.ua/rubric-world/3702883-kanada-zgornula-aviaevakuaciu-civilnih-z-sudanu.html</text:a>
</text:p>
      <!--NEWS-->
      <text:h text:style-name="P10" text:outline-level="1">
<text:span text:style-name="T4">
The national team of Ukraine won Romania in the final match of Euro-2024 from handball</text:span>
</text:h>
      <text:p text:style-name="P4">
Authors: Ukrinform (Person)</text:p>
      <text:p text:style-name="P4">
Publisher: Укринформ (Organization)</text:p>
      <text:p text:style-name="P4">
Published Time: 2023-04-30T-25:32:51+03:00</text:p>
      <text:p text:style-name="P4">
Modified Time: 2023-04-30T22:32:51+03:00</text:p>
      <text:p text:style-name="P4">
Description: Ukraine has overcome Romania in the final match of Euro-2024 from handball, but still took the last place in the group. - Ukrinform.</text:p>
      <text:p text:style-name="P4">
Images: ["<text:a xlink:type="simple" xlink:href="https://static.ukrinform.com/photos/2023_04/thumb_files/630_360_1682883099-278.jpg" text:style-name="Internet_20_link" text:visited-style-name="Visited_20_Internet_20_Link">
630_360_16828...</text:a>
"]</text:p>
      <text:p text:style-name="P4">
Tags: ['Збірна України', 'гандбол']</text:p>
      <text:p text:style-name="P4">
Type: Article</text:p>
      <!--METADATA-->
      <text:p text:style-name="P4">
<draw:frame draw:style-name="fr1" draw:name="Image22" text:anchor-type="as-char" svg:width="6.9236in" svg:height="3.956343in" draw:z-index="0">
<draw:image xlink:href="../Images/yкринформ/2023-04-30T-25-32-51-03-00/630_360_1682883099-278.jpg" xlink:type="simple" xlink:show="embed" xlink:actuate="onLoad" draw:mime-type="image/jpeg"/>
</draw:frame>
Ukrainian Against Romania in the final match of Euro-2024 from handball, but still ranked last in the group.</text:p>
      <text:p text:style-name="P4">
Today, on April 30, the final match of the 2024 from handball between the national teams of Ukraine and Romania took place in the German Hummersbach, Ukrinform reports.</text:p>
      <text:p text:style-name="P4">
"Blue-yellow" won with a score of 31:26(12:13).</text:p>
      <text:p text:style-name="P4">
Попри перемогу та однакову кількість очок з Румунією та Фарерськими островами,українська збірна все одно посіла останнє місце в 4-й групі з 4 балами, аджемали гіршу різницю м'ячів (-16).</text:p>
      <text:p text:style-name="P4">
Таким чином на чемпіонат Європи вийшла Австрія (12 points)and Romania(4 points, difference 0).</text:p>
      <text:p text:style-name="P4">
<text:span text:style-name="T4">
Читайте також:</text:span>
 <text:a xlink:type="simple" xlink:href="https://www.ukrinform.ua/rubric-sports/3702684-ukrainski-gandbolisti-matcem-z-rumunami-zaversuut-kvalifikaciu-ce2024.html" text:style-name="Internet_20_link" text:visited-style-name="Visited_20_Internet_20_Link">
 <text:span text:style-name="T4">
гандбол</text:span>
 </text:a>
Ukraine is fifth(2012, 2014, 2016, 2018, 2024 - approx.)In the last 7 selections, it has not been possible to reach the euro. At Euro 2022, the team lost all the matches of the previous day.</text:p>
      <text:p text:style-name="P4">
Photo: FSU</text:p>
      <text:p text:style-name="P4">
News Source: <text:a xlink:type="simple" xlink:href="https://www.ukrinform.ua/rubric-sports/3702882-zbirna-ukraini-peremogla-rumuniu-u-zaklucnomu-matci-vidboru-evro2024-z-gandbolu.html" text:style-name="Internet_20_link" text:visited-style-name="Visited_20_Internet_20_Link">
https://www.ukrinform.ua/rubric-sports/3702882-zbirna-ukraini-peremogla-rumuniu-u-zaklucnomu-matci-vidboru-evro2024-z-gandbolu.html</text:a>
</text:p>
      <!--NEWS-->
      <text:h text:style-name="P10" text:outline-level="1">
<text:span text:style-name="T4">
The Ministry of Internal Affairs and SPSU leaders in the hospital awarded wounded border guards</text:span>
</text:h>
      <text:p text:style-name="P4">
Authors: Ukrinform (Person)</text:p>
      <text:p text:style-name="P4">
Publisher: Укринформ (Organization)</text:p>
      <text:p text:style-name="P4">
Published Time: 2023-04-30T-27:24:00+03:00</text:p>
      <text:p text:style-name="P4">
Modified Time: 2023-04-30T22:24:00+03:00</text:p>
      <text:p text:style-name="P4">
Description: On the Day of the Border Guard Professional Day, Minister of Internal Affairs Igor Klimenko and the Head of the State Border Guard Service Sergey Deyneko visited the wounded border guards at the State Tax Service of Ukraine and presented them with state awards. - Ukrinform.</text:p>
      <text:p text:style-name="P4">
Images: ["<text:a xlink:type="simple" xlink:href="https://static.ukrinform.com/photos/2023_04/thumb_files/630_360_1682882636-5400.jpeg" text:style-name="Internet_20_link" text:visited-style-name="Visited_20_Internet_20_Link">
630_360_16828...</text:a>
", "<text:a xlink:type="simple" xlink:href="https://static.ukrinform.com/photos/2023_04/thumb_files/630_360_1682882635-4622.jpeg" text:style-name="Internet_20_link" text:visited-style-name="Visited_20_Internet_20_Link">
630_360_16828...</text:a>
", "<text:a xlink:type="simple" xlink:href="https://static.ukrinform.com/photos/2023_04/thumb_files/630_360_1682882635-4461.jpeg" text:style-name="Internet_20_link" text:visited-style-name="Visited_20_Internet_20_Link">
630_360_16828...</text:a>
", "<text:a xlink:type="simple" xlink:href="https://static.ukrinform.com/photos/2023_04/thumb_files/630_360_1682882635-3987.jpeg" text:style-name="Internet_20_link" text:visited-style-name="Visited_20_Internet_20_Link">
630_360_16828...</text:a>
", "<text:a xlink:type="simple" xlink:href="https://static.ukrinform.com/photos/2023_04/thumb_files/630_360_1682882635-9418.jpeg" text:style-name="Internet_20_link" text:visited-style-name="Visited_20_Internet_20_Link">
630_360_16828...</text:a>
", "<text:a xlink:type="simple" xlink:href="https://static.ukrinform.com/photos/2023_04/thumb_files/630_360_1682882635-2047.jpeg" text:style-name="Internet_20_link" text:visited-style-name="Visited_20_Internet_20_Link">
630_360_16828...</text:a>
", "<text:a xlink:type="simple" xlink:href="https://static.ukrinform.com/photos/2023_04/thumb_files/630_360_1682882635-7155.jpeg" text:style-name="Internet_20_link" text:visited-style-name="Visited_20_Internet_20_Link">
630_360_16828...</text:a>
", "<text:a xlink:type="simple" xlink:href="https://static.ukrinform.com/photos/2023_04/thumb_files/630_360_1682882636-4295.jpeg" text:style-name="Internet_20_link" text:visited-style-name="Visited_20_Internet_20_Link">
630_360_16828...</text:a>
", "<text:a xlink:type="simple" xlink:href="https://static.ukrinform.com/photos/2023_04/thumb_files/630_360_1682882636-9397.jpeg" text:style-name="Internet_20_link" text:visited-style-name="Visited_20_Internet_20_Link">
630_360_16828...</text:a>
", "<text:a xlink:type="simple" xlink:href="https://static.ukrinform.com/photos/2023_04/thumb_files/630_360_1682882636-2167.jpeg" text:style-name="Internet_20_link" text:visited-style-name="Visited_20_Internet_20_Link">
630_360_16828...</text:a>
", "<text:a xlink:type="simple" xlink:href="https://static.ukrinform.com/photos/2023_04/thumb_files/630_360_1682882636-6530.jpeg" text:style-name="Internet_20_link" text:visited-style-name="Visited_20_Internet_20_Link">
630_360_16828...</text:a>
"]</text:p>
      <text:p text:style-name="P4">
Tags: ['Клименко', 'Нагорода', 'Прикордонники', 'День прикордонника']</text:p>
      <text:p text:style-name="P4">
Type: Article</text:p>
      <!--METADATA-->
      <text:p text:style-name="P4">
<draw:frame draw:style-name="fr1" draw:name="Image23" text:anchor-type="as-char" svg:width="6.9236in" svg:height="3.956343in" draw:z-index="0">
<draw:image xlink:href="../Images/yкринформ/2023-04-30T-27-24-00-03-00/630_360_1682882636-5400.jpeg" xlink:type="simple" xlink:show="embed" xlink:actuate="onLoad" draw:mime-type="image/jpeg"/>
</draw:frame>
On the Day of the Professional Border Guard Day, the Minister of Internal Affairs Igor Klimenko and the head of the State Border Guard Service Sergey Deyneko visited the wounded border guards at the State Tax Service of Ukraine and presented them with state awards.</text:p>
      <text:p text:style-name="P4">
As Ukrinform reports, about it <text:a xlink:type="simple" xlink:href="https://dpsu.gov.ua/ua/news/%20VIDEO%20-U-Den-prikordonnika-Ukraini-Igor-Klimenko-i-Sergiy-Deyneko-vidvidali-poranenih-voiniv-ta-vruchili-nagorodi/" text:style-name="Internet_20_link" text:visited-style-name="Visited_20_Internet_20_Link">
</text:a>
State Border Service.</text:p>
      <text:p text:style-name="P4">
The head of the Ministry of Internal Affairs thanked the defenders of Ukraine for the sustainability, heroic service of the country's pelvic protection from the invaders and presented departmental honors and awards.</text:p>
      <text:p text:style-name="P4">
For their personal courage and courage, they were awarded the Order of Courage of the 3rd degree, the medals for military service of Ukraine and the Defender of the Fatherland.</text:p>
      <text:p text:style-name="P4">
<text:span text:style-name="T4">
 Read also: </text:span>
 <text:span text:style-name="T4">
 <text:a xlink:type="simple" xlink:href="https://www.ukrinform.ua/rubric-ato/3702741-zaluznij-prikordonnikam-vi-persi-hto-dav-gidnu-vidpovid-zagarbnikam.html" text:style-name="Internet_20_link" text:visited-style-name="Visited_20_Internet_20_Link">
</text:a>
</text:span>
</text:p>
      <text:p text:style-name="P4">
In total, Klimenko awarded 17 wounded servicemen of the border guards who participated in hostilities, defending the territorial content of Ukraine.</text:p>
      <text:p text:style-name="P4">
Klimenko talked with every fighter, asked the needs of the military and their family.The Minister of Internal Affairs also noted the doctors who work in the medical facility tweed for every saved life.</text:p>
      <text:p text:style-name="P4">
For courage and heroism, dedication and high professionalism, found during the tasks, the Minister awarded four health workers with medals "Zavian Service of Ukraine" and "For Saved Life".</text:p>
      <text:p text:style-name="P4">
<text:span text:style-name="T4">
 Read also: </text:span>
 <text:span text:style-name="T4">
 <text:a xlink:type="simple" xlink:href="https://www.ukrinform.ua/rubric-society/3702793-zelenskij-vruciv-nagorodi-prikordonnikam.html" text:style-name="Internet_20_link" text:visited-style-name="Visited_20_Internet_20_Link">
</text:a>
</text:span>
</text:p>
      <text:p text:style-name="P4">
As reported by Ukrinform, nearly 2.2 thousand <text:span text:style-name="T4">
 [] in counteraction to Russian aggression [] <text:a xlink:type="simple" xlink:href="https://www.ukrinform.ua/tag-prikordonniki" text:style-name="Internet_20_link" text:visited-style-name="Visited_20_Internet_20_Link">
</text:a>
</text:span>
 Awarded by state -owned Navalhorod, of which 11 were awarded the title of Hero of Ukraine.</text:p>
      <text:p text:style-name="P4">
News Source: <text:a xlink:type="simple" xlink:href="https://www.ukrinform.ua/rubric-society/3702881-kerivniki-mvs-ta-dpsu-u-spitali-nagorodili-poranenih-prikordonnikiv.html" text:style-name="Internet_20_link" text:visited-style-name="Visited_20_Internet_20_Link">
https://www.ukrinform.ua/rubric-society/3702881-kerivniki-mvs-ta-dpsu-u-spitali-nagorodili-poranenih-prikordonnikiv.html</text:a>
</text:p>
      <!--NEWS-->
      <text:h text:style-name="P10" text:outline-level="1">
<text:span text:style-name="T4">
The truce in Sudan continued for another 72 hours</text:span>
</text:h>
      <text:p text:style-name="P4">
Authors: Ukrinform (Person)</text:p>
      <text:p text:style-name="P4">
Publisher: Укринформ (Organization)</text:p>
      <text:p text:style-name="P4">
Published Time: 2023-04-30T-29:09:00+03:00</text:p>
      <text:p text:style-name="P4">
Modified Time: 2023-04-30T22:09:00+03:00</text:p>
      <text:p text:style-name="P4">
Description: The parties to the armed conflict in Sudan agreed to continue the truce for another 72 hours. - Ukrinform.</text:p>
      <text:p text:style-name="P4">
Images: ["<text:a xlink:type="simple" xlink:href="https://static.ukrinform.com/photos/2023_04/thumb_files/630_360_1682066334-430.jpg" text:style-name="Internet_20_link" text:visited-style-name="Visited_20_Internet_20_Link">
630_360_16820...</text:a>
"]</text:p>
      <text:p text:style-name="P4">
Tags: ["Перемир'я", 'Судан']</text:p>
      <text:p text:style-name="P4">
Type: Article</text:p>
      <!--METADATA-->
      <text:p text:style-name="P4">
<draw:frame draw:style-name="fr1" draw:name="Image24" text:anchor-type="as-char" svg:width="6.9236in" svg:height="3.956343in" draw:z-index="0">
<draw:image xlink:href="../Images/yкринформ/2023-04-30T-29-09-00-03-00/630_360_1682066334-430.jpg" xlink:type="simple" xlink:show="embed" xlink:actuate="onLoad" draw:mime-type="image/jpeg"/>
</draw:frame>
Sudnin conflict in Sudan agreed to continue the truce for another 72 hours.</text:p>
      <text:p text:style-name="P4">
About it reports <text:a xlink:type="simple" xlink:href="https://twitter.com/SkyNewsBreak/status/1652736568182882307" text:style-name="Internet_20_link" text:visited-style-name="Visited_20_Internet_20_Link">
</text:a>
, reports Ukrinform.</text:p>
      <text:p text:style-name="P4">
The effect of the truce was to end at midnight on Sunday, April 30. The special purpose was stated for its extension for another three days.</text:p>
      <text:p text:style-name="P4">
According to the Air Force, on the last day of April in <text:span text:style-name="T4">
 <text:a xlink:type="simple" xlink:href="https://www.ukrinform.ua/tag-sudan" text:style-name="Internet_20_link" text:visited-style-name="Visited_20_Internet_20_Link">
</text:a>
</text:span>
 The first big flight of isomedic has arrived. The International Committee of the Red Cross stated that a plane with 8 tons of assistance was landed in Port-Sudan, including a doctor.</text:p>
      <text:p text:style-name="P4">
<text:span text:style-name="T4">
 Read also: </text:span>
 <text:span text:style-name="T4">
 <text:a xlink:type="simple" xlink:href="https://www.ukrinform.ua/rubric-world/3702635-iz-sudanu-vze-evakuuvali-kilka-soten-gromadan-ssa.html" text:style-name="Internet_20_link" text:visited-style-name="Visited_20_Internet_20_Link">
</text:a>
</text:span>
</text:p>
      <text:p text:style-name="P4">
More than 70% of medical facilities in the Sudan capital were forced to close as a result of combat actions.</text:p>
      <text:p text:style-name="P4">
As reported by Ukrinform, on April 15, after several days of tension between the Army and the rapid response forces(RSF)In the Chartum, the explosions of the St. The dispute is concentrated around the proposed transition of the country of pre -trial rule.</text:p>
      <text:p text:style-name="P4">
Hundreds of people were killed in the country, including at least 400 civilians.</text:p>
      <text:p text:style-name="P4">
<text:span text:style-name="T4">
 Read also: </text:span>
 <text:span text:style-name="T4">
 <text:a xlink:type="simple" xlink:href="https://www.ukrinform.ua/rubric-world/3702297-kitaj-evakuuvav-vijskovimi-korablami-majze-simsot-osib-iz-sudanu.html" text:style-name="Internet_20_link" text:visited-style-name="Visited_20_Internet_20_Link">
</text:a>
</text:span>
</text:p>
      <text:p text:style-name="P4">
Fighting in the country is ongoing, a number of European countries are making efforts to evaporate their citizens from Sudan.</text:p>
      <text:p text:style-name="P4">
News Source: <text:a xlink:type="simple" xlink:href="https://www.ukrinform.ua/rubric-world/3702877-peremira-u-sudani-prodovzili-se-na-72-godini.html" text:style-name="Internet_20_link" text:visited-style-name="Visited_20_Internet_20_Link">
https://www.ukrinform.ua/rubric-world/3702877-peremira-u-sudani-prodovzili-se-na-72-godini.html</text:a>
</text:p>
      <!--NEWS-->
      <text:h text:style-name="P10" text:outline-level="1">
<text:span text:style-name="T4">
The British Minister has criticized railways through a strike on Eurovision Final</text:span>
</text:h>
      <text:p text:style-name="P4">
Authors: Ukrinform (Person)</text:p>
      <text:p text:style-name="P4">
Publisher: Укринформ (Organization)</text:p>
      <text:p text:style-name="P4">
Published Time: 2023-04-30T-32:50:00+03:00</text:p>
      <text:p text:style-name="P4">
Modified Time: 2023-04-30T21:50:00+03:00</text:p>
      <text:p text:style-name="P4">
Description: Minister of Transport of UK Mark Harper criticized the RMT railway union, which announced the strike on the Eurovision Final. - Ukrinform.</text:p>
      <text:p text:style-name="P4">
Images: ["<text:a xlink:type="simple" xlink:href="https://static.ukrinform.com/photos/2023_04/thumb_files/630_360_1682880161-431.jpg" text:style-name="Internet_20_link" text:visited-style-name="Visited_20_Internet_20_Link">
630_360_16828...</text:a>
"]</text:p>
      <text:p text:style-name="P4">
Tags: ['Британія', 'Євробачення', 'Страйк', 'Уряд', 'Залізниця']</text:p>
      <text:p text:style-name="P4">
Type: Article</text:p>
      <!--METADATA-->
      <text:p text:style-name="P4">
<draw:frame draw:style-name="fr1" draw:name="Image25" text:anchor-type="as-char" svg:width="6.9236in" svg:height="3.956343in" draw:z-index="0">
<draw:image xlink:href="../Images/yкринформ/2023-04-30T-32-50-00-03-00/630_360_1682880161-431.jpg" xlink:type="simple" xlink:show="embed" xlink:actuate="onLoad" draw:mime-type="image/jpeg"/>
</draw:frame>
The Minister of Transport of the UK Mark Harper criticized the RMT trade union, which announced the strike on the Eurovision Final.</text:p>
      <text:p text:style-name="P4">
According to Ukrinform, he stated this in an interview <text:a xlink:type="simple" xlink:href="https://www.bbc.co.uk/news/uk-politics-65441184" text:style-name="Internet_20_link" text:visited-style-name="Visited_20_Internet_20_Link">
</text:a>
.</text:p>
      <text:p text:style-name="P4">
“The reason why is it( <text:a xlink:type="simple" xlink:href="https://www.ukrinform.ua/tag-strajk" text:style-name="Internet_20_link" text:visited-style-name="Visited_20_Internet_20_Link">
 </text:a>
On the day of the Eurovision finals - ed.)So awful, it is not our song competition. We hold it for Ukraine, ”Harper said.</text:p>
      <text:p text:style-name="P4">
He added that the RMT should be "solidarity with Ukrainian railways, and the target of the attack of Russian President Vladimir Putin during his war of Zauzina."</text:p>
      <text:p text:style-name="P4">
The union itself noted that they were added nothing but their previous ones.</text:p>
      <text:p text:style-name="P4">
Earlier, the RMT railway union stated that it would launch a strike among the 14 -rally operators within 24 hours on Saturday, May 13 - on the day, the Everpool will take the Eurovision final on behalf of Ukraine.</text:p>
      <text:p text:style-name="P4">
<text:span text:style-name="T4">
 Read also: </text:span>
 <text:a xlink:type="simple" xlink:href="https://www.ukrinform.ua/rubric-culture/3701183-korol-britanii-predstaviv-scenu-evrobacenna2023.html" text:style-name="Internet_20_link" text:visited-style-name="Visited_20_Internet_20_Link">
<text:span text:style-name="T4">
 Eurovision </text:span>
</text:a>
As reported by Ukrinform, the song contest "Eurovision" will be held this year after Ukraine, after Ukraine, which won the competition in 2022 with the songstefania band Kalush Orchestra, was unable to meet the requirements for conducting a competition due to security fears caused by the Russian invasion.</text:p>
      <text:p text:style-name="P4">
The semifinals of the competition will take place on May 9 and 11, the final - May 13. Ukraine will be represented by TVORCHI with a song of Heart of Steel.</text:p>
      <text:p text:style-name="P4">
<text:span text:style-name="T5">
Foto: james manning/pa</text:span>
</text:p>
      <text:p text:style-name="P4">
News Source: <text:a xlink:type="simple" xlink:href="https://www.ukrinform.ua/rubric-world/3702874-britanskij-ministr-rozkritikuvav-zaliznicnikiv-cerez-strajk-u-den-finalu-evrobacenna.html" text:style-name="Internet_20_link" text:visited-style-name="Visited_20_Internet_20_Link">
https://www.ukrinform.ua/rubric-world/3702874-britanskij-ministr-rozkritikuvav-zaliznicnikiv-cerez-strajk-u-den-finalu-evrobacenna.html</text:a>
</text:p>
      <!--NEWS-->
      <text:h text:style-name="P10" text:outline-level="1">
<text:span text:style-name="T4">
From Kizomis in Kherson region evacuated all children</text:span>
</text:h>
      <text:p text:style-name="P4">
Authors: Ukrinform (Person)</text:p>
      <text:p text:style-name="P4">
Publisher: Укринформ (Organization)</text:p>
      <text:p text:style-name="P4">
Published Time: 2023-04-30T-34:35:00+03:00</text:p>
      <text:p text:style-name="P4">
Modified Time: 2023-04-30T21:35:00+03:00</text:p>
      <text:p text:style-name="P4">
Description: All children were evacuated from the Kizomis village of Kizomis. - Ukrinform.</text:p>
      <text:p text:style-name="P4">
Images: ["<text:a xlink:type="simple" xlink:href="https://static.ukrinform.com/photos/2023_04/thumb_files/630_360_1682879203-914.jpg" text:style-name="Internet_20_link" text:visited-style-name="Visited_20_Internet_20_Link">
630_360_16828...</text:a>
"]</text:p>
      <text:p text:style-name="P4">
Tags: ['Діти', 'Евакуація', 'Херсонщина', 'Війна з росією']</text:p>
      <text:p text:style-name="P4">
Type: Article</text:p>
      <!--METADATA-->
      <text:p text:style-name="P4">
<draw:frame draw:style-name="fr1" draw:name="Image26" text:anchor-type="as-char" svg:width="6.9236in" svg:height="3.956343in" draw:z-index="0">
<draw:image xlink:href="../Images/yкринформ/2023-04-30T-34-35-00-03-00/630_360_1682879203-914.jpg" xlink:type="simple" xlink:show="embed" xlink:actuate="onLoad" draw:mime-type="image/jpeg"/>
</draw:frame>
All children were evacuated from Selazomis of the Kherson region.</text:p>
      <text:p text:style-name="P4">
According to Ukrinform, Alexander Prokudin, the head of the Kherson Regional Military Administration, reported in <text:a xlink:type="simple" xlink:href="https://t.me/olexandrprokudin/402" text:style-name="Internet_20_link" text:visited-style-name="Visited_20_Internet_20_Link">
</text:a>
.</text:p>
      <text:p text:style-name="P4">
"The joint efforts of Kherson Ova, police and volunteers of BF" Dobras Rights "have delivered the last two families to a safe place with <text:a xlink:type="simple" xlink:href="https://www.ukrinform.ua/tag-diti" text:style-name="Internet_20_link" text:visited-style-name="Visited_20_Internet_20_Link">
</text:a>
. Many parents had to persuade their children to be dangerous and not stay on a line of fire, " - said in a message.</text:p>
      <text:p text:style-name="P4">
Proudin noted that the Russians cover the Kizomis with dense fire daily. Today, houses were injured again, but the children managed to take out.</text:p>
      <text:p text:style-name="P4">
<text:span text:style-name="T4">
 Read also: </text:span>
 <text:a xlink:type="simple" xlink:href="https://www.ukrinform.ua/rubric-regions/3701698-na-hersonsini-organizuvali-evakuaciu-z-kizomisu-akij-sodna-obstrilue-vorog.html" text:style-name="Internet_20_link" text:visited-style-name="Visited_20_Internet_20_Link">
<text:span text:style-name="T4">
 Kizomis </text:span>
</text:a>
"Families have received free temporary housing and food and have a safety," Proudin emphasized.</text:p>
      <text:p text:style-name="P4">
He called on people living in settlements that are constantly attacked by the enemy, not risking and making a choice in favor of security and evacuation.</text:p>
      <text:p text:style-name="P4">
As reported by Ukrinform, on April 30 Russian artillery <text:a xlink:type="simple" xlink:href="https://www.ukrinform.ua/rubric-ato/3702819-rosiani-z-artilerii-obstrilali-hersonsinu-zaginula-zinka.html" text:style-name="Internet_20_link" text:visited-style-name="Visited_20_Internet_20_Link">
</text:a>
Kherson region - one person was killed, one wounded.</text:p>
      <text:p text:style-name="P4">
News Source: <text:a xlink:type="simple" xlink:href="https://www.ukrinform.ua/rubric-regions/3702871-z-kizomisa-na-hersonsini-evakuuvali-vsih-ditej.html" text:style-name="Internet_20_link" text:visited-style-name="Visited_20_Internet_20_Link">
https://www.ukrinform.ua/rubric-regions/3702871-z-kizomisa-na-hersonsini-evakuuvali-vsih-ditej.html</text:a>
</text:p>
      <!--NEWS-->
      <text:h text:style-name="P10" text:outline-level="1">
<text:span text:style-name="T4">
The invaders threw all their resources at Bakhmut, but the defense of the city copes - painter</text:span>
</text:h>
      <text:p text:style-name="P4">
Authors: Ukrinform (Person)</text:p>
      <text:p text:style-name="P4">
Publisher: Укринформ (Organization)</text:p>
      <text:p text:style-name="P4">
Published Time: 2023-04-30T-36:29:00+03:00</text:p>
      <text:p text:style-name="P4">
Modified Time: 2023-04-30T21:29:00+03:00</text:p>
      <text:p text:style-name="P4">
Description: Over the last week, the East of Ukraine has remained the epicenter of hostilities, the hottest now in Bakhmut and Marinka. - Ukrinform.</text:p>
      <text:p text:style-name="P4">
Images: ["<text:a xlink:type="simple" xlink:href="https://static.ukrinform.com/photos/2023_04/thumb_files/630_360_1682412641-581.png" text:style-name="Internet_20_link" text:visited-style-name="Visited_20_Internet_20_Link">
630_360_16824...</text:a>
"]</text:p>
      <text:p text:style-name="P4">
Tags: ['Бахмут', "Мар'їнка", 'Війна з росією', 'Ганна Маляр']</text:p>
      <text:p text:style-name="P4">
Type: Article</text:p>
      <!--METADATA-->
      <text:p text:style-name="P4">
<draw:frame draw:style-name="fr1" draw:name="Image27" text:anchor-type="as-char" svg:width="6.9236in" svg:height="3.956343in" draw:z-index="0">
<draw:image xlink:href="../Images/yкринформ/2023-04-30T-36-29-00-03-00/630_360_1682412641-581.png" xlink:type="simple" xlink:show="embed" xlink:actuate="onLoad" draw:mime-type="image/png"/>
</draw:frame>
For the last week, the East of Ukraine remained the epicenter of hostilities, the most hot manager in Bakhmut and Marinka.</text:p>
      <text:p text:style-name="P4">
According to Ukrinform, the Deputy Minister of Defense Anna Malyar reported about this <text:a xlink:type="simple" xlink:href="https://t.me/annamaliar/689" text:style-name="Internet_20_link" text:visited-style-name="Visited_20_Internet_20_Link">
</text:a>
Summing up the week.</text:p>
      <text:p text:style-name="P4">
"The East remains the epicenter," the painter said.</text:p>
      <text:p text:style-name="P4">
<text:span text:style-name="T4">
 Read also: </text:span>
 <text:span text:style-name="T4">
 <text:a xlink:type="simple" xlink:href="https://www.ukrinform.ua/rubric-society/3701652-minoboroni-planue-perevesti-vijskovolikarski-komisii-na-robotu-z-elektronnimi-cergami-malar.html" text:style-name="Internet_20_link" text:visited-style-name="Visited_20_Internet_20_Link">
</text:a>
</text:span>
</text:p>
      <text:p text:style-name="P4">
In the north of Belarus, the signs of the formation of offensive groups were not detected. Units of the Armed Forces of the Armed Forces continue in Belarus itself.</text:p>
      <text:p text:style-name="P4">
In the border areas of the Russian Federation, the enemy continues to keep some troops and carry out mortar and artillery shelling.</text:p>
      <text:p text:style-name="P4">
In the south, the enemy is in defense.</text:p>
      <text:p text:style-name="P4">
"The enemy's offensive for a week continues in three directions - Bakhmut, Avdiivsky and Marinski," the painter said.</text:p>
      <text:p text:style-name="P4">
<text:span text:style-name="T4">
 Read also: </text:span>
 <text:span text:style-name="T4">
 <text:a xlink:type="simple" xlink:href="https://www.ukrinform.ua/rubric-ato/3702682-u-marinci-ta-bahmuti-trivaut-vulicni-boi-na-minimalnih-vidstanah-nacgvardia.html" text:style-name="Internet_20_link" text:visited-style-name="Visited_20_Internet_20_Link">
</text:a>
</text:span>
</text:p>
      <text:p text:style-name="P4">
In the estuary direction, the enemy periodically reduces the activity, as the novant is under the active defense of the Ukrainian troops.</text:p>
      <text:p text:style-name="P4">
"During the week, the enemy had a little success in certain areas, but our defenders returned our defenders," the painter said.</text:p>
      <text:p text:style-name="P4">
The hottest now in Bakhmut and Marinka. In the Bakhmut direction, he enemies to attack.</text:p>
      <text:p text:style-name="P4">
"In the city of Bakhmut, fierce battles are ongoing. The enemy cannot take control despite the fact that he has thrown into battle all his resources and in some places. Our fighters reflect numerous attacks and in certain areas.(https://www.ukrinform.ua/tag-bahmut)** The military tasks put on it, " - summed up the painter.</text:p>
      <text:p text:style-name="P4">
<text:span text:style-name="T4">
 Read also: </text:span>
 <text:span text:style-name="T4">
 <text:a xlink:type="simple" xlink:href="https://www.ukrinform.ua/rubric-ato/3702844-zsu-za-den-vidbili-20-atak-rosian-u-bahmuti-ta-marinci-tocatsa-boi.html" text:style-name="Internet_20_link" text:visited-style-name="Visited_20_Internet_20_Link">
</text:a>
</text:span>
</text:p>
      <text:p text:style-name="P4">
As reported by Ukrinform, the Armed Forces of Ukraine for the day _ <text:span text:style-name="T4">
 <text:a xlink:type="simple" xlink:href="https://www.ukrinform.ua/rubric-ato/3702844-zsu-za-den-vidbili-20-atak-rosian-u-bahmuti-ta-marinci-tocatsa-boi.html" text:style-name="Internet_20_link" text:visited-style-name="Visited_20_Internet_20_Link">
</text:a>
</text:span>
 _ of the Russian army on three -row - Bakhmut, Avdiivsky and Marinski.</text:p>
      <text:p text:style-name="P4">
<text:span text:style-name="T5">
Foto: Konstantin Liber</text:span>
</text:p>
      <text:p text:style-name="P4">
News Source: <text:a xlink:type="simple" xlink:href="https://www.ukrinform.ua/rubric-ato/3702872-vprodovz-tizna-shid-zalisavsa-epicentrom-bojovih-dij-malar.html" text:style-name="Internet_20_link" text:visited-style-name="Visited_20_Internet_20_Link">
https://www.ukrinform.ua/rubric-ato/3702872-vprodovz-tizna-shid-zalisavsa-epicentrom-bojovih-dij-malar.html</text:a>
</text:p>
      <!--NEWS-->
      <text:h text:style-name="P10" text:outline-level="1">
<text:span text:style-name="T4">
The Russians fired a fire department in Orikhov in Zaporozhye</text:span>
</text:h>
      <text:p text:style-name="P4">
Authors: Ukrinform (Person)</text:p>
      <text:p text:style-name="P4">
Publisher: Укринформ (Organization)</text:p>
      <text:p text:style-name="P4">
Published Time: 2023-04-30T-38:14:00+03:00</text:p>
      <text:p text:style-name="P4">
Modified Time: 2023-04-30T21:14:00+03:00</text:p>
      <text:p text:style-name="P4">
Description: In Orikhov of Zaporizhzhya region, the fire department was injured as a result of shelling. - Ukrinform.</text:p>
      <text:p text:style-name="P4">
Images: ["<text:a xlink:type="simple" xlink:href="https://static.ukrinform.com/photos/2023_04/thumb_files/630_360_1682878403-876.jpg" text:style-name="Internet_20_link" text:visited-style-name="Visited_20_Internet_20_Link">
630_360_16828...</text:a>
"]</text:p>
      <text:p text:style-name="P4">
Tags: ['Обстріл', 'Запоріжжя', 'Війна з росією']</text:p>
      <text:p text:style-name="P4">
Type: Article</text:p>
      <!--METADATA-->
      <text:p text:style-name="P4">
<draw:frame draw:style-name="fr1" draw:name="Image28" text:anchor-type="as-char" svg:width="6.9236in" svg:height="3.956343in" draw:z-index="0">
<draw:image xlink:href="../Images/yкринформ/2023-04-30T-38-14-00-03-00/630_360_1682878403-876.jpg" xlink:type="simple" xlink:show="embed" xlink:actuate="onLoad" draw:mime-type="image/jpeg"/>
</draw:frame>
In the Orikhovizhzhiv region, the fire department was injured as a result of shelling.</text:p>
      <text:p text:style-name="P4">
About it in <text:a xlink:type="simple" xlink:href="https://t.me/gu_dsns_zp/6099" text:style-name="Internet_20_link" text:visited-style-name="Visited_20_Internet_20_Link">
</text:a>
The Regional Directorate of the SES reports, Ukrinform reports.</text:p>
      <text:p text:style-name="P4">
According to the department, the consequences of the next one were recorded in the photos published <text:a xlink:type="simple" xlink:href="https://www.ukrinform.ua/tag-obstril" text:style-name="Internet_20_link" text:visited-style-name="Visited_20_Internet_20_Link">
</text:a>
Orikhov on April 30, the building of one of the fire and rescue units was damaged.</text:p>
      <text:p text:style-name="P4">
"The wreckage of the cut roof and the walls of the fire department, 2 plastic windows were knocked out. The premises of the post near the facade of the part were destroyed, one rescuers were damaged," the post reads.</text:p>
      <text:p text:style-name="P4">
<text:span text:style-name="T4">
 Read also: </text:span>
 <text:a xlink:type="simple" xlink:href="https://www.ukrinform.ua/rubric-ato/3702854-zagarbniki-znovu-vdarili-z-vazkoi-artilerii-po-nikopolskomu-rajonu-e-zagiblij.html" text:style-name="Internet_20_link" text:visited-style-name="Visited_20_Internet_20_Link">
</text:a>
The rescue service added that the personnel were in shelter, so it was not shifted.</text:p>
      <text:p text:style-name="P4">
As it was reported, the enemy attacks Orichs with artillery and managed aircraft.</text:p>
      <text:p text:style-name="P4">
<text:span text:style-name="T5">
Foto: GU SES in Zaporizhzhya region, telegrams</text:span>
</text:p>
      <text:p text:style-name="P4">
News Source: <text:a xlink:type="simple" xlink:href="https://www.ukrinform.ua/rubric-ato/3702869-rosiani-obstrilali-pozeznu-castinu-v-orihovi-na-zaporizzi.html" text:style-name="Internet_20_link" text:visited-style-name="Visited_20_Internet_20_Link">
https://www.ukrinform.ua/rubric-ato/3702869-rosiani-obstrilali-pozeznu-castinu-v-orihovi-na-zaporizzi.html</text:a>
</text:p>
      <!--NEWS-->
      <text:h text:style-name="P10" text:outline-level="1">
<text:span text:style-name="T4">
Ukraine and the EU have discussed cooperation within a large -scale macro -financial program</text:span>
</text:h>
      <text:p text:style-name="P4">
Authors: Ukrinform (Person)</text:p>
      <text:p text:style-name="P4">
Publisher: Укринформ (Organization)</text:p>
      <text:p text:style-name="P4">
Published Time: 2023-04-30T-41:58:00+03:00</text:p>
      <text:p text:style-name="P4">
Modified Time: 2023-04-30T20:58:00+03:00</text:p>
      <text:p text:style-name="P4">
Description: Finance Minister Serhiy Marchenko discussed with the Executive Vice President of the European Commission, Valdis Dombrovskis cooperation within the large -scale Macro -Financial Program of the European Union (IFD) for Ukraine for 2023. - Ukrinform.</text:p>
      <text:p text:style-name="P4">
Images: ["<text:a xlink:type="simple" xlink:href="https://static.ukrinform.com/photos/2016_05/thumb_files/630_360_1462141413-3968.jpg" text:style-name="Internet_20_link" text:visited-style-name="Visited_20_Internet_20_Link">
630_360_14621...</text:a>
", "<text:a xlink:type="simple" xlink:href="https://static.ukrinform.com/photos/2023_04/1682877117-738.jpg" text:style-name="Internet_20_link" text:visited-style-name="Visited_20_Internet_20_Link">
1682877117-73...</text:a>
"]</text:p>
      <text:p text:style-name="P4">
Tags: ['Євросоюз', 'Мінфін', 'Україна', 'Сергій Марченко', 'допомога', 'Домбровскіс']</text:p>
      <text:p text:style-name="P4">
Type: Article</text:p>
      <!--METADATA-->
      <text:p text:style-name="P4">
<draw:frame draw:style-name="fr1" draw:name="Image29" text:anchor-type="as-char" svg:width="6.9236in" svg:height="3.956343in" draw:z-index="0">
<draw:image xlink:href="../Images/yкринформ/2023-04-30T-41-58-00-03-00/630_360_1462141413-3968.jpg" xlink:type="simple" xlink:show="embed" xlink:actuate="onLoad" draw:mime-type="image/jpeg"/>
</draw:frame>
Minister of Finance Sergey Marchenko discussed with the Executive Vice President of the European Commission Valdis Dombrovskis cooperation within the large -scale macro -financial program of the European Union(Mphd)for Ukraine for 2023.</text:p>
      <text:p text:style-name="P4">
About it reports <text:a xlink:type="simple" xlink:href="https://www.mof.gov.ua/uk/news/sergii_marchenko_met_with_executive_vice_president_of_the_european_commission_valdis_dombrovskis-3983" text:style-name="Internet_20_link" text:visited-style-name="Visited_20_Internet_20_Link">
</text:a>
<text:a xlink:type="simple" xlink:href="https://www.mof.gov.ua/uk/news/sergii_marchenko_met_with_executive_vice_president_of_the_european_commission_valdis_dombrovskis-3983" text:style-name="Internet_20_link" text:visited-style-name="Visited_20_Internet_20_Link">
</text:a>
He reports Ukrinform.</text:p>
      <text:p text:style-name="P4">
<draw:frame draw:style-name="fr1" draw:name="Image30" text:anchor-type="as-char" svg:width="6.9236in" svg:height="9.228156in" draw:z-index="0">
<draw:image xlink:href="../Images/yкринформ/2023-04-30T-41-58-00-03-00/1682877117-738.jpg" xlink:type="simple" xlink:show="embed" xlink:actuate="onLoad" draw:mime-type="image/jpeg"/>
</draw:frame>
<text:span text:style-name="T5">
Foto: Ministry of Finance, Facebook</text:span>
</text:p>
      <text:p text:style-name="P4">
As it is noted, during a meeting in Sweden's capital, Stockholm Marchenko dressed the EU for leadership in providing financial assistance to Ukraine.</text:p>
      <text:p text:style-name="P4">
“Thanks to the support of the EU during the war, priority expenditures were made timely. This year, the IFD program provides Ukraine with up to € 18 billion to Ukraine, given € 6 billion, which have already been transferred to the state budget. This is undoubtedly a significant contribution of the budget deficit and support of the country's economy under conditions of the country, ”the minister said.</text:p>
      <text:p text:style-name="P4">
He stressed that the government continues to implement structural reforms for Ukraine's EU membership.</text:p>
      <text:p text:style-name="P4">
<text:span text:style-name="T4">
 Read also: </text:span>
 <text:a xlink:type="simple" xlink:href="https://www.ukrinform.ua/rubric-economy/3702787-ukraina-zaklikae-svit-prisvidsiti-konfiskaciu-rosijskih-aktiviv.html" text:style-name="Internet_20_link" text:visited-style-name="Visited_20_Internet_20_Link">
</text:a>
“We are actively working to fulfill the conditions of obtaining the status of a candidate, including the Ministry of Finance involved in bringing the legislation in spheriaborobi with money laundering to FATF standards. We are ready to continue to deepen cooperation for EU accession and effective use of financial resources, ”Marchenko stressed.</text:p>
      <text:p text:style-name="P4">
The minifin noted that, given the active fighting and causing them economic stagnation, Ukraine requires the support of international partners to realize rapid recovery. Of the $ 14.1 billion required to 2023, $ 3.3 billion is provided. The parties discussed the tools of mobilizing the rest of the necessary resources.</text:p>
      <text:p text:style-name="P4">
Marchenko thanked the EU for his intention to join the financing of urgent renewal and noted that the rapid mobilization of funds is vital.</text:p>
      <text:p text:style-name="P4">
News Source: <text:a xlink:type="simple" xlink:href="https://www.ukrinform.ua/rubric-economy/3702867-ukraina-ta-es-obgovorili-spivpracu-u-mezah-masstabnoi-makrofinansovoi-programi.html" text:style-name="Internet_20_link" text:visited-style-name="Visited_20_Internet_20_Link">
https://www.ukrinform.ua/rubric-economy/3702867-ukraina-ta-es-obgovorili-spivpracu-u-mezah-masstabnoi-makrofinansovoi-programi.html</text:a>
</text:p>
      <!--NEWS-->
      <text:h text:style-name="P10" text:outline-level="1">
<text:span text:style-name="T4">
APL: Liverpool won Tottenham in a productive match and rose to the top 5</text:span>
</text:h>
      <text:p text:style-name="P4">
Authors: Ukrinform (Person)</text:p>
      <text:p text:style-name="P4">
Publisher: Укринформ (Organization)</text:p>
      <text:p text:style-name="P4">
Published Time: 2023-04-30T-43:50:26+03:00</text:p>
      <text:p text:style-name="P4">
Modified Time: 2023-04-30T20:50:26+03:00</text:p>
      <text:p text:style-name="P4">
Description: The Merseysaidians victory in the match in the last minutes. - Ukrinform.</text:p>
      <text:p text:style-name="P4">
Images: ["<text:a xlink:type="simple" xlink:href="https://static.ukrinform.com/photos/2023_04/thumb_files/630_360_1682876952-169.jpg" text:style-name="Internet_20_link" text:visited-style-name="Visited_20_Internet_20_Link">
630_360_16828...</text:a>
"]</text:p>
      <text:p text:style-name="P4">
Tags: ['Футбол', 'Ліверпуль', 'Тоттенхем', 'АПЛ']</text:p>
      <text:p text:style-name="P4">
Type: Article</text:p>
      <!--METADATA-->
      <text:p text:style-name="P4">
<draw:frame draw:style-name="fr1" draw:name="Image31" text:anchor-type="as-char" svg:width="6.9236in" svg:height="3.956343in" draw:z-index="0">
<draw:image xlink:href="../Images/yкринформ/2023-04-30T-43-50-26-03-00/630_360_1682876952-169.jpg" xlink:type="simple" xlink:show="embed" xlink:actuate="onLoad" draw:mime-type="image/jpeg"/>
</draw:frame>
The Merseysaidians victory in the match in the last minutes.</text:p>
      <text:p text:style-name="P4">
Liverpool defeated Tottenham on his field 4: 3 in the 34th round of the English Premier League, Ukrinform reports.</text:p>
      <text:p text:style-name="P4">
Jones, Dias, Salah and John were distinguished as part of the Reds. "Spurs" answered Kane, Son and Richarlison.</text:p>
      <text:p text:style-name="P4">
The victory over the Sporas allowed the ward of Jurgen Klopp to rise to the Fifth in the APL, having 56 points in the asset after 33 matches.</text:p>
      <text:p text:style-name="P4">
<text:span text:style-name="T4">
 Read also: </text:span>
 <text:a xlink:type="simple" xlink:href="https://www.ukrinform.ua/rubric-sports/3702828-man-siti-zdolav-fulgem-i-ocoliv-apl.html" text:style-name="Internet_20_link" text:visited-style-name="Visited_20_Internet_20_Link">
<text:span text:style-name="T4">
 Man </text:span>
 <text:span text:style-name="T4">
 City </text:span>
</text:a>
As it was reported, Manchester City heads the APL, having 76 points after 32 ponds.</text:p>
      <text:p text:style-name="P4">
Photo: Eurosport.com</text:p>
      <text:p text:style-name="P4">
News Source: <text:a xlink:type="simple" xlink:href="https://www.ukrinform.ua/rubric-sports/3702866-apl-liverpul-peremig-tottengem-u-rezultativnomu-matci-i-pidnavsa-do-top5.html" text:style-name="Internet_20_link" text:visited-style-name="Visited_20_Internet_20_Link">
https://www.ukrinform.ua/rubric-sports/3702866-apl-liverpul-peremig-tottengem-u-rezultativnomu-matci-i-pidnavsa-do-top5.html</text:a>
</text:p>
      <!--NEWS-->
      <text:h text:style-name="P10" text:outline-level="1">
<text:span text:style-name="T4">
Ireland replied to the Kremlin's reproaches in Anti -Russian Propaganda: Ukraine's support is adamant</text:span>
</text:h>
      <text:p text:style-name="P4">
Authors: Ukrinform (Person)</text:p>
      <text:p text:style-name="P4">
Publisher: Укринформ (Organization)</text:p>
      <text:p text:style-name="P4">
Published Time: 2023-04-30T-45:39:00+03:00</text:p>
      <text:p text:style-name="P4">
Modified Time: 2023-04-30T20:39:00+03:00</text:p>
      <text:p text:style-name="P4">
Description: The Ireland Government has announced the support of Ukraine after the accusations of the Russian Embassy in Dublin in the "spread of anti -Russian propaganda". - Ukrinform.</text:p>
      <text:p text:style-name="P4">
Images: ["<text:a xlink:type="simple" xlink:href="https://static.ukrinform.com/photos/2023_04/thumb_files/630_360_1682876256-210.png" text:style-name="Internet_20_link" text:visited-style-name="Visited_20_Internet_20_Link">
630_360_16828...</text:a>
"]</text:p>
      <text:p text:style-name="P4">
Tags: ['Ірландія', 'Пропаганда', 'Україна', 'росія', 'Війна з росією']</text:p>
      <text:p text:style-name="P4">
Type: Article</text:p>
      <!--METADATA-->
      <text:p text:style-name="P4">
<draw:frame draw:style-name="fr1" draw:name="Image32" text:anchor-type="as-char" svg:width="6.9236in" svg:height="3.956343in" draw:z-index="0">
<draw:image xlink:href="../Images/yкринформ/2023-04-30T-45-39-00-03-00/630_360_1682876256-210.png" xlink:type="simple" xlink:show="embed" xlink:actuate="onLoad" draw:mime-type="image/png"/>
</draw:frame>
Outripland announced the support of Ukraine after the accusations from the Russian police in Dublin in the "spread of anti -Russian propaganda".</text:p>
      <text:p text:style-name="P4">
About it reports <text:a xlink:type="simple" xlink:href="https://edition.cnn.com/europe/live-news/russia-ukraine-war-news-04-30-23/h_d68203aaffd669a914cc9f82ecd7a3b9" text:style-name="Internet_20_link" text:visited-style-name="Visited_20_Internet_20_Link">
</text:a>
, reports Ukrinform.</text:p>
      <text:p text:style-name="P4">
“Ukraine has the right to defend itself from this attack on its sovereignty, ititerial integrity, in accordance with Article 51 of the UN Charter. Support <text:a xlink:type="simple" xlink:href="https://www.ukrinform.ua/tag-irlandia" text:style-name="Internet_20_link" text:visited-style-name="Visited_20_Internet_20_Link">
</text:a>
Ukraine is adamant, and Russian will not affect it, ”the Irish Foreign Ministry said.</text:p>
      <text:p text:style-name="P4">
As it is noted, this week, Ireland Foreign Minister, Michael Martin, was condolences to the Finbar Khfferki Volunteer's family, who died in the battles of Zuzraina.</text:p>
      <text:p text:style-name="P4">
<text:span text:style-name="T4">
 Read also: </text:span>
 <text:a xlink:type="simple" xlink:href="https://www.ukrinform.ua/rubric-diaspora/3695308-v-irlandskomu-kavani-vidkrili-ukrainskij-kulturnij-centr.html" text:style-name="Internet_20_link" text:visited-style-name="Visited_20_Internet_20_Link">
</text:a>
Instead, the Russian Embassy in Ireland stated that the Irish government and the media were allegedly "responsible" for the death of a volunteer, accusing them of "promoting antitusian propaganda" and "misleading" people such as kefferki.</text:p>
      <text:p text:style-name="P4">
As reported by Ukrinform, <text:a xlink:type="simple" xlink:href="https://www.ukrinform.ua/rubric-world/3702645-u-parlamenti-irlandii-napolagaut-na-vislanni-rosijskogo-posla-z-kraini.html" text:style-name="Internet_20_link" text:visited-style-name="Visited_20_Internet_20_Link">
</text:a>
On the issues of international affairs and defense of the Irish Parliamentarl, Flanagan stated the need to send from the country the Ambassador of Russia Yuriyafilatov because of his statement about the death of Volunteer Finbar Kefferki in Ukraine.</text:p>
      <text:p text:style-name="P4">
<text:span text:style-name="T5">
Foto: Google Maps</text:span>
</text:p>
      <text:p text:style-name="P4">
News Source: <text:a xlink:type="simple" xlink:href="https://www.ukrinform.ua/rubric-polytics/3702865-irlandia-vidpovila-na-zakidi-kremla-v-antirosijskij-propagandi-pidtrimka-ukraini-nepohitna.html" text:style-name="Internet_20_link" text:visited-style-name="Visited_20_Internet_20_Link">
https://www.ukrinform.ua/rubric-polytics/3702865-irlandia-vidpovila-na-zakidi-kremla-v-antirosijskij-propagandi-pidtrimka-ukraini-nepohitna.html</text:a>
</text:p>
      <!--NEWS-->
      <text:h text:style-name="P10" text:outline-level="1">
<text:span text:style-name="T4">
On aircraft in Istanbul you can "fly" on "Dreams" and An-2</text:span>
</text:h>
      <text:p text:style-name="P4">
Authors: Ukrinform (Person)</text:p>
      <text:p text:style-name="P4">
Publisher: Укринформ (Organization)</text:p>
      <text:p text:style-name="P4">
Published Time: 2023-04-30T-47:15:00+03:00</text:p>
      <text:p text:style-name="P4">
Modified Time: 2023-04-30T20:15:00+03:00</text:p>
      <text:p text:style-name="P4">
Description: At the International Exhibition of Aviation and Aerospace Technology, Teknofest 2023, the state-owned enterprise "Antonov" demonstrates a digital model of the revival of the legendary "Dream" and offers visitors to the stand "become a pilot" of the legendary Aniv-An-225 and An-2 on simulators developed by Microsoft. - Ukrinform.</text:p>
      <text:p text:style-name="P4">
Images: ["<text:a xlink:type="simple" xlink:href="https://static.ukrinform.com/photos/2023_04/thumb_files/630_360_1682874166-1944.jpeg" text:style-name="Internet_20_link" text:visited-style-name="Visited_20_Internet_20_Link">
630_360_16828...</text:a>
", "<text:a xlink:type="simple" xlink:href="https://static.ukrinform.com/photos/2023_04/thumb_files/630_360_1682874166-7413.jpeg" text:style-name="Internet_20_link" text:visited-style-name="Visited_20_Internet_20_Link">
630_360_16828...</text:a>
", "<text:a xlink:type="simple" xlink:href="https://static.ukrinform.com/photos/2023_04/thumb_files/630_360_1682874166-3490.jpeg" text:style-name="Internet_20_link" text:visited-style-name="Visited_20_Internet_20_Link">
630_360_16828...</text:a>
", "<text:a xlink:type="simple" xlink:href="https://static.ukrinform.com/photos/2023_04/thumb_files/630_360_1682874166-4614.jpeg" text:style-name="Internet_20_link" text:visited-style-name="Visited_20_Internet_20_Link">
630_360_16828...</text:a>
", "<text:a xlink:type="simple" xlink:href="https://static.ukrinform.com/photos/2023_04/thumb_files/630_360_1682874166-4553.jpeg" text:style-name="Internet_20_link" text:visited-style-name="Visited_20_Internet_20_Link">
630_360_16828...</text:a>
", "<text:a xlink:type="simple" xlink:href="https://static.ukrinform.com/photos/2023_04/thumb_files/630_360_1682874166-5106.jpeg" text:style-name="Internet_20_link" text:visited-style-name="Visited_20_Internet_20_Link">
630_360_16828...</text:a>
", "<text:a xlink:type="simple" xlink:href="https://static.ukrinform.com/photos/2023_04/thumb_files/630_360_1682874167-6619.jpeg" text:style-name="Internet_20_link" text:visited-style-name="Visited_20_Internet_20_Link">
630_360_16828...</text:a>
", "<text:a xlink:type="simple" xlink:href="https://static.ukrinform.com/photos/2023_04/thumb_files/630_360_1682874189-8807.jpeg" text:style-name="Internet_20_link" text:visited-style-name="Visited_20_Internet_20_Link">
630_360_16828...</text:a>
"]</text:p>
      <text:p text:style-name="P4">
Tags: ['ДП "Антонов"', 'IT-технології', 'Виставка', 'Туреччина', 'Літак "Мрія"']</text:p>
      <text:p text:style-name="P4">
Type: Article</text:p>
      <!--METADATA-->
      <text:p text:style-name="P4">
<draw:frame draw:style-name="fr1" draw:name="Image33" text:anchor-type="as-char" svg:width="6.9236in" svg:height="3.956343in" draw:z-index="0">
<draw:image xlink:href="../Images/yкринформ/2023-04-30T-47-15-00-03-00/630_360_1682874166-1944.jpeg" xlink:type="simple" xlink:show="embed" xlink:actuate="onLoad" draw:mime-type="image/jpeg"/>
</draw:frame>
The International Exhibition of Aviation and Aerospace Technology Teknofest 2023 The state-owned enterprise "Antonov" demonstrates a digital model of the Renaissance of the Lavel Dreams and offers visitors to the stand "to become a pilot" of legendary anes-An-225 and An-2 on simulators developed.</text:p>
      <text:p text:style-name="P4">
Yevgeny Gavrilov said about this project in a comment to Ukrinform.</text:p>
      <text:p text:style-name="P4">
<draw:frame draw:style-name="fr1" draw:name="Image34" text:anchor-type="as-char" svg:width="6.9236in" svg:height="3.956343in" draw:z-index="0">
<draw:image xlink:href="../Images/yкринформ/2023-04-30T-47-15-00-03-00/630_360_1682874166-7413.jpeg" xlink:type="simple" xlink:show="embed" xlink:actuate="onLoad" draw:mime-type="image/jpeg"/>
</draw:frame>
Standdp Antonov at an exhibition in Istanbul / Photo: Olga Budnik, Ukrinform <text:a xlink:type="simple" xlink:href="https://static.ukrinform.com/photos/2023_04/1682874166-7413.jpeg" text:style-name="Internet_20_link" text:visited-style-name="Visited_20_Internet_20_Link">
<draw:frame draw:style-name="fr1" draw:name="Image35" text:anchor-type="as-char" svg:width="6.9236in" svg:height="3.956343in" draw:z-index="0">
<draw:image xlink:href="../Images/yкринформ/2023-04-30T-47-15-00-03-00/630_360_1682874166-7413.jpeg" xlink:type="simple" xlink:show="embed" xlink:actuate="onLoad" draw:mime-type="image/jpeg"/>
</draw:frame>
</text:a>
 <text:a xlink:type="simple" xlink:href="https://static.ukrinform.com/photos/2023_04/1682874166-3490.jpeg" text:style-name="Internet_20_link" text:visited-style-name="Visited_20_Internet_20_Link">
<draw:frame draw:style-name="fr1" draw:name="Image36" text:anchor-type="as-char" svg:width="6.9236in" svg:height="3.956343in" draw:z-index="0">
<draw:image xlink:href="../Images/yкринформ/2023-04-30T-47-15-00-03-00/630_360_1682874166-3490.jpeg" xlink:type="simple" xlink:show="embed" xlink:actuate="onLoad" draw:mime-type="image/jpeg"/>
</draw:frame>
</text:a>
 <text:a xlink:type="simple" xlink:href="https://static.ukrinform.com/photos/2023_04/1682874166-1944.jpeg" text:style-name="Internet_20_link" text:visited-style-name="Visited_20_Internet_20_Link">
<draw:frame draw:style-name="fr1" draw:name="Image37" text:anchor-type="as-char" svg:width="6.9236in" svg:height="3.956343in" draw:z-index="0">
<draw:image xlink:href="../Images/yкринформ/2023-04-30T-47-15-00-03-00/630_360_1682874166-1944.jpeg" xlink:type="simple" xlink:show="embed" xlink:actuate="onLoad" draw:mime-type="image/jpeg"/>
</draw:frame>
</text:a>
 <text:a xlink:type="simple" xlink:href="https://static.ukrinform.com/photos/2023_04/1682874166-4614.jpeg" text:style-name="Internet_20_link" text:visited-style-name="Visited_20_Internet_20_Link">
<draw:frame draw:style-name="fr1" draw:name="Image38" text:anchor-type="as-char" svg:width="6.9236in" svg:height="3.956343in" draw:z-index="0">
<draw:image xlink:href="../Images/yкринформ/2023-04-30T-47-15-00-03-00/630_360_1682874166-4614.jpeg" xlink:type="simple" xlink:show="embed" xlink:actuate="onLoad" draw:mime-type="image/jpeg"/>
</draw:frame>
</text:a>
 <text:a xlink:type="simple" xlink:href="https://static.ukrinform.com/photos/2023_04/1682874166-4553.jpeg" text:style-name="Internet_20_link" text:visited-style-name="Visited_20_Internet_20_Link">
<draw:frame draw:style-name="fr1" draw:name="Image39" text:anchor-type="as-char" svg:width="6.9236in" svg:height="3.956343in" draw:z-index="0">
<draw:image xlink:href="../Images/yкринформ/2023-04-30T-47-15-00-03-00/630_360_1682874166-4553.jpeg" xlink:type="simple" xlink:show="embed" xlink:actuate="onLoad" draw:mime-type="image/jpeg"/>
</draw:frame>
</text:a>
 <text:a xlink:type="simple" xlink:href="https://static.ukrinform.com/photos/2023_04/1682874166-5106.jpeg" text:style-name="Internet_20_link" text:visited-style-name="Visited_20_Internet_20_Link">
<draw:frame draw:style-name="fr1" draw:name="Image40" text:anchor-type="as-char" svg:width="6.9236in" svg:height="3.956343in" draw:z-index="0">
<draw:image xlink:href="../Images/yкринформ/2023-04-30T-47-15-00-03-00/630_360_1682874166-5106.jpeg" xlink:type="simple" xlink:show="embed" xlink:actuate="onLoad" draw:mime-type="image/jpeg"/>
</draw:frame>
</text:a>
 <text:a xlink:type="simple" xlink:href="https://static.ukrinform.com/photos/2023_04/1682874167-6619.jpeg" text:style-name="Internet_20_link" text:visited-style-name="Visited_20_Internet_20_Link">
<draw:frame draw:style-name="fr1" draw:name="Image41" text:anchor-type="as-char" svg:width="6.9236in" svg:height="3.956343in" draw:z-index="0">
<draw:image xlink:href="../Images/yкринформ/2023-04-30T-47-15-00-03-00/630_360_1682874167-6619.jpeg" xlink:type="simple" xlink:show="embed" xlink:actuate="onLoad" draw:mime-type="image/jpeg"/>
</draw:frame>
</text:a>
 <text:a xlink:type="simple" xlink:href="https://static.ukrinform.com/photos/2023_04/1682874189-8807.jpeg" text:style-name="Internet_20_link" text:visited-style-name="Visited_20_Internet_20_Link">
<draw:frame draw:style-name="fr1" draw:name="Image42" text:anchor-type="as-char" svg:width="6.9236in" svg:height="3.956343in" draw:z-index="0">
<draw:image xlink:href="../Images/yкринформ/2023-04-30T-47-15-00-03-00/630_360_1682874189-8807.jpeg" xlink:type="simple" xlink:show="embed" xlink:actuate="onLoad" draw:mime-type="image/jpeg"/>
</draw:frame>
</text:a>
</text:p>
      <text:p text:style-name="P4">
During the Teknofest exhibition, this opportunity is available to Ukrainian Stond Visitors, the simulator is popular with visitors.</text:p>
      <text:p text:style-name="P4">
<text:span text:style-name="T4">
 Read also: </text:span>
 <text:a xlink:type="simple" xlink:href="https://www.ukrinform.ua/rubric-technology/3702528-u-tureccini-viznacilisa-z-kandidatami-na-kosmicnu-mandrivku.html" text:style-name="Internet_20_link" text:visited-style-name="Visited_20_Internet_20_Link">
</text:a>
The project of reconstruction of the An-225 "Dream" is not the only program that the Aviation Industry of Ukraine works on. In particular, Turkey and Ukraine cooperate the establishment of a new type of Kizilelma combat UAV, which is equipped with engines of Ukrainian development.</text:p>
      <text:p text:style-name="P4">
Head <text:a xlink:type="simple" xlink:href="https://www.ukrinform.ua/tag-dp-antonov" text:style-name="Internet_20_link" text:visited-style-name="Visited_20_Internet_20_Link">
</text:a>
He thanked all the companies to friends of Ukraine who help to counteract Russian aggression and jointly with the Ukrainians bring the victory closer.</text:p>
      <text:p text:style-name="P4">
<text:span text:style-name="T4">
 Read also: </text:span>
 <text:a xlink:type="simple" xlink:href="https://www.ukrinform.ua/rubric-technology/3700533-aponskij-startap-gotue-persij-u-sviti-komercijnij-polit-na-misac.html" text:style-name="Internet_20_link" text:visited-style-name="Visited_20_Internet_20_Link">
</text:a>
“We were invited to this exhibition by the Consulate General of Ukraine in Istanbul, providing an area for exposure on a free basis. I am convinced that the participation of such international events is an opportunity to demonstrate and tell the world about what is happening in Ukraine, about our struggle and the way of the pre -performance. In addition to the implementation of the planned measures, we feel powerful support and solidarity here, visitors to our stand from different countries are welcome: "Glory to Ukraine", which is undoubtedly pleasant and inspiring, "Gavrilov said.</text:p>
      <text:p text:style-name="P4">
As reported by Ukrinform, as part of the Aviation and Aerospace Festival ofTeknofest 2023, which is held in Istanbul, candidates for the flight of space from Turkey were announced.</text:p>
      <text:p text:style-name="P4">
News Source: <text:a xlink:type="simple" xlink:href="https://www.ukrinform.ua/rubric-technology/3702860-na-aviavistavci-u-stambuli-mozna-politati-na-mrii-ta-an2.html" text:style-name="Internet_20_link" text:visited-style-name="Visited_20_Internet_20_Link">
https://www.ukrinform.ua/rubric-technology/3702860-na-aviavistavci-u-stambuli-mozna-politati-na-mrii-ta-an2.html</text:a>
</text:p>
      <!--NEWS-->
      <text:h text:style-name="P10" text:outline-level="1">
<text:span text:style-name="T4">
In Irpen, a mural dedicated to Bakhmut was opened</text:span>
</text:h>
      <text:p text:style-name="P4">
Authors: Ukrinform (Person)</text:p>
      <text:p text:style-name="P4">
Publisher: Укринформ (Organization)</text:p>
      <text:p text:style-name="P4">
Published Time: 2023-04-30T-49:05:00+03:00</text:p>
      <text:p text:style-name="P4">
Modified Time: 2023-04-30T20:05:00+03:00</text:p>
      <text:p text:style-name="P4">
Description: In the city of Irpin in the Kyiv region, the opening of a mural dedicated to Bakhmut took place. - Ukrinform.</text:p>
      <text:p text:style-name="P4">
Images: ["<text:a xlink:type="simple" xlink:href="https://static.ukrinform.com/photos/2023_04/thumb_files/630_360_1682877217-3385.jpeg" text:style-name="Internet_20_link" text:visited-style-name="Visited_20_Internet_20_Link">
630_360_16828...</text:a>
", "<text:a xlink:type="simple" xlink:href="https://static.ukrinform.com/photos/2023_04/thumb_files/630_360_1682877450-2673.jpeg" text:style-name="Internet_20_link" text:visited-style-name="Visited_20_Internet_20_Link">
630_360_16828...</text:a>
", "<text:a xlink:type="simple" xlink:href="https://static.ukrinform.com/photos/2023_04/thumb_files/630_360_1682877218-9399.jpeg" text:style-name="Internet_20_link" text:visited-style-name="Visited_20_Internet_20_Link">
630_360_16828...</text:a>
", "<text:a xlink:type="simple" xlink:href="https://static.ukrinform.com/photos/2023_04/thumb_files/630_360_1682877447-5704.jpeg" text:style-name="Internet_20_link" text:visited-style-name="Visited_20_Internet_20_Link">
630_360_16828...</text:a>
", "<text:a xlink:type="simple" xlink:href="https://static.ukrinform.com/photos/2023_04/thumb_files/630_360_1682877240-6771.jpeg" text:style-name="Internet_20_link" text:visited-style-name="Visited_20_Internet_20_Link">
630_360_16828...</text:a>
", "<text:a xlink:type="simple" xlink:href="https://static.ukrinform.com/photos/2023_04/thumb_files/630_360_1682877242-8188.jpeg" text:style-name="Internet_20_link" text:visited-style-name="Visited_20_Internet_20_Link">
630_360_16828...</text:a>
", "<text:a xlink:type="simple" xlink:href="https://static.ukrinform.com/photos/2023_04/thumb_files/630_360_1682877448-3780.jpeg" text:style-name="Internet_20_link" text:visited-style-name="Visited_20_Internet_20_Link">
630_360_16828...</text:a>
", "<text:a xlink:type="simple" xlink:href="https://static.ukrinform.com/photos/2023_04/thumb_files/630_360_1682877243-5683.jpeg" text:style-name="Internet_20_link" text:visited-style-name="Visited_20_Internet_20_Link">
630_360_16828...</text:a>
", "<text:a xlink:type="simple" xlink:href="https://static.ukrinform.com/photos/2023_04/thumb_files/630_360_1682877450-7178.jpeg" text:style-name="Internet_20_link" text:visited-style-name="Visited_20_Internet_20_Link">
630_360_16828...</text:a>
"]</text:p>
      <text:p text:style-name="P4">
Tags: ['Бахмут', 'Ірпінь', 'Мурал']</text:p>
      <text:p text:style-name="P4">
Type: Article</text:p>
      <!--METADATA-->
      <text:p text:style-name="P4">
<draw:frame draw:style-name="fr1" draw:name="Image43" text:anchor-type="as-char" svg:width="6.9236in" svg:height="3.956343in" draw:z-index="0">
<draw:image xlink:href="../Images/yкринформ/2023-04-30T-49-05-00-03-00/630_360_1682877217-3385.jpeg" xlink:type="simple" xlink:show="embed" xlink:actuate="onLoad" draw:mime-type="image/jpeg"/>
</draw:frame>
In the city of Irpin in the Kyiv region, the opening of a mural dedicated to Bakhmut took place.</text:p>
      <text:p text:style-name="P4">
This was reported in <text:a xlink:type="simple" xlink:href="http://t.me/s/markushyn" text:style-name="Internet_20_link" text:visited-style-name="Visited_20_Internet_20_Link">
</text:a>
Irpen Mayor Oleksandr Markushin has posted photos of a new mural, Ukrinform reports.</text:p>
      <text:p text:style-name="P4">
The mural, which depicts a pack of legendary "Artmsoli", is called "Irpin Tabakhmut - the cities of brave people". On <text:a xlink:type="simple" xlink:href="https://www.ukrinform.ua/tag-mural" text:style-name="Internet_20_link" text:visited-style-name="Visited_20_Internet_20_Link">
</text:a>
There is also the inscription "Bakhmut, Irpin with you".</text:p>
      <text:p text:style-name="P4">
The mural was created on the initiative of the Ukrainian rock musician and composer of Suvorov, whose hometown is Bakhmut. The author of the mural was Ukrainian artist Ivan Shulgin.</text:p>
      <text:p text:style-name="P4">
According to Marcushin, the mural should become "a wall of power where everyone will come to share their pain, find comfort and pay tribute."</text:p>
      <text:p text:style-name="P4">
<draw:frame draw:style-name="fr1" draw:name="Image44" text:anchor-type="as-char" svg:width="6.9236in" svg:height="3.956343in" draw:z-index="0">
<draw:image xlink:href="../Images/yкринформ/2023-04-30T-49-05-00-03-00/630_360_1682877450-2673.jpeg" xlink:type="simple" xlink:show="embed" xlink:actuate="onLoad" draw:mime-type="image/jpeg"/>
</draw:frame>
Virpen opened a mural dedicated to Bakhmut/Photo: Vladimir Tarasov, Ukrinform <text:a xlink:type="simple" xlink:href="https://static.ukrinform.com/photos/2023_04/1682877450-2673.jpeg" text:style-name="Internet_20_link" text:visited-style-name="Visited_20_Internet_20_Link">
<draw:frame draw:style-name="fr1" draw:name="Image45" text:anchor-type="as-char" svg:width="6.9236in" svg:height="3.956343in" draw:z-index="0">
<draw:image xlink:href="../Images/yкринформ/2023-04-30T-49-05-00-03-00/630_360_1682877450-2673.jpeg" xlink:type="simple" xlink:show="embed" xlink:actuate="onLoad" draw:mime-type="image/jpeg"/>
</draw:frame>
</text:a>
 <text:a xlink:type="simple" xlink:href="https://static.ukrinform.com/photos/2023_04/1682877217-3385.jpeg" text:style-name="Internet_20_link" text:visited-style-name="Visited_20_Internet_20_Link">
<draw:frame draw:style-name="fr1" draw:name="Image46" text:anchor-type="as-char" svg:width="6.9236in" svg:height="3.956343in" draw:z-index="0">
<draw:image xlink:href="../Images/yкринформ/2023-04-30T-49-05-00-03-00/630_360_1682877217-3385.jpeg" xlink:type="simple" xlink:show="embed" xlink:actuate="onLoad" draw:mime-type="image/jpeg"/>
</draw:frame>
</text:a>
 <text:a xlink:type="simple" xlink:href="https://static.ukrinform.com/photos/2023_04/1682877218-9399.jpeg" text:style-name="Internet_20_link" text:visited-style-name="Visited_20_Internet_20_Link">
<draw:frame draw:style-name="fr1" draw:name="Image47" text:anchor-type="as-char" svg:width="6.9236in" svg:height="3.956343in" draw:z-index="0">
<draw:image xlink:href="../Images/yкринформ/2023-04-30T-49-05-00-03-00/630_360_1682877218-9399.jpeg" xlink:type="simple" xlink:show="embed" xlink:actuate="onLoad" draw:mime-type="image/jpeg"/>
</draw:frame>
</text:a>
 <text:a xlink:type="simple" xlink:href="https://static.ukrinform.com/photos/2023_04/1682877447-5704.jpeg" text:style-name="Internet_20_link" text:visited-style-name="Visited_20_Internet_20_Link">
<draw:frame draw:style-name="fr1" draw:name="Image48" text:anchor-type="as-char" svg:width="6.9236in" svg:height="3.956343in" draw:z-index="0">
<draw:image xlink:href="../Images/yкринформ/2023-04-30T-49-05-00-03-00/630_360_1682877447-5704.jpeg" xlink:type="simple" xlink:show="embed" xlink:actuate="onLoad" draw:mime-type="image/jpeg"/>
</draw:frame>
</text:a>
 <text:a xlink:type="simple" xlink:href="https://static.ukrinform.com/photos/2023_04/1682877240-6771.jpeg" text:style-name="Internet_20_link" text:visited-style-name="Visited_20_Internet_20_Link">
<draw:frame draw:style-name="fr1" draw:name="Image49" text:anchor-type="as-char" svg:width="6.9236in" svg:height="3.956343in" draw:z-index="0">
<draw:image xlink:href="../Images/yкринформ/2023-04-30T-49-05-00-03-00/630_360_1682877240-6771.jpeg" xlink:type="simple" xlink:show="embed" xlink:actuate="onLoad" draw:mime-type="image/jpeg"/>
</draw:frame>
</text:a>
 <text:a xlink:type="simple" xlink:href="https://static.ukrinform.com/photos/2023_04/1682877242-8188.jpeg" text:style-name="Internet_20_link" text:visited-style-name="Visited_20_Internet_20_Link">
<draw:frame draw:style-name="fr1" draw:name="Image50" text:anchor-type="as-char" svg:width="6.9236in" svg:height="3.956343in" draw:z-index="0">
<draw:image xlink:href="../Images/yкринформ/2023-04-30T-49-05-00-03-00/630_360_1682877242-8188.jpeg" xlink:type="simple" xlink:show="embed" xlink:actuate="onLoad" draw:mime-type="image/jpeg"/>
</draw:frame>
</text:a>
 <text:a xlink:type="simple" xlink:href="https://static.ukrinform.com/photos/2023_04/1682877448-3780.jpeg" text:style-name="Internet_20_link" text:visited-style-name="Visited_20_Internet_20_Link">
<draw:frame draw:style-name="fr1" draw:name="Image51" text:anchor-type="as-char" svg:width="6.9236in" svg:height="3.956343in" draw:z-index="0">
<draw:image xlink:href="../Images/yкринформ/2023-04-30T-49-05-00-03-00/630_360_1682877448-3780.jpeg" xlink:type="simple" xlink:show="embed" xlink:actuate="onLoad" draw:mime-type="image/jpeg"/>
</draw:frame>
</text:a>
 <text:a xlink:type="simple" xlink:href="https://static.ukrinform.com/photos/2023_04/1682877243-5683.jpeg" text:style-name="Internet_20_link" text:visited-style-name="Visited_20_Internet_20_Link">
<draw:frame draw:style-name="fr1" draw:name="Image52" text:anchor-type="as-char" svg:width="6.9236in" svg:height="3.956343in" draw:z-index="0">
<draw:image xlink:href="../Images/yкринформ/2023-04-30T-49-05-00-03-00/630_360_1682877243-5683.jpeg" xlink:type="simple" xlink:show="embed" xlink:actuate="onLoad" draw:mime-type="image/jpeg"/>
</draw:frame>
</text:a>
 <text:a xlink:type="simple" xlink:href="https://static.ukrinform.com/photos/2023_04/1682877450-7178.jpeg" text:style-name="Internet_20_link" text:visited-style-name="Visited_20_Internet_20_Link">
<draw:frame draw:style-name="fr1" draw:name="Image53" text:anchor-type="as-char" svg:width="6.9236in" svg:height="3.956343in" draw:z-index="0">
<draw:image xlink:href="../Images/yкринформ/2023-04-30T-49-05-00-03-00/630_360_1682877450-7178.jpeg" xlink:type="simple" xlink:show="embed" xlink:actuate="onLoad" draw:mime-type="image/jpeg"/>
</draw:frame>
</text:a>
<text:span text:style-name="T4">
 Read also: </text:span>
 <text:a xlink:type="simple" xlink:href="https://www.ukrinform.ua/rubric-kyiv/3702444-u-centri-stolici-zavivsa-mural-na-cest-geroa-ukraini-macievskogo.html" text:style-name="Internet_20_link" text:visited-style-name="Visited_20_Internet_20_Link">
<text:span text:style-name="T4">
 Mural </text:span>
</text:a>
</text:p>
      <text:p text:style-name="P4">
News Source: <text:a xlink:type="simple" xlink:href="https://www.ukrinform.ua/rubric-regions/3702858-v-irpeni-vidkrili-mural-prisvacenij-bahmutu.html" text:style-name="Internet_20_link" text:visited-style-name="Visited_20_Internet_20_Link">
https://www.ukrinform.ua/rubric-regions/3702858-v-irpeni-vidkrili-mural-prisvacenij-bahmutu.html</text:a>
</text:p>
      <!--NEWS-->
      <text:h text:style-name="P10" text:outline-level="1">
<text:span text:style-name="T4">
The invaders hit the heavy artillery again in the Nikopol district, there is a dead</text:span>
</text:h>
      <text:p text:style-name="P4">
Authors: Ukrinform (Person)</text:p>
      <text:p text:style-name="P4">
Publisher: Укринформ (Organization)</text:p>
      <text:p text:style-name="P4">
Published Time: 2023-04-30T-52:45:47+03:00</text:p>
      <text:p text:style-name="P4">
Modified Time: 2023-04-30T19:45:47+03:00</text:p>
      <text:p text:style-name="P4">
Description: The army of the Russian Federation was attacked by the Nikopol district of Dnipropetrovsk region again from heavy artillery, a man was killed, two people were injured. - Ukrinform.</text:p>
      <text:p text:style-name="P4">
Images: ["<text:a xlink:type="simple" xlink:href="https://static.ukrinform.com/photos/2023_04/thumb_files/630_360_1682872808-404.jpg" text:style-name="Internet_20_link" text:visited-style-name="Visited_20_Internet_20_Link">
630_360_16828...</text:a>
"]</text:p>
      <text:p text:style-name="P4">
Tags: ['Дніпропетровщина', 'Нікополь', 'Обстріл', 'Російські військові', 'Війна з росією']</text:p>
      <text:p text:style-name="P4">
Type: Article</text:p>
      <!--METADATA-->
      <text:p text:style-name="P4">
<draw:frame draw:style-name="fr1" draw:name="Image54" text:anchor-type="as-char" svg:width="6.9236in" svg:height="3.956343in" draw:z-index="0">
<draw:image xlink:href="../Images/yкринформ/2023-04-30T-52-45-47-03-00/630_360_1682872808-404.jpg" xlink:type="simple" xlink:show="embed" xlink:actuate="onLoad" draw:mime-type="image/jpeg"/>
</draw:frame>
The Army Federation attacked the heavy artillery by the Nikopol district Dnieperpropetrovsk region, the man was killed, two people were injured.</text:p>
      <text:p text:style-name="P4">
According to Ukrinform, the chairman of the Dnipropetrovsk Regional Council Mykolaloukashuk reports in <text:a xlink:type="simple" xlink:href="https://t.me/mykola_lukashuk/4305" text:style-name="Internet_20_link" text:visited-style-name="Visited_20_Internet_20_Link">
</text:a>
.</text:p>
      <text:p text:style-name="P4">
"The Russian invaders do not stop terrorizing Nikopol region. Today, the evening has again attacked the area of heavy artillery. Unfortunately, the 48 -year -old man roared. He was home when the army of the Russian Federation hit the peaceful city," Lukashuk said.</text:p>
      <text:p text:style-name="P4">
Two more people - a man of 80 years old and a woman of 46 - were injured. The stable - in a stable state, they will be treated outpatient.</text:p>
      <text:p text:style-name="P4">
In Nikopol, six five -storey buildings were discharged as a result of the shelling and so many gaping buildings, half a dozen outbuildings, and two tielectrics. The consequences are still clarified.</text:p>
      <text:p text:style-name="P4">
<text:span text:style-name="T4">
 Read also: </text:span>
 <text:a xlink:type="simple" xlink:href="https://www.ukrinform.ua/rubric-ato/3702819-rosiani-z-artilerii-obstrilali-hersonsinu-zaginula-zinka.html" text:style-name="Internet_20_link" text:visited-style-name="Visited_20_Internet_20_Link">
<text:span text:style-name="T4">
 firing </text:span>
</text:a>
In other areas of Dnipropetrovsk during the day - without <text:a xlink:type="simple" xlink:href="https://www.ukrinform.ua/tag-obstril" text:style-name="Internet_20_link" text:visited-style-name="Visited_20_Internet_20_Link">
</text:a>
.</text:p>
      <text:p text:style-name="P4">
As reported by Ukrinform, on Sunday the enemy from artillery hit Nikopol, <text:a xlink:type="simple" xlink:href="https://www.ukrinform.ua/rubric-regions/3702651-voroza-artileria-nakrila-nikopol-poskodzeni-budinki-ta-linia-elektroperedac.html" text:style-name="Internet_20_link" text:visited-style-name="Visited_20_Internet_20_Link">
</text:a>
.  Photo: Mykola Lukashuk, Facebook</text:p>
      <text:p text:style-name="P4">
News Source: <text:a xlink:type="simple" xlink:href="https://www.ukrinform.ua/rubric-ato/3702854-zagarbniki-znovu-vdarili-z-vazkoi-artilerii-po-nikopolskomu-rajonu-e-zagiblij.html" text:style-name="Internet_20_link" text:visited-style-name="Visited_20_Internet_20_Link">
https://www.ukrinform.ua/rubric-ato/3702854-zagarbniki-znovu-vdarili-z-vazkoi-artilerii-po-nikopolskomu-rajonu-e-zagiblij.html</text:a>
</text:p>
      <!--NEWS-->
      <text:h text:style-name="P10" text:outline-level="1">
<text:span text:style-name="T4">
The Czech President does not exclude NATO's Summit in Vilnius Security Guarantees for Ukraine</text:span>
</text:h>
      <text:p text:style-name="P4">
Authors: Ukrinform (Person)</text:p>
      <text:p text:style-name="P4">
Publisher: Укринформ (Organization)</text:p>
      <text:p text:style-name="P4">
Published Time: 2023-04-30T-54:42:04+03:00</text:p>
      <text:p text:style-name="P4">
Modified Time: 2023-04-30T19:42:04+03:00</text:p>
      <text:p text:style-name="P4">
Description: Czech President Peter Pavel considers the possible approval of security guarantees for Ukraine during the July NATO Summit in Vilnius. - Ukrinform.</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Литва', 'Саміт НАТО', 'Україна']</text:p>
      <text:p text:style-name="P4">
Type: Article</text:p>
      <!--METADATA-->
      <text:p text:style-name="P4">
<draw:frame draw:style-name="fr1" draw:name="Image55" text:anchor-type="as-char" svg:width="6.9236in" svg:height="3.956343in" draw:z-index="0">
<draw:image xlink:href="../Images/yкринформ/2023-04-30T-54-42-04-03-00/630_360_1677231665-289.jpeg" xlink:type="simple" xlink:show="embed" xlink:actuate="onLoad" draw:mime-type="image/jpeg"/>
</draw:frame>
Czech President Peter Pavel considers the possible approval of security guarantees for Ukraine during the July NATO Summit in Vilnius.</text:p>
      <text:p text:style-name="P4">
He stated this at a briefing in Prague after a visit to Ukraine, reports Ukrinform.</text:p>
      <text:p text:style-name="P4">
According to Pavel, the Ukrainian authorities do not expect approval at the summit in the Vilnitosis on Ukraine's membership in the Alliance.</text:p>
      <text:p text:style-name="P4">
"What is waiting in Ukraine is the utterance of unambiguous support of allies and what they call security guarantees," the Czech leader said.</text:p>
      <text:p text:style-name="P4">
He noted that such guarantees of Kyiv intensively work together with the Second Secretary <text:a xlink:type="simple" xlink:href="https://www.ukrinform.ua/tag-nato" text:style-name="Internet_20_link" text:visited-style-name="Visited_20_Internet_20_Link">
</text:a>
Anders Fug Rasmussen. According to Pavel, the document has already been discussed with the Allies.</text:p>
      <text:p text:style-name="P4">
“These guarantees, of course, will not have the characteristics of a full article 5(The North Atlantic Union, which stipulates that an attack on a NATO single participant is an attack on all its members and will response to all states - ed.). Але ми можемо подивитися на гарантії в різних формах, якібуло надано Фінляндії після оголошення нею планів вступити в Альянс, … або намодель Ізраїлю», - сказав президент.</text:p>
      <text:p text:style-name="P4">
Він додав, що Чехія розгляне документ і визначить, якою мірою зможе долучитисядо гарантій.</text:p>
      <text:p text:style-name="P4">
<text:span text:style-name="T4">
Читайте також:</text:span>
 <text:a xlink:type="simple" xlink:href="https://www.ukrinform.ua/rubric-polytics/3702489-se-dvi-kraini-gotovi-pidtrimati-vstup-ukraini-do-nato-dmitro-kuleba.html" text:style-name="Internet_20_link" text:visited-style-name="Visited_20_Internet_20_Link">
 <text:span text:style-name="T4">
НАТО</text:span>
 </text:a>
It was reported that the meeting of the Heads of State and Government of NATO will take place in Vilnius on July 11-12, 2023.</text:p>
      <text:p text:style-name="P4">
President Volodymyr Zelensky said earlier that Ukraine is preparing for a summit in Vilnius and expects a political invitation to the Alliance.</text:p>
      <text:p text:style-name="P4">
He also emphasized that Ukraine should get effective security guarantees for NATO.</text:p>
      <text:p text:style-name="P4">
Foreign Minister Dmytro Kuleba believes that NATO has to approve political decision, which will either determine the schedule of Ukraine's accession directly at the reconciliation summit or oblige it by the end of 2023.</text:p>
      <text:p text:style-name="P4">
<text:span text:style-name="T5">
Foto: twitter</text:span>
</text:p>
      <text:p text:style-name="P4">
News Source: <text:a xlink:type="simple" xlink:href="https://www.ukrinform.ua/rubric-polytics/3702853-prezident-cehii-ne-viklucae-shvalenna-na-samiti-nato-u-vilnusi-bezpekovih-garantij-dla-ukraini.html" text:style-name="Internet_20_link" text:visited-style-name="Visited_20_Internet_20_Link">
https://www.ukrinform.ua/rubric-polytics/3702853-prezident-cehii-ne-viklucae-shvalenna-na-samiti-nato-u-vilnusi-bezpekovih-garantij-dla-ukraini.html</text:a>
</text:p>
      <!--NEWS-->
      <text:h text:style-name="P10" text:outline-level="1">
<text:span text:style-name="T4">
British scientists have created an artificial intelligence algorithm capable of detecting cancer</text:span>
</text:h>
      <text:p text:style-name="P4">
Authors: Ukrinform (Person)</text:p>
      <text:p text:style-name="P4">
Publisher: Укринформ (Organization)</text:p>
      <text:p text:style-name="P4">
Published Time: 2023-04-30T-56:33:00+03:00</text:p>
      <text:p text:style-name="P4">
Modified Time: 2023-04-30T19:33:00+03:00</text:p>
      <text:p text:style-name="P4">
Description: A group of doctors, scientists and researchers from the United Kingdom has created an algorithm based on artificial intelligence that can accurately detect cancer. - Ukrinform.</text:p>
      <text:p text:style-name="P4">
Images: ["<text:a xlink:type="simple" xlink:href="https://static.ukrinform.com/photos/2023_04/thumb_files/630_360_1682872324-706.jpg" text:style-name="Internet_20_link" text:visited-style-name="Visited_20_Internet_20_Link">
630_360_16828...</text:a>
"]</text:p>
      <text:p text:style-name="P4">
Tags: ['Британія', 'Медицина', 'Рак', 'Штучний інтелект', 'Онкологія', 'вчені']</text:p>
      <text:p text:style-name="P4">
Type: Article</text:p>
      <!--METADATA-->
      <text:p text:style-name="P4">
<draw:frame draw:style-name="fr1" draw:name="Image56" text:anchor-type="as-char" svg:width="6.9236in" svg:height="3.956343in" draw:z-index="0">
<draw:image xlink:href="../Images/yкринформ/2023-04-30T-56-33-00-03-00/630_360_1682872324-706.jpg" xlink:type="simple" xlink:show="embed" xlink:actuate="onLoad" draw:mime-type="image/jpeg"/>
</draw:frame>
A group of doctor, scientists and researchers from the United Kingdom have created an algorithm of artificial intelligence, which can accurately detect cancer.</text:p>
      <text:p text:style-name="P4">
As Ukrinform reports, it reports <text:a xlink:type="simple" xlink:href="https://www.theguardian.com/society/2023/apr/30/artificial-intelligence-tool-identify-cancer-ai" text:style-name="Internet_20_link" text:visited-style-name="Visited_20_Internet_20_Link">
</text:a>
.</text:p>
      <text:p text:style-name="P4">
«У майбутньому ми сподіваємося, що це покращить раннє виявлення та потенційнозробить лікування раку більш успішним, виділивши пацієнтів із високим ризикомі пришвидшивши раннє втручання (doctors - ed.)», - said Dr. Benjaminter from the Royal Health Fund. Marsden.</text:p>
      <text:p text:style-name="P4">
It is noted that the developer team used computed tomography with 500 patients with large nodes in the lungs to develop an algorithm basis <text:a xlink:type="simple" xlink:href="https://www.ukrinform.ua/tag-stucnij-intelekt" text:style-name="Internet_20_link" text:visited-style-name="Visited_20_Internet_20_Link">
</text:a>
with the help of radiomy. This technology can extract important information from medical images that are difficult to see the human eye.</text:p>
      <text:p text:style-name="P4">
Then the artificial intelligence model was tested to determine if it could accurately identify cancer nodes.</text:p>
      <text:p text:style-name="P4">
<text:span text:style-name="T4">
 Read also: </text:span>
 <text:a xlink:type="simple" xlink:href="https://www.ukrinform.ua/rubric-technology/3696958-google-rozroblae-novij-posukovik-zi-stucnim-intelektom-nyt.html" text:style-name="Internet_20_link" text:visited-style-name="Visited_20_Internet_20_Link">
<text:span text:style-name="T4">
 search engine </text:span>
</text:a>
"According to the first results, our model accurately identifies the large racas in the lungs," Hunter said.</text:p>
      <text:p text:style-name="P4">
As reported by Ukrinform, a group of American researchers developed model -based learning based on artificial intelligence(Thor), which can predict the risk of death from a heart attack or stroke during the 10-year period, after one X-ray of the chest.</text:p>
      <text:p text:style-name="P4">
<text:span text:style-name="T5">
Foto: Cultura Creative/Alamy</text:span>
</text:p>
      <text:p text:style-name="P4">
News Source: <text:a xlink:type="simple" xlink:href="https://www.ukrinform.ua/rubric-technology/3702849-britanski-vceni-stvorili-algoritm-stucnogo-intelektu-zdatnij-viavlati-rak.html" text:style-name="Internet_20_link" text:visited-style-name="Visited_20_Internet_20_Link">
https://www.ukrinform.ua/rubric-technology/3702849-britanski-vceni-stvorili-algoritm-stucnogo-intelektu-zdatnij-viavlati-rak.html</text:a>
</text:p>
      <!--NEWS-->
      <text:h text:style-name="P10" text:outline-level="1">
<text:span text:style-name="T4">
"Bavaria" won "Herta" and headed the Bundesliga</text:span>
</text:h>
      <text:p text:style-name="P4">
Authors: Ukrinform (Person)</text:p>
      <text:p text:style-name="P4">
Publisher: Укринформ (Organization)</text:p>
      <text:p text:style-name="P4">
Published Time: 2023-04-30T-58:18:32+03:00</text:p>
      <text:p text:style-name="P4">
Modified Time: 2023-04-30T19:18:32+03:00</text:p>
      <text:p text:style-name="P4">
Description: The Munichs ahead of Borussia to one post. - Ukrinform.</text:p>
      <text:p text:style-name="P4">
Images: ["<text:a xlink:type="simple" xlink:href="https://static.ukrinform.com/photos/2023_04/thumb_files/630_360_1682871440-565.jpg" text:style-name="Internet_20_link" text:visited-style-name="Visited_20_Internet_20_Link">
630_360_16828...</text:a>
"]</text:p>
      <text:p text:style-name="P4">
Tags: ['Баварія', 'Футбол']</text:p>
      <text:p text:style-name="P4">
Type: Article</text:p>
      <!--METADATA-->
      <text:p text:style-name="P4">
<draw:frame draw:style-name="fr1" draw:name="Image57" text:anchor-type="as-char" svg:width="6.9236in" svg:height="3.956343in" draw:z-index="0">
<draw:image xlink:href="../Images/yкринформ/2023-04-30T-58-18-32-03-00/630_360_1682871440-565.jpg" xlink:type="simple" xlink:show="embed" xlink:actuate="onLoad" draw:mime-type="image/jpeg"/>
</draw:frame>
The Munichets were prevented by Borussia to one post.</text:p>
      <text:p text:style-name="P4">
Bavaria defeated Herta 2: 0 in the 30th round of the German Bundesliga, reports Ukrinform.</text:p>
      <text:p text:style-name="P4">
Gnabri and team were distinguished as part of the Munich.</text:p>
      <text:p text:style-name="P4">
The victory over Herta helped Bavaria lead the Championship of Germany, having a bite of 62 points after 30 matches.</text:p>
      <text:p text:style-name="P4">
<text:span text:style-name="T4">
 Read also: </text:span>
 <text:a xlink:type="simple" xlink:href="https://www.ukrinform.ua/rubric-sports/3702828-man-siti-zdolav-fulgem-i-ocoliv-apl.html" text:style-name="Internet_20_link" text:visited-style-name="Visited_20_Internet_20_Link">
<text:span text:style-name="T4">
 Man </text:span>
 <text:span text:style-name="T4">
 City </text:span>
</text:a>
Dortmund Borussia is inferior to Bavaria in one point in the tournament.</text:p>
      <text:p text:style-name="P4">
Photo: twitter.com/fcbayern</text:p>
      <text:p text:style-name="P4">
News Source: <text:a xlink:type="simple" xlink:href="https://www.ukrinform.ua/rubric-sports/3702847-bavaria-peremogla-gertu-j-ocolila-bundesligu.html" text:style-name="Internet_20_link" text:visited-style-name="Visited_20_Internet_20_Link">
https://www.ukrinform.ua/rubric-sports/3702847-bavaria-peremogla-gertu-j-ocolila-bundesligu.html</text:a>
</text:p>
      <!--NEWS-->
      <text:h text:style-name="P10" text:outline-level="1">
<text:span text:style-name="T4">
Zaluzhny visited Lviv</text:span>
</text:h>
      <text:p text:style-name="P4">
Authors: Ukrinform (Person)</text:p>
      <text:p text:style-name="P4">
Publisher: Укринформ (Organization)</text:p>
      <text:p text:style-name="P4">
Published Time: 2023-04-30T-60:14:14+03:00</text:p>
      <text:p text:style-name="P4">
Modified Time: 2023-04-30T19:14:14+03:00</text:p>
      <text:p text:style-name="P4">
Description: Commander -in -Chief of the Armed Forces of Ukraine Valery Zaluzhny visited Lviv. - Ukrinform.</text:p>
      <text:p text:style-name="P4">
Images: ["<text:a xlink:type="simple" xlink:href="https://static.ukrinform.com/photos/2023_04/thumb_files/630_360_1682871068-759.jpg" text:style-name="Internet_20_link" text:visited-style-name="Visited_20_Internet_20_Link">
630_360_16828...</text:a>
"]</text:p>
      <text:p text:style-name="P4">
Tags: ['Львів', 'Садовий', 'Валерій Залужний']</text:p>
      <text:p text:style-name="P4">
Type: Article</text:p>
      <!--METADATA-->
      <text:p text:style-name="P4">
<draw:frame draw:style-name="fr1" draw:name="Image58" text:anchor-type="as-char" svg:width="6.9236in" svg:height="3.956343in" draw:z-index="0">
<draw:image xlink:href="../Images/yкринформ/2023-04-30T-60-14-14-03-00/630_360_1682871068-759.jpg" xlink:type="simple" xlink:show="embed" xlink:actuate="onLoad" draw:mime-type="image/jpeg"/>
</draw:frame>
Commander -in -Chief of the Armed Forces of Ukraine Valery Zaluzhny visited Lviv.</text:p>
      <text:p text:style-name="P4">
About it in <text:a xlink:type="simple" xlink:href="http://t.me/andriysadovyi/1517" text:style-name="Internet_20_link" text:visited-style-name="Visited_20_Internet_20_Link">
</text:a>
The mayor of Lviv Padyovy reported and published photos with the commander, Ukrinform reports.</text:p>
      <text:p text:style-name="P4">
“After this meeting, we have something to mention, but we have nothing to say. So far.</text:p>
      <text:p text:style-name="P4">
<text:span text:style-name="T4">
 Read also: </text:span>
 <text:a xlink:type="simple" xlink:href="https://www.ukrinform.ua/rubric-ato/3701446-zaluznij-i-ermak-obgovorili-z-milli-ta-sallivanom-situaciu-na-fronti.html" text:style-name="Internet_20_link" text:visited-style-name="Visited_20_Internet_20_Link">
<text:span text:style-name="T4">
 Zaluzhni </text:span>
</text:a>
As it was reported, the Commander -in -Chief of the Armed Forces Valery Zaluzhny <text:a xlink:type="simple" xlink:href="https://www.ukrinform.ua/rubric-ato/3702834-zaluznij-zustrivsa-iz-komanduvacem-sil-nato-v-evropi.html" text:style-name="Internet_20_link" text:visited-style-name="Visited_20_Internet_20_Link">
</text:a>
With the Supreme Commander -in -Chief of NATO Armed Forces in Europe, General Christopher Cavoli is widely important for the Armed Forces.</text:p>
      <text:p text:style-name="P4">
News Source: <text:a xlink:type="simple" xlink:href="https://www.ukrinform.ua/rubric-regions/3702845-zaluznij-vidvidav-lviv.html" text:style-name="Internet_20_link" text:visited-style-name="Visited_20_Internet_20_Link">
https://www.ukrinform.ua/rubric-regions/3702845-zaluznij-vidvidav-lviv.html</text:a>
</text:p>
      <!--NEWS-->
      <text:h text:style-name="P10" text:outline-level="1">
<text:span text:style-name="T4">
The Armed Forces reflected 20 attacks by the Russians in Bakhmut and Marinka fights</text:span>
</text:h>
      <text:p text:style-name="P4">
Authors: Ukrinform (Person)</text:p>
      <text:p text:style-name="P4">
Publisher: Укринформ (Organization)</text:p>
      <text:p text:style-name="P4">
Published Time: 2023-04-30T-62:12:00+03:00</text:p>
      <text:p text:style-name="P4">
Modified Time: 2023-04-30T19:12:00+03:00</text:p>
      <text:p text:style-name="P4">
Description: The Armed Forces of Ukraine reflected 20 attacks by the Russian army in three directions - Bakhmut, Avdiivsky and Marinski. - Ukrinform.</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Генштаб', "Мар'їнка", 'ЗСУ', 'Російські військові', 'Війна', '#stoprussia']</text:p>
      <text:p text:style-name="P4">
Type: Article</text:p>
      <!--METADATA-->
      <text:p text:style-name="P4">
<draw:frame draw:style-name="fr1" draw:name="Image59" text:anchor-type="as-char" svg:width="6.9236in" svg:height="3.956343in" draw:z-index="0">
<draw:image xlink:href="../Images/yкринформ/2023-04-30T-62-12-00-03-00/630_360_1682412645-576.png" xlink:type="simple" xlink:show="embed" xlink:actuate="onLoad" draw:mime-type="image/png"/>
</draw:frame>
The armeds of Ukraine reflects 20 attacks by the Russian army in three directions - Bakhmut, Avdiivsky and Marinski.</text:p>
      <text:p text:style-name="P4">
According to Ukrinform, the General Staff of the Armed Forces of Ukraine reported in <text:a xlink:type="simple" xlink:href="https://www.facebook.com/MinistryofDefence.UA/posts/pfbid0nRWWtpEgkt9ajpxa34xUQGzF3iYRsEkjtWUTs7RsqLRUUak8jXKdGZ5Qro4tgovol" text:style-name="Internet_20_link" text:visited-style-name="Visited_20_Internet_20_Link">
</text:a>
Having published prompt information as of 18:00 Saturday, April 30.</text:p>
      <text:p text:style-name="P4">
"The Russian Federation continues to use terror tactics. Today the enemy has summarized two missile strikes in the cities of Kramatorsk and Konstantinovka. Also, during the day, it caused 15 aviation strikes and made about 30 shelling .</text:p>
      <text:p text:style-name="P4">
The likelihood of rocket and aviation strikes throughout Ukraine is high.</text:p>
      <text:p text:style-name="P4">
The enemy continues to focus on the main efforts on the offensive actions of the Nabakhmut, Avdi and Mariinsky directions. More than 20 Russians' attacks on the front of the front of the front were reflected during the day. Bakhmut and Marinka remain at the epicenter of the fighting, where <text:a xlink:type="simple" xlink:href="https://www.ukrinform.ua/tag-zsu" text:style-name="Internet_20_link" text:visited-style-name="Visited_20_Internet_20_Link">
</text:a>
steadily keep the defense.</text:p>
      <text:p text:style-name="P4">
<text:span text:style-name="T4">
 Read also: </text:span>
 <text:a xlink:type="simple" xlink:href="https://www.ukrinform.ua/rubric-ato/3702751-rf-pragne-vzati-pid-kontrol-cislenni-rosijski-voenizovani-ugrupovanna-gur.html" text:style-name="Internet_20_link" text:visited-style-name="Visited_20_Internet_20_Link">
</text:a>
In the Volyn and Polissya directions, no signs of formation of offensive groups were detected. On the territory of the Republic of Belarus there are still identified units of the Armed Forces of the Russian Federation.</text:p>
      <text:p text:style-name="P4">
In the Siversky and Slobozhansky directions, the enemy continues to keep some troops in the border areas with Ukraine. Carried out mortar and artillery shelling of inhabited pens of Mykolaivka, Halaganivka, Leonivka of Chernihiv region; Mid-Budda, Friendship, Bachivsk of Sumy region, as well as red star, veterinary, shooter, deep, Krasne, Vovchansk, Loshakovo in Kharkiv region.</text:p>
      <text:p text:style-name="P4">
In the Kupyansk direction, the enemy did not perform the offensive actions. Artillery taminometric shelling of the enemy was suffered by the settlements of Kamianka, Krasne, two -year, Lyman First, Kislivka, Berestovo, Kharkiv region, Tanovoselivska Luhansk region.In the estate of artillery shelling of the enemy were inhabited, which, along with the line of combat collision, namely: Nevsky, Dibrova, Bigorivka, Luhansk region, wells, Verkhnyamyanskoye, Human and Razdolivka of Donetsk region.</text:p>
      <text:p text:style-name="P4">
In the Bakhmut direction, the enemy continues to take offensive actions. Bakhmut content is ongoing. In addition, during the day the enemy led unsuccessful offensive in the direction of the settlement Ivanivske. From the enemy shelling victims, Orikhovo-Vasylivka, Novomarka, Grigorivka, Bakhmut, times of Yar, Ivanivske, Konstantinovka, Bila Gora, Diliyivka, North, Iron, South Tanya York of Donetsk region.</text:p>
      <text:p text:style-name="P4">
In the Avdeevsky direction, the aggressor conducted offensive actions in the area of the inhabited donations of Avdiivka and the Pervomaisk Donetsk region, there was no success. The settlements of the settlements Novokalinovo, Avdiivka, Tonenko, Karlovka, Waterway Pervomaisk.</text:p>
      <text:p text:style-name="P4">
In the Marine direction, the Russians continue to attack the positions of defense forces. The fighting for Marinka. Settlements of Krasrasnogorivka, Marinka, Venta and Novomikhailivka of Donetsk region were enemy.</text:p>
      <text:p text:style-name="P4">
<text:span text:style-name="T4">
 Read also: </text:span>
 <text:a xlink:type="simple" xlink:href="https://www.ukrinform.ua/rubric-ato/3702671-prigozin-boitsa-kontratak-zsu-u-bahmuti-institut-vivcenna-vijni.html" text:style-name="Internet_20_link" text:visited-style-name="Visited_20_Internet_20_Link">
</text:a>
In the mineral direction during the day the enemy of offensive actions did not carry out.</text:p>
      <text:p text:style-name="P4">
In Zaporizhzhya and Kherson directions, the aggressor continues to keep defense. During the day, the enemy fired the settlements. Among them are Vremivka, Burlatske, Novosilka, Novopol of Donetsk region; Olgivske, Gulyaypole, Belogorye, Mala Tokmachka, Novodanilovka and Kamianske Zaporizhzhya region, as well as the city of Kherson. He struck the aviation strike on the settlement of Kherson region.</text:p>
      <text:p text:style-name="P4">
"Local hospitals of temporarily occupied Lugansk are increasingly difficult to cope with the recognized number of wounded. For the treatment and rehabilitation of the Russian military to the city recently, a group of medical workers, in particular, surgeons, arrived from the Moscow region.<text:span text:style-name="T4">
 Read also: </text:span>
 <text:a xlink:type="simple" xlink:href="https://www.ukrinform.ua/rubric-ato/3702633-podolak-pro-kontrnastup-zsu-ce-budut-desatki-i-sotni-riznih-dij.html" text:style-name="Internet_20_link" text:visited-style-name="Visited_20_Internet_20_Link">
<text:span text:style-name="T4">
 counter -offensive </text:span>
</text:a>
Aviation of defense forces per day struck the areas of concentration of the personal composition of the enemy.</text:p>
      <text:p text:style-name="P4">
The missile troops and artillery units were struck by four areas of weapons and military equipment, as well as housekeeper, storage, two districts of enemy artillery and logistics centrifugal centuries.</text:p>
      <text:p text:style-name="P4">
As reported by Ukrinform, in the morning of April 30 the army of the Russian Federation several times <text:a xlink:type="simple" xlink:href="https://www.ukrinform.ua/rubric-ato/3702755-rosiani-obstrilali-avdiivku-z-gradiv-tankiv-ta-vdarili-z-litaka.html" text:style-name="Internet_20_link" text:visited-style-name="Visited_20_Internet_20_Link">
</text:a>
From the "Grads", twice hit the tanks of the tanned airline in the city center.</text:p>
      <text:p text:style-name="P4">
<text:span text:style-name="T5">
Foto: Konstantin Liber</text:span>
</text:p>
      <text:p text:style-name="P4">
News Source: <text:a xlink:type="simple" xlink:href="https://www.ukrinform.ua/rubric-ato/3702844-zsu-za-den-vidbili-20-atak-rosian-u-bahmuti-ta-marinci-tocatsa-boi.html" text:style-name="Internet_20_link" text:visited-style-name="Visited_20_Internet_20_Link">
https://www.ukrinform.ua/rubric-ato/3702844-zsu-za-den-vidbili-20-atak-rosian-u-bahmuti-ta-marinci-tocatsa-boi.html</text:a>
</text:p>
      <!--NEWS-->
      <text:h text:style-name="P10" text:outline-level="1">
<text:span text:style-name="T4">
The Czech Republic should consider recognizing the deportation of Crimean Tatars with genocide - President</text:span>
</text:h>
      <text:p text:style-name="P4">
Authors: Ukrinform (Person)</text:p>
      <text:p text:style-name="P4">
Publisher: Укринформ (Organization)</text:p>
      <text:p text:style-name="P4">
Published Time: 2023-04-30T-64:09:39+03:00</text:p>
      <text:p text:style-name="P4">
Modified Time: 2023-04-30T19:09:39+03:00</text:p>
      <text:p text:style-name="P4">
Description: Czech President Peter Pavel intends to discuss with the members of the parliament the issue of recognizing the deportation of the Crimean Tatar people in 1944 by an act of genocide. - Ukrinform.</text:p>
      <text:p text:style-name="P4">
Images: ["<text:a xlink:type="simple" xlink:href="https://static.ukrinform.com/photos/2023_02/thumb_files/630_360_1677401125-903.jpg" text:style-name="Internet_20_link" text:visited-style-name="Visited_20_Internet_20_Link">
630_360_16774...</text:a>
"]</text:p>
      <text:p text:style-name="P4">
Tags: ['Геноцид', 'Кримські татари', 'Війна з росією', 'Петр Павел']</text:p>
      <text:p text:style-name="P4">
Type: Article</text:p>
      <!--METADATA-->
      <text:p text:style-name="P4">
<draw:frame draw:style-name="fr1" draw:name="Image60" text:anchor-type="as-char" svg:width="6.9236in" svg:height="3.956343in" draw:z-index="0">
<draw:image xlink:href="../Images/yкринформ/2023-04-30T-64-09-39-03-00/630_360_1677401125-903.jpg" xlink:type="simple" xlink:show="embed" xlink:actuate="onLoad" draw:mime-type="image/jpeg"/>
</draw:frame>
Presidential Petr Pavel intends to discuss with the members of the parliament the issue of deportation of the Crimean Tatar people in 1944 by the genocide.</text:p>
      <text:p text:style-name="P4">
He stated this at a briefing in Prague after a visit to Ukraine, reports Ukrinform.</text:p>
      <text:p text:style-name="P4">
According to Pavel, the Crimean Tatars for a very long time, since the reign of Stalin in the USSR, are harassed by <text:a xlink:type="simple" xlink:href="https://www.ukrinform.ua/tag-rosia" text:style-name="Internet_20_link" text:visited-style-name="Visited_20_Internet_20_Link">
</text:a>
. Representatives of this people appealed to the President of the Czech Republic during his prostate to Ukraine so that the Czech Republic would join a number of countries that condemned the Crimean Tatars in 1944 as an act of genocide.</text:p>
      <text:p text:style-name="P4">
"In the past, what could be called genocide can be called a pure conscience, although it was called the relocation of the Vyvniyan Union ... This migration had all the features of the Genocide," the President said, adding that he would discuss this issue with parliamentary members.</text:p>
      <text:p text:style-name="P4">
He also recalled that the Crimean Tatars supported Czechoslovakia in 1968, after its occupation of the USSR, and the Czechs have not to forget about it.</text:p>
      <text:p text:style-name="P4">
<text:span text:style-name="T4">
 Read also: </text:span>
 <text:a xlink:type="simple" xlink:href="https://www.ukrinform.ua/rubric-ato/3702832-cehia-sukatime-slahi-zbilsenna-postavok-ukraini-boepripasiv-pavel.html" text:style-name="Internet_20_link" text:visited-style-name="Visited_20_Internet_20_Link">
<text:span text:style-name="T4">
 Pavel </text:span>
</text:a>
As it was reported, the President of the Czech Republic Peter Pavel, together with the president of Slovakia, visited Ukraine on April 28-29.</text:p>
      <text:p text:style-name="P4">
The deportation of the Crimean Tatars began on May 18, 1944 and lasted in the early June(The first and largest wave ended on May 20). Офіційноюпідставою для неї стала таємна постанова Державного комітету оборони № 5859«Про кримських татар» від 11 травня 1944 року, в якій кримським татарамвисувалися претензії у начебто масовій зраді та масовому колабораціонізмі зачасів окупації Криму нацистськими військами.</text:p>
      <text:p text:style-name="P4">
Починаючи з 1994 року Україна 18 травня відзначає День скорботи й пам’ятіжертв депортації кримськотатарського народу, з 2016 року – День пам’яті жертвгеноциду кримськотатарського народу, згідно з постановою Верховної Ради «Провизнання геноциду кримськотатарського народу» від 12 листопада 2015 року.</text:p>
      <text:p text:style-name="P4">
<text:span text:style-name="T5">
Фото: Shutterstock/Fotodom</text:span>
</text:p>
      <text:p text:style-name="P4">
News Source: <text:a xlink:type="simple" xlink:href="https://www.ukrinform.ua/rubric-crimea/3702843-cehia-mae-rozglanuti-pitanna-sodo-viznanna-deportacii-krimskih-tatar-genocidom-prezident.html" text:style-name="Internet_20_link" text:visited-style-name="Visited_20_Internet_20_Link">
https://www.ukrinform.ua/rubric-crimea/3702843-cehia-mae-rozglanuti-pitanna-sodo-viznanna-deportacii-krimskih-tatar-genocidom-prezident.html</text:a>
</text:p>
      <!--NEWS-->
      <text:h text:style-name="P10" text:outline-level="1">
<text:span text:style-name="T4">
The NBU sold almost $ 445 million on the interbank interbank</text:span>
</text:h>
      <text:p text:style-name="P4">
Authors: Ukrinform (Person)</text:p>
      <text:p text:style-name="P4">
Publisher: Укринформ (Organization)</text:p>
      <text:p text:style-name="P4">
Published Time: 2023-04-30T-66:03:21+03:00</text:p>
      <text:p text:style-name="P4">
Modified Time: 2023-04-30T19:03:21+03:00</text:p>
      <text:p text:style-name="P4">
Description: The National Bank of Ukraine sold $ 444.74 million in the interbank foreign exchange market. USA. - Ukrinform.</text:p>
      <text:p text:style-name="P4">
Images: ["<text:a xlink:type="simple" xlink:href="https://static.ukrinform.com/photos/2020_04/thumb_files/630_360_1588017785-633.jpg" text:style-name="Internet_20_link" text:visited-style-name="Visited_20_Internet_20_Link">
630_360_15880...</text:a>
"]</text:p>
      <text:p text:style-name="P4">
Tags: ['Нацбанк', 'Валюта']</text:p>
      <text:p text:style-name="P4">
Type: Article</text:p>
      <!--METADATA-->
      <text:p text:style-name="P4">
<draw:frame draw:style-name="fr1" draw:name="Image61" text:anchor-type="as-char" svg:width="6.9236in" svg:height="3.956343in" draw:z-index="0">
<draw:image xlink:href="../Images/yкринформ/2023-04-30T-66-03-21-03-00/630_360_1588017785-633.jpg" xlink:type="simple" xlink:show="embed" xlink:actuate="onLoad" draw:mime-type="image/jpeg"/>
</draw:frame>
The National Bank of Ukraine sold $ 444.74 million at the interbank foreign currency market. USA.</text:p>
      <text:p text:style-name="P4">
According to Ukrinform, such results of currency interventions are published on <text:a xlink:type="simple" xlink:href="http://bank.gov.ua/ua/markets/currency-interventions" text:style-name="Internet_20_link" text:visited-style-name="Visited_20_Internet_20_Link">
</text:a>
According to the results of currency interventions, from April 24 to April 28, 2023, the National Bank of Ukraine sold 444.74 million to the interbank foreign exchange market. USA. The regulator bought $ 2.68 million. USA.</text:p>
      <text:p text:style-name="P4">
In total, since the beginning of 2023, the regulator sold $ 8.617 billion to the interbank bank. This was $ 64.98 million.</text:p>
      <text:p text:style-name="P4">
<text:span text:style-name="T4">
 Read also: </text:span>
 <text:a xlink:type="simple" xlink:href="https://www.ukrinform.ua/rubric-economy/3701874-nacbank-pererahuvav-do-budzetu-majze-72-milardi-griven.html" text:style-name="Internet_20_link" text:visited-style-name="Visited_20_Internet_20_Link">
<text:span text:style-name="T4">
 National Bank </text:span>
</text:a>
As it was reported, for 2022 <text:a xlink:type="simple" xlink:href="https://www.ukrinform.ua/tag-nacbank" text:style-name="Internet_20_link" text:visited-style-name="Visited_20_Internet_20_Link">
</text:a>
Sold interbank $ 26.380 billion. and EUR 1.789 billion, as well as purchased $ 3.267 billion and 110.97 million euros.</text:p>
      <text:p text:style-name="P4">
News Source: <text:a xlink:type="simple" xlink:href="https://www.ukrinform.ua/rubric-economy/3702842-nbu-za-tizden-prodav-na-mizbanku-majze-445-miljoniv.html" text:style-name="Internet_20_link" text:visited-style-name="Visited_20_Internet_20_Link">
https://www.ukrinform.ua/rubric-economy/3702842-nbu-za-tizden-prodav-na-mizbanku-majze-445-miljoniv.html</text:a>
</text:p>
      <!--NEWS-->
      <text:h text:style-name="P10" text:outline-level="1">
<text:span text:style-name="T4">
Lubinets advises Ukrainians in the occupied territories to take a passport of the Russian Federation for the sake of conservation of life</text:span>
</text:h>
      <text:p text:style-name="P4">
Authors: Ukrinform (Person)</text:p>
      <text:p text:style-name="P4">
Publisher: Укринформ (Organization)</text:p>
      <text:p text:style-name="P4">
Published Time: 2023-04-30T-69:43:34+03:00</text:p>
      <text:p text:style-name="P4">
Modified Time: 2023-04-30T18:43:34+03:00</text:p>
      <text:p text:style-name="P4">
Description: Ukrainians who are in the temporarily occupied territories must take the Russian passport in order to preserve their lives, or to leave such territories in any way. - Ukrinform.</text:p>
      <text:p text:style-name="P4">
Images: ["<text:a xlink:type="simple" xlink:href="https://static.ukrinform.com/photos/2022_12/thumb_files/630_360_1671020279-375.jpg" text:style-name="Internet_20_link" text:visited-style-name="Visited_20_Internet_20_Link">
630_360_16710...</text:a>
"]</text:p>
      <text:p text:style-name="P4">
Tags: ['Паспорт', 'Війна з росією', 'Дмитро Лубінець', 'Єдині новини']</text:p>
      <text:p text:style-name="P4">
Type: Article</text:p>
      <!--METADATA-->
      <text:p text:style-name="P4">
<draw:frame draw:style-name="fr1" draw:name="Image62" text:anchor-type="as-char" svg:width="6.9236in" svg:height="3.956343in" draw:z-index="0">
<draw:image xlink:href="../Images/yкринформ/2023-04-30T-69-43-34-03-00/630_360_1671020279-375.jpg" xlink:type="simple" xlink:show="embed" xlink:actuate="onLoad" draw:mime-type="image/jpeg"/>
</draw:frame>
Ukrainians who are in the temporarily occupied territories must take the Russian passport in order to maintain their lives, or to leave such a Terutitarian in any way.</text:p>
      <text:p text:style-name="P4">
The Commissioner of the Verkhovna Rada Dmitry Lubinets said this in the Telelorphone "The One News", the correspondent of Ukrinform reports.</text:p>
      <text:p text:style-name="P4">
"I think this decree(Putin's decree allowing deportation from the temporary -heated territories of Ukrainians who did not take the citizenship of the Russian Federation - ed.)It is not exactly for the deportation of Ukrainians. This decree is aimed at providing forced certification, which takes place at the temporarily occupying territory of Ukraine. This is the first. And the second is to fix and put a point in this process. I think that all citizens of Ukraine who will give up the Russian passport are simply arrested. And this will be a separate category of civilian prisoners, which the Russian Federation will be held captive, in the imprisonment of the territory or in the temporarily occupied territory of Ukraine, " - emphasized.</text:p>
      <text:p text:style-name="P4">
<text:span text:style-name="T4">
 Read also: </text:span>
 <text:a xlink:type="simple" xlink:href="https://www.ukrinform.ua/rubric-ato/3699915-rosia-rozdae-svoi-pasporti-na-okupovanih-teritoriah-sob-pokazati-vtorgnenna-ak-uspih-rozvidka-britanii.html" text:style-name="Internet_20_link" text:visited-style-name="Visited_20_Internet_20_Link">
<text:span text:style-name="T4">
 Passport </text:span>
</text:a>
He noted that Ukraine should continue legally the path of non -recognition of Russian passports, which are now issued under such direct, physical pressure of citizens of Ukrainian in the temporarily occupied territory of Ukraine.</text:p>
      <text:p text:style-name="P4">
"I would advise you to take the Russian passport, however, to make a decision to take out. This is the most important. We understand that it happens under pressure, physical fit. So take a passport, survive, wait for we will release this. law-to officially get away from this passport and return to normal life. Or for a manner to make decisions and leave this territory in any way because of any territory of other countries, but simply leave. We understand that Caesarase is the issue of survival in this territory " , - said Lubin.</text:p>
      <text:p text:style-name="P4">
He emphasized that it was the Russians who exert such pressure, such a certification, commit a new separate military crime.<text:span text:style-name="T4">
 Read also: </text:span>
 <text:a xlink:type="simple" xlink:href="https://www.ukrinform.ua/rubric-society/3702018-ukraina-vimagae-vid-rf-vidkriti-gumanitarni-koridori-dla-ziteliv-okupovanih-teritorij.html" text:style-name="Internet_20_link" text:visited-style-name="Visited_20_Internet_20_Link">
</text:a>
As reported by Ukrinform, suspected of war crimes <text:a xlink:type="simple" xlink:href="https://www.ukrinform.ua/tag-prezident" text:style-name="Internet_20_link" text:visited-style-name="Visited_20_Internet_20_Link">
</text:a>
Russia Vladimir Putin <text:a xlink:type="simple" xlink:href="https://www.ukrinform.ua/rubric-ato/3701757-putin-pidpisav-ukaz-so-dozvolae-deportuvati-ukrainciv-z-timcasovo-okupovanih-teritorij.html" text:style-name="Internet_20_link" text:visited-style-name="Visited_20_Internet_20_Link">
</text:a>
that allows the residents of the temporarily occupied territories of Ukraine who have not taken the citizen of the Russian Federation. The decree stipulates that Ukrainian citizens or passport owners of puppet "DNR", "LNR" should either become Russian citizens, or to assert that they do not want to do it. Those who choose the second option from July 12024 will be considered foreigners and, accordingly, can be deported.</text:p>
      <text:p text:style-name="P4">
News Source: <text:a xlink:type="simple" xlink:href="https://www.ukrinform.ua/rubric-society/3702838-lubinec-radit-ukraincam-na-okupovanih-teritoriah-brati-pasport-rf-zaradi-zberezenna-zitta.html" text:style-name="Internet_20_link" text:visited-style-name="Visited_20_Internet_20_Link">
https://www.ukrinform.ua/rubric-society/3702838-lubinec-radit-ukraincam-na-okupovanih-teritoriah-brati-pasport-rf-zaradi-zberezenna-zitta.html</text:a>
</text:p>
      <!--NEWS-->
      <text:h text:style-name="P10" text:outline-level="1">
<text:span text:style-name="T4">
Lithuanian Foreign Minister appealed to "peacekeepers": request negotiations with Putin, not Zelensky</text:span>
</text:h>
      <text:p text:style-name="P4">
Authors: Ukrinform (Person)</text:p>
      <text:p text:style-name="P4">
Publisher: Укринформ (Organization)</text:p>
      <text:p text:style-name="P4">
Published Time: 2023-04-30T-71:40:53+03:00</text:p>
      <text:p text:style-name="P4">
Modified Time: 2023-04-30T18:40:53+03:00</text:p>
      <text:p text:style-name="P4">
Description: Lithuanian Foreign Minister Gabrielus Landsbergis advised people who call for peace talks, demand them from Russian President Vladimir Putin, not President of Ukraine Vladimir Zelensky. - Ukrinform.</text:p>
      <text:p text:style-name="P4">
Images: ["<text:a xlink:type="simple" xlink:href="https://static.ukrinform.com/photos/2022_09/thumb_files/630_360_1663873623-915.jpeg" text:style-name="Internet_20_link" text:visited-style-name="Visited_20_Internet_20_Link">
630_360_16638...</text:a>
"]</text:p>
      <text:p text:style-name="P4">
Tags: ['Литва', 'Переговори', 'Україна', 'Війна з росією']</text:p>
      <text:p text:style-name="P4">
Type: Article</text:p>
      <!--METADATA-->
      <text:p text:style-name="P4">
<draw:frame draw:style-name="fr1" draw:name="Image63" text:anchor-type="as-char" svg:width="6.9236in" svg:height="3.956343in" draw:z-index="0">
<draw:image xlink:href="../Images/yкринформ/2023-04-30T-71-40-53-03-00/630_360_1663873623-915.jpeg" xlink:type="simple" xlink:show="embed" xlink:actuate="onLoad" draw:mime-type="image/jpeg"/>
</draw:frame>
Lithuania's Minister of Law Gabrielus Landsbergis advised people who call for Doming negotiations, demand them from Russian President Vladimir Putin, and the non -resident of Ukraine Vladimir Zelensky.</text:p>
      <text:p text:style-name="P4">
As Ukrinform reports, he reported this in <text:a xlink:type="simple" xlink:href="http://twitter.com/GLandsbergis/status/1652638109761261571" text:style-name="Internet_20_link" text:visited-style-name="Visited_20_Internet_20_Link">
</text:a>
.</text:p>
      <text:p text:style-name="P4">
"You do not ask for" both sides "to" discuss peace "after the invasion. You are a way of going away. Those who want peace have to address their requirements <text:a xlink:type="simple" xlink:href="https://www.ukrinform.ua/tag-putin" text:style-name="Internet_20_link" text:visited-style-name="Visited_20_Internet_20_Link">
</text:a>
, not Zelensky, ” - wroteland.</text:p>
      <text:p text:style-name="P4">
<text:span text:style-name="T4">
 Read also: </text:span>
 <text:a xlink:type="simple" xlink:href="https://www.ukrinform.ua/rubric-polytics/3701538-smigal-pro-peregovori-z-rf-nehaj-spocatku-vorog-pide-z-ukraini.html" text:style-name="Internet_20_link" text:visited-style-name="Visited_20_Internet_20_Link">
<text:span text:style-name="T4">
 negotiations </text:span>
</text:a>
As reported by Ukrinform, President Volodymyr Zelenskyy <text:a xlink:type="simple" xlink:href="https://www.ukrinform.ua/rubric-polytics/3690082-zelenskij-vvazae-peregovori-mozlivimi-pisla-togo-ak-rosia-bez-bou-vivede-z-ukraini-vijska.html" text:style-name="Internet_20_link" text:visited-style-name="Visited_20_Internet_20_Link">
</text:a>
that the start of the diplomatic format and fixation of the end of the Rosijani resolved against Ukraine at a large table in the presence of "decent" states can only be if Russia removed its troops from Ukraine without a fight.</text:p>
      <text:p text:style-name="P4">
News Source: <text:a xlink:type="simple" xlink:href="https://www.ukrinform.ua/rubric-world/3702836-glava-mzs-litvi-zvernuvsa-do-mirotvorciv-vimagajte-peregovoriv-u-putina-a-ne-zelenskogo.html" text:style-name="Internet_20_link" text:visited-style-name="Visited_20_Internet_20_Link">
https://www.ukrinform.ua/rubric-world/3702836-glava-mzs-litvi-zvernuvsa-do-mirotvorciv-vimagajte-peregovoriv-u-putina-a-ne-zelenskogo.html</text:a>
</text:p>
      <!--NEWS-->
      <text:h text:style-name="P10" text:outline-level="1">
<text:span text:style-name="T4">
Podolyak predicted how much time Ukraine will take to become a member of NATO</text:span>
</text:h>
      <text:p text:style-name="P4">
Authors: Ukrinform (Person)</text:p>
      <text:p text:style-name="P4">
Publisher: Укринформ (Organization)</text:p>
      <text:p text:style-name="P4">
Published Time: 2023-04-30T04:54:00+03:00</text:p>
      <text:p text:style-name="P4">
Modified Time: 2023-04-30T04:54:00+03:00</text:p>
      <text:p text:style-name="P4">
Description: Ukraine with a real combat experience that does not have any other European country will be a very desirable partner of NATO and will become a member of the Alliance "For months" after the end of the war and the destruction of Russia's military potential. - Ukrinform.</text:p>
      <text:p text:style-name="P4">
Images: ["<text:a xlink:type="simple" xlink:href="https://static.ukrinform.com/photos/2022_09/thumb_files/630_360_1663259418-845.jpg" text:style-name="Internet_20_link" text:visited-style-name="Visited_20_Internet_20_Link">
630_360_16632...</text:a>
"]</text:p>
      <text:p text:style-name="P4">
Tags: ['НАТО', 'Україна', 'Подоляк', 'Війна з росією']</text:p>
      <text:p text:style-name="P4">
Type: Article</text:p>
      <!--METADATA-->
      <text:p text:style-name="P4">
<draw:frame draw:style-name="fr1" draw:name="Image64" text:anchor-type="as-char" svg:width="6.9236in" svg:height="3.956343in" draw:z-index="0">
<draw:image xlink:href="../Images/yкринформ/2023-04-30T04-54-00-03-00/630_360_1663259418-845.jpg" xlink:type="simple" xlink:show="embed" xlink:actuate="onLoad" draw:mime-type="image/jpeg"/>
</draw:frame>
Ukraine will be a very desirable partner of NATO and will become a member of the Alliance "after months" after the war and the destruction of Russia's military potential.</text:p>
      <text:p text:style-name="P4">
This was stated by Advisor to the Head of the Presidential Office of Ukraine Mikhail Podolyak Vintervia Austrian leading newspaper <text:a xlink:type="simple" xlink:href="https://www.diepresse.com/6282002/selenskij-berater-podoljak-schlagen-sie-uns-vor-freiwillig-zu-sterben" text:style-name="Internet_20_link" text:visited-style-name="Visited_20_Internet_20_Link">
</text:a>
, reports Ukrinform.</text:p>
      <text:p text:style-name="P4">
"The destruction of Russia's military potential will mean that Ukraine will be a very desperate NATO partner. Ukraine has gained real combat experience in great ones - what no other European country can boast of what can be boast of <text:span text:style-name="T4">
 <text:a xlink:type="simple" xlink:href="https://www.ukrinform.ua/tag-nato" text:style-name="Internet_20_link" text:visited-style-name="Visited_20_Internet_20_Link">
</text:a>
</text:span>
. In a few months after the end ofwar, Ukraine will become a member of NATO under the accelerated procedure, " - commented Podolyak the question of when Ukraine will be able to join NATO.</text:p>
      <text:p text:style-name="P4">
<text:span text:style-name="T4">
 Read also: </text:span>
 <text:span text:style-name="T4">
 <text:a xlink:type="simple" xlink:href="https://www.ukrinform.ua/rubric-polytics/3702489-se-dvi-kraini-gotovi-pidtrimati-vstup-ukraini-do-nato-dmitro-kuleba.html" text:style-name="Internet_20_link" text:visited-style-name="Visited_20_Internet_20_Link">
</text:a>
</text:span>
</text:p>
      <text:p text:style-name="P4">
Commenting on the issue of neutral status for Ukraine, he recalled that Ukraine was neutral when Russia launched a war against it.</text:p>
      <text:p text:style-name="P4">
"Russia is not interested in the status of Ukraine. It attacked us because it wants to destroy the Ukrainian state. Or in Europe there will be a common security project within the framework of the military union, which will enter all without exception of the country so that no one can attack the European country or Russia will continue its course Expansion is not only against Ukraine, but also against other NATO countries. The only country of Ukraine that can attack others is Russia, "said the adviser to the presidential office.</text:p>
      <text:p text:style-name="P4">
<text:span text:style-name="T4">
 Read also: </text:span>
 <text:span text:style-name="T4">
 <text:a xlink:type="simple" xlink:href="https://www.ukrinform.ua/rubric-polytics/3702169-glava-mzs-latvii-na-samiti-u-vilnusi-mi-povinni-pobuduvati-slah-ukraini-do-nato.html" text:style-name="Internet_20_link" text:visited-style-name="Visited_20_Internet_20_Link">
</text:a>
</text:span>
</text:p>
      <text:p text:style-name="P4">
As reported by Ukrinform, on April 20, NATO Secretary General Jens Stoltenberghizhayae that _ <text:span text:style-name="T4">
 [] <text:a xlink:type="simple" xlink:href="https://www.ukrinform.ua/rubric-polytics/3698466-stoltenberg-nato-z-vami-ukraina-peremoze.html" text:style-name="Internet_20_link" text:visited-style-name="Visited_20_Internet_20_Link">
</text:a>
</text:span>
 _ But the now -headed goal is to ensure the victory of Ukraine.</text:p>
      <text:p text:style-name="P4">
News Source: <text:a xlink:type="simple" xlink:href="https://www.ukrinform.ua/rubric-polytics/3702637-radnik-zelenskogo-sprognozuvav-skilki-casu-ukraini-znadobitsa-abi-stati-clenom-nato.html" text:style-name="Internet_20_link" text:visited-style-name="Visited_20_Internet_20_Link">
https://www.ukrinform.ua/rubric-polytics/3702637-radnik-zelenskogo-sprognozuvav-skilki-casu-ukraini-znadobitsa-abi-stati-clenom-nato.html</text:a>
</text:p>
      <!--NEWS-->
      <text:h text:style-name="P10" text:outline-level="1">
<text:span text:style-name="T4">
In Ukraine on the last day of April, small rains are expected, up to +16 ° in the afternoon</text:span>
</text:h>
      <text:p text:style-name="P4">
Authors: Ukrinform (Person)</text:p>
      <text:p text:style-name="P4">
Publisher: Укринформ (Organization)</text:p>
      <text:p text:style-name="P4">
Published Time: 2023-04-30T05:11:00+03:00</text:p>
      <text:p text:style-name="P4">
Modified Time: 2023-04-30T05:11:00+03:00</text:p>
      <text:p text:style-name="P4">
Description: On Sunday, April 30, small rains are expected in the southern, eastern, most central regions of Ukraine, in the rest of the territory without precipitation. - Ukrinform.</text:p>
      <text:p text:style-name="P4">
Images: ["<text:a xlink:type="simple" xlink:href="https://static.ukrinform.com/photos/2019_04/thumb_files/630_360_1555161144-582.jpg" text:style-name="Internet_20_link" text:visited-style-name="Visited_20_Internet_20_Link">
630_360_15551...</text:a>
"]</text:p>
      <text:p text:style-name="P4">
Tags: ['Дощ', 'Погода', 'Прогноз', 'Регіони']</text:p>
      <text:p text:style-name="P4">
Type: Article</text:p>
      <!--METADATA-->
      <text:p text:style-name="P4">
<draw:frame draw:style-name="fr1" draw:name="Image65" text:anchor-type="as-char" svg:width="6.9236in" svg:height="3.956343in" draw:z-index="0">
<draw:image xlink:href="../Images/yкринформ/2023-04-30T05-11-00-03-00/630_360_1555161144-582.jpg" xlink:type="simple" xlink:show="embed" xlink:actuate="onLoad" draw:mime-type="image/jpeg"/>
</draw:frame>
On Sunday, April 30, in the southern, eastern, most central regions of Ukraine, small rains, in the rest of the territory without precipitation.</text:p>
      <text:p text:style-name="P4">
Ukrinform was reported at the Ukrainian Hydrometeorological Center.</text:p>
      <text:p text:style-name="P4">
The air temperature in the southern, eastern, central regions is 5-10 ° heat at night, 10-15 ° in the afternoon. In the rest of the territory at night 1-6 ° heat, in the western areas of the soil surface, in the northern, Vinnytsia and Khmelnitsky regions in air cutting 0-5 °, the temperature in the afternoon 11-16 ° heat.</text:p>
      <text:p text:style-name="P4">
The wind of the northeast, in the western regions of the Northwest, 7-12 m/s, the wrapped-east part of the gust of 15-20 m/s.</text:p>
      <text:p text:style-name="P4">
In the highlands of the Carpathians at night without precipitation, in the afternoon, light rain; temperature at night 0-5 ° frost, 3-8 ° heat in the afternoon.</text:p>
      <text:p text:style-name="P4">
<text:span text:style-name="T4">
 Read also: </text:span>
 <text:span text:style-name="T4">
 <text:a xlink:type="simple" xlink:href="https://www.ukrinform.ua/rubric-regions/3702410-v-ukraini-zalisautsa-pidtoplenimi-624-dvorogospodarstva-ta-105-budinkiv.html" text:style-name="Internet_20_link" text:visited-style-name="Visited_20_Internet_20_Link">
</text:a>
</text:span>
</text:p>
      <text:p text:style-name="P4">
In Kyiv and Kyiv region on April 30 without precipitation. At night in the capital of frost 0-2 °; temperature in the afternoon 13-15 ° heat; In the area of frost at night 0-5 °; temperature in the afternoon 11-16 ° heat.</text:p>
      <text:p text:style-name="P4">
In the first days of May, changing cloudiness will remain in Ukraine. In the southeastern part on May 1, light rain, May 2 without precipitation; The temperature at night4-9 ° is warm, in the afternoon 11-16 °.</text:p>
      <text:p text:style-name="P4">
In the rest of the territory without precipitation; Temperature at night 1-6 ° heat, on the surface of the soil <text:span text:style-name="T4">
 <text:a xlink:type="simple" xlink:href="https://www.ukrinform.ua/tag-moroz" text:style-name="Internet_20_link" text:visited-style-name="Visited_20_Internet_20_Link">
</text:a>
</text:span>
 0-3 °; In the afternoon on May 113-18 ° C, May 2 15-20 °, in Transcarpathia up to 23 °.</text:p>
      <text:p text:style-name="P4">
The wind is northwest with the transition southeast, 5-10 m/s. On the highlands without precipitation; The temperature at night is about 0 °, in the afternoon 5-10 ° heat.</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span text:style-name="T4">
 population </text:span>
 <text:span text:style-name="T4">
 </text:span>
 <text:span text:style-name="T4">
 </text:span>
 <text:span text:style-name="T4">
 </text:span>
 <text:span text:style-name="T4">
 </text:span>
 suffering <text:span text:style-name="T4">
 </text:span>
 <text:span text:style-name="T4">
 from </text:span>
<text:span text:style-name="T4">
 extreme </text:span>
 <text:span text:style-name="T4">
 weather </text:span>
 <text:span text:style-name="T4">
 </text:span>
 climatic <text:span text:style-name="T4">
 </text:span>
 <text:span text:style-name="T4">
 </text:span>
 <text:span text:style-name="T4">
 </text:span>
 <text:span text:style-name="T4">
 </text:span>
 phenomena <text:span text:style-name="T4">
 </text:span>
 WMO **</text:a>
In the capital region on May 1-2 without precipitation. Temperature in Kiev at night 3-5 ° heat; In the afternoon on May 1, 15-17 °, May 2, 17-19 °. In the area at night 1-6 ° heat, donate soil of frost 0-3 °; In the afternoon on May 1, 13-18 ° C, May 2 15-20 °.</text:p>
      <text:p text:style-name="P4">
During May 3-4 in Ukraine, according to forecasts of forecasters, without precipitation, only dazing, in the afternoon on May 4 and in the central regions in places of little time.</text:p>
      <text:p text:style-name="P4">
The temperature at night is 3-9 ° heat, in the afternoon 14-20 ° heat, in western, May 4 and intake areas 10-16 °.</text:p>
      <text:p text:style-name="P4">
News Source: <text:a xlink:type="simple" xlink:href="https://www.ukrinform.ua/rubric-regions/3702555-v-ukraini-v-ostannij-den-kvitna-ocikuutsa-neveliki-dosi-vden-do-16.html" text:style-name="Internet_20_link" text:visited-style-name="Visited_20_Internet_20_Link">
https://www.ukrinform.ua/rubric-regions/3702555-v-ukraini-v-ostannij-den-kvitna-ocikuutsa-neveliki-dosi-vden-do-16.html</text:a>
</text:p>
      <!--NEWS-->
      <text:h text:style-name="P10" text:outline-level="1">
<text:span text:style-name="T4">
In Rivne region, an explosion stirred up: the authorities say about the Night training of the Armed Forces</text:span>
</text:h>
      <text:p text:style-name="P4">
Authors: Ukrinform (Person)</text:p>
      <text:p text:style-name="P4">
Publisher: Укринформ (Organization)</text:p>
      <text:p text:style-name="P4">
Published Time: 2023-04-30T05:22:00+03:00</text:p>
      <text:p text:style-name="P4">
Modified Time: 2023-04-30T05:22:00+03:00</text:p>
      <text:p text:style-name="P4">
Description: On Sunday night, April 30, residents of Rivne region heard a loud explosion through which the windows were shaking in the houses and alarming in the car. - Ukrinform.</text:p>
      <text:p text:style-name="P4">
Images: ["<text:a xlink:type="simple" xlink:href="https://static.ukrinform.com/photos/2023_03/thumb_files/630_360_1679574124-120.jpg" text:style-name="Internet_20_link" text:visited-style-name="Visited_20_Internet_20_Link">
630_360_16795...</text:a>
"]</text:p>
      <text:p text:style-name="P4">
Tags: ['Рівне', 'Рівненщина', 'Вибух', 'ЗСУ', 'Військові навчання']</text:p>
      <text:p text:style-name="P4">
Type: Article</text:p>
      <!--METADATA-->
      <text:p text:style-name="P4">
<draw:frame draw:style-name="fr1" draw:name="Image66" text:anchor-type="as-char" svg:width="6.9236in" svg:height="3.956343in" draw:z-index="0">
<draw:image xlink:href="../Images/yкринформ/2023-04-30T05-22-00-03-00/630_360_1679574124-120.jpg" xlink:type="simple" xlink:show="embed" xlink:actuate="onLoad" draw:mime-type="image/jpeg"/>
</draw:frame>
On the night of the Navigation, on April 30, the inhabitants of the Rivne region heard a loud explosion, through which the windows in the homes were shaken and alarmed in the car.</text:p>
      <text:p text:style-name="P4">
This is reported by Ukrinform with reference to the social network.</text:p>
      <text:p text:style-name="P4">
Meanwhile, the mayor of Rivne Alexander Tretyak hastened to reassure the residents of the residents, noting that military exercises continue in the region.</text:p>
      <text:p text:style-name="P4">
“Without going into detail, I can only say that the military is conducting night <text:span text:style-name="T4">
 <text:a xlink:type="simple" xlink:href="https://www.ukrinform.ua/tag-vijskovi-navcanna" text:style-name="Internet_20_link" text:visited-style-name="Visited_20_Internet_20_Link">
</text:a>
</text:span>
, no freelance settlements arose, ”Tretyak said.</text:p>
      <text:p text:style-name="P4">
<text:span text:style-name="T4">
 Read also: </text:span>
 <text:span text:style-name="T4">
 <text:a xlink:type="simple" xlink:href="https://www.ukrinform.ua/rubric-vidbudova/3700948-na-rivnensini-polski-partneri-dopomozut-z-rekonstrukcieu-mostu.html" text:style-name="Internet_20_link" text:visited-style-name="Visited_20_Internet_20_Link">
</text:a>
</text:span>
</text:p>
      <text:p text:style-name="P4">
As the agency reported earlier, in the communities of Rivne region with the support of Sweden <text:span text:style-name="T4">
 _ <text:a xlink:type="simple" xlink:href="https://www.ukrinform.ua/rubric-vidbudova/3684895-u-gromadah-rivnensini-za-pidtrimki-svecii-rozgornut-modulni-budinki-karkasnogo-tipu.html" text:style-name="Internet_20_link" text:visited-style-name="Visited_20_Internet_20_Link">
</text:a>
_ </text:span>
 .</text:p>
      <text:p text:style-name="P4">
News Source: <text:a xlink:type="simple" xlink:href="https://www.ukrinform.ua/rubric-regions/3702638-na-rivnensini-progrimiv-vibuh-vlada-kaze-pro-nicni-navcanna-zsu.html" text:style-name="Internet_20_link" text:visited-style-name="Visited_20_Internet_20_Link">
https://www.ukrinform.ua/rubric-regions/3702638-na-rivnensini-progrimiv-vibuh-vlada-kaze-pro-nicni-navcanna-zsu.html</text:a>
</text:p>
      <!--NEWS-->
      <text:h text:style-name="P10" text:outline-level="1">
<text:span text:style-name="T4">
The US confiscated Iranian oil, Tehran captured the Tanker in Persian Gulf in response</text:span>
</text:h>
      <text:p text:style-name="P4">
Authors: Ukrinform (Person)</text:p>
      <text:p text:style-name="P4">
Publisher: Укринформ (Organization)</text:p>
      <text:p text:style-name="P4">
Published Time: 2023-04-30T05:38:00+03:00</text:p>
      <text:p text:style-name="P4">
Modified Time: 2023-04-30T05:38:00+03:00</text:p>
      <text:p text:style-name="P4">
Description: The United States seized Iranian oil from a tanker as part of a sanctions surgery, and in response, Iran seized a tanker with an oil tanker under the Marshall Islands. - Ukrinform.</text:p>
      <text:p text:style-name="P4">
Images: ["<text:a xlink:type="simple" xlink:href="https://static.ukrinform.com/photos/2021_01/thumb_files/630_360_1609794118-789.jpg" text:style-name="Internet_20_link" text:visited-style-name="Visited_20_Internet_20_Link">
630_360_16097...</text:a>
"]</text:p>
      <text:p text:style-name="P4">
Tags: ['Іран', 'нафта', 'Санкції', 'Спецконфіскація', 'США', 'танкер']</text:p>
      <text:p text:style-name="P4">
Type: Article</text:p>
      <!--METADATA-->
      <text:p text:style-name="P4">
<draw:frame draw:style-name="fr1" draw:name="Image67" text:anchor-type="as-char" svg:width="6.9236in" svg:height="3.956343in" draw:z-index="0">
<draw:image xlink:href="../Images/yкринформ/2023-04-30T05-38-00-03-00/630_360_1609794118-789.jpg" xlink:type="simple" xlink:show="embed" xlink:actuate="onLoad" draw:mime-type="image/jpeg"/>
</draw:frame>
The United States confiscated Iranian oil from a tanker as part of the sanctions surgery, in response, Iran seized a tanker with the Marshall Islands in the Persian Gulf.</text:p>
      <text:p text:style-name="P4">
As Ukrinform reports, it reports <text:a xlink:type="simple" xlink:href="https://www.reuters.com/world/middle-east/us-confiscates-iran-oil-cargo-tanker-amid-tehran-tensions-sources-2023-04-28/" text:style-name="Internet_20_link" text:visited-style-name="Visited_20_Internet_20_Link">
</text:a>
With reference to self -saving.</text:p>
      <text:p text:style-name="P4">
It is noted that Washington took the control of oil -plants on board Tanker Suez Rajan from Marshall's Islands, a relevant judgment. The last location of the vessel was recorded on April 21 near South Africa.</text:p>
      <text:p text:style-name="P4">
<text:span text:style-name="T4">
 Read also: </text:span>
 <text:span text:style-name="T4">
 <text:a xlink:type="simple" xlink:href="https://www.ukrinform.ua/rubric-world/3701584-iran-zahopiv-inozemnij-naftovij-tanker-v-omanskij-zatoci-vms-ssa.html" text:style-name="Internet_20_link" text:visited-style-name="Visited_20_Internet_20_Link">
</text:a>
</text:span>
</text:p>
      <text:p text:style-name="P4">
Iranian state television, in turn, reported on Friday that the tanker was with the Iranian vessel, which resulted in several of its crew members, three disappeared. Within eight hours after the collision, tankernibbio ignored the radio intervals.</text:p>
      <text:p text:style-name="P4">
"Before applying force, we tried to call the ship to stop, but it went to meet," said the Deputy Commander of the Navy Iran's counter -admiralmostaf Tajodini.</text:p>
      <text:p text:style-name="P4">
<text:span text:style-name="T4">
 Read also: </text:span>
 <text:span text:style-name="T4">
 <text:a xlink:type="simple" xlink:href="https://www.ukrinform.ua/rubric-world/3701734-ssa-zaprovadili-sankcii-proti-rf-ta-iranu-cerez-nezakonni-aresti-amerikanciv.html" text:style-name="Internet_20_link" text:visited-style-name="Visited_20_Internet_20_Link">
</text:a>
</text:span>
</text:p>
      <text:p text:style-name="P4">
As the agency reported earlier, the United States has declared sanctions against <text:span text:style-name="T4">
 <text:a xlink:type="simple" xlink:href="https://www.ukrinform.ua/tag-iran" text:style-name="Internet_20_link" text:visited-style-name="Visited_20_Internet_20_Link">
</text:a>
</text:span>
 through the country's nuclear program. Tehrannazers that his nuclear program has a civilian purpose, although Washingtone -reflecting that Iran is trying to create a nuclear bomb.</text:p>
      <text:p text:style-name="P4">
News Source: <text:a xlink:type="simple" xlink:href="https://www.ukrinform.ua/rubric-world/3702639-ssa-konfiskuvali-iransku-naftu-tegeran-u-vidpovid-zahopiv-tanker-u-perskij-zatoci.html" text:style-name="Internet_20_link" text:visited-style-name="Visited_20_Internet_20_Link">
https://www.ukrinform.ua/rubric-world/3702639-ssa-konfiskuvali-iransku-naftu-tegeran-u-vidpovid-zahopiv-tanker-u-perskij-zatoci.html</text:a>
</text:p>
      <!--NEWS-->
      <text:h text:style-name="P10" text:outline-level="1">
<text:span text:style-name="T4">
G7 digitalization ministers agreed five principles of managing artificial intelligence</text:span>
</text:h>
      <text:p text:style-name="P4">
Authors: Ukrinform (Person)</text:p>
      <text:p text:style-name="P4">
Publisher: Укринформ (Organization)</text:p>
      <text:p text:style-name="P4">
Published Time: 2023-04-30T05:56:00+03:00</text:p>
      <text:p text:style-name="P4">
Modified Time: 2023-04-30T05:56:00+03:00</text:p>
      <text:p text:style-name="P4">
Description: Great Seven digital digital ministers (G7) The most industrialized countries have agreed on five principles for managing new technologies, such as artificial intelligence, against the background of rapid spread in the world of using CI chatbots. - Ukrinform.</text:p>
      <text:p text:style-name="P4">
Images: ["<text:a xlink:type="simple" xlink:href="https://static.ukrinform.com/photos/2018_06/thumb_files/630_360_1528600995-9562.jpg" text:style-name="Internet_20_link" text:visited-style-name="Visited_20_Internet_20_Link">
630_360_15286...</text:a>
"]</text:p>
      <text:p text:style-name="P4">
Tags: ['IT-технології', 'Велика сімка', 'Штучний інтелект']</text:p>
      <text:p text:style-name="P4">
Type: Article</text:p>
      <!--METADATA-->
      <text:p text:style-name="P4">
<draw:frame draw:style-name="fr1" draw:name="Image68" text:anchor-type="as-char" svg:width="6.9236in" svg:height="3.956343in" draw:z-index="0">
<draw:image xlink:href="../Images/yкринформ/2023-04-30T05-56-00-03-00/630_360_1528600995-9562.jpg" xlink:type="simple" xlink:show="embed" xlink:actuate="onLoad" draw:mime-type="image/jpeg"/>
</draw:frame>
Great Seven Digital Technology Minister(G7)The most industrialized countries have agreed to manage the five principles of managing new technologies, such as the most intelligence, against the background of the rapid spread in the world of using chatbots with AI.</text:p>
      <text:p text:style-name="P4">
As Ukrinform reports with reference to <text:a xlink:type="simple" xlink:href="https://english.kyodonews.net/news/2023/04/2fc562a4022c-update1-g-7-ministers-meet-with-ai-risks-digital-infrastructure-in-focus.html" text:style-name="Internet_20_link" text:visited-style-name="Visited_20_Internet_20_Link">
</text:a>
, the question of the standard for the responsible use of the AI is one of the priority during a two -day meeting in Takasaki northwest of Tokyo.</text:p>
      <text:p text:style-name="P4">
Five principles include:</text:p>
      <ul>
        <li>
Rule of Law; * proper processing; * compliance with democracy; * respect for human rights; * Using AI for innovation.</li>
      </ul>
      <text:p text:style-name="P4">
These principles are envisaged in the joint communique of the meeting.</text:p>
      <text:p text:style-name="P4">
"Although the development of artificial intelligence technologies can make business more efficient productive, it can create unexpected challenges of democracy," - quotes Kikyodo words of Japan's digital technology Tarone Kono before the starting.</text:p>
      <text:p text:style-name="P4">
<text:span text:style-name="T4">
 Read also: </text:span>
 <text:span text:style-name="T4">
 <text:a xlink:type="simple" xlink:href="https://www.ukrinform.ua/rubric-technology/3698174-ministri-g7-na-zustrici-v-aponii-obgovorat-stucnij-intelekt-ta-protidiu-rosijskim-fejkam.html" text:style-name="Internet_20_link" text:visited-style-name="Visited_20_Internet_20_Link">
</text:a>
</text:span>
</text:p>
      <text:p text:style-name="P4">
The rapid pace of artificial intelligence has emphasized the need for international standards that would governing this technology, since today many countries are setting the rules for using OpenAi Catgpt on their own consciousness due to privacy problems.</text:p>
      <text:p text:style-name="P4">
Yes, last month, Italy imposed a temporary ban on the use of Chatgpt, referring to anxiety about the unauthorized collection of personal data, which was later canceled.</text:p>
      <text:p text:style-name="P4">
G7 ministers also intend to approve an action plan to facilitate the responsibility of AI and urge all stakeholders to widespread in the development of international standards.</text:p>
      <text:p text:style-name="P4">
<text:span text:style-name="T4">
 Read also: </text:span>
 <text:span text:style-name="T4">
 <text:a xlink:type="simple" xlink:href="https://www.ukrinform.ua/rubric-society/3701517-mincifri-proponue-vnesti-zmini-do-skilnoi-programi-zadla-pogliblenna-znan-u-sferi-si.html" text:style-name="Internet_20_link" text:visited-style-name="Visited_20_Internet_20_Link">
</text:a>
</text:span>
</text:p>
      <text:p text:style-name="P4">
In addition, ministers are expected to adopt a separate plan for managing an internet that will relate to the issues of combating fake news and more misinformation, which, in particular, is massively used by Russia to support its aggression against Ukraine.<text:span text:style-name="T4">
 Read also: </text:span>
 <text:span text:style-name="T4">
 <text:a xlink:type="simple" xlink:href="https://www.ukrinform.ua/rubric-technology/3696958-google-rozroblae-novij-posukovik-zi-stucnim-intelektom-nyt.html" text:style-name="Internet_20_link" text:visited-style-name="Visited_20_Internet_20_Link">
</text:a>
</text:span>
</text:p>
      <text:p text:style-name="P4">
In this context, ministers discussed the creation of a protected network infrastructure to support developing countries and to promote cooperation to optimize data transmission lines between countries.</text:p>
      <text:p text:style-name="P4">
This year to meet the heads of digital agencies G7, which includes Great Britain, Canada, France, Germany, Italy, Japan and the United States, as well as the European Union, invited ministers from India and Indonesia, which are adopted this year's meetings(G20), and as well as Ukraine.</text:p>
      <text:p text:style-name="P4">
<text:span text:style-name="T4">
 Read also: </text:span>
 <text:span text:style-name="T4">
 <text:a xlink:type="simple" xlink:href="https://www.ukrinform.ua/rubric-crimea/3697625-stucnij-intelekt-dopomig-identifikuvati-70-ucasnikiv-samooboroni-krimu-prokuratura-ark.html" text:style-name="Internet_20_link" text:visited-style-name="Visited_20_Internet_20_Link">
</text:a>
</text:span>
</text:p>
      <text:p text:style-name="P4">
As reported by Ukrinform, US President Joe Biden will take part in the Samy Group summit, which will take place in Hiroshima from 19 to 21 to 21, where one of the main questions will be <text:span text:style-name="T4">
 _ <text:a xlink:type="simple" xlink:href="https://www.ukrinform.ua/rubric-polytics/3700742-lideri-g7-obgovorat-u-aponii-nepohitnu-pidtrimku-ukraini-bilij-dim.html" text:style-name="Internet_20_link" text:visited-style-name="Visited_20_Internet_20_Link">
</text:a>
_ </text:span>
</text:p>
      <text:p text:style-name="P4">
News Source: <text:a xlink:type="simple" xlink:href="https://www.ukrinform.ua/rubric-technology/3702640-ministri-cifrovizacii-g7-uzgodili-pat-principiv-upravlinna-stucnim-intelektom.html" text:style-name="Internet_20_link" text:visited-style-name="Visited_20_Internet_20_Link">
https://www.ukrinform.ua/rubric-technology/3702640-ministri-cifrovizacii-g7-uzgodili-pat-principiv-upravlinna-stucnim-intelektom.html</text:a>
</text:p>
      <!--NEWS-->
      <text:h text:style-name="P10" text:outline-level="1">
<text:span text:style-name="T4">
Tot residents can register a place of residence without removal from previous registration</text:span>
</text:h>
      <text:p text:style-name="P4">
Authors: Ukrinform (Person)</text:p>
      <text:p text:style-name="P4">
Publisher: Укринформ (Organization)</text:p>
      <text:p text:style-name="P4">
Published Time: 2023-04-30T06:10:00+03:00</text:p>
      <text:p text:style-name="P4">
Modified Time: 2023-04-30T06:10:00+03:00</text:p>
      <text:p text:style-name="P4">
Description: Residents of the territories of Ukraine temporarily captured by the Russians, as well as the territories in which hostilities are conducted or conducted can register their new residence without removal from the registration of their previous residence. - Ukrinform.</text:p>
      <text:p text:style-name="P4">
Images: ["<text:a xlink:type="simple" xlink:href="https://static.ukrinform.com/photos/2022_11/thumb_files/630_360_1668265939-146.jpg" text:style-name="Internet_20_link" text:visited-style-name="Visited_20_Internet_20_Link">
630_360_16682...</text:a>
"]</text:p>
      <text:p text:style-name="P4">
Tags: ['Окупація', 'Реєстрація', 'Дмитро Лубінець']</text:p>
      <text:p text:style-name="P4">
Type: Article</text:p>
      <!--METADATA-->
      <text:p text:style-name="P4">
<draw:frame draw:style-name="fr1" draw:name="Image69" text:anchor-type="as-char" svg:width="6.9236in" svg:height="3.956343in" draw:z-index="0">
<draw:image xlink:href="../Images/yкринформ/2023-04-30T06-10-00-03-00/630_360_1668265939-146.jpg" xlink:type="simple" xlink:show="embed" xlink:actuate="onLoad" draw:mime-type="image/jpeg"/>
</draw:frame>
Residentials captured by the Russians of the territories of Ukraine, as well as the territories on which the hostilities will be presented or conducted can register their place of new residence without removing from the registration of their previous residence.</text:p>
      <text:p text:style-name="P4">
As Ukrinform reports, about it in <text:a xlink:type="simple" xlink:href="https://t.me/dmytro_lubinetzs/2288" text:style-name="Internet_20_link" text:visited-style-name="Visited_20_Internet_20_Link">
</text:a>
Dmitry Lubinets, the Commissioner of the Stork Council of Human Rights, informs.</text:p>
      <text:p text:style-name="P4">
On April 28, 2023, President of Ukraine Volodymyr Zelensky signed the Law of Ukraine “On Amendments to Certain Laws of Ukraine on Separate Issues temporarily occupied by the Russian Federation of Ukraine Tana territories on which they are conducted(It was kept)combat operations ”№3054-IX. In particular, the recommendations of the Commissioner of the Verkhovna Rada of Ukraine for Human Rights are in the nomivok.</text:p>
      <text:p text:style-name="P4">
<text:span text:style-name="T4">
 Read also: </text:span>
 <text:span text:style-name="T4">
 <text:a xlink:type="simple" xlink:href="https://www.ukrinform.ua/rubric-society/3702569-zitelam-zvilnenih-teritorij-viplatili-ponad-396-miljoniv-dopomogi.html" text:style-name="Internet_20_link" text:visited-style-name="Visited_20_Internet_20_Link">
</text:a>
</text:span>
</text:p>
      <text:p text:style-name="P4">
As Lubinets noted, from now on a person whose place of residence is registered or managed in a dwelling located in a temporarily occupied territory or suityragraphs where they are conducted(It was kept)hostilities can declare a place of residence without removing the place of residence from registration.</text:p>
      <text:p text:style-name="P4">
In addition, such persons can draw up, exchange documents that certify the person and confirm the citizenship of Ukraine, or documents that certify the person and confirm its special status, paste the photo at reaching the personality of the citizen of Ukraine, contacting the central organs of the executive. spheres of migration.</text:p>
      <text:p text:style-name="P4">
<text:span text:style-name="T4">
 Read also: </text:span>
 <text:span text:style-name="T4">
 <text:a xlink:type="simple" xlink:href="https://www.ukrinform.ua/rubric-ato/3698183-lubinec-anonsuvav-mozlivist-dodatkovoi-verifikacii-ukrainskih-polonenih.html" text:style-name="Internet_20_link" text:visited-style-name="Visited_20_Internet_20_Link">
</text:a>
 </text:span>
</text:p>
      <text:p text:style-name="P4">
<text:span text:style-name="T4">
 Read also: </text:span>
 <text:span text:style-name="T4">
 <text:a xlink:type="simple" xlink:href="https://www.ukrinform.ua/rubric-ato/3702265-oon-mogla-b-organizuvati-misiu-sodo-povernenna-deportovanih-ukrainskih-ditej-lubinec.html" text:style-name="Internet_20_link" text:visited-style-name="Visited_20_Internet_20_Link">
</text:a>
</text:span>
</text:p>
      <text:p text:style-name="P4">
According to the Commissioner, this law will promote the protection of the rights of citizens of Ukraine, including children, and will simplify their access to social, administrative and other state services.</text:p>
      <text:p text:style-name="P4">
As reported by Ukrinform, residents of temporarily captured territories of the territories and displaced persons can now seek <text:span text:style-name="T4">
 _ <text:a xlink:type="simple" xlink:href="https://www.ukrinform.ua/rubric-society/3696221-ukrainci-zmozut-distancijno-otrimuvati-bezoplatni-pravovi-konsultacii-lubinec.html" text:style-name="Internet_20_link" text:visited-style-name="Visited_20_Internet_20_Link">
</text:a>
_ </text:span>
</text:p>
      <text:p text:style-name="P4">
News Source: <text:a xlink:type="simple" xlink:href="https://www.ukrinform.ua/rubric-society/3702642-ziteli-tot-mozut-zareestruvati-misce-prozivanna-bez-znatta-z-poperednoi-reestracii.html" text:style-name="Internet_20_link" text:visited-style-name="Visited_20_Internet_20_Link">
https://www.ukrinform.ua/rubric-society/3702642-ziteli-tot-mozut-zareestruvati-misce-prozivanna-bez-znatta-z-poperednoi-reestracii.html</text:a>
</text:p>
      <!--NEWS-->
      <text:h text:style-name="P10" text:outline-level="1">
<text:span text:style-name="T4">
Ukrainian military reflected 58 enemy attacks in four directions</text:span>
</text:h>
      <text:p text:style-name="P4">
Authors: Ukrinform (Person)</text:p>
      <text:p text:style-name="P4">
Publisher: Укринформ (Organization)</text:p>
      <text:p text:style-name="P4">
Published Time: 2023-04-30T06:24:00+03:00</text:p>
      <text:p text:style-name="P4">
Modified Time: 2023-04-30T06:24:00+03:00</text:p>
      <text:p text:style-name="P4">
Description: The Russian Federation, despite significant losses, does not abandon the plans for the occupation of our territory and strikes and fires both military and civilians. - Ukrinform.</text:p>
      <text:p text:style-name="P4">
Images: ["<text:a xlink:type="simple" xlink:href="https://static.ukrinform.com/photos/2023_04/thumb_files/630_360_1681489070-713.jpg" text:style-name="Internet_20_link" text:visited-style-name="Visited_20_Internet_20_Link">
630_360_16814...</text:a>
"]</text:p>
      <text:p text:style-name="P4">
Tags: ['ЗСУ', 'Війна з росією']</text:p>
      <text:p text:style-name="P4">
Type: Article</text:p>
      <!--METADATA-->
      <text:p text:style-name="P4">
<draw:frame draw:style-name="fr1" draw:name="Image70" text:anchor-type="as-char" svg:width="6.9236in" svg:height="3.956343in" draw:z-index="0">
<draw:image xlink:href="../Images/yкринформ/2023-04-30T06-24-00-03-00/630_360_1681489070-713.jpg" xlink:type="simple" xlink:show="embed" xlink:actuate="onLoad" draw:mime-type="image/jpeg"/>
</draw:frame>
Russian federation, despite significant losses, does not abandon plans for the occupation of our territory and strikes and fired both prostitutes and civilian objects.</text:p>
      <text:p text:style-name="P4">
This is stated in the morning summary <text:a xlink:type="simple" xlink:href="https://www.facebook.com/GeneralStaff.ua/posts/pfbid02AyX3Jw4Hzv76hdmtvX1osVJvjTvZA95va5t2GsQ1fXan7j5kggEfs3Ktsv7SwAtMl" text:style-name="Internet_20_link" text:visited-style-name="Visited_20_Internet_20_Link">
</text:a>
, reports Ukrinform.</text:p>
      <text:p text:style-name="P4">
"The enemy continues to concentrate the main efforts on the offensive, the acting Liman, Bakhmut, Avdiiv and Mariinsky directions - 58 enemy attacks were reflected in the last day. At the epicenter of the fighting and Marinka," the message reads.</text:p>
      <text:p text:style-name="P4">
The military states that last day the enemy also caused 7 missile and 39 aviation strikes, made 50 shelling of rocket launchers. They were killed and injured among civilians, destroyed and damaged private dwellings and other civilian infrastructure.</text:p>
      <text:p text:style-name="P4">
<text:span text:style-name="T4">
 Read also: </text:span>
 <text:span text:style-name="T4">
 <text:a xlink:type="simple" xlink:href="https://www.ukrinform.ua/rubric-ato/3702586-rosiani-obstrilali-gromadu-na-dnipropetrovsini.html" text:style-name="Internet_20_link" text:visited-style-name="Visited_20_Internet_20_Link">
</text:a>
</text:span>
</text:p>
      <text:p text:style-name="P4">
The likelihood of further missile and aviation strikes throughout Ukraine is quite high.</text:p>
      <text:p text:style-name="P4">
Meanwhile, the aviation of defense forces over the past 24 hours struck 3 stroke areas. Also, our warriors knocked two hostile UAVs like "ShahED", one reconnaissance "Orlan-10" and another UAV of the unknown type.</text:p>
      <text:p text:style-name="P4">
The missile troops and artillery units struck the area of concentration of a living silament, two formulations of fuel and lubricants, two means of a prototype defense, one artillery unit and another important target.</text:p>
      <text:p text:style-name="P4">
<text:span text:style-name="T4">
 Read also: </text:span>
 <text:span text:style-name="T4">
 <text:a xlink:type="simple" xlink:href="https://www.ukrinform.ua/rubric-ato/3702562-u-bahmuti-prikordonniki-zupinili-sprobi-prorivu-sturmovih-grup-rosian.html" text:style-name="Internet_20_link" text:visited-style-name="Visited_20_Internet_20_Link">
</text:a>
</text:span>
</text:p>
      <text:p text:style-name="P4">
On <text:span text:style-name="T4">
 Volynskyi </text:span>
 and <text:span text:style-name="T4">
 Polissya </text:span>
 the operational situation did not have significantly changed. No signs of formation of offensive groups of the enemy were detected.</text:p>
      <text:p text:style-name="P4">
On <text:span text:style-name="T4">
 Siverskyi </text:span>
 and <text:span text:style-name="T4">
 Slobozhansky </text:span>
 the enemy caused the Air Force of Galavanovka and Leonivka; carried out mortar and artillery shelter of reassigned points of Khrinivka, Zarechychy, Yeline, Timonovich, Leonivka, Krasnihutir of Chernihiv region; Ukrainian, Mid-Buda Stukalivka, Iskryskivshchyna, Spire, Volfine, Yunakivka and Mohrits of Sumy region, as well as Chervona Zorya, Gptivka, Krasne, Ternova, Vovchansk, Vovchansky Farms of Tantesterne in Kharkiv region.On <text:span text:style-name="T4">
 Liman </text:span>
 the enemy was unsuccessful offensive actions by the Unapryamka of the Belogovka. The artillery shellings were suffered by Nevsky Lugansk region and Novosadovo, Torske, Bigorivka, Verkhnyamyanskoye and Rozdolivka -Donetsk.</text:p>
      <text:p text:style-name="P4">
On <text:span text:style-name="T4">
 Bakhmutsky </text:span>
 the enemy continues to take offensive actions. It is ongoing in Bakhmut. In addition, the enemy conducted unsuccessful offensive actions by the Ivanovsky and the forecast. From the enemy shelling victims, Orikhovo-Vasylivka, Novomarkove, Grigorivka, Bakhmut, times of Yar, Ivanivske, Konstantinovka, White Gora, Oleksandr-Shultine, Diliyivka, North, Toretsk, North and New York.</text:p>
      <text:p text:style-name="P4">
<text:span text:style-name="T4">
 Read also: </text:span>
 <text:span text:style-name="T4">
 <text:a xlink:type="simple" xlink:href="https://www.ukrinform.ua/rubric-ato/3702582-u-rajoni-marinki-pocastisali-vipadki-kolektivnoi-vidmovi-rosian-vid-ucasti-u-boah.html" text:style-name="Internet_20_link" text:visited-style-name="Visited_20_Internet_20_Link">
</text:a>
</text:span>
</text:p>
      <text:p text:style-name="P4">
At <text:span text:style-name="T4">
 Avdiivsky </text:span>
 the enemy was on offensive in the area of the inhabited publications of Avdiivka and Pervomaisk Donetsk region, there was no success. Fired at Vvokalynovo, Avdiivka, Karlovka, Vodyane and Pervomaisk.</text:p>
      <text:p text:style-name="P4">
<text:span text:style-name="T4">
 Marinski </text:span>
 The direction of the enemy in Marinka Tanovomikhailivka is reflected. In addition, hostile shellings were suffered by Krasnogorivka, Victory.</text:p>
      <text:p text:style-name="P4">
<text:span text:style-name="T4">
 Read also: </text:span>
 <text:span text:style-name="T4">
 <text:a xlink:type="simple" xlink:href="https://www.ukrinform.ua/rubric-ato/3702380-sili-oboroni-pivdna-za-dobu-znisili-rosijskij-coven-sim-odinic-bronetehniki-i-bpla.html" text:style-name="Internet_20_link" text:visited-style-name="Visited_20_Internet_20_Link">
</text:a>
</text:span>
</text:p>
      <text:p text:style-name="P4">
At the <text:span text:style-name="T4">
 Shakhtarsky </text:span>
 the enemy of offensive actions did not carry out the direction of the last day. He destroyed Epiphany, coal, Novoukrainka, Prychistivka, Shakhtar Tavelik Novosilka of Donetsk region.</text:p>
      <text:p text:style-name="P4">
On <text:span text:style-name="T4">
 Zaporizhzhya </text:span>
 and <text:span text:style-name="T4">
 Kherson </text:span>
 the enemy defects. In particular, Vremivka, Novosilka, Novopil, Green Field of Donetsk Region; Olgivske, Gulyaipole, Belogorye, Little Tokmachka, Novodanilovka, Novoandriivka and Kamianske in Zaporizhzhya and Gavrilovka, Zniivka, Berislav, Cossack, Ivanivka, Zimnik, Belozerka, Dniprovske, Kizomis and Kherson.</text:p>
      <text:p text:style-name="P4">
<text:span text:style-name="T4">
 Read also: </text:span>
 <text:span text:style-name="T4">
 <text:a xlink:type="simple" xlink:href="https://www.ukrinform.ua/rubric-ato/3702323-aviacia-zsu-za-dobu-zavdala-pat-udariv-po-rajonah-zoseredzenna-rosijskih-vijsk.html" text:style-name="Internet_20_link" text:visited-style-name="Visited_20_Internet_20_Link">
</text:a>
</text:span>
</text:p>
      <text:p text:style-name="P4">
As the agency reported earlier, the Armed Forces of Ukraine from February 24, 2022 to April 29, 2023 _ <text:span text:style-name="T4">
 <text:a xlink:type="simple" xlink:href="https://www.ukrinform.ua/rubric-ato/3702329-zsu-znisili-vze-190-040-rosijskih-zagarbnikiv.html" text:style-name="Internet_20_link" text:visited-style-name="Visited_20_Internet_20_Link">
</text:a>
</text:span>
 _</text:p>
      <text:p text:style-name="P4">
News Source: <text:a xlink:type="simple" xlink:href="https://www.ukrinform.ua/rubric-ato/3702643-ukrainski-vijskovi-vidbili-58-vorozih-atak-na-cotiroh-napramkah.html" text:style-name="Internet_20_link" text:visited-style-name="Visited_20_Internet_20_Link">
https://www.ukrinform.ua/rubric-ato/3702643-ukrainski-vijskovi-vidbili-58-vorozih-atak-na-cotiroh-napramkah.html</text:a>
</text:p>
      <!--NEWS-->
      <text:h text:style-name="P10" text:outline-level="1">
<text:span text:style-name="T4">
Law enforcement in the USA set up horrible details of the armed attack in Texas</text:span>
</text:h>
      <text:p text:style-name="P4">
Authors: Ukrinform (Person)</text:p>
      <text:p text:style-name="P4">
Publisher: Укринформ (Organization)</text:p>
      <text:p text:style-name="P4">
Published Time: 2023-04-30T06:38:00+03:00</text:p>
      <text:p text:style-name="P4">
Modified Time: 2023-04-30T06:38:00+03:00</text:p>
      <text:p text:style-name="P4">
Description: Law enforcement agencies in Texas have established a chronology of an armed attack on a home in Texas and the execution of five people, including an eight -year -old child, and acknowledged that they did not know where the suspect may be. - Ukrinform.</text:p>
      <text:p text:style-name="P4">
Images: ["<text:a xlink:type="simple" xlink:href="https://static.ukrinform.com/photos/2019_08/thumb_files/630_360_1564980947-739.jpg" text:style-name="Internet_20_link" text:visited-style-name="Visited_20_Internet_20_Link">
630_360_15649...</text:a>
"]</text:p>
      <text:p text:style-name="P4">
Tags: ['Поліція', 'Смерть', 'США', 'Стрілянина', 'Стрілянина у Техасі']</text:p>
      <text:p text:style-name="P4">
Type: Article</text:p>
      <!--METADATA-->
      <text:p text:style-name="P4">
<draw:frame draw:style-name="fr1" draw:name="Image71" text:anchor-type="as-char" svg:width="6.9236in" svg:height="3.956343in" draw:z-index="0">
<draw:image xlink:href="../Images/yкринформ/2023-04-30T06-38-00-03-00/630_360_1564980947-739.jpg" xlink:type="simple" xlink:show="embed" xlink:actuate="onLoad" draw:mime-type="image/jpeg"/>
</draw:frame>
Law enforcement agencies in Texas have established a chronology of armed assaults in Texas and the shooting of five people, including eight -year -old children, and recognized that they did not know where to be the suspect.</text:p>
      <text:p text:style-name="P4">
This was reported on Saturday during a special press conference by Sheriff Zrivuzan-Khasinto Texas Greg Kappers, Ukrinform reports with a reference to <text:a xlink:type="simple" xlink:href="https://www.cnn.com/2023/04/29/us/cleveland-texas-shooting/index.html" text:style-name="Internet_20_link" text:visited-style-name="Visited_20_Internet_20_Link">
</text:a>
.</text:p>
      <text:p text:style-name="P4">
"The suspect, identified as a 38-year-old Francisco Oropez, fired icing in his yard, when the neighbors asked him to stop because they were asked to fall asleep the baby," Sheriff Sheriff San Hasinto Greg Kappers said.</text:p>
      <text:p text:style-name="P4">
<text:span text:style-name="T4">
 Read also: </text:span>
 <text:span text:style-name="T4">
 <text:a xlink:type="simple" xlink:href="https://www.ukrinform.ua/rubric-world/3702542-u-tehasi-stalasa-strilanina-v-budinku-patero-zagiblih.html" text:style-name="Internet_20_link" text:visited-style-name="Visited_20_Internet_20_Link">
</text:a>
</text:span>
</text:p>
      <text:p text:style-name="P4">
The suspect, who was drunk, replied: "I will do what I want, in my mind."</text:p>
      <text:p text:style-name="P4">
At some point, the door of the door call in the victim's house recorded how the fidwed began to approach with his rifle, the sheriff said. Subsequently, the man opened the fire closely in his neighbors.</text:p>
      <text:p text:style-name="P4">
Law enforcement officers who arrived at the scene of the incident against Saturday, identified the bodies of five victims from 8 to 31. According to the law enforcement officers, two women who died as a result of an attack in the bedroom closed two young children who survived.</text:p>
      <text:p text:style-name="P4">
"They tried to protect their babies and save their lives," the Lightiff said.</text:p>
      <text:p text:style-name="P4">
<text:span text:style-name="T4">
 Read also: </text:span>
 <text:span text:style-name="T4">
 <text:a xlink:type="simple" xlink:href="https://www.ukrinform.ua/rubric-world/3700001-u-tehasi-vnaslidok-strilanini-na-vecirci-postrazdali-9-pidlitkiv.html" text:style-name="Internet_20_link" text:visited-style-name="Visited_20_Internet_20_Link">
</text:a>
</text:span>
</text:p>
      <text:p text:style-name="P4">
According to local law enforcement agencies, investigators tracked the orophysis with the help of his mobile phone, but on Saturday night was lost.</text:p>
      <text:p text:style-name="P4">
"Now he can be anywhere," Sheriff Kappers said.</text:p>
      <text:p text:style-name="P4">
<text:span text:style-name="T4">
 Read also: </text:span>
 <text:span text:style-name="T4">
 <text:a xlink:type="simple" xlink:href="https://www.ukrinform.ua/rubric-world/3697038-unaslidok-strilanini-u-stati-alabama-zaginuli-cotiri-ludini.html" text:style-name="Internet_20_link" text:visited-style-name="Visited_20_Internet_20_Link">
</text:a>
</text:span>
</text:p>
      <text:p text:style-name="P4">
As reported by Ukrinform, the tragedy in Texas happened after Friday Ufladelphia as a result of <text:span text:style-name="T4">
 <text:a xlink:type="simple" xlink:href="https://www.ukrinform.ua/tag-strilanina" text:style-name="Internet_20_link" text:visited-style-name="Visited_20_Internet_20_Link">
</text:a>
</text:span>
 Three people were killed.</text:p>
      <text:p text:style-name="P4">
News Source: <text:a xlink:type="simple" xlink:href="https://www.ukrinform.ua/rubric-world/3702644-pravoohoronci-u-ssa-vstanovili-zahlivi-podrobici-zbrojnogo-napadu-v-tehasi.html" text:style-name="Internet_20_link" text:visited-style-name="Visited_20_Internet_20_Link">
https://www.ukrinform.ua/rubric-world/3702644-pravoohoronci-u-ssa-vstanovili-zahlivi-podrobici-zbrojnogo-napadu-v-tehasi.html</text:a>
</text:p>
      <!--NEWS-->
      <text:h text:style-name="P10" text:outline-level="1">
<text:span text:style-name="T4">
In the Ireland Parliament, they insist on the Russian ambassador from the country</text:span>
</text:h>
      <text:p text:style-name="P4">
Authors: Ukrinform (Person)</text:p>
      <text:p text:style-name="P4">
Publisher: Укринформ (Organization)</text:p>
      <text:p text:style-name="P4">
Published Time: 2023-04-30T06:57:00+03:00</text:p>
      <text:p text:style-name="P4">
Modified Time: 2023-04-30T06:57:00+03:00</text:p>
      <text:p text:style-name="P4">
Description: The Chairman of the Joint Committee on International Affairs and Defense of the Irish Parliament Charlie Flanagan declared the need to send Ambassador of Russia Yuri Filatov from the country for his statement about the death of a volunteer from Ireland in Ukraine. - Ukrinform.</text:p>
      <text:p text:style-name="P4">
Images: ["<text:a xlink:type="simple" xlink:href="https://static.ukrinform.com/photos/2023_04/thumb_files/630_360_1682827269-331.jpg" text:style-name="Internet_20_link" text:visited-style-name="Visited_20_Internet_20_Link">
630_360_16828...</text:a>
"]</text:p>
      <text:p text:style-name="P4">
Tags: ['Ірландія', 'Посол', 'Скандал', 'росія']</text:p>
      <text:p text:style-name="P4">
Type: Article</text:p>
      <!--METADATA-->
      <text:p text:style-name="P4">
<draw:frame draw:style-name="fr1" draw:name="Image72" text:anchor-type="as-char" svg:width="6.9236in" svg:height="3.956343in" draw:z-index="0">
<draw:image xlink:href="../Images/yкринформ/2023-04-30T06-57-00-03-00/630_360_1682827269-331.jpg" xlink:type="simple" xlink:show="embed" xlink:actuate="onLoad" draw:mime-type="image/jpeg"/>
</draw:frame>
The Chairman of the Unified Committee on International Affairs and Defense of the Irish Parliament Charlie Flanagan stated the need to send Ambassador to Russian Filatov from the country because of his statement about the death of a volunteer from Ireland in Ukraine.</text:p>
      <text:p text:style-name="P4">
About this MP <text:a xlink:type="simple" xlink:href="https://twitter.com/CharlieFlanagan/status/1652017620646805516" text:style-name="Internet_20_link" text:visited-style-name="Visited_20_Internet_20_Link">
</text:a>
On the personal ward-page in response to the proclamation of the Russian Embassy in Dublin, reports Ukrinform.</text:p>
      <text:p text:style-name="P4">
“The threatening, frightening and horrific statement of the Russian Embassy in Dublin. Tsivorozhi remarks are unacceptable. It is time to ask the ambassador Filatov and his command to leave our country, ”the influential legislator said.</text:p>
      <text:p text:style-name="Quotations">

<text:p text:style-name="P4">
Threatening, Intimidating &amp; Chilling Statement by Russian Embassy Dublin.&gt;
 TheSe Hostile Remarks are unacceptable. Beyond Time Ambassador Filatov &amp; His&gt;
 Crew Were Asked to Leave Our Country. <text:a xlink:type="simple" xlink:href="https://t.co/Ez7frUSdIv" text:style-name="Internet_20_link" text:visited-style-name="Visited_20_Internet_20_Link">
</text:a>
&gt;
&gt;
 — Charlie Flanagan(@CharlieFlanagan) <text:a xlink:type="simple" xlink:href="https://twitter.com/CharlieFlanagan/status/1652017620646805516" text:style-name="Internet_20_link" text:visited-style-name="Visited_20_Internet_20_Link">
&gt;
 </text:a>
Thus, he responded to the official statement of the Embassy of Russia, inherent in the Government of Ireland in the death of their citizen Finbar Kefferki, as well as spreading false information about the war in Ukraine.</text:p>

</text:p>
      <text:p text:style-name="P4">
<text:span text:style-name="T4">
 Read also: </text:span>
 <text:span text:style-name="T4">
 <text:a xlink:type="simple" xlink:href="https://www.ukrinform.ua/rubric-ato/3702319-bila-bahmuta-zaginuv-irlandskij-dobrovolec-akij-ranise-vouvav-proti-idil.html" text:style-name="Internet_20_link" text:visited-style-name="Visited_20_Internet_20_Link">
</text:a>
</text:span>
</text:p>
      <text:p text:style-name="P4">
It was reported that after the death of Viceremier of Ireland, Micel Martin was condolences to the Kefferki family and said that Finbar was a "young man in good principles." The Russian Embassy stated that the government and the media <text:span text:style-name="T4">
 <text:a xlink:type="simple" xlink:href="https://www.ukrinform.ua/tag-irlandia" text:style-name="Internet_20_link" text:visited-style-name="Visited_20_Internet_20_Link">
</text:a>
</text:span>
 They should not encourage their citizens to help in the war of Ukraine. This caused a wave of indignation of the midpoints and citizens of Ireland.</text:p>
      <text:p text:style-name="P4">
News Source: <text:a xlink:type="simple" xlink:href="https://www.ukrinform.ua/rubric-world/3702645-u-parlamenti-irlandii-napolagaut-na-vislanni-rosijskogo-posla-z-kraini.html" text:style-name="Internet_20_link" text:visited-style-name="Visited_20_Internet_20_Link">
https://www.ukrinform.ua/rubric-world/3702645-u-parlamenti-irlandii-napolagaut-na-vislanni-rosijskogo-posla-z-kraini.html</text:a>
</text:p>
      <!--NEWS-->
      <text:h text:style-name="P10" text:outline-level="1">
<text:span text:style-name="T4">
The DPRK is actively building a nuclear scientific complex where weapons can be produced</text:span>
</text:h>
      <text:p text:style-name="P4">
Authors: Ukrinform (Person)</text:p>
      <text:p text:style-name="P4">
Publisher: Укринформ (Organization)</text:p>
      <text:p text:style-name="P4">
Published Time: 2023-04-30T07:14:00+03:00</text:p>
      <text:p text:style-name="P4">
Modified Time: 2023-04-30T07:14:00+03:00</text:p>
      <text:p text:style-name="P4">
Description: North Korea, according to commercial satellite images, actively expands and reconstructs the objects of the Center for Nuclear Scientific Research in Jonben, where highly enriched uranium can be produced to create nuclear weapons. - Ukrinform.</text:p>
      <text:p text:style-name="P4">
Images: ["<text:a xlink:type="simple" xlink:href="https://static.ukrinform.com/photos/2018_12/thumb_files/630_360_1544470492-627.jpeg" text:style-name="Internet_20_link" text:visited-style-name="Visited_20_Internet_20_Link">
630_360_15444...</text:a>
"]</text:p>
      <text:p text:style-name="P4">
Tags: ['КНДР', 'Ядерна зброя', 'Уран']</text:p>
      <text:p text:style-name="P4">
Type: Article</text:p>
      <!--METADATA-->
      <text:p text:style-name="P4">
<draw:frame draw:style-name="fr1" draw:name="Image73" text:anchor-type="as-char" svg:width="6.9236in" svg:height="3.956343in" draw:z-index="0">
<draw:image xlink:href="../Images/yкринформ/2023-04-30T07-14-00-03-00/630_360_1544470492-627.jpeg" xlink:type="simple" xlink:show="embed" xlink:actuate="onLoad" draw:mime-type="image/jpeg"/>
</draw:frame>
Northern Korea, according to commercial satellite images, actively expands and reconstructs the objects of the Center for Nuclear Scientific Research in Jonben, where a highly enriched uranium can be produced to create nuclear weapons.</text:p>
      <text:p text:style-name="P4">
As Ukrinform reports, about it <text:a xlink:type="simple" xlink:href="https://www.38north.org/2023/04/yongbyon-nuclear-scientific-research-center-expansion-work-continues/" text:style-name="Internet_20_link" text:visited-style-name="Visited_20_Internet_20_Link">
</text:a>
American Analytical Center 38 North, which monitors the nuclear program.</text:p>
      <text:p text:style-name="P4">
Satellite images taken on April 20 shows that active construction and installation work occurs all over the center(Blunt), a reactor with a capacity of 5 MWh of Uranus conversion zone.</text:p>
      <text:p text:style-name="P4">
<text:span text:style-name="T4">
 Read also: </text:span>
 <text:span text:style-name="T4">
 <text:a xlink:type="simple" xlink:href="https://www.ukrinform.ua/rubric-world/3702309-kndr-zaavila-so-strimuvanna-ii-adernih-ambicij-zagrozue-globalnij-bezpeci.html" text:style-name="Internet_20_link" text:visited-style-name="Visited_20_Internet_20_Link">
</text:a>
</text:span>
</text:p>
      <text:p text:style-name="P4">
Improvement of the Dam of the Kuriong River Channel and other new construction projects of the complex was noted, which indicates significant investments in the improvement of North Korea could be improved for the production of split radioactive materials.</text:p>
      <text:p text:style-name="P4">
The researchers also noticed the water to the south of the ELWR pumping station, which indicate the tests or operations of cooling the reactor, which are performed during its operation.</text:p>
      <text:p text:style-name="P4">
<text:span text:style-name="T4">
 Read also: </text:span>
 <text:span text:style-name="T4">
 <text:a xlink:type="simple" xlink:href="https://www.ukrinform.ua/rubric-world/3699270-aponski-vijskovi-otrimali-nakaz-pidgotuvatis-do-zapusku-balisticnoi-raketi-kndr.html" text:style-name="Internet_20_link" text:visited-style-name="Visited_20_Internet_20_Link">
</text:a>
</text:span>
</text:p>
      <text:p text:style-name="P4">
At the end of March, North Korean leader Kim Jong-in ordered the expansion of the production of weapons nuclear materials for rapid increase in arsenal native weapon and urged "perfectly" to prepare for its use "any time and anywhere."</text:p>
      <text:p text:style-name="P4">
The Jonben Nuclear Research Center is the largest Nuclear DPRK, built in 1964 with the assistance of the USSR. On the territory of the Center is the first North Korean nuclear reactor of the Soviet production of IRT-2000 power of 2 megatas, put into operation in 1965.</text:p>
      <text:p text:style-name="P4">
<text:span text:style-name="T4">
 Read also: </text:span>
 <text:span text:style-name="T4">
 <text:a xlink:type="simple" xlink:href="https://www.ukrinform.ua/rubric-world/3701256-rezim-kndr-znikne-akso-sprobue-atakuvati-stati-ci-ihnih-souznikiv-adernou-zbroeu-bajden.html" text:style-name="Internet_20_link" text:visited-style-name="Visited_20_Internet_20_Link">
</text:a>
</text:span>
</text:p>
      <text:p text:style-name="P4">
The Jonben Center is considered a key element of the Nuclear Program of the DPRK, as nuclear materials, in particular, highly enriched uranium, need to be used to create nuclear weapons.</text:p>
      <text:p text:style-name="P4">
News Source: <text:a xlink:type="simple" xlink:href="https://www.ukrinform.ua/rubric-world/3702648-kndr-aktivno-rozbudovue-adernij-naukovij-kompleks-de-moze-viroblatisa-zbrojovij-uran.html" text:style-name="Internet_20_link" text:visited-style-name="Visited_20_Internet_20_Link">
https://www.ukrinform.ua/rubric-world/3702648-kndr-aktivno-rozbudovue-adernij-naukovij-kompleks-de-moze-viroblatisa-zbrojovij-uran.html</text:a>
</text:p>
      <!--NEWS-->
      <text:h text:style-name="P10" text:outline-level="1">
<text:span text:style-name="T4">
After the "cotton" at the oil depot in the Crimea, the Russian military began to flee on vacation</text:span>
</text:h>
      <text:p text:style-name="P4">
Authors: Ukrinform (Person)</text:p>
      <text:p text:style-name="P4">
Publisher: Укринформ (Organization)</text:p>
      <text:p text:style-name="P4">
Published Time: 2023-04-30T07:23:00+03:00</text:p>
      <text:p text:style-name="P4">
Modified Time: 2023-04-30T07:23:00+03:00</text:p>
      <text:p text:style-name="P4">
Description: The Ukrainian military commented explosions at the oil depot in Sevastopol.</text:p>
      <text:p text:style-name="P4">
— Укрінформ.: </text:p>
      <text:p text:style-name="P4">
Images: ["<text:a xlink:type="simple" xlink:href="https://static.ukrinform.com/photos/2023_04/thumb_files/630_360_1682828050-350.png" text:style-name="Internet_20_link" text:visited-style-name="Visited_20_Internet_20_Link">
630_360_16828...</text:a>
"]</text:p>
      <text:p text:style-name="P4">
Tags: ['Генштаб', 'Крим', 'Пожежа', 'ЗСУ', 'Війна з росією', 'Нафтобаза']</text:p>
      <text:p text:style-name="P4">
Type: Article</text:p>
      <!--METADATA-->
      <text:p text:style-name="P4">
<draw:frame draw:style-name="fr1" draw:name="Image74" text:anchor-type="as-char" svg:width="6.9236in" svg:height="3.956343in" draw:z-index="0">
<draw:image xlink:href="../Images/yкринформ/2023-04-30T07-23-00-03-00/630_360_1682828050-350.png" xlink:type="simple" xlink:show="embed" xlink:actuate="onLoad" draw:mime-type="image/png"/>
</draw:frame>
The Ukrainian Ukrainian has commented explosions at the oil depot in Sevastopol.</text:p>
      <text:p text:style-name="P4">
This is stated in the morning summary <text:a xlink:type="simple" xlink:href="https://www.facebook.com/GeneralStaff.ua/posts/pfbid02AyX3Jw4Hzv76hdmtvX1osVJvjTvZA95va5t2GsQ1fXan7j5kggEfs3Ktsv7SwAtMl" text:style-name="Internet_20_link" text:visited-style-name="Visited_20_Internet_20_Link">
</text:a>
, reports Ukrinform.</text:p>
      <text:p text:style-name="P4">
"Feeling the beginning of the so -called" hot resort season "in the temporary -corresponding Crimea, Russian servicemen began to write reports on the side, which indicate its places on the territory of the continental Russia," the statement reads.</text:p>
      <text:p text:style-name="P4">
As a result of yesterday's large -scale fire, which flashed on the oil depot near the cosser bay, 10 tanks with petroleum products, with a total capacity of about 40 thousand tons, were destroyed by fire. In this regard, the city has spread panic tubes about the inability of Russian air defense to ensure safety strategic objects.</text:p>
      <text:p text:style-name="P4">
This oil depot provided fuel ships of the Black Sea Fleet <text:a xlink:type="simple" xlink:href="https://www.ukrinform.ua/tag-rosia" text:style-name="Internet_20_link" text:visited-style-name="Visited_20_Internet_20_Link">
</text:a>
which caused rocket strokes of the morning cities of Ukraine. The targets of Russian terrorists were peaceful people of Tacadian objects. At the same time, there are no victims of the Nanaftobaz as a result of the information.</text:p>
      <text:p text:style-name="P4">
<text:span text:style-name="T4">
 Read also: </text:span>
 <text:a xlink:type="simple" xlink:href="https://www.ukrinform.ua/rubric-crimea/3702493-koli-mi-vijdemo-na-adminmezu-z-krimom-rosiani-bigtimut-zvidti-prezident.html" text:style-name="Internet_20_link" text:visited-style-name="Visited_20_Internet_20_Link">
<text:span text:style-name="T4">
 Admials </text:span>
</text:a>
As reported by Ukrinform, at the oil depot in the temporarily occupied Sevastopol <text:a xlink:type="simple" xlink:href="https://www.ukrinform.ua/rubric-crimea/3702314-na-naftobazi-u-sevastopoli-stalasa-pozeza.html" text:style-name="Internet_20_link" text:visited-style-name="Visited_20_Internet_20_Link">
</text:a>
 .</text:p>
      <text:p text:style-name="P4">
News Source: <text:a xlink:type="simple" xlink:href="https://www.ukrinform.ua/rubric-crimea/3702647-pisla-bavovni-na-naftobazi-u-krimu-rosijski-vijskovi-pocali-tikati-u-vidpustki.html" text:style-name="Internet_20_link" text:visited-style-name="Visited_20_Internet_20_Link">
https://www.ukrinform.ua/rubric-crimea/3702647-pisla-bavovni-na-naftobazi-u-krimu-rosijski-vijskovi-pocali-tikati-u-vidpustki.html</text:a>
</text:p>
      <!--NEWS-->
      <text:h text:style-name="P10" text:outline-level="1">
<text:span text:style-name="T4">
Honor artillery covered Nikopol, damaged houses and power lines</text:span>
</text:h>
      <text:p text:style-name="P4">
Authors: Ukrinform (Person)</text:p>
      <text:p text:style-name="P4">
Publisher: Укринформ (Organization)</text:p>
      <text:p text:style-name="P4">
Published Time: 2023-04-30T07:51:45+03:00</text:p>
      <text:p text:style-name="P4">
Modified Time: 2023-04-30T07:51:45+03:00</text:p>
      <text:p text:style-name="P4">
Description: At night, the enemy from artillery hit Nikopol, damaged private homes. - Ukrinform.</text:p>
      <text:p text:style-name="P4">
Images: ["<text:a xlink:type="simple" xlink:href="https://static.ukrinform.com/photos/2023_04/thumb_files/630_360_1682830222-997.jpg" text:style-name="Internet_20_link" text:visited-style-name="Visited_20_Internet_20_Link">
630_360_16828...</text:a>
"]</text:p>
      <text:p text:style-name="P4">
Tags: ['Нікополь', 'Обстріл', 'Війна з росією']</text:p>
      <text:p text:style-name="P4">
Type: Article</text:p>
      <!--METADATA-->
      <text:p text:style-name="P4">
<draw:frame draw:style-name="fr1" draw:name="Image75" text:anchor-type="as-char" svg:width="6.9236in" svg:height="3.956343in" draw:z-index="0">
<draw:image xlink:href="../Images/yкринформ/2023-04-30T07-51-45-03-00/630_360_1682830222-997.jpg" xlink:type="simple" xlink:show="embed" xlink:actuate="onLoad" draw:mime-type="image/jpeg"/>
</draw:frame>
At night, artillery hit Nikopol, damaged private homes.</text:p>
      <text:p text:style-name="P4">
About it in <text:a xlink:type="simple" xlink:href="http://t.me/dnipropetrovskaODA/4351" text:style-name="Internet_20_link" text:visited-style-name="Visited_20_Internet_20_Link">
</text:a>
Informs the Chief -Propetrovsk Ova Sergei Lisak, Ukrinform reports.</text:p>
      <text:p text:style-name="P4">
"This night the fire of enemy artillery was covered by Nikopol. People were not injured. Aleu city damaged 7 private homes, as many outbuildings, a greenhouse, a minibus and a car <text:a xlink:type="simple" xlink:href="https://www.ukrinform.ua/tag-avtomobil" text:style-name="Internet_20_link" text:visited-style-name="Visited_20_Internet_20_Link">
</text:a>
. А ще лінія електропередач", - написав він.</text:p>
      <text:p text:style-name="P4">
<text:span text:style-name="T4">
Читайте також:</text:span>
 <text:a xlink:type="simple" xlink:href="https://www.ukrinform.ua/rubric-ato/3702616-rosiani-za-den-visim-raziv-obstrilali-sumsinu-ta-cernigivsinu.html" text:style-name="Internet_20_link" text:visited-style-name="Visited_20_Internet_20_Link">
 <text:span text:style-name="T4">
обстріл</text:span>
 </text:a>
In other areas of Dnipropetrovsk region - it passed without shelling.</text:p>
      <text:p text:style-name="P4">
News Source: <text:a xlink:type="simple" xlink:href="https://www.ukrinform.ua/rubric-regions/3702651-voroza-artileria-nakrila-nikopol-poskodzeni-budinki-ta-linia-elektroperedac.html" text:style-name="Internet_20_link" text:visited-style-name="Visited_20_Internet_20_Link">
https://www.ukrinform.ua/rubric-regions/3702651-voroza-artileria-nakrila-nikopol-poskodzeni-budinki-ta-linia-elektroperedac.html</text:a>
</text:p>
      <!--NEWS-->
      <text:h text:style-name="P10" text:outline-level="1">
<text:span text:style-name="T4">
Defense forces destroyed 190 510 Russians</text:span>
</text:h>
      <text:p text:style-name="P4">
Authors: Ukrinform (Person)</text:p>
      <text:p text:style-name="P4">
Publisher: Укринформ (Organization)</text:p>
      <text:p text:style-name="P4">
Published Time: 2023-04-30T08:35:00+03:00</text:p>
      <text:p text:style-name="P4">
Modified Time: 2023-04-30T08:35:00+03:00</text:p>
      <text:p text:style-name="P4">
Description: From February 24, 2022 to April 30, 2023, the Defense Forces of Ukraine were eliminated about 190 thousand 510 Russian invaders, with another 470 people in the past day. - Ukrinform.</text:p>
      <text:p text:style-name="P4">
Images: ["<text:a xlink:type="simple" xlink:href="https://static.ukrinform.com/photos/2022_09/thumb_files/630_360_1662995187-984.jpg" text:style-name="Internet_20_link" text:visited-style-name="Visited_20_Internet_20_Link">
630_360_16629...</text:a>
", "<text:a xlink:type="simple" xlink:href="https://static.ukrinform.com/photos/2023_04/1682832953-492.jpeg" text:style-name="Internet_20_link" text:visited-style-name="Visited_20_Internet_20_Link">
1682832953-49...</text:a>
"]</text:p>
      <text:p text:style-name="P4">
Tags: ['Генштаб', 'Оборона', 'ЗСУ']</text:p>
      <text:p text:style-name="P4">
Type: Article</text:p>
      <!--METADATA-->
      <text:p text:style-name="P4">
<draw:frame draw:style-name="fr1" draw:name="Image76" text:anchor-type="as-char" svg:width="6.9236in" svg:height="3.956343in" draw:z-index="0">
<draw:image xlink:href="../Images/yкринформ/2023-04-30T08-35-00-03-00/630_360_1662995187-984.jpg" xlink:type="simple" xlink:show="embed" xlink:actuate="onLoad" draw:mime-type="image/jpeg"/>
</draw:frame>
From February 24, 2022 to April 30, 2023, 190 thousand 510 Russian invaders were eliminated from February 24, 2022, with another 470 people - a joint day.</text:p>
      <text:p text:style-name="P4">
According to Ukrinform, this is reported to the General Staff of the Armed Forces of Ukraine in <text:a xlink:type="simple" xlink:href="http://www.facebook.com/GeneralStaff.ua/posts/pfbid0MtB3ND8sUeKtWnd1495TULzCoXYnNNc5FC9qL9mXgbPEQN5VTRVaw1zexfi9QksKl" text:style-name="Internet_20_link" text:visited-style-name="Visited_20_Internet_20_Link">
</text:a>
.</text:p>
      <text:p text:style-name="P4">
<draw:frame draw:style-name="fr1" draw:name="Image77" text:anchor-type="as-char" svg:width="6.9236in" svg:height="9.962291in" draw:z-index="0">
<draw:image xlink:href="../Images/yкринформ/2023-04-30T08-35-00-03-00/1682832953-492.jpeg" xlink:type="simple" xlink:show="embed" xlink:actuate="onLoad" draw:mime-type="image/jpeg"/>
</draw:frame>
Also destroyed enemy tanks - 3699 units(+2), combat armored vehicles -7189(+5), artillery systems - 2914(+6), RSWV - 544(+1), air defense -295(+1), <text:a xlink:type="simple" xlink:href="https://www.ukrinform.ua/tag-litak" text:style-name="Internet_20_link" text:visited-style-name="Visited_20_Internet_20_Link">
 </text:a>
- 308(+0), helicopters -294(+0), UAV Operative -tactical level - 2475(+4), winged missiles - 932(+0), ships/boats - 18(+0), car equipment and tanks - 5842(+6), special equipment - 357(+2).</text:p>
      <text:p text:style-name="P4">
Дані уточнюються.</text:p>
      <text:p text:style-name="P4">
<text:span text:style-name="T4">
Читайте також:</text:span>
 <text:a xlink:type="simple" xlink:href="https://www.ukrinform.ua/rubric-crimea/3702490-u-sevastopoli-zniseni-10-rezervuariv-z-naftoproduktami-dla-vorozogo-flotu-gur.html" text:style-name="Internet_20_link" text:visited-style-name="Visited_20_Internet_20_Link">
 </text:a>
As <text:a xlink:type="simple" xlink:href="https://www.ukrinform.ua/rubric-ato/3702643-ukrainski-vijskovi-vidbili-58-vorozih-atak-na-cotiroh-napramkah.html" text:style-name="Internet_20_link" text:visited-style-name="Visited_20_Internet_20_Link">
 </text:a>
, Ukrainian warworked 58 enemy attacks in four directions</text:p>
      <text:p text:style-name="P4">
News Source: <text:a xlink:type="simple" xlink:href="https://www.ukrinform.ua/rubric-ato/3702657-sili-oboroni-znisili-vze-190-510-rosian.html" text:style-name="Internet_20_link" text:visited-style-name="Visited_20_Internet_20_Link">
https://www.ukrinform.ua/rubric-ato/3702657-sili-oboroni-znisili-vze-190-510-rosian.html</text:a>
</text:p>
      <!--NEWS-->
      <text:h text:style-name="P10" text:outline-level="1">
<text:span text:style-name="T4">
The memory of the senior soldier of the Azov Regiment Edward Goroshochka (call sign "ED DED")</text:span>
</text:h>
      <text:p text:style-name="P4">
Authors: Ukrinform (Person)</text:p>
      <text:p text:style-name="P4">
Publisher: Укринформ (Organization)</text:p>
      <text:p text:style-name="P4">
Published Time: 2023-04-30T09:00:00+03:00</text:p>
      <text:p text:style-name="P4">
Modified Time: 2023-04-30T09:00:00+03:00</text:p>
      <text:p text:style-name="P4">
Description: He could not embarrass the ancestors who look at us from heaven ...</text:p>
      <text:p text:style-name="P4">
— Укрінформ.: </text:p>
      <text:p text:style-name="P4">
Images: ["<text:a xlink:type="simple" xlink:href="https://static.ukrinform.com/photos/2023_04/thumb_files/630_360_1682425503-660.jpg" text:style-name="Internet_20_link" text:visited-style-name="Visited_20_Internet_20_Link">
630_360_16824...</text:a>
", "<text:a xlink:type="simple" xlink:href="https://static.ukrinform.com/photos/2023_04/1682425506-764.jpg" text:style-name="Internet_20_link" text:visited-style-name="Visited_20_Internet_20_Link">
1682425506-76...</text:a>
", "<text:a xlink:type="simple" xlink:href="https://static.ukrinform.com/photos/2023_04/1682425867-687.jpg" text:style-name="Internet_20_link" text:visited-style-name="Visited_20_Internet_20_Link">
1682425867-68...</text:a>
", "<text:a xlink:type="simple" xlink:href="https://static.ukrinform.com/photos/2023_04/1682425504-405.jpg" text:style-name="Internet_20_link" text:visited-style-name="Visited_20_Internet_20_Link">
1682425504-40...</text:a>
", "<text:a xlink:type="simple" xlink:href="https://static.ukrinform.com/photos/2023_04/1682425502-312.jpg" text:style-name="Internet_20_link" text:visited-style-name="Visited_20_Internet_20_Link">
1682425502-31...</text:a>
", "<text:a xlink:type="simple" xlink:href="https://static.ukrinform.com/photos/2023_04/1682425505-327.jpg" text:style-name="Internet_20_link" text:visited-style-name="Visited_20_Internet_20_Link">
1682425505-32...</text:a>
", "<text:a xlink:type="simple" xlink:href="https://static.ukrinform.com/photos/2023_04/1682425503-184.jpg" text:style-name="Internet_20_link" text:visited-style-name="Visited_20_Internet_20_Link">
1682425503-18...</text:a>
", "<text:a xlink:type="simple" xlink:href="https://static.ukrinform.com/photos/2023_04/1682425506-163.jpg" text:style-name="Internet_20_link" text:visited-style-name="Visited_20_Internet_20_Link">
1682425506-16...</text:a>
", "<text:a xlink:type="simple" xlink:href="https://static.ukrinform.com/photos/2023_04/1682425506-853.jpg" text:style-name="Internet_20_link" text:visited-style-name="Visited_20_Internet_20_Link">
1682425506-85...</text:a>
", "<text:a xlink:type="simple" xlink:href="https://static.ukrinform.com/photos/2023_04/1682425504-360.jpg" text:style-name="Internet_20_link" text:visited-style-name="Visited_20_Internet_20_Link">
1682425504-36...</text:a>
"]</text:p>
      <text:p text:style-name="P4">
Tags: ["Пам'ять", 'Війна з росією', '#stoprussia']</text:p>
      <text:p text:style-name="P4">
Type: Article</text:p>
      <!--METADATA-->
      <text:p text:style-name="P4">
<draw:frame draw:style-name="fr1" draw:name="Image78" text:anchor-type="as-char" svg:width="6.9236in" svg:height="3.956343in" draw:z-index="0">
<draw:image xlink:href="../Images/yкринформ/2023-04-30T09-00-00-03-00/630_360_1682425503-660.jpg" xlink:type="simple" xlink:show="embed" xlink:actuate="onLoad" draw:mime-type="image/jpeg"/>
</draw:frame>
He is not to migrate the ancestors who look at us from heaven ...</text:p>
      <text:p text:style-name="P4">
Edward was one of the hundreds of those fighters who fearlessly, to the last, defended Azovstal. He fought for every piece of his native land, for every child, a familiar family, for his fallen friends.</text:p>
      <text:p text:style-name="P4">
<draw:frame draw:style-name="fr1" draw:name="Image79" text:anchor-type="as-char" svg:width="5.625in" svg:height="10.0in" draw:z-index="0">
<draw:image xlink:href="../Images/yкринформ/2023-04-30T09-00-00-03-00/1682425506-764.jpg" xlink:type="simple" xlink:show="embed" xlink:actuate="onLoad" draw:mime-type="image/jpeg"/>
</draw:frame>
<text:span text:style-name="T5">
Foto: Alexander Kalganova Facebook-Page</text:span>
</text:p>
      <text:p text:style-name="P4">
Edward Gorochochok got to the Azov regiment in 2014. The disintegration of the Revolution of Dignity, in which he actively participated. For almost two years he served in the regiment, Doris to the division commander, in his control there were 118 people.</text:p>
      <text:p text:style-name="P4">
<draw:frame draw:style-name="fr1" draw:name="Image80" text:anchor-type="as-char" svg:width="6.9236in" svg:height="9.879744in" draw:z-index="0">
<draw:image xlink:href="../Images/yкринформ/2023-04-30T09-00-00-03-00/1682425867-687.jpg" xlink:type="simple" xlink:show="embed" xlink:actuate="onLoad" draw:mime-type="image/jpeg"/>
</draw:frame>
<text:span text:style-name="T5">
Foto: Facebook-page Ed DED</text:span>
</text:p>
      <text:p text:style-name="P4">
It was there, in the East, that he finally realized that Ukraine needs to fight, mercilessly killing the enemy. All 2015, ED was engaged in the fact that the piece for the part of the Ukrainian land from the occupiers-mercenaries and regular troops.</text:p>
      <text:p text:style-name="P4">
<draw:frame draw:style-name="fr1" draw:name="Image81" text:anchor-type="as-char" svg:width="6.9236in" svg:height="6.9236in" draw:z-index="0">
<draw:image xlink:href="../Images/yкринформ/2023-04-30T09-00-00-03-00/1682425504-405.jpg" xlink:type="simple" xlink:show="embed" xlink:actuate="onLoad" draw:mime-type="image/jpeg"/>
</draw:frame>
<text:span text:style-name="T5">
Foto: Facebook-page Ed DED</text:span>
</text:p>
      <text:p text:style-name="P4">
“Further - injury. I was mowed and sent to the hospital. When I was removing, I went across Ukraine to see what it was necessary to stand at the front of the toink. Kyiv, Kamianets-Podilskyi, Khotyn, Chernivtsi, Ivano-Frankivsk, Ternopil, Lviv, Poltava, Khortytsia… The realization that having a machine in the hands is difficult to change the whole country, ”he wrote later.</text:p>
      <text:p text:style-name="P4">
<draw:frame draw:style-name="fr1" draw:name="Image82" text:anchor-type="as-char" svg:width="6.9236in" svg:height="6.974886in" draw:z-index="0">
<draw:image xlink:href="../Images/yкринформ/2023-04-30T09-00-00-03-00/1682425502-312.jpg" xlink:type="simple" xlink:show="embed" xlink:actuate="onLoad" draw:mime-type="image/jpeg"/>
</draw:frame>
<text:span text:style-name="T5">
Foto: Facebook-page Ed DED</text:span>
</text:p>
      <text:p text:style-name="P4">
It was after a complicated operation that Edward realized that the state needs to be removed, not demanding. In 2016, he returned to his native Poltava and single friends - the former ATOs started in the city of NGO "Voroscol", the main city of which was the creation of a positive image of a veteran, and later - and the attachment of brothers to business.</text:p>
      <text:p text:style-name="P4">
“I returned to a peaceful life and began to analyze the problems that the Uatovs arise after returning from the war zone. And this is the issue of registration of documents, obtaining land. Now it all decides, but the guys, I get a halt, often just don't know what to do with it. The state does not teach how to seal the land. That is why we decided to go to the Skooorope and combine our aspirations in economic activity, ”Edward wrote.</text:p>
      <text:p text:style-name="P4">
<draw:frame draw:style-name="fr1" draw:name="Image83" text:anchor-type="as-char" svg:width="6.9236in" svg:height="9.231467in" draw:z-index="0">
<draw:image xlink:href="../Images/yкринформ/2023-04-30T09-00-00-03-00/1682425505-327.jpg" xlink:type="simple" xlink:show="embed" xlink:actuate="onLoad" draw:mime-type="image/jpeg"/>
</draw:frame>
_Foto: Facebook-page Ed DED_Edward himself acknowledged that theoretical skills of conducting entrepreneurial activity was missing, so the guy went to a free program at the Kiev School of Economics(Kse). Її започаткували якраз для колишніх атовців. Едуард Горошочокстав одним із 30 учасників першої хвилі цієї програми.</text:p>
      <text:p text:style-name="P4">
<draw:frame draw:style-name="fr1" draw:name="Image84" text:anchor-type="as-char" svg:width="6.9236in" svg:height="6.93082in" draw:z-index="0">
<draw:image xlink:href="../Images/yкринформ/2023-04-30T09-00-00-03-00/1682425503-184.jpg" xlink:type="simple" xlink:show="embed" xlink:actuate="onLoad" draw:mime-type="image/jpeg"/>
</draw:frame>
<text:span text:style-name="T5">
Foto: Facebook-page Ed DED</text:span>
</text:p>
      <text:p text:style-name="P4">
“Now 2019, I read a lot of different literature and develop(Separate Thankskse Kyiv School of Economics), I plan the future and achieve my goals. There may be no time today to grasp, ”the students later reflexed.</text:p>
      <text:p text:style-name="P4">
For some time, Edward seemed to be able to return to a peaceful life. He married, he had a baby. Together with his wife, they built their own, traveled a lot, planned the future on their land.</text:p>
      <text:p text:style-name="P4">
<draw:frame draw:style-name="fr1" draw:name="Image85" text:anchor-type="as-char" svg:width="6.9236in" svg:height="6.818697in" draw:z-index="0">
<draw:image xlink:href="../Images/yкринформ/2023-04-30T09-00-00-03-00/1682425506-163.jpg" xlink:type="simple" xlink:show="embed" xlink:actuate="onLoad" draw:mime-type="image/jpeg"/>
</draw:frame>
<text:span text:style-name="T5">
Foto: Alexander Kalganova Facebook-Page</text:span>
</text:p>
      <text:p text:style-name="P4">
Alexander Kalganov's wife <text:a xlink:type="simple" xlink:href="https://www.facebook.com/sashka.horoshochok/posts/pfbid02fmLbnK7jjZYtyfjn4TA17V44E12iW5NoJnwnXCT6PMbSuyzZmkYXMyy9tSoBwLuLl" text:style-name="Internet_20_link" text:visited-style-name="Visited_20_Internet_20_Link">
</text:a>
: “… At the end of 2020, my husband became sad. As if he had anxiety inside. And not he has one. Everyone who has been fighting since 2014 has a severe bad anticipation. And he decided to return to his regiment to part # 3057. I did not accept this decision very well, but resigned because we were a family to support him. And he said he should prepare, because the enemy would soon come, though he did not want to believe himself. "</text:p>
      <text:p text:style-name="P4">
<draw:frame draw:style-name="fr1" draw:name="Image86" text:anchor-type="as-char" svg:width="6.265625in" svg:height="10.0in" draw:z-index="0">
<draw:image xlink:href="../Images/yкринформ/2023-04-30T09-00-00-03-00/1682425506-853.jpg" xlink:type="simple" xlink:show="embed" xlink:actuate="onLoad" draw:mime-type="image/jpeg"/>
</draw:frame>
<text:span text:style-name="T5">
Foto: Alexander Kalganova Facebook-Page</text:span>
</text:p>
      <text:p text:style-name="P4">
On February 24, 2022, at fifth in the morning, Edward called his wife and orders to leave Kiev. At that moment, some of it had already made Urzufuborobrobrobrobrobro. The man went out with his family to communicate less often - at first for three days, then every five. Subsequently, the report that those who still have such an opportunity were to be transferred to the livin.</text:p>
      <text:p text:style-name="P4">
Alexander received her last SMS from Alexander on April 15. On that day, Ed was going to return home by April 26, on the birthday of any daughter. The battles for Azovstal have been lasting for the second month, and the full siege complex lasted for two weeks. On the night of April 15 to 16, part of the Azovstal defenders made a successful break from the environment.</text:p>
      <text:p text:style-name="P4">
<draw:frame draw:style-name="fr1" draw:name="Image87" text:anchor-type="as-char" svg:width="5.625in" svg:height="10.0in" draw:z-index="0">
<draw:image xlink:href="../Images/yкринформ/2023-04-30T09-00-00-03-00/1682425504-360.jpg" xlink:type="simple" xlink:show="embed" xlink:actuate="onLoad" draw:mime-type="image/jpeg"/>
</draw:frame>
<text:span text:style-name="T5">
Foto: Facebook-page Ed DED</text:span>
</text:p>
      <text:p text:style-name="P4">
“The blood of my ancestors flows in me. They look at me from heaven, and I cannot be able to do them, I know they will come to me, they will help, they will become in my fight against evil, ” - <text:a xlink:type="simple" xlink:href="https://www.facebook.com/edward.horoshochok/posts/pfbid02Zu9aumUg2G6xmJFJmePjdkWahA4SN1httBPyUo3j5zNfzWDpAxsGxRrS6kZWg8tql" text:style-name="Internet_20_link" text:visited-style-name="Visited_20_Internet_20_Link">
</text:a>
Ed on his social network page two weeks before his death.</text:p>
      <text:p text:style-name="P4">
Edward Goroshhok was awarded the Order of Courage III degree(posthumously)The personal courage and selfless actions, revealed in the protection of state -sevotory and territorial integrity of Ukraine, loyalty of military sworn.</text:p>
      <text:p text:style-name="P4">
He was only 32 years old, he had parents, wife and daughter.</text:p>
      <text:p text:style-name="P4">
The name of the fallen hero is immortalized in the name of the lane in his native Poltava.</text:p>
      <text:p text:style-name="P4">
_ First photo: Facebook-page Ed DED_</text:p>
      <text:p text:style-name="P4">
News Source: <text:a xlink:type="simple" xlink:href="https://www.ukrinform.ua/rubric-ato/3699941-pamati-starsogo-soldata-polku-azov-eduarda-gorosocka-pozivnij-ed-ded.html" text:style-name="Internet_20_link" text:visited-style-name="Visited_20_Internet_20_Link">
https://www.ukrinform.ua/rubric-ato/3699941-pamati-starsogo-soldata-polku-azov-eduarda-gorosocka-pozivnij-ed-ded.html</text:a>
</text:p>
      <!--NEWS-->
      <text:h text:style-name="P10" text:outline-level="1">
<text:span text:style-name="T4">
The invaders in the morning struck Kupyansk</text:span>
</text:h>
      <text:p text:style-name="P4">
Authors: Ukrinform (Person)</text:p>
      <text:p text:style-name="P4">
Publisher: Укринформ (Organization)</text:p>
      <text:p text:style-name="P4">
Published Time: 2023-04-30T09:03:51+03:00</text:p>
      <text:p text:style-name="P4">
Modified Time: 2023-04-30T09:03:51+03:00</text:p>
      <text:p text:style-name="P4">
Description: Russian invaders in the morning of April 30 struck Kupyansk Kharkiv region. - Ukrinform.</text:p>
      <text:p text:style-name="P4">
Images: ["<text:a xlink:type="simple" xlink:href="https://static.ukrinform.com/photos/2023_04/thumb_files/630_360_1682834583-940.jpg" text:style-name="Internet_20_link" text:visited-style-name="Visited_20_Internet_20_Link">
630_360_16828...</text:a>
"]</text:p>
      <text:p text:style-name="P4">
Tags: ['Обстріл', 'Харківщина', 'Війна з росією']</text:p>
      <text:p text:style-name="P4">
Type: Article</text:p>
      <!--METADATA-->
      <text:p text:style-name="P4">
<draw:frame draw:style-name="fr1" draw:name="Image88" text:anchor-type="as-char" svg:width="6.9236in" svg:height="3.956343in" draw:z-index="0">
<draw:image xlink:href="../Images/yкринформ/2023-04-30T09-03-51-03-00/630_360_1682834583-940.jpg" xlink:type="simple" xlink:show="embed" xlink:actuate="onLoad" draw:mime-type="image/jpeg"/>
</draw:frame>
On the morning of April 30, the Russian -enchantments were struck on the Kupyansk Kharkiv region on April 30.</text:p>
      <text:p text:style-name="P4">
According to Ukrinform, the head of the Kharkiv Regional Military Administration Oleg Synigubov reported in <text:a xlink:type="simple" xlink:href="https://t.me/synegubov/6073" text:style-name="Internet_20_link" text:visited-style-name="Visited_20_Internet_20_Link">
</text:a>
.</text:p>
      <text:p text:style-name="P4">
"Last day, the enemy continued to fire settlements of Kharkiv, Chuguev and Kupyansk districts of the region," Synigubov said.</text:p>
      <text:p text:style-name="P4">
In particular, under hostile fire were Kupyansk, Vovchansk, Vovchansky Khutors, Red Dawn, two -year -old, Lyman first and other cities and villages.</text:p>
      <text:p text:style-name="P4">
“Today, at 6:45 am, Russian invaders struck from the RSSL in the center of the Kupyansk. Private home, garages, fires were damaged. 4 cars were destroyed. Fortunately, it was without the victims, ”Sinegubov said.</text:p>
      <text:p text:style-name="P4">
He also noted that work is underway to deminister the released terminals. Pyrotechnical units <text:a xlink:type="simple" xlink:href="https://www.ukrinform.ua/tag-dsns" text:style-name="Internet_20_link" text:visited-style-name="Visited_20_Internet_20_Link">
</text:a>
Almost 11 in the territory were examined and 123 explosive objects were disposed of.  <text:span text:style-name="T4">
 Read also: </text:span>
 <text:a xlink:type="simple" xlink:href="https://www.ukrinform.ua/rubric-regions/3702651-voroza-artileria-nakrila-nikopol-poskodzeni-budinki-ta-linia-elektroperedac.html" text:style-name="Internet_20_link" text:visited-style-name="Visited_20_Internet_20_Link">
</text:a>
As reported by Ukrinform, on April 29 in the village of Firnopillya, Izyum district Kharkiv region, a man exploded on an unknown explosive device while in his own yard.</text:p>
      <text:p text:style-name="P4">
News Source: <text:a xlink:type="simple" xlink:href="https://www.ukrinform.ua/rubric-ato/3702662-zagarbniki-zranku-zavdali-udaru-po-kupansku.html" text:style-name="Internet_20_link" text:visited-style-name="Visited_20_Internet_20_Link">
https://www.ukrinform.ua/rubric-ato/3702662-zagarbniki-zranku-zavdali-udaru-po-kupansku.html</text:a>
</text:p>
      <!--NEWS-->
      <text:h text:style-name="P10" text:outline-level="1">
<text:span text:style-name="T4">
NHL: "Toronto" and "Edmonton" went to the quarterfinals of the Stanley Cup</text:span>
</text:h>
      <text:p text:style-name="P4">
Authors: Ukrinform (Person)</text:p>
      <text:p text:style-name="P4">
Publisher: Укринформ (Organization)</text:p>
      <text:p text:style-name="P4">
Published Time: 2023-04-30T09:20:13+03:00</text:p>
      <text:p text:style-name="P4">
Modified Time: 2023-04-30T09:20:13+03:00</text:p>
      <text:p text:style-name="P4">
Description: In the North American National Hockey League (NHL), the regular matches of the 1/8 Final of the Stanley Cup took place. - Ukrinform.</text:p>
      <text:p text:style-name="P4">
Images: ["<text:a xlink:type="simple" xlink:href="https://static.ukrinform.com/photos/2023_04/thumb_files/630_360_1682835499-283.jpg" text:style-name="Internet_20_link" text:visited-style-name="Visited_20_Internet_20_Link">
630_360_16828...</text:a>
"]</text:p>
      <text:p text:style-name="P4">
Tags: ['хокей', 'Кубок Стенлі', 'НХЛ']</text:p>
      <text:p text:style-name="P4">
Type: Article</text:p>
      <!--METADATA-->
      <text:p text:style-name="P4">
<draw:frame draw:style-name="fr1" draw:name="Image89" text:anchor-type="as-char" svg:width="6.9236in" svg:height="3.956343in" draw:z-index="0">
<draw:image xlink:href="../Images/yкринформ/2023-04-30T09-20-13-03-00/630_360_1682835499-283.jpg" xlink:type="simple" xlink:show="embed" xlink:actuate="onLoad" draw:mime-type="image/jpeg"/>
</draw:frame>
In North American National Hockey League(NHL)There were regular matches1/8 Finals of the Stanley Cup.</text:p>
      <text:p text:style-name="P4">
"Toronto" on the exit took a mountain in Overtime over "Tampoy -Bay" - 2: 1(0:0, 1:0,0:1, 1:0)After winning the series - 4: 2, reports Ukrinform.</text:p>
      <text:p text:style-name="P4">
Another quarterfinalist playoff was Edmonton, who in the sixth match of the series in the guests of "Los Angeles"-5: 4(2:1, 2:2, 1:1).</text:p>
      <text:p text:style-name="P4">
В іншому поєдинку ігрового дня «Рейнджерс» здолав «Нью-Джерсі» - 5:2 (1:1,2:0, 2:1), account in series 3: 3.</text:p>
      <text:p text:style-name="P4">
<text:span text:style-name="T4">
 Read also: </text:span>
 <text:a xlink:type="simple" xlink:href="https://www.ukrinform.ua/rubric-sports/3701313-nhl-kolorado-moze-viletiti-z-kubka-stenli-u-persomu-z-raundi.html" text:style-name="Internet_20_link" text:visited-style-name="Visited_20_Internet_20_Link">
</text:a>
We will remind, earlier to the 1/4 finals of the Stanley Cup made their way "Carolina", "Vegas" and "Dallas".</text:p>
      <text:p text:style-name="P4">
Photo: NHL.</text:p>
      <text:p text:style-name="P4">
News Source: <text:a xlink:type="simple" xlink:href="https://www.ukrinform.ua/rubric-sports/3702665-nhl-toronto-ta-edmonton-vijsli-do-cvertfinalu-kubka-stenli.html" text:style-name="Internet_20_link" text:visited-style-name="Visited_20_Internet_20_Link">
https://www.ukrinform.ua/rubric-sports/3702665-nhl-toronto-ta-edmonton-vijsli-do-cvertfinalu-kubka-stenli.html</text:a>
</text:p>
      <!--NEWS-->
      <text:h text:style-name="P10" text:outline-level="1">
<text:span text:style-name="T4">
Russian troops were fired at Kherson 27 times, civilian was killed</text:span>
</text:h>
      <text:p text:style-name="P4">
Authors: Ukrinform (Person)</text:p>
      <text:p text:style-name="P4">
Publisher: Укринформ (Organization)</text:p>
      <text:p text:style-name="P4">
Published Time: 2023-04-30T09:27:24+03:00</text:p>
      <text:p text:style-name="P4">
Modified Time: 2023-04-30T09:27:24+03:00</text:p>
      <text:p text:style-name="P4">
Description: Over the past day, on April 29, the Russians fired at the Kherson region 27 times, one person was killed, another was injured. - Ukrinform.</text:p>
      <text:p text:style-name="P4">
Images: ["<text:a xlink:type="simple" xlink:href="https://static.ukrinform.com/photos/2022_11/thumb_files/630_360_1667562981-965.jpg" text:style-name="Internet_20_link" text:visited-style-name="Visited_20_Internet_20_Link">
630_360_16675...</text:a>
"]</text:p>
      <text:p text:style-name="P4">
Tags: ['Херсонщина', 'Обстріл', 'Війна з росією']</text:p>
      <text:p text:style-name="P4">
Type: Article</text:p>
      <!--METADATA-->
      <text:p text:style-name="P4">
<draw:frame draw:style-name="fr1" draw:name="Image90" text:anchor-type="as-char" svg:width="6.9236in" svg:height="3.956343in" draw:z-index="0">
<draw:image xlink:href="../Images/yкринформ/2023-04-30T09-27-24-03-00/630_360_1667562981-965.jpg" xlink:type="simple" xlink:show="embed" xlink:actuate="onLoad" draw:mime-type="image/jpeg"/>
</draw:frame>
For the past, April 29, the Russians fired at the Kherson region 27 times, one man had been injured, and another was injured.</text:p>
      <text:p text:style-name="P4">
About it in <text:a xlink:type="simple" xlink:href="http://t.me/khersonskaODA/5465" text:style-name="Internet_20_link" text:visited-style-name="Visited_20_Internet_20_Link">
</text:a>
The Kherson Ova reports, Ukrinform reports.</text:p>
      <text:p text:style-name="P4">
"Russian invaders fired at the peaceful settlements of Kherson 27 times. 135 shells from artillery, RSZV, mortars, tanks and drones were released. Last day, one person was killed in a day, another person was injured, ”the message will be in the message.</text:p>
      <text:p text:style-name="P4">
Ova also noted that the invaders released eight shells and Kherson.</text:p>
      <text:p text:style-name="P4">
<text:span text:style-name="T4">
 Read also: </text:span>
 <text:a xlink:type="simple" xlink:href="https://www.ukrinform.ua/rubric-ato/3702662-zagarbniki-zranku-zavdali-udaru-po-kupansku.html" text:style-name="Internet_20_link" text:visited-style-name="Visited_20_Internet_20_Link">
</text:a>
As it was reported, the Russian army per day on April 28 performed 33 shelling, one person was killed.</text:p>
      <text:p text:style-name="P4">
News Source: <text:a xlink:type="simple" xlink:href="https://www.ukrinform.ua/rubric-regions/3702668-vijska-rf-27-raziv-obstrilali-hersonsinu-zaginuv-civilnij.html" text:style-name="Internet_20_link" text:visited-style-name="Visited_20_Internet_20_Link">
https://www.ukrinform.ua/rubric-regions/3702668-vijska-rf-27-raziv-obstrilali-hersonsinu-zaginuv-civilnij.html</text:a>
</text:p>
      <!--NEWS-->
      <text:h text:style-name="P10" text:outline-level="1">
<text:span text:style-name="T4">
Prigogine is afraid of the Armed Forces Costratus in Bakhmut - Institute for War Study</text:span>
</text:h>
      <text:p text:style-name="P4">
Authors: Ukrinform (Person)</text:p>
      <text:p text:style-name="P4">
Publisher: Укринформ (Organization)</text:p>
      <text:p text:style-name="P4">
Published Time: 2023-04-30T09:39:12+03:00</text:p>
      <text:p text:style-name="P4">
Modified Time: 2023-04-30T09:39:12+03:00</text:p>
      <text:p text:style-name="P4">
Description: The head of the Wagner PEC Yevhen Prigogin fears that the positions of the Russian Federation in the rear of Bakhmut are vulnerable to the counterattack of the Ukrainian army. - Ukrinform.</text:p>
      <text:p text:style-name="P4">
Images: ["<text:a xlink:type="simple" xlink:href="https://static.ukrinform.com/photos/2023_01/thumb_files/630_360_1672996770-129.jpg" text:style-name="Internet_20_link" text:visited-style-name="Visited_20_Internet_20_Link">
630_360_16729...</text:a>
"]</text:p>
      <text:p text:style-name="P4">
Tags: ['Бахмут', 'ПВК "Вагнера"', 'Пригожин', 'Війна з росією']</text:p>
      <text:p text:style-name="P4">
Type: Article</text:p>
      <!--METADATA-->
      <text:p text:style-name="P4">
<draw:frame draw:style-name="fr1" draw:name="Image91" text:anchor-type="as-char" svg:width="6.9236in" svg:height="3.956343in" draw:z-index="0">
<draw:image xlink:href="../Images/yкринформ/2023-04-30T09-39-12-03-00/630_360_1672996770-129.jpg" xlink:type="simple" xlink:show="embed" xlink:actuate="onLoad" draw:mime-type="image/jpeg"/>
</draw:frame>
The head of the Wagner Evgeny Prigogin is afraid that the position of the Russian Federation in the rear of Bakhmut struck the counterattack of the Ukrainian army.</text:p>
      <text:p text:style-name="P4">
About it in <text:a xlink:type="simple" xlink:href="http://www.understandingwar.org/backgrounder/russian-offensive-campaign-assessment-april-29-2023" text:style-name="Internet_20_link" text:visited-style-name="Visited_20_Internet_20_Link">
</text:a>
reports the Institute of War Study(Isw), reports Ukrinform.</text:p>
      <text:p text:style-name="P4">
Prigogine threatened to withdraw the Wagner troops from Bakhmut in case the Russian military command fails to give more ammunition to his mercenaries.29 April he said that Wagner Merzents will continue to fight Ubakhmuti, but they will need to "retreat or stay organized". The situation will not improve immediately. He added that the terrorist group receives 800 out of 4,000 shells a day.</text:p>
      <text:p text:style-name="P4">
“Prigogine is probably trying to restore access to more boost because <text:a xlink:type="simple" xlink:href="https://www.ukrinform.ua/tag-putin" text:style-name="Internet_20_link" text:visited-style-name="Visited_20_Internet_20_Link">
</text:a>
Again, performs transfers in the Russian military leadership in such a way that it can be in favor of Prigogine, ”experts say.</text:p>
      <text:p text:style-name="P4">
The group leader also continued to persuade the Kremlin to move to the defense of East of Ukraine. He argued that the Ukrainian counter -offensive could occur until May 15, but the Russian military is in no hurry to prepare for the reflection of attacks.</text:p>
      <text:p text:style-name="P4">
<text:span text:style-name="T4">
 Read also: </text:span>
 <text:a xlink:type="simple" xlink:href="https://www.ukrinform.ua/rubric-ato/3697074-ermak-pro-ziznanna-vagnerivciv-u-vbivstvah-ditej-ukraina-znajde-koznogo-hto-vcinav-zlocini.html" text:style-name="Internet_20_link" text:visited-style-name="Visited_20_Internet_20_Link">
</text:a>
"The threat of Prigogine to move away from Bakhmut can also indicate his / her concerns that Russian positions in the rear of Bakhmut are vulnerable to counterattack," they believe in the institute.</text:p>
      <text:p text:style-name="P4">
Prigogine also argued that Wagner PEC, together with the Deputy Commander of the Army General Sergey Surovikin, a plan for the destruction of Ukrainian troops in Bakhmut, was developed in Ukraine.</text:p>
      <text:p text:style-name="P4">
"The mention of Prigogine about Surovikin is probably an attempt to publicly unite from ZNI, since the head of the General Staff of the Russian Federation Valery Gerasimov loses his commitment to Putin," - said in the consolidation.</text:p>
      <text:p text:style-name="P4">
<text:span text:style-name="T4">
 Read also: </text:span>
 <text:a xlink:type="simple" xlink:href="https://www.ukrinform.ua/rubric-world/3699299-u-rf-skasuvali-akciu-bezsmertnij-polk-cerez-strah-pokazati-masstab-vtrat-britanska-rozvidka.html" text:style-name="Internet_20_link" text:visited-style-name="Visited_20_Internet_20_Link">
</text:a>
It was reported that Russia's ability to restore its military potential is now restricted.</text:p>
      <text:p text:style-name="P4">
News Source: <text:a xlink:type="simple" xlink:href="https://www.ukrinform.ua/rubric-ato/3702671-prigozin-boitsa-kontratak-zsu-u-bahmuti-institut-vivcenna-vijni.html" text:style-name="Internet_20_link" text:visited-style-name="Visited_20_Internet_20_Link">
https://www.ukrinform.ua/rubric-ato/3702671-prigozin-boitsa-kontratak-zsu-u-bahmuti-institut-vivcenna-vijni.html</text:a>
</text:p>
      <!--NEWS-->
      <text:h text:style-name="P10" text:outline-level="1">
<text:span text:style-name="T4">
"Denver" led in a series with "Phoenix" in the NBA playoffs</text:span>
</text:h>
      <text:p text:style-name="P4">
Authors: Ukrinform (Person)</text:p>
      <text:p text:style-name="P4">
Publisher: Укринформ (Organization)</text:p>
      <text:p text:style-name="P4">
Published Time: 2023-04-30T09:45:08+03:00</text:p>
      <text:p text:style-name="P4">
Modified Time: 2023-04-30T09:45:08+03:00</text:p>
      <text:p text:style-name="P4">
Description: In the North American National Basketball Association (NBA), the first fighting stage of the playoffs took place. - Ukrinform.</text:p>
      <text:p text:style-name="P4">
Images: ["<text:a xlink:type="simple" xlink:href="https://static.ukrinform.com/photos/2023_04/thumb_files/630_360_1682837074-894.jpg" text:style-name="Internet_20_link" text:visited-style-name="Visited_20_Internet_20_Link">
630_360_16828...</text:a>
"]</text:p>
      <text:p text:style-name="P4">
Tags: ['Баскетбол', 'НБА', 'Олексій Лень']</text:p>
      <text:p text:style-name="P4">
Type: Article</text:p>
      <!--METADATA-->
      <text:p text:style-name="P4">
<draw:frame draw:style-name="fr1" draw:name="Image92" text:anchor-type="as-char" svg:width="6.9236in" svg:height="3.956343in" draw:z-index="0">
<draw:image xlink:href="../Images/yкринформ/2023-04-30T09-45-08-03-00/630_360_1682837074-894.jpg" xlink:type="simple" xlink:show="embed" xlink:actuate="onLoad" draw:mime-type="image/jpeg"/>
</draw:frame>
In North American National Basketball Association(NBA)The first final final stage of the playoffs took place.</text:p>
      <text:p text:style-name="P4">
Denver on Home Ball Arena confidently beat Phoenix - 125: 107(31:32,37:19, 26:30, 31:26), reports Ukrinform.</text:p>
      <text:p text:style-name="P4">
<text:span text:style-name="T4">
 Read also: </text:span>
 <text:a xlink:type="simple" xlink:href="https://www.ukrinform.ua/rubric-sports/3702342-klub-lena-sakramento-zrivnav-rahunok-u-plejoff-nba-z-golden-stejt.html" text:style-name="Internet_20_link" text:visited-style-name="Visited_20_Internet_20_Link">
</text:a>
In other confrontations, the 1/4 finals will come together with New York and Mayami, Boston and Philadelphia, as well as Lakers - with the winner of the series between Golden State and Sacramento of Ukrainian Center Alexei Len.</text:p>
      <text:p text:style-name="P4">
Photo: NBA.</text:p>
      <text:p text:style-name="P4">
News Source: <text:a xlink:type="simple" xlink:href="https://www.ukrinform.ua/rubric-sports/3702673-denver-poviv-u-serii-z-finiksom-u-plejoff-nba.html" text:style-name="Internet_20_link" text:visited-style-name="Visited_20_Internet_20_Link">
https://www.ukrinform.ua/rubric-sports/3702673-denver-poviv-u-serii-z-finiksom-u-plejoff-nba.html</text:a>
</text:p>
      <!--NEWS-->
      <text:h text:style-name="P10" text:outline-level="1">
<text:span text:style-name="T4">
The Russian army killed 477 children in Ukraine</text:span>
</text:h>
      <text:p text:style-name="P4">
Authors: Ukrinform (Person)</text:p>
      <text:p text:style-name="P4">
Publisher: Укринформ (Organization)</text:p>
      <text:p text:style-name="P4">
Published Time: 2023-04-30T09:49:39+03:00</text:p>
      <text:p text:style-name="P4">
Modified Time: 2023-04-30T09:49:39+03:00</text:p>
      <text:p text:style-name="P4">
Description: The army of the Russian Federation killed 477 children in Ukraine, another 955 children were injured. - Ukrinform.</text:p>
      <text:p text:style-name="P4">
Images: ["<text:a xlink:type="simple" xlink:href="https://static.ukrinform.com/photos/2023_04/thumb_files/630_360_1681205425-468.jpg" text:style-name="Internet_20_link" text:visited-style-name="Visited_20_Internet_20_Link">
630_360_16812...</text:a>
"]</text:p>
      <text:p text:style-name="P4">
Tags: ['Діти', 'Поранені', 'Загибель', 'Війна з росією']</text:p>
      <text:p text:style-name="P4">
Type: Article</text:p>
      <!--METADATA-->
      <text:p text:style-name="P4">
<draw:frame draw:style-name="fr1" draw:name="Image93" text:anchor-type="as-char" svg:width="6.9236in" svg:height="3.956343in" draw:z-index="0">
<draw:image xlink:href="../Images/yкринформ/2023-04-30T09-49-39-03-00/630_360_1681205425-468.jpg" xlink:type="simple" xlink:show="embed" xlink:actuate="onLoad" draw:mime-type="image/jpeg"/>
</draw:frame>
The Army Federation killed 477 children in Ukraine, another 955 children were injured.</text:p>
      <text:p text:style-name="P4">
According to Ukrinform, the prosecutor general's office reports in <text:a xlink:type="simple" xlink:href="http://t.me/pgo_gov_ua/11688" text:style-name="Internet_20_link" text:visited-style-name="Visited_20_Internet_20_Link">
</text:a>
.</text:p>
      <text:p text:style-name="P4">
“As of the morning of April 30, 2023, more than 1432 children were injured in Ukraine as a result of full -scale armed aggression of the Russian Federation. According to the official information of juvenile prosecutors, 477 children were killed and more than 955 received varying degrees of severity, ”the message reads.</text:p>
      <text:p text:style-name="P4">
These data are not final, as work continues to be installed in hostilities, temporarily captured and liberated territories.</text:p>
      <text:p text:style-name="P4">
Children in Donetsk region were most affected - 452, Kharkiv - 275, Kyiv - 128, Kherson - 94, Zaporizhia - 89, Mykolaivskaya - 88, Chernihiv - 69, Dnipropetrovsk - 67, Lugansk - 66.</text:p>
      <text:p text:style-name="P4">
Yesterday, two more dead children in the Uman Cherkasy region became aware of the destruction of the high -rise building, which was a rocket launcher on April 28. As a result of this attack, the aggressor state died 23 people, and six children were killed.</text:p>
      <text:p text:style-name="P4">
On Friday, April 28, a 11-year-old boy was injured as a result of shelling by Nikolaev invaders.</text:p>
      <text:p text:style-name="P4">
April 29 through <text:a xlink:type="simple" xlink:href="https://www.ukrinform.ua/tag-obstril" text:style-name="Internet_20_link" text:visited-style-name="Visited_20_Internet_20_Link">
</text:a>
A 16-year-old girl was injured by the enemy of SMSMANLARANIVKA Donetsk region.</text:p>
      <text:p text:style-name="P4">
<text:span text:style-name="T4">
 Read also: </text:span>
 <text:a xlink:type="simple" xlink:href="https://www.ukrinform.ua/rubric-ato/3674063-pivtora-miljona-ukrainskih-ditej-travmovani-vijnou-unisef.html" text:style-name="Internet_20_link" text:visited-style-name="Visited_20_Internet_20_Link">
<text:span text:style-name="T4">
 UNICEF </text:span>
</text:a>
As reported by Ukrinform, according to the wife of the President of Ukraine Olenizlenskaya, in Russian captivity are more than <text:a xlink:type="simple" xlink:href="https://www.ukrinform.ua/rubric-ato/3701680-u-rosijskij-nevoli-perebuvaut-19-319-ukrainskih-ditej-zelenska.html" text:style-name="Internet_20_link" text:visited-style-name="Visited_20_Internet_20_Link">
</text:a>
 .</text:p>
      <text:p text:style-name="P4">
News Source: <text:a xlink:type="simple" xlink:href="https://www.ukrinform.ua/rubric-ato/3702675-rosijska-armia-vbila-v-ukraini-477-ditej.html" text:style-name="Internet_20_link" text:visited-style-name="Visited_20_Internet_20_Link">
https://www.ukrinform.ua/rubric-ato/3702675-rosijska-armia-vbila-v-ukraini-477-ditej.html</text:a>
</text:p>
      <!--NEWS-->
      <text:h text:style-name="P10" text:outline-level="1">
<text:span text:style-name="T4">
In Marinka and Bakhmuta, street battles continue at minimum distances - National Guard</text:span>
</text:h>
      <text:p text:style-name="P4">
Authors: Ukrinform (Person)</text:p>
      <text:p text:style-name="P4">
Publisher: Укринформ (Organization)</text:p>
      <text:p text:style-name="P4">
Published Time: 2023-04-30T10:08:57+03:00</text:p>
      <text:p text:style-name="P4">
Modified Time: 2023-04-30T10:08:57+03:00</text:p>
      <text:p text:style-name="P4">
Description: In Mariinsky and Bakhmut directions, Russia concentrates major efforts on offensive actions, and in these areas there are street battles, sometimes at minimal distances. - Ukrinform.</text:p>
      <text:p text:style-name="P4">
Images: ["<text:a xlink:type="simple" xlink:href="https://static.ukrinform.com/photos/2023_04/thumb_files/630_360_1681308262-366.jpeg" text:style-name="Internet_20_link" text:visited-style-name="Visited_20_Internet_20_Link">
630_360_16813...</text:a>
"]</text:p>
      <text:p text:style-name="P4">
Tags: ['Нацгвардія', 'Схід України', 'Війна з росією', 'Єдині новини']</text:p>
      <text:p text:style-name="P4">
Type: Article</text:p>
      <!--METADATA-->
      <text:p text:style-name="P4">
<draw:frame draw:style-name="fr1" draw:name="Image94" text:anchor-type="as-char" svg:width="6.9236in" svg:height="3.956343in" draw:z-index="0">
<draw:image xlink:href="../Images/yкринформ/2023-04-30T10-08-57-03-00/630_360_1681308262-366.jpeg" xlink:type="simple" xlink:show="embed" xlink:actuate="onLoad" draw:mime-type="image/jpeg"/>
</draw:frame>
The Namples and Bakhmut directions Russia focuses on the basic efforts of the excellent actions, and street fights continue in these areas, sometimes gaming distances.</text:p>
      <text:p text:style-name="P4">
A spokesman of the National Guard Ruslanmuzychuk reported this on the air of the Telernado "The only news, Ukrinform correspondent reports.</text:p>
      <text:p text:style-name="P4">
According to him, during the week the front line almost was not moving, and the main assaults on the onset of offensive actions now focuses on the Lyman, Bakhmut, Avdiiv and Marinsky directions.</text:p>
      <text:p text:style-name="P4">
“But the epicenter(fighting - ed.)There are Marinsky and Bakhmutskaya. There is really the highest number of assault actions, and here, on these ones, street battles continue, sometimes at a fairly minimal distance, ”the spokesman said.</text:p>
      <text:p text:style-name="P4">
Muzychuk explained that combat clashes occur at distances of less than 100 meters, sometimes even less than 50 meters.</text:p>
      <text:p text:style-name="P4">
<text:span text:style-name="T4">
 Read also: </text:span>
 <text:a xlink:type="simple" xlink:href="https://www.ukrinform.ua/rubric-ato/3702628-zagarbniki-daleki-vid-zahoplenna-dorogi-zitta-do-bahmuta-cerevatij.html" text:style-name="Internet_20_link" text:visited-style-name="Visited_20_Internet_20_Link">
<text:span text:style-name="T4">
 Cherry </text:span>
</text:a>
The National Guard Representative informed that in Zaporizhzhya and Kherson the Russians, Russians continue to equip echelorated defense.</text:p>
      <text:p text:style-name="P4">
“The enemy continues to build echeloric self -defense, to strengthen its position. And it is not that there are almost no attempts of assault actions - there are also artillery shelling. For the last day on the positions of the National Guard, there were more than 30. and in this area(Russians - ed.)The intelligence is actively used with UAV, ”the spokesman said.</text:p>
      <text:p text:style-name="P4">
He added that only on <text:a xlink:type="simple" xlink:href="https://www.ukrinform.ua/tag-hersonsina" text:style-name="Internet_20_link" text:visited-style-name="Visited_20_Internet_20_Link">
</text:a>
Over the week, the National Guards were knocked down by 4 drones, including Orlan-10 and Zala 421.</text:p>
      <text:p text:style-name="P4">
<text:span text:style-name="T4">
 Read also: </text:span>
 <text:a xlink:type="simple" xlink:href="https://www.ukrinform.ua/rubric-ato/3702671-prigozin-boitsa-kontratak-zsu-u-bahmuti-institut-vivcenna-vijni.html" text:style-name="Internet_20_link" text:visited-style-name="Visited_20_Internet_20_Link">
<text:span text:style-name="T4">
 Bakhmut </text:span>
</text:a>
According to the Armed Forces General Staff, Bakhmut and Marinka are in the epicenter of the Armed Forces, and about 60 attacks of several directions were reflected in the Armed Forces of the Armed Forces.</text:p>
      <text:p text:style-name="P4">
<text:span text:style-name="T5">
Foto: DPSU</text:span>
</text:p>
      <text:p text:style-name="P4">
News Source: <text:a xlink:type="simple" xlink:href="https://www.ukrinform.ua/rubric-ato/3702682-u-marinci-ta-bahmuti-trivaut-vulicni-boi-na-minimalnih-vidstanah-nacgvardia.html" text:style-name="Internet_20_link" text:visited-style-name="Visited_20_Internet_20_Link">
https://www.ukrinform.ua/rubric-ato/3702682-u-marinci-ta-bahmuti-trivaut-vulicni-boi-na-minimalnih-vidstanah-nacgvardia.html</text:a>
</text:p>
      <!--NEWS-->
      <text:h text:style-name="P10" text:outline-level="1">
<text:span text:style-name="T4">
Russian soldiers are thrown into pits with lattice for violation of discipline - British intelligence</text:span>
</text:h>
      <text:p text:style-name="P4">
Authors: Ukrinform (Person)</text:p>
      <text:p text:style-name="P4">
Publisher: Укринформ (Organization)</text:p>
      <text:p text:style-name="P4">
Published Time: 2023-04-30T10:09:45+03:00</text:p>
      <text:p text:style-name="P4">
Modified Time: 2023-04-30T10:09:45+03:00</text:p>
      <text:p text:style-name="P4">
Description: Russian commanders began to punish fighters for violation of discipline, throwing them into improvised camera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Британія', 'Розвідка', 'Війна з росією']</text:p>
      <text:p text:style-name="P4">
Type: Article</text:p>
      <!--METADATA-->
      <text:p text:style-name="P4">
<draw:frame draw:style-name="fr1" draw:name="Image95" text:anchor-type="as-char" svg:width="6.9236in" svg:height="3.956343in" draw:z-index="0">
<draw:image xlink:href="../Images/yкринформ/2023-04-30T10-09-45-03-00/630_360_1668461240-442.jpg" xlink:type="simple" xlink:show="embed" xlink:actuate="onLoad" draw:mime-type="image/jpeg"/>
</draw:frame>
The Russian co -wanders began to punish the fighters for violation of discipline, throwing them with the conducted cameras.</text:p>
      <text:p text:style-name="P4">
About it in <text:a xlink:type="simple" xlink:href="http://twitter.com/DefenceHQ/status/1652543590088814592" text:style-name="Internet_20_link" text:visited-style-name="Visited_20_Internet_20_Link">
</text:a>
The British Ministry of Defense reports with reference to intelligence data, Ukrinform reports.</text:p>
      <text:p text:style-name="P4">
"In recent months, Russian commanders have probably began to punish for violations of disciplines, delaying the violators in Zindani, which are impersonal cameras with laid pits," - said in intelligence.</text:p>
      <text:p text:style-name="P4">
Several recent reports of Russian staff testify that everyday were placed in Zindan for offenses, including drunkenness, and Spiers to terminate the contract.</text:p>
      <text:p text:style-name="P4">
In the first months of the war, many Russian warlords were relatively easy to discipline, allowing those who refused to serve quietly.</text:p>
      <text:p text:style-name="P4">
“From the fall of 2022, several more and more brutal initiatives to develop discipline in(Russian - ed.)Forces, especially since the moment, the Legal Command has moved to the Chief of Staff <text:a xlink:type="simple" xlink:href="https://www.ukrinform.ua/tag-rosia" text:style-name="Internet_20_link" text:visited-style-name="Visited_20_Internet_20_Link">
</text:a>
Valery Gerasimov, ”the report reads.</text:p>
      <text:p text:style-name="P4">
Zindan is a traditional underground darkness in Central Asia.</text:p>
      <text:p text:style-name="P4">
<text:span text:style-name="T4">
 Read also: </text:span>
 <text:a xlink:type="simple" xlink:href="https://www.ukrinform.ua/rubric-ato/3702657-sili-oboroni-znisili-vze-190-510-rosian.html" text:style-name="Internet_20_link" text:visited-style-name="Visited_20_Internet_20_Link">
<text:span text:style-name="T4">
 destroyed </text:span>
</text:a>
As reported by Ukrinform, in a preliminary summary, British intelligence reported that during a rocket strike on April 28, Russia probably tried to intercept military deliveries to Ukraine.</text:p>
      <text:p text:style-name="P4">
News Source: <text:a xlink:type="simple" xlink:href="https://www.ukrinform.ua/rubric-ato/3702683-soldativ-rf-kidaut-u-ami-z-gratami-za-porusenna-disciplini-britanska-rozvidka.html" text:style-name="Internet_20_link" text:visited-style-name="Visited_20_Internet_20_Link">
https://www.ukrinform.ua/rubric-ato/3702683-soldativ-rf-kidaut-u-ami-z-gratami-za-porusenna-disciplini-britanska-rozvidka.html</text:a>
</text:p>
      <!--NEWS-->
      <text:h text:style-name="P10" text:outline-level="1">
<text:span text:style-name="T4">
Ukrainian Gandball players with Romanians complete the qualification of the CHE-2024</text:span>
</text:h>
      <text:p text:style-name="P4">
Authors: Ukrinform (Person)</text:p>
      <text:p text:style-name="P4">
Publisher: Укринформ (Organization)</text:p>
      <text:p text:style-name="P4">
Published Time: 2023-04-30T10:14:31+03:00</text:p>
      <text:p text:style-name="P4">
Modified Time: 2023-04-30T10:14:31+03:00</text:p>
      <text:p text:style-name="P4">
Description: Ukraine's men's handball team on Sunday, April 30, will hold the final match in the qualifying group of the 4th European Championships 2024. - Ukrinform.</text:p>
      <text:p text:style-name="P4">
Images: ["<text:a xlink:type="simple" xlink:href="https://static.ukrinform.com/photos/2023_04/thumb_files/630_360_1682838820-573.jpg" text:style-name="Internet_20_link" text:visited-style-name="Visited_20_Internet_20_Link">
630_360_16828...</text:a>
"]</text:p>
      <text:p text:style-name="P4">
Tags: ['Збірна України', 'гандбол']</text:p>
      <text:p text:style-name="P4">
Type: Article</text:p>
      <!--METADATA-->
      <text:p text:style-name="P4">
<draw:frame draw:style-name="fr1" draw:name="Image96" text:anchor-type="as-char" svg:width="6.9236in" svg:height="3.956343in" draw:z-index="0">
<draw:image xlink:href="../Images/yкринформ/2023-04-30T10-14-31-03-00/630_360_1682838820-573.jpg" xlink:type="simple" xlink:show="embed" xlink:actuate="onLoad" draw:mime-type="image/jpeg"/>
</draw:frame>
Male Ukraine in handball on Sunday, April 30, will hold the final match of the 4th European Championship 20124.</text:p>
      <text:p text:style-name="P4">
Blue and yellow in the German Hummersbach will meet with the Romanian team, reports Ukrinform.</text:p>
      <text:p text:style-name="P4">
In another match, the Austrian national team will host the Handball players of the Fareskhostrov.</text:p>
      <text:p text:style-name="P4">
Only the Austrians guaranteed their exit to Euro-2024. The fate of the other three prefabricated will be given today.</text:p>
      <text:p text:style-name="P4">
Tournament after 5 rounds: Austria - 10 points, Romania - 4, Faroear Islands - 4, Ukraine - 2.</text:p>
      <text:p text:style-name="P4">
<text:span text:style-name="T4">
 Read also: </text:span>
 <text:a xlink:type="simple" xlink:href="https://www.ukrinform.ua/rubric-sports/3694581-zinoca-zbirna-ukraini-z-gandbolu-probilasa-na-cempionat-svitu2023.html" text:style-name="Internet_20_link" text:visited-style-name="Visited_20_Internet_20_Link">
<text:span text:style-name="T4">
 handball </text:span>
</text:a>
We will remind, the euro will come 1-2 places of each group, as well as four more best commissions that will take third places.</text:p>
      <text:p text:style-name="P4">
Photo: FSU.</text:p>
      <text:p text:style-name="P4">
News Source: <text:a xlink:type="simple" xlink:href="https://www.ukrinform.ua/rubric-sports/3702684-ukrainski-gandbolisti-matcem-z-rumunami-zaversuut-kvalifikaciu-ce2024.html" text:style-name="Internet_20_link" text:visited-style-name="Visited_20_Internet_20_Link">
https://www.ukrinform.ua/rubric-sports/3702684-ukrainski-gandbolisti-matcem-z-rumunami-zaversuut-kvalifikaciu-ce2024.html</text:a>
</text:p>
      <!--NEWS-->
      <text:h text:style-name="P10" text:outline-level="1">
<text:span text:style-name="T4">
The invaders in the Luhansk region forced state employees to patrol the sky in search of Ukrainian UAVs</text:span>
</text:h>
      <text:p text:style-name="P4">
Authors: Ukrinform (Person)</text:p>
      <text:p text:style-name="P4">
Publisher: Укринформ (Organization)</text:p>
      <text:p text:style-name="P4">
Published Time: 2023-04-30T10:20:12+03:00</text:p>
      <text:p text:style-name="P4">
Modified Time: 2023-04-30T10:20:12+03:00</text:p>
      <text:p text:style-name="P4">
Description: In the occupied cities of the Luhansk region, invaders will bring the budgetary employees to patrolling the sky in search of drones. - Ukrinform.</text:p>
      <text:p text:style-name="P4">
Images: ["<text:a xlink:type="simple" xlink:href="https://static.ukrinform.com/photos/2023_04/thumb_files/630_360_1682839115-846.png" text:style-name="Internet_20_link" text:visited-style-name="Visited_20_Internet_20_Link">
630_360_16828...</text:a>
"]</text:p>
      <text:p text:style-name="P4">
Tags: ['Безпілотник', 'Луганщина', 'Війна з росією', 'ППО']</text:p>
      <text:p text:style-name="P4">
Type: Article</text:p>
      <!--METADATA-->
      <text:p text:style-name="P4">
<draw:frame draw:style-name="fr1" draw:name="Image97" text:anchor-type="as-char" svg:width="6.9236in" svg:height="3.956343in" draw:z-index="0">
<draw:image xlink:href="../Images/yкринформ/2023-04-30T10-20-12-03-00/630_360_1682839115-846.png" xlink:type="simple" xlink:show="embed" xlink:actuate="onLoad" draw:mime-type="image/png"/>
</draw:frame>
Vokun cities of Luhansk region will bring out the employees of the budget sphere to patrol the sky in search of drones.</text:p>
      <text:p text:style-name="P4">
About it in <text:a xlink:type="simple" xlink:href="http://t.me/luhanskaVTSA/10154" text:style-name="Internet_20_link" text:visited-style-name="Visited_20_Internet_20_Link">
</text:a>
The head of Lugansk Ovartem Lisogor reported, Ukrinform reports.</text:p>
      <text:p text:style-name="P4">
It is noted that after several fires at the bases and oil storage facilities in the occupied territories, the so -called "LNR" decided to introduce "preventive measures".</text:p>
      <text:p text:style-name="P4">
“Instead of air defense or stations on the street, in particular in Rovenki and Dovzhansk, they will bring out the budget sector employees. Over the next two weeks, the next windows will patrol the sky, looking for drones, ”Lisogor wrote.</text:p>
      <text:p text:style-name="P4">
<text:span text:style-name="T4">
 Read also: </text:span>
 <text:a xlink:type="simple" xlink:href="https://www.ukrinform.ua/rubric-regions/3702359-na-lugansini-zagarbniki-dislokuutsa-u-skolah-i-vimagaut-sob-tam-trivalo-navcanna.html" text:style-name="Internet_20_link" text:visited-style-name="Visited_20_Internet_20_Link">
<text:span text:style-name="T4">
 Luhansk region </text:span>
</text:a>
As it was reported, activists of the public movement of the resistance of the occupation "Zhovtastrichka" conducted another patriotic <text:a xlink:type="simple" xlink:href="https://www.ukrinform.ua/rubric-regions/3700541-u-lugansku-aktivisti-proveli-akciu-na-pidtrimku-ukraini.html" text:style-name="Internet_20_link" text:visited-style-name="Visited_20_Internet_20_Link">
</text:a>
in a temporarily occupied <text:a xlink:type="simple" xlink:href="https://www.ukrinform.ua/tag-luhansk" text:style-name="Internet_20_link" text:visited-style-name="Visited_20_Internet_20_Link">
</text:a>
 .</text:p>
      <text:p text:style-name="P4">
News Source: <text:a xlink:type="simple" xlink:href="https://www.ukrinform.ua/rubric-regions/3702686-zagarbniki-na-lugansini-zmusili-budzetnikiv-patruluvati-nebo-u-posukah-ukrainskih-bpla.html" text:style-name="Internet_20_link" text:visited-style-name="Visited_20_Internet_20_Link">
https://www.ukrinform.ua/rubric-regions/3702686-zagarbniki-na-lugansini-zmusili-budzetnikiv-patruluvati-nebo-u-posukah-ukrainskih-bpla.html</text:a>
</text:p>
      <!--NEWS-->
      <text:h text:style-name="P10" text:outline-level="1">
<text:span text:style-name="T4">
At night the Russians released five rockets on Kramatorsk</text:span>
</text:h>
      <text:p text:style-name="P4">
Authors: Ukrinform (Person)</text:p>
      <text:p text:style-name="P4">
Publisher: Укринформ (Organization)</text:p>
      <text:p text:style-name="P4">
Published Time: 2023-04-30T10:39:21+03:00</text:p>
      <text:p text:style-name="P4">
Modified Time: 2023-04-30T10:39:21+03:00</text:p>
      <text:p text:style-name="P4">
Description: The Russian Federation at midnight released five missiles on Kramatorsk. - Ukrinform.</text:p>
      <text:p text:style-name="P4">
Images: ["<text:a xlink:type="simple" xlink:href="https://static.ukrinform.com/photos/2023_04/thumb_files/630_360_1682840252-961.jpg" text:style-name="Internet_20_link" text:visited-style-name="Visited_20_Internet_20_Link">
630_360_16828...</text:a>
"]</text:p>
      <text:p text:style-name="P4">
Tags: ['Донеччина', 'Обстріл', 'Війна з росією']</text:p>
      <text:p text:style-name="P4">
Type: Article</text:p>
      <!--METADATA-->
      <text:p text:style-name="P4">
<draw:frame draw:style-name="fr1" draw:name="Image98" text:anchor-type="as-char" svg:width="6.9236in" svg:height="3.956343in" draw:z-index="0">
<draw:image xlink:href="../Images/yкринформ/2023-04-30T10-39-21-03-00/630_360_1682840252-961.jpg" xlink:type="simple" xlink:show="embed" xlink:actuate="onLoad" draw:mime-type="image/jpeg"/>
</draw:frame>
The Armyworf at midnight released five rockets on Kramatorsk.</text:p>
      <text:p text:style-name="P4">
About it in <text:a xlink:type="simple" xlink:href="http://t.me/pavlokyrylenko_donoda/7755" text:style-name="Internet_20_link" text:visited-style-name="Visited_20_Internet_20_Link">
</text:a>
Pavel Kirilenko reports Golodonnets, Ukrinform reports.</text:p>
      <text:p text:style-name="P4">
“Around midnight, the Russians released five rockets in Kramatorsk. Fortunately, it was without the victims: two rockets fell in the field outside the city, two - in the area, one - in the private sector near an apartment building, but only asphalt coating was damaged, ”the message reads.</text:p>
      <text:p text:style-name="P4">
Kirilenko also reported that in the Donetsk direction the Russians were fired by Avdiivka - hit the residential sector, on the territory of the AKHZ and the poastbaz.</text:p>
      <text:p text:style-name="P4">
10 houses and infrastructure facility, eight homes and non-residential building in New York Toretskaya Community were damaged in Gorlov. In the time community, the building of the enterprise was damaged.</text:p>
      <text:p text:style-name="P4">
In the Lysychansk direction, six shelling of the Liman Community of ZRSZV occurred in the day - the Thor and Zarichne was injured.</text:p>
      <text:p text:style-name="P4">
Kirilenko noted that information about the wounded and killed civilians for Dobuna came.</text:p>
      <text:p text:style-name="P4">
<text:span text:style-name="T4">
 Read also: </text:span>
 <text:a xlink:type="simple" xlink:href="https://www.ukrinform.ua/rubric-regions/3702668-vijska-rf-27-raziv-obstrilali-hersonsinu-zaginuv-civilnij.html" text:style-name="Internet_20_link" text:visited-style-name="Visited_20_Internet_20_Link">
<text:span text:style-name="T4">
 Kherson region </text:span>
</text:a>
As it was reported, last day, April 28, the Russian army <text:a xlink:type="simple" xlink:href="https://www.ukrinform.ua/rubric-regions/3702345-unaslidok-obstriliv-doneccini-zaginuv-odin-civilnij-se-11-poraneni.html" text:style-name="Internet_20_link" text:visited-style-name="Visited_20_Internet_20_Link">
</text:a>
a resident of Donetsk region, 11 more were injured.</text:p>
      <text:p text:style-name="P4">
News Source: <text:a xlink:type="simple" xlink:href="https://www.ukrinform.ua/rubric-ato/3702692-unoci-rosiani-vipustili-pat-raket-po-kramatorsku.html" text:style-name="Internet_20_link" text:visited-style-name="Visited_20_Internet_20_Link">
https://www.ukrinform.ua/rubric-ato/3702692-unoci-rosiani-vipustili-pat-raket-po-kramatorsku.html</text:a>
</text:p>
      <!--NEWS-->
      <text:h text:style-name="P10" text:outline-level="1">
<text:span text:style-name="T4">
The storm in the Black Sea forced the Russians to get rocket launchers in base points - Humeniuk</text:span>
</text:h>
      <text:p text:style-name="P4">
Authors: Ukrinform (Person)</text:p>
      <text:p text:style-name="P4">
Publisher: Укринформ (Organization)</text:p>
      <text:p text:style-name="P4">
Published Time: 2023-04-30T10:42:00+03:00</text:p>
      <text:p text:style-name="P4">
Modified Time: 2023-04-30T10:42:00+03:00</text:p>
      <text:p text:style-name="P4">
Description: In the Black Sea, Russians maneuver in an area that is still safe for themselves, all rockets through a storm have been taken to base points. - Ukrinform.</text:p>
      <text:p text:style-name="P4">
Images: ["<text:a xlink:type="simple" xlink:href="https://static.ukrinform.com/photos/2022_11/thumb_files/630_360_1668767285-756.jpg" text:style-name="Internet_20_link" text:visited-style-name="Visited_20_Internet_20_Link">
630_360_16687...</text:a>
", "<text:a xlink:type="simple" xlink:href="https://static.ukrinform.com/photos/2023_04/1682843860-816.jpg" text:style-name="Internet_20_link" text:visited-style-name="Visited_20_Internet_20_Link">
1682843860-81...</text:a>
"]</text:p>
      <text:p text:style-name="P4">
Tags: [' Чорне море', 'Корабель', 'Шторм', 'Війна з росією', 'Єдині новини']</text:p>
      <text:p text:style-name="P4">
Type: Article</text:p>
      <!--METADATA-->
      <text:p text:style-name="P4">
<draw:frame draw:style-name="fr1" draw:name="Image99" text:anchor-type="as-char" svg:width="6.9236in" svg:height="3.956343in" draw:z-index="0">
<draw:image xlink:href="../Images/yкринформ/2023-04-30T10-42-00-03-00/630_360_1668767285-756.jpg" xlink:type="simple" xlink:show="embed" xlink:actuate="onLoad" draw:mime-type="image/jpeg"/>
</draw:frame>
In the marriage, the Russians maneuver in the area that is still safe, all rockets through the storm have been taken to base points.</text:p>
      <text:p text:style-name="P4">
The head of the Unified Coordination Press Center of Defense forces of Southern Ukraine Natalia Humeniuk said this on the air of the Tele scale "Unified News", reported by Ukrinform.</text:p>
      <text:p text:style-name="P4">
“They are currently in the area that they still consider themselves to be a hazardous area. But all the rocket launchers have been established. The storm is really powerful, and they do not currently have a toy -thus that could now hold them, ”Gumeniuk said.</text:p>
      <text:p text:style-name="P4">
According to her, it is likely that with the improvement of the weather, the occupiers will return on combat duty.</text:p>
      <text:p text:style-name="P4">
“Now 11 ships are recorded in the Black Sea, one in Azov for exposing a supplement. They continue their activities related to widowed intelligence. At present, they cannot so powerfully use the UAVs from the sea because of the wind, but along the front line above the land they are considering them, ”the spokeswoman said.</text:p>
      <text:p text:style-name="P4">
She added that yesterday the Ukrainian military worked on one of them, destroying the reconnaissance drone.</text:p>
      <text:p text:style-name="P4">
<text:span text:style-name="T4">
 Read also: </text:span>
 <text:a xlink:type="simple" xlink:href="https://www.ukrinform.ua/rubric-ato/3702578-ignat-planuvanna-udaru-po-centru-mista-vze-zlocin-proti-ludstva.html" text:style-name="Internet_20_link" text:visited-style-name="Visited_20_Internet_20_Link">
<text:span text:style-name="T4">
 Ignati </text:span>
</text:a>
Humeniuk also informed that on <text:a xlink:type="simple" xlink:href="https://www.ukrinform.ua/tag-hersonsina" text:style-name="Internet_20_link" text:visited-style-name="Visited_20_Internet_20_Link">
</text:a>
"The storm weather and a very powerful wind prevented the work of gills, so the Kherson were a little bit of cabot attacks."</text:p>
      <text:p text:style-name="P4">
At the same time, it did not rule out that as soon as the wind subsided, hostile aircraft aircraft can be underway. "Therefore, it is a really evacuation for local residential areas where the enemy can direct its capacities, is a necessary expense at this stage," - said Humeniuk.</text:p>
      <text:p text:style-name="P4">
“As of 10:30.04.2023: There are 7 enemy ships in the Black Sea. In the Sea of Azov - 1 enemy ship », - <text:a xlink:type="simple" xlink:href="https://t.me/ukrainian_navy/2931" text:style-name="Internet_20_link" text:visited-style-name="Visited_20_Internet_20_Link">
</text:a>
in the report of the Navy.</text:p>
      <text:p text:style-name="P4">
<draw:frame draw:style-name="fr1" draw:name="Image100" text:anchor-type="as-char" svg:width="6.9236in" svg:height="8.6545in" draw:z-index="0">
<draw:image xlink:href="../Images/yкринформ/2023-04-30T10-42-00-03-00/1682843860-816.jpg" xlink:type="simple" xlink:show="embed" xlink:actuate="onLoad" draw:mime-type="image/jpeg"/>
</draw:frame>
In the Mediterranean, there are up to 4 enemy ships, 1 carriage missiles "Caliber", a total volley of up to 16 rockets.</text:p>
      <text:p text:style-name="P4">
<text:span text:style-name="T4">
 Read also: </text:span>
 <text:a xlink:type="simple" xlink:href="https://www.ukrinform.ua/rubric-ato/3702583-pid-cas-obstriliv-ukraini-rf-vikoristovue-raketi-vigotovleni-minuloi-oseni-i-vzimku-ignat.html" text:style-name="Internet_20_link" text:visited-style-name="Visited_20_Internet_20_Link">
<text:span text:style-name="T4">
 Ignati </text:span>
</text:a>
</text:p>
      <text:p text:style-name="P4">
News Source: <text:a xlink:type="simple" xlink:href="https://www.ukrinform.ua/rubric-ato/3702693-storm-u-cornomu-mori-zmusiv-rosian-zavesti-raketonosii-v-punkti-bazuvanna-gumenuk.html" text:style-name="Internet_20_link" text:visited-style-name="Visited_20_Internet_20_Link">
https://www.ukrinform.ua/rubric-ato/3702693-storm-u-cornomu-mori-zmusiv-rosian-zavesti-raketonosii-v-punkti-bazuvanna-gumenuk.html</text:a>
</text:p>
      <!--NEWS-->
      <text:h text:style-name="P10" text:outline-level="1">
<text:span text:style-name="T4">
After the fire at the Sevastopol Oil and Family, the RF family is actively evacuated - Humeniuk</text:span>
</text:h>
      <text:p text:style-name="P4">
Authors: Ukrinform (Person)</text:p>
      <text:p text:style-name="P4">
Publisher: Укринформ (Organization)</text:p>
      <text:p text:style-name="P4">
Published Time: 2023-04-30T10:58:00+03:00</text:p>
      <text:p text:style-name="P4">
Modified Time: 2023-04-30T10:58:00+03:00</text:p>
      <text:p text:style-name="P4">
Description: After a fire at the oil depot in Sevastopol, in temporarily occupied Crimea, families of the military began to evacuate the peninsula powerfully. - Ukrinform.</text:p>
      <text:p text:style-name="P4">
Images: ["<text:a xlink:type="simple" xlink:href="https://static.ukrinform.com/photos/2023_04/thumb_files/630_360_1682841361-671.jpg" text:style-name="Internet_20_link" text:visited-style-name="Visited_20_Internet_20_Link">
630_360_16828...</text:a>
"]</text:p>
      <text:p text:style-name="P4">
Tags: ['Евакуація', 'Севастополь', 'Російські військові', 'Єдині новини']</text:p>
      <text:p text:style-name="P4">
Type: Article</text:p>
      <!--METADATA-->
      <text:p text:style-name="P4">
<draw:frame draw:style-name="fr1" draw:name="Image101" text:anchor-type="as-char" svg:width="6.9236in" svg:height="3.956343in" draw:z-index="0">
<draw:image xlink:href="../Images/yкринформ/2023-04-30T10-58-00-03-00/630_360_1682841361-671.jpg" xlink:type="simple" xlink:show="embed" xlink:actuate="onLoad" draw:mime-type="image/jpeg"/>
</draw:frame>
After the fire at the oil depot occurred in Sevastopol, in the temporarily occupied Krym, the families of the military began to evacuate the peninsula powerfully.</text:p>
      <text:p text:style-name="P4">
This was stated in the Unified News Telelorphone by Natalia Humeniuk, the head of the Unified Coordination Press Center of Defense forces of South of Ukraine, answering questions about the mood in the Crimea after this fire, Ukrinform reports.</text:p>
      <text:p text:style-name="P4">
“(There is recorded - ed.)A very high degree of anxiety, as they point out for themselves. And very wide streams(persons - ed.)directed along all routes where you can go. Indeed, even families of the military are strongly evacuated. That is, they feel that this threat is really - after the "cotton", which has a sweatylasevastopol ", - said Humeniuk.</text:p>
      <text:p text:style-name="P4">
Answering questions about information about 10 tanks and 40 thousand tons, which were destroyed in Sevastopol, she informed that the Russians were re -oriented to the bases towards Novorossiysk, because they do not feel rest and sustainable logistics.</text:p>
      <text:p text:style-name="P4">
“The figures given are general data that capture the capacity of this basincopy. How many were there - we can only guess the Post -Wverworks that we were watching. But the fact that the enemy logistics is undermined, it is one elements of really preparing for the powerful active actions of our defense forces. Miropro this we have been saying for a long time, ”said the head of the Unified Coordination Press Center of Defense forces of South of Ukraine.</text:p>
      <text:p text:style-name="P4">
According to her, this work is a kind of preparation for the large -scale registration of Ukraine that everyone is awaiting. "The enemy feels that he has undermined resources, and begins to maneuver," the speaker said.</text:p>
      <text:p text:style-name="P4">
Humeniuk stated that the same powerful fuel tanks in Crimea in Russian. “But we still understand that they can dispersate these stocks, including after such a powerful" cotton ". We will be track and necessarily(them - ed.)We will find, ”she assured.</text:p>
      <text:p text:style-name="P4">
*!(https://www.ukrinform.ua/rubric-crimea/3702490-u-sevastopoli-zniseni-10-rezervuariv-z-naftoproduktami-dla-vorozogo-flotu-gur.html)</text:p>
      <text:p text:style-name="P4">
News Source: <text:a xlink:type="simple" xlink:href="https://www.ukrinform.ua/rubric-crimea/3702696-pisla-pozezi-na-naftobazi-sevastopola-rodini-vijskovih-rf-aktivno-evakuuutsa-gumenuk.html" text:style-name="Internet_20_link" text:visited-style-name="Visited_20_Internet_20_Link">
https://www.ukrinform.ua/rubric-crimea/3702696-pisla-pozezi-na-naftobazi-sevastopola-rodini-vijskovih-rf-aktivno-evakuuutsa-gumenuk.html</text:a>
</text:p>
      <!--NEWS-->
      <text:h text:style-name="P10" text:outline-level="1">
<text:span text:style-name="T4">
Bilodid: To admit to the competition</text:span>
</text:h>
      <text:p text:style-name="P4">
Authors: Ukrinform (Person)</text:p>
      <text:p text:style-name="P4">
Publisher: Укринформ (Organization)</text:p>
      <text:p text:style-name="P4">
Published Time: 2023-04-30T10:59:00+03:00</text:p>
      <text:p text:style-name="P4">
Modified Time: 2023-04-30T10:59:00+03:00</text:p>
      <text:p text:style-name="P4">
Description: The two -time World Champion Daria Bilodid commented on the admission of Russians and Belarus to competitions under the auspices of the International Judo Federation (IJF). - Ukrinform.</text:p>
      <text:p text:style-name="P4">
Images: ["<text:a xlink:type="simple" xlink:href="https://static.ukrinform.com/photos/2023_04/thumb_files/630_360_1682841566-236.jpg" text:style-name="Internet_20_link" text:visited-style-name="Visited_20_Internet_20_Link">
630_360_16828...</text:a>
"]</text:p>
      <text:p text:style-name="P4">
Tags: ['Дзюдо', "Дар'я Білодід"]</text:p>
      <text:p text:style-name="P4">
Type: Article</text:p>
      <!--METADATA-->
      <text:p text:style-name="P4">
<draw:frame draw:style-name="fr1" draw:name="Image102" text:anchor-type="as-char" svg:width="6.9236in" svg:height="3.956343in" draw:z-index="0">
<draw:image xlink:href="../Images/yкринформ/2023-04-30T10-59-00-03-00/630_360_1682841566-236.jpg" xlink:type="simple" xlink:show="embed" xlink:actuate="onLoad" draw:mime-type="image/jpeg"/>
</draw:frame>
Daria Bilodid Daria Bilodid commented on the admission of Russians and Belarus of Permission under the auspices of the International Judo Federation(IJF).</text:p>
      <text:p text:style-name="P4">
Як передає Укрінформ, українка опублікувала допис з реакцією на це рішення усвоєму <text:a xlink:type="simple" xlink:href="https://www.instagram.com/p/CropgOltm8W/" text:style-name="Internet_20_link" text:visited-style-name="Visited_20_Internet_20_Link">
 </text:a>
.</text:p>
      <text:p text:style-name="P4">
“A week later, the World Cup in Qatar begins, for which the Ukrainian national team was preparing and planning to go. But on the last day of registration for the competition of the International Site, representatives of Russia - the country of terrorist. But the most interesting is not it. Recently, the International Olympic Committee gave recommendations to the International Sports Federations and it was clear that the athletes of the Russian Federation could not participate in competitions, namely athletes that are on a contract in the Armed Forces and the Ministry of Internal Affairs of Russia or Belarus. But all the people who will perform at the World Cup are all those who will perform. That's how nonsense, isn't it? ”Bilodid wrote.</text:p>
      <text:p text:style-name="P4">
According to her, the participation of Russians in the Judo World Championships questioning the Ukrainian national team for competition.</text:p>
      <text:p text:style-name="P4">
<text:span text:style-name="T4">
 Read also: </text:span>
 <text:a xlink:type="simple" xlink:href="https://www.ukrinform.ua/rubric-sports/3702563-miznarodna-federacia-dzudo-dopustila-rosian-ta-bilorusiv-do-miznarodnih-zmagan.html" text:style-name="Internet_20_link" text:visited-style-name="Visited_20_Internet_20_Link">
<text:span text:style-name="T4">
 judo </text:span>
</text:a>
As reported by Ukrinform, the International Judo Federation was admitted to the tournaments from Russia and Belarus in neutral status. This was preceded by the International Olympic Committee(Mok), which in March recommended federation to renew in competitions of Russians and Belarus.</text:p>
      <text:p text:style-name="P4">
Photo: Judo Federation of Ukraine.</text:p>
      <text:p text:style-name="P4">
News Source: <text:a xlink:type="simple" xlink:href="https://www.ukrinform.ua/rubric-sports/3702697-bilodid-dopuskati-na-zmaganna-vijskovosluzbovciv-krainiterorista-nepripustimo.html" text:style-name="Internet_20_link" text:visited-style-name="Visited_20_Internet_20_Link">
https://www.ukrinform.ua/rubric-sports/3702697-bilodid-dopuskati-na-zmaganna-vijskovosluzbovciv-krainiterorista-nepripustimo.html</text:a>
</text:p>
      <!--NEWS-->
      <text:h text:style-name="P10" text:outline-level="1">
<text:span text:style-name="T4">
The school at the Embassy of the Russian Federation returned the City Hall of Warsaw</text:span>
</text:h>
      <text:p text:style-name="P4">
Authors: Ukrinform (Person)</text:p>
      <text:p text:style-name="P4">
Publisher: Укринформ (Organization)</text:p>
      <text:p text:style-name="P4">
Published Time: 2023-04-30T11:24:26+03:00</text:p>
      <text:p text:style-name="P4">
Modified Time: 2023-04-30T11:24:26+03:00</text:p>
      <text:p text:style-name="P4">
Description: The capital of Poland Warsaw on Saturday took the balance of the Russian school, which, despite the court's decision since 2016, the Russian Embassy refused to return the Polish side. - Ukrinform.</text:p>
      <text:p text:style-name="P4">
Images: ["<text:a xlink:type="simple" xlink:href="https://static.ukrinform.com/photos/2023_04/thumb_files/630_360_1682842877-580.jpg" text:style-name="Internet_20_link" text:visited-style-name="Visited_20_Internet_20_Link">
630_360_16828...</text:a>
"]</text:p>
      <text:p text:style-name="P4">
Tags: ['Посольство', 'Школа', 'Варшава', 'росія']</text:p>
      <text:p text:style-name="P4">
Type: Article</text:p>
      <!--METADATA-->
      <text:p text:style-name="P4">
<draw:frame draw:style-name="fr1" draw:name="Image103" text:anchor-type="as-char" svg:width="6.9236in" svg:height="3.956343in" draw:z-index="0">
<draw:image xlink:href="../Images/yкринформ/2023-04-30T11-24-26-03-00/630_360_1682842877-580.jpg" xlink:type="simple" xlink:show="embed" xlink:actuate="onLoad" draw:mime-type="image/jpeg"/>
</draw:frame>
On Saturday, the capital of Warsaw took on the balance of the Russian school, which, despite the decision of the Court since 2016, the Russian Embassy refused to return the Polish side.</text:p>
      <text:p text:style-name="P4">
This was reported in <text:a xlink:type="simple" xlink:href="http://twitter.com/trzaskowski_/status/1652355015002996737" text:style-name="Internet_20_link" text:visited-style-name="Visited_20_Internet_20_Link">
</text:a>
Mayor Warsawrafal Taskovsky, reports Ukrinform.</text:p>
      <text:p text:style-name="P4">
“We took another building that the Russian Federation occupied illegally. Keletska 45. Let us turn to the Mazovsky governor for the transfer of property of Missuvarshava, ”Taszkovsky wrote on Saturday night.</text:p>
      <text:p text:style-name="P4">
He reported that the city wanted to use this building for educational purposes, as from the new school year Warsaw will face difficulties related to more students. He recalled that in this room a bureaucular school for children of Russian diplomats.</text:p>
      <text:p text:style-name="P4">
According to him, this object did not have a diplomatic status - he was not widespread immunity. At the same time, the city's city hall, together with the Polish Foreign Ministry, tried to regulate the legal status of this real estate.</text:p>
      <text:p text:style-name="P4">
"Unfortunately, the Russian side did not dare to give it voluntarily," Tshaskovsky stated.</text:p>
      <text:p text:style-name="P4">
The mayor reminded that the bailiff had taken away the school from the Russians on the basis of the decision of the departmental court in Warsaw since 2016. The court also additionally obliged to pay more than 31 million zlotys(More than $ 7 million)Along with the percentage of the dumping possession of this house.</text:p>
      <text:p text:style-name="P4">
<text:span text:style-name="T4">
 Read also: </text:span>
 <text:a xlink:type="simple" xlink:href="https://www.ukrinform.ua/rubric-world/3697822-u-finlandii-zaarestuvali-zemlu-ta-neruhomist-rosijskogo-centru-nauki-i-kulturi-zmi.html" text:style-name="Internet_20_link" text:visited-style-name="Visited_20_Internet_20_Link">
<text:span text:style-name="T4">
 Finland </text:span>
 <text:span text:style-name="T4">
 arrested </text:span>
 <text:span text:style-name="T4">
 land </text:span>
 <text:span text:style-name="T4">
 </text:span>
 real estate <text:span text:style-name="T4">
<text:span text:style-name="T5">
* Russian </text:span>
* </text:span>
 Center <text:span text:style-name="T4">
 </text:span>
 <text:span text:style-name="T4">
 Science </text:span>
 <text:span text:style-name="T4">
 </text:span>
 cultures <text:span text:style-name="T4">
 </text:span>
 <text:span text:style-name="T4">
 </text:span>
 Media **</text:a>
As the agency reported, the Warsaw City Hall, along with the police and the bailiff of Saturday in the morning <text:a xlink:type="simple" xlink:href="https://www.ukrinform.ua/rubric-world/3702503-u-varsavi-vilucaut-u-vlasnist-derzavi-budivlu-skoli-pri-posolstvi-rf.html" text:style-name="Internet_20_link" text:visited-style-name="Visited_20_Internet_20_Link">
</text:a>
Buildings, which is located, housed the Russian school at the Embassy of the Russian Federation in Poland.</text:p>
      <text:p text:style-name="P4">
The Russian Foreign Ministry expressed its protest in this regard. Ambassador of the Russian Federation B <text:a xlink:type="simple" xlink:href="https://www.ukrinform.ua/tag-polsa" text:style-name="Internet_20_link" text:visited-style-name="Visited_20_Internet_20_Link">
</text:a>
In a comment to the Russian name, Sergei Andreev called these actions "illegal" and promised a response from Moscow, not having noticed, however. He argued that Poland's actions are contrary to the Vienna Convention, and the Russian side will protest this decision.*!(https://www.ukrinform.ua/rubric-kyiv/3698502-kiivrada-rozirvala-dogovir-orendi-z-posolstvom-rf.html)The school at the Embassy of the Russian Federation, which was mainly studied by children of Russian diplomats from the post -Soviet countries, has functioned in Warsaw since 1953.</text:p>
      <text:p text:style-name="P4">
News Source: <text:a xlink:type="simple" xlink:href="https://www.ukrinform.ua/rubric-world/3702701-skolu-pri-posolstvi-rf-povernuli-merii-varsavi.html" text:style-name="Internet_20_link" text:visited-style-name="Visited_20_Internet_20_Link">
https://www.ukrinform.ua/rubric-world/3702701-skolu-pri-posolstvi-rf-povernuli-merii-varsavi.html</text:a>
</text:p>
      <!--NEWS-->
      <text:h text:style-name="P10" text:outline-level="1">
<text:span text:style-name="T4">
In Uzbekistan vote for a new constitution that allows the President to run for the third time</text:span>
</text:h>
      <text:p text:style-name="P4">
Authors: Ukrinform (Person)</text:p>
      <text:p text:style-name="P4">
Publisher: Укринформ (Organization)</text:p>
      <text:p text:style-name="P4">
Published Time: 2023-04-30T11:49:47+03:00</text:p>
      <text:p text:style-name="P4">
Modified Time: 2023-04-30T11:49:47+03:00</text:p>
      <text:p text:style-name="P4">
Description: On Sunday in Uzbekistan, there is a vote for changes to the Constitution, which promise citizens of the country to strengthen social protection in exchange for the term of powers of President Shavkat Mirzioev, which will allow him to remain in office until 2040. - Ukrinform.</text:p>
      <text:p text:style-name="P4">
Images: ["<text:a xlink:type="simple" xlink:href="https://static.ukrinform.com/photos/2021_11/thumb_files/630_360_1636229513-968.jpg" text:style-name="Internet_20_link" text:visited-style-name="Visited_20_Internet_20_Link">
630_360_16362...</text:a>
"]</text:p>
      <text:p text:style-name="P4">
Tags: ['Конституція', 'Президент', 'Узбекистан']</text:p>
      <text:p text:style-name="P4">
Type: Article</text:p>
      <!--METADATA-->
      <text:p text:style-name="P4">
<draw:frame draw:style-name="fr1" draw:name="Image104" text:anchor-type="as-char" svg:width="6.9236in" svg:height="3.956343in" draw:z-index="0">
<draw:image xlink:href="../Images/yкринформ/2023-04-30T11-49-47-03-00/630_360_1636229513-968.jpg" xlink:type="simple" xlink:show="embed" xlink:actuate="onLoad" draw:mime-type="image/jpeg"/>
</draw:frame>
On Sunday, nodaebistan, there is a vote for changes to the Constitution that promise citizens of the country to strengthen social protection in exchange for the term of the Terminating of President Shavkat Mirziyoev, which will allow him to remain via Visad until 2040.</text:p>
      <text:p text:style-name="P4">
As Ukrinform reports, it reports <text:a xlink:type="simple" xlink:href="http://www.reuters.com/world/asia-pacific/uzbeks-vote-allowing-president-extend-time-power-2023-04-29/" text:style-name="Internet_20_link" text:visited-style-name="Visited_20_Internet_20_Link">
</text:a>
.</text:p>
      <text:p text:style-name="P4">
It is noted that 65-year-old Mirzioev was recognized in the country and abroad the liberal reformer, who abandoned the isolationist policy of the previous leadership and the approach of the police state.</text:p>
      <text:p text:style-name="P4">
Although the current and proposed new version of the Constitution limits the number of presidential terms in a row, officials have stated that if the Constitution is approved, the number of Mirzioev's terms will be fixed.</text:p>
      <text:p text:style-name="P4">
The reform also increases the presidential term to seven years out of five, which theoretically can allow Mirzioev to stay headed by the country with 35 million notes until 2040.</text:p>
      <text:p text:style-name="P4">
At the same time, the package of amendments proclaims Uzbekistan as a "social state" with exacerbated social obligations and allows land ownership.</text:p>
      <text:p text:style-name="P4">
It also envisages the abolition of the death penalty and the establishment of more personal legal protection, as well as the concept of protection against unlawful troops.</text:p>
      <text:p text:style-name="P4">
The referendum will be recognized as if more than half of 19.7 million voters are involved in it <text:a xlink:type="simple" xlink:href="https://www.ukrinform.ua/tag-uzbekistan" text:style-name="Internet_20_link" text:visited-style-name="Visited_20_Internet_20_Link">
</text:a>
. Pre -voting results are expected on Monday.</text:p>
      <text:p text:style-name="P4">
<text:span text:style-name="T4">
 Read also: </text:span>
 <text:a xlink:type="simple" xlink:href="https://www.ukrinform.ua/rubric-world/3630067-uzbekistan-slidom-za-kazahstanom-vidmovivsa-vstupati-v-gazovij-souz-iz-rosieu.html" text:style-name="Internet_20_link" text:visited-style-name="Visited_20_Internet_20_Link">
<text:span text:style-name="T4">
 Uzbekistan </text:span>
</text:a>
It was reported that in 2020, Presidential Termino Dimodimir Putin was expelled.</text:p>
      <text:p text:style-name="P4">
News Source: <text:a xlink:type="simple" xlink:href="https://www.ukrinform.ua/rubric-world/3702708-v-uzbekistani-golosuut-za-novu-konstituciu-aka-dozvolae-prezidentu-balotuvatisa-utrete.html" text:style-name="Internet_20_link" text:visited-style-name="Visited_20_Internet_20_Link">
https://www.ukrinform.ua/rubric-world/3702708-v-uzbekistani-golosuut-za-novu-konstituciu-aka-dozvolae-prezidentu-balotuvatisa-utrete.html</text:a>
</text:p>
      <!--NEWS-->
      <text:h text:style-name="P10" text:outline-level="1">
<text:span text:style-name="T4">
Volleyball players of Ukraine to the Euroleiga matches will play with the Germans and Slovaks</text:span>
</text:h>
      <text:p text:style-name="P4">
Authors: Ukrinform (Person)</text:p>
      <text:p text:style-name="P4">
Publisher: Укринформ (Organization)</text:p>
      <text:p text:style-name="P4">
Published Time: 2023-04-30T11:50:12+03:00</text:p>
      <text:p text:style-name="P4">
Modified Time: 2023-04-30T11:50:12+03:00</text:p>
      <text:p text:style-name="P4">
Description: In Chernivtsi, from April 27, a preparatory collection of the women's national team of Ukraine in volleyball, which will take part in the Golden Euroliz-2023. - Ukrinform.</text:p>
      <text:p text:style-name="P4">
Images: ["<text:a xlink:type="simple" xlink:href="https://static.ukrinform.com/photos/2023_04/thumb_files/630_360_1682844579-429.jpeg" text:style-name="Internet_20_link" text:visited-style-name="Visited_20_Internet_20_Link">
630_360_16828...</text:a>
"]</text:p>
      <text:p text:style-name="P4">
Tags: ['Волейбол', 'Збірна України', 'Жінки']</text:p>
      <text:p text:style-name="P4">
Type: Article</text:p>
      <!--METADATA-->
      <text:p text:style-name="P4">
<draw:frame draw:style-name="fr1" draw:name="Image105" text:anchor-type="as-char" svg:width="6.9236in" svg:height="3.956343in" draw:z-index="0">
<draw:image xlink:href="../Images/yкринформ/2023-04-30T11-50-12-03-00/630_360_1682844579-429.jpeg" xlink:type="simple" xlink:show="embed" xlink:actuate="onLoad" draw:mime-type="image/jpeg"/>
</draw:frame>
Since April 27, the preparatory collection of Ukraine's women's team of reamboline, which will take part in the Golden Euroliz-2023, has been undergoing a preparatory collection of Ukraine.</text:p>
      <text:p text:style-name="P4">
According to official <text:a xlink:type="simple" xlink:href="https://pvlu.org/uk/natsionalna-zhinocha-zbirna-ukrayiny-provede-sparynhy-z-nimechchynoyu-ta-slovachchynoyu" text:style-name="Internet_20_link" text:visited-style-name="Visited_20_Internet_20_Link">
</text:a>
Professional Volleyball League of Ukraine(Pvlu), on the eve of the Golden European matches, they will be quality in late May, the national team of Ukraine will be conducted on dwaspaings with Germany and Slovakia, Ukrinform reports.</text:p>
      <text:p text:style-name="P4">
The preparatory collection of the team will last about three weeks, and already on May 17, the "blue and yellow" will go to Berlin, where on May 19-20, the control priests with the German national team will take place.</text:p>
      <text:p text:style-name="P4">
The Ukrainians will meet with Slovakia on May 22-23 in Nitra.</text:p>
      <text:p text:style-name="P4">
<text:span text:style-name="T4">
 Read also: </text:span>
 <text:a xlink:type="simple" xlink:href="https://www.ukrinform.ua/rubric-sports/3700050-divoca-zbirna-ukraini-ne-zmogla-potrapiti-na-volejbolne-evro2023.html" text:style-name="Internet_20_link" text:visited-style-name="Visited_20_Internet_20_Link">
<text:span text:style-name="T4">
 volleyball </text:span>
</text:a>
On May 27 and 28, in Budapest, the Ukrainian national team will play its first matches in Hungary's Europeanization. In addition to her, the rivals of Ukrainian women in this tournament will be French -haired(June 14 and 18).</text:p>
      <text:p text:style-name="P4">
Фото: cev.eu.</text:p>
      <text:p text:style-name="P4">
News Source: <text:a xlink:type="simple" xlink:href="https://www.ukrinform.ua/rubric-sports/3702709-volejbolistki-zbirnoi-ukraini-do-matciv-evroligi-zigraut-z-nimkenami-ta-slovackami.html" text:style-name="Internet_20_link" text:visited-style-name="Visited_20_Internet_20_Link">
https://www.ukrinform.ua/rubric-sports/3702709-volejbolistki-zbirnoi-ukraini-do-matciv-evroligi-zigraut-z-nimkenami-ta-slovackami.html</text:a>
</text:p>
      <!--NEWS-->
      <text:h text:style-name="P10" text:outline-level="1">
<text:span text:style-name="T4">
Success in offensive actions is impossible without air cover - Ignati</text:span>
</text:h>
      <text:p text:style-name="P4">
Authors: Ukrinform (Person)</text:p>
      <text:p text:style-name="P4">
Publisher: Укринформ (Organization)</text:p>
      <text:p text:style-name="P4">
Published Time: 2023-04-30T11:55:02+03:00</text:p>
      <text:p text:style-name="P4">
Modified Time: 2023-04-30T11:55:02+03:00</text:p>
      <text:p text:style-name="P4">
Description: Without air cover, it is impossible to succeed in both offensive and defensive actions. - Ukrinform.</text:p>
      <text:p text:style-name="P4">
Images: ["<text:a xlink:type="simple" xlink:href="https://static.ukrinform.com/photos/2023_03/thumb_files/630_360_1678116073-288.jpg" text:style-name="Internet_20_link" text:visited-style-name="Visited_20_Internet_20_Link">
630_360_16781...</text:a>
"]</text:p>
      <text:p text:style-name="P4">
Tags: ['Літак', 'Війна з росією', 'Повітряна тривога', 'Єдині новини']</text:p>
      <text:p text:style-name="P4">
Type: Article</text:p>
      <!--METADATA-->
      <text:p text:style-name="P4">
<draw:frame draw:style-name="fr1" draw:name="Image106" text:anchor-type="as-char" svg:width="6.9236in" svg:height="3.956343in" draw:z-index="0">
<draw:image xlink:href="../Images/yкринформ/2023-04-30T11-55-02-03-00/630_360_1678116073-288.jpg" xlink:type="simple" xlink:show="embed" xlink:actuate="onLoad" draw:mime-type="image/jpeg"/>
</draw:frame>
An air cover cannot be successful in both offensive and elaborate actions.</text:p>
      <text:p text:style-name="P4">
This was announced on the air by the Telernahon "Unified News" by the spokesman of the Ukrainian Air Forces Yuri Ignat, Ukrinform correspondent reports.</text:p>
      <text:p text:style-name="P4">
“We will wait for the aircraft in any version. Without aircraft, we will be very difficult to protect our country in both military and peacetime. Without the advantage of the world, without air cover, it is impossible to achieve good success in both the offensive and the elaborate actions, ”he said.</text:p>
      <text:p text:style-name="P4">
According to Ignati, modern aviation, it is the 4+ aircraft that are capable of ordering in the air, on Earth and at sea.</text:p>
      <text:p text:style-name="P4">
<text:span text:style-name="T4">
 Read also: </text:span>
 <text:a xlink:type="simple" xlink:href="https://www.ukrinform.ua/rubric-ato/3700449-vorog-zbilsiv-zastosuvanna-kerovanih-aviabomb-bo-mae-perevagu-v-aviacii-naev.html" text:style-name="Internet_20_link" text:visited-style-name="Visited_20_Internet_20_Link">
</text:a>
“Without that. We need these planes to protect our people, in the first redness from air terrorism. And these planes will become part of the air defense, ” - said.</text:p>
      <text:p text:style-name="P4">
He noted that Ukrainian pilots may take approximately three months to learn how to manage the F-16.</text:p>
      <text:p text:style-name="P4">
“Someone will need more(time - ed.), someone less. There are already a list of pilots, several dozen people, the best of the best to master this equipment. They were defined, and after the decision is made ready for study in Europe, or in <text:a xlink:type="simple" xlink:href="https://www.ukrinform.ua/tag-ssa" text:style-name="Internet_20_link" text:visited-style-name="Visited_20_Internet_20_Link">
</text:a>
At different sites - which countries will give us these sites, there will go there, ”Ignat added.</text:p>
      <text:p text:style-name="P4">
<text:span text:style-name="T4">
 Read also: </text:span>
 <text:a xlink:type="simple" xlink:href="https://www.ukrinform.ua/rubric-other_news/3702065-ignat-rosiani-bilse-ne-keruutsa-sakralnimi-datami-nebezpeka-obstriliv-e-postijno.html" text:style-name="Internet_20_link" text:visited-style-name="Visited_20_Internet_20_Link">
<text:span text:style-name="T4">
 Ignati </text:span>
</text:a>
As reported by Ukrinform, President Volodymyr Zelenskyy <text:a xlink:type="simple" xlink:href="https://www.ukrinform.ua/rubric-ato/3702486-zelenskij-pro-kontrnastup-pocnemo-do-togo-ak-u-nas-zavlatsa-f16.html" text:style-name="Internet_20_link" text:visited-style-name="Visited_20_Internet_20_Link">
</text:a>
, but assured that the absence of the F-16 will not affect the beginning of the counter-offensive of the Ukrainian defense forces.</text:p>
      <text:p text:style-name="P4">
News Source: <text:a xlink:type="simple" xlink:href="https://www.ukrinform.ua/rubric-ato/3702710-uspih-u-nastupalnih-diah-nemozlivij-bez-povitranogo-prikritta-ignat.html" text:style-name="Internet_20_link" text:visited-style-name="Visited_20_Internet_20_Link">
https://www.ukrinform.ua/rubric-ato/3702710-uspih-u-nastupalnih-diah-nemozlivij-bez-povitranogo-prikritta-ignat.html</text:a>
</text:p>
      <!--NEWS-->
      <text:h text:style-name="P10" text:outline-level="1">
<text:span text:style-name="T4">
Germany confirmed the transfer to Ukraine by the second IRIS-T air defense system</text:span>
</text:h>
      <text:p text:style-name="P4">
Authors: Ukrinform (Person)</text:p>
      <text:p text:style-name="P4">
Publisher: Укринформ (Organization)</text:p>
      <text:p text:style-name="P4">
Published Time: 2023-04-30T11:55:05+03:00</text:p>
      <text:p text:style-name="P4">
Modified Time: 2023-04-30T11:55:05+03:00</text:p>
      <text:p text:style-name="P4">
Description: Germany has confirmed the delivery of the second IRIS-T SLM air defense system to Ukraine. - Ukrinform.</text:p>
      <text:p text:style-name="P4">
Images: ["<text:a xlink:type="simple" xlink:href="https://static.ukrinform.com/photos/2022_05/thumb_files/630_360_1652497211-570.jpg" text:style-name="Internet_20_link" text:visited-style-name="Visited_20_Internet_20_Link">
630_360_16524...</text:a>
"]</text:p>
      <text:p text:style-name="P4">
Tags: ['Німеччина', 'Україна', 'ППО']</text:p>
      <text:p text:style-name="P4">
Type: Article</text:p>
      <!--METADATA-->
      <text:p text:style-name="P4">
<draw:frame draw:style-name="fr1" draw:name="Image107" text:anchor-type="as-char" svg:width="6.9236in" svg:height="3.956343in" draw:z-index="0">
<draw:image xlink:href="../Images/yкринформ/2023-04-30T11-55-05-03-00/630_360_1652497211-570.jpg" xlink:type="simple" xlink:show="embed" xlink:actuate="onLoad" draw:mime-type="image/jpeg"/>
</draw:frame>
Germany has approved the delivery to Ukraine of the second IRIS-T SLM air defense system.</text:p>
      <text:p text:style-name="P4">
It follows from the updated list on <text:a xlink:type="simple" xlink:href="http://www.bundesregierung.de/breg-en/news/military-support-ukraine-2054992" text:style-name="Internet_20_link" text:visited-style-name="Visited_20_Internet_20_Link">
<text:span text:style-name="T5">
Sight</text:span>
</text:a>
Federal Government of Germany, reports Ukrinform.</text:p>
      <text:p text:style-name="P4">
Among the new deliveries are Iris -T SLM air defense systems, eight more Zetros trucks(In total, they have already been transferred already 84)And two trucks 8x6 with eight rolling containers.</text:p>
      <text:p text:style-name="P4">
All equipment is transferred directly from manufacturers.</text:p>
      <text:p text:style-name="P4">
<text:span text:style-name="T4">
 Read also: </text:span>
 <text:a xlink:type="simple" xlink:href="https://www.ukrinform.ua/rubric-ato/3702587-na-f16-vze-gotovi-vouvati-kilka-desatkiv-pilotiv-povitrani-sili.html" text:style-name="Internet_20_link" text:visited-style-name="Visited_20_Internet_20_Link">
</text:a>
Iris-T SLM is the most recent system that is not even on armed at the same time. The first such was transferred last fall, it is expected to transmit two, as soon as they are produced.</text:p>
      <text:p text:style-name="P4">
News Source: <text:a xlink:type="simple" xlink:href="https://www.ukrinform.ua/rubric-ato/3702711-nimeccina-pidtverdila-peredacu-ukraini-drugoi-sistemi-ppo-irist.html" text:style-name="Internet_20_link" text:visited-style-name="Visited_20_Internet_20_Link">
https://www.ukrinform.ua/rubric-ato/3702711-nimeccina-pidtverdila-peredacu-ukraini-drugoi-sistemi-ppo-irist.html</text:a>
</text:p>
      <!--NEWS-->
      <text:h text:style-name="P10" text:outline-level="1">
<text:span text:style-name="T4">
The days of Ukrainian cinema will take place in Vilnius - what will be shown</text:span>
</text:h>
      <text:p text:style-name="P4">
Authors: Ukrinform (Person)</text:p>
      <text:p text:style-name="P4">
Publisher: Укринформ (Organization)</text:p>
      <text:p text:style-name="P4">
Published Time: 2023-04-30T11:56:18+03:00</text:p>
      <text:p text:style-name="P4">
Modified Time: 2023-04-30T11:56:18+03:00</text:p>
      <text:p text:style-name="P4">
Description: Ukrainians who live in Lithuania as well as the citizens of the country are invited to visit the Skalvija Cinema in Vilnius from May 4 to May 6, where Ukrainian cinema days will take place. - Ukrinform.</text:p>
      <text:p text:style-name="P4">
Images: ["<text:a xlink:type="simple" xlink:href="https://static.ukrinform.com/photos/2023_04/thumb_files/630_360_1682844821-975.jpg" text:style-name="Internet_20_link" text:visited-style-name="Visited_20_Internet_20_Link">
630_360_16828...</text:a>
"]</text:p>
      <text:p text:style-name="P4">
Tags: ['Кіно', 'Литва', 'Україна']</text:p>
      <text:p text:style-name="P4">
Type: Article</text:p>
      <!--METADATA-->
      <text:p text:style-name="P4">
<draw:frame draw:style-name="fr1" draw:name="Image108" text:anchor-type="as-char" svg:width="6.9236in" svg:height="3.956343in" draw:z-index="0">
<draw:image xlink:href="../Images/yкринформ/2023-04-30T11-56-18-03-00/630_360_1682844821-975.jpg" xlink:type="simple" xlink:show="embed" xlink:actuate="onLoad" draw:mime-type="image/jpeg"/>
</draw:frame>
Ukrainians who live in Lithuania as well as the citizens of the country are invited to visit Skalvija in Vilnius from the 4th to the 6th and 6ths of the Skalvija cinema where Ukrainian cinema days will take place.</text:p>
      <text:p text:style-name="P4">
About it reports Ukrinform with reference to the national broadcaster <text:a xlink:type="simple" xlink:href="https://www.lrt.lt/ua/novini/1263/1972928/u-vil-niusi-vidbudut-sia-dni-ukrayins-kogo-kino-liuksemburg-liuksemburg-budinok-zi-skalok-lia-palisiada-pamfir" text:style-name="Internet_20_link" text:visited-style-name="Visited_20_Internet_20_Link">
</text:a>
.</text:p>
      <text:p text:style-name="P4">
The program will feature four films created by Ukrainian cinematographers in 2022-2023. <text:a xlink:type="simple" xlink:href="https://www.ukrinform.ua/tag-kino" text:style-name="Internet_20_link" text:visited-style-name="Visited_20_Internet_20_Link">
</text:a>
were awarded the leading international film festivals - Berlin, Venice, Cannes, and Vilnius.</text:p>
      <text:p text:style-name="P4">
At the events, viewers will be able to get acquainted with modern Ukrainian cinema, as well as support the Fund of the Embassy of Ukraine AŠ ESU Ukraine.</text:p>
      <text:p text:style-name="P4">
All citizens of Ukraine living in Lithuania can visit the show. It is necessary to show at the cashier the passport of a citizen of Ukraine and receive a non -precious ticket.</text:p>
      <text:p text:style-name="P4">
<text:span text:style-name="T4">
 Read also: </text:span>
 <text:a xlink:type="simple" xlink:href="https://www.ukrinform.ua/rubric-culture/3702428-u-kievi-prezentuvali-vistavu-mavka-sou-za-motivami-multfilmu.html" text:style-name="Internet_20_link" text:visited-style-name="Visited_20_Internet_20_Link">
</text:a>
Movies will be shown in the original language with Lithuanian subtitles.</text:p>
      <text:p text:style-name="P4">
Will be shown <text:span text:style-name="T4">
 "Rooster House" </text:span>
(Ukraine, Denmark, Finland, Sweden, 2022). <text:span text:style-name="T4">
«Люксембург, Люксембург»</text:span>
 (Ukraine, 2022). <text:span text:style-name="T4">
«Ля палісіада»</text:span>
(Ukraine, 2023). <text:span text:style-name="T4">
«Памфір»</text:span>
 (Ukraine, 2022).</text:p>
      <text:p text:style-name="P4">
Як повідомляв Укрінформ, улітку 2022 року у Варшаві два місяці тривавблагодійний Фестиваль українського кіно просто неба (Open Air Ukrainian FilmFestival).</text:p>
      <text:p text:style-name="P4">
<text:span text:style-name="T5">
Фото: 5BNS</text:span>
</text:p>
      <text:p text:style-name="P4">
News Source: <text:a xlink:type="simple" xlink:href="https://www.ukrinform.ua/rubric-culture/3702712-u-vilnusi-vidbudutsa-dni-ukrainskogo-kino-so-pokazut.html" text:style-name="Internet_20_link" text:visited-style-name="Visited_20_Internet_20_Link">
https://www.ukrinform.ua/rubric-culture/3702712-u-vilnusi-vidbudutsa-dni-ukrainskogo-kino-so-pokazut.html</text:a>
</text:p>
      <!--NEWS-->
      <text:h text:style-name="P10" text:outline-level="1">
<text:span text:style-name="T4">
The Russians fired nine regions of Ukraine in a day - erection of ova</text:span>
</text:h>
      <text:p text:style-name="P4">
Authors: Ukrinform (Person)</text:p>
      <text:p text:style-name="P4">
Publisher: Укринформ (Organization)</text:p>
      <text:p text:style-name="P4">
Published Time: 2023-04-30T12:02:15+03:00</text:p>
      <text:p text:style-name="P4">
Modified Time: 2023-04-30T12:02:15+03:00</text:p>
      <text:p text:style-name="P4">
Description: The army of the Russian Federation per day made attacks on nine regions of Ukraine. - Ukrinform.</text:p>
      <text:p text:style-name="P4">
Images: ["<text:a xlink:type="simple" xlink:href="https://static.ukrinform.com/photos/2022_10/thumb_files/630_360_1666685096-575.jpg" text:style-name="Internet_20_link" text:visited-style-name="Visited_20_Internet_20_Link">
630_360_16666...</text:a>
"]</text:p>
      <text:p text:style-name="P4">
Tags: ['Обстріл', 'Війна з росією', 'Регіони']</text:p>
      <text:p text:style-name="P4">
Type: Article</text:p>
      <!--METADATA-->
      <text:p text:style-name="P4">
<draw:frame draw:style-name="fr1" draw:name="Image109" text:anchor-type="as-char" svg:width="6.9236in" svg:height="3.956343in" draw:z-index="0">
<draw:image xlink:href="../Images/yкринформ/2023-04-30T12-02-15-03-00/630_360_1666685096-575.jpg" xlink:type="simple" xlink:show="embed" xlink:actuate="onLoad" draw:mime-type="image/jpeg"/>
</draw:frame>
The Army Federation performed attacks on nine regions of Ukraine.</text:p>
      <text:p text:style-name="P4">
According to Ukrinform, this is reported in the consolidated information of the regional military administrations about the situation in the regions of Ukraine as of 9:00 Sunday, April 30.</text:p>
      <text:p text:style-name="P4">
In the Cherkasy region in Uman the day before the rescue and search operation was completed. It lasted 35 hours. The Russian rocket took 23 lives. The Medzags are six children. There is a mourning in the region.</text:p>
      <text:p text:style-name="P4">
In <text:a xlink:type="simple" xlink:href="https://www.ukrinform.ua/tag-cernigivsina" text:style-name="Internet_20_link" text:visited-style-name="Visited_20_Internet_20_Link">
</text:a>
During the day, the Russians were fired 11 times the border communities of the Chernihiv region, and fired the dried artillery units and mortars. They kissed the Novgorod-Siversky and Koryukiv districts. Due to the hit by the PLPs, several pots near the border in the Novgorod-Siversky district are de-adjacent.</text:p>
      <text:p text:style-name="P4">
In the Sumy region at night and in the morning the enemy made nine shelling of border communities. 57 explosions were recorded. The shelling was suffered by Sredi-Budsk, Znob-Novgorod, Belopilsk, Friendship Territorial Communities.</text:p>
      <text:p text:style-name="P4">
In the mid-and-Budsk community, the apartment building was damaged as a result of shelling. There were also nine explosions in the city of the middle of Buda. In addition to the shelling there was a fire of an apartment building, damaged the line of electricity.</text:p>
      <text:p text:style-name="P4">
In the Navok-Novgorod community there are damage to non-residential buildings.</text:p>
      <text:p text:style-name="P4">
In the Friendship Community, a dwelling house was hit, there was a fire. The premises of the bank branch were damaged. Also, one of the ammunition was in the roof of a two-storey 12-room apartment building. Due to the murmur, the roof of the house is damaged.</text:p>
      <text:p text:style-name="P4">
Yesterday during the day, the Russians carried out 17 border communities. More than 170 explosions were recorded. The shelling was suffered by Sredi-Budsk, Essmansk, Belopilsk, Velikopysariv, Miropilsk and Yunakiv communities.</text:p>
      <text:p text:style-name="P4">
In the Zaporizhzhia region, the enemy continues the terror of the frontal settlements.</text:p>
      <text:p text:style-name="P4">
In the last day, Russian troops were struck in 19 cities and village cities: one Transfiguration Air Force, five UAV attacks on the magic Tapoltavka. From the RSSV beat on the lull, White and Gulyaypilsky, 60 artudarians came to Novayakovlovka, Gulyaypol, Orikhov, Railway, Kamyansky Taifzha 15 settlements. There is destruction. Without the victims.</text:p>
      <text:p text:style-name="P4">
Detailed information on the consequences is clarified.<text:span text:style-name="T4">
 Read also: </text:span>
 <text:a xlink:type="simple" xlink:href="https://www.ukrinform.ua/rubric-ato/3702693-storm-u-cornomu-mori-zmusiv-rosian-zavesti-raketonosii-v-punkti-bazuvanna-gumenuk.html" text:style-name="Internet_20_link" text:visited-style-name="Visited_20_Internet_20_Link">
</text:a>
Yesterday the enemy also beat in the Nikopol district. He kissed the heavy artillery in the Chervonohrigor community. It passed without casualties and destruction.</text:p>
      <text:p text:style-name="P4">
In the Kharkiv region this morning the enemy fired at the Center of Misakupiansk from the RSSV. Private home, garages, four cars were damaged, and there were garages. Without the victims.</text:p>
      <text:p text:style-name="P4">
In the Slobozhansky direction, the enemy was carried out by mortar and artillery shelter of reassigned points of Chervona Zorya, Gptivka, Krasne, Ternova, Vovchansk, Vovchansky Farms and Nesterne.</text:p>
      <text:p text:style-name="P4">
In the Kupyansk direction of shelling, Stroiivka, Kamianka, Poplar, Figolivka, Novomlinsk, two -year, Western, Lyman First and Kislivka were suffered.</text:p>
      <text:p text:style-name="P4">
<text:span text:style-name="T4">
 Read also: </text:span>
 <text:a xlink:type="simple" xlink:href="https://www.ukrinform.ua/rubric-ato/3702519-zagin-policii-bili-angoli-evakuuvav-iz-bahmuta-20-ludej.html" text:style-name="Internet_20_link" text:visited-style-name="Visited_20_Internet_20_Link">
</text:a>
Yesterday in the village of Facepillya, a 30-year-old man exploded in his own yard with an innovative explosive device. Hospitalized in a state of moderate.</text:p>
      <text:p text:style-name="P4">
In the Luhansk region, 93 shelling per day. In total, 433 shells were released by the Ukrainian troops: 40 mortars, 10 ZRSZV, 33 from artillery, eight from tanks.</text:p>
      <text:p text:style-name="P4">
Artillery and mortar shelling by the enemy last day of the Valleyosel, Nevskoye and Bigorivka.</text:p>
      <text:p text:style-name="P4">
The situation in the region remains difficult.</text:p>
      <text:p text:style-name="P4">
In the Donetsk region per day-21 shelling: ZRK “C-300”, UAV “Geran-2”, Air Force “NCRS”, RSSV “Hurricane”, “Grad”, artillery. Fired settlements: town of Malotaranovka, Svyatogorsk, Avdiivka, Velika Novosilka, Konstantinovka, Kramatorsk, Bakhmut, Zoryane and Karlovka village.</text:p>
      <text:p text:style-name="P4">
17 - residential buildings were damaged, one of them is an apartment building, a banner, six private cars, two trailers.</text:p>
      <text:p text:style-name="P4">
In the Nikolaev area last night and tonight the enemy of the gap of the water area of the Ochakov community. There are no victims.</text:p>
      <text:p text:style-name="P4">
In the Kherson region, the army of the Russian Federation performed 27 shelling, releasing 135 units: RSZV - 5, artillery - 9, mortars - 10, tank - two, UAV - one.</text:p>
      <text:p text:style-name="P4">
<text:span text:style-name="T4">
 Read also: </text:span>
 <text:a xlink:type="simple" xlink:href="https://www.ukrinform.ua/rubric-society/3702569-zitelam-zvilnenih-teritorij-viplatili-ponad-396-miljoniv-dopomogi.html" text:style-name="Internet_20_link" text:visited-style-name="Visited_20_Internet_20_Link">
</text:a>
Of them, in the city of Kherson, the Russians made two shellings, releasing eight -thresholds.</text:p>
      <text:p text:style-name="P4">
The Russian military kissed 14 settlements in the region.</text:p>
      <text:p text:style-name="P4">
One person was killed, one was injured.</text:p>
      <text:p text:style-name="P4">
News Source: <text:a xlink:type="simple" xlink:href="https://www.ukrinform.ua/rubric-regions/3702713-rosiani-za-dobu-obstrilali-devat-oblastej-ukraini-zvedenna-ova.html" text:style-name="Internet_20_link" text:visited-style-name="Visited_20_Internet_20_Link">
https://www.ukrinform.ua/rubric-regions/3702713-rosiani-za-dobu-obstrilali-devat-oblastej-ukraini-zvedenna-ova.html</text:a>
</text:p>
      <!--NEWS-->
      <text:h text:style-name="P10" text:outline-level="1">
<text:span text:style-name="T4">
In Uman, say goodbye to five dead as a result of rocket stroke</text:span>
</text:h>
      <text:p text:style-name="P4">
Authors: Ukrinform (Person)</text:p>
      <text:p text:style-name="P4">
Publisher: Укринформ (Organization)</text:p>
      <text:p text:style-name="P4">
Published Time: 2023-04-30T12:04:08+03:00</text:p>
      <text:p text:style-name="P4">
Modified Time: 2023-04-30T12:04:08+03:00</text:p>
      <text:p text:style-name="P4">
Description: Today, on April 30, there will be a burial of residents of Uman, dead as a result of Russia's rocket strike on a high -rise building. - Ukrinform.</text:p>
      <text:p text:style-name="P4">
Images: ["<text:a xlink:type="simple" xlink:href="https://static.ukrinform.com/photos/2023_04/thumb_files/630_360_1682845397-877.jpg" text:style-name="Internet_20_link" text:visited-style-name="Visited_20_Internet_20_Link">
630_360_16828...</text:a>
"]</text:p>
      <text:p text:style-name="P4">
Tags: ['Черкащина', 'Прощання', 'Умань', 'Війна з росією', 'Ракетний удар']</text:p>
      <text:p text:style-name="P4">
Type: Article</text:p>
      <!--METADATA-->
      <text:p text:style-name="P4">
<draw:frame draw:style-name="fr1" draw:name="Image110" text:anchor-type="as-char" svg:width="6.9236in" svg:height="3.956343in" draw:z-index="0">
<draw:image xlink:href="../Images/yкринформ/2023-04-30T12-04-08-03-00/630_360_1682845397-877.jpg" xlink:type="simple" xlink:show="embed" xlink:actuate="onLoad" draw:mime-type="image/jpeg"/>
</draw:frame>
Today, on April 30, there will be a burial of residents of Uman, who died as a result of Russia's rocket launcher on a high -rise building.</text:p>
      <text:p text:style-name="P4">
About it in <text:a xlink:type="simple" xlink:href="https://t.me/cherkaskaODA/4622" text:style-name="Internet_20_link" text:visited-style-name="Visited_20_Internet_20_Link">
</text:a>
 <text:a xlink:type="simple" xlink:href="https://t.me/cherkaskaODA/4622" text:style-name="Internet_20_link" text:visited-style-name="Visited_20_Internet_20_Link">
</text:a>
 <text:a xlink:type="simple" xlink:href="https://t.me/cherkaskaODA/4622" text:style-name="Internet_20_link" text:visited-style-name="Visited_20_Internet_20_Link">
 </text:a>
The head of Cherkasy Ova Igor Storerets reported, Ukrinform reports.</text:p>
      <text:p text:style-name="P4">
“Today, the Uman community will say goodbye to the five dead as a result(https://www.ukrinform.ua/tag-raketnij-udar)In a multi -storey building. Light memory and sympathy for relatives, ”the Taburets wrote.</text:p>
      <text:p text:style-name="P4">
The names of the dead and the time and place of farewell <text:a xlink:type="simple" xlink:href="https://www.facebook.com/vykonkomumr/posts/pfbid0EvKDkk8JN4MhLmPUrhcBJpuZWcHXG9R9tFh7qEnC5tHW1nNcajtWRBjfVM6ho1uwl" text:style-name="Internet_20_link" text:visited-style-name="Visited_20_Internet_20_Link">
</text:a>
in the Uman City Council.</text:p>
      <text:p text:style-name="P4">
<text:span text:style-name="T4">
 Read also: </text:span>
 <text:a xlink:type="simple" xlink:href="https://www.ukrinform.ua/rubric-regions/3702538-v-umani-na-misci-raketnogo-udaru-zaversili-posukovu-operaciu-dvoe-vvazautsa-zniklimi.html" text:style-name="Internet_20_link" text:visited-style-name="Visited_20_Internet_20_Link">
<text:span text:style-name="T4">
 Uman </text:span>
</text:a>
As it was reported, on April 28, Russia caused another massive rocket impact by Ukraine. One of the missiles hit <text:a xlink:type="simple" xlink:href="https://www.ukrinform.ua/rubric-ato/3701792-v-umani-rosijska-raketa-vlucila-u-zitlovu-bagatopoverhivku-pracuut-ratuvalniki.html" text:style-name="Internet_20_link" text:visited-style-name="Visited_20_Internet_20_Link">
</text:a>
in Cherkasy region. One of the entrances was completely upset. 23 people were killed, six of them children: three boys(one and a half, 16 and 17 years old)And three girls(8, 11 and 14 years).</text:p>
      <text:p text:style-name="P4">
News Source: <text:a xlink:type="simple" xlink:href="https://www.ukrinform.ua/rubric-regions/3702714-v-umani-poprosautsa-iz-patma-zagiblimi-vnaslidok-raketnogo-udaru.html" text:style-name="Internet_20_link" text:visited-style-name="Visited_20_Internet_20_Link">
https://www.ukrinform.ua/rubric-regions/3702714-v-umani-poprosautsa-iz-patma-zagiblimi-vnaslidok-raketnogo-udaru.html</text:a>
</text:p>
      <!--NEWS-->
      <text:h text:style-name="P10" text:outline-level="1">
<text:span text:style-name="T4">
In India, gas leakage has occurred at the factory, there are dead</text:span>
</text:h>
      <text:p text:style-name="P4">
Authors: Ukrinform (Person)</text:p>
      <text:p text:style-name="P4">
Publisher: Укринформ (Organization)</text:p>
      <text:p text:style-name="P4">
Published Time: 2023-04-30T12:18:22+03:00</text:p>
      <text:p text:style-name="P4">
Modified Time: 2023-04-30T12:18:22+03:00</text:p>
      <text:p text:style-name="P4">
Description: At least nine people were killed and 11 have fainted after gas at the plant in the Indian city of Ludhian, Punjab .. - Ukrinform.</text:p>
      <text:p text:style-name="P4">
Images: ["<text:a xlink:type="simple" xlink:href="https://static.ukrinform.com/photos/2023_04/thumb_files/630_360_1682846081-634.jpg" text:style-name="Internet_20_link" text:visited-style-name="Visited_20_Internet_20_Link">
630_360_16828...</text:a>
"]</text:p>
      <text:p text:style-name="P4">
Tags: ['Індія', 'Завод', 'Витік']</text:p>
      <text:p text:style-name="P4">
Type: Article</text:p>
      <!--METADATA-->
      <text:p text:style-name="P4">
<draw:frame draw:style-name="fr1" draw:name="Image111" text:anchor-type="as-char" svg:width="6.9236in" svg:height="3.956343in" draw:z-index="0">
<draw:image xlink:href="../Images/yкринформ/2023-04-30T12-18-22-03-00/630_360_1682846081-634.jpg" xlink:type="simple" xlink:show="embed" xlink:actuate="onLoad" draw:mime-type="image/jpeg"/>
</draw:frame>
At the least of the people, people were killed and 11 fainted after gas at the factory at the Window city of Ludhian, Punjab.</text:p>
      <text:p text:style-name="P4">
According to Ukrinform, the agency reports <text:a xlink:type="simple" xlink:href="https://aninews.in/news/national/general-news/punjab-gas-leak-at-ludhiana-factory-9-killed-10-injured20230430102954/" text:style-name="Internet_20_link" text:visited-style-name="Visited_20_Internet_20_Link">
</text:a>
.</text:p>
      <text:p text:style-name="P4">
“Undoubtedly, it is gas leakage. The National Response Forces Team of Nastychiae Disaster(ndrff ndrf)It is present on the site to evacuate people and conduct rescue. Nine people were killed during this incident and 11th wounds, ”the subdivision magistrate spokesman informed on Sunday(SDM)Ludchian event.</text:p>
      <text:p text:style-name="P4">
The NDRF team arrived at the scene together with a team of doctors and brigades. The territory of the plant was blocked by police.</text:p>
      <text:p text:style-name="P4">
<text:span text:style-name="T4">
 Read also: </text:span>
 <text:a xlink:type="simple" xlink:href="https://www.ukrinform.ua/rubric-world/3697601-u-aponii-zaznav-avarii-litak-beregovoi-ohoroni.html" text:style-name="Internet_20_link" text:visited-style-name="Visited_20_Internet_20_Link">
</text:a>
The victims were taken to the hospital.</text:p>
      <text:p text:style-name="P4">
As reported by Ukrinform, in French <text:a xlink:type="simple" xlink:href="https://www.ukrinform.ua/rubric-world/3695371-kilkist-zertv-unaslidok-obvalu-budinku-v-marseli-zrosla-do-vosmi.html" text:style-name="Internet_20_link" text:visited-style-name="Visited_20_Internet_20_Link">
</text:a>
Four -storey residential building. Cristoframandand regional perfection stated that the collapse could have been caused by an explosion, possibly due to the leakage of the gase.</text:p>
      <text:p text:style-name="P4">
<text:span text:style-name="T5">
Foto: ani</text:span>
</text:p>
      <text:p text:style-name="P4">
News Source: <text:a xlink:type="simple" xlink:href="https://www.ukrinform.ua/rubric-world/3702717-v-indii-stavsa-vitik-gazu-na-zavodi-e-zagibli.html" text:style-name="Internet_20_link" text:visited-style-name="Visited_20_Internet_20_Link">
https://www.ukrinform.ua/rubric-world/3702717-v-indii-stavsa-vitik-gazu-na-zavodi-e-zagibli.html</text:a>
</text:p>
      <!--NEWS-->
      <text:h text:style-name="P10" text:outline-level="1">
<text:span text:style-name="T4">
The Czech President made an inscription on Ukrainian military equipment: "Russia, go home"</text:span>
</text:h>
      <text:p text:style-name="P4">
Authors: Ukrinform (Person)</text:p>
      <text:p text:style-name="P4">
Publisher: Укринформ (Organization)</text:p>
      <text:p text:style-name="P4">
Published Time: 2023-04-30T12:20:00+03:00</text:p>
      <text:p text:style-name="P4">
Modified Time: 2023-04-30T12:20:00+03:00</text:p>
      <text:p text:style-name="P4">
Description: President of the Czech Republic Peter Pavel appealed to the Russians calling for to get from Ukraine. - Ukrinform.</text:p>
      <text:p text:style-name="P4">
Images: ["<text:a xlink:type="simple" xlink:href="https://static.ukrinform.com/photos/2023_02/thumb_files/630_360_1677400169-398.jpg" text:style-name="Internet_20_link" text:visited-style-name="Visited_20_Internet_20_Link">
630_360_16774...</text:a>
"]</text:p>
      <text:p text:style-name="P4">
Tags: ['Чехія', 'Україна', 'Війна з росією', 'Петр Павел']</text:p>
      <text:p text:style-name="P4">
Type: Article</text:p>
      <!--METADATA-->
      <text:p text:style-name="P4">
<draw:frame draw:style-name="fr1" draw:name="Image112" text:anchor-type="as-char" svg:width="6.9236in" svg:height="3.956343in" draw:z-index="0">
<draw:image xlink:href="../Images/yкринформ/2023-04-30T12-20-00-03-00/630_360_1677400169-398.jpg" xlink:type="simple" xlink:show="embed" xlink:actuate="onLoad" draw:mime-type="image/jpeg"/>
</draw:frame>
The Presidential Republic Peter Pavel appealed to the Russians with a call to get out of Ukraine.</text:p>
      <text:p text:style-name="P4">
He left the corresponding demand on the armor of the Armed Forces during the visit of the in Ukraine and posted a photo in <text:a xlink:type="simple" xlink:href="http://twitter.com/prezidentpavel/status/1652344338406416385" text:style-name="Internet_20_link" text:visited-style-name="Visited_20_Internet_20_Link">
</text:a>
, передає укрінформ.</text:p>
      <text:p text:style-name="P4">
«Russia, Go Home», - написав павел.</text:p>
      <text:p text:style-name="Quotations">

<text:p text:style-name="P4">
I know the feeling. Your unit is heading to the front, you want to go with them, you want to go&gt;
 example. As a commander, I have always stood by my soldiers. Today it is no longer&gt;
 my role. I came to give them the courage. &gt;
&gt;
 We're with you. You will avenge your fallen, get back your freedom. Russia, Go&gt;
 Home&gt;
&gt;
 - Petr Pavel(presidential) <text:a xlink:type="simple" xlink:href="https://twitter.com/prezidentpavel/status/1652344338406416385" text:style-name="Internet_20_link" text:visited-style-name="Visited_20_Internet_20_Link">
&gt;
 </text:a>
At the same time, he expressed support for Ukrainian defenders. "We are with you. Beat down for the fallen, you will return your will, ”the president emphasized <text:a xlink:type="simple" xlink:href="https://www.ukrinform.ua/tag-cehia" text:style-name="Internet_20_link" text:visited-style-name="Visited_20_Internet_20_Link">
</text:a>
.</text:p>

</text:p>
      <text:p text:style-name="P4">
The NATO Exgeneral also noted that he knows this feeling when the unit is on the front and wants to go with him, to be an example.</text:p>
      <text:p text:style-name="P4">
“As a commander, I always supported my fighters. Now this is not my role. He came to give them courage, ”the head of the Czech state said.</text:p>
      <text:p text:style-name="P4">
<text:span text:style-name="T4">
 Read also: </text:span>
 <text:a xlink:type="simple" xlink:href="https://www.ukrinform.ua/rubric-polytics/3702081-zelenskij-zustrivsa-z-prezidentom-cehii.html" text:style-name="Internet_20_link" text:visited-style-name="Visited_20_Internet_20_Link">
</text:a>
As it was reported, Pavel, along with Slovak colleague Zuzana Chaputova, implemented in Ukraine, during which they visited Kiev, Bucha, Borodyanka, and then visa visited the Dnieper, where the Czech Republic plans to open the Consulate General, and Chaputova - Yagidne in Chernihiv.</text:p>
      <text:p text:style-name="P4">
General Pavel held the post of NATO Military Committee, which is second after a Secretary General with a post in the Alliance.</text:p>
      <text:p text:style-name="P4">
<text:span text:style-name="T5">
Foto: Ondrej Deml/Imago</text:span>
</text:p>
      <text:p text:style-name="P4">
News Source: <text:a xlink:type="simple" xlink:href="https://www.ukrinform.ua/rubric-ato/3702719-prezident-cehii-zrobiv-napis-na-ukrainskij-vijskovij-tehnici-rosia-jdi-dodomu.html" text:style-name="Internet_20_link" text:visited-style-name="Visited_20_Internet_20_Link">
https://www.ukrinform.ua/rubric-ato/3702719-prezident-cehii-zrobiv-napis-na-ukrainskij-vijskovij-tehnici-rosia-jdi-dodomu.html</text:a>
</text:p>
      <!--NEWS-->
      <text:h text:style-name="P10" text:outline-level="1">
<text:span text:style-name="T4">
Rescuers warn of significant avalanche danger in the Carpathians</text:span>
</text:h>
      <text:p text:style-name="P4">
Authors: Ukrinform (Person)</text:p>
      <text:p text:style-name="P4">
Publisher: Укринформ (Organization)</text:p>
      <text:p text:style-name="P4">
Published Time: 2023-04-30T12:24:52+03:00</text:p>
      <text:p text:style-name="P4">
Modified Time: 2023-04-30T12:24:52+03:00</text:p>
      <text:p text:style-name="P4">
Description: Rescuers warn of significant avalanche danger in the highlands of Ivano-Frankivsk and Transcarpathian regions on April 30-May 1. - Ukrinform.</text:p>
      <text:p text:style-name="P4">
Images: ["<text:a xlink:type="simple" xlink:href="https://static.ukrinform.com/photos/2020_01/thumb_files/630_360_1579069647-594.jpg" text:style-name="Internet_20_link" text:visited-style-name="Visited_20_Internet_20_Link">
630_360_15790...</text:a>
"]</text:p>
      <text:p text:style-name="P4">
Tags: ['Карпати', 'Лавина', 'Рятувальники']</text:p>
      <text:p text:style-name="P4">
Type: Article</text:p>
      <!--METADATA-->
      <text:p text:style-name="P4">
<draw:frame draw:style-name="fr1" draw:name="Image114" text:anchor-type="as-char" svg:width="6.9236in" svg:height="3.956343in" draw:z-index="0">
<draw:image xlink:href="../Images/yкринформ/2023-04-30T12-24-52-03-00/630_360_1579069647-594.jpg" xlink:type="simple" xlink:show="embed" xlink:actuate="onLoad" draw:mime-type="image/jpeg"/>
</draw:frame>
Rescuers warn of significant avalanche danger in the highlands of Ivano-Frankivsk and Transcarpathian regions on April 30-May 1.</text:p>
      <text:p text:style-name="P4">
According to Ukrinform, the State Emergency Service reports in <text:a xlink:type="simple" xlink:href="http://t.me/dsns_telegram/16396" text:style-name="Internet_20_link" text:visited-style-name="Visited_20_Internet_20_Link">
</text:a>
.</text:p>
      <text:p text:style-name="P4">
“April 30 - May 1 in the highlands of the Ivano -Frankivsk and eastern part of the Tained Abarpathian region is expected(Level 3)”, -is in the message.</text:p>
      <text:p text:style-name="P4">
<text:span text:style-name="T4">
 Read also: </text:span>
 <text:a xlink:type="simple" xlink:href="https://www.ukrinform.ua/rubric-world/3695787-v-italijskih-alpah-zijsla-lavina-troe-zagiblih.html" text:style-name="Internet_20_link" text:visited-style-name="Visited_20_Internet_20_Link">
<text:span text:style-name="T4">
 avalanche </text:span>
</text:a>
According to Ukrinform, according to the weather forecasters, on April 30 in the highlands <text:a xlink:type="simple" xlink:href="https://www.ukrinform.ua/tag-karpati" text:style-name="Internet_20_link" text:visited-style-name="Visited_20_Internet_20_Link">
</text:a>
In the afternoon, small days are expected; The temperature is 0-5 ° frost at night, 3-8 ° heat in the afternoon. May 1 - no precipitation; temperature at night about 0 °, in the afternoon 5-10 ° heat.</text:p>
      <text:p text:style-name="P4">
News Source: <text:a xlink:type="simple" xlink:href="https://www.ukrinform.ua/rubric-regions/3702720-ratuvalniki-poperedzaut-pro-znacnu-lavinnu-nebezpeku-u-karpatah.html" text:style-name="Internet_20_link" text:visited-style-name="Visited_20_Internet_20_Link">
https://www.ukrinform.ua/rubric-regions/3702720-ratuvalniki-poperedzaut-pro-znacnu-lavinnu-nebezpeku-u-karpatah.html</text:a>
</text:p>
      <!--NEWS-->
      <text:h text:style-name="P10" text:outline-level="1">
<text:span text:style-name="T4">
Since the beginning of the war, 1 150 border guards have been marked by state</text:span>
</text:h>
      <text:p text:style-name="P4">
Authors: Ukrinform (Person)</text:p>
      <text:p text:style-name="P4">
Publisher: Укринформ (Organization)</text:p>
      <text:p text:style-name="P4">
Published Time: 2023-04-30T12:28:33+03:00</text:p>
      <text:p text:style-name="P4">
Modified Time: 2023-04-30T12:28:33+03:00</text:p>
      <text:p text:style-name="P4">
Description: Currently, almost 1 150 servicemen of the State Border Service have been awarded with state awards for their courage. - Ukrinform.</text:p>
      <text:p text:style-name="P4">
Images: ["<text:a xlink:type="simple" xlink:href="https://static.ukrinform.com/photos/2021_07/thumb_files/630_360_1626604972-168.jpg" text:style-name="Internet_20_link" text:visited-style-name="Visited_20_Internet_20_Link">
630_360_16266...</text:a>
"]</text:p>
      <text:p text:style-name="P4">
Tags: ['Нагорода', 'Прикордонники', 'Дейнеко', 'Війна з росією']</text:p>
      <text:p text:style-name="P4">
Type: Article</text:p>
      <!--METADATA-->
      <text:p text:style-name="P4">
<draw:frame draw:style-name="fr1" draw:name="Image115" text:anchor-type="as-char" svg:width="6.9236in" svg:height="3.956343in" draw:z-index="0">
<draw:image xlink:href="../Images/yкринформ/2023-04-30T12-28-33-03-00/630_360_1626604972-168.jpg" xlink:type="simple" xlink:show="embed" xlink:actuate="onLoad" draw:mime-type="image/jpeg"/>
</draw:frame>
Currently, almost 1 150 servicemen of the State Border Service have been identified by state awards.</text:p>
      <text:p text:style-name="P4">
About it in <text:a xlink:type="simple" xlink:href="https://www.facebook.com/permalink.php" text:style-name="Internet_20_link" text:visited-style-name="Visited_20_Internet_20_Link">
</text:a>
The head of the State Tax Service of Ukraine Sergey Deyneko informed on the occasion of the Day of the Border Guard of Ukraine, Ukrinform reports.</text:p>
      <text:p text:style-name="P4">
“For the manifest courage is almost 1 150 <text:a xlink:type="simple" xlink:href="https://www.ukrinform.ua/tag-prikordonniki" text:style-name="Internet_20_link" text:visited-style-name="Visited_20_Internet_20_Link">
</text:a>
Awarded with state awards. Seven were awarded the highest reason - the title of Hero of Ukraine. Unfortunately, five of them are posthumously, ”the post reads.</text:p>
      <text:p text:style-name="P4">
Deyneko stressed that "we all pay tribute to all the boys and girls who put their lives for Ukraine, to all those who continue to fight the aggressor with a more bright future", and that "each of them is a hero, and thanks to their self -sacrifice, the state remains free. We will always remember the names of all -stipulated border guards, as Ukraine has been opposed to Russia's aggression has been over for centuries. Their feats and memory of them will live forever. "</text:p>
      <text:p text:style-name="P4">
<text:span text:style-name="T4">
 Read also: </text:span>
 <text:a xlink:type="simple" xlink:href="https://www.ukrinform.ua/rubric-society/3702702-zelenskij-podakuvav-prikordonnikam-za-stijkist-ta-silu.html" text:style-name="Internet_20_link" text:visited-style-name="Visited_20_Internet_20_Link">
<text:span text:style-name="T4">
 Border Guard </text:span>
</text:a>
He also mentioned the border guards from the island of Snake about where to go to the Russian warship, and specified that this military serviceman, like other Ukrainian defenders, defended our freedom of the Inus border.</text:p>
      <text:p text:style-name="P4">
According to the chairman of the State Tax Service, for Ukraine and each of us the border is not a space, but our real boundary between good and evil.</text:p>
      <text:p text:style-name="P4">
“Since the full -scale invasion of Russia, for more than a year of bloody terror, border guards, together with other Ukrainian defenders courageously defended Kiev, Mariupol, Kharkiv, Sumy, Chernihiv, Kherson, participated in the de -occupation protect the north and southern directions. Afortette Bakhmut, which is defended and border guards, has become a legendary page of Ukraine's defense against Rashist invaders, ”the head of the State Tax Service of Ukraine informed.</text:p>
      <text:p text:style-name="P4">
Deyneko also thanked all who support the border guards - volunteers, indifferent citizens, international institutions, and noted that their help was assisted and allows the State Border Service to continue the service."Ukrainian border guards have been, are and remain reliable defenders of Ukraine," - assured the head of the State Border Service and wished them an indomitable, forces, endurance, good health, further professional success and peace.</text:p>
      <text:p text:style-name="P4">
As it was reported, the SPSU spokesman stated that in general, 243 border guards were returned from the captivity of the Russian Federation.</text:p>
      <text:p text:style-name="P4">
April 30 in Ukraine celebrate the day of the border guard.</text:p>
      <text:p text:style-name="P4">
<text:span text:style-name="T5">
Foto: dpsu.gov.ua</text:span>
</text:p>
      <text:p text:style-name="P4">
News Source: <text:a xlink:type="simple" xlink:href="https://www.ukrinform.ua/rubric-ato/3702722-vid-pocatku-vijni-derznagorodami-vidznaceni-1-150-prikordonnikiv-golova-dpsu.html" text:style-name="Internet_20_link" text:visited-style-name="Visited_20_Internet_20_Link">
https://www.ukrinform.ua/rubric-ato/3702722-vid-pocatku-vijni-derznagorodami-vidznaceni-1-150-prikordonnikiv-golova-dpsu.html</text:a>
</text:p>
      <!--NEWS-->
      <text:h text:style-name="P10" text:outline-level="1">
<text:span text:style-name="T4">
Matches of the 24th round of the Football Premier League of Ukraine will be held on May 3-4</text:span>
</text:h>
      <text:p text:style-name="P4">
Authors: Ukrinform (Person)</text:p>
      <text:p text:style-name="P4">
Publisher: Укринформ (Organization)</text:p>
      <text:p text:style-name="P4">
Published Time: 2023-04-30T12:40:24+03:00</text:p>
      <text:p text:style-name="P4">
Modified Time: 2023-04-30T12:40:24+03:00</text:p>
      <text:p text:style-name="P4">
Description: The Championship of Ukraine in Football among the Premier League teams (UPL) on May 3-4 will host the ducts of the next, 24th round. - Ukrinform.</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116" text:anchor-type="as-char" svg:width="6.9236in" svg:height="3.956343in" draw:z-index="0">
<draw:image xlink:href="../Images/yкринформ/2023-04-30T12-40-24-03-00/630_360_1513842861-1324.jpg" xlink:type="simple" xlink:show="embed" xlink:actuate="onLoad" draw:mime-type="image/jpeg"/>
</draw:frame>
The Ukrainian Football School among the Premier League teams(UPL)On May 3-4, the ducts of the next, 24th round will pass.</text:p>
      <text:p text:style-name="P4">
The first game day at 13.00 will start matches between the Donetsk "Shakhtar" of the Tasakarpathian "Mine", "Dnipro-1" and Kharkiv "Metalist", reports Ukrinform.</text:p>
      <text:p text:style-name="P4">
On Wednesday, May 3, Lviv and Alexandria will also play(14.00), Lugansk "Zorya" and Rivne "Veres"(15.00), Odessa Chernomorets and Kovalivsky Kolos(15.00).</text:p>
      <text:p text:style-name="P4">
Програму туру в четвер, 4 травня, завершать поєдинки «Інгульця» із Петрового зкриворізьким «Кривбасом» (13.00), Kharkiv Metalist 1925 with Lviv Movement(13.00), Poltava Vorskla with Dynamo Kyiv(15.00).</text:p>
      <text:p text:style-name="P4">
<text:span text:style-name="T4">
Читайте також:</text:span>
 <text:a xlink:type="simple" xlink:href="https://www.ukrinform.ua/rubric-sports/3702599-forvard-ta-trener-zori-najkrasi-u-23mu-turi-upl.html" text:style-name="Internet_20_link" text:visited-style-name="Visited_20_Internet_20_Link">
 </text:a>
Shakhtar is the leader in the UPL standings with 56 points(After 23 games), Next - Dnipro -1 - 41(22), Zorya - 49(23), «Dynamo» - 44(23), Alexandria - 34(22), Kryvbas - 31(23), Vorskla - 30(23), "Colossus" -30(23)...</text:p>
      <text:p text:style-name="P4">
News Source: <text:a xlink:type="simple" xlink:href="https://www.ukrinform.ua/rubric-sports/3702725-matci-24go-turu-futbolnoi-premerligi-ukraini-projdut-34-travna.html" text:style-name="Internet_20_link" text:visited-style-name="Visited_20_Internet_20_Link">
https://www.ukrinform.ua/rubric-sports/3702725-matci-24go-turu-futbolnoi-premerligi-ukraini-projdut-34-travna.html</text:a>
</text:p>
      <!--NEWS-->
      <text:h text:style-name="P10" text:outline-level="1">
<text:span text:style-name="T4">
Chinese military evacuated more than a thousand people from Sudan</text:span>
</text:h>
      <text:p text:style-name="P4">
Authors: Ukrinform (Person)</text:p>
      <text:p text:style-name="P4">
Publisher: Укринформ (Organization)</text:p>
      <text:p text:style-name="P4">
Published Time: 2023-04-30T12:46:00+03:00</text:p>
      <text:p text:style-name="P4">
Modified Time: 2023-04-30T12:46:00+03:00</text:p>
      <text:p text:style-name="P4">
Description: The Chinese military evacuated from Sudan's armed conflict, 940 China and more than 230 foreigners to the port of Jedd in Saudi Arabia. - Ukrinform.</text:p>
      <text:p text:style-name="P4">
Images: ["<text:a xlink:type="simple" xlink:href="https://static.ukrinform.com/photos/2023_04/thumb_files/630_360_1682847418-670.jpg" text:style-name="Internet_20_link" text:visited-style-name="Visited_20_Internet_20_Link">
630_360_16828...</text:a>
"]</text:p>
      <text:p text:style-name="P4">
Tags: ['Армія', 'Евакуація', 'Китай', 'Судан']</text:p>
      <text:p text:style-name="P4">
Type: Article</text:p>
      <!--METADATA-->
      <text:p text:style-name="P4">
<draw:frame draw:style-name="fr1" draw:name="Image117" text:anchor-type="as-char" svg:width="6.9236in" svg:height="3.956343in" draw:z-index="0">
<draw:image xlink:href="../Images/yкринформ/2023-04-30T12-46-00-03-00/630_360_1682847418-670.jpg" xlink:type="simple" xlink:show="embed" xlink:actuate="onLoad" draw:mime-type="image/jpeg"/>
</draw:frame>
The Chinese military evacuated from Sudan, 940 KNRTA citizens covered with Sudan's armed conflict, more than 230 foreigners to the port of Jedd in Saudi Arabia.</text:p>
      <text:p text:style-name="P4">
This was reported by a spokesman for the Ministry of National Defense of China Tan Kefey, reports Ukrinform with reference to <text:a xlink:type="simple" xlink:href="http://eng.mod.gov.cn/xb/News_213114/TopStories/16221045.html" text:style-name="Internet_20_link" text:visited-style-name="Visited_20_Internet_20_Link">
</text:a>
.</text:p>
      <text:p text:style-name="P4">
“With the assistance of the Embassies and Consulates of China in the respective countries from 26 to 29th destroyer of Chinese Nanning Navy and the Weishanhuevachawed 940 China citizens and 231 foreign personnel from the port <text:a xlink:type="simple" xlink:href="https://www.ukrinform.ua/tag-sudan" text:style-name="Internet_20_link" text:visited-style-name="Visited_20_Internet_20_Link">
</text:a>
To the port of Jedd in Saudi Arabia, ”Tan Kefey said.</text:p>
      <text:p text:style-name="P4">
He added that the military completed the mission to save Chinese citizens of consciousness.</text:p>
      <text:p text:style-name="P4">
As reported by Ukrinform, two ships <text:a xlink:type="simple" xlink:href="https://www.ukrinform.ua/rubric-world/3702297-kitaj-evakuuvav-vijskovimi-korablami-majze-simsot-osib-iz-sudanu.html" text:style-name="Internet_20_link" text:visited-style-name="Visited_20_Internet_20_Link">
</text:a>
668 Chinese citizens and 10 other nationalities who went to Saudi Arabia with the armored Sudan conflict from the Saudi port of Jedda.</text:p>
      <text:p text:style-name="P4">
<text:span text:style-name="T4">
 Read also: </text:span>
 <text:a xlink:type="simple" xlink:href="https://www.ukrinform.ua/rubric-world/3702635-iz-sudanu-vze-evakuuvali-kilka-soten-gromadan-ssa.html" text:style-name="Internet_20_link" text:visited-style-name="Visited_20_Internet_20_Link">
<text:span text:style-name="T4">
 Sudan </text:span>
</text:a>
April 15 after a few days of tension between Sudan army and forces(RSF)In the Chartum there were explosions and shooting. Contradicted to the country's proposed transition to civil rule.</text:p>
      <text:p text:style-name="P4">
Fighting in the country is ongoing, a number of European countries are making efforts to evaporate their citizens from Sudan.</text:p>
      <text:p text:style-name="P4">
News Source: <text:a xlink:type="simple" xlink:href="https://www.ukrinform.ua/rubric-world/3702728-kitajski-vijskovi-evakuuvali-bils-ak-tisacu-ludej-iz-sudanu.html" text:style-name="Internet_20_link" text:visited-style-name="Visited_20_Internet_20_Link">
https://www.ukrinform.ua/rubric-world/3702728-kitajski-vijskovi-evakuuvali-bils-ak-tisacu-ludej-iz-sudanu.html</text:a>
</text:p>
      <!--NEWS-->
      <text:h text:style-name="P10" text:outline-level="1">
<text:span text:style-name="T4">
Paraguay has a presidential election that resolves the issue of taiwan links</text:span>
</text:h>
      <text:p text:style-name="P4">
Authors: Ukrinform (Person)</text:p>
      <text:p text:style-name="P4">
Publisher: Укринформ (Organization)</text:p>
      <text:p text:style-name="P4">
Published Time: 2023-04-30T12:46:38+03:00</text:p>
      <text:p text:style-name="P4">
Modified Time: 2023-04-30T12:46:38+03:00</text:p>
      <text:p text:style-name="P4">
Description: Paraguay hosted the next election of the President of the country, who have the issues of future diplomatic communications with Taiwan has become one of the key elements of the election campaign. - Ukrinform.</text:p>
      <text:p text:style-name="P4">
Images: ["<text:a xlink:type="simple" xlink:href="https://static.ukrinform.com/photos/2018_05/thumb_files/630_360_1527045526-5431-paragvaj.jpg" text:style-name="Internet_20_link" text:visited-style-name="Visited_20_Internet_20_Link">
630_360_15270...</text:a>
"]</text:p>
      <text:p text:style-name="P4">
Tags: ['Парагвай', 'Вибори Президента']</text:p>
      <text:p text:style-name="P4">
Type: Article</text:p>
      <!--METADATA-->
      <text:p text:style-name="P4">
<draw:frame draw:style-name="fr1" draw:name="Image118" text:anchor-type="as-char" svg:width="6.9236in" svg:height="3.956343in" draw:z-index="0">
<draw:image xlink:href="../Images/yкринформ/2023-04-30T12-46-38-03-00/630_360_1527045526-5431-paragvaj.jpg" xlink:type="simple" xlink:show="embed" xlink:actuate="onLoad" draw:mime-type="image/jpeg"/>
</draw:frame>
Paraguay hosted the next election of the President of the country, where the issues of programs with Taiwan have become one of the key elements of the pre -election campaign.</text:p>
      <text:p text:style-name="P4">
About it reports <text:a xlink:type="simple" xlink:href="http://www3.nhk.or.jp/nhkworld/en/news/20230430_07/" text:style-name="Internet_20_link" text:visited-style-name="Visited_20_Internet_20_Link">
</text:a>
, reports Ukrinform.</text:p>
      <text:p text:style-name="P4">
13 candidates take part in the elections, but the public opinion survey will say that the main struggle will unfold between the nominee from the right -wing ruling parity of Santiago Pena, the former Minister of Finance, a candidate of centristic opposition coalition with Ephraine Alegre.</text:p>
      <text:p text:style-name="P4">
Paraguay is one of 13 countries that have diplomatic ties with Taiwan and his only diplomatic partner remaining in South America. Isama relations of the country with Taiwan have become one of the key elements of presidential race.</text:p>
      <text:p text:style-name="P4">
The pro -government candidate is in favor of continuing to maintain the connection with the Zaitana, while the opposition nominee Alegre proposes to break the connections with the extent and establish diplomatic relations with China to increase exports of agricultural products, including beef and soybean, to <text:a xlink:type="simple" xlink:href="https://www.ukrinform.ua/tag-kitaj" text:style-name="Internet_20_link" text:visited-style-name="Visited_20_Internet_20_Link">
</text:a>
.</text:p>
      <text:p text:style-name="P4">
Over the last few years, a number of Latin America, mostly of saving reasons, has broken taiwan links and established diplomatic relations with Beijing. When Honduras took such a step in March, only one Taiwan's diplomatic partner - Paraguay.</text:p>
      <text:p text:style-name="P4">
<text:span text:style-name="T4">
 Read also: </text:span>
 <text:a xlink:type="simple" xlink:href="https://www.ukrinform.ua/rubric-world/3698843-kitaj-zaaviv-so-tajvan-nalezit-jomu-istoricno-na-sprobi-otrimati-nezaleznist-bude-reakcia.html" text:style-name="Internet_20_link" text:visited-style-name="Visited_20_Internet_20_Link">
<text:span text:style-name="T4">
 Taiwan </text:span>
</text:a>
As reported by Ukrinform, the Chinese People's Republic and the Republic of Honduras <text:a xlink:type="simple" xlink:href="https://www.ukrinform.ua/rubric-world/3687493-kitaj-i-gonduras-vstanovili-diplomaticni-vidnosini.html" text:style-name="Internet_20_link" text:visited-style-name="Visited_20_Internet_20_Link">
</text:a>
 .</text:p>
      <text:p text:style-name="P4">
News Source: <text:a xlink:type="simple" xlink:href="https://www.ukrinform.ua/rubric-world/3702727-u-paragvai-prohodat-vibori-prezidenta-na-akih-virisuetsa-pitanna-zvazkiv-iz-tajvanem.html" text:style-name="Internet_20_link" text:visited-style-name="Visited_20_Internet_20_Link">
https://www.ukrinform.ua/rubric-world/3702727-u-paragvai-prohodat-vibori-prezidenta-na-akih-virisuetsa-pitanna-zvazkiv-iz-tajvanem.html</text:a>
</text:p>
      <!--NEWS-->
      <text:h text:style-name="P10" text:outline-level="1">
<text:span text:style-name="T4">
Russian troops at night fired at the border of Sumy and Chernihiv region</text:span>
</text:h>
      <text:p text:style-name="P4">
Authors: Ukrinform (Person)</text:p>
      <text:p text:style-name="P4">
Publisher: Укринформ (Organization)</text:p>
      <text:p text:style-name="P4">
Published Time: 2023-04-30T13:12:00+03:00</text:p>
      <text:p text:style-name="P4">
Modified Time: 2023-04-30T13:12:00+03:00</text:p>
      <text:p text:style-name="P4">
Description: Russian troops on Sunday on Sunday 30 April eleven times fired at the border of Chernihiv and Sumy regions of mortars, artillery and tanks. - Ukrinform.</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Чернігівщина', 'Війна з росією']</text:p>
      <text:p text:style-name="P4">
Type: Article</text:p>
      <!--METADATA-->
      <text:p text:style-name="P4">
<draw:frame draw:style-name="fr1" draw:name="Image119" text:anchor-type="as-char" svg:width="6.9236in" svg:height="3.956343in" draw:z-index="0">
<draw:image xlink:href="../Images/yкринформ/2023-04-30T13-12-00-03-00/630_360_1487747482-1856.jpg" xlink:type="simple" xlink:show="embed" xlink:actuate="onLoad" draw:mime-type="image/jpeg"/>
</draw:frame>
On Sunday on Sunday, on Sunday, on Sunday, on Sunday, on Sunday, the border and Sumy regions of mortars, artillery and tanks were fired on April 30.</text:p>
      <text:p text:style-name="P4">
According to Ukrinform, the operational command "North" reported in <text:a xlink:type="simple" xlink:href="https://www.facebook.com/kommander.nord/posts/pfbid0u9cCqWWZ3zHHM42gtTWvffEAw87t5yTcRiZKFitJK4xFyYWdXgsSpZ6kxPpimJFkl" text:style-name="Internet_20_link" text:visited-style-name="Visited_20_Internet_20_Link">
</text:a>
<text:a xlink:type="simple" xlink:href="https://www.facebook.com/kommander.nord/posts/pfbid0u9cCqWWZ3zHHM42gtTWvffEAw87t5yTcRiZKFitJK4xFyYWdXgsSpZ6kxPpimJFkl" text:style-name="Internet_20_link" text:visited-style-name="Visited_20_Internet_20_Link">
</text:a>
Yes, from 23:55 to 00:15 fixed six <text:a xlink:type="simple" xlink:href="https://www.ukrinform.ua/tag-obstril" text:style-name="Internet_20_link" text:visited-style-name="Visited_20_Internet_20_Link">
</text:a>
, in the area of the settlement of the middle-building, probably with a 120 mm mortar.</text:p>
      <text:p text:style-name="P4">
From 00:36 to 00:37, two hit, from 01:35 to 01:40 - five hits, from 02: 43 to 02:50 - two hits in the area of the settlement of Mykolaivka, probably 120 mm.</text:p>
      <text:p text:style-name="P4">
From 03:05 to 03:19, 11 hits were recorded in the area of the settlement Mykolaivka, probably from mortar.</text:p>
      <text:p text:style-name="P4">
<text:span text:style-name="T4">
 Read also: </text:span>
 <text:a xlink:type="simple" xlink:href="https://www.ukrinform.ua/rubric-ato/3702692-unoci-rosiani-vipustili-pat-raket-po-kramatorsku.html" text:style-name="Internet_20_link" text:visited-style-name="Visited_20_Internet_20_Link">
</text:a>
From 03:15 to 03:30 were recorded six hits in the area of the settlement. Probably from a mortar caliber 120 mm.</text:p>
      <text:p text:style-name="P4">
From 01:57 to 02:50, five hits were recorded in the area of the settlement, probably from the barrel artillery, and about 20 hits, probably from the RSZV.</text:p>
      <text:p text:style-name="P4">
From 02:50 to 02:55, six hits were recorded on the settlement of Druzhba, probably from the RSSV.</text:p>
      <text:p text:style-name="P4">
From 04:10 to 05:00, 10 hits were recorded on the settlement of Leonivka, probably from a mortar of 120 mm caliber.</text:p>
      <text:p text:style-name="P4">
From 08:55 to 09:00, eight hits were recorded in the area of the settlement, probably from the tank.</text:p>
      <text:p text:style-name="P4">
<text:span text:style-name="T4">
 Read also: </text:span>
 <text:a xlink:type="simple" xlink:href="https://www.ukrinform.ua/rubric-ato/3702682-u-marinci-ta-bahmuti-trivaut-vulicni-boi-na-minimalnih-vidstanah-nacgvardia.html" text:style-name="Internet_20_link" text:visited-style-name="Visited_20_Internet_20_Link">
</text:a>
From 07:50 to 08:10, six hits were recorded in the area of the settlement Sloboda, probably from the artillery.</text:p>
      <text:p text:style-name="P4">
It is noted that information about the loss of civilian infrastructure from the local population was not received.</text:p>
      <text:p text:style-name="P4">
As reported by Ukrinform, <text:a xlink:type="simple" xlink:href="https://www.ukrinform.ua/rubric-regions/3702713-rosiani-za-dobu-obstrilali-devat-oblastej-ukraini-zvedenna-ova.html" text:style-name="Internet_20_link" text:visited-style-name="Visited_20_Internet_20_Link">
</text:a>
During the day she made attacks on nine regions of Ukraine.</text:p>
      <text:p text:style-name="P4">
News Source: <text:a xlink:type="simple" xlink:href="https://www.ukrinform.ua/rubric-regions/3702732-vijska-rf-vnoci-odinadcat-raziv-obstrilali-prikordonna-sumsini-i-cernigivsini.html" text:style-name="Internet_20_link" text:visited-style-name="Visited_20_Internet_20_Link">
https://www.ukrinform.ua/rubric-regions/3702732-vijska-rf-vnoci-odinadcat-raziv-obstrilali-prikordonna-sumsini-i-cernigivsini.html</text:a>
</text:p>
      <!--NEWS-->
      <text:h text:style-name="P10" text:outline-level="1">
<text:span text:style-name="T4">
Tsurenko was unable to break through to the fourth circle of WTA tournament in Madrid</text:span>
</text:h>
      <text:p text:style-name="P4">
Authors: Ukrinform (Person)</text:p>
      <text:p text:style-name="P4">
Publisher: Укринформ (Organization)</text:p>
      <text:p text:style-name="P4">
Published Time: 2023-04-30T13:39:14+03:00</text:p>
      <text:p text:style-name="P4">
Modified Time: 2023-04-30T13:39:14+03:00</text:p>
      <text:p text:style-name="P4">
Description: Lesya Tsurenko, Ukrainian, completed a performance at the prestigious soil tournament of the Women's Tennis Association (WTA) - Mutua Madrid Open - in Madrid (Spain) with a prize fund of $ 7.652 million - Ukrinform.</text:p>
      <text:p text:style-name="P4">
Images: ["<text:a xlink:type="simple" xlink:href="https://static.ukrinform.com/photos/2023_04/thumb_files/630_360_1682851050-505.jpeg" text:style-name="Internet_20_link" text:visited-style-name="Visited_20_Internet_20_Link">
630_360_16828...</text:a>
"]</text:p>
      <text:p text:style-name="P4">
Tags: ['Цуренко', 'Теніс']</text:p>
      <text:p text:style-name="P4">
Type: Article</text:p>
      <!--METADATA-->
      <text:p text:style-name="P4">
<draw:frame draw:style-name="fr1" draw:name="Image120" text:anchor-type="as-char" svg:width="6.9236in" svg:height="3.956343in" draw:z-index="0">
<draw:image xlink:href="../Images/yкринформ/2023-04-30T13-39-14-03-00/630_360_1682851050-505.jpeg" xlink:type="simple" xlink:show="embed" xlink:actuate="onLoad" draw:mime-type="image/jpeg"/>
</draw:frame>
Ukrainian Tsurenko completed the performance at the prestigious soil tournament tennis association ahead of schedule(WTA)- Mutua Madrid Open - in Madrid(Spain)With a $ 7.652 million in the April.</text:p>
      <text:p text:style-name="P4">
In the third circle of competitions, Turenko gave way to the 8th issue of "sowing" Russian Dariakatkin - 4: 6, 2: 6, reports Ukrinform.</text:p>
      <text:p text:style-name="P4">
The tennis players spent 1.5 hours at the court.</text:p>
      <text:p text:style-name="P4">
The Madrid tournament will last until May 6.</text:p>
      <text:p text:style-name="P4">
<text:span text:style-name="T4">
 Read also: </text:span>
 <text:a xlink:type="simple" xlink:href="https://www.ukrinform.ua/rubric-sports/3702339-kostuk-vijsla-do-drugogo-kola-turniru-wta-v-madridi-u-parnomu-rozradi.html" text:style-name="Internet_20_link" text:visited-style-name="Visited_20_Internet_20_Link">
</text:a>
Last year, Madrid Open won onz a frog from Tunisia.</text:p>
      <text:p text:style-name="P4">
Photo: Getty Images/Global Images Ukraine.</text:p>
      <text:p text:style-name="P4">
News Source: <text:a xlink:type="simple" xlink:href="https://www.ukrinform.ua/rubric-sports/3702737-curenko-ne-zmogla-probitisa-do-cetvertogo-kola-turniru-wta-u-madridi.html" text:style-name="Internet_20_link" text:visited-style-name="Visited_20_Internet_20_Link">
https://www.ukrinform.ua/rubric-sports/3702737-curenko-ne-zmogla-probitisa-do-cetvertogo-kola-turniru-wta-u-madridi.html</text:a>
</text:p>
      <!--NEWS-->
      <text:h text:style-name="P10" text:outline-level="1">
<text:span text:style-name="T4">
Charles on Coronation will use the mantle of his grandfather King George VI</text:span>
</text:h>
      <text:p text:style-name="P4">
Authors: Ukrinform (Person)</text:p>
      <text:p text:style-name="P4">
Publisher: Укринформ (Organization)</text:p>
      <text:p text:style-name="P4">
Published Time: 2023-04-30T13:42:00+03:00</text:p>
      <text:p text:style-name="P4">
Modified Time: 2023-04-30T13:42:00+03:00</text:p>
      <text:p text:style-name="P4">
Description: The British Monarch Charles III on the Day of Coronation will wear a mantle of raspberry and purple silk velvet, which had his grandfather, King George VI at his coronation in 1937. - Ukrinform.</text:p>
      <text:p text:style-name="P4">
Images: ["<text:a xlink:type="simple" xlink:href="https://static.ukrinform.com/photos/2023_04/thumb_files/630_360_1682851113-204.png" text:style-name="Internet_20_link" text:visited-style-name="Visited_20_Internet_20_Link">
630_360_16828...</text:a>
", "<text:a xlink:type="simple" xlink:href="https://static.ukrinform.com/photos/2023_04/1682851227-374.png" text:style-name="Internet_20_link" text:visited-style-name="Visited_20_Internet_20_Link">
1682851227-37...</text:a>
"]</text:p>
      <text:p text:style-name="P4">
Tags: ['Британія', 'Чарльз ІІІ', 'Коронація']</text:p>
      <text:p text:style-name="P4">
Type: Article</text:p>
      <!--METADATA-->
      <text:p text:style-name="P4">
<draw:frame draw:style-name="fr1" draw:name="Image121" text:anchor-type="as-char" svg:width="6.9236in" svg:height="3.956343in" draw:z-index="0">
<draw:image xlink:href="../Images/yкринформ/2023-04-30T13-42-00-03-00/630_360_1682851113-204.png" xlink:type="simple" xlink:show="embed" xlink:actuate="onLoad" draw:mime-type="image/png"/>
</draw:frame>
The British Monarch Charles III on the Day of Coronation will wear a mantle of raspberry tafiolet silk velvet, which had his grandfather, King George VI at his roar in 1937.</text:p>
      <text:p text:style-name="P4">
As Ukrinform reports, it reports <text:a xlink:type="simple" xlink:href="http://www.reuters.com/world/uk/britains-charles-use-crimson-purple-robes-coronation-once-worn-by-george-vi-2023-04-29/" text:style-name="Internet_20_link" text:visited-style-name="Visited_20_Internet_20_Link">
</text:a>
With reference to Buckingham Palace.  &gt;
 <text:a xlink:type="simple" xlink:href="https://www.instagram.com/p/CroqGZnM4Cz/" text:style-name="Internet_20_link" text:visited-style-name="Visited_20_Internet_20_Link">
&gt;
</text:a>
&gt;
 <text:a xlink:type="simple" xlink:href="https://www.instagram.com/p/CroqGZnM4Cz/" text:style-name="Internet_20_link" text:visited-style-name="Visited_20_Internet_20_Link">
&gt;
 </text:a>
&gt;
&gt;
 <text:a xlink:type="simple" xlink:href="https://www.instagram.com/p/CroqGZnM4Cz/" text:style-name="Internet_20_link" text:visited-style-name="Visited_20_Internet_20_Link">
&gt;
 </text:a>
Charles III and his wife Camilla will wear two kits of the mantles during the period of the period: raspberry state mantles, when they arrive at Natzermonia, and purple mantle after service. The mantles are preserved or created by the most important London tailors of EDE &amp; Ravenscroft.</text:p>
      <text:p text:style-name="P4">
It is noted that Camilla will dress a slightly adapted state mantle from Elizabeth's coronation in 1953. The second mantle was made specifically examined on the topics of nature and the environment.</text:p>
      <text:p text:style-name="P4">
<text:span text:style-name="T4">
 Read also: </text:span>
 <text:a xlink:type="simple" xlink:href="https://www.ukrinform.ua/rubric-world/3701061-u-britanii-stvorili-sokoladnij-bust-carlza-iii-pered-jogo-koronacieu.html" text:style-name="Internet_20_link" text:visited-style-name="Visited_20_Internet_20_Link">
<text:span text:style-name="T4">
 Charles </text:span>
</text:a>
Also <text:a xlink:type="simple" xlink:href="http://www.reuters.com/world/uk/historic-stone-scone-reaches-london-king-charles-coronation-2023-04-29/" text:style-name="Internet_20_link" text:visited-style-name="Visited_20_Internet_20_Link">
 </text:a>
that the Stone Stone, as an attribute of the coronation of the British monarchs, arrived in London from Scotland on Saturday.</text:p>
      <text:p text:style-name="P4">
<draw:frame draw:style-name="fr1" draw:name="Image122" text:anchor-type="as-char" svg:width="6.9236in" svg:height="4.926408in" draw:z-index="0">
<draw:image xlink:href="../Images/yкринформ/2023-04-30T13-42-00-03-00/1682851227-374.png" xlink:type="simple" xlink:show="embed" xlink:actuate="onLoad" draw:mime-type="image/png"/>
</draw:frame>
<text:span text:style-name="T5">
Foto: Susannah Ireland/Pool</text:span>
</text:p>
      <text:p text:style-name="P4">
Known as a stone of fate, it is considered a sacred historical symbol of the monarchy of the Secreland. For the first time since 1996, the stone has been transported from the Edinburgh Castle for use during the coronation of Charles III.</text:p>
      <text:p text:style-name="P4">
After the coronation procession, the Stoun will be returned to Scotland.</text:p>
      <text:p text:style-name="P4">
<text:span text:style-name="T4">
 Read also: </text:span>
 <text:a xlink:type="simple" xlink:href="https://www.ukrinform.ua/rubric-world/3702162-u-britanii-stvorili-scenu-koronacii-carlza-iii-z-konstruktora-lego.html" text:style-name="Internet_20_link" text:visited-style-name="Visited_20_Internet_20_Link">
<text:span text:style-name="T4">
 Charles </text:span>
</text:a>
As it was reported, on May 6, the streets of London will pass twoprocessions - the coronation of Charles III and a parade towards the Buckingham Palace of Historical Service, where the monarch and members of the royal family will be released. A musical concert in Windsors will also be held on holidays.</text:p>
      <text:p text:style-name="P4">
News Source: <text:a xlink:type="simple" xlink:href="https://www.ukrinform.ua/rubric-world/3702738-carlz-na-koronacii-vikoristovuvatime-mantii-svogo-dida-korola-georga-vi.html" text:style-name="Internet_20_link" text:visited-style-name="Visited_20_Internet_20_Link">
https://www.ukrinform.ua/rubric-world/3702738-carlz-na-koronacii-vikoristovuvatime-mantii-svogo-dida-korola-georga-vi.html</text:a>
</text:p>
      <!--NEWS-->
      <text:h text:style-name="P10" text:outline-level="1">
<text:span text:style-name="T4">
Zaluzhny - Border Guards: You are the first to give a decent response to the invaders</text:span>
</text:h>
      <text:p text:style-name="P4">
Authors: Ukrinform (Person)</text:p>
      <text:p text:style-name="P4">
Publisher: Укринформ (Organization)</text:p>
      <text:p text:style-name="P4">
Published Time: 2023-04-30T13:50:47+03:00</text:p>
      <text:p text:style-name="P4">
Modified Time: 2023-04-30T13:50:47+03:00</text:p>
      <text:p text:style-name="P4">
Description: The border guards were the first to meet the offensive of the Russian invaders and gave them a decent answer. - Ukrinform.</text:p>
      <text:p text:style-name="P4">
Images: ["<text:a xlink:type="simple" xlink:href="https://static.ukrinform.com/photos/2023_02/thumb_files/630_360_1676531390-589.jpg" text:style-name="Internet_20_link" text:visited-style-name="Visited_20_Internet_20_Link">
630_360_16765...</text:a>
"]</text:p>
      <text:p text:style-name="P4">
Tags: ['Прикордонники', 'Валерій Залужний', 'Війна з росією', '#stoprussia']</text:p>
      <text:p text:style-name="P4">
Type: Article</text:p>
      <!--METADATA-->
      <text:p text:style-name="P4">
<draw:frame draw:style-name="fr1" draw:name="Image123" text:anchor-type="as-char" svg:width="6.9236in" svg:height="3.956343in" draw:z-index="0">
<draw:image xlink:href="../Images/yкринформ/2023-04-30T13-50-47-03-00/630_360_1676531390-589.jpg" xlink:type="simple" xlink:show="embed" xlink:actuate="onLoad" draw:mime-type="image/jpeg"/>
</draw:frame>
The border guards are the first to meet the offensive of the Russian invaders and gave them a hydraulic report.</text:p>
      <text:p text:style-name="P4">
The Commander -in -Chief of the Armed Forces of Ukraine Valery Zaluzhny wrote about it in <text:a xlink:type="simple" xlink:href="https://t.me/CinCAFU/486" text:style-name="Internet_20_link" text:visited-style-name="Visited_20_Internet_20_Link">
</text:a>
, in the greeting of border guards on a professional holiday, Ukrinform reports.  “Congratulations on combat brothers on the day <text:a xlink:type="simple" xlink:href="https://www.ukrinform.ua/tag-prikordonniki" text:style-name="Internet_20_link" text:visited-style-name="Visited_20_Internet_20_Link">
</text:a>
Ukraine!You are the first to meet the offensive of the Russian invaders of the science border. You are the first to give a decent response to the enemy, ”the Zalzhnyi emphasized.</text:p>
      <text:p text:style-name="P4">
He noted that the border guards, both now, and now, are demonstrating the bravery of the tavernation of the Motherland.</text:p>
      <text:p text:style-name="P4">
<text:span text:style-name="T4">
 Read also: </text:span>
 <text:a xlink:type="simple" xlink:href="https://www.ukrinform.ua/rubric-ato/3702722-vid-pocatku-vijni-derznagorodami-vidznaceni-1-150-prikordonnikiv-golova-dpsu.html" text:style-name="Internet_20_link" text:visited-style-name="Visited_20_Internet_20_Link">
</text:a>
Side by side with the armed forces stand firmly in battle on the front borders tagerically restrained the enemy in all directions,-added the Commander-in-Chief of the Armed Forces tap to the border guards for the service.</text:p>
      <text:p text:style-name="P4">
As reported by Ukrinform, in Ukraine the day of the border guard is celebrated on April 30.</text:p>
      <text:p text:style-name="P4">
<text:span text:style-name="T5">
Foto: zsu.gov.ua</text:span>
</text:p>
      <text:p text:style-name="P4">
News Source: <text:a xlink:type="simple" xlink:href="https://www.ukrinform.ua/rubric-ato/3702741-zaluznij-prikordonnikam-vi-persi-hto-dav-gidnu-vidpovid-zagarbnikam.html" text:style-name="Internet_20_link" text:visited-style-name="Visited_20_Internet_20_Link">
https://www.ukrinform.ua/rubric-ato/3702741-zaluznij-prikordonnikam-vi-persi-hto-dav-gidnu-vidpovid-zagarbnikam.html</text:a>
</text:p>
      <!--NEWS-->
      <text:h text:style-name="P10" text:outline-level="1">
<text:span text:style-name="T4">
In the Ministry of Foreign Affairs of Ukraine do not exclude Beijing's mediation in the termination of war</text:span>
</text:h>
      <text:p text:style-name="P4">
Authors: Ukrinform (Person)</text:p>
      <text:p text:style-name="P4">
Publisher: Укринформ (Organization)</text:p>
      <text:p text:style-name="P4">
Published Time: 2023-04-30T13:53:00+03:00</text:p>
      <text:p text:style-name="P4">
Modified Time: 2023-04-30T13:53:00+03:00</text:p>
      <text:p text:style-name="P4">
Description: The Deputy Foreign Minister of Ukraine Andriy Melnyk does not exclude China's mediation in the end of the war against Ukraine. - Ukrinform.</text:p>
      <text:p text:style-name="P4">
Images: ["<text:a xlink:type="simple" xlink:href="https://static.ukrinform.com/photos/2022_01/thumb_files/630_360_1642416720-840.jpg" text:style-name="Internet_20_link" text:visited-style-name="Visited_20_Internet_20_Link">
630_360_16424...</text:a>
"]</text:p>
      <text:p text:style-name="P4">
Tags: ['Китай', 'Україна', 'Мельник', 'Війна з росією']</text:p>
      <text:p text:style-name="P4">
Type: Article</text:p>
      <!--METADATA-->
      <text:p text:style-name="P4">
<draw:frame draw:style-name="fr1" draw:name="Image124" text:anchor-type="as-char" svg:width="6.9236in" svg:height="3.956343in" draw:z-index="0">
<draw:image xlink:href="../Images/yкринформ/2023-04-30T13-53-00-03-00/630_360_1642416720-840.jpg" xlink:type="simple" xlink:show="embed" xlink:actuate="onLoad" draw:mime-type="image/jpeg"/>
</draw:frame>
Andriy Melnyk, Deputy Minister of Foreign Affairs of Ukraine, does not exclude China's intermediary in the end of the war against Ukraine.</text:p>
      <text:p text:style-name="P4">
He stated this in an interview with German <text:a xlink:type="simple" xlink:href="https://www.waz.de/politik/andrij-melnyk-ukraine-botschafter-krieg-russland-offensive-interview-id238256361.html" text:style-name="Internet_20_link" text:visited-style-name="Visited_20_Internet_20_Link">
</text:a>
, reports Ukrinform.</text:p>
      <text:p text:style-name="P4">
“It is not unrealistic. The Chinese, of course, pursue their own interests. But Yaviri is that a fair and peaceful decision and termination of hostilities are more responsible for Beijing than this large -scale, endless earthquake for the world order, ”the diplomat said.</text:p>
      <text:p text:style-name="P4">
He considers the recent telephone conversation of President Vladimir Zelensky China's title of Jinping "a big step forward" both in strengthening the connection, and for the termination of Russian aggression. The Deputy Minister noted that China's view may be different from the Ukrainian. For Kyiv, in particular, a prerequisite is the withdrawal(Whereas Chinese 'suggestions' do not contain such condition —tere)Melnyk emphasized.</text:p>
      <text:p text:style-name="P4">
“The devil lies in details, so we look forward to the brought -special messenger <text:a xlink:type="simple" xlink:href="https://www.ukrinform.ua/tag-kitaj" text:style-name="Internet_20_link" text:visited-style-name="Visited_20_Internet_20_Link">
</text:a>
, who will be united to us soon, ”he said.</text:p>
      <text:p text:style-name="P4">
Melnyk also noted that he does not feel peace on the part of Ukrainian society at any cost. “A rotten compromise cannot ensure a steady peace for all of us, except for a fragile ceasefire. Any negotiation remedy is also a complete nonsense, because the Russians want to negotiate, ”he said.</text:p>
      <text:p text:style-name="P4">
The exhibit of Ukraine in Germany called the expected Ukrainian counter -offensive "something of a ray of hope" for Ukrainians. He expressed confidence that Ukraine will be able to release the occupied territories.<text:span text:style-name="T4">
 Read also: </text:span>
 <text:a xlink:type="simple" xlink:href="https://www.ukrinform.ua/rubric-polytics/3701990-reznikov-pro-kontakti-z-ministrom-oboroni-kitau-ih-poki-nemae-ale-vse-moze-zminitisa.html" text:style-name="Internet_20_link" text:visited-style-name="Visited_20_Internet_20_Link">
<text:span text:style-name="T4">
 China </text:span>
</text:a>
It was reported that Andrey Melnyk was an ambassador of Ukraine to Germany for almost 8 years.</text:p>
      <text:p text:style-name="P4">
News Source: <text:a xlink:type="simple" xlink:href="https://www.ukrinform.ua/rubric-polytics/3702742-v-mzs-ukraini-ne-viklucaut-poserednictva-pekina-u-pripinenni-vijni.html" text:style-name="Internet_20_link" text:visited-style-name="Visited_20_Internet_20_Link">
https://www.ukrinform.ua/rubric-polytics/3702742-v-mzs-ukraini-ne-viklucaut-poserednictva-pekina-u-pripinenni-vijni.html</text:a>
</text:p>
      <!--NEWS-->
      <text:h text:style-name="P10" text:outline-level="1">
<text:span text:style-name="T4">
In the first days of May, dry weather with night frosts will be kept</text:span>
</text:h>
      <text:p text:style-name="P4">
Authors: Ukrinform (Person)</text:p>
      <text:p text:style-name="P4">
Publisher: Укринформ (Organization)</text:p>
      <text:p text:style-name="P4">
Published Time: 2023-04-30T13:56:48+03:00</text:p>
      <text:p text:style-name="P4">
Modified Time: 2023-04-30T13:56:48+03:00</text:p>
      <text:p text:style-name="P4">
Description: On Monday, May 1, Ukraine will be cloudy in Ukraine, light rain is expected in the southeastern and eastern regions, in the rest of the territory without precipitation. - Ukrinform.</text:p>
      <text:p text:style-name="P4">
Images: ["<text:a xlink:type="simple" xlink:href="https://static.ukrinform.com/photos/2022_05/thumb_files/630_360_1652171501-783.jpeg" text:style-name="Internet_20_link" text:visited-style-name="Visited_20_Internet_20_Link">
630_360_16521...</text:a>
"]</text:p>
      <text:p text:style-name="P4">
Tags: ['Погода', 'Весна', 'Заморозки']</text:p>
      <text:p text:style-name="P4">
Type: Article</text:p>
      <!--METADATA-->
      <text:p text:style-name="P4">
<draw:frame draw:style-name="fr1" draw:name="Image125" text:anchor-type="as-char" svg:width="6.9236in" svg:height="3.956343in" draw:z-index="0">
<draw:image xlink:href="../Images/yкринформ/2023-04-30T13-56-48-03-00/630_360_1652171501-783.jpeg" xlink:type="simple" xlink:show="embed" xlink:actuate="onLoad" draw:mime-type="image/jpeg"/>
</draw:frame>
Infant, on May 1, Ukraine will be cloudy, a little rash in the southeastern part and eastern regions, in the rest of the territory of precipitation.</text:p>
      <text:p text:style-name="P4">
Ukrinform was reported at the Ukrainian Hydrometeorological Center.</text:p>
      <text:p text:style-name="P4">
The wind is mainly northern, in the western regions in the day Southeast, 5-10m/s.</text:p>
      <text:p text:style-name="P4">
At night 1-6 ° heat, in the western, most northern and Vinnytsia region on the soil surface 0-3 °, in the eastern regions and southern parts of 4-9 ° heat; Temperature in the afternoon 12-17 ° warm, in the south <text:a xlink:type="simple" xlink:href="https://www.ukrinform.ua/tag-odesina" text:style-name="Internet_20_link" text:visited-style-name="Visited_20_Internet_20_Link">
</text:a>
up to 20 °.</text:p>
      <text:p text:style-name="P4">
On the highlands of the Carpathians without precipitation; At night 0-5 ° frost, 5-10 ° heat in the afternoon.</text:p>
      <text:p text:style-name="P4">
In Kyiv and Kyiv region on May 1 without precipitation. Temperature in the capital at night4-6 ° heat, in the afternoon 15-17 °; on the area at night 1-6 ° heat, on the surface of the soil of the larosity 0-3 °; Temperature in the afternoon 12-17 ° heat.</text:p>
      <text:p text:style-name="P4">
In the next two days, May 2-3, the forecasters forecast dry weather in Ukraine, only on May 2 in the southeastern, May 3 in the western regions locally rain.</text:p>
      <text:p text:style-name="P4">
Wind of variable directions, 3-8 m/s.</text:p>
      <text:p text:style-name="P4">
<text:span text:style-name="T4">
 Read also: </text:span>
 <text:a xlink:type="simple" xlink:href="https://www.ukrinform.ua/rubric-world/3670244-pidvisenna-rivna-mora-moze-prizvesti-do-zniknenna-cilih-krain-gensek-oon.html" text:style-name="Internet_20_link" text:visited-style-name="Visited_20_Internet_20_Link">
</text:a>
Temperature at night 1-6 ° heat, on the soil surface(in Sumy region in the air)frosts 0-3 °, in the southeast of the country, on May 3 on the Right Bank 4-9 ° heat; In the afternoon in Ukraine 15-20 °, in Transcarpathia up to 23 °, May 2 in the southeastern regions 11-16 °.</text:p>
      <text:p text:style-name="P4">
On the highlands of the Carpathians without precipitation, only in the afternoon 3 May light rain; temperature at night about 0 °, in the afternoon 5-10 ° heat.</text:p>
      <text:p text:style-name="P4">
In the capital region on May 2-3, changing cloudiness, without precipitation. Temperature at night on May 2 4-6 ° heat, May 3 6-8 °; day 17-19 °. On the night on May 22, 1-6 ° heat, on the surface of the frost 0-3 °, May 3 4-9 ° heat; in the afternoon 15-20 °.</text:p>
      <text:p text:style-name="P4">
On Thursday, May 4, Ukraine will be mostly dry, only in the western, day and in Zhytomyr, Vinnytsia and Odessa regions in places of short -lived.</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a>
On May 5, short-term rains, thunderstorms are expected in Ukraine only at night.</text:p>
      <text:p text:style-name="P4">
Temperature at night 3-9 ° heat, in the southern, May 5 and in the eastern regions up to 11 °; In the afternoon 14-20 °, in the western, May 5 and in the northern regions 10-16 °.</text:p>
      <text:p text:style-name="P4">
News Source: <text:a xlink:type="simple" xlink:href="https://www.ukrinform.ua/rubric-regions/3702745-u-persi-dni-travna-zberezetsa-suha-pogoda-z-nicnimi-zamorozkami.html" text:style-name="Internet_20_link" text:visited-style-name="Visited_20_Internet_20_Link">
https://www.ukrinform.ua/rubric-regions/3702745-u-persi-dni-travna-zberezetsa-suha-pogoda-z-nicnimi-zamorozkami.html</text:a>
</text:p>
      <!--NEWS-->
      <text:h text:style-name="P10" text:outline-level="1">
<text:span text:style-name="T4">
The President awarded Honorary Honorary Honorary "For Courage and Courage" three border detachments</text:span>
</text:h>
      <text:p text:style-name="P4">
Authors: Ukrinform (Person)</text:p>
      <text:p text:style-name="P4">
Publisher: Укринформ (Organization)</text:p>
      <text:p text:style-name="P4">
Published Time: 2023-04-30T14:07:14+03:00</text:p>
      <text:p text:style-name="P4">
Modified Time: 2023-04-30T14:07:14+03:00</text:p>
      <text:p text:style-name="P4">
Description: President Volodymyr Zelensky noted the honorary honorary honors "For Courage and Courage" 79 Border Squad, 105 Border Squad named after Prince Vladimir the Great, 10 Mobile Border Squad of the State Border Guard Service of Ukraine. - Ukrinform.</text:p>
      <text:p text:style-name="P4">
Images: ["<text:a xlink:type="simple" xlink:href="https://static.ukrinform.com/photos/2022_09/thumb_files/630_360_1664388416-236.jpg" text:style-name="Internet_20_link" text:visited-style-name="Visited_20_Internet_20_Link">
630_360_16643...</text:a>
"]</text:p>
      <text:p text:style-name="P4">
Tags: ['Нагорода', 'Прикордонники', 'Зеленський']</text:p>
      <text:p text:style-name="P4">
Type: Article</text:p>
      <!--METADATA-->
      <text:p text:style-name="P4">
<draw:frame draw:style-name="fr1" draw:name="Image126" text:anchor-type="as-char" svg:width="6.9236in" svg:height="3.956343in" draw:z-index="0">
<draw:image xlink:href="../Images/yкринформ/2023-04-30T14-07-14-03-00/630_360_1664388416-236.jpg" xlink:type="simple" xlink:show="embed" xlink:actuate="onLoad" draw:mime-type="image/jpeg"/>
</draw:frame>
The Presidential Lordimir Zelensky noted the honorary honorary honors "For Courage and Courage" 79 Croutder Squad, 105 Border Squad named after Prince Vladimir the Great, 10 Moral Bordered Border Squad of the State Border Guard Service of Ukraine.</text:p>
      <text:p text:style-name="P4">
As Ukrinform reports, the corresponding decrees No. # <text:a xlink:type="simple" xlink:href="https://www.president.gov.ua/documents/2482023-46625" text:style-name="Internet_20_link" text:visited-style-name="Visited_20_Internet_20_Link">
</text:a>
 , <text:a xlink:type="simple" xlink:href="https://www.president.gov.ua/documents/2492023-46629" text:style-name="Internet_20_link" text:visited-style-name="Visited_20_Internet_20_Link">
</text:a>
Posted on the president's site.</text:p>
      <text:p text:style-name="P4">
3 The purpose of decent commemoration of courage and heroism revealed during the protection(https://www.ukrinform.ua/tag-prezident)He decided to note the Honorary Sign "For Courage and Courage" 79 Border Squad, 105 Border Guard named after Prince Vladimir the Great and 10 mobile border guards of Ukraine.</text:p>
      <text:p text:style-name="P4">
<text:span text:style-name="T4">
 Read also: </text:span>
 <text:a xlink:type="simple" xlink:href="https://www.ukrinform.ua/rubric-ato/3702741-zaluznij-prikordonnikam-vi-persi-hto-dav-gidnu-vidpovid-zagarbnikam.html" text:style-name="Internet_20_link" text:visited-style-name="Visited_20_Internet_20_Link">
<text:span text:style-name="T4">
 Border Guard </text:span>
</text:a>
As reported by Ukrinform, on April 30 in Ukraine the day of the border guard is celebrated.</text:p>
      <text:p text:style-name="P4">
News Source: <text:a xlink:type="simple" xlink:href="https://www.ukrinform.ua/rubric-society/3702747-prezident-nagorodiv-pocesnou-vidznakou-za-muznist-ta-vidvagu-tri-prikordonni-zagoni.html" text:style-name="Internet_20_link" text:visited-style-name="Visited_20_Internet_20_Link">
https://www.ukrinform.ua/rubric-society/3702747-prezident-nagorodiv-pocesnou-vidznakou-za-muznist-ta-vidvagu-tri-prikordonni-zagoni.html</text:a>
</text:p>
      <!--NEWS-->
      <text:h text:style-name="P10" text:outline-level="1">
<text:span text:style-name="T4">
Russia seeks to take control of the numerous militarized groups - GUR</text:span>
</text:h>
      <text:p text:style-name="P4">
Authors: Ukrinform (Person)</text:p>
      <text:p text:style-name="P4">
Publisher: Укринформ (Organization)</text:p>
      <text:p text:style-name="P4">
Published Time: 2023-04-30T14:21:00+03:00</text:p>
      <text:p text:style-name="P4">
Modified Time: 2023-04-30T14:21:00+03:00</text:p>
      <text:p text:style-name="P4">
Description: Russia seeks to control numerous Russian militarized groups, and a new structure that the terrorist state tries to create will aim to put the so-called PVC under the management of the General Staff of the Russian Federation. - Ukrinform.</text:p>
      <text:p text:style-name="P4">
Images: ["<text:a xlink:type="simple" xlink:href="https://static.ukrinform.com/photos/2022_11/thumb_files/630_360_1667373640-270.jpg" text:style-name="Internet_20_link" text:visited-style-name="Visited_20_Internet_20_Link">
630_360_16673...</text:a>
"]</text:p>
      <text:p text:style-name="P4">
Tags: ['Розвідка', 'Російські військові', 'Пригожин', 'Буданов', 'Війна з росією', '#stoprussia']</text:p>
      <text:p text:style-name="P4">
Type: Article</text:p>
      <!--METADATA-->
      <text:p text:style-name="P4">
<draw:frame draw:style-name="fr1" draw:name="Image127" text:anchor-type="as-char" svg:width="6.9236in" svg:height="3.956343in" draw:z-index="0">
<draw:image xlink:href="../Images/yкринформ/2023-04-30T14-21-00-03-00/630_360_1667373640-270.jpg" xlink:type="simple" xlink:show="embed" xlink:actuate="onLoad" draw:mime-type="image/jpeg"/>
</draw:frame>
Russia is controlled by numerous Russian paramiliced groups, and the novastructure, which the terrorist state tries to create will aim to put so-called PVC under the management of the General Staff of the Russian Federation.</text:p>
      <text:p text:style-name="P4">
According to Ukrinform with reference to GUR MOU press service <text:a xlink:type="simple" xlink:href="https://t.me/DIUkraine/2268" text:style-name="Internet_20_link" text:visited-style-name="Visited_20_Internet_20_Link">
</text:a>
, the head of the Main Department of Intelligence of the Ministry of Defense of Ukraine, Major-General Kirill Budanov said in an interviewer of American PBS Nick Schifrin.</text:p>
      <text:p text:style-name="P4">
"The Russians seek to create a certain main organization that will manage it to make it possible to all these paramilitarian formations, because, obviously, there is no unity," - said Budanov.</text:p>
      <text:p text:style-name="P4">
<text:span text:style-name="T4">
 Read also: </text:span>
 <text:a xlink:type="simple" xlink:href="https://www.ukrinform.ua/rubric-ato/3702486-zelenskij-pro-kontrnastup-pocnemo-do-togo-ak-u-nas-zavlatsa-f16.html" text:style-name="Internet_20_link" text:visited-style-name="Visited_20_Internet_20_Link">
<text:span text:style-name="T4">
 counter -offensive </text:span>
</text:a>
He confirmed that Russia is now able to mobilize from 20 to 22 thousand on a monthly basis <text:a xlink:type="simple" xlink:href="https://www.ukrinform.ua/tag-rosijski-vijskovi" text:style-name="Internet_20_link" text:visited-style-name="Visited_20_Internet_20_Link">
</text:a>
.</text:p>
      <text:p text:style-name="P4">
According to the head of intelligence, the primary task of Ukraine is the release of the occupied territories.</text:p>
      <text:p text:style-name="P4">
The head of the GUR, commenting on the statements of US and NATO representatives to supply Ukraine for a counter -offensive of weapons, including 2,000 units of armored vehicles, focused on the importance of the counter -offensive operation, the main name of which is the liberation of all Ukrainian territories.</text:p>
      <text:p text:style-name="P4">
<text:span text:style-name="T4">
 Read also: </text:span>
 <text:a xlink:type="simple" xlink:href="https://www.ukrinform.ua/rubric-ato/3702671-prigozin-boitsa-kontratak-zsu-u-bahmuti-institut-vivcenna-vijni.html" text:style-name="Internet_20_link" text:visited-style-name="Visited_20_Internet_20_Link">
<text:span text:style-name="T4">
 Prigogine </text:span>
</text:a>
The general agreed with the estimates of US officials, who hope that Ukraine will at least improve its position along the front line for the defeat of the Russian logistics of Russians in the occupied Crimea and in the depth of Donbass.</text:p>
      <text:p text:style-name="P4">
The head of Ukrainian military intelligence, answering the question that there are his predictions about the inability of Russia to delay the war, as well as about its probable disintegration, too optimistic, stated that time would show, and that he was in his position.</text:p>
      <text:p text:style-name="P4">
<text:span text:style-name="T4">
 Read also: </text:span>
 <text:a xlink:type="simple" xlink:href="https://www.ukrinform.ua/rubric-ato/3701980-zdatnist-rosii-vidnoviti-svij-vijskovij-potencial-narazi-obmezena-isw.html" text:style-name="Internet_20_link" text:visited-style-name="Visited_20_Internet_20_Link">
</text:a>
Separately, Budanov assured that anyone who has committed war crimes or crimes against humanity in Ukraine, including very flashy, for example, group-gunning of civilians and children will be found and destroyed in any part. According to him, Ukraine has enough forces and means in Ukraine.Photo: Getty images</text:p>
      <text:p text:style-name="P4">
News Source: <text:a xlink:type="simple" xlink:href="https://www.ukrinform.ua/rubric-ato/3702751-rf-pragne-vzati-pid-kontrol-cislenni-rosijski-voenizovani-ugrupovanna-gur.html" text:style-name="Internet_20_link" text:visited-style-name="Visited_20_Internet_20_Link">
https://www.ukrinform.ua/rubric-ato/3702751-rf-pragne-vzati-pid-kontrol-cislenni-rosijski-voenizovani-ugrupovanna-gur.html</text:a>
</text:p>
      <!--NEWS-->
      <text:h text:style-name="P10" text:outline-level="1">
<text:span text:style-name="T4">
The invaders fired Avdiivka from Grads, tanks and hit the plane</text:span>
</text:h>
      <text:p text:style-name="P4">
Authors: Ukrinform (Person)</text:p>
      <text:p text:style-name="P4">
Publisher: Укринформ (Organization)</text:p>
      <text:p text:style-name="P4">
Published Time: 2023-04-30T14:30:00+03:00</text:p>
      <text:p text:style-name="P4">
Modified Time: 2023-04-30T14:30:00+03:00</text:p>
      <text:p text:style-name="P4">
Description: In the morning of April 30, the Russian army fired at Avdiivka from the Grads several times, hit the tanks twice and struck a airline in the city center. - Ukrinform.</text:p>
      <text:p text:style-name="P4">
Images: ["<text:a xlink:type="simple" xlink:href="https://static.ukrinform.com/photos/2023_04/thumb_files/630_360_1682412691-196.png" text:style-name="Internet_20_link" text:visited-style-name="Visited_20_Internet_20_Link">
630_360_16824...</text:a>
"]</text:p>
      <text:p text:style-name="P4">
Tags: ['Обстріл', 'Авдіївка', 'Війна з росією']</text:p>
      <text:p text:style-name="P4">
Type: Article</text:p>
      <!--METADATA-->
      <text:p text:style-name="P4">
<draw:frame draw:style-name="fr1" draw:name="Image128" text:anchor-type="as-char" svg:width="6.9236in" svg:height="3.956343in" draw:z-index="0">
<draw:image xlink:href="../Images/yкринформ/2023-04-30T14-30-00-03-00/630_360_1682412691-196.png" xlink:type="simple" xlink:show="embed" xlink:actuate="onLoad" draw:mime-type="image/png"/>
</draw:frame>
In the morning, the 30th Army of the Russian Federation fired at Avdiivka from the Grads several times, twice kicks and struck a airline in the city center.</text:p>
      <text:p text:style-name="P4">
About it reports Ukrinform with reference to the chief of the Avdiiv City Authority Vitaliy Barabash in a comment <text:a xlink:type="simple" xlink:href="http://suspilne.media/461177-poverhi-sklalisa-do-fundamentu-rosijski-vijska-vden-zavdali-aviaraketnogo-udaru-po-avdiivci/" text:style-name="Internet_20_link" text:visited-style-name="Visited_20_Internet_20_Link">
</text:a>
.</text:p>
      <text:p text:style-name="P4">
“The multi -storey two buildings have developed. All three floors, to the foundation. There is no information on people yet, ”Barabash said.</text:p>
      <text:p text:style-name="P4">
In Avdiivka, as of April 30, 1782 people remain, among them a 12-year-old boy-they are looking for. Residents are provided with food and products, the MBA commander.</text:p>
      <text:p text:style-name="P4">
<text:span text:style-name="T4">
 Read also: </text:span>
 <text:a xlink:type="simple" xlink:href="https://www.ukrinform.ua/rubric-regions/3702713-rosiani-za-dobu-obstrilali-devat-oblastej-ukraini-zvedenna-ova.html" text:style-name="Internet_20_link" text:visited-style-name="Visited_20_Internet_20_Link">
<text:span text:style-name="T4">
 firing </text:span>
</text:a>
As it was reported, the military of the Russian Federation was released at midnight on Kramatorsk <text:a xlink:type="simple" xlink:href="https://www.ukrinform.ua/rubric-ato/3702692-unoci-rosiani-vipustili-pat-raket-po-kramatorsku.html" text:style-name="Internet_20_link" text:visited-style-name="Visited_20_Internet_20_Link">
</text:a>
.</text:p>
      <text:p text:style-name="P4">
Photo: Liberov Constantine</text:p>
      <text:p text:style-name="P4">
News Source: <text:a xlink:type="simple" xlink:href="https://www.ukrinform.ua/rubric-ato/3702755-rosiani-obstrilali-avdiivku-z-gradiv-tankiv-ta-vdarili-z-litaka.html" text:style-name="Internet_20_link" text:visited-style-name="Visited_20_Internet_20_Link">
https://www.ukrinform.ua/rubric-ato/3702755-rosiani-obstrilali-avdiivku-z-gradiv-tankiv-ta-vdarili-z-litaka.html</text:a>
</text:p>
      <!--NEWS-->
      <text:h text:style-name="P10" text:outline-level="1">
<text:span text:style-name="T4">
The number of victims of an explosion at the Indian plant increased to 11</text:span>
</text:h>
      <text:p text:style-name="P4">
Authors: Ukrinform (Person)</text:p>
      <text:p text:style-name="P4">
Publisher: Укринформ (Organization)</text:p>
      <text:p text:style-name="P4">
Published Time: 2023-04-30T14:33:00+03:00</text:p>
      <text:p text:style-name="P4">
Modified Time: 2023-04-30T14:33:00+03:00</text:p>
      <text:p text:style-name="P4">
Description: The number of victims as a result of gas leakage in Punjab, India has increased to 11. - Ukrinform.</text:p>
      <text:p text:style-name="P4">
Images: ["<text:a xlink:type="simple" xlink:href="https://static.ukrinform.com/photos/2023_04/thumb_files/630_360_1682854317-356.jpg" text:style-name="Internet_20_link" text:visited-style-name="Visited_20_Internet_20_Link">
630_360_16828...</text:a>
"]</text:p>
      <text:p text:style-name="P4">
Tags: ['Індія', 'Вибух', 'Завод', 'Витік']</text:p>
      <text:p text:style-name="P4">
Type: Article</text:p>
      <!--METADATA-->
      <text:p text:style-name="P4">
<draw:frame draw:style-name="fr1" draw:name="Image129" text:anchor-type="as-char" svg:width="6.9236in" svg:height="3.956343in" draw:z-index="0">
<draw:image xlink:href="../Images/yкринформ/2023-04-30T14-33-00-03-00/630_360_1682854317-356.jpg" xlink:type="simple" xlink:show="embed" xlink:actuate="onLoad" draw:mime-type="image/jpeg"/>
</draw:frame>
The number of sacrifices due to gas leakage in Punjab, India, has increased to 11.</text:p>
      <text:p text:style-name="P4">
As Ukrinform reports, it reports <text:a xlink:type="simple" xlink:href="https://www.nytimes.com/2023/04/30/world/asia/gas-leak-punjab-india-dead.html" text:style-name="Internet_20_link" text:visited-style-name="Visited_20_Internet_20_Link">
</text:a>
with reference to local media.</text:p>
      <text:p text:style-name="P4">
All victims were found about three enterprises in the industrial area of the hyaspura - dairy and grocery stores and clinics. Some of them lived in the blades over the storefronts. Hundreds of people who work at local sewing factories live in the area.</text:p>
      <text:p text:style-name="P4">
According to Dr. Hatinder Kaur from the Civil Hospital of Ludhian, where the victims were laid, the death of the dead was mainly caused by shortness of breath. Among the dead two children.</text:p>
      <text:p text:style-name="P4">
According to Rajer Pal Kaur Chchin, a member of the local legislative body, after an explosion of half a dozen people lay unconscious on the street near a dairy store.</text:p>
      <text:p text:style-name="P4">
“All these people went to buy milk. We try to evacuate people of the neighboring areas, ”she said.</text:p>
      <text:p text:style-name="P4">
<text:span text:style-name="T4">
 Read also: </text:span>
 <text:a xlink:type="simple" xlink:href="https://www.ukrinform.ua/rubric-world/3699543-na-pivnoci-francii-avtomobil-vihav-u-natovp-na-festivali-sonajmense-11-postrazdalih.html" text:style-name="Internet_20_link" text:visited-style-name="Visited_20_Internet_20_Link">
</text:a>
The National Response Forces team to natural disasters(ndrff ndrf)Selects a sewer sewer in the area where the incident occurred to identify the gas, the Deputy Commissioner Ludhians Surabhi Malika said.</text:p>
      <text:p text:style-name="P4">
It was reported on Sunday in <text:a xlink:type="simple" xlink:href="https://www.ukrinform.ua/tag-india" text:style-name="Internet_20_link" text:visited-style-name="Visited_20_Internet_20_Link">
</text:a>
City Lyudchian, Punjab, <text:a xlink:type="simple" xlink:href="https://www.ukrinform.ua/rubric-world/3702717-v-indii-stavsa-vitik-gazu-na-zavodi-e-zagibli.html" text:style-name="Internet_20_link" text:visited-style-name="Visited_20_Internet_20_Link">
</text:a>
At the plant. Narazh is known about 11 dead and 11 victims.</text:p>
      <text:p text:style-name="P4">
The NDRF team arrived at the scene together with a team of doctors and brigades. The territory of the plant was blocked by police. The victims were taken up with the disaster.</text:p>
      <text:p text:style-name="P4">
<text:span text:style-name="T5">
Foto from dnyuz.com</text:span>
</text:p>
      <text:p text:style-name="P4">
News Source: <text:a xlink:type="simple" xlink:href="https://www.ukrinform.ua/rubric-world/3702757-kilkist-zertv-vibuhu-na-indijskomu-zavodi-zrosla-do-11.html" text:style-name="Internet_20_link" text:visited-style-name="Visited_20_Internet_20_Link">
https://www.ukrinform.ua/rubric-world/3702757-kilkist-zertv-vibuhu-na-indijskomu-zavodi-zrosla-do-11.html</text:a>
</text:p>
      <!--NEWS-->
      <text:h text:style-name="P10" text:outline-level="1">
<text:span text:style-name="T4">
Ukraine will boycott the Judo World Championship through the admission of athletes of Russia and Belarus</text:span>
</text:h>
      <text:p text:style-name="P4">
Authors: Ukrinform (Person)</text:p>
      <text:p text:style-name="P4">
Publisher: Укринформ (Organization)</text:p>
      <text:p text:style-name="P4">
Published Time: 2023-04-30T14:36:00+03:00</text:p>
      <text:p text:style-name="P4">
Modified Time: 2023-04-30T14:36:00+03:00</text:p>
      <text:p text:style-name="P4">
Description: The Ukrainian national team made the decision to boycott the main start of the competitive season, the World Championship, which will be held on May 7-13 in Dos (Qatar). - Ukrinform.</text:p>
      <text:p text:style-name="P4">
Images: ["<text:a xlink:type="simple" xlink:href="https://static.ukrinform.com/photos/2023_04/thumb_files/630_360_1682854532-169.jpg" text:style-name="Internet_20_link" text:visited-style-name="Visited_20_Internet_20_Link">
630_360_16828...</text:a>
"]</text:p>
      <text:p text:style-name="P4">
Tags: ['Чемпіонат світу', 'Збірна України', 'Дзюдо', 'Бойкот']</text:p>
      <text:p text:style-name="P4">
Type: Article</text:p>
      <!--METADATA-->
      <text:p text:style-name="P4">
<draw:frame draw:style-name="fr1" draw:name="Image130" text:anchor-type="as-char" svg:width="6.9236in" svg:height="3.956343in" draw:z-index="0">
<draw:image xlink:href="../Images/yкринформ/2023-04-30T14-36-00-03-00/630_360_1682854532-169.jpg" xlink:type="simple" xlink:show="embed" xlink:actuate="onLoad" draw:mime-type="image/jpeg"/>
</draw:frame>
The Ukrainian national team made the decision to boycott the main start of the competition season, the World Cup, which will be held on May 7-13(Line up).</text:p>
      <text:p text:style-name="P4">
Про це <text:a xlink:type="simple" xlink:href="https://suspilne.media/461189-peremogli-rosijski-rubli-ukraina-bojkotuvatime-cempionat-svitu-z-dzudo-cerez-dopusk-atletiv-z-rosii-i-bilorusi/" text:style-name="Internet_20_link" text:visited-style-name="Visited_20_Internet_20_Link">
 </text:a>
The head coach of the team Vitaliy Dubrova reported, reports Ukrinform.</text:p>
      <text:p text:style-name="P4">
The decision of the national team of Ukraine is connected with the admission to the competition of athletes from Russia Tabilorus in neutral status. On the last day to submit applications the World Cup(IJF)announced the return of peritoneum of representatives of these countries.</text:p>
      <text:p text:style-name="P4">
<text:span text:style-name="T4">
 Read also: </text:span>
 <text:a xlink:type="simple" xlink:href="https://www.ukrinform.ua/rubric-sports/3702571-rosia-podala-zaavku-na-ucast-u-cs2023-z-dzudo.html" text:style-name="Internet_20_link" text:visited-style-name="Visited_20_Internet_20_Link">
<text:span text:style-name="T4">
 judo </text:span>
</text:a>
Dubrova also drew attention to the fact that the International Judo Federation even failed to check the athletes who got to the CSKA World Cup. The recommendations of the IOC of March 28, 2023 stated that athletes with contracts with the Armed Forces of Russia Chibilorus should not be allowed.</text:p>
      <text:p text:style-name="P4">
In the photo: Daria Bilodid(Getty Images).</text:p>
      <text:p text:style-name="P4">
News Source: <text:a xlink:type="simple" xlink:href="https://www.ukrinform.ua/rubric-sports/3702758-ukraina-bojkotuvatime-cempionat-svitu-z-dzudo-cerez-dopusk-atletiv-rosii-ta-bilorusi.html" text:style-name="Internet_20_link" text:visited-style-name="Visited_20_Internet_20_Link">
https://www.ukrinform.ua/rubric-sports/3702758-ukraina-bojkotuvatime-cempionat-svitu-z-dzudo-cerez-dopusk-atletiv-rosii-ta-bilorusi.html</text:a>
</text:p>
      <!--NEWS-->
      <text:h text:style-name="P10" text:outline-level="1">
<text:span text:style-name="T4">
For the year at the Media Center Ukraine - Ukrinform held almost 700 briefings</text:span>
</text:h>
      <text:p text:style-name="P4">
Authors: Ukrinform (Person)</text:p>
      <text:p text:style-name="P4">
Publisher: Укринформ (Organization)</text:p>
      <text:p text:style-name="P4">
Published Time: 2023-04-30T14:38:00+03:00</text:p>
      <text:p text:style-name="P4">
Modified Time: 2023-04-30T14:38:00+03:00</text:p>
      <text:p text:style-name="P4">
Description: In the Media Center Ukraine - Ukrinform there were about 700 briefings and conferences during the year. - Ukrinform.</text:p>
      <text:p text:style-name="P4">
Images: ["<text:a xlink:type="simple" xlink:href="https://static.ukrinform.com/photos/2022_05/thumb_files/630_360_1651771055-634.jpg" text:style-name="Internet_20_link" text:visited-style-name="Visited_20_Internet_20_Link">
630_360_16517...</text:a>
"]</text:p>
      <text:p text:style-name="P4">
Tags: ['Ткаченко', 'ЗМІ', 'Медіацентр Україна - Укрінформ']</text:p>
      <text:p text:style-name="P4">
Type: Article</text:p>
      <!--METADATA-->
      <text:p text:style-name="P4">
<draw:frame draw:style-name="fr1" draw:name="Image131" text:anchor-type="as-char" svg:width="6.9236in" svg:height="3.956343in" draw:z-index="0">
<draw:image xlink:href="../Images/yкринформ/2023-04-30T14-38-00-03-00/630_360_1651771055-634.jpg" xlink:type="simple" xlink:show="embed" xlink:actuate="onLoad" draw:mime-type="image/jpeg"/>
</draw:frame>
UMediacenter Ukraine - Ukrinform has taken place about 700 briefings and conferences during the year.</text:p>
      <text:p text:style-name="P4">
This was reported by the Minister of Culture and Information Policy Alexander Tkachenko <text:a xlink:type="simple" xlink:href="http://t.me/otkachenkokyiv/3493" text:style-name="Internet_20_link" text:visited-style-name="Visited_20_Internet_20_Link">
</text:a>
He reports Ukrinform.</text:p>
      <text:p text:style-name="P4">
“A year ago, we launched a new press center: a joint information project and the Ukraine Media Center. They created for representatives a mediaman, which has become an effective tool in our joint struggle of the information front, ”the chapter said <text:a xlink:type="simple" xlink:href="https://www.ukrinform.ua/tag-mkip" text:style-name="Internet_20_link" text:visited-style-name="Visited_20_Internet_20_Link">
</text:a>
.</text:p>
      <text:p text:style-name="P4">
<text:span text:style-name="T4">
 Read also: </text:span>
 <text:a xlink:type="simple" xlink:href="https://www.ukrinform.ua/rubric-society/3701644-mkip-i-telekanal-belsat-tv-planuut-spilno-protidiati-dezinformacii-z-boku-bilorusi-ta-rf.html" text:style-name="Internet_20_link" text:visited-style-name="Visited_20_Internet_20_Link">
</text:a>
According to him, about 700 briefings and conferences, more than 100 expert panels, discussions and Off-the-Rec meetings were conducted there in the year, and almost 1,500 journalists were tamped.</text:p>
      <text:p text:style-name="P4">
The Media Center also added that more than 700 requests were widespread in the Center for a year by Ukrainian and foreign media. Important retardation is working with foreign journalists, all briefings are conducted by an English translation, for foreign and Ukrainian journalists, coworking is working for foreign and Ukrainian journalists.</text:p>
      <text:p text:style-name="P4">
<text:span text:style-name="T4">
 Read also: </text:span>
 <text:a xlink:type="simple" xlink:href="https://www.ukrinform.ua/rubric-society/3625064-u-kievi-prezentuvali-posibnik-iz-novitnoi-istorii-ukrainskoi-zurnalistiki.html" text:style-name="Internet_20_link" text:visited-style-name="Visited_20_Internet_20_Link">
</text:a>
It was reported that the opening of the Media Center Ukraine - Ukrinform <text:a xlink:type="simple" xlink:href="https://www.ukrinform.ua/rubric-society/3471293-startuvav-spilnij-informacijnij-proekt-ukrinformu-ta-media-centru-ukraina.html" text:style-name="Internet_20_link" text:visited-style-name="Visited_20_Internet_20_Link">
</text:a>
April 30, 2022. At the time, the head of the MKIP at the opening emphasized the need to unite the insights in order to receive information from the primary sources at the information front.</text:p>
      <text:p text:style-name="P4">
UKRINFORM CEO Alexander Kharchenko noted that "on the one hand, the agency will provide a modern technical base and information support, on the other - our public sector partners already have a skillful communication of the mass journalistic community and a lightning response to public request." Together, this will create the effect of synergy that will help TAFACH to convey the truth about Ukraine to the whole world, he emphasized.</text:p>
      <text:p text:style-name="P4">
Representative of the Media Center Ukraine Alina Frolova stressed the maximum support to journalists in their work."This place should become a place for work and the lives of journalists. It will be the place where the news is created and where the meanings we need for victory are created. Information is a weapon, Ukraine has this weapon as well as our military weapons on the field battle, ”said Andriy Shevchenko, a media of the Center of Ukraine.</text:p>
      <text:p text:style-name="P4">
News Source: <text:a xlink:type="simple" xlink:href="https://www.ukrinform.ua/rubric-society/3702759-za-rik-u-mediacentri-ukraina-ukrinform-proveli-majze-700-brifingiv.html" text:style-name="Internet_20_link" text:visited-style-name="Visited_20_Internet_20_Link">
https://www.ukrinform.ua/rubric-society/3702759-za-rik-u-mediacentri-ukraina-ukrinform-proveli-majze-700-brifingiv.html</text:a>
</text:p>
      <!--NEWS-->
      <text:h text:style-name="P10" text:outline-level="1">
<text:span text:style-name="T4">
In Odessa to the day of the border guard opened the monument "Wall of Heroes"</text:span>
</text:h>
      <text:p text:style-name="P4">
Authors: Ukrinform (Person)</text:p>
      <text:p text:style-name="P4">
Publisher: Укринформ (Organization)</text:p>
      <text:p text:style-name="P4">
Published Time: 2023-04-30T14:49:00+03:00</text:p>
      <text:p text:style-name="P4">
Modified Time: 2023-04-30T14:49:00+03:00</text:p>
      <text:p text:style-name="P4">
Description: On the day of the border guard in Odessa opened the monument "Wall of Heroes" with the carved names of servicemen of the State Border Service, who died for the sovereignty of Ukraine. - Ukrinform.</text:p>
      <text:p text:style-name="P4">
Images: ["<text:a xlink:type="simple" xlink:href="https://static.ukrinform.com/photos/2023_04/thumb_files/630_360_1682855223-617.jpg" text:style-name="Internet_20_link" text:visited-style-name="Visited_20_Internet_20_Link">
630_360_16828...</text:a>
", "<text:a xlink:type="simple" xlink:href="https://static.ukrinform.com/photos/2023_04/1682855218-448.jpg" text:style-name="Internet_20_link" text:visited-style-name="Visited_20_Internet_20_Link">
1682855218-44...</text:a>
", "<text:a xlink:type="simple" xlink:href="https://static.ukrinform.com/photos/2023_04/1682855212-436.jpg" text:style-name="Internet_20_link" text:visited-style-name="Visited_20_Internet_20_Link">
1682855212-43...</text:a>
", "<text:a xlink:type="simple" xlink:href="https://static.ukrinform.com/photos/2023_04/1682855207-338.jpg" text:style-name="Internet_20_link" text:visited-style-name="Visited_20_Internet_20_Link">
1682855207-33...</text:a>
"]</text:p>
      <text:p text:style-name="P4">
Tags: None</text:p>
      <text:p text:style-name="P4">
Type: Article</text:p>
      <!--METADATA-->
      <text:p text:style-name="P4">
<draw:frame draw:style-name="fr1" draw:name="Image132" text:anchor-type="as-char" svg:width="6.9236in" svg:height="3.956343in" draw:z-index="0">
<draw:image xlink:href="../Images/yкринформ/2023-04-30T14-49-00-03-00/630_360_1682855223-617.jpg" xlink:type="simple" xlink:show="embed" xlink:actuate="onLoad" draw:mime-type="image/jpeg"/>
</draw:frame>
A monument of "Wall of Heroes" with carved names of military servicemen of the State Border Service, who died for sovereignty of Ukraine, was opened to the day of the border guard in Odessa.</text:p>
      <text:p text:style-name="P4">
About this <text:a xlink:type="simple" xlink:href="http://omr.gov.ua/ua/news/232620/" text:style-name="Internet_20_link" text:visited-style-name="Visited_20_Internet_20_Link">
 </text:a>
On the site of the Odessa City Council, reports Ukrinform.</text:p>
      <text:p text:style-name="P4">
On the monument, the names of 68 border guards are engraved.</text:p>
      <text:p text:style-name="P4">
<draw:frame draw:style-name="fr1" draw:name="Image133" text:anchor-type="as-char" svg:width="6.9236in" svg:height="4.611452in" draw:z-index="0">
<draw:image xlink:href="../Images/yкринформ/2023-04-30T14-49-00-03-00/1682855218-448.jpg" xlink:type="simple" xlink:show="embed" xlink:actuate="onLoad" draw:mime-type="image/jpeg"/>
</draw:frame>
“The city authorities, along with the Armed Forces, with the people of Ukraine, near the border guards, with all who defend our country today. We will be together, we will make. Glory to Ukraine!" said the mayor <text:a xlink:type="simple" xlink:href="https://www.ukrinform.ua/tag-odesa" text:style-name="Internet_20_link" text:visited-style-name="Visited_20_Internet_20_Link">
</text:a>
Gennady Trukhanov.</text:p>
      <text:p text:style-name="P4">
<draw:frame draw:style-name="fr1" draw:name="Image134" text:anchor-type="as-char" svg:width="6.9236in" svg:height="4.615733in" draw:z-index="0">
<draw:image xlink:href="../Images/yкринформ/2023-04-30T14-49-00-03-00/1682855212-436.jpg" xlink:type="simple" xlink:show="embed" xlink:actuate="onLoad" draw:mime-type="image/jpeg"/>
</draw:frame>
<draw:frame draw:style-name="fr1" draw:name="Image135" text:anchor-type="as-char" svg:width="6.9236in" svg:height="4.610416in" draw:z-index="0">
<draw:image xlink:href="../Images/yкринформ/2023-04-30T14-49-00-03-00/1682855207-338.jpg" xlink:type="simple" xlink:show="embed" xlink:actuate="onLoad" draw:mime-type="image/jpeg"/>
</draw:frame>
It was reported that for the courage manifested almost 1 150 servicemen of the border guards were marked <text:a xlink:type="simple" xlink:href="https://www.ukrinform.ua/rubric-ato/3702722-vid-pocatku-vijni-derznagorodami-vidznaceni-1-150-prikordonnikiv-golova-dpsu.html" text:style-name="Internet_20_link" text:visited-style-name="Visited_20_Internet_20_Link">
</text:a>
.</text:p>
      <text:p text:style-name="P4">
<text:span text:style-name="T4">
 Read also: </text:span>
 <text:a xlink:type="simple" xlink:href="https://www.ukrinform.ua/rubric-ato/3702741-zaluznij-prikordonnikam-vi-persi-hto-dav-gidnu-vidpovid-zagarbnikam.html" text:style-name="Internet_20_link" text:visited-style-name="Visited_20_Internet_20_Link">
<text:span text:style-name="T4">
 Border Guard </text:span>
</text:a>
April 30 in Ukraine celebrate the day of the border guard.</text:p>
      <text:p text:style-name="P4">
News Source: <text:a xlink:type="simple" xlink:href="https://www.ukrinform.ua/rubric-regions/3702767-v-odesi-do-dna-prikordonnika-vidkrili-monument-stina-geroiv.html" text:style-name="Internet_20_link" text:visited-style-name="Visited_20_Internet_20_Link">
https://www.ukrinform.ua/rubric-regions/3702767-v-odesi-do-dna-prikordonnika-vidkrili-monument-stina-geroiv.html</text:a>
</text:p>
      <!--NEWS-->
      <text:h text:style-name="P10" text:outline-level="1">
<text:span text:style-name="T4">
The International Canoe Federation allowed to compete to the Russians and Belarusians</text:span>
</text:h>
      <text:p text:style-name="P4">
Authors: Ukrinform (Person)</text:p>
      <text:p text:style-name="P4">
Publisher: Укринформ (Organization)</text:p>
      <text:p text:style-name="P4">
Published Time: 2023-04-30T14:53:20+03:00</text:p>
      <text:p text:style-name="P4">
Modified Time: 2023-04-30T14:53:20+03:00</text:p>
      <text:p text:style-name="P4">
Description: The Committee of the International Canoe Federation (ICF) decided to allow representatives from Russia and Belarus to return to competitions in the status of individual neutral athletes. - Ukrinform.</text:p>
      <text:p text:style-name="P4">
Images: ["<text:a xlink:type="simple" xlink:href="https://static.ukrinform.com/photos/2023_04/thumb_files/630_360_1682855593-482.jpg" text:style-name="Internet_20_link" text:visited-style-name="Visited_20_Internet_20_Link">
630_360_16828...</text:a>
"]</text:p>
      <text:p text:style-name="P4">
Tags: ['Веслування на байдарках і каное']</text:p>
      <text:p text:style-name="P4">
Type: Article</text:p>
      <!--METADATA-->
      <text:p text:style-name="P4">
<draw:frame draw:style-name="fr1" draw:name="Image136" text:anchor-type="as-char" svg:width="6.9236in" svg:height="3.956343in" draw:z-index="0">
<draw:image xlink:href="../Images/yкринформ/2023-04-30T14-53-20-03-00/630_360_1682855593-482.jpg" xlink:type="simple" xlink:show="embed" xlink:actuate="onLoad" draw:mime-type="image/jpeg"/>
</draw:frame>
The Committee of the International Canoe-Western Federation(ICF)Decided to allow representatives of Irrigation and Belarus to return to competitions in the status of individual neutral shelters.</text:p>
      <text:p text:style-name="P4">
As specified on the official <text:a xlink:type="simple" xlink:href="https://www.canoeicf.com/news/icf-statement-athletes-russia-and-belarus" text:style-name="Internet_20_link" text:visited-style-name="Visited_20_Internet_20_Link">
</text:a>
ICF, these athletes "should not support the actions of the state in Ukraine", Ukrinform reports.</text:p>
      <text:p text:style-name="P4">
The decision of the Committee of the International Federation of Canoe-Western was adopted post-resistant consultations with members of organizations. The ICF noted that during the time, the potential safety issues expressed by the organizers of the game were taken into account.</text:p>
      <text:p text:style-name="P4">
At the same time, the ICF Committee reported that the removal of officials from Russia Tabilorus remains in force. They are forbidden to attend measures taken under the auspices of ICF in any status. The organization also noted that they are prejudice to condemn "actions that the governments of Russia and Belarus do in Ukraine."</text:p>
      <text:p text:style-name="P4">
<text:span text:style-name="T4">
 Read also: </text:span>
 <text:a xlink:type="simple" xlink:href="https://www.ukrinform.ua/rubric-sports/3702758-ukraina-bojkotuvatime-cempionat-svitu-z-dzudo-cerez-dopusk-atletiv-rosii-ta-bilorusi.html" text:style-name="Internet_20_link" text:visited-style-name="Visited_20_Internet_20_Link">
<text:span text:style-name="T4">
 judo </text:span>
</text:a>
We will remind, in addition to canoe-wedge, athletes from Russia and Belarus have allowed permits in the fight, table tennis, judo, modern pentathlon, skateboarding, sports shooting, taekwondo, triathlon and fencing.</text:p>
      <text:p text:style-name="P4">
News Source: <text:a xlink:type="simple" xlink:href="https://www.ukrinform.ua/rubric-sports/3702768-miznarodna-federacia-kanoevesluvanna-dozvolila-zmagatisa-rosianam-ta-bilorusam.html" text:style-name="Internet_20_link" text:visited-style-name="Visited_20_Internet_20_Link">
https://www.ukrinform.ua/rubric-sports/3702768-miznarodna-federacia-kanoevesluvanna-dozvolila-zmagatisa-rosianam-ta-bilorusam.html</text:a>
</text:p>
      <!--NEWS-->
      <text:h text:style-name="P10" text:outline-level="1">
<text:span text:style-name="T4">
Zelensky raised in the rank of three State Border Guard Officers</text:span>
</text:h>
      <text:p text:style-name="P4">
Authors: Ukrinform (Person)</text:p>
      <text:p text:style-name="P4">
Publisher: Укринформ (Organization)</text:p>
      <text:p text:style-name="P4">
Published Time: 2023-04-30T14:57:19+03:00</text:p>
      <text:p text:style-name="P4">
Modified Time: 2023-04-30T14:57:19+03:00</text:p>
      <text:p text:style-name="P4">
Description: President Volodymyr Zelensky awarded the title of brigade General to the Colonels of the State Border Guard Service of Ukraine Alexander Rybak, Mikhail Karnaukh, and brigade General Valery Vavryniuk-the title of Major General. - Ukrinform.</text:p>
      <text:p text:style-name="P4">
Images: ["<text:a xlink:type="simple" xlink:href="https://static.ukrinform.com/photos/2022_07/thumb_files/630_360_1658265794-531.jpg" text:style-name="Internet_20_link" text:visited-style-name="Visited_20_Internet_20_Link">
630_360_16582...</text:a>
"]</text:p>
      <text:p text:style-name="P4">
Tags: ['Прикордонники', 'Звання', 'Зеленський']</text:p>
      <text:p text:style-name="P4">
Type: Article</text:p>
      <!--METADATA-->
      <text:p text:style-name="P4">
<draw:frame draw:style-name="fr1" draw:name="Image137" text:anchor-type="as-char" svg:width="6.9236in" svg:height="3.953188in" draw:z-index="0">
<draw:image xlink:href="../Images/yкринформ/2023-04-30T14-57-19-03-00/630_360_1658265794-531.jpg" xlink:type="simple" xlink:show="embed" xlink:actuate="onLoad" draw:mime-type="image/jpeg"/>
</draw:frame>
The Presidential Lordir Zelensky awarded the title of brigade General to the Colonels of the State Border Guard Service of Ukraine Alexander Rybak, Mikhail Karnauh, and the brigade genera of Valery Vavryniuk-the title of Major General.</text:p>
      <text:p text:style-name="P4">
According to Ukrinform, the relevant documents were published on the President's website.</text:p>
      <text:p text:style-name="P4">
Yes, by decree <text:a xlink:type="simple" xlink:href="https://www.president.gov.ua/documents/2502023-46633" text:style-name="Internet_20_link" text:visited-style-name="Visited_20_Internet_20_Link">
</text:a>
 <text:a xlink:type="simple" xlink:href="https://www.president.gov.ua/documents/2502023-46633" text:style-name="Internet_20_link" text:visited-style-name="Visited_20_Internet_20_Link">
</text:a>
was awarded the military importing of the brigade General to the colonel, the first deputy chief of the South Regional Directorate of State <text:a xlink:type="simple" xlink:href="https://www.ukrinform.ua/tag-prikordonniki" text:style-name="Internet_20_link" text:visited-style-name="Visited_20_Internet_20_Link">
</text:a>
Service of Ukraine - Chief Staff of Alexander Rybak.</text:p>
      <text:p text:style-name="P4">
By decree <text:a xlink:type="simple" xlink:href="https://www.president.gov.ua/documents/2522023-46641" text:style-name="Internet_20_link" text:visited-style-name="Visited_20_Internet_20_Link">
</text:a>
The assigned rank of brigade general of the medical service to Colonel of the Medical Service, Head of Health Department of the Administration of the State Border Guard Service of Ukraine Mikhail Karnaukh.</text:p>
      <text:p text:style-name="P4">
<text:span text:style-name="T4">
 Read also: </text:span>
 <text:a xlink:type="simple" xlink:href="https://www.ukrinform.ua/rubric-ato/3702741-zaluznij-prikordonnikam-vi-persi-hto-dav-gidnu-vidpovid-zagarbnikam.html" text:style-name="Internet_20_link" text:visited-style-name="Visited_20_Internet_20_Link">
<text:span text:style-name="T4">
 Border Guard </text:span>
</text:a>
By decree <text:a xlink:type="simple" xlink:href="https://www.president.gov.ua/documents/2522023-46641" text:style-name="Internet_20_link" text:visited-style-name="Visited_20_Internet_20_Link">
</text:a>
The assigned title of Major General Brigade General, Head of the Eastern Regional Directorate of the State Border Guard Service of Ukraine Valeriyavryniuk.</text:p>
      <text:p text:style-name="P4">
As reported by Ukrinform, Zelensky Decrees from April 30 awarded the Honorary Sign “For Courage and Courage” 79 Border Squad, 105 Border Guard named after Prince Vladimir the Great, 10 mobile border guards of Ukraine.</text:p>
      <text:p text:style-name="P4">
News Source: <text:a xlink:type="simple" xlink:href="https://www.ukrinform.ua/rubric-ato/3702770-zelenskij-pidvisiv-u-zvanni-troh-oficeriv-derzprikordonsluzbi.html" text:style-name="Internet_20_link" text:visited-style-name="Visited_20_Internet_20_Link">
https://www.ukrinform.ua/rubric-ato/3702770-zelenskij-pidvisiv-u-zvanni-troh-oficeriv-derzprikordonsluzbi.html</text:a>
</text:p>
      <!--NEWS-->
      <text:h text:style-name="P10" text:outline-level="1">
<text:span text:style-name="T4">
Ukraine has signed three new agreements with Bayraktar manufacturer</text:span>
</text:h>
      <text:p text:style-name="P4">
Authors: Ukrinform (Person)</text:p>
      <text:p text:style-name="P4">
Publisher: Укринформ (Organization)</text:p>
      <text:p text:style-name="P4">
Published Time: 2023-04-30T15:03:14+03:00</text:p>
      <text:p text:style-name="P4">
Modified Time: 2023-04-30T15:03:14+03:00</text:p>
      <text:p text:style-name="P4">
Description: According to the results of participation in the International Exhibition of Aviation Technology, the Teknofest 2023 in Turkey has signed three new agreements with Baykar Bayraktar Baykar Baykar. - Ukrinform.</text:p>
      <text:p text:style-name="P4">
Images: ["<text:a xlink:type="simple" xlink:href="https://static.ukrinform.com/photos/2023_04/thumb_files/630_360_1682856015-270.jpg" text:style-name="Internet_20_link" text:visited-style-name="Visited_20_Internet_20_Link">
630_360_16828...</text:a>
"]</text:p>
      <text:p text:style-name="P4">
Tags: ['Угода', 'Baykar Defence', 'Мінстратегпром']</text:p>
      <text:p text:style-name="P4">
Type: Article</text:p>
      <!--METADATA-->
      <text:p text:style-name="P4">
<draw:frame draw:style-name="fr1" draw:name="Image138" text:anchor-type="as-char" svg:width="6.9236in" svg:height="3.956343in" draw:z-index="0">
<draw:image xlink:href="../Images/yкринформ/2023-04-30T15-03-14-03-00/630_360_1682856015-270.jpg" xlink:type="simple" xlink:show="embed" xlink:actuate="onLoad" draw:mime-type="image/jpeg"/>
</draw:frame>
Ukraine with the suspension of the International Exhibition of Aviation Technology Teknofest 2023 by Uturechyna has signed three new agreements with Baykar Bayraktar Baykar.</text:p>
      <text:p text:style-name="P4">
This was reported by the Minister for Strategic Industry of Ukraine Oleksandr Kamyshin in <text:a xlink:type="simple" xlink:href="http://t.me/zalizni_zminy/1254" text:style-name="Internet_20_link" text:visited-style-name="Visited_20_Internet_20_Link">
</text:a>
He reports Ukrinform.</text:p>
      <text:p text:style-name="P4">
"There is an important result - three new agreements with the Turkish manufacturer of Baykar for Ukrainian manufacturers. The details, of course, will not tell, but I assure that these contraints give our country export revenue and <text:a xlink:type="simple" xlink:href="https://www.ukrinform.ua/tag-zbroa" text:style-name="Internet_20_link" text:visited-style-name="Visited_20_Internet_20_Link">
</text:a>
a new generation, "Glavaminstrategpromy wrote.</text:p>
      <text:p text:style-name="P4">
<text:span text:style-name="T4">
 Read also: </text:span>
 <text:a xlink:type="simple" xlink:href="https://www.ukrinform.ua/rubric-technology/3690503-tureckij-bezpilotnik-akinci-z-ukrainskim-dvigunom-uraziv-cil-na-vidstani-140-kilometriv.html" text:style-name="Internet_20_link" text:visited-style-name="Visited_20_Internet_20_Link">
</text:a>
As reported by Ukrinform, in March this year the Turkish unmanned fighter KKızılelma, developed by Baykar, <text:a xlink:type="simple" xlink:href="https://www.ukrinform.ua/rubric-technology/3689657-bezpilotnik-kzlelma-uspisno-projsov-novi-viprobuvanna-zdijsnivsi-tretij-polit.html" text:style-name="Internet_20_link" text:visited-style-name="Visited_20_Internet_20_Link">
</text:a>
New trials.</text:p>
      <text:p text:style-name="P4">
News Source: <text:a xlink:type="simple" xlink:href="https://www.ukrinform.ua/rubric-economy/3702773-ukraina-pidpisala-tri-novih-ugodi-iz-virobnikom-bayraktar.html" text:style-name="Internet_20_link" text:visited-style-name="Visited_20_Internet_20_Link">
https://www.ukrinform.ua/rubric-economy/3702773-ukraina-pidpisala-tri-novih-ugodi-iz-virobnikom-bayraktar.html</text:a>
</text:p>
      <!--NEWS-->
      <text:h text:style-name="P10" text:outline-level="1">
<text:span text:style-name="T4">
Ukraine and Japan have agreed to cooperate in the field of digital technologies</text:span>
</text:h>
      <text:p text:style-name="P4">
Authors: Ukrinform (Person)</text:p>
      <text:p text:style-name="P4">
Publisher: Укринформ (Organization)</text:p>
      <text:p text:style-name="P4">
Published Time: 2023-04-30T15:15:00+03:00</text:p>
      <text:p text:style-name="P4">
Modified Time: 2023-04-30T15:15:00+03:00</text:p>
      <text:p text:style-name="P4">
Description: Ukraine and Japan have agreed to cooperate in the direction of development of digital technologies in their countries. - Ukrinform.</text:p>
      <text:p text:style-name="P4">
Images: ["<text:a xlink:type="simple" xlink:href="https://static.ukrinform.com/photos/2020_09/thumb_files/630_360_1600704288-154.jpg" text:style-name="Internet_20_link" text:visited-style-name="Visited_20_Internet_20_Link">
630_360_16007...</text:a>
"]</text:p>
      <text:p text:style-name="P4">
Tags: ['Японія', 'IT-технології', 'Україна', 'Цифровізація', 'Цифрова трансформація']</text:p>
      <text:p text:style-name="P4">
Type: Article</text:p>
      <!--METADATA-->
      <text:p text:style-name="P4">
<draw:frame draw:style-name="fr1" draw:name="Image139" text:anchor-type="as-char" svg:width="6.9236in" svg:height="3.956343in" draw:z-index="0">
<draw:image xlink:href="../Images/yкринформ/2023-04-30T15-15-00-03-00/630_360_1600704288-154.jpg" xlink:type="simple" xlink:show="embed" xlink:actuate="onLoad" draw:mime-type="image/jpeg"/>
</draw:frame>
Ukraine I. I -Japanese has agreed to cooperate in the direction of development of digital technologies of long -term countries.</text:p>
      <text:p text:style-name="P4">
As Ukrinform reports with reference to <text:a xlink:type="simple" xlink:href="https://www3.nhk.or.jp/nhkworld/en/news/20230430_12/" text:style-name="Internet_20_link" text:visited-style-name="Visited_20_Internet_20_Link">
</text:a>
, agreed at the negotiations of the Minister of Internal Affairs and Communications Japan -Matsumota, such and Deputy Minister of Digital Transformation(G7).</text:p>
      <text:p text:style-name="P4">
В ході міністерської зустрічі G7 Іонан, зокрема, поінформувала про ситуацію зцифровою інфраструктурою України на тлі тривалого російського вторгнення.</text:p>
      <text:p text:style-name="P4">
Під час двосторонніх переговорів японський міністр сказав, що універсальніцінності, такі як свобода, демократія, права людини та верховенство права,повинні бути захищені, і висловив переконання, що країни G7 працюватимутьразом для досягнення цієї мети.</text:p>
      <text:p text:style-name="P4">
За його словами, Японія та Україна продовжуватимуть тісно співпрацювати занапрямом дослідження <text:a xlink:type="simple" xlink:href="https://www.ukrinform.ua/tag-tehnologii" text:style-name="Internet_20_link" text:visited-style-name="Visited_20_Internet_20_Link">
 </text:a>
.</text:p>
      <text:p text:style-name="P4">
<text:span text:style-name="T4">
 Read also: </text:span>
 <text:a xlink:type="simple" xlink:href="https://www.ukrinform.ua/rubric-technology/3702174-u-dii-mozut-zavitisa-onovlenna-na-osnovi-stucnogo-intelektu.html" text:style-name="Internet_20_link" text:visited-style-name="Visited_20_Internet_20_Link">
</text:a>
The representative of Ukraine, for her part, thanked Japan for the comprehensive support of the Russian aggression and stated that Ukraine would like to "get a wide spectrum" from the country of the morning sun as one of the most developed innovative countries.</text:p>
      <text:p text:style-name="P4">
As reported by Ukrinform, ministers of digital technologies "Great Seven"(G7)The most industrialized countries have agreed <text:a xlink:type="simple" xlink:href="https://www.ukrinform.ua/rubric-technology/3702640-ministri-cifrovizacii-g7-uzgodili-pat-principiv-upravlinna-stucnim-intelektom.html" text:style-name="Internet_20_link" text:visited-style-name="Visited_20_Internet_20_Link">
</text:a>
new technologies, such as artificial intelligence, against the background of the rapid spread of the Svita Chatbots using AI.</text:p>
      <text:p text:style-name="P4">
News Source: <text:a xlink:type="simple" xlink:href="https://www.ukrinform.ua/rubric-technology/3702775-ukraina-i-aponia-domovilisa-spivpracuvati-u-sferi-cifrovih-tehnologij.html" text:style-name="Internet_20_link" text:visited-style-name="Visited_20_Internet_20_Link">
https://www.ukrinform.ua/rubric-technology/3702775-ukraina-i-aponia-domovilisa-spivpracuvati-u-sferi-cifrovih-tehnologij.html</text:a>
</text:p>
      <!--NEWS-->
      <text:h text:style-name="P10" text:outline-level="1">
<text:span text:style-name="T4">
In Britain, Ukrainian military is working out training, capture and maintenance of positions</text:span>
</text:h>
      <text:p text:style-name="P4">
Authors: Ukrinform (Person)</text:p>
      <text:p text:style-name="P4">
Publisher: Укринформ (Organization)</text:p>
      <text:p text:style-name="P4">
Published Time: 2023-04-30T15:21:11+03:00</text:p>
      <text:p text:style-name="P4">
Modified Time: 2023-04-30T15:21:11+03:00</text:p>
      <text:p text:style-name="P4">
Description: In the United Kingdom, Ukrainian servicemen under the guidance of Danish instructors are undergoing positional fighting classes, in particular, work on the preparation, seizure and maintenance of position. - Ukrinform.</text:p>
      <text:p text:style-name="P4">
Images: ["<text:a xlink:type="simple" xlink:href="https://static.ukrinform.com/photos/2023_04/thumb_files/630_360_1682857150-4733.jpeg" text:style-name="Internet_20_link" text:visited-style-name="Visited_20_Internet_20_Link">
630_360_16828...</text:a>
", "<text:a xlink:type="simple" xlink:href="https://static.ukrinform.com/photos/2023_04/thumb_files/630_360_1682857150-5770.jpeg" text:style-name="Internet_20_link" text:visited-style-name="Visited_20_Internet_20_Link">
630_360_16828...</text:a>
", "<text:a xlink:type="simple" xlink:href="https://static.ukrinform.com/photos/2023_04/thumb_files/630_360_1682857150-8508.jpeg" text:style-name="Internet_20_link" text:visited-style-name="Visited_20_Internet_20_Link">
630_360_16828...</text:a>
", "<text:a xlink:type="simple" xlink:href="https://static.ukrinform.com/photos/2023_04/thumb_files/630_360_1682857150-5870.jpeg" text:style-name="Internet_20_link" text:visited-style-name="Visited_20_Internet_20_Link">
630_360_16828...</text:a>
", "<text:a xlink:type="simple" xlink:href="https://static.ukrinform.com/photos/2023_04/thumb_files/630_360_1682857150-5378.jpeg" text:style-name="Internet_20_link" text:visited-style-name="Visited_20_Internet_20_Link">
630_360_16828...</text:a>
", "<text:a xlink:type="simple" xlink:href="https://static.ukrinform.com/photos/2023_04/thumb_files/630_360_1682857151-2578.jpeg" text:style-name="Internet_20_link" text:visited-style-name="Visited_20_Internet_20_Link">
630_360_16828...</text:a>
", "<text:a xlink:type="simple" xlink:href="https://static.ukrinform.com/photos/2023_04/thumb_files/630_360_1682857151-5157.jpeg" text:style-name="Internet_20_link" text:visited-style-name="Visited_20_Internet_20_Link">
630_360_16828...</text:a>
", "<text:a xlink:type="simple" xlink:href="https://static.ukrinform.com/photos/2023_04/thumb_files/630_360_1682857151-5548.jpeg" text:style-name="Internet_20_link" text:visited-style-name="Visited_20_Internet_20_Link">
630_360_16828...</text:a>
", "<text:a xlink:type="simple" xlink:href="https://static.ukrinform.com/photos/2023_04/thumb_files/630_360_1682857151-9293.jpeg" text:style-name="Internet_20_link" text:visited-style-name="Visited_20_Internet_20_Link">
630_360_16828...</text:a>
", "<text:a xlink:type="simple" xlink:href="https://static.ukrinform.com/photos/2023_04/thumb_files/630_360_1682857151-2528.jpeg" text:style-name="Internet_20_link" text:visited-style-name="Visited_20_Internet_20_Link">
630_360_16828...</text:a>
", "<text:a xlink:type="simple" xlink:href="https://static.ukrinform.com/photos/2023_04/thumb_files/630_360_1682857151-1342.jpeg" text:style-name="Internet_20_link" text:visited-style-name="Visited_20_Internet_20_Link">
630_360_16828...</text:a>
", "<text:a xlink:type="simple" xlink:href="https://static.ukrinform.com/photos/2023_04/thumb_files/630_360_1682857150-6073.jpeg" text:style-name="Internet_20_link" text:visited-style-name="Visited_20_Internet_20_Link">
630_360_16828...</text:a>
"]</text:p>
      <text:p text:style-name="P4">
Tags: ['Британія', 'Данія', 'Військові навчання', 'Військові']</text:p>
      <text:p text:style-name="P4">
Type: Article</text:p>
      <!--METADATA-->
      <text:p text:style-name="P4">
<draw:frame draw:style-name="fr1" draw:name="Image140" text:anchor-type="as-char" svg:width="6.9236in" svg:height="3.956343in" draw:z-index="0">
<draw:image xlink:href="../Images/yкринформ/2023-04-30T15-21-11-03-00/630_360_1682857150-4733.jpeg" xlink:type="simple" xlink:show="embed" xlink:actuate="onLoad" draw:mime-type="image/jpeg"/>
</draw:frame>
UK Britain, Ukrainian servicemen under the guidance of Danish instructors undergo positions of hostilities, in particular, to work on the preparation, seizure and maintenance of position.</text:p>
      <text:p text:style-name="P4">
According to Ukrinform, the General Staff of the Armed Forces of Ukraine reported in <text:a xlink:type="simple" xlink:href="http://www.facebook.com/GeneralStaff.ua/posts/pfbid029mQVYpWyz6pMzAPJUgve1tZZNgwKxvBB3FvY6f6tvmXoKKnU5BKqDJwH3hp2Z7dkl" text:style-name="Internet_20_link" text:visited-style-name="Visited_20_Internet_20_Link">
</text:a>
</text:p>
      <text:p text:style-name="P4">
<draw:frame draw:style-name="fr1" draw:name="Image141" text:anchor-type="as-char" svg:width="6.9236in" svg:height="3.956343in" draw:z-index="0">
<draw:image xlink:href="../Images/yкринформ/2023-04-30T15-21-11-03-00/630_360_1682857150-5770.jpeg" xlink:type="simple" xlink:show="embed" xlink:actuate="onLoad" draw:mime-type="image/jpeg"/>
</draw:frame>
Obity Ukrainian military work out training, capture of positions / photos: General Staff of the Armed Forces <text:a xlink:type="simple" xlink:href="https://static.ukrinform.com/photos/2023_04/1682857150-5770.jpeg" text:style-name="Internet_20_link" text:visited-style-name="Visited_20_Internet_20_Link">
![] [](Images/yкринформ/2023-04-30T15-21-11-03-00/630_360_1682857150-5770.jpeg)</text:a>
 <text:a xlink:type="simple" xlink:href="https://static.ukrinform.com/photos/2023_04/1682857150-4733.jpeg" text:style-name="Internet_20_link" text:visited-style-name="Visited_20_Internet_20_Link">
<draw:frame draw:style-name="fr1" draw:name="Image142" text:anchor-type="as-char" svg:width="6.9236in" svg:height="3.956343in" draw:z-index="0">
<draw:image xlink:href="../Images/yкринформ/2023-04-30T15-21-11-03-00/630_360_1682857150-4733.jpeg" xlink:type="simple" xlink:show="embed" xlink:actuate="onLoad" draw:mime-type="image/jpeg"/>
</draw:frame>
</text:a>
 <text:a xlink:type="simple" xlink:href="https://static.ukrinform.com/photos/2023_04/1682857150-8508.jpeg" text:style-name="Internet_20_link" text:visited-style-name="Visited_20_Internet_20_Link">
<draw:frame draw:style-name="fr1" draw:name="Image143" text:anchor-type="as-char" svg:width="6.9236in" svg:height="3.956343in" draw:z-index="0">
<draw:image xlink:href="../Images/yкринформ/2023-04-30T15-21-11-03-00/630_360_1682857150-8508.jpeg" xlink:type="simple" xlink:show="embed" xlink:actuate="onLoad" draw:mime-type="image/jpeg"/>
</draw:frame>
</text:a>
 <text:a xlink:type="simple" xlink:href="https://static.ukrinform.com/photos/2023_04/1682857150-5870.jpeg" text:style-name="Internet_20_link" text:visited-style-name="Visited_20_Internet_20_Link">
<draw:frame draw:style-name="fr1" draw:name="Image144" text:anchor-type="as-char" svg:width="6.9236in" svg:height="3.956343in" draw:z-index="0">
<draw:image xlink:href="../Images/yкринформ/2023-04-30T15-21-11-03-00/630_360_1682857150-5870.jpeg" xlink:type="simple" xlink:show="embed" xlink:actuate="onLoad" draw:mime-type="image/jpeg"/>
</draw:frame>
</text:a>
 <text:a xlink:type="simple" xlink:href="https://static.ukrinform.com/photos/2023_04/1682857150-5378.jpeg" text:style-name="Internet_20_link" text:visited-style-name="Visited_20_Internet_20_Link">
<draw:frame draw:style-name="fr1" draw:name="Image145" text:anchor-type="as-char" svg:width="6.9236in" svg:height="3.956343in" draw:z-index="0">
<draw:image xlink:href="../Images/yкринформ/2023-04-30T15-21-11-03-00/630_360_1682857150-5378.jpeg" xlink:type="simple" xlink:show="embed" xlink:actuate="onLoad" draw:mime-type="image/jpeg"/>
</draw:frame>
</text:a>
 <text:a xlink:type="simple" xlink:href="https://static.ukrinform.com/photos/2023_04/1682857151-2578.jpeg" text:style-name="Internet_20_link" text:visited-style-name="Visited_20_Internet_20_Link">
<draw:frame draw:style-name="fr1" draw:name="Image146" text:anchor-type="as-char" svg:width="6.9236in" svg:height="3.956343in" draw:z-index="0">
<draw:image xlink:href="../Images/yкринформ/2023-04-30T15-21-11-03-00/630_360_1682857151-2578.jpeg" xlink:type="simple" xlink:show="embed" xlink:actuate="onLoad" draw:mime-type="image/jpeg"/>
</draw:frame>
</text:a>
 <text:a xlink:type="simple" xlink:href="https://static.ukrinform.com/photos/2023_04/1682857151-5157.jpeg" text:style-name="Internet_20_link" text:visited-style-name="Visited_20_Internet_20_Link">
<draw:frame draw:style-name="fr1" draw:name="Image147" text:anchor-type="as-char" svg:width="6.9236in" svg:height="3.956343in" draw:z-index="0">
<draw:image xlink:href="../Images/yкринформ/2023-04-30T15-21-11-03-00/630_360_1682857151-5157.jpeg" xlink:type="simple" xlink:show="embed" xlink:actuate="onLoad" draw:mime-type="image/jpeg"/>
</draw:frame>
</text:a>
 <text:a xlink:type="simple" xlink:href="https://static.ukrinform.com/photos/2023_04/1682857151-5548.jpeg" text:style-name="Internet_20_link" text:visited-style-name="Visited_20_Internet_20_Link">
<draw:frame draw:style-name="fr1" draw:name="Image148" text:anchor-type="as-char" svg:width="6.9236in" svg:height="3.956343in" draw:z-index="0">
<draw:image xlink:href="../Images/yкринформ/2023-04-30T15-21-11-03-00/630_360_1682857151-5548.jpeg" xlink:type="simple" xlink:show="embed" xlink:actuate="onLoad" draw:mime-type="image/jpeg"/>
</draw:frame>
</text:a>
 <text:a xlink:type="simple" xlink:href="https://static.ukrinform.com/photos/2023_04/1682857151-9293.jpeg" text:style-name="Internet_20_link" text:visited-style-name="Visited_20_Internet_20_Link">
<draw:frame draw:style-name="fr1" draw:name="Image149" text:anchor-type="as-char" svg:width="6.9236in" svg:height="3.956343in" draw:z-index="0">
<draw:image xlink:href="../Images/yкринформ/2023-04-30T15-21-11-03-00/630_360_1682857151-9293.jpeg" xlink:type="simple" xlink:show="embed" xlink:actuate="onLoad" draw:mime-type="image/jpeg"/>
</draw:frame>
</text:a>
 <text:a xlink:type="simple" xlink:href="https://static.ukrinform.com/photos/2023_04/1682857151-2528.jpeg" text:style-name="Internet_20_link" text:visited-style-name="Visited_20_Internet_20_Link">
<draw:frame draw:style-name="fr1" draw:name="Image150" text:anchor-type="as-char" svg:width="6.9236in" svg:height="3.956343in" draw:z-index="0">
<draw:image xlink:href="../Images/yкринформ/2023-04-30T15-21-11-03-00/630_360_1682857151-2528.jpeg" xlink:type="simple" xlink:show="embed" xlink:actuate="onLoad" draw:mime-type="image/jpeg"/>
</draw:frame>
</text:a>
 <text:a xlink:type="simple" xlink:href="https://static.ukrinform.com/photos/2023_04/1682857151-1342.jpeg" text:style-name="Internet_20_link" text:visited-style-name="Visited_20_Internet_20_Link">
<draw:frame draw:style-name="fr1" draw:name="Image151" text:anchor-type="as-char" svg:width="6.9236in" svg:height="3.956343in" draw:z-index="0">
<draw:image xlink:href="../Images/yкринформ/2023-04-30T15-21-11-03-00/630_360_1682857151-1342.jpeg" xlink:type="simple" xlink:show="embed" xlink:actuate="onLoad" draw:mime-type="image/jpeg"/>
</draw:frame>
</text:a>
 <text:a xlink:type="simple" xlink:href="https://static.ukrinform.com/photos/2023_04/1682857150-6073.jpeg" text:style-name="Internet_20_link" text:visited-style-name="Visited_20_Internet_20_Link">
<draw:frame draw:style-name="fr1" draw:name="Image152" text:anchor-type="as-char" svg:width="6.9236in" svg:height="3.956343in" draw:z-index="0">
<draw:image xlink:href="../Images/yкринформ/2023-04-30T15-21-11-03-00/630_360_1682857150-6073.jpeg" xlink:type="simple" xlink:show="embed" xlink:actuate="onLoad" draw:mime-type="image/jpeg"/>
</draw:frame>
</text:a>
</text:p>
      <text:p text:style-name="P4">
As noted in the General Staff of the Armed Forces, this training allows to master the battleships, to increase the safety and strength of the Armed Forces of Ukraine, so that military personnel can conduct the necessary tactical knowledge to protect Ukraine.</text:p>
      <text:p text:style-name="P4">
<text:span text:style-name="T4">
 Read also: </text:span>
 <text:a xlink:type="simple" xlink:href="https://www.ukrinform.ua/rubric-ato/3702172-instruktori-z-niderlandiv-navcaut-ukrainskih-vijskovih-domedicnij-dopomozi.html" text:style-name="Internet_20_link" text:visited-style-name="Visited_20_Internet_20_Link">
</text:a>
"Under the guidance of the instructors of the Armed Forces of the Kingdom of Denmark, the recruitment of Ukraine became more prepared for combat conditions," - added the UNGEBAC of the Armed Forces.</text:p>
      <text:p text:style-name="P4">
The Kingdom of Denmark continues to support the people of Ukraine and provides constant support in response to continuing violations of Russia.</text:p>
      <text:p text:style-name="P4">
Having arrived to <text:a xlink:type="simple" xlink:href="https://www.ukrinform.ua/tag-britania" text:style-name="Internet_20_link" text:visited-style-name="Visited_20_Internet_20_Link">
</text:a>
In 2023, the contingent servicemen of the Denmark Armed Forces joined the partner countries in the preparation of Ukrainian recruits.</text:p>
      <text:p text:style-name="P4">
<text:span text:style-name="T4">
 Read also: </text:span>
 <text:a xlink:type="simple" xlink:href="https://www.ukrinform.ua/rubric-ato/3702523-u-polsi-kanadski-instruktori-navcaut-bijciv-zsu-minnij-bezpeci.html" text:style-name="Internet_20_link" text:visited-style-name="Visited_20_Internet_20_Link">
</text:a>
According to Ukrinform, in the United Kingdom, the instructors of armed forces for Sweden are training Ukrainian military organizations and conducting actions in urban development.</text:p>
      <text:p text:style-name="P4">
News Source: <text:a xlink:type="simple" xlink:href="https://www.ukrinform.ua/rubric-ato/3702778-u-britanii-ukrainski-vijskovi-vidpracovuut-pidgotovku-zahoplenna-ta-utrimanna-pozicij.html" text:style-name="Internet_20_link" text:visited-style-name="Visited_20_Internet_20_Link">
https://www.ukrinform.ua/rubric-ato/3702778-u-britanii-ukrainski-vijskovi-vidpracovuut-pidgotovku-zahoplenna-ta-utrimanna-pozicij.html</text:a>
</text:p>
      <!--NEWS-->
      <text:h text:style-name="P10" text:outline-level="1">
<text:span text:style-name="T4">
Ukraine calls the world to accelerate the confiscation of Russian assets</text:span>
</text:h>
      <text:p text:style-name="P4">
Authors: Ukrinform (Person)</text:p>
      <text:p text:style-name="P4">
Publisher: Укринформ (Organization)</text:p>
      <text:p text:style-name="P4">
Published Time: 2023-04-30T15:47:06+03:00</text:p>
      <text:p text:style-name="P4">
Modified Time: 2023-04-30T15:47:06+03:00</text:p>
      <text:p text:style-name="P4">
Description: Ukraine calls for the world community to focus on increasing the implementation of sanctions in Russia and accelerating the development of mechanisms of confiscation of Russian assets in order to direct them to the restoration of our country. - Ukrinform.</text:p>
      <text:p text:style-name="P4">
Images: ["<text:a xlink:type="simple" xlink:href="https://static.ukrinform.com/photos/2023_04/thumb_files/630_360_1682858776-642.jpeg" text:style-name="Internet_20_link" text:visited-style-name="Visited_20_Internet_20_Link">
630_360_16828...</text:a>
", "<text:a xlink:type="simple" xlink:href="https://static.ukrinform.com/photos/2023_04/1682858771-991.jpeg" text:style-name="Internet_20_link" text:visited-style-name="Visited_20_Internet_20_Link">
1682858771-99...</text:a>
"]</text:p>
      <text:p text:style-name="P4">
Tags: ['Україна', 'Гроші', 'Війна з росією']</text:p>
      <text:p text:style-name="P4">
Type: Article</text:p>
      <!--METADATA-->
      <text:p text:style-name="P4">
<draw:frame draw:style-name="fr1" draw:name="Image153" text:anchor-type="as-char" svg:width="6.9236in" svg:height="3.956343in" draw:z-index="0">
<draw:image xlink:href="../Images/yкринформ/2023-04-30T15-47-06-03-00/630_360_1682858776-642.jpeg" xlink:type="simple" xlink:show="embed" xlink:actuate="onLoad" draw:mime-type="image/jpeg"/>
</draw:frame>
The Ukrainian community is focused on increasing the implementation of Dorosya sanctions and accelerating the development of confiscation mechanisms of Russian assets, and to abandon them on the restoration of our country.</text:p>
      <text:p text:style-name="P4">
As Ukrinform reports, it reports <text:a xlink:type="simple" xlink:href="http://mof.gov.ua/uk/news/the_aggressor_must_compensate_ukraine_for_its_losses_the_process_of_confiscation_of_russian_assets_should_be_accelerated_sergii_marchenko_during_an_informal_meeting_of_eu_ministers_of_economy_and_finance-3982" text:style-name="Internet_20_link" text:visited-style-name="Visited_20_Internet_20_Link">
</text:a>
Following the meeting of the Minister of Finance of Ukraine Serhiy Marchenko from the Ministers of Economics and Finance of the European Union countries(ECOFIN), which took place in the context of Sweden's presidency in the EU Council.</text:p>
      <text:p text:style-name="P4">
"The scale of the difficulties that Ukraine has been going on for over a year is unprecedentedly universal history. Despite this, we are able to successfully withstand shocks of the war with the cohesion of Ukrainians, the prudent policy , and the economy demonstrates gradual renewal, ”Marchenko said.</text:p>
      <text:p text:style-name="P4">
The Minister of Finance also noted that <text:a xlink:type="simple" xlink:href="https://www.ukrinform.ua/tag-rosia" text:style-name="Internet_20_link" text:visited-style-name="Visited_20_Internet_20_Link">
</text:a>
He has to pay for horrific actions in Ukraine and drew attention to the issue of sanctions against the Russian Federation.</text:p>
      <text:p text:style-name="P4">
“First, even given the unprecedented sanctions, they did not have a sufficiently ruled influence on the aggressor economy as we all expected. We should be focus on increasing the implementation of sanctions and closing the loopholes, about being evading them, ”Marchenko said.</text:p>
      <text:p text:style-name="P4">
<draw:frame draw:style-name="fr1" draw:name="Image154" text:anchor-type="as-char" svg:width="6.9236in" svg:height="4.617987in" draw:z-index="0">
<draw:image xlink:href="../Images/yкринформ/2023-04-30T15-47-06-03-00/1682858771-991.jpeg" xlink:type="simple" xlink:show="embed" xlink:actuate="onLoad" draw:mime-type="image/jpeg"/>
</draw:frame>
He emphasized the importance of imposing restrictions on countries that deploy Russia.</text:p>
      <text:p text:style-name="P4">
"Secondly, it is necessary to accelerate the development of mechanisms of confiscation of Russian assets and directing them to the restoration of Ukraine. The aggressor has a responsibility for its actions and compensate for the losses to our country," the Minister of Finance said.</text:p>
      <text:p text:style-name="P4">
<text:span text:style-name="T4">
 Read also: </text:span>
 <text:a xlink:type="simple" xlink:href="https://www.ukrinform.ua/rubric-economy/3697080-na-zahodi-zamorozeni-do-350-milardiv-aktiviv-centrobanku-rf-pisnij.html" text:style-name="Internet_20_link" text:visited-style-name="Visited_20_Internet_20_Link">
<text:span text:style-name="T4">
 frozen </text:span>
</text:a>
According to Ukrinform, the National Bank and the US State Department discussed the necessary to increase sanction pressure on the Russian Federation. Priority goals of eclic financial institutions in the Russian capital market and Russian banks.</text:p>
      <text:p text:style-name="P4">
News Source: <text:a xlink:type="simple" xlink:href="https://www.ukrinform.ua/rubric-economy/3702787-ukraina-zaklikae-svit-prisvidsiti-konfiskaciu-rosijskih-aktiviv.html" text:style-name="Internet_20_link" text:visited-style-name="Visited_20_Internet_20_Link">
https://www.ukrinform.ua/rubric-economy/3702787-ukraina-zaklikae-svit-prisvidsiti-konfiskaciu-rosijskih-aktiviv.html</text:a>
</text:p>
      <!--NEWS-->
      <text:h text:style-name="P10" text:outline-level="1">
<text:span text:style-name="T4">
Kherson extinguished a fire caused by night shelling</text:span>
</text:h>
      <text:p text:style-name="P4">
Authors: Ukrinform (Person)</text:p>
      <text:p text:style-name="P4">
Publisher: Укринформ (Organization)</text:p>
      <text:p text:style-name="P4">
Published Time: 2023-04-30T15:48:05+03:00</text:p>
      <text:p text:style-name="P4">
Modified Time: 2023-04-30T15:48:05+03:00</text:p>
      <text:p text:style-name="P4">
Description: In Kherson, rescuers of the State Emergency Service eliminated a fire caused by a night shelling of the Russian army. - Ukrinform.</text:p>
      <text:p text:style-name="P4">
Images: ["<text:a xlink:type="simple" xlink:href="https://static.ukrinform.com/photos/2023_04/thumb_files/630_360_1682858544-318.jpg" text:style-name="Internet_20_link" text:visited-style-name="Visited_20_Internet_20_Link">
630_360_16828...</text:a>
"]</text:p>
      <text:p text:style-name="P4">
Tags: ['ДСНС', 'Херсонщина', 'Обстріл', 'Пожежа']</text:p>
      <text:p text:style-name="P4">
Type: Article</text:p>
      <!--METADATA-->
      <text:p text:style-name="P4">
<draw:frame draw:style-name="fr1" draw:name="Image155" text:anchor-type="as-char" svg:width="6.9236in" svg:height="3.956343in" draw:z-index="0">
<draw:image xlink:href="../Images/yкринформ/2023-04-30T15-48-05-03-00/630_360_1682858544-318.jpg" xlink:type="simple" xlink:show="embed" xlink:actuate="onLoad" draw:mime-type="image/jpeg"/>
</draw:frame>
The Kherson -residents of the State Emergency Service eliminated a fire caused by a night shelling of the Russian army.</text:p>
      <text:p text:style-name="P4">
According to Ukrinform, the SES reports in <text:a xlink:type="simple" xlink:href="https://www.facebook.com/MNS.GOV.UA/posts/pfbid02Dntyz898qjN5hz1JXo4df88ASdMbjiwEApQ39XEppyodwhxzEGdkHYrTwmPVJ5K1l" text:style-name="Internet_20_link" text:visited-style-name="Visited_20_Internet_20_Link">
</text:a>
.</text:p>
      <text:p text:style-name="P4">
"Вночі ворог завдав удару по одному з кварталів міста <text:a xlink:type="simple" xlink:href="https://www.ukrinform.ua/tag-herson" text:style-name="Internet_20_link" text:visited-style-name="Visited_20_Internet_20_Link">
</text:a>
. Rescuers eliminated the consequences of the exposure. Due to the hit of shells there were fires in the premises of a cafe of one of the apartments of an apartment building, " - the message reads.</text:p>
      <text:p text:style-name="P4">
The fires were eliminated. 6 pieces of equipment and 26 rescuers were involved in extinguishing.</text:p>
      <text:p text:style-name="P4">
<text:span text:style-name="T4">
 Read also: </text:span>
 <text:a xlink:type="simple" xlink:href="https://www.ukrinform.ua/rubric-vidbudova/3702098-u-dvoh-naselenih-punktah-hersonsini-vidnovili-elektropostacanna.html" text:style-name="Internet_20_link" text:visited-style-name="Visited_20_Internet_20_Link">
<text:span text:style-name="T4">
 Kherson region </text:span>
</text:a>
As reported by Ukrinform, last day, April 29, Russians 27 times <text:a xlink:type="simple" xlink:href="https://www.ukrinform.ua/rubric-regions/3702668-vijska-rf-27-raziv-obstrilali-hersonsinu-zaginuv-civilnij.html" text:style-name="Internet_20_link" text:visited-style-name="Visited_20_Internet_20_Link">
</text:a>
, one person was killed, another one was injured.</text:p>
      <text:p text:style-name="P4">
<text:span text:style-name="T5">
Foto: SNNS</text:span>
</text:p>
      <text:p text:style-name="P4">
News Source: <text:a xlink:type="simple" xlink:href="https://www.ukrinform.ua/rubric-regions/3702788-u-hersoni-zagasili-pozezu-spricinenu-nicnim-obstrilom.html" text:style-name="Internet_20_link" text:visited-style-name="Visited_20_Internet_20_Link">
https://www.ukrinform.ua/rubric-regions/3702788-u-hersoni-zagasili-pozezu-spricinenu-nicnim-obstrilom.html</text:a>
</text:p>
      <!--NEWS-->
      <text:h text:style-name="P10" text:outline-level="1">
<text:span text:style-name="T4">
Zelensky presented the awards to the border guards</text:span>
</text:h>
      <text:p text:style-name="P4">
Authors: Ukrinform (Person)</text:p>
      <text:p text:style-name="P4">
Publisher: Укринформ (Organization)</text:p>
      <text:p text:style-name="P4">
Published Time: 2023-04-30T16:16:00+03:00</text:p>
      <text:p text:style-name="P4">
Modified Time: 2023-04-30T16:16:00+03:00</text:p>
      <text:p text:style-name="P4">
Description: During the counteraction of Russian aggression, nearly 2.2 thousand border guards were awarded state awards, of which 11 were awarded the title of Hero of Ukraine. - Ukrinform.</text:p>
      <text:p text:style-name="P4">
Images: ["<text:a xlink:type="simple" xlink:href="https://static.ukrinform.com/photos/2023_04/thumb_files/630_360_1682860045-9339.jpeg" text:style-name="Internet_20_link" text:visited-style-name="Visited_20_Internet_20_Link">
630_360_16828...</text:a>
", "<text:a xlink:type="simple" xlink:href="https://static.ukrinform.com/photos/2023_04/thumb_files/630_360_1682860045-5874.jpeg" text:style-name="Internet_20_link" text:visited-style-name="Visited_20_Internet_20_Link">
630_360_16828...</text:a>
", "<text:a xlink:type="simple" xlink:href="https://static.ukrinform.com/photos/2023_04/thumb_files/630_360_1682860045-1408.jpeg" text:style-name="Internet_20_link" text:visited-style-name="Visited_20_Internet_20_Link">
630_360_16828...</text:a>
", "<text:a xlink:type="simple" xlink:href="https://static.ukrinform.com/photos/2023_04/thumb_files/630_360_1682860045-2678.jpeg" text:style-name="Internet_20_link" text:visited-style-name="Visited_20_Internet_20_Link">
630_360_16828...</text:a>
", "<text:a xlink:type="simple" xlink:href="https://static.ukrinform.com/photos/2023_04/thumb_files/630_360_1682860045-4936.jpeg" text:style-name="Internet_20_link" text:visited-style-name="Visited_20_Internet_20_Link">
630_360_16828...</text:a>
", "<text:a xlink:type="simple" xlink:href="https://static.ukrinform.com/photos/2023_04/thumb_files/630_360_1682860045-3362.jpeg" text:style-name="Internet_20_link" text:visited-style-name="Visited_20_Internet_20_Link">
630_360_16828...</text:a>
", "<text:a xlink:type="simple" xlink:href="https://static.ukrinform.com/photos/2023_04/thumb_files/630_360_1682860045-3054.jpeg" text:style-name="Internet_20_link" text:visited-style-name="Visited_20_Internet_20_Link">
630_360_16828...</text:a>
", "<text:a xlink:type="simple" xlink:href="https://static.ukrinform.com/photos/2023_04/thumb_files/630_360_1682860045-8782.jpeg" text:style-name="Internet_20_link" text:visited-style-name="Visited_20_Internet_20_Link">
630_360_16828...</text:a>
", "<text:a xlink:type="simple" xlink:href="https://static.ukrinform.com/photos/2023_04/thumb_files/630_360_1682860045-5657.jpeg" text:style-name="Internet_20_link" text:visited-style-name="Visited_20_Internet_20_Link">
630_360_16828...</text:a>
", "<text:a xlink:type="simple" xlink:href="https://static.ukrinform.com/photos/2023_04/thumb_files/630_360_1682860045-6296.jpeg" text:style-name="Internet_20_link" text:visited-style-name="Visited_20_Internet_20_Link">
630_360_16828...</text:a>
", "<text:a xlink:type="simple" xlink:href="https://static.ukrinform.com/photos/2023_04/thumb_files/630_360_1682860045-8614.jpeg" text:style-name="Internet_20_link" text:visited-style-name="Visited_20_Internet_20_Link">
630_360_16828...</text:a>
", "<text:a xlink:type="simple" xlink:href="https://static.ukrinform.com/photos/2023_04/thumb_files/630_360_1682860045-5741.jpeg" text:style-name="Internet_20_link" text:visited-style-name="Visited_20_Internet_20_Link">
630_360_16828...</text:a>
", "<text:a xlink:type="simple" xlink:href="https://static.ukrinform.com/photos/2023_04/thumb_files/630_360_1682860046-8737.jpeg" text:style-name="Internet_20_link" text:visited-style-name="Visited_20_Internet_20_Link">
630_360_16828...</text:a>
", "<text:a xlink:type="simple" xlink:href="https://static.ukrinform.com/photos/2023_04/thumb_files/630_360_1682860046-6367.jpeg" text:style-name="Internet_20_link" text:visited-style-name="Visited_20_Internet_20_Link">
630_360_16828...</text:a>
", "<text:a xlink:type="simple" xlink:href="https://static.ukrinform.com/photos/2023_04/thumb_files/630_360_1682860046-1462.jpeg" text:style-name="Internet_20_link" text:visited-style-name="Visited_20_Internet_20_Link">
630_360_16828...</text:a>
", "<text:a xlink:type="simple" xlink:href="https://static.ukrinform.com/photos/2023_04/thumb_files/630_360_1682860046-3637.jpeg" text:style-name="Internet_20_link" text:visited-style-name="Visited_20_Internet_20_Link">
630_360_16828...</text:a>
", "<text:a xlink:type="simple" xlink:href="https://static.ukrinform.com/photos/2023_04/thumb_files/630_360_1682860046-8772.jpeg" text:style-name="Internet_20_link" text:visited-style-name="Visited_20_Internet_20_Link">
630_360_16828...</text:a>
", "<text:a xlink:type="simple" xlink:href="https://static.ukrinform.com/photos/2023_04/thumb_files/630_360_1682860046-7536.jpeg" text:style-name="Internet_20_link" text:visited-style-name="Visited_20_Internet_20_Link">
630_360_16828...</text:a>
"]</text:p>
      <text:p text:style-name="P4">
Tags: ['Нагорода', 'Прикордонники', 'Зеленський', 'Війна з росією']</text:p>
      <text:p text:style-name="P4">
Type: Article</text:p>
      <!--METADATA-->
      <text:p text:style-name="P4">
<draw:frame draw:style-name="fr1" draw:name="Image156" text:anchor-type="as-char" svg:width="6.9236in" svg:height="3.956343in" draw:z-index="0">
<draw:image xlink:href="../Images/yкринформ/2023-04-30T16-16-00-03-00/630_360_1682860045-9339.jpeg" xlink:type="simple" xlink:show="embed" xlink:actuate="onLoad" draw:mime-type="image/jpeg"/>
</draw:frame>
During the respects of the Russian aggression, almost 2.2 thousand border guards were awarded state awards, 11 of them were awarded the title of Hero of Ukraine.</text:p>
      <text:p text:style-name="P4">
This was emphasized by President Volodymyr Zelenskyy during events on the occasion of the border guard's day, Ukrinform reports with reference to <text:a xlink:type="simple" xlink:href="https://www.president.gov.ua/news/geroyizm-nadijnist-ta-stijkist-prikordonnih-vijsk-zroblyat-p-82569" text:style-name="Internet_20_link" text:visited-style-name="Visited_20_Internet_20_Link">
</text:a>
.</text:p>
      <text:p text:style-name="P4">
Zelensky emphasized that for him the honor to greet <text:a xlink:type="simple" xlink:href="https://www.ukrinform.ua/tag-prikordonniki" text:style-name="Internet_20_link" text:visited-style-name="Visited_20_Internet_20_Link">
</text:a>
with a professional holiday</text:p>
      <text:p text:style-name="P4">
"Evaluating how firmly you protect our country, you can only thank you, heroes, border guards," Zelensky emphasized.</text:p>
      <text:p text:style-name="P4">
The President noted the force with which the units of the border troops defend in the most violent battles of Bakhmut, Avdiivka, Marinka, other cities and Seladonbas, the determination with which border guards in the forces of defense of liberation, Kharkiv, Kherson and Northern regions.</text:p>
      <text:p text:style-name="P4">
<text:span text:style-name="T4">
 Read also: </text:span>
 <text:a xlink:type="simple" xlink:href="https://www.ukrinform.ua/rubric-ato/3702741-zaluznij-prikordonnikam-vi-persi-hto-dav-gidnu-vidpovid-zagarbnikam.html" text:style-name="Internet_20_link" text:visited-style-name="Visited_20_Internet_20_Link">
<text:span text:style-name="T4">
 Border Guard </text:span>
</text:a>
He recalled that during the defense against Russian aggression, 2193 were defined by state awards.</text:p>
      <text:p text:style-name="P4">
“Each such award is the history of the personal feat of our warrior and the history of our country, the whole of Ukraine. Because Ukraine's independence is a poor abstraction, and the very specific result that everyone who is fighting for the adviser is acquired for it. Unfortunately, the cost of your own life, ”the president emphasized.</text:p>
      <text:p text:style-name="P4">
At the same time, he emphasized that 11 border guards were assigned the title of hero of Ukraine, nine of them were awarded this greatest title posthumous Colonel Yevgeny Pikus, Colonel Yuri Yurchik, Major General Igor Momot. The head of the state stressed that Ukraine will always remember all Ukrainian soldiers who have received their lives for her.</text:p>
      <text:p text:style-name="P4">
<text:span text:style-name="T4">
 Read also: </text:span>
 <text:a xlink:type="simple" xlink:href="https://www.ukrinform.ua/rubric-regions/3702767-v-odesi-do-dna-prikordonnika-vidkrili-monument-stina-geroiv.html" text:style-name="Internet_20_link" text:visited-style-name="Visited_20_Internet_20_Link">
<text:span text:style-name="T4">
 Border Guard </text:span>
</text:a>
The attendees paid a moment of silence to the memory of the fallen soldiers.</text:p>
      <text:p text:style-name="P4">
The President presented state awards to the border guards: Orders for Courage, Medals for Military Service of Ukraine, for the Perfect Service, and the Defender of the Fatherland.In addition, the head of state presented the tapes of honorary honors "For the Courage of Tavidg" five border detachments of the State Tax Service of Ukraine.</text:p>
      <text:p text:style-name="P4">
<text:span text:style-name="T4">
 Read also: </text:span>
 <text:a xlink:type="simple" xlink:href="https://www.ukrinform.ua/rubric-society/3702702-zelenskij-podakuvav-prikordonnikam-za-stijkist-ta-silu.html" text:style-name="Internet_20_link" text:visited-style-name="Visited_20_Internet_20_Link">
<text:span text:style-name="T4">
 Border Guard </text:span>
</text:a>
After the ceremony, Zelensky got acquainted with modern models of combat equipment and weapons that are in service with border guards.</text:p>
      <text:p text:style-name="P4">
It was reported that on April 30 in Ukraine celebrate the day of the border guard.</text:p>
      <text:p text:style-name="P4">
<text:span text:style-name="T5">
Foto: President.gov.ua</text:span>
</text:p>
      <text:p text:style-name="P4">
News Source: <text:a xlink:type="simple" xlink:href="https://www.ukrinform.ua/rubric-society/3702793-zelenskij-vruciv-nagorodi-prikordonnikam.html" text:style-name="Internet_20_link" text:visited-style-name="Visited_20_Internet_20_Link">
https://www.ukrinform.ua/rubric-society/3702793-zelenskij-vruciv-nagorodi-prikordonnikam.html</text:a>
</text:p>
      <!--NEWS-->
      <text:h text:style-name="P10" text:outline-level="1">
<text:span text:style-name="T4">
Formula-1, Grand Prix Azerbaijan-2023: Light Win the Race</text:span>
</text:h>
      <text:p text:style-name="P4">
Authors: Ukrinform (Person)</text:p>
      <text:p text:style-name="P4">
Publisher: Укринформ (Organization)</text:p>
      <text:p text:style-name="P4">
Published Time: 2023-04-30T16:21:00+03:00</text:p>
      <text:p text:style-name="P4">
Modified Time: 2023-04-30T16:21:00+03:00</text:p>
      <text:p text:style-name="P4">
Description: Ferstapppen arrived in the second, Lecler - the third. - Ukrinform.</text:p>
      <text:p text:style-name="P4">
Images: ["<text:a xlink:type="simple" xlink:href="https://static.ukrinform.com/photos/2023_04/thumb_files/630_360_1682860821-574.jpg" text:style-name="Internet_20_link" text:visited-style-name="Visited_20_Internet_20_Link">
630_360_16828...</text:a>
"]</text:p>
      <text:p text:style-name="P4">
Tags: ['Формула-1']</text:p>
      <text:p text:style-name="P4">
Type: Article</text:p>
      <!--METADATA-->
      <text:p text:style-name="P4">
<draw:frame draw:style-name="fr1" draw:name="Image157" text:anchor-type="as-char" svg:width="6.9236in" svg:height="3.956343in" draw:z-index="0">
<draw:image xlink:href="../Images/yкринформ/2023-04-30T16-21-00-03-00/630_360_1682860821-574.jpg" xlink:type="simple" xlink:show="embed" xlink:actuate="onLoad" draw:mime-type="image/jpeg"/>
</draw:frame>
Ferstapppen was second, the lecturer - the third.</text:p>
      <text:p text:style-name="P4">
On Sunday, April 30, the fourth race "Formula-1" of the season-2023-Gran Prix of Azerbaijan took place in Baku, Ukrinform reports.</text:p>
      <text:p text:style-name="P4">
<text:span text:style-name="T4">
 Read also: </text:span>
 <text:a xlink:type="simple" xlink:href="https://www.ukrinform.ua/rubric-sports/3702572-peres-vigrav-sprintersku-gonku-na-granpri-azerbajdzanu.html" text:style-name="Internet_20_link" text:visited-style-name="Visited_20_Internet_20_Link">
</text:a>
I will rewind the hearts Serho Peres “Red Bull”. Others becoming Max Verteppen("Red Bull")and third - Charles Lecler(Ferrari).</text:p>
      <text:p text:style-name="P4">
Формула-1, топ-10:</text:p>
      <text:p text:style-name="P4">
1. Серхіо Перес ("Red Bull")- 51 rounds</text:p>
      <text:p text:style-name="P4">
2 . Max Herstapen("Red Bull")+2,137</text:p>
      <text:p text:style-name="P4">
3 . Charle Lekler(Ferrari)+21,217</text:p>
      <text:p text:style-name="P4">
4 . Fernando Alonso(Aston Martin)+22,024</text:p>
      <text:p text:style-name="P4">
5. Carlos Sains(Ferrari)+45,491</text:p>
      <text:p text:style-name="P4">
6 . Lewis Hemilton("Mercedes")+46,145</text:p>
      <text:p text:style-name="P4">
7 . Lans Stroll(Aston Martin)+51.617</text:p>
      <text:p text:style-name="P4">
8. George Russell("Mercedes")+1.14,240</text:p>
      <text:p text:style-name="P4">
9 . Lando Norris(«McLaren»)+1.20,376</text:p>
      <text:p text:style-name="P4">
10 . Yuki Tsunoda(Alpha Tauri)+1.23,862</text:p>
      <text:p text:style-name="P4">
Photo: Getty images</text:p>
      <text:p text:style-name="P4">
News Source: <text:a xlink:type="simple" xlink:href="https://www.ukrinform.ua/rubric-sports/3702794-formula1-granpri-azerbajdzanu2023-peres-vigrav-gonku.html" text:style-name="Internet_20_link" text:visited-style-name="Visited_20_Internet_20_Link">
https://www.ukrinform.ua/rubric-sports/3702794-formula1-granpri-azerbajdzanu2023-peres-vigrav-gonku.html</text:a>
</text:p>
      <!--NEWS-->
      <text:h text:style-name="P10" text:outline-level="1">
<text:span text:style-name="T4">
Decentralization of the power system will make communities stable - Ministry of Energy</text:span>
</text:h>
      <text:p text:style-name="P4">
Authors: Ukrinform (Person)</text:p>
      <text:p text:style-name="P4">
Publisher: Укринформ (Organization)</text:p>
      <text:p text:style-name="P4">
Published Time: 2023-04-30T16:21:55+03:00</text:p>
      <text:p text:style-name="P4">
Modified Time: 2023-04-30T16:21:55+03:00</text:p>
      <text:p text:style-name="P4">
Description: The decentralization of the power system will make communities energy stable and competitive. - Ukrinform.</text:p>
      <text:p text:style-name="P4">
Images: ["<text:a xlink:type="simple" xlink:href="https://static.ukrinform.com/photos/2022_12/thumb_files/630_360_1671200709-575.png" text:style-name="Internet_20_link" text:visited-style-name="Visited_20_Internet_20_Link">
630_360_16712...</text:a>
"]</text:p>
      <text:p text:style-name="P4">
Tags: ['Децентралізація', 'Енергетика', 'Україна']</text:p>
      <text:p text:style-name="P4">
Type: Article</text:p>
      <!--METADATA-->
      <text:p text:style-name="P4">
<draw:frame draw:style-name="fr1" draw:name="Image158" text:anchor-type="as-char" svg:width="6.9236in" svg:height="3.956343in" draw:z-index="0">
<draw:image xlink:href="../Images/yкринформ/2023-04-30T16-21-55-03-00/630_360_1671200709-575.png" xlink:type="simple" xlink:show="embed" xlink:actuate="onLoad" draw:mime-type="image/png"/>
</draw:frame>
The decentralization of the power system will make communities energy -stable.</text:p>
      <text:p text:style-name="P4">
According to Ukrinform, the Deputy Minister of Energy Ukraine Yaroslav Demchenkov said during the Security Forum. Integration. Potential ”organized by the regional development agency of the Odessa region, reports <text:a xlink:type="simple" xlink:href="http://mev.gov.ua/novyna/detsentralizatsiya-enerhosystemy-zrobyt-hromady-enerhetychno-stiykymy-ta-konkurentnymy" text:style-name="Internet_20_link" text:visited-style-name="Visited_20_Internet_20_Link">
</text:a>
“Odessa felt Russia's efforts to use winter as weapons of anti -Ukrainian weapons and destroy our energy system. So now the task is to consolidate the efforts of international partners, authorities, energy companies to enhance the energy stability of territorial communities, ”Demchenko said.</text:p>
      <text:p text:style-name="P4">
He noted that it is necessary to evaluate the capacity of production, transfer and distribution <text:a xlink:type="simple" xlink:href="https://www.ukrinform.ua/tag-elektroenergia" text:style-name="Internet_20_link" text:visited-style-name="Visited_20_Internet_20_Link">
</text:a>
To meet the demand of electricity. The main purpose is to provide electricity supply to consumers, enterprises and especially the objects of critical infrastructure, the work of which depends on the life of the territory.</text:p>
      <text:p text:style-name="P4">
"We are already taking steps to decentralize the system, the development of distributed generation and enhancement of the flexibility of the system," Demchenkov said.</text:p>
      <text:p text:style-name="P4">
He expressed the belief that the experience of the last heating season has shown that the local level should be given special attention to shunting generation, thermal power, the so -called regulated generation.</text:p>
      <text:p text:style-name="P4">
<text:span text:style-name="T4">
 Read also: </text:span>
 <text:a xlink:type="simple" xlink:href="https://www.ukrinform.ua/rubric-economy/3702476-islandia-bacit-potencial-dla-rozvitku-geotermalnoi-energetiki-v-ukraini-glava-mzs.html" text:style-name="Internet_20_link" text:visited-style-name="Visited_20_Internet_20_Link">
<text:span text:style-name="T4">
 Energy </text:span>
</text:a>
As it was reported, during the meeting of March 14, the Cabinet of Ministers approved the priority actions of the Government for 2023, including the continuation of reform of decentralization and regional development.</text:p>
      <text:p text:style-name="P4">
News Source: <text:a xlink:type="simple" xlink:href="https://www.ukrinform.ua/rubric-ato/3702795-decentralizacia-energosistemi-zrobit-gromadi-stijkimi-minenergo.html" text:style-name="Internet_20_link" text:visited-style-name="Visited_20_Internet_20_Link">
https://www.ukrinform.ua/rubric-ato/3702795-decentralizacia-energosistemi-zrobit-gromadi-stijkimi-minenergo.html</text:a>
</text:p>
      <!--NEWS-->
      <text:h text:style-name="P10" text:outline-level="1">
<text:span text:style-name="T4">
Twitter resumed accounts of the two largest Indian media after lock</text:span>
</text:h>
      <text:p text:style-name="P4">
Authors: Ukrinform (Person)</text:p>
      <text:p text:style-name="P4">
Publisher: Укринформ (Organization)</text:p>
      <text:p text:style-name="P4">
Published Time: 2023-04-30T16:28:16+03:00</text:p>
      <text:p text:style-name="P4">
Modified Time: 2023-04-30T16:28:16+03:00</text:p>
      <text:p text:style-name="P4">
Description: The accounts of one of the largest NDTV company in India and the Ani news agency were blocked on Twitter, but restored the same day after their statements. - Ukrinform.</text:p>
      <text:p text:style-name="P4">
Images: ["<text:a xlink:type="simple" xlink:href="https://static.ukrinform.com/photos/2019_08/thumb_files/630_360_1565684892-811.jpg" text:style-name="Internet_20_link" text:visited-style-name="Visited_20_Internet_20_Link">
630_360_15656...</text:a>
"]</text:p>
      <text:p text:style-name="P4">
Tags: ['Індія', 'Twitter', 'ЗМІ', 'Блокування']</text:p>
      <text:p text:style-name="P4">
Type: Article</text:p>
      <!--METADATA-->
      <text:p text:style-name="P4">
<draw:frame draw:style-name="fr1" draw:name="Image159" text:anchor-type="as-char" svg:width="6.9236in" svg:height="3.956343in" draw:z-index="0">
<draw:image xlink:href="../Images/yкринформ/2023-04-30T16-28-16-03-00/630_360_1565684892-811.jpg" xlink:type="simple" xlink:show="embed" xlink:actuate="onLoad" draw:mime-type="image/jpeg"/>
</draw:frame>
The accounting records of one of the largest NDTV company in India and the Ani Agency Information on Twitter were blocked, but renewed on the same day of the afternoon.</text:p>
      <text:p text:style-name="P4">
About it reports <text:a xlink:type="simple" xlink:href="http://www.reuters.com/business/media-telecom/indian-news-agency-broadcaster-say-twitter-accounts-suspended-2023-04-29/" text:style-name="Internet_20_link" text:visited-style-name="Visited_20_Internet_20_Link">
</text:a>
, reports Ukrinform.</text:p>
      <text:p text:style-name="P4">
The reason for the temporary blocking of NDTV and ani is currently unknown. None of these Indian companies receive funding from the government.</text:p>
      <text:p text:style-name="P4">
In early April, several international media, including American -Cenier Public Radio and Canadian TV and Radio Language Corporation(CBC), they stopped posting publications in their accounts on Twitter, after which the social network set them labels that they were "funded by the government". Subsequently, the tsiarli were removed.</text:p>
      <text:p text:style-name="P4">
<text:span text:style-name="T4">
 Read also: </text:span>
 <text:a xlink:type="simple" xlink:href="https://www.ukrinform.ua/rubric-technology/3698465-tvorec-twitter-zapustiv-analog-socmerezi.html" text:style-name="Internet_20_link" text:visited-style-name="Visited_20_Internet_20_Link">
<text:span text:style-name="T4">
 Twitter </text:span>
</text:a>
In January Company <text:a xlink:type="simple" xlink:href="https://www.ukrinform.ua/tag-twitter" text:style-name="Internet_20_link" text:visited-style-name="Visited_20_Internet_20_Link">
</text:a>
She stated that the accounting records will be suspended only for serious or constant daneodonic disruption of the platform policy, but left the opportunity to appeal the decision.</text:p>
      <text:p text:style-name="P4">
<text:span text:style-name="T4">
 Read also: </text:span>
 <text:a xlink:type="simple" xlink:href="https://www.ukrinform.ua/rubric-technology/3700226-ostanni-zmini-u-twitter-dopomagaut-avtoritarnim-rezimam-siriti-propagandu.html" text:style-name="Internet_20_link" text:visited-style-name="Visited_20_Internet_20_Link">
<text:span text:style-name="T4">
 Twitter </text:span>
</text:a>
According to Ukrinform, many media accounts on Twitter have lost the marks that certify their affiliation or sources of funding.</text:p>
      <text:p text:style-name="P4">
News Source: <text:a xlink:type="simple" xlink:href="https://www.ukrinform.ua/rubric-technology/3702798-twitter-vidnoviv-akaunti-dvoh-najbilsih-indijskih-zmi-pisla-blokuvanna.html" text:style-name="Internet_20_link" text:visited-style-name="Visited_20_Internet_20_Link">
https://www.ukrinform.ua/rubric-technology/3702798-twitter-vidnoviv-akaunti-dvoh-najbilsih-indijskih-zmi-pisla-blokuvanna.html</text:a>
</text:p>
      <!--NEWS-->
      <text:h text:style-name="P10" text:outline-level="1">
<text:span text:style-name="T4">
The network has intensified fraudsters who offer Ukrainians "help" from international organizations</text:span>
</text:h>
      <text:p text:style-name="P4">
Authors: Ukrinform (Person)</text:p>
      <text:p text:style-name="P4">
Publisher: Укринформ (Organization)</text:p>
      <text:p text:style-name="P4">
Published Time: 2023-04-30T16:35:34+03:00</text:p>
      <text:p text:style-name="P4">
Modified Time: 2023-04-30T16:35:34+03:00</text:p>
      <text:p text:style-name="P4">
Description: The Ministry of Reintegration of the Temporarily Occupied Territories of Ukraine warns internally displaced persons about the activation of fraudsters who offer "assistance" allegedly from international organizations. - Ukrinform.</text:p>
      <text:p text:style-name="P4">
Images: ["<text:a xlink:type="simple" xlink:href="https://static.ukrinform.com/photos/2023_02/thumb_files/630_360_1676288534-510.jpg" text:style-name="Internet_20_link" text:visited-style-name="Visited_20_Internet_20_Link">
630_360_16762...</text:a>
"]</text:p>
      <text:p text:style-name="P4">
Tags: ['Шахрайство', 'допомога', 'Мінреінтеграції']</text:p>
      <text:p text:style-name="P4">
Type: Article</text:p>
      <!--METADATA-->
      <text:p text:style-name="P4">
<draw:frame draw:style-name="fr1" draw:name="Image160" text:anchor-type="as-char" svg:width="6.9236in" svg:height="3.956343in" draw:z-index="0">
<draw:image xlink:href="../Images/yкринформ/2023-04-30T16-35-34-03-00/630_360_1676288534-510.jpg" xlink:type="simple" xlink:show="embed" xlink:actuate="onLoad" draw:mime-type="image/jpeg"/>
</draw:frame>
The Ministry of Reintegration of the Temporarily Occupied Territories of Ukraine is informed by internally displaced persons on the activation of fraudsters who offer "assistance" allegedly from international organizations.</text:p>
      <text:p text:style-name="P4">
According to Ukrinform, the Ministry of Reintegration reports in <text:a xlink:type="simple" xlink:href="http://t.me/minre_ua/3215" text:style-name="Internet_20_link" text:visited-style-name="Visited_20_Internet_20_Link">
</text:a>
.</text:p>
      <text:p text:style-name="P4">
"Schizhi have reopened again on social networks and telegrams and telegram channels, who offer help for internally displaced persons from international organizations," the message reads.</text:p>
      <text:p text:style-name="P4">
Scams also create phishing sites that resemble the site of social payments by interface, in particular, support, EU assistance, various programs of charitable funds.</text:p>
      <text:p text:style-name="P4">
<text:span text:style-name="T4">
 Read also: </text:span>
 <text:a xlink:type="simple" xlink:href="https://www.ukrinform.ua/rubric-society/3689442-krali-grosi-z-rahunkiv-ziteliv-es-ukrainski-ta-ceski-pravoohoronci-zatrimali-bandu-sahraiv.html" text:style-name="Internet_20_link" text:visited-style-name="Visited_20_Internet_20_Link">
<text:span text:style-name="T4">
 scammers </text:span>
</text:a>
"Once again, we remind that all information about receiving assistance from international donors is published exclusively on the official sites of state bodies of Tamzhnaya organizations," - said in the Ministry of Reintegration.</text:p>
      <text:p text:style-name="P4">
The ministry noted that the official resource may ask questionnaires and bank account number. But the international donor will never ask for a bank card. Therefore, in no case can the bank card number, CVV code and PIN.</text:p>
      <text:p text:style-name="P4">
Cases of fraudulent actions of the Ministry of Reintegration calls on to inform the national police at: 102.</text:p>
      <text:p text:style-name="P4">
<text:span text:style-name="T4">
 Read also: </text:span>
 <text:a xlink:type="simple" xlink:href="https://www.ukrinform.ua/rubric-society/3694016-ukrainski-ta-polski-pravoohoronci-vikrili-sahraiv-aki-zaroblali-na-evakuacii-z-bahmuta.html" text:style-name="Internet_20_link" text:visited-style-name="Visited_20_Internet_20_Link">
<text:span text:style-name="T4">
 scammers </text:span>
</text:a>
As reported by Ukrinform, the Red Cross Society of Ukraine has warned Ukrainians on fraudsters who _ <text:a xlink:type="simple" xlink:href="https://www.ukrinform.ua/rubric-society/3684255-ukrainciv-poperedzaut-pro-sahraiv-proponuut-nibito-viplati-vid-cervonogo-hresta.html" text:style-name="Internet_20_link" text:visited-style-name="Visited_20_Internet_20_Link">
</text:a>
_ after payment for "legal services".</text:p>
      <text:p text:style-name="P4">
News Source: <text:a xlink:type="simple" xlink:href="https://www.ukrinform.ua/rubric-society/3702800-u-merezi-aktivizuvalisa-sahrai-aki-proponuut-ukraincam-dopomogu-vid-miznarodnih-organizacij.html" text:style-name="Internet_20_link" text:visited-style-name="Visited_20_Internet_20_Link">
https://www.ukrinform.ua/rubric-society/3702800-u-merezi-aktivizuvalisa-sahrai-aki-proponuut-ukraincam-dopomogu-vid-miznarodnih-organizacij.html</text:a>
</text:p>
      <!--NEWS-->
      <text:h text:style-name="P10" text:outline-level="1">
<text:span text:style-name="T4">
Shmigal told about the results of a working visit to Italy</text:span>
</text:h>
      <text:p text:style-name="P4">
Authors: Ukrinform (Person)</text:p>
      <text:p text:style-name="P4">
Publisher: Укринформ (Organization)</text:p>
      <text:p text:style-name="P4">
Published Time: 2023-04-30T16:39:09+03:00</text:p>
      <text:p text:style-name="P4">
Modified Time: 2023-04-30T16:39:09+03:00</text:p>
      <text:p text:style-name="P4">
Description: Prime Minister Denis Shmigal informed about the results of a working visit to the government delegation to Italy. - Ukrinform.</text:p>
      <text:p text:style-name="P4">
Images: ["<text:a xlink:type="simple" xlink:href="https://static.ukrinform.com/photos/2023_03/thumb_files/630_360_1677849280-201.jpg" text:style-name="Internet_20_link" text:visited-style-name="Visited_20_Internet_20_Link">
630_360_16778...</text:a>
"]</text:p>
      <text:p text:style-name="P4">
Tags: ['Італія', 'Шмигаль', 'Відновлення України']</text:p>
      <text:p text:style-name="P4">
Type: Article</text:p>
      <!--METADATA-->
      <text:p text:style-name="P4">
<draw:frame draw:style-name="fr1" draw:name="Image161" text:anchor-type="as-char" svg:width="6.9236in" svg:height="3.956343in" draw:z-index="0">
<draw:image xlink:href="../Images/yкринформ/2023-04-30T16-39-09-03-00/630_360_1677849280-201.jpg" xlink:type="simple" xlink:show="embed" xlink:actuate="onLoad" draw:mime-type="image/jpeg"/>
</draw:frame>
Prime Minister Denis Shmigal informed about the results of a working visit to the government delegation to Italy.</text:p>
      <text:p text:style-name="P4">
As Ukrinform reports, Shmigal reported in <text:a xlink:type="simple" xlink:href="http://www.facebook.com/dshmyhal/posts/pfbid0tk8MXwF1TLRBsEQK1EYLPM9NucMLwXH3TfBJdGrREmS4149ogxrWftN5949VH1XSl" text:style-name="Internet_20_link" text:visited-style-name="Visited_20_Internet_20_Link">
</text:a>
Summing up the week.</text:p>
      <text:p text:style-name="P4">
According to him, “this week the government delegation was on a working visit of Vitaliy. They signed a number of memoranda on cooperation in the field of trade, ecology, industry, infrastructure, energy. ”</text:p>
      <text:p text:style-name="P4">
“More than 500 Italian companies took part in the restoration conference. They are interested in investing in Ukraine and participating in reconstruction. Ukraine deals with 1 billion euros from Italy for rapid reconstruction, " - said <text:a xlink:type="simple" xlink:href="https://www.ukrinform.ua/tag-smigal" text:style-name="Internet_20_link" text:visited-style-name="Visited_20_Internet_20_Link">
</text:a>
.</text:p>
      <text:p text:style-name="P4">
According to the Prime Minister, "six settlements have been identified, where the reconstruction will be carried out on new principles-with a systematic approach and full-joined(Kyiv region), Trostyanets(Sumy), Post-Pokrovskoye(Kherson), Circums(Kharkiv).(Chernihiv)”.</text:p>
      <text:p text:style-name="P4">
"More than 4,000 businesses have opened or expanded due to programming.</text:p>
      <text:p text:style-name="P4">
“UAH 100 billion has received Ukrainian business under the 5-7-9 program from the beginning of a full-scale invasion. These are preferential loans, often with a rate of almost 0%. We help our entrepreneurs to withstand and develop, ”the head of the country emphasized.</text:p>
      <text:p text:style-name="P4">
He recalled that "this week, the EU has transferred to Ukraine another tranchmacro -financial assistance of 1.5 billion euros. Also, Ukraine received $ 1.25 billion of grant funds from the United States through the World Bank's target fund.</text:p>
      <text:p text:style-name="P4">
Shmigal thanked the partners for continuous support and assistance.</text:p>
      <text:p text:style-name="P4">
"They also held important negotiations in Kiev with the Presidents of the Czech Republic and Slovakia. Among the main topics: sanctions against Russia, the restoration of Ukraine and the war assistance to strengthen our army," the head of the government added.</text:p>
      <text:p text:style-name="P4">
<text:span text:style-name="T4">
 Read also: </text:span>
 <text:a xlink:type="simple" xlink:href="https://www.ukrinform.ua/rubric-vidbudova/3702465-prezident-cehii-obgovorue-na-dnipropetrovsini-pitanna-vidbudovi.html" text:style-name="Internet_20_link" text:visited-style-name="Visited_20_Internet_20_Link">
<text:span text:style-name="T4">
 Reconstruction </text:span>
</text:a>
</text:p>
      <text:p text:style-name="P4">
News Source: <text:a xlink:type="simple" xlink:href="https://www.ukrinform.ua/rubric-vidbudova/3702802-smigal-rozpoviv-pro-rezultati-robocogo-vizitu-do-italii.html" text:style-name="Internet_20_link" text:visited-style-name="Visited_20_Internet_20_Link">
https://www.ukrinform.ua/rubric-vidbudova/3702802-smigal-rozpoviv-pro-rezultati-robocogo-vizitu-do-italii.html</text:a>
</text:p>
      <!--NEWS-->
      <text:h text:style-name="P10" text:outline-level="1">
<text:span text:style-name="T4">
The world should show Russia that it will never be forgiven terror - Zelensky</text:span>
</text:h>
      <text:p text:style-name="P4">
Authors: Ukrinform (Person)</text:p>
      <text:p text:style-name="P4">
Publisher: Укринформ (Organization)</text:p>
      <text:p text:style-name="P4">
Published Time: 2023-04-30T16:40:00+03:00</text:p>
      <text:p text:style-name="P4">
Modified Time: 2023-04-30T16:40:00+03:00</text:p>
      <text:p text:style-name="P4">
Description: Russia must constantly receive powerful signals from the civilized world that they will never be forgiven for their terror.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Президент', 'Зеленський', 'Війна з росією']</text:p>
      <text:p text:style-name="P4">
Type: Article</text:p>
      <!--METADATA-->
      <text:p text:style-name="P4">
<draw:frame draw:style-name="fr1" draw:name="Image162" text:anchor-type="as-char" svg:width="6.9236in" svg:height="3.956343in" draw:z-index="0">
<draw:image xlink:href="../Images/yкринформ/2023-04-30T16-40-00-03-00/630_360_1678962741-175.jpeg" xlink:type="simple" xlink:show="embed" xlink:actuate="onLoad" draw:mime-type="image/jpeg"/>
</draw:frame>
Russia has to receive powerful signals from the civilized world that they will not forgive them for their terror.</text:p>
      <text:p text:style-name="P4">
About it in <text:a xlink:type="simple" xlink:href="http://t.me/V_Zelenskiy_official/6064" text:style-name="Internet_20_link" text:visited-style-name="Visited_20_Internet_20_Link">
</text:a>
President of Ukraine Volodymyr Zelenskyy said, Ukrinform reports.</text:p>
      <text:p text:style-name="P4">
<text:span text:style-name="T5">
Viso: <text:a xlink:type="simple" xlink:href="https://t.me/OP_UA/9380" text:style-name="Internet_20_link" text:visited-style-name="Visited_20_Internet_20_Link">
</text:a>
</text:span>
</text:p>
      <text:p text:style-name="P4">
"It is very important - that Russia is constantly stronger signals that the world will not wrap any of the manifestations of Russian terror. And to make the most global players as much as possible in compliance with the regime of sanctions against Russia," Zelensky said.</text:p>
      <text:p text:style-name="P4">
He thanked everyone who helps to strengthen the isolation of terrorists and stop any weapons to terrorists, its components, who works for the blocking of Russia's MIC and to strengthen the defense capabilities of the whole of Europe.</text:p>
      <text:p text:style-name="P4">
<text:span text:style-name="T4">
 Read also: </text:span>
 <text:a xlink:type="simple" xlink:href="https://www.ukrinform.ua/rubric-ato/3702604-nedostatno-slabkosti-rosii-vona-mae-vidpovisti-za-vse-skoene-zelenskij.html" text:style-name="Internet_20_link" text:visited-style-name="Visited_20_Internet_20_Link">
<text:span text:style-name="T4">
 Zelensky </text:span>
</text:a>
"As a result of this week, I would like to thank our partners from Denmark - from Caesari; from Slovenia - for armored vehicles; billion 250 million dollars to support our budget and stability. Thank you to the Netherlands for the decision of Parliament to train Ukrainian soldiers on advanced Western systems. I thank Italy for the activity of our country's faster.</text:p>
      <text:p text:style-name="P4">
He emphasized that only in maximum unity, maintaining maximum support for the protection of our common values and as quickly as possible to make defense arrangements - all together in Ukraine, in Europe, in the world - we can not allow Russia to delay the war and restore normal just peace.</text:p>
      <text:p text:style-name="P4">
<text:span text:style-name="T4">
 Read also: </text:span>
 <text:a xlink:type="simple" xlink:href="https://www.ukrinform.ua/rubric-society/3702702-zelenskij-podakuvav-prikordonnikam-za-stijkist-ta-silu.html" text:style-name="Internet_20_link" text:visited-style-name="Visited_20_Internet_20_Link">
<text:span text:style-name="T4">
 Zelensky </text:span>
</text:a>
As reported by Ukrinform, President Volodymyr Zelenskyy called on Western partners to make a decision to grant modern fighter jets to Ukraine, Azajaiacs that the absence of the F-16 would not affect the beginning of the counter-offensive forces of defense.</text:p>
      <text:p text:style-name="P4">
News Source: <text:a xlink:type="simple" xlink:href="https://www.ukrinform.ua/rubric-ato/3702808-svit-mae-pokazati-rosii-so-ih-nikoli-ne-probacat-teror-zelenskij.html" text:style-name="Internet_20_link" text:visited-style-name="Visited_20_Internet_20_Link">
https://www.ukrinform.ua/rubric-ato/3702808-svit-mae-pokazati-rosii-so-ih-nikoli-ne-probacat-teror-zelenskij.html</text:a>
</text:p>
      <!--NEWS-->
      <text:h text:style-name="P10" text:outline-level="1">
<text:span text:style-name="T4">
The army of the Russian Federation fired at the border of Chernihiv and Sumy region seven times</text:span>
</text:h>
      <text:p text:style-name="P4">
Authors: Ukrinform (Person)</text:p>
      <text:p text:style-name="P4">
Publisher: Укринформ (Organization)</text:p>
      <text:p text:style-name="P4">
Published Time: 2023-04-30T16:42:06+03:00</text:p>
      <text:p text:style-name="P4">
Modified Time: 2023-04-30T16:42:06+03:00</text:p>
      <text:p text:style-name="P4">
Description: As of 15:00, the Russian troops fired at the border of Chernihiv and Sumy regions from different types of weapons seven times. - Ukrinform.</text:p>
      <text:p text:style-name="P4">
Images: ["<text:a xlink:type="simple" xlink:href="https://static.ukrinform.com/photos/2022_09/thumb_files/630_360_1663492169-388.jpeg" text:style-name="Internet_20_link" text:visited-style-name="Visited_20_Internet_20_Link">
630_360_16634...</text:a>
"]</text:p>
      <text:p text:style-name="P4">
Tags: ['Обстріл', 'Сумщина', 'Чернігівщина', 'Війна з росією']</text:p>
      <text:p text:style-name="P4">
Type: Article</text:p>
      <!--METADATA-->
      <text:p text:style-name="P4">
<draw:frame draw:style-name="fr1" draw:name="Image163" text:anchor-type="as-char" svg:width="6.9236in" svg:height="3.956343in" draw:z-index="0">
<draw:image xlink:href="../Images/yкринформ/2023-04-30T16-42-06-03-00/630_360_1663492169-388.jpeg" xlink:type="simple" xlink:show="embed" xlink:actuate="onLoad" draw:mime-type="image/jpeg"/>
</draw:frame>
As of 3:00 pm, the military carf was fired at the border of Chernihiv and Sumy Oblasts seven times from different types of weapons.</text:p>
      <text:p text:style-name="P4">
This was reported by the Operational Command of the North in <text:a xlink:type="simple" xlink:href="http://www.facebook.com/kommander.nord/posts/pfbid0E78spRim9ZnTgTMFmaUszJBQtQgvwGSwzNqBxLgrWonhkuEa5bvyhrzjJZgjeauyl" text:style-name="Internet_20_link" text:visited-style-name="Visited_20_Internet_20_Link">
</text:a>
, reports Ukrinform.</text:p>
      <text:p text:style-name="P4">
As noted, in the area of NP. Red Farm about 11:50 recorded 2 <text:a xlink:type="simple" xlink:href="https://www.ukrinform.ua/tag-vibuh" text:style-name="Internet_20_link" text:visited-style-name="Visited_20_Internet_20_Link">
</text:a>
Probably rockets released from a hostile.</text:p>
      <text:p text:style-name="P4">
In the area of N.P. Sopich from 11:05 to 11:15 recorded 7 explosions probably released from the artillery.</text:p>
      <text:p text:style-name="P4">
About 12:22 2 gaps were probably heated from a mortar of 120 mm in the district.</text:p>
      <text:p text:style-name="P4">
In N.P. Progress from 11:30 to 11:35 has been recorded 3 of the traffic from the barrel artillery, as a result of the shelling damaged the building of the enterprise.</text:p>
      <text:p text:style-name="P4">
<text:span text:style-name="T4">
 Read also: </text:span>
 <text:a xlink:type="simple" xlink:href="https://www.ukrinform.ua/rubric-ato/3702586-rosiani-obstrilali-gromadu-na-dnipropetrovsini.html" text:style-name="Internet_20_link" text:visited-style-name="Visited_20_Internet_20_Link">
<text:span text:style-name="T4">
 firing </text:span>
</text:a>
At about 11:45, 10 explosions were likely to be released from a helicopter, a np. Middle-building, three private homes were damaged.</text:p>
      <text:p text:style-name="P4">
Also from 13:14 to 13:20 there were 2 explosions of the area of N.P. Oleksandrivka.</text:p>
      <text:p text:style-name="P4">
There were 4 explosions in the Khrinivka area from 13:30 to 13:40, probably of 120 mm mortar shells.</text:p>
      <text:p text:style-name="P4">
There was no information about losses among the local population or damage to civilian infrastructure, noted in OK North.</text:p>
      <text:p text:style-name="P4">
<text:span text:style-name="T4">
 Read also: </text:span>
 <text:a xlink:type="simple" xlink:href="https://www.ukrinform.ua/rubric-ato/3702755-rosiani-obstrilali-avdiivku-z-gradiv-tankiv-ta-vdarili-z-litaka.html" text:style-name="Internet_20_link" text:visited-style-name="Visited_20_Internet_20_Link">
<text:span text:style-name="T4">
 firing </text:span>
</text:a>
As reported by Ukrinform, Russian troops on the night of Sunday eleven times were fired by the border of Chernihiv and Sumy regions from mortars, artillery and tanks.</text:p>
      <text:p text:style-name="P4">
_ Photo illustrative_</text:p>
      <text:p text:style-name="P4">
News Source: <text:a xlink:type="simple" xlink:href="https://www.ukrinform.ua/rubric-regions/3702804-armia-rf-sim-raziv-obstrilala-prikordonna-cernigivsini-j-sumsini.html" text:style-name="Internet_20_link" text:visited-style-name="Visited_20_Internet_20_Link">
https://www.ukrinform.ua/rubric-regions/3702804-armia-rf-sim-raziv-obstrilala-prikordonna-cernigivsini-j-sumsini.html</text:a>
</text:p>
      <!--NEWS-->
      <text:h text:style-name="P10" text:outline-level="1">
<text:span text:style-name="T4">
The occupier is not to select our peace that is part of a Ukrainian character - Zelensky</text:span>
</text:h>
      <text:p text:style-name="P4">
Authors: Ukrinform (Person)</text:p>
      <text:p text:style-name="P4">
Publisher: Укринформ (Organization)</text:p>
      <text:p text:style-name="P4">
Published Time: 2023-04-30T16:43:00+03:00</text:p>
      <text:p text:style-name="P4">
Modified Time: 2023-04-30T16:43:00+03:00</text:p>
      <text:p text:style-name="P4">
Description: The occupier will definitely not be able to take away peace, which is a natural part of a Ukrainian character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Прикордонники', 'ЗСУ', 'Зеленський', 'Війна з росією', '#stoprussia']</text:p>
      <text:p text:style-name="P4">
Type: Article</text:p>
      <!--METADATA-->
      <text:p text:style-name="P4">
<draw:frame draw:style-name="fr1" draw:name="Image164" text:anchor-type="as-char" svg:width="6.9236in" svg:height="3.956343in" draw:z-index="0">
<draw:image xlink:href="../Images/yкринформ/2023-04-30T16-43-00-03-00/630_360_1682862659-378.jpeg" xlink:type="simple" xlink:show="embed" xlink:actuate="onLoad" draw:mime-type="image/jpeg"/>
</draw:frame>
Occupant will not be able to take away peace that is the natural part of the Ukrainian character</text:p>
      <text:p text:style-name="P4">
This emphasized in <text:a xlink:type="simple" xlink:href="https://www.youtube.com/watch" text:style-name="Internet_20_link" text:visited-style-name="Visited_20_Internet_20_Link">
</text:a>
President Volodymyr Zelenskyy, reports Ukrinform.</text:p>
      <text:p text:style-name="P4">
_ <text:span text:style-name="T4">
 video </text:span>
, <text:a xlink:type="simple" xlink:href="https://t.me/OP_UA/9380" text:style-name="Internet_20_link" text:visited-style-name="Visited_20_Internet_20_Link">
</text:a>
_</text:p>
      <text:p text:style-name="P4">
_ <text:span text:style-name="T4">
 I wish health, dear Ukrainians!</text:span>
 _</text:p>
      <text:p text:style-name="P4">
Today we in Ukraine celebrate the professional day of our border guards.</text:p>
      <text:p text:style-name="P4">
They gave the first battle of the occupier in the East, they hold the border firmly - the distraction to Kharkiv region, and they will be sure to return to all points of our state border in the Donbass and in the Crimea. It is sure to come a day when Ukrainian border control for passengers of international airports of our Donetsk and Simferopol.</text:p>
      <text:p text:style-name="P4">
The occupier will definitely not be able to take away peace, which is a natural part of Ukrainian character ... Peace and desire of will - for our entire state, for all our regions, cities and communities. We will definitely get. I would like to specially designate our border guards, who, along with all the defense forces of Ukraine's defense, protect our state and our people in the battles in the Donbass ... The most cruel destinations ... Marinski, Bakhmut, Liman ... Thank you, warriors!</text:p>
      <text:p text:style-name="P4">
Separately, I will note the fighters of the Lutsk Border Detachment, who defend the Avdiivsky blanket ... Very powerful!Thank you!</text:p>
      <text:p text:style-name="P4">
Southern directions where our units <text:a xlink:type="simple" xlink:href="https://www.ukrinform.ua/tag-prikordonniki" text:style-name="Internet_20_link" text:visited-style-name="Visited_20_Internet_20_Link">
</text:a>
Always effectively "minus" the occupier ... Thank you!Thanks to Kharkiv, Sumy and Chernihiv detachments, thanks to our border with a terrorist state!I thank all who strengthen Nashkordon in Volyn, Rivne, Zhytomyr and Kyiv region!</text:p>
      <text:p text:style-name="P4">
He spoke with French President Macron - as always, continued and meaningful. We coordinate our positions - to give even more power to our soldiers and to make the end of the war with our victory. I am grateful to France and Emmanueli for the support of our country, our people. Now, in this conversation, the Panpresident has confirmed for Ukraine the supply of what I was talking about. The speed and specificity of response is very important, it is what greatly increases our capabilities. Thank you for this armed package!</text:p>
      <text:p text:style-name="P4">
It is very important - that Russia is constantly stronger signals that the world will not work any of the manifestations of Russian terror. And to make the most global players absolutely fundamental in compliance with the regime of sanctions against Russia.According to the results of this week, I would like to thank our partners from Denmark - for Caesari; from Slovenia - for armored vehicles; from Spain - for tanks; From Germany - for additional defensive intentions for armored vehicles and shells, for air defense…</text:p>
      <text:p text:style-name="P4">
I thank America for financing $ 1 billion 250 million to support the budget and sustainability.</text:p>
      <text:p text:style-name="P4">
I thank the Netherlands for the decision of Parliament for training Ukrainian soldiers in advance Western systems. I thank Italy for the activity for the sake of faster development of our country. I thank Croatia for the new assistance in the treatment of our protection after injuries in battles ...</text:p>
      <text:p text:style-name="P4">
Be sure to maintain the maximum principle for the protection of our common values and, as quickly as possible, fulfilling defense - all together in Ukraine, in Europe, in the world - we will be able to not allow the war and restore normal just peace.</text:p>
      <text:p text:style-name="P4">
Glory to all who are in battle for Ukraine!</text:p>
      <text:p text:style-name="P4">
Light memory of all our heroes of different times, who gave their lives to the bridle!</text:p>
      <text:p text:style-name="P4">
<text:span text:style-name="T4">
<text:span text:style-name="T5">
Glory to Ukraine!</text:span>
 </text:span>
</text:p>
      <text:p text:style-name="P4">
News Source: <text:a xlink:type="simple" xlink:href="https://www.ukrinform.ua/rubric-ato/3702811-okupantu-ne-vidibrati-u-nas-mir-akij-e-castinou-ukrainskogo-harakteru-zelenskij.html" text:style-name="Internet_20_link" text:visited-style-name="Visited_20_Internet_20_Link">
https://www.ukrinform.ua/rubric-ato/3702811-okupantu-ne-vidibrati-u-nas-mir-akij-e-castinou-ukrainskogo-harakteru-zelenskij.html</text:a>
</text:p>
      <!--NEWS-->
      <text:h text:style-name="P10" text:outline-level="1">
<text:span text:style-name="T4">
The tenth modular medical center was installed on the liberated Kherson region</text:span>
</text:h>
      <text:p text:style-name="P4">
Authors: Ukrinform (Person)</text:p>
      <text:p text:style-name="P4">
Publisher: Укринформ (Organization)</text:p>
      <text:p text:style-name="P4">
Published Time: 2023-04-30T16:43:46+03:00</text:p>
      <text:p text:style-name="P4">
Modified Time: 2023-04-30T16:43:46+03:00</text:p>
      <text:p text:style-name="P4">
Description: A modular medical center from the international organization "Doctors without borders" appeared in the well -being of the Kalinov community in Kherson region. - Ukrinform.</text:p>
      <text:p text:style-name="P4">
Images: ["<text:a xlink:type="simple" xlink:href="https://static.ukrinform.com/photos/2023_04/thumb_files/630_360_1682862104-315.jpg" text:style-name="Internet_20_link" text:visited-style-name="Visited_20_Internet_20_Link">
630_360_16828...</text:a>
"]</text:p>
      <text:p text:style-name="P4">
Tags: ['Херсонщина', 'Медицина']</text:p>
      <text:p text:style-name="P4">
Type: Article</text:p>
      <!--METADATA-->
      <text:p text:style-name="P4">
<draw:frame draw:style-name="fr1" draw:name="Image165" text:anchor-type="as-char" svg:width="6.9236in" svg:height="3.956343in" draw:z-index="0">
<draw:image xlink:href="../Images/yкринформ/2023-04-30T16-43-46-03-00/630_360_1682862104-315.jpg" xlink:type="simple" xlink:show="embed" xlink:actuate="onLoad" draw:mime-type="image/jpeg"/>
</draw:frame>
The Kalinovsky community of the Kherson region appeared a modular medical center from the international organization "Doctors without borders".</text:p>
      <text:p text:style-name="P4">
About it in <text:a xlink:type="simple" xlink:href="http://t.me/khersonskaODA/5489" text:style-name="Internet_20_link" text:visited-style-name="Visited_20_Internet_20_Link">
</text:a>
Kherson Ova reported, Ukrinform reports.</text:p>
      <text:p text:style-name="P4">
It is noted that the item is equipped with all necessary to consult the users.</text:p>
      <text:p text:style-name="P4">
In general, according to Ova, on the liberated <text:a xlink:type="simple" xlink:href="https://www.ukrinform.ua/tag-hersonsina" text:style-name="Internet_20_link" text:visited-style-name="Visited_20_Internet_20_Link">
</text:a>
Volunteers from the organization "Doctors without borders" installed ten such medical centers.</text:p>
      <text:p text:style-name="P4">
<text:span text:style-name="T4">
 Read also: </text:span>
 <text:a xlink:type="simple" xlink:href="https://www.ukrinform.ua/rubric-regions/3695973-posli-nimeccini-ta-es-vidkrili-u-cernivcah-modulne-mistecko-dla-pereselenciv.html" text:style-name="Internet_20_link" text:visited-style-name="Visited_20_Internet_20_Link">
</text:a>
As it was reported, in Kherson rescuers of the State Service for Emergency Situations were eliminated <text:a xlink:type="simple" xlink:href="https://www.ukrinform.ua/rubric-regions/3702788-u-hersoni-zagasili-pozezu-spricinenu-nicnim-obstrilom.html" text:style-name="Internet_20_link" text:visited-style-name="Visited_20_Internet_20_Link">
</text:a>
, caused by the night shelling of the Russian army.</text:p>
      <text:p text:style-name="P4">
News Source: <text:a xlink:type="simple" xlink:href="https://www.ukrinform.ua/rubric-regions/3702806-na-zvilnenij-hersonsini-vstanovili-desatij-modulnij-medpunkt.html" text:style-name="Internet_20_link" text:visited-style-name="Visited_20_Internet_20_Link">
https://www.ukrinform.ua/rubric-regions/3702806-na-zvilnenij-hersonsini-vstanovili-desatij-modulnij-medpunkt.html</text:a>
</text:p>
      <!--NEWS-->
      <text:h text:style-name="P10" text:outline-level="1">
<text:span text:style-name="T4">
Chinese Din Lishen became a new chess champion</text:span>
</text:h>
      <text:p text:style-name="P4">
Authors: Ukrinform (Person)</text:p>
      <text:p text:style-name="P4">
Publisher: Укринформ (Organization)</text:p>
      <text:p text:style-name="P4">
Published Time: 2023-04-30T16:44:48+03:00</text:p>
      <text:p text:style-name="P4">
Modified Time: 2023-04-30T16:44:48+03:00</text:p>
      <text:p text:style-name="P4">
Description: The Chinese chess player Din Lishen won the title of World Champion. - Ukrinform.</text:p>
      <text:p text:style-name="P4">
Images: ["<text:a xlink:type="simple" xlink:href="https://static.ukrinform.com/photos/2023_04/thumb_files/630_360_1682862192-633.jpg" text:style-name="Internet_20_link" text:visited-style-name="Visited_20_Internet_20_Link">
630_360_16828...</text:a>
"]</text:p>
      <text:p text:style-name="P4">
Tags: ['Шахи']</text:p>
      <text:p text:style-name="P4">
Type: Article</text:p>
      <!--METADATA-->
      <text:p text:style-name="P4">
<draw:frame draw:style-name="fr1" draw:name="Image166" text:anchor-type="as-char" svg:width="6.9236in" svg:height="3.956343in" draw:z-index="0">
<draw:image xlink:href="../Images/yкринформ/2023-04-30T16-44-48-03-00/630_360_1682862192-633.jpg" xlink:type="simple" xlink:show="embed" xlink:actuate="onLoad" draw:mime-type="image/jpeg"/>
</draw:frame>
Chinese hawkist Din Lishen won the title of world champion.</text:p>
      <text:p text:style-name="P4">
In the decisive match, the Russian representative Jan Neshashzhogo won, reports Ukrinform.</text:p>
      <text:p text:style-name="P4">
14 classic parties ended - 7: 7.</text:p>
      <text:p text:style-name="P4">
In Taibraika, Din won the last party with black figures and won 2.5 –1.5. Taibraik played 4 parties with a rules of 25 minutes(Rapid)+ 10 seconds per move.</text:p>
      <text:p text:style-name="P4">
The Ledage became the 17th Chess World Champion. He is the first representative of China to won the match for a chess crown.</text:p>
      <text:p text:style-name="P4">
<text:span text:style-name="T4">
 Read also: </text:span>
 <text:a xlink:type="simple" xlink:href="https://www.ukrinform.ua/rubric-sports/3693148-matc-za-svitovu-sahovu-koronu-nepomnasij-din-lizen-bez-magnusa-karlsena.html" text:style-name="Internet_20_link" text:visited-style-name="Visited_20_Internet_20_Link">
</text:a>
As it was reported, the Norwegian Champion of Chess Magnus Carlsen refused to protect his title against the representative of Russia, so in the final of the competition the bravinity of Chinese Din Lynhen.</text:p>
      <text:p text:style-name="P4">
Photo: Fide</text:p>
      <text:p text:style-name="P4">
News Source: <text:a xlink:type="simple" xlink:href="https://www.ukrinform.ua/rubric-sports/3702807-kitaec-din-lizen-stav-novim-cempionom-svitu-z-sahiv.html" text:style-name="Internet_20_link" text:visited-style-name="Visited_20_Internet_20_Link">
https://www.ukrinform.ua/rubric-sports/3702807-kitaec-din-lizen-stav-novim-cempionom-svitu-z-sahiv.html</text:a>
</text:p>
      <!--NEWS-->
      <text:h text:style-name="P10" text:outline-level="1">
<text:span text:style-name="T4">
"Journalism is not a crime": Biden urged the Russian Federation to release the WSJ Correspondent</text:span>
</text:h>
      <text:p text:style-name="P4">
Authors: Ukrinform (Person)</text:p>
      <text:p text:style-name="P4">
Publisher: Укринформ (Organization)</text:p>
      <text:p text:style-name="P4">
Published Time: 2023-04-30T16:54:00+03:00</text:p>
      <text:p text:style-name="P4">
Modified Time: 2023-04-30T16:54:00+03:00</text:p>
      <text:p text:style-name="P4">
Description: US President Joe Biden said that the journalist of The Wall Street Journal Evan Gershkovich was illegally detained in Russia, as well as other unlawfully detained Americans. - Ukrinform.</text:p>
      <text:p text:style-name="P4">
Images: ["<text:a xlink:type="simple" xlink:href="https://static.ukrinform.com/photos/2021_12/thumb_files/630_360_1638812836-472.jpg" text:style-name="Internet_20_link" text:visited-style-name="Visited_20_Internet_20_Link">
630_360_16388...</text:a>
"]</text:p>
      <text:p text:style-name="P4">
Tags: ['Байден', 'Журналіст', 'росія']</text:p>
      <text:p text:style-name="P4">
Type: Article</text:p>
      <!--METADATA-->
      <text:p text:style-name="P4">
<draw:frame draw:style-name="fr1" draw:name="Image167" text:anchor-type="as-char" svg:width="6.9236in" svg:height="3.956343in" draw:z-index="0">
<draw:image xlink:href="../Images/yкринформ/2023-04-30T16-54-00-03-00/630_360_1638812836-472.jpg" xlink:type="simple" xlink:show="embed" xlink:actuate="onLoad" draw:mime-type="image/jpeg"/>
</draw:frame>
Presidential Joe Biden said that the journalist of The Wallstreet Journal Evan Gershkovich was illegally detained in Russia, as well as otherly detained Americans.</text:p>
      <text:p text:style-name="P4">
He stated this at the annual event of the White House Correspondents Association, Ukrinform reports with reference to <text:a xlink:type="simple" xlink:href="http://www.wsj.com/articles/biden-calls-for-release-of-jailed-journalist-evan-gershkovich-other-detainees-a42153bc" text:style-name="Internet_20_link" text:visited-style-name="Visited_20_Internet_20_Link">
</text:a>
.</text:p>
      <text:p text:style-name="P4">
“Journalism is not a crime. Evan should be immediately released with all the more hostages or misunderstanding abroad, ”Biden said.</text:p>
      <text:p text:style-name="P4">
He stressed that Gershkovich went to <text:a xlink:type="simple" xlink:href="https://www.ukrinform.ua/tag-rosia" text:style-name="Internet_20_link" text:visited-style-name="Visited_20_Internet_20_Link">
</text:a>
, in order to "shed light on the dark." The President assured that the US authorities' work every day to ensure release, seeking opportunities for so -so -tools to return it(Gershkovich - ed.)home".</text:p>
      <text:p text:style-name="P4">
Before the event, the White House Head met with Hershkovich's family.</text:p>
      <text:p text:style-name="P4">
<text:span text:style-name="T4">
 Read also: </text:span>
 <text:a xlink:type="simple" xlink:href="https://www.ukrinform.ua/rubric-society/3699890-300-zurnalistiv-aki-pracuvali-v-moskvi-vimagaut-zvilniti-korespondenta-wsj-gerskovica.html" text:style-name="Internet_20_link" text:visited-style-name="Visited_20_Internet_20_Link">
<text:span text:style-name="T4">
 Gershkovich </text:span>
</text:a>
As reported by Ukrinform, the WSJ correspondent Evan Gershkovich was detained in the Russian Federation on March 29 during a journalistic business trip to Yekaterinburg. He has become the first representative of the US media, imprisoned by the Russian authorities since 1986, and one of the Americans who have been arrested over the last years in Russia.</text:p>
      <text:p text:style-name="P4">
The correspondent is accused of espionage.</text:p>
      <text:p text:style-name="P4">
News Source: <text:a xlink:type="simple" xlink:href="https://www.ukrinform.ua/rubric-world/3702810-zurnalistika-ce-ne-zlocin-bajden-zaklikav-rf-zvilniti-korespondenta-wsj-gerskovica.html" text:style-name="Internet_20_link" text:visited-style-name="Visited_20_Internet_20_Link">
https://www.ukrinform.ua/rubric-world/3702810-zurnalistika-ce-ne-zlocin-bajden-zaklikav-rf-zvilniti-korespondenta-wsj-gerskovica.html</text:a>
</text:p>
      <!--NEWS-->
      <text:h text:style-name="P10" text:outline-level="1">
<text:span text:style-name="T4">
18 "fast" from France arrived in Ukraine</text:span>
</text:h>
      <text:p text:style-name="P4">
Authors: Ukrinform (Person)</text:p>
      <text:p text:style-name="P4">
Publisher: Укринформ (Organization)</text:p>
      <text:p text:style-name="P4">
Published Time: 2023-04-30T16:57:15+03:00</text:p>
      <text:p text:style-name="P4">
Modified Time: 2023-04-30T16:57:15+03:00</text:p>
      <text:p text:style-name="P4">
Description: Almost two dozen ambulances arrived from France to the Lviv region. - Ukrinform.</text:p>
      <text:p text:style-name="P4">
Images: ["<text:a xlink:type="simple" xlink:href="https://static.ukrinform.com/photos/2023_04/thumb_files/630_360_1682862888-939.jpg" text:style-name="Internet_20_link" text:visited-style-name="Visited_20_Internet_20_Link">
630_360_16828...</text:a>
"]</text:p>
      <text:p text:style-name="P4">
Tags: ['Франція', 'Швидка', 'допомога']</text:p>
      <text:p text:style-name="P4">
Type: Article</text:p>
      <!--METADATA-->
      <text:p text:style-name="P4">
<draw:frame draw:style-name="fr1" draw:name="Image168" text:anchor-type="as-char" svg:width="6.9236in" svg:height="3.956343in" draw:z-index="0">
<draw:image xlink:href="../Images/yкринформ/2023-04-30T16-57-15-03-00/630_360_1682862888-939.jpg" xlink:type="simple" xlink:show="embed" xlink:actuate="onLoad" draw:mime-type="image/jpeg"/>
</draw:frame>
The Ulve region arrived from France nearly two dozen ambulance cars.</text:p>
      <text:p text:style-name="P4">
About it in <text:a xlink:type="simple" xlink:href="https://t.me/kozytskyy_maksym_official/7975" text:style-name="Internet_20_link" text:visited-style-name="Visited_20_Internet_20_Link">
</text:a>
Maxim Kozytsky reported by the head of the OVA, Ukrinform reports.</text:p>
      <text:p text:style-name="P4">
"An important reinforcement for medical crews that save our Tacadic soldiers: a humanitarian convoy arrived in Lviv region - almost twenty" fast ". Each of them is filled with everything necessary for salvation," the official said.</text:p>
      <text:p text:style-name="P4">
According to him, 13 "fast" was handed over to military doctors who work in the field, 4 - specialists of emergency medical aid <text:a xlink:type="simple" xlink:href="https://www.ukrinform.ua/tag-harkivsina" text:style-name="Internet_20_link" text:visited-style-name="Visited_20_Internet_20_Link">
</text:a>
. Another machine equipped according to the SES standards will serve to mine territories.</text:p>
      <text:p text:style-name="P4">
<text:span text:style-name="T4">
 Read also: </text:span>
 <text:a xlink:type="simple" xlink:href="https://www.ukrinform.ua/rubric-society/3700481-aponski-partneri-peredali-ratuvalnikam-sist-kranivvantazivok.html" text:style-name="Internet_20_link" text:visited-style-name="Visited_20_Internet_20_Link">
</text:a>
Kozitsky thanked Safu, a collective of assistance to Ukraine, which was created by ambulance owners in France on February 28, 2022. In general, more than 90 "fast" and more than 600 tons of medical cargoes have been transferred to Ukrainian doctors.</text:p>
      <text:p text:style-name="P4">
The head of the Ova added that ambulances personally sent 35 French, which are involved in the production and purchase of these machines.</text:p>
      <text:p text:style-name="P4">
<text:span text:style-name="T4">
 Read also: </text:span>
 <text:a xlink:type="simple" xlink:href="https://www.ukrinform.ua/rubric-society/3700550-dsns-potrebue-sonajmense-60-masin-mehanizovanogo-rozminuvanna.html" text:style-name="Internet_20_link" text:visited-style-name="Visited_20_Internet_20_Link">
</text:a>
It was reported that Volyn, Rivne, Sumy, Dnipropetrovsk and Ivano-Frankivsk oblasts received 12 ambulance cars <text:a xlink:type="simple" xlink:href="https://www.ukrinform.ua/rubric-regions/3693281-pat-oblastej-ukraini-otrimali-povnistu-obladnani-avtomobili-svidkoi.html" text:style-name="Internet_20_link" text:visited-style-name="Visited_20_Internet_20_Link">
</text:a>
, acquired by "medical procurement of Ukraine" within the limits of United initiative24.</text:p>
      <text:p text:style-name="P4">
News Source: <text:a xlink:type="simple" xlink:href="https://www.ukrinform.ua/rubric-society/3702812-v-ukrainu-pribuli-18-svidkih-iz-francii.html" text:style-name="Internet_20_link" text:visited-style-name="Visited_20_Internet_20_Link">
https://www.ukrinform.ua/rubric-society/3702812-v-ukrainu-pribuli-18-svidkih-iz-francii.html</text:a>
</text:p>
      <!--NEWS-->
      <text:h text:style-name="P10" text:outline-level="1">
<text:span text:style-name="T4">
In Britain, an unknown attacked people near a nightclub - there is a dead, seven more injured</text:span>
</text:h>
      <text:p text:style-name="P4">
Authors: Ukrinform (Person)</text:p>
      <text:p text:style-name="P4">
Publisher: Укринформ (Organization)</text:p>
      <text:p text:style-name="P4">
Published Time: 2023-04-30T17:09:26+03:00</text:p>
      <text:p text:style-name="P4">
Modified Time: 2023-04-30T17:09:26+03:00</text:p>
      <text:p text:style-name="P4">
Description: In the English city of Cornwall as a result of an attack by a man with a knife near the nightclub, one person was killed, and seven more were injured. - Ukrinform.</text:p>
      <text:p text:style-name="P4">
Images: ["<text:a xlink:type="simple" xlink:href="https://static.ukrinform.com/photos/2023_04/thumb_files/630_360_1682863684-663.png" text:style-name="Internet_20_link" text:visited-style-name="Visited_20_Internet_20_Link">
630_360_16828...</text:a>
"]</text:p>
      <text:p text:style-name="P4">
Tags: ['Британія', 'Напад', 'Поліція', 'Зброя', 'Нічні клуби']</text:p>
      <text:p text:style-name="P4">
Type: Article</text:p>
      <!--METADATA-->
      <text:p text:style-name="P4">
<draw:frame draw:style-name="fr1" draw:name="Image169" text:anchor-type="as-char" svg:width="6.9236in" svg:height="3.956343in" draw:z-index="0">
<draw:image xlink:href="../Images/yкринформ/2023-04-30T17-09-26-03-00/630_360_1682863684-663.png" xlink:type="simple" xlink:show="embed" xlink:actuate="onLoad" draw:mime-type="image/png"/>
</draw:frame>
The Wanglia city of Cornwall as a result of an attack by a man with a knife near a nightclub was killed by one person, and seven more were injured.</text:p>
      <text:p text:style-name="P4">
As Ukrinform reports, it reports <text:a xlink:type="simple" xlink:href="https://www.independent.co.uk/news/uk/crime/bodmin-eclipse-murder-attack-police-b2329750.html" text:style-name="Internet_20_link" text:visited-style-name="Visited_20_Internet_20_Link">
</text:a>
.</text:p>
      <text:p text:style-name="P4">
“Police have been called for a serious incident near Eclipse Night Club O3: 15 nights on Sunday, April 30. It was reported that someone had a knife and a number of people suffered knife wounds. The death of a 30 -year -old man was confirmed at the scene, ”the law enforcement officers said in <text:a xlink:type="simple" xlink:href="https://www.ukrinform.ua/tag-britania" text:style-name="Internet_20_link" text:visited-style-name="Visited_20_Internet_20_Link">
</text:a>
Devon and Cornwall.</text:p>
      <text:p text:style-name="P4">
The police also added that seven more were injured, they were being used.</text:p>
      <text:p text:style-name="P4">
<text:span text:style-name="T4">
 Read also: </text:span>
 <text:a xlink:type="simple" xlink:href="https://www.ukrinform.ua/rubric-world/3702644-pravoohoronci-u-ssa-vstanovili-zahlivi-podrobici-zbrojnogo-napadu-v-tehasi.html" text:style-name="Internet_20_link" text:visited-style-name="Visited_20_Internet_20_Link">
</text:a>
It is noted that law enforcement officers detained a 24-year-old Bodmin resident on a suspected murder, an attempt on murder and intentional cause of grievous bodily harm.</text:p>
      <text:p text:style-name="P4">
"At the moment, he remains in custody," the police added.</text:p>
      <text:p text:style-name="P4">
The investigation is ongoing.</text:p>
      <text:p text:style-name="P4">
<text:span text:style-name="T5">
Foto: Dailyrecord.co.uk</text:span>
</text:p>
      <text:p text:style-name="P4">
News Source: <text:a xlink:type="simple" xlink:href="https://www.ukrinform.ua/rubric-world/3702815-u-britanii-nevidomij-napav-na-ludej-bila-nicnogo-klubu-e-zagiblij-se-semero-poraneni.html" text:style-name="Internet_20_link" text:visited-style-name="Visited_20_Internet_20_Link">
https://www.ukrinform.ua/rubric-world/3702815-u-britanii-nevidomij-napav-na-ludej-bila-nicnogo-klubu-e-zagiblij-se-semero-poraneni.html</text:a>
</text:p>
      <!--NEWS-->
      <text:h text:style-name="P10" text:outline-level="1">
<text:span text:style-name="T4">
In Khmelnytskyi there was a charity race in support of the wounded military</text:span>
</text:h>
      <text:p text:style-name="P4">
Authors: Ukrinform (Person)</text:p>
      <text:p text:style-name="P4">
Publisher: Укринформ (Organization)</text:p>
      <text:p text:style-name="P4">
Published Time: 2023-04-30T17:21:00+03:00</text:p>
      <text:p text:style-name="P4">
Modified Time: 2023-04-30T17:21:00+03:00</text:p>
      <text:p text:style-name="P4">
Description: Charity run under the slogan "You are a hero, we are a support!" He took place on April 30 in Kamianka-Podilsky. - Ukrinform.</text:p>
      <text:p text:style-name="P4">
Images: ["<text:a xlink:type="simple" xlink:href="https://static.ukrinform.com/photos/2023_04/thumb_files/630_360_1682864279-478.jpg" text:style-name="Internet_20_link" text:visited-style-name="Visited_20_Internet_20_Link">
630_360_16828...</text:a>
"]</text:p>
      <text:p text:style-name="P4">
Tags: ['Марафон', 'Благодійність', 'Кам’янець-Подільський']</text:p>
      <text:p text:style-name="P4">
Type: Article</text:p>
      <!--METADATA-->
      <text:p text:style-name="P4">
<draw:frame draw:style-name="fr1" draw:name="Image170" text:anchor-type="as-char" svg:width="6.9236in" svg:height="3.956343in" draw:z-index="0">
<draw:image xlink:href="../Images/yкринформ/2023-04-30T17-21-00-03-00/630_360_1682864279-478.jpg" xlink:type="simple" xlink:show="embed" xlink:actuate="onLoad" draw:mime-type="image/jpeg"/>
</draw:frame>
Charity run under the slogan "You are a hero, we are a support!" He passed on April 30, the Kamyanka-Podilskyi.</text:p>
      <text:p text:style-name="P4">
About it in <text:a xlink:type="simple" xlink:href="http://www.facebook.com/deminingcenter2641/posts/pfbid0xqfD8jnpf8BZXKNDeFadFzEjMzEXnSe2mFEXBjt2HYavx7DmPnNEaTX3dFaQQQevl" text:style-name="Internet_20_link" text:visited-style-name="Visited_20_Internet_20_Link">
</text:a>
The press service of the military unit A2641 reported, Ukrinform reports.</text:p>
      <text:p text:style-name="P4">
“On April 30, as part of the opening of the tourist season, a racing and fundraising for our serviceman Valery Odaynik, who was seriously injured by Bakhmut, took place in the city. The event was attended by military personnel, scientific and pedagogical staff of the National University named after I. Ogienko, cadets of Kharkiv National University of Internal Affairs, athletes and all indifferent ones, ”the message reads.</text:p>
      <text:p text:style-name="P4">
In total, more than 1000 people have been involved in the event. The distance was 2 km.</text:p>
      <text:p text:style-name="P4">
Field kitchen and warm drinks were waiting at the finish of the race. At the end of the Zabigag, the winners in different age categories were determined and their premium took place.</text:p>
      <text:p text:style-name="P4">
Dottons collected for participation in competitions will be directed to the rehabilitation of an important defender.</text:p>
      <text:p text:style-name="P4">
Valery Odaynik is an officer of the Armed Forces of Ukraine. He joined the army in 2021. During the year, the platoon commander became the commander of the training course. A large -scale invasion was when the serviceman, together with his brothers, participated in hostilities.</text:p>
      <text:p text:style-name="P4">
On January 26, 2023, during the combat mission near Bakhmut, the Odaynik demining group on a car was blown up by a rectangular mini. As a result of the explosion, the military received multiple severity and was transported to the hospital, where he was conducted operations of the lower extremities. The defender is now undergoing a difficult course of treatment of UM.Lve and waiting for prosthetics.</text:p>
      <text:p text:style-name="P4">
<text:span text:style-name="T4">
 Read also: </text:span>
 <text:a xlink:type="simple" xlink:href="https://www.ukrinform.ua/rubric-regions/3699793-veteran-iz-vinniccini-roman-kaspur-probig-43ij-londonskij-marafon.html" text:style-name="Internet_20_link" text:visited-style-name="Visited_20_Internet_20_Link">
</text:a>
As it was reported, the veteran of the Armed Forces of the Armed Forces Maxim Pasichnyk and the triathlete Vadimkolenko on May 7 <text:a xlink:type="simple" xlink:href="https://www.ukrinform.ua/rubric-society/3702035-marafon-nezlamnih-virusit-u-ssa.html" text:style-name="Internet_20_link" text:visited-style-name="Visited_20_Internet_20_Link">
</text:a>
In Cincinnati(USA)In order to raise funds for the rehabilitation of Ukrainian soldiers.</text:p>
      <text:p text:style-name="P4">
News Source: <text:a xlink:type="simple" xlink:href="https://www.ukrinform.ua/rubric-regions/3702818-na-hmelniccini-projsov-blagodijnij-zabig-na-pidtrimku-poranenogo-vijskovogo.html" text:style-name="Internet_20_link" text:visited-style-name="Visited_20_Internet_20_Link">
https://www.ukrinform.ua/rubric-regions/3702818-na-hmelniccini-projsov-blagodijnij-zabig-na-pidtrimku-poranenogo-vijskovogo.html</text:a>
</text:p>
      <!--NEWS-->
      <text:h text:style-name="P10" text:outline-level="1">
<text:span text:style-name="T4">
Russians from artillery fired at Kherson region, a woman was killed</text:span>
</text:h>
      <text:p text:style-name="P4">
Authors: Ukrinform (Person)</text:p>
      <text:p text:style-name="P4">
Publisher: Укринформ (Organization)</text:p>
      <text:p text:style-name="P4">
Published Time: 2023-04-30T17:23:53+03:00</text:p>
      <text:p text:style-name="P4">
Modified Time: 2023-04-30T17:23:53+03:00</text:p>
      <text:p text:style-name="P4">
Description: Russian artillery attacked the Kherson region again - one person was killed, one wound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Загибель', 'Харківщина', 'Війна з росією']</text:p>
      <text:p text:style-name="P4">
Type: Article</text:p>
      <!--METADATA-->
      <text:p text:style-name="P4">
<draw:frame draw:style-name="fr1" draw:name="Image171" text:anchor-type="as-char" svg:width="6.9236in" svg:height="3.956343in" draw:z-index="0">
<draw:image xlink:href="../Images/yкринформ/2023-04-30T17-23-53-03-00/630_360_1538997483-946.jpg" xlink:type="simple" xlink:show="embed" xlink:actuate="onLoad" draw:mime-type="image/jpeg"/>
</draw:frame>
The Russian artillery once again attacked the Kherson region - one person was killed, single.</text:p>
      <text:p text:style-name="P4">
According to Ukrinform, Alexander Proudin, the head of the Kherson Regional Military Administration, reports in <text:a xlink:type="simple" xlink:href="http://t.me/olexandrprokudin/399" text:style-name="Internet_20_link" text:visited-style-name="Visited_20_Internet_20_Link">
</text:a>
.</text:p>
      <text:p text:style-name="P4">
"Russian artillery has once again attacked a Whitezer. Because of <text:a xlink:type="simple" xlink:href="https://www.ukrinform.ua/tag-obstril" text:style-name="Internet_20_link" text:visited-style-name="Visited_20_Internet_20_Link">
</text:a>
Severe injuries were 29-year-old man. He was hospitalized with injuries to the chest, doctors fight the victim, " - the message reads.</text:p>
      <text:p text:style-name="P4">
Also the enemy is also in the wake of the Tyagin community. "The enemy kissed a straight dwelling house, which is why a 58 -year -old woman was killed on the spot," Propkudin said.</text:p>
      <text:p text:style-name="P4">
<text:span text:style-name="T4">
 Read also: </text:span>
 <text:a xlink:type="simple" xlink:href="https://www.ukrinform.ua/rubric-ato/3702755-rosiani-obstrilali-avdiivku-z-gradiv-tankiv-ta-vdarili-z-litaka.html" text:style-name="Internet_20_link" text:visited-style-name="Visited_20_Internet_20_Link">
<text:span text:style-name="T4">
 fired </text:span>
</text:a>
As reported by Ukrinform, in the morning of April 29 Russia again <text:a xlink:type="simple" xlink:href="https://www.ukrinform.ua/rubric-ato/3702535-rosijski-vijska-obstrilali-bilozersku-gromadu-e-zertva.html" text:style-name="Internet_20_link" text:visited-style-name="Visited_20_Internet_20_Link">
</text:a>
The settlement of the Belozersky Public Serson region, one person was killed.</text:p>
      <text:p text:style-name="P4">
News Source: <text:a xlink:type="simple" xlink:href="https://www.ukrinform.ua/rubric-ato/3702819-rosiani-z-artilerii-obstrilali-hersonsinu-zaginula-zinka.html" text:style-name="Internet_20_link" text:visited-style-name="Visited_20_Internet_20_Link">
https://www.ukrinform.ua/rubric-ato/3702819-rosiani-z-artilerii-obstrilali-hersonsinu-zaginula-zinka.html</text:a>
</text:p>
      <!--NEWS-->
      <text:h text:style-name="P10" text:outline-level="1">
<text:span text:style-name="T4">
Ukrainian Kovtun won two "gold" at the stage of the COP in gymnastics</text:span>
</text:h>
      <text:p text:style-name="P4">
Authors: Ukrinform (Person)</text:p>
      <text:p text:style-name="P4">
Publisher: Укринформ (Organization)</text:p>
      <text:p text:style-name="P4">
Published Time: 2023-04-30T17:25:01+03:00</text:p>
      <text:p text:style-name="P4">
Modified Time: 2023-04-30T17:25:01+03:00</text:p>
      <text:p text:style-name="P4">
Description: Ukrainian Ilya Kovtun won two gold awards at the World Gymnastics Cup in Cairo. - Ukrinform.</text:p>
      <text:p text:style-name="P4">
Images: ["<text:a xlink:type="simple" xlink:href="https://static.ukrinform.com/photos/2023_04/thumb_files/630_360_1682864601-301.jpg" text:style-name="Internet_20_link" text:visited-style-name="Visited_20_Internet_20_Link">
630_360_16828...</text:a>
"]</text:p>
      <text:p text:style-name="P4">
Tags: ['Гімнастика']</text:p>
      <text:p text:style-name="P4">
Type: Article</text:p>
      <!--METADATA-->
      <text:p text:style-name="P4">
<draw:frame draw:style-name="fr1" draw:name="Image172" text:anchor-type="as-char" svg:width="6.9236in" svg:height="3.956343in" draw:z-index="0">
<draw:image xlink:href="../Images/yкринформ/2023-04-30T17-25-01-03-00/630_360_1682864601-301.jpg" xlink:type="simple" xlink:show="embed" xlink:actuate="onLoad" draw:mime-type="image/jpeg"/>
</draw:frame>
Ukrainian Kovtun won two gold awards at the World Cup in Cairo sports.</text:p>
      <text:p text:style-name="P4">
Kovtun won gold awards in a crossbar exercise(14.100 points)and paired bars(14.830 points), reports Ukrinform.</text:p>
      <text:p text:style-name="P4">
Earlier, Ilya won in the free exercise finals and won bronze in Kin-Makh's exercises.</text:p>
      <text:p text:style-name="P4">
In the final of the competition on the reference jump, the swallow did not perform. "Silver" won Nazarchepurny.</text:p>
      <text:p text:style-name="P4">
<text:span text:style-name="T4">
 Read also: </text:span>
 <text:a xlink:type="simple" xlink:href="https://www.ukrinform.ua/rubric-sports/3702534-kovtun-zdobuv-dvi-nagorodi-na-ks-zi-sportivnoi-gimnastiki-v-kairi.html" text:style-name="Internet_20_link" text:visited-style-name="Visited_20_Internet_20_Link">
<text:span text:style-name="T4">
 gymnastics </text:span>
</text:a>
As it was reported, Ukraine has received 5 medals at this stage of the World Cup.</text:p>
      <text:p text:style-name="P4">
Photo: Getty Images</text:p>
      <text:p text:style-name="P4">
News Source: <text:a xlink:type="simple" xlink:href="https://www.ukrinform.ua/rubric-sports/3702820-ukrainec-kovtun-zavouvav-dva-zolota-na-etapi-ks-zi-sportivnoi-gimnastiki.html" text:style-name="Internet_20_link" text:visited-style-name="Visited_20_Internet_20_Link">
https://www.ukrinform.ua/rubric-sports/3702820-ukrainec-kovtun-zavouvav-dva-zolota-na-etapi-ks-zi-sportivnoi-gimnastiki.html</text:a>
</text:p>
      <!--NEWS-->
      <text:h text:style-name="P10" text:outline-level="1">
<text:span text:style-name="T4">
In Cuba for the first time in 64 years canceled the traditional parade on May 1</text:span>
</text:h>
      <text:p text:style-name="P4">
Authors: Ukrinform (Person)</text:p>
      <text:p text:style-name="P4">
Publisher: Укринформ (Organization)</text:p>
      <text:p text:style-name="P4">
Published Time: 2023-04-30T17:40:59+03:00</text:p>
      <text:p text:style-name="P4">
Modified Time: 2023-04-30T17:40:59+03:00</text:p>
      <text:p text:style-name="P4">
Description: For the first time since 1959, the Cuba authorities have abolished the traditional parade on May 1 (International Workers' Solidarity Day) due to fuel deficiency. - Ukrinform.</text:p>
      <text:p text:style-name="P4">
Images: ["<text:a xlink:type="simple" xlink:href="https://static.ukrinform.com/photos/2023_04/thumb_files/630_360_1682865406-721.png" text:style-name="Internet_20_link" text:visited-style-name="Visited_20_Internet_20_Link">
630_360_16828...</text:a>
"]</text:p>
      <text:p text:style-name="P4">
Tags: ['Куба', 'Парад', '1 Травня', 'Дефіцит', 'Пальне']</text:p>
      <text:p text:style-name="P4">
Type: Article</text:p>
      <!--METADATA-->
      <text:p text:style-name="P4">
<draw:frame draw:style-name="fr1" draw:name="Image173" text:anchor-type="as-char" svg:width="6.9236in" svg:height="3.956343in" draw:z-index="0">
<draw:image xlink:href="../Images/yкринформ/2023-04-30T17-40-59-03-00/630_360_1682865406-721.png" xlink:type="simple" xlink:show="embed" xlink:actuate="onLoad" draw:mime-type="image/png"/>
</draw:frame>
Power has been lifting for the first time since 1959 has canceled the traditional parade on May 1(International Workers' Solidarity Day)Due to the fuel deficiency.</text:p>
      <text:p text:style-name="P4">
As Ukrinform reports, it reports <text:a xlink:type="simple" xlink:href="http://www.bbc.com/news/world-latin-america-65442845" text:style-name="Internet_20_link" text:visited-style-name="Visited_20_Internet_20_Link">
</text:a>
.</text:p>
      <text:p text:style-name="P4">
Each year, hundreds of thousands of people come from the whole island to fill the area of revolution in the Havana capital on the International Day of Solidarity.</text:p>
      <text:p text:style-name="P4">
This year's abolition of the traditional parade on May 1 has been the first time since the revolution of 1959, when the celebration was abolished for economic reasons.</text:p>
      <text:p text:style-name="P4">
In recent weeks, long -range queues have been formed at the gas station because of a fuel deficiency, and drivers often have to wait a few days to fill the tank of their own vehicles.</text:p>
      <text:p text:style-name="P4">
<text:span text:style-name="T4">
 Read also: </text:span>
 <text:a xlink:type="simple" xlink:href="https://www.ukrinform.ua/rubric-world/3699900-na-svatkuvanna-9-travna-do-moskvi-priide-lise-odin-inozemnij-lider-roszmi.html" text:style-name="Internet_20_link" text:visited-style-name="Visited_20_Internet_20_Link">
</text:a>
Earlier this month, President Miguel Dias-Cancel stated that the Cuba receives only thirds of the fuel she needed, adding that suppliers did not fulfill the contractual obligations.</text:p>
      <text:p text:style-name="P4">
It is noted that <text:a xlink:type="simple" xlink:href="https://www.ukrinform.ua/tag-kuba" text:style-name="Internet_20_link" text:visited-style-name="Visited_20_Internet_20_Link">
</text:a>
It has access to donizozornoy crude oil, on an island that is under US sanctions, the country lacks capacities for its processing.</text:p>
      <text:p text:style-name="P4">
In recent years, the supply of raw oil from Venezuela, the largest supplier of fuel in Cuba, has fallen by 50%.</text:p>
      <text:p text:style-name="P4">
Analysts are convinced that Venezuela herself has serious problems, and it becomes difficult for her to subsidize her socialist ally.</text:p>
      <text:p text:style-name="P4">
<text:span text:style-name="T4">
 Read also: </text:span>
 <text:a xlink:type="simple" xlink:href="https://www.ukrinform.ua/rubric-world/3699887-u-kazahstani-skasuvali-vijskovij-parad-na-9-travna.html" text:style-name="Internet_20_link" text:visited-style-name="Visited_20_Internet_20_Link">
<text:span text:style-name="T4">
 Parade </text:span>
</text:a>
As reported by Ukrinform, Estonia has forbidden drivers to import gasoline in canisters from Russia since February 6.</text:p>
      <text:p text:style-name="P4">
News Source: <text:a xlink:type="simple" xlink:href="https://www.ukrinform.ua/rubric-world/3702823-na-kubi-vperse-za-64-roki-skasuvali-tradicijnij-parad-na-1-travna.html" text:style-name="Internet_20_link" text:visited-style-name="Visited_20_Internet_20_Link">
https://www.ukrinform.ua/rubric-world/3702823-na-kubi-vperse-za-64-roki-skasuvali-tradicijnij-parad-na-1-travna.html</text:a>
</text:p>
      <!--NEWS-->
      <text:h text:style-name="P10" text:outline-level="1">
<text:span text:style-name="T4">
Reznikov congratulated the border guards: we will win and control every meter of our border</text:span>
</text:h>
      <text:p text:style-name="P4">
Authors: Ukrinform (Person)</text:p>
      <text:p text:style-name="P4">
Publisher: Укринформ (Organization)</text:p>
      <text:p text:style-name="P4">
Published Time: 2023-04-30T17:49:56+03:00</text:p>
      <text:p text:style-name="P4">
Modified Time: 2023-04-30T17:49:56+03:00</text:p>
      <text:p text:style-name="P4">
Description: Defense Minister Alexei Reznikov congratulated the border guards on a professional holiday. - Ukrinform.</text:p>
      <text:p text:style-name="P4">
Images: ["<text:a xlink:type="simple" xlink:href="https://static.ukrinform.com/photos/2023_04/thumb_files/630_360_1682866013-750.jpg" text:style-name="Internet_20_link" text:visited-style-name="Visited_20_Internet_20_Link">
630_360_16828...</text:a>
"]</text:p>
      <text:p text:style-name="P4">
Tags: ['Прикордонники', 'Резніков', 'Війна з росією']</text:p>
      <text:p text:style-name="P4">
Type: Article</text:p>
      <!--METADATA-->
      <text:p text:style-name="P4">
<draw:frame draw:style-name="fr1" draw:name="Image174" text:anchor-type="as-char" svg:width="6.9236in" svg:height="3.956343in" draw:z-index="0">
<draw:image xlink:href="../Images/yкринформ/2023-04-30T17-49-56-03-00/630_360_1682866013-750.jpg" xlink:type="simple" xlink:show="embed" xlink:actuate="onLoad" draw:mime-type="image/jpeg"/>
</draw:frame>
Ministry of Ministry Alexei Reznikov congratulated the border guards on a professional holiday.</text:p>
      <text:p text:style-name="P4">
The post he published in <text:a xlink:type="simple" xlink:href="http://twitter.com/oleksiireznikov/status/1652678025987629057" text:style-name="Internet_20_link" text:visited-style-name="Visited_20_Internet_20_Link">
</text:a>
, reports Ukrinform.</text:p>
      <text:p text:style-name="P4">
«I congratulate colleagues from the State Tax Service of Ukraine on the Day of the State Border Service of Ukraine!Together, we are afraid of our country, its freedom, independence and borders. We will win. We will control every meter of the border of our country, ”Reznikov wrote.</text:p>
      <text:p text:style-name="P4">
He also thanked the border guards for the service.</text:p>
      <text:p text:style-name="P4">
<text:span text:style-name="T4">
 Read also: </text:span>
 <text:a xlink:type="simple" xlink:href="https://www.ukrinform.ua/rubric-ato/3702741-zaluznij-prikordonnikam-vi-persi-hto-dav-gidnu-vidpovid-zagarbnikam.html" text:style-name="Internet_20_link" text:visited-style-name="Visited_20_Internet_20_Link">
<text:span text:style-name="T4">
 border guard </text:span>
</text:a>
As reported by Ukrinform, on April 30 in Ukraine celebrate the day of the border guard.</text:p>
      <text:p text:style-name="P4">
News Source: <text:a xlink:type="simple" xlink:href="https://www.ukrinform.ua/rubric-ato/3702824-reznikov-privitav-prikordonnikiv-peremozemo-i-kontroluvatimemo-kozen-metr-nasogo-kordonu.html" text:style-name="Internet_20_link" text:visited-style-name="Visited_20_Internet_20_Link">
https://www.ukrinform.ua/rubric-ato/3702824-reznikov-privitav-prikordonnikiv-peremozemo-i-kontroluvatimemo-kozen-metr-nasogo-kordonu.html</text:a>
</text:p>
      <!--NEWS-->
      <text:h text:style-name="P10" text:outline-level="1">
<text:span text:style-name="T4">
APL: Newcastle won Southampton</text:span>
</text:h>
      <text:p text:style-name="P4">
Authors: Ukrinform (Person)</text:p>
      <text:p text:style-name="P4">
Publisher: Укринформ (Organization)</text:p>
      <text:p text:style-name="P4">
Published Time: 2023-04-30T17:56:23+03:00</text:p>
      <text:p text:style-name="P4">
Modified Time: 2023-04-30T17:56:23+03:00</text:p>
      <text:p text:style-name="P4">
Description: The victory "Forty" allowed them to stay in the third stage in the Championship of England. - Ukrinform.</text:p>
      <text:p text:style-name="P4">
Images: ["<text:a xlink:type="simple" xlink:href="https://static.ukrinform.com/photos/2023_04/thumb_files/630_360_1682866368-841.jpg" text:style-name="Internet_20_link" text:visited-style-name="Visited_20_Internet_20_Link">
630_360_16828...</text:a>
"]</text:p>
      <text:p text:style-name="P4">
Tags: ['Футбол', 'АПЛ']</text:p>
      <text:p text:style-name="P4">
Type: Article</text:p>
      <!--METADATA-->
      <text:p text:style-name="P4">
<draw:frame draw:style-name="fr1" draw:name="Image175" text:anchor-type="as-char" svg:width="6.9236in" svg:height="3.956343in" draw:z-index="0">
<draw:image xlink:href="../Images/yкринформ/2023-04-30T17-56-23-03-00/630_360_1682866368-841.jpg" xlink:type="simple" xlink:show="embed" xlink:actuate="onLoad" draw:mime-type="image/jpeg"/>
</draw:frame>
The victory of the Forty allowed them to stay in the third stage in the Championship of England.</text:p>
      <text:p text:style-name="P4">
Newcastle won the Southampton on its field 3: 1 in the 34th round of the English Premier League, Ukrinform reports.</text:p>
      <text:p text:style-name="P4">
In the "forty" double on Vilson's account. Another goal in your gate is a punch. Southampton responded with the only accurate blow to Armstrong.</text:p>
      <text:p text:style-name="P4">
Newcastle occupies the 3rd place in the APL, having 65 points in the asset after 33 played.</text:p>
      <text:p text:style-name="P4">
<text:span text:style-name="T4">
 Read also: </text:span>
 <text:a xlink:type="simple" xlink:href="https://www.ukrinform.ua/rubric-sports/3702725-matci-24go-turu-futbolnoi-premerligi-ukraini-projdut-34-travna.html" text:style-name="Internet_20_link" text:visited-style-name="Visited_20_Internet_20_Link">
<text:span text:style-name="T4">
 Football </text:span>
</text:a>
Southampton - the last in the table of the Championship of England - 24 points after 34 mats.</text:p>
      <text:p text:style-name="P4">
Photo: twitter.com/nufc</text:p>
      <text:p text:style-name="P4">
News Source: <text:a xlink:type="simple" xlink:href="https://www.ukrinform.ua/rubric-sports/3702825-apl-nukasl-peremig-sautgempton.html" text:style-name="Internet_20_link" text:visited-style-name="Visited_20_Internet_20_Link">
https://www.ukrinform.ua/rubric-sports/3702825-apl-nukasl-peremig-sautgempton.html</text:a>
</text:p>
      <!--NEWS-->
      <text:h text:style-name="P10" text:outline-level="1">
<text:span text:style-name="T4">
Man City overcame Fulgem and headed the APL</text:span>
</text:h>
      <text:p text:style-name="P4">
Authors: Ukrinform (Person)</text:p>
      <text:p text:style-name="P4">
Publisher: Укринформ (Organization)</text:p>
      <text:p text:style-name="P4">
Published Time: 2023-04-30T18:03:16+03:00</text:p>
      <text:p text:style-name="P4">
Modified Time: 2023-04-30T18:03:16+03:00</text:p>
      <text:p text:style-name="P4">
Description: Guardioli's Hosep's wards moved Arsenal at the first stage of the England Championship. - Ukrinform.</text:p>
      <text:p text:style-name="P4">
Images: ["<text:a xlink:type="simple" xlink:href="https://static.ukrinform.com/photos/2023_04/thumb_files/630_360_1682866940-243.jpg" text:style-name="Internet_20_link" text:visited-style-name="Visited_20_Internet_20_Link">
630_360_16828...</text:a>
"]</text:p>
      <text:p text:style-name="P4">
Tags: ['Футбол', 'Манчестер Сіті', 'АПЛ']</text:p>
      <text:p text:style-name="P4">
Type: Article</text:p>
      <!--METADATA-->
      <text:p text:style-name="P4">
<draw:frame draw:style-name="fr1" draw:name="Image176" text:anchor-type="as-char" svg:width="6.9236in" svg:height="3.956343in" draw:z-index="0">
<draw:image xlink:href="../Images/yкринформ/2023-04-30T18-03-16-03-00/630_360_1682866940-243.jpg" xlink:type="simple" xlink:show="embed" xlink:actuate="onLoad" draw:mime-type="image/jpeg"/>
</draw:frame>
Guardioli's wards moved Arsenal at the first stage of the England Championship.</text:p>
      <text:p text:style-name="P4">
Manchester City in a foreign field won Fulgem 2: 1 in the 34th round of the English Premier League, Ukrinform reports.</text:p>
      <text:p text:style-name="P4">
In the "locals" were distinguished by Dutland and Alvarez. Fulgem answered Carlos Vinisius accurately.</text:p>
      <text:p text:style-name="P4">
The victory allowed Man City to head the APL, having 76 points in the asset after 32 mats.</text:p>
      <text:p text:style-name="P4">
<text:span text:style-name="T4">
 Read also: </text:span>
 <text:a xlink:type="simple" xlink:href="https://www.ukrinform.ua/rubric-sports/3702825-apl-nukasl-peremig-sautgempton.html" text:style-name="Internet_20_link" text:visited-style-name="Visited_20_Internet_20_Link">
</text:a>
As it was reported, Arsenal dropped to the second place - 75 points after 33 matches.</text:p>
      <text:p text:style-name="P4">
Photo: mancity.com</text:p>
      <text:p text:style-name="P4">
News Source: <text:a xlink:type="simple" xlink:href="https://www.ukrinform.ua/rubric-sports/3702828-man-siti-zdolav-fulgem-i-ocoliv-apl.html" text:style-name="Internet_20_link" text:visited-style-name="Visited_20_Internet_20_Link">
https://www.ukrinform.ua/rubric-sports/3702828-man-siti-zdolav-fulgem-i-ocoliv-apl.html</text:a>
</text:p>
      <!--NEWS-->
      <text:h text:style-name="P10" text:outline-level="1">
<text:span text:style-name="T4">
In Bakhmut, a journalist-military Vladimir Mukan was killed</text:span>
</text:h>
      <text:p text:style-name="P4">
Authors: Ukrinform (Person)</text:p>
      <text:p text:style-name="P4">
Publisher: Укринформ (Organization)</text:p>
      <text:p text:style-name="P4">
Published Time: 2023-04-30T18:08:00+03:00</text:p>
      <text:p text:style-name="P4">
Modified Time: 2023-04-30T18:08:00+03:00</text:p>
      <text:p text:style-name="P4">
Description: In Bakhmut, a Ukrainian journalist and a military journalist and military journalist and military journalist and military journalist and military journalist and military journalist and military journalist and military journalist and military journalist and military. - Ukrinform.</text:p>
      <text:p text:style-name="P4">
Images: ["<text:a xlink:type="simple" xlink:href="https://static.ukrinform.com/photos/2023_04/thumb_files/630_360_1682412643-256.png" text:style-name="Internet_20_link" text:visited-style-name="Visited_20_Internet_20_Link">
630_360_16824...</text:a>
", "<text:a xlink:type="simple" xlink:href="https://static.ukrinform.com/photos/2023_04/1682867246-138.jpg" text:style-name="Internet_20_link" text:visited-style-name="Visited_20_Internet_20_Link">
1682867246-13...</text:a>
"]</text:p>
      <text:p text:style-name="P4">
Tags: ['Бахмут', 'ЗСУ', 'Журналіст', 'Війна з росією']</text:p>
      <text:p text:style-name="P4">
Type: Article</text:p>
      <!--METADATA-->
      <text:p text:style-name="P4">
<draw:frame draw:style-name="fr1" draw:name="Image177" text:anchor-type="as-char" svg:width="6.9236in" svg:height="3.956343in" draw:z-index="0">
<draw:image xlink:href="../Images/yкринформ/2023-04-30T18-08-00-03-00/630_360_1682412643-256.png" xlink:type="simple" xlink:show="embed" xlink:actuate="onLoad" draw:mime-type="image/png"/>
</draw:frame>
In Bakhmut, on April 29, Ukrainian journalist Vladimir Mukan was killed during the combat mission.</text:p>
      <text:p text:style-name="P4">
According to Ukrinform about this National Union of Journalists of Ukraine reports UV <text:a xlink:type="simple" xlink:href="https://t.me/spilkanews/5952" text:style-name="Internet_20_link" text:visited-style-name="Visited_20_Internet_20_Link">
</text:a>
<text:a xlink:type="simple" xlink:href="https://t.me/spilkanews/5952" text:style-name="Internet_20_link" text:visited-style-name="Visited_20_Internet_20_Link">
</text:a>
The death of the journalist became known from his Facebook page.</text:p>
      <text:p text:style-name="P4">
<draw:frame draw:style-name="fr1" draw:name="Image178" text:anchor-type="as-char" svg:width="4.492188in" svg:height="10.0in" draw:z-index="0">
<draw:image xlink:href="../Images/yкринформ/2023-04-30T18-08-00-03-00/1682867246-138.jpg" xlink:type="simple" xlink:show="embed" xlink:actuate="onLoad" draw:mime-type="image/jpeg"/>
</draw:frame>
Before the war, Mukan worked <text:a xlink:type="simple" xlink:href="https://www.ukrinform.ua/tag-zurnalist" text:style-name="Internet_20_link" text:visited-style-name="Visited_20_Internet_20_Link">
</text:a>
Iredactor in the newspaper in Ukrainian, the magazine "Country" and the Internet portaligazeta.ua. For several years he was a co -organizer of the largest retro festival in Ukraine Old Car Land, ”the message reads.</text:p>
      <text:p text:style-name="P4">
The NSU expresses its sincere condolences to the relatives and relatives of the deceased.</text:p>
      <text:p text:style-name="P4">
As reported by Ukrinform, in April, a former BBC News journalist Alexander Bondarenko was killed on the front line in Ukraine.</text:p>
      <text:p text:style-name="P4">
<text:span text:style-name="T5">
Foto: Constantine Liber</text:span>
</text:p>
      <text:p text:style-name="P4">
News Source: <text:a xlink:type="simple" xlink:href="https://www.ukrinform.ua/rubric-ato/3702829-u-bahmuti-zaginuv-zurnalistvijskovij-volodimir-mukan.html" text:style-name="Internet_20_link" text:visited-style-name="Visited_20_Internet_20_Link">
https://www.ukrinform.ua/rubric-ato/3702829-u-bahmuti-zaginuv-zurnalistvijskovij-volodimir-mukan.html</text:a>
</text:p>
      <!--NEWS-->
      <text:h text:style-name="P10" text:outline-level="1">
<text:span text:style-name="T4">
Lithuanian Foreign Minister appealed to "peacekeepers": request negotiations with Putin, not Zelensky</text:span>
</text:h>
      <text:p text:style-name="P4">
Authors: Ukrinform (Person)</text:p>
      <text:p text:style-name="P4">
Publisher: Укринформ (Organization)</text:p>
      <text:p text:style-name="P4">
Published Time: 2023-04-30T18:40:53+03:00</text:p>
      <text:p text:style-name="P4">
Modified Time: 2023-04-30T18:40:53+03:00</text:p>
      <text:p text:style-name="P4">
Description: Lithuanian Foreign Minister Gabrielus Landsbergis advised people who call for peace talks, demand them from Russian President Vladimir Putin, not President of Ukraine Vladimir Zelensky. - Ukrinform.</text:p>
      <text:p text:style-name="P4">
Images: ["<text:a xlink:type="simple" xlink:href="https://static.ukrinform.com/photos/2022_09/thumb_files/630_360_1663873623-915.jpeg" text:style-name="Internet_20_link" text:visited-style-name="Visited_20_Internet_20_Link">
630_360_16638...</text:a>
"]</text:p>
      <text:p text:style-name="P4">
Tags: ['Литва', 'Переговори', 'Україна', 'Війна з росією']</text:p>
      <text:p text:style-name="P4">
Type: Article</text:p>
      <!--METADATA-->
      <text:p text:style-name="P4">
<draw:frame draw:style-name="fr1" draw:name="Image179" text:anchor-type="as-char" svg:width="6.9236in" svg:height="3.956343in" draw:z-index="0">
<draw:image xlink:href="../Images/yкринформ/2023-04-30T18-40-53-03-00/630_360_1663873623-915.jpeg" xlink:type="simple" xlink:show="embed" xlink:actuate="onLoad" draw:mime-type="image/jpeg"/>
</draw:frame>
Lithuania's Minister of Law Gabrielus Landsbergis advised people who call for Doming negotiations, demand them from Russian President Vladimir Putin, and the non -resident of Ukraine Vladimir Zelensky.</text:p>
      <text:p text:style-name="P4">
As Ukrinform reports, he reported this in <text:a xlink:type="simple" xlink:href="http://twitter.com/GLandsbergis/status/1652638109761261571" text:style-name="Internet_20_link" text:visited-style-name="Visited_20_Internet_20_Link">
</text:a>
.</text:p>
      <text:p text:style-name="P4">
"You do not ask for" both sides "to" discuss peace "after the invasion. You are a way of going away. Those who want peace have to address their requirements <text:a xlink:type="simple" xlink:href="https://www.ukrinform.ua/tag-putin" text:style-name="Internet_20_link" text:visited-style-name="Visited_20_Internet_20_Link">
</text:a>
, not Zelensky, ” - wroteland.</text:p>
      <text:p text:style-name="P4">
<text:span text:style-name="T4">
 Read also: </text:span>
 <text:a xlink:type="simple" xlink:href="https://www.ukrinform.ua/rubric-polytics/3701538-smigal-pro-peregovori-z-rf-nehaj-spocatku-vorog-pide-z-ukraini.html" text:style-name="Internet_20_link" text:visited-style-name="Visited_20_Internet_20_Link">
<text:span text:style-name="T4">
 negotiations </text:span>
</text:a>
As reported by Ukrinform, President Volodymyr Zelenskyy <text:a xlink:type="simple" xlink:href="https://www.ukrinform.ua/rubric-polytics/3690082-zelenskij-vvazae-peregovori-mozlivimi-pisla-togo-ak-rosia-bez-bou-vivede-z-ukraini-vijska.html" text:style-name="Internet_20_link" text:visited-style-name="Visited_20_Internet_20_Link">
</text:a>
that the start of the diplomatic format and fixation of the end of the Rosijani resolved against Ukraine at a large table in the presence of "decent" states can only be if Russia removed its troops from Ukraine without a fight.</text:p>
      <text:p text:style-name="P4">
News Source: <text:a xlink:type="simple" xlink:href="https://www.ukrinform.ua/rubric-world/3702836-glava-mzs-litvi-zvernuvsa-do-mirotvorciv-vimagajte-peregovoriv-u-putina-a-ne-zelenskogo.html" text:style-name="Internet_20_link" text:visited-style-name="Visited_20_Internet_20_Link">
https://www.ukrinform.ua/rubric-world/3702836-glava-mzs-litvi-zvernuvsa-do-mirotvorciv-vimagajte-peregovoriv-u-putina-a-ne-zelenskogo.html</text:a>
</text:p>
      <!--NEWS-->
      <text:h text:style-name="P10" text:outline-level="1">
<text:span text:style-name="T4">
Lubinets advises Ukrainians in the occupied territories to take a passport of the Russian Federation for the sake of conservation of life</text:span>
</text:h>
      <text:p text:style-name="P4">
Authors: Ukrinform (Person)</text:p>
      <text:p text:style-name="P4">
Publisher: Укринформ (Organization)</text:p>
      <text:p text:style-name="P4">
Published Time: 2023-04-30T18:43:34+03:00</text:p>
      <text:p text:style-name="P4">
Modified Time: 2023-04-30T18:43:34+03:00</text:p>
      <text:p text:style-name="P4">
Description: Ukrainians who are in the temporarily occupied territories must take the Russian passport in order to preserve their lives, or to leave such territories in any way. - Ukrinform.</text:p>
      <text:p text:style-name="P4">
Images: ["<text:a xlink:type="simple" xlink:href="https://static.ukrinform.com/photos/2022_12/thumb_files/630_360_1671020279-375.jpg" text:style-name="Internet_20_link" text:visited-style-name="Visited_20_Internet_20_Link">
630_360_16710...</text:a>
"]</text:p>
      <text:p text:style-name="P4">
Tags: ['Паспорт', 'Війна з росією', 'Дмитро Лубінець', 'Єдині новини']</text:p>
      <text:p text:style-name="P4">
Type: Article</text:p>
      <!--METADATA-->
      <text:p text:style-name="P4">
<draw:frame draw:style-name="fr1" draw:name="Image180" text:anchor-type="as-char" svg:width="6.9236in" svg:height="3.956343in" draw:z-index="0">
<draw:image xlink:href="../Images/yкринформ/2023-04-30T18-43-34-03-00/630_360_1671020279-375.jpg" xlink:type="simple" xlink:show="embed" xlink:actuate="onLoad" draw:mime-type="image/jpeg"/>
</draw:frame>
Ukrainians who are in the temporarily occupied territories must take the Russian passport in order to maintain their lives, or to leave such a Terutitarian in any way.</text:p>
      <text:p text:style-name="P4">
The Commissioner of the Verkhovna Rada Dmitry Lubinets said this in the Telelorphone "The One News", the correspondent of Ukrinform reports.</text:p>
      <text:p text:style-name="P4">
"I think this decree(Putin's decree allowing deportation from the temporary -heated territories of Ukrainians who did not take the citizenship of the Russian Federation - ed.)It is not exactly for the deportation of Ukrainians. This decree is aimed at providing forced certification, which takes place at the temporarily occupying territory of Ukraine. This is the first. And the second is to fix and put a point in this process. I think that all citizens of Ukraine who will give up the Russian passport are simply arrested. And this will be a separate category of civilian prisoners, which the Russian Federation will be held captive, in the imprisonment of the territory or in the temporarily occupied territory of Ukraine, " - emphasized.</text:p>
      <text:p text:style-name="P4">
<text:span text:style-name="T4">
 Read also: </text:span>
 <text:a xlink:type="simple" xlink:href="https://www.ukrinform.ua/rubric-ato/3699915-rosia-rozdae-svoi-pasporti-na-okupovanih-teritoriah-sob-pokazati-vtorgnenna-ak-uspih-rozvidka-britanii.html" text:style-name="Internet_20_link" text:visited-style-name="Visited_20_Internet_20_Link">
<text:span text:style-name="T4">
 Passport </text:span>
</text:a>
He noted that Ukraine should continue legally the path of non -recognition of Russian passports, which are now issued under such direct, physical pressure of citizens of Ukrainian in the temporarily occupied territory of Ukraine.</text:p>
      <text:p text:style-name="P4">
"I would advise you to take the Russian passport, however, to make a decision to take out. This is the most important. We understand that it happens under pressure, physical fit. So take a passport, survive, wait for we will release this. law-to officially get away from this passport and return to normal life. Or for a manner to make decisions and leave this territory in any way because of any territory of other countries, but simply leave. We understand that Caesarase is the issue of survival in this territory " , - said Lubin.</text:p>
      <text:p text:style-name="P4">
He emphasized that it was the Russians who exert such pressure, such a certification, commit a new separate military crime.<text:span text:style-name="T4">
 Read also: </text:span>
 <text:a xlink:type="simple" xlink:href="https://www.ukrinform.ua/rubric-society/3702018-ukraina-vimagae-vid-rf-vidkriti-gumanitarni-koridori-dla-ziteliv-okupovanih-teritorij.html" text:style-name="Internet_20_link" text:visited-style-name="Visited_20_Internet_20_Link">
</text:a>
As reported by Ukrinform, suspected of war crimes <text:a xlink:type="simple" xlink:href="https://www.ukrinform.ua/tag-prezident" text:style-name="Internet_20_link" text:visited-style-name="Visited_20_Internet_20_Link">
</text:a>
Russia Vladimir Putin <text:a xlink:type="simple" xlink:href="https://www.ukrinform.ua/rubric-ato/3701757-putin-pidpisav-ukaz-so-dozvolae-deportuvati-ukrainciv-z-timcasovo-okupovanih-teritorij.html" text:style-name="Internet_20_link" text:visited-style-name="Visited_20_Internet_20_Link">
</text:a>
that allows the residents of the temporarily occupied territories of Ukraine who have not taken the citizen of the Russian Federation. The decree stipulates that Ukrainian citizens or passport owners of puppet "DNR", "LNR" should either become Russian citizens, or to assert that they do not want to do it. Those who choose the second option from July 12024 will be considered foreigners and, accordingly, can be deported.</text:p>
      <text:p text:style-name="P4">
News Source: <text:a xlink:type="simple" xlink:href="https://www.ukrinform.ua/rubric-society/3702838-lubinec-radit-ukraincam-na-okupovanih-teritoriah-brati-pasport-rf-zaradi-zberezenna-zitta.html" text:style-name="Internet_20_link" text:visited-style-name="Visited_20_Internet_20_Link">
https://www.ukrinform.ua/rubric-society/3702838-lubinec-radit-ukraincam-na-okupovanih-teritoriah-brati-pasport-rf-zaradi-zberezenna-zitta.html</text:a>
</text:p>
      <!--NEWS-->
      <text:h text:style-name="P10" text:outline-level="1">
<text:span text:style-name="T4">
The NBU sold almost $ 445 million on the interbank interbank</text:span>
</text:h>
      <text:p text:style-name="P4">
Authors: Ukrinform (Person)</text:p>
      <text:p text:style-name="P4">
Publisher: Укринформ (Organization)</text:p>
      <text:p text:style-name="P4">
Published Time: 2023-04-30T19:03:21+03:00</text:p>
      <text:p text:style-name="P4">
Modified Time: 2023-04-30T19:03:21+03:00</text:p>
      <text:p text:style-name="P4">
Description: The National Bank of Ukraine sold $ 444.74 million in the interbank foreign exchange market. USA. - Ukrinform.</text:p>
      <text:p text:style-name="P4">
Images: ["<text:a xlink:type="simple" xlink:href="https://static.ukrinform.com/photos/2020_04/thumb_files/630_360_1588017785-633.jpg" text:style-name="Internet_20_link" text:visited-style-name="Visited_20_Internet_20_Link">
630_360_15880...</text:a>
"]</text:p>
      <text:p text:style-name="P4">
Tags: ['Нацбанк', 'Валюта']</text:p>
      <text:p text:style-name="P4">
Type: Article</text:p>
      <!--METADATA-->
      <text:p text:style-name="P4">
<draw:frame draw:style-name="fr1" draw:name="Image181" text:anchor-type="as-char" svg:width="6.9236in" svg:height="3.956343in" draw:z-index="0">
<draw:image xlink:href="../Images/yкринформ/2023-04-30T19-03-21-03-00/630_360_1588017785-633.jpg" xlink:type="simple" xlink:show="embed" xlink:actuate="onLoad" draw:mime-type="image/jpeg"/>
</draw:frame>
The National Bank of Ukraine sold $ 444.74 million at the interbank foreign currency market. USA.</text:p>
      <text:p text:style-name="P4">
According to Ukrinform, such results of currency interventions are published on <text:a xlink:type="simple" xlink:href="http://bank.gov.ua/ua/markets/currency-interventions" text:style-name="Internet_20_link" text:visited-style-name="Visited_20_Internet_20_Link">
</text:a>
According to the results of currency interventions, from April 24 to April 28, 2023, the National Bank of Ukraine sold 444.74 million to the interbank foreign exchange market. USA. The regulator bought $ 2.68 million. USA.</text:p>
      <text:p text:style-name="P4">
In total, since the beginning of 2023, the regulator sold $ 8.617 billion to the interbank bank. This was $ 64.98 million.</text:p>
      <text:p text:style-name="P4">
<text:span text:style-name="T4">
 Read also: </text:span>
 <text:a xlink:type="simple" xlink:href="https://www.ukrinform.ua/rubric-economy/3701874-nacbank-pererahuvav-do-budzetu-majze-72-milardi-griven.html" text:style-name="Internet_20_link" text:visited-style-name="Visited_20_Internet_20_Link">
<text:span text:style-name="T4">
 National Bank </text:span>
</text:a>
As it was reported, for 2022 <text:a xlink:type="simple" xlink:href="https://www.ukrinform.ua/tag-nacbank" text:style-name="Internet_20_link" text:visited-style-name="Visited_20_Internet_20_Link">
</text:a>
Sold interbank $ 26.380 billion. and EUR 1.789 billion, as well as purchased $ 3.267 billion and 110.97 million euros.</text:p>
      <text:p text:style-name="P4">
News Source: <text:a xlink:type="simple" xlink:href="https://www.ukrinform.ua/rubric-economy/3702842-nbu-za-tizden-prodav-na-mizbanku-majze-445-miljoniv.html" text:style-name="Internet_20_link" text:visited-style-name="Visited_20_Internet_20_Link">
https://www.ukrinform.ua/rubric-economy/3702842-nbu-za-tizden-prodav-na-mizbanku-majze-445-miljoniv.html</text:a>
</text:p>
      <!--NEWS-->
      <text:h text:style-name="P10" text:outline-level="1">
<text:span text:style-name="T4">
The Czech Republic should consider recognizing the deportation of Crimean Tatars with genocide - President</text:span>
</text:h>
      <text:p text:style-name="P4">
Authors: Ukrinform (Person)</text:p>
      <text:p text:style-name="P4">
Publisher: Укринформ (Organization)</text:p>
      <text:p text:style-name="P4">
Published Time: 2023-04-30T19:09:39+03:00</text:p>
      <text:p text:style-name="P4">
Modified Time: 2023-04-30T19:09:39+03:00</text:p>
      <text:p text:style-name="P4">
Description: Czech President Peter Pavel intends to discuss with the members of the parliament the issue of recognizing the deportation of the Crimean Tatar people in 1944 by an act of genocide. - Ukrinform.</text:p>
      <text:p text:style-name="P4">
Images: ["<text:a xlink:type="simple" xlink:href="https://static.ukrinform.com/photos/2023_02/thumb_files/630_360_1677401125-903.jpg" text:style-name="Internet_20_link" text:visited-style-name="Visited_20_Internet_20_Link">
630_360_16774...</text:a>
"]</text:p>
      <text:p text:style-name="P4">
Tags: ['Геноцид', 'Кримські татари', 'Війна з росією', 'Петр Павел']</text:p>
      <text:p text:style-name="P4">
Type: Article</text:p>
      <!--METADATA-->
      <text:p text:style-name="P4">
<draw:frame draw:style-name="fr1" draw:name="Image182" text:anchor-type="as-char" svg:width="6.9236in" svg:height="3.956343in" draw:z-index="0">
<draw:image xlink:href="../Images/yкринформ/2023-04-30T19-09-39-03-00/630_360_1677401125-903.jpg" xlink:type="simple" xlink:show="embed" xlink:actuate="onLoad" draw:mime-type="image/jpeg"/>
</draw:frame>
Presidential Petr Pavel intends to discuss with the members of the parliament the issue of deportation of the Crimean Tatar people in 1944 by the genocide.</text:p>
      <text:p text:style-name="P4">
He stated this at a briefing in Prague after a visit to Ukraine, reports Ukrinform.</text:p>
      <text:p text:style-name="P4">
According to Pavel, the Crimean Tatars for a very long time, since the reign of Stalin in the USSR, are harassed by <text:a xlink:type="simple" xlink:href="https://www.ukrinform.ua/tag-rosia" text:style-name="Internet_20_link" text:visited-style-name="Visited_20_Internet_20_Link">
</text:a>
. Representatives of this people appealed to the President of the Czech Republic during his prostate to Ukraine so that the Czech Republic would join a number of countries that condemned the Crimean Tatars in 1944 as an act of genocide.</text:p>
      <text:p text:style-name="P4">
"In the past, what could be called genocide can be called a pure conscience, although it was called the relocation of the Vyvniyan Union ... This migration had all the features of the Genocide," the President said, adding that he would discuss this issue with parliamentary members.</text:p>
      <text:p text:style-name="P4">
He also recalled that the Crimean Tatars supported Czechoslovakia in 1968, after its occupation of the USSR, and the Czechs have not to forget about it.</text:p>
      <text:p text:style-name="P4">
<text:span text:style-name="T4">
 Read also: </text:span>
 <text:a xlink:type="simple" xlink:href="https://www.ukrinform.ua/rubric-ato/3702832-cehia-sukatime-slahi-zbilsenna-postavok-ukraini-boepripasiv-pavel.html" text:style-name="Internet_20_link" text:visited-style-name="Visited_20_Internet_20_Link">
<text:span text:style-name="T4">
 Pavel </text:span>
</text:a>
As it was reported, the President of the Czech Republic Peter Pavel, together with the president of Slovakia, visited Ukraine on April 28-29.</text:p>
      <text:p text:style-name="P4">
The deportation of the Crimean Tatars began on May 18, 1944 and lasted in the early June(The first and largest wave ended on May 20). Офіційноюпідставою для неї стала таємна постанова Державного комітету оборони № 5859«Про кримських татар» від 11 травня 1944 року, в якій кримським татарамвисувалися претензії у начебто масовій зраді та масовому колабораціонізмі зачасів окупації Криму нацистськими військами.</text:p>
      <text:p text:style-name="P4">
Починаючи з 1994 року Україна 18 травня відзначає День скорботи й пам’ятіжертв депортації кримськотатарського народу, з 2016 року – День пам’яті жертвгеноциду кримськотатарського народу, згідно з постановою Верховної Ради «Провизнання геноциду кримськотатарського народу» від 12 листопада 2015 року.</text:p>
      <text:p text:style-name="P4">
<text:span text:style-name="T5">
Фото: Shutterstock/Fotodom</text:span>
</text:p>
      <text:p text:style-name="P4">
News Source: <text:a xlink:type="simple" xlink:href="https://www.ukrinform.ua/rubric-crimea/3702843-cehia-mae-rozglanuti-pitanna-sodo-viznanna-deportacii-krimskih-tatar-genocidom-prezident.html" text:style-name="Internet_20_link" text:visited-style-name="Visited_20_Internet_20_Link">
https://www.ukrinform.ua/rubric-crimea/3702843-cehia-mae-rozglanuti-pitanna-sodo-viznanna-deportacii-krimskih-tatar-genocidom-prezident.html</text:a>
</text:p>
      <!--NEWS-->
      <text:h text:style-name="P10" text:outline-level="1">
<text:span text:style-name="T4">
The Armed Forces reflected 20 attacks by the Russians in Bakhmut and Marinka fights</text:span>
</text:h>
      <text:p text:style-name="P4">
Authors: Ukrinform (Person)</text:p>
      <text:p text:style-name="P4">
Publisher: Укринформ (Organization)</text:p>
      <text:p text:style-name="P4">
Published Time: 2023-04-30T19:12:00+03:00</text:p>
      <text:p text:style-name="P4">
Modified Time: 2023-04-30T19:12:00+03:00</text:p>
      <text:p text:style-name="P4">
Description: The Armed Forces of Ukraine reflected 20 attacks by the Russian army in three directions - Bakhmut, Avdiivsky and Marinski. - Ukrinform.</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Генштаб', "Мар'їнка", 'ЗСУ', 'Російські військові', 'Війна', '#stoprussia']</text:p>
      <text:p text:style-name="P4">
Type: Article</text:p>
      <!--METADATA-->
      <text:p text:style-name="P4">
<draw:frame draw:style-name="fr1" draw:name="Image183" text:anchor-type="as-char" svg:width="6.9236in" svg:height="3.956343in" draw:z-index="0">
<draw:image xlink:href="../Images/yкринформ/2023-04-30T19-12-00-03-00/630_360_1682412645-576.png" xlink:type="simple" xlink:show="embed" xlink:actuate="onLoad" draw:mime-type="image/png"/>
</draw:frame>
The armeds of Ukraine reflects 20 attacks by the Russian army in three directions - Bakhmut, Avdiivsky and Marinski.</text:p>
      <text:p text:style-name="P4">
According to Ukrinform, the General Staff of the Armed Forces of Ukraine reported in <text:a xlink:type="simple" xlink:href="https://www.facebook.com/MinistryofDefence.UA/posts/pfbid0nRWWtpEgkt9ajpxa34xUQGzF3iYRsEkjtWUTs7RsqLRUUak8jXKdGZ5Qro4tgovol" text:style-name="Internet_20_link" text:visited-style-name="Visited_20_Internet_20_Link">
</text:a>
Having published prompt information as of 18:00 Saturday, April 30.</text:p>
      <text:p text:style-name="P4">
"The Russian Federation continues to use terror tactics. Today the enemy has summarized two missile strikes in the cities of Kramatorsk and Konstantinovka. Also, during the day, it caused 15 aviation strikes and made about 30 shelling .</text:p>
      <text:p text:style-name="P4">
The likelihood of rocket and aviation strikes throughout Ukraine is high.</text:p>
      <text:p text:style-name="P4">
The enemy continues to focus on the main efforts on the offensive actions of the Nabakhmut, Avdi and Mariinsky directions. More than 20 Russians' attacks on the front of the front of the front were reflected during the day. Bakhmut and Marinka remain at the epicenter of the fighting, where <text:a xlink:type="simple" xlink:href="https://www.ukrinform.ua/tag-zsu" text:style-name="Internet_20_link" text:visited-style-name="Visited_20_Internet_20_Link">
</text:a>
steadily keep the defense.</text:p>
      <text:p text:style-name="P4">
<text:span text:style-name="T4">
 Read also: </text:span>
 <text:a xlink:type="simple" xlink:href="https://www.ukrinform.ua/rubric-ato/3702751-rf-pragne-vzati-pid-kontrol-cislenni-rosijski-voenizovani-ugrupovanna-gur.html" text:style-name="Internet_20_link" text:visited-style-name="Visited_20_Internet_20_Link">
</text:a>
In the Volyn and Polissya directions, no signs of formation of offensive groups were detected. On the territory of the Republic of Belarus there are still identified units of the Armed Forces of the Russian Federation.</text:p>
      <text:p text:style-name="P4">
In the Siversky and Slobozhansky directions, the enemy continues to keep some troops in the border areas with Ukraine. Carried out mortar and artillery shelling of inhabited pens of Mykolaivka, Halaganivka, Leonivka of Chernihiv region; Mid-Budda, Friendship, Bachivsk of Sumy region, as well as red star, veterinary, shooter, deep, Krasne, Vovchansk, Loshakovo in Kharkiv region.</text:p>
      <text:p text:style-name="P4">
In the Kupyansk direction, the enemy did not perform the offensive actions. Artillery taminometric shelling of the enemy was suffered by the settlements of Kamianka, Krasne, two -year, Lyman First, Kislivka, Berestovo, Kharkiv region, Tanovoselivska Luhansk region.In the estate of artillery shelling of the enemy were inhabited, which, along with the line of combat collision, namely: Nevsky, Dibrova, Bigorivka, Luhansk region, wells, Verkhnyamyanskoye, Human and Razdolivka of Donetsk region.</text:p>
      <text:p text:style-name="P4">
In the Bakhmut direction, the enemy continues to take offensive actions. Bakhmut content is ongoing. In addition, during the day the enemy led unsuccessful offensive in the direction of the settlement Ivanivske. From the enemy shelling victims, Orikhovo-Vasylivka, Novomarka, Grigorivka, Bakhmut, times of Yar, Ivanivske, Konstantinovka, Bila Gora, Diliyivka, North, Iron, South Tanya York of Donetsk region.</text:p>
      <text:p text:style-name="P4">
In the Avdeevsky direction, the aggressor conducted offensive actions in the area of the inhabited donations of Avdiivka and the Pervomaisk Donetsk region, there was no success. The settlements of the settlements Novokalinovo, Avdiivka, Tonenko, Karlovka, Waterway Pervomaisk.</text:p>
      <text:p text:style-name="P4">
In the Marine direction, the Russians continue to attack the positions of defense forces. The fighting for Marinka. Settlements of Krasrasnogorivka, Marinka, Venta and Novomikhailivka of Donetsk region were enemy.</text:p>
      <text:p text:style-name="P4">
<text:span text:style-name="T4">
 Read also: </text:span>
 <text:a xlink:type="simple" xlink:href="https://www.ukrinform.ua/rubric-ato/3702671-prigozin-boitsa-kontratak-zsu-u-bahmuti-institut-vivcenna-vijni.html" text:style-name="Internet_20_link" text:visited-style-name="Visited_20_Internet_20_Link">
</text:a>
In the mineral direction during the day the enemy of offensive actions did not carry out.</text:p>
      <text:p text:style-name="P4">
In Zaporizhzhya and Kherson directions, the aggressor continues to keep defense. During the day, the enemy fired the settlements. Among them are Vremivka, Burlatske, Novosilka, Novopol of Donetsk region; Olgivske, Gulyaypole, Belogorye, Mala Tokmachka, Novodanilovka and Kamianske Zaporizhzhya region, as well as the city of Kherson. He struck the aviation strike on the settlement of Kherson region.</text:p>
      <text:p text:style-name="P4">
"Local hospitals of temporarily occupied Lugansk are increasingly difficult to cope with the recognized number of wounded. For the treatment and rehabilitation of the Russian military to the city recently, a group of medical workers, in particular, surgeons, arrived from the Moscow region.<text:span text:style-name="T4">
 Read also: </text:span>
 <text:a xlink:type="simple" xlink:href="https://www.ukrinform.ua/rubric-ato/3702633-podolak-pro-kontrnastup-zsu-ce-budut-desatki-i-sotni-riznih-dij.html" text:style-name="Internet_20_link" text:visited-style-name="Visited_20_Internet_20_Link">
<text:span text:style-name="T4">
 counter -offensive </text:span>
</text:a>
Aviation of defense forces per day struck the areas of concentration of the personal composition of the enemy.</text:p>
      <text:p text:style-name="P4">
The missile troops and artillery units were struck by four areas of weapons and military equipment, as well as housekeeper, storage, two districts of enemy artillery and logistics centrifugal centuries.</text:p>
      <text:p text:style-name="P4">
As reported by Ukrinform, in the morning of April 30 the army of the Russian Federation several times <text:a xlink:type="simple" xlink:href="https://www.ukrinform.ua/rubric-ato/3702755-rosiani-obstrilali-avdiivku-z-gradiv-tankiv-ta-vdarili-z-litaka.html" text:style-name="Internet_20_link" text:visited-style-name="Visited_20_Internet_20_Link">
</text:a>
From the "Grads", twice hit the tanks of the tanned airline in the city center.</text:p>
      <text:p text:style-name="P4">
<text:span text:style-name="T5">
Foto: Konstantin Liber</text:span>
</text:p>
      <text:p text:style-name="P4">
News Source: <text:a xlink:type="simple" xlink:href="https://www.ukrinform.ua/rubric-ato/3702844-zsu-za-den-vidbili-20-atak-rosian-u-bahmuti-ta-marinci-tocatsa-boi.html" text:style-name="Internet_20_link" text:visited-style-name="Visited_20_Internet_20_Link">
https://www.ukrinform.ua/rubric-ato/3702844-zsu-za-den-vidbili-20-atak-rosian-u-bahmuti-ta-marinci-tocatsa-boi.html</text:a>
</text:p>
      <!--NEWS-->
      <text:h text:style-name="P10" text:outline-level="1">
<text:span text:style-name="T4">
Zaluzhny visited Lviv</text:span>
</text:h>
      <text:p text:style-name="P4">
Authors: Ukrinform (Person)</text:p>
      <text:p text:style-name="P4">
Publisher: Укринформ (Organization)</text:p>
      <text:p text:style-name="P4">
Published Time: 2023-04-30T19:14:14+03:00</text:p>
      <text:p text:style-name="P4">
Modified Time: 2023-04-30T19:14:14+03:00</text:p>
      <text:p text:style-name="P4">
Description: Commander -in -Chief of the Armed Forces of Ukraine Valery Zaluzhny visited Lviv. - Ukrinform.</text:p>
      <text:p text:style-name="P4">
Images: ["<text:a xlink:type="simple" xlink:href="https://static.ukrinform.com/photos/2023_04/thumb_files/630_360_1682871068-759.jpg" text:style-name="Internet_20_link" text:visited-style-name="Visited_20_Internet_20_Link">
630_360_16828...</text:a>
"]</text:p>
      <text:p text:style-name="P4">
Tags: ['Львів', 'Садовий', 'Валерій Залужний']</text:p>
      <text:p text:style-name="P4">
Type: Article</text:p>
      <!--METADATA-->
      <text:p text:style-name="P4">
<draw:frame draw:style-name="fr1" draw:name="Image184" text:anchor-type="as-char" svg:width="6.9236in" svg:height="3.956343in" draw:z-index="0">
<draw:image xlink:href="../Images/yкринформ/2023-04-30T19-14-14-03-00/630_360_1682871068-759.jpg" xlink:type="simple" xlink:show="embed" xlink:actuate="onLoad" draw:mime-type="image/jpeg"/>
</draw:frame>
Commander -in -Chief of the Armed Forces of Ukraine Valery Zaluzhny visited Lviv.</text:p>
      <text:p text:style-name="P4">
About it in <text:a xlink:type="simple" xlink:href="http://t.me/andriysadovyi/1517" text:style-name="Internet_20_link" text:visited-style-name="Visited_20_Internet_20_Link">
</text:a>
The mayor of Lviv Padyovy reported and published photos with the commander, Ukrinform reports.</text:p>
      <text:p text:style-name="P4">
“After this meeting, we have something to mention, but we have nothing to say. So far.</text:p>
      <text:p text:style-name="P4">
<text:span text:style-name="T4">
 Read also: </text:span>
 <text:a xlink:type="simple" xlink:href="https://www.ukrinform.ua/rubric-ato/3701446-zaluznij-i-ermak-obgovorili-z-milli-ta-sallivanom-situaciu-na-fronti.html" text:style-name="Internet_20_link" text:visited-style-name="Visited_20_Internet_20_Link">
<text:span text:style-name="T4">
 Zaluzhni </text:span>
</text:a>
As it was reported, the Commander -in -Chief of the Armed Forces Valery Zaluzhny <text:a xlink:type="simple" xlink:href="https://www.ukrinform.ua/rubric-ato/3702834-zaluznij-zustrivsa-iz-komanduvacem-sil-nato-v-evropi.html" text:style-name="Internet_20_link" text:visited-style-name="Visited_20_Internet_20_Link">
</text:a>
With the Supreme Commander -in -Chief of NATO Armed Forces in Europe, General Christopher Cavoli is widely important for the Armed Forces.</text:p>
      <text:p text:style-name="P4">
News Source: <text:a xlink:type="simple" xlink:href="https://www.ukrinform.ua/rubric-regions/3702845-zaluznij-vidvidav-lviv.html" text:style-name="Internet_20_link" text:visited-style-name="Visited_20_Internet_20_Link">
https://www.ukrinform.ua/rubric-regions/3702845-zaluznij-vidvidav-lviv.html</text:a>
</text:p>
      <!--NEWS-->
      <text:h text:style-name="P10" text:outline-level="1">
<text:span text:style-name="T4">
"Bavaria" won "Herta" and headed the Bundesliga</text:span>
</text:h>
      <text:p text:style-name="P4">
Authors: Ukrinform (Person)</text:p>
      <text:p text:style-name="P4">
Publisher: Укринформ (Organization)</text:p>
      <text:p text:style-name="P4">
Published Time: 2023-04-30T19:18:32+03:00</text:p>
      <text:p text:style-name="P4">
Modified Time: 2023-04-30T19:18:32+03:00</text:p>
      <text:p text:style-name="P4">
Description: The Munichs ahead of Borussia to one post. - Ukrinform.</text:p>
      <text:p text:style-name="P4">
Images: ["<text:a xlink:type="simple" xlink:href="https://static.ukrinform.com/photos/2023_04/thumb_files/630_360_1682871440-565.jpg" text:style-name="Internet_20_link" text:visited-style-name="Visited_20_Internet_20_Link">
630_360_16828...</text:a>
"]</text:p>
      <text:p text:style-name="P4">
Tags: ['Баварія', 'Футбол']</text:p>
      <text:p text:style-name="P4">
Type: Article</text:p>
      <!--METADATA-->
      <text:p text:style-name="P4">
<draw:frame draw:style-name="fr1" draw:name="Image185" text:anchor-type="as-char" svg:width="6.9236in" svg:height="3.956343in" draw:z-index="0">
<draw:image xlink:href="../Images/yкринформ/2023-04-30T19-18-32-03-00/630_360_1682871440-565.jpg" xlink:type="simple" xlink:show="embed" xlink:actuate="onLoad" draw:mime-type="image/jpeg"/>
</draw:frame>
The Munichets were prevented by Borussia to one post.</text:p>
      <text:p text:style-name="P4">
Bavaria defeated Herta 2: 0 in the 30th round of the German Bundesliga, reports Ukrinform.</text:p>
      <text:p text:style-name="P4">
Gnabri and team were distinguished as part of the Munich.</text:p>
      <text:p text:style-name="P4">
The victory over Herta helped Bavaria lead the Championship of Germany, having a bite of 62 points after 30 matches.</text:p>
      <text:p text:style-name="P4">
<text:span text:style-name="T4">
 Read also: </text:span>
 <text:a xlink:type="simple" xlink:href="https://www.ukrinform.ua/rubric-sports/3702828-man-siti-zdolav-fulgem-i-ocoliv-apl.html" text:style-name="Internet_20_link" text:visited-style-name="Visited_20_Internet_20_Link">
<text:span text:style-name="T4">
 Man </text:span>
 <text:span text:style-name="T4">
 City </text:span>
</text:a>
Dortmund Borussia is inferior to Bavaria in one point in the tournament.</text:p>
      <text:p text:style-name="P4">
Photo: twitter.com/fcbayern</text:p>
      <text:p text:style-name="P4">
News Source: <text:a xlink:type="simple" xlink:href="https://www.ukrinform.ua/rubric-sports/3702847-bavaria-peremogla-gertu-j-ocolila-bundesligu.html" text:style-name="Internet_20_link" text:visited-style-name="Visited_20_Internet_20_Link">
https://www.ukrinform.ua/rubric-sports/3702847-bavaria-peremogla-gertu-j-ocolila-bundesligu.html</text:a>
</text:p>
      <!--NEWS-->
      <text:h text:style-name="P10" text:outline-level="1">
<text:span text:style-name="T4">
British scientists have created an artificial intelligence algorithm capable of detecting cancer</text:span>
</text:h>
      <text:p text:style-name="P4">
Authors: Ukrinform (Person)</text:p>
      <text:p text:style-name="P4">
Publisher: Укринформ (Organization)</text:p>
      <text:p text:style-name="P4">
Published Time: 2023-04-30T19:33:00+03:00</text:p>
      <text:p text:style-name="P4">
Modified Time: 2023-04-30T19:33:00+03:00</text:p>
      <text:p text:style-name="P4">
Description: A group of doctors, scientists and researchers from the United Kingdom has created an algorithm based on artificial intelligence that can accurately detect cancer. - Ukrinform.</text:p>
      <text:p text:style-name="P4">
Images: ["<text:a xlink:type="simple" xlink:href="https://static.ukrinform.com/photos/2023_04/thumb_files/630_360_1682872324-706.jpg" text:style-name="Internet_20_link" text:visited-style-name="Visited_20_Internet_20_Link">
630_360_16828...</text:a>
"]</text:p>
      <text:p text:style-name="P4">
Tags: ['Британія', 'Медицина', 'Рак', 'Штучний інтелект', 'Онкологія', 'вчені']</text:p>
      <text:p text:style-name="P4">
Type: Article</text:p>
      <!--METADATA-->
      <text:p text:style-name="P4">
<draw:frame draw:style-name="fr1" draw:name="Image186" text:anchor-type="as-char" svg:width="6.9236in" svg:height="3.956343in" draw:z-index="0">
<draw:image xlink:href="../Images/yкринформ/2023-04-30T19-33-00-03-00/630_360_1682872324-706.jpg" xlink:type="simple" xlink:show="embed" xlink:actuate="onLoad" draw:mime-type="image/jpeg"/>
</draw:frame>
A group of doctor, scientists and researchers from the United Kingdom have created an algorithm of artificial intelligence, which can accurately detect cancer.</text:p>
      <text:p text:style-name="P4">
As Ukrinform reports, it reports <text:a xlink:type="simple" xlink:href="https://www.theguardian.com/society/2023/apr/30/artificial-intelligence-tool-identify-cancer-ai" text:style-name="Internet_20_link" text:visited-style-name="Visited_20_Internet_20_Link">
</text:a>
.</text:p>
      <text:p text:style-name="P4">
«У майбутньому ми сподіваємося, що це покращить раннє виявлення та потенційнозробить лікування раку більш успішним, виділивши пацієнтів із високим ризикомі пришвидшивши раннє втручання (doctors - ed.)», - said Dr. Benjaminter from the Royal Health Fund. Marsden.</text:p>
      <text:p text:style-name="P4">
It is noted that the developer team used computed tomography with 500 patients with large nodes in the lungs to develop an algorithm basis <text:a xlink:type="simple" xlink:href="https://www.ukrinform.ua/tag-stucnij-intelekt" text:style-name="Internet_20_link" text:visited-style-name="Visited_20_Internet_20_Link">
</text:a>
with the help of radiomy. This technology can extract important information from medical images that are difficult to see the human eye.</text:p>
      <text:p text:style-name="P4">
Then the artificial intelligence model was tested to determine if it could accurately identify cancer nodes.</text:p>
      <text:p text:style-name="P4">
<text:span text:style-name="T4">
 Read also: </text:span>
 <text:a xlink:type="simple" xlink:href="https://www.ukrinform.ua/rubric-technology/3696958-google-rozroblae-novij-posukovik-zi-stucnim-intelektom-nyt.html" text:style-name="Internet_20_link" text:visited-style-name="Visited_20_Internet_20_Link">
<text:span text:style-name="T4">
 search engine </text:span>
</text:a>
"According to the first results, our model accurately identifies the large racas in the lungs," Hunter said.</text:p>
      <text:p text:style-name="P4">
As reported by Ukrinform, a group of American researchers developed model -based learning based on artificial intelligence(Thor), which can predict the risk of death from a heart attack or stroke during the 10-year period, after one X-ray of the chest.</text:p>
      <text:p text:style-name="P4">
<text:span text:style-name="T5">
Foto: Cultura Creative/Alamy</text:span>
</text:p>
      <text:p text:style-name="P4">
News Source: <text:a xlink:type="simple" xlink:href="https://www.ukrinform.ua/rubric-technology/3702849-britanski-vceni-stvorili-algoritm-stucnogo-intelektu-zdatnij-viavlati-rak.html" text:style-name="Internet_20_link" text:visited-style-name="Visited_20_Internet_20_Link">
https://www.ukrinform.ua/rubric-technology/3702849-britanski-vceni-stvorili-algoritm-stucnogo-intelektu-zdatnij-viavlati-rak.html</text:a>
</text:p>
      <!--NEWS-->
      <text:h text:style-name="P10" text:outline-level="1">
<text:span text:style-name="T4">
The Czech President does not exclude NATO's Summit in Vilnius Security Guarantees for Ukraine</text:span>
</text:h>
      <text:p text:style-name="P4">
Authors: Ukrinform (Person)</text:p>
      <text:p text:style-name="P4">
Publisher: Укринформ (Organization)</text:p>
      <text:p text:style-name="P4">
Published Time: 2023-04-30T19:42:04+03:00</text:p>
      <text:p text:style-name="P4">
Modified Time: 2023-04-30T19:42:04+03:00</text:p>
      <text:p text:style-name="P4">
Description: Czech President Peter Pavel considers the possible approval of security guarantees for Ukraine during the July NATO Summit in Vilnius. - Ukrinform.</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Литва', 'Саміт НАТО', 'Україна']</text:p>
      <text:p text:style-name="P4">
Type: Article</text:p>
      <!--METADATA-->
      <text:p text:style-name="P4">
<draw:frame draw:style-name="fr1" draw:name="Image187" text:anchor-type="as-char" svg:width="6.9236in" svg:height="3.956343in" draw:z-index="0">
<draw:image xlink:href="../Images/yкринформ/2023-04-30T19-42-04-03-00/630_360_1677231665-289.jpeg" xlink:type="simple" xlink:show="embed" xlink:actuate="onLoad" draw:mime-type="image/jpeg"/>
</draw:frame>
Presidential Petr Pavel considers the possible approval of security guarantees for Ukraine during the July NATO Summit in Vilnius.</text:p>
      <text:p text:style-name="P4">
He stated this at a briefing in Prague after a visit to Ukraine, reports Ukrinform.</text:p>
      <text:p text:style-name="P4">
According to Pavel, the Ukrainian authorities do not expect approval at the summit in the Vilnitosis on Ukraine's membership in the Alliance.</text:p>
      <text:p text:style-name="P4">
"What is waiting in Ukraine is the utterance of unambiguous support of allies and what they call security guarantees," the Czech leader said.</text:p>
      <text:p text:style-name="P4">
He noted that such guarantees of Kyiv intensively work together with the Second Secretary <text:a xlink:type="simple" xlink:href="https://www.ukrinform.ua/tag-nato" text:style-name="Internet_20_link" text:visited-style-name="Visited_20_Internet_20_Link">
</text:a>
Anders Fug Rasmussen. According to Pavel, the document has already been discussed with the Allies.</text:p>
      <text:p text:style-name="P4">
“These guarantees, of course, will not have the characteristics of a full article 5(The North Atlantic Union, which stipulates that an attack on a NATO single participant is an attack on all its members and will response to all states - ed.). Але ми можемо подивитися на гарантії в різних формах, якібуло надано Фінляндії після оголошення нею планів вступити в Альянс, … або намодель Ізраїлю», - сказав президент.</text:p>
      <text:p text:style-name="P4">
Він додав, що Чехія розгляне документ і визначить, якою мірою зможе долучитисядо гарантій.</text:p>
      <text:p text:style-name="P4">
<text:span text:style-name="T4">
Читайте також:</text:span>
 <text:a xlink:type="simple" xlink:href="https://www.ukrinform.ua/rubric-polytics/3702489-se-dvi-kraini-gotovi-pidtrimati-vstup-ukraini-do-nato-dmitro-kuleba.html" text:style-name="Internet_20_link" text:visited-style-name="Visited_20_Internet_20_Link">
 <text:span text:style-name="T4">
НАТО</text:span>
 </text:a>
It was reported that the meeting of the Heads of State and Government of NATO will take place in Vilnius on July 11-12, 2023.</text:p>
      <text:p text:style-name="P4">
President Volodymyr Zelensky said earlier that Ukraine is preparing for a summit in Vilnius and expects a political invitation to the Alliance.</text:p>
      <text:p text:style-name="P4">
He also emphasized that Ukraine should get effective security guarantees for NATO.</text:p>
      <text:p text:style-name="P4">
Foreign Minister Dmytro Kuleba believes that NATO has to approve political decision, which will either determine the schedule of Ukraine's accession directly at the reconciliation summit or oblige it by the end of 2023.</text:p>
      <text:p text:style-name="P4">
<text:span text:style-name="T5">
Foto: twitter</text:span>
</text:p>
      <text:p text:style-name="P4">
News Source: <text:a xlink:type="simple" xlink:href="https://www.ukrinform.ua/rubric-polytics/3702853-prezident-cehii-ne-viklucae-shvalenna-na-samiti-nato-u-vilnusi-bezpekovih-garantij-dla-ukraini.html" text:style-name="Internet_20_link" text:visited-style-name="Visited_20_Internet_20_Link">
https://www.ukrinform.ua/rubric-polytics/3702853-prezident-cehii-ne-viklucae-shvalenna-na-samiti-nato-u-vilnusi-bezpekovih-garantij-dla-ukraini.html</text:a>
</text:p>
      <!--NEWS-->
      <text:h text:style-name="P10" text:outline-level="1">
<text:span text:style-name="T4">
The invaders hit the heavy artillery again in the Nikopol district, there is a dead</text:span>
</text:h>
      <text:p text:style-name="P4">
Authors: Ukrinform (Person)</text:p>
      <text:p text:style-name="P4">
Publisher: Укринформ (Organization)</text:p>
      <text:p text:style-name="P4">
Published Time: 2023-04-30T19:45:47+03:00</text:p>
      <text:p text:style-name="P4">
Modified Time: 2023-04-30T19:45:47+03:00</text:p>
      <text:p text:style-name="P4">
Description: The army of the Russian Federation was attacked by the Nikopol district of Dnipropetrovsk region again from heavy artillery, a man was killed, two people were injured. - Ukrinform.</text:p>
      <text:p text:style-name="P4">
Images: ["<text:a xlink:type="simple" xlink:href="https://static.ukrinform.com/photos/2023_04/thumb_files/630_360_1682872808-404.jpg" text:style-name="Internet_20_link" text:visited-style-name="Visited_20_Internet_20_Link">
630_360_16828...</text:a>
"]</text:p>
      <text:p text:style-name="P4">
Tags: ['Дніпропетровщина', 'Нікополь', 'Обстріл', 'Російські військові', 'Війна з росією']</text:p>
      <text:p text:style-name="P4">
Type: Article</text:p>
      <!--METADATA-->
      <text:p text:style-name="P4">
<draw:frame draw:style-name="fr1" draw:name="Image188" text:anchor-type="as-char" svg:width="6.9236in" svg:height="3.956343in" draw:z-index="0">
<draw:image xlink:href="../Images/yкринформ/2023-04-30T19-45-47-03-00/630_360_1682872808-404.jpg" xlink:type="simple" xlink:show="embed" xlink:actuate="onLoad" draw:mime-type="image/jpeg"/>
</draw:frame>
The Army Federation attacked the heavy artillery by the Nikopol district Dnieperpropetrovsk region, the man was killed, two people were injured.</text:p>
      <text:p text:style-name="P4">
According to Ukrinform, the chairman of the Dnipropetrovsk Regional Council Mykolaloukashuk reports in <text:a xlink:type="simple" xlink:href="https://t.me/mykola_lukashuk/4305" text:style-name="Internet_20_link" text:visited-style-name="Visited_20_Internet_20_Link">
</text:a>
.</text:p>
      <text:p text:style-name="P4">
"The Russian invaders do not stop terrorizing Nikopol region. Today, the evening has again attacked the area of heavy artillery. Unfortunately, the 48 -year -old man roared. He was home when the army of the Russian Federation hit the peaceful city," Lukashuk said.</text:p>
      <text:p text:style-name="P4">
Two more people - a man of 80 years old and a woman of 46 - were injured. The stable - in a stable state, they will be treated outpatient.</text:p>
      <text:p text:style-name="P4">
In Nikopol, six five -storey buildings were discharged as a result of the shelling and so many gaping buildings, half a dozen outbuildings, and two tielectrics. The consequences are still clarified.</text:p>
      <text:p text:style-name="P4">
<text:span text:style-name="T4">
 Read also: </text:span>
 <text:a xlink:type="simple" xlink:href="https://www.ukrinform.ua/rubric-ato/3702819-rosiani-z-artilerii-obstrilali-hersonsinu-zaginula-zinka.html" text:style-name="Internet_20_link" text:visited-style-name="Visited_20_Internet_20_Link">
<text:span text:style-name="T4">
 firing </text:span>
</text:a>
In other areas of Dnipropetrovsk during the day - without <text:a xlink:type="simple" xlink:href="https://www.ukrinform.ua/tag-obstril" text:style-name="Internet_20_link" text:visited-style-name="Visited_20_Internet_20_Link">
</text:a>
.</text:p>
      <text:p text:style-name="P4">
As reported by Ukrinform, on Sunday the enemy from artillery hit Nikopol, <text:a xlink:type="simple" xlink:href="https://www.ukrinform.ua/rubric-regions/3702651-voroza-artileria-nakrila-nikopol-poskodzeni-budinki-ta-linia-elektroperedac.html" text:style-name="Internet_20_link" text:visited-style-name="Visited_20_Internet_20_Link">
</text:a>
.  Photo: Mykola Lukashuk, Facebook</text:p>
      <text:p text:style-name="P4">
News Source: <text:a xlink:type="simple" xlink:href="https://www.ukrinform.ua/rubric-ato/3702854-zagarbniki-znovu-vdarili-z-vazkoi-artilerii-po-nikopolskomu-rajonu-e-zagiblij.html" text:style-name="Internet_20_link" text:visited-style-name="Visited_20_Internet_20_Link">
https://www.ukrinform.ua/rubric-ato/3702854-zagarbniki-znovu-vdarili-z-vazkoi-artilerii-po-nikopolskomu-rajonu-e-zagiblij.html</text:a>
</text:p>
      <!--NEWS-->
      <text:h text:style-name="P10" text:outline-level="1">
<text:span text:style-name="T4">
In Irpen, a mural dedicated to Bakhmut was opened</text:span>
</text:h>
      <text:p text:style-name="P4">
Authors: Ukrinform (Person)</text:p>
      <text:p text:style-name="P4">
Publisher: Укринформ (Organization)</text:p>
      <text:p text:style-name="P4">
Published Time: 2023-04-30T20:05:00+03:00</text:p>
      <text:p text:style-name="P4">
Modified Time: 2023-04-30T20:05:00+03:00</text:p>
      <text:p text:style-name="P4">
Description: In the city of Irpin in the Kyiv region, the opening of a mural dedicated to Bakhmut took place. - Ukrinform.</text:p>
      <text:p text:style-name="P4">
Images: ["<text:a xlink:type="simple" xlink:href="https://static.ukrinform.com/photos/2023_04/thumb_files/630_360_1682877217-3385.jpeg" text:style-name="Internet_20_link" text:visited-style-name="Visited_20_Internet_20_Link">
630_360_16828...</text:a>
", "<text:a xlink:type="simple" xlink:href="https://static.ukrinform.com/photos/2023_04/thumb_files/630_360_1682877450-2673.jpeg" text:style-name="Internet_20_link" text:visited-style-name="Visited_20_Internet_20_Link">
630_360_16828...</text:a>
", "<text:a xlink:type="simple" xlink:href="https://static.ukrinform.com/photos/2023_04/thumb_files/630_360_1682877218-9399.jpeg" text:style-name="Internet_20_link" text:visited-style-name="Visited_20_Internet_20_Link">
630_360_16828...</text:a>
", "<text:a xlink:type="simple" xlink:href="https://static.ukrinform.com/photos/2023_04/thumb_files/630_360_1682877447-5704.jpeg" text:style-name="Internet_20_link" text:visited-style-name="Visited_20_Internet_20_Link">
630_360_16828...</text:a>
", "<text:a xlink:type="simple" xlink:href="https://static.ukrinform.com/photos/2023_04/thumb_files/630_360_1682877240-6771.jpeg" text:style-name="Internet_20_link" text:visited-style-name="Visited_20_Internet_20_Link">
630_360_16828...</text:a>
", "<text:a xlink:type="simple" xlink:href="https://static.ukrinform.com/photos/2023_04/thumb_files/630_360_1682877242-8188.jpeg" text:style-name="Internet_20_link" text:visited-style-name="Visited_20_Internet_20_Link">
630_360_16828...</text:a>
", "<text:a xlink:type="simple" xlink:href="https://static.ukrinform.com/photos/2023_04/thumb_files/630_360_1682877448-3780.jpeg" text:style-name="Internet_20_link" text:visited-style-name="Visited_20_Internet_20_Link">
630_360_16828...</text:a>
", "<text:a xlink:type="simple" xlink:href="https://static.ukrinform.com/photos/2023_04/thumb_files/630_360_1682877243-5683.jpeg" text:style-name="Internet_20_link" text:visited-style-name="Visited_20_Internet_20_Link">
630_360_16828...</text:a>
", "<text:a xlink:type="simple" xlink:href="https://static.ukrinform.com/photos/2023_04/thumb_files/630_360_1682877450-7178.jpeg" text:style-name="Internet_20_link" text:visited-style-name="Visited_20_Internet_20_Link">
630_360_16828...</text:a>
"]</text:p>
      <text:p text:style-name="P4">
Tags: ['Бахмут', 'Ірпінь', 'Мурал']</text:p>
      <text:p text:style-name="P4">
Type: Article</text:p>
      <!--METADATA-->
      <text:p text:style-name="P4">
<draw:frame draw:style-name="fr1" draw:name="Image189" text:anchor-type="as-char" svg:width="6.9236in" svg:height="3.956343in" draw:z-index="0">
<draw:image xlink:href="../Images/yкринформ/2023-04-30T20-05-00-03-00/630_360_1682877217-3385.jpeg" xlink:type="simple" xlink:show="embed" xlink:actuate="onLoad" draw:mime-type="image/jpeg"/>
</draw:frame>
In the city of Irpin in the Kyiv region, the opening of a mural dedicated to Bakhmut took place.</text:p>
      <text:p text:style-name="P4">
This was reported in <text:a xlink:type="simple" xlink:href="http://t.me/s/markushyn" text:style-name="Internet_20_link" text:visited-style-name="Visited_20_Internet_20_Link">
</text:a>
Irpen Mayor Oleksandr Markushin has posted photos of a new mural, Ukrinform reports.</text:p>
      <text:p text:style-name="P4">
The mural, which depicts a pack of legendary "Artmsoli", is called "Irpin Tabakhmut - the cities of brave people". On <text:a xlink:type="simple" xlink:href="https://www.ukrinform.ua/tag-mural" text:style-name="Internet_20_link" text:visited-style-name="Visited_20_Internet_20_Link">
</text:a>
There is also the inscription "Bakhmut, Irpin with you".</text:p>
      <text:p text:style-name="P4">
The mural was created on the initiative of the Ukrainian rock musician and composer of Suvorov, whose hometown is Bakhmut. The author of the mural was Ukrainian artist Ivan Shulgin.</text:p>
      <text:p text:style-name="P4">
According to Marcushin, the mural should become "a wall of power where everyone will come to share their pain, find comfort and pay tribute."</text:p>
      <text:p text:style-name="P4">
<draw:frame draw:style-name="fr1" draw:name="Image190" text:anchor-type="as-char" svg:width="6.9236in" svg:height="3.956343in" draw:z-index="0">
<draw:image xlink:href="../Images/yкринформ/2023-04-30T20-05-00-03-00/630_360_1682877450-2673.jpeg" xlink:type="simple" xlink:show="embed" xlink:actuate="onLoad" draw:mime-type="image/jpeg"/>
</draw:frame>
In Irpenividkryl, a mural dedicated to Bakhmut/Photo: Vladimir Tarasov, Ukrinform <text:a xlink:type="simple" xlink:href="https://static.ukrinform.com/photos/2023_04/1682877450-2673.jpeg" text:style-name="Internet_20_link" text:visited-style-name="Visited_20_Internet_20_Link">
<draw:frame draw:style-name="fr1" draw:name="Image191" text:anchor-type="as-char" svg:width="6.9236in" svg:height="3.956343in" draw:z-index="0">
<draw:image xlink:href="../Images/yкринформ/2023-04-30T20-05-00-03-00/630_360_1682877450-2673.jpeg" xlink:type="simple" xlink:show="embed" xlink:actuate="onLoad" draw:mime-type="image/jpeg"/>
</draw:frame>
</text:a>
 <text:a xlink:type="simple" xlink:href="https://static.ukrinform.com/photos/2023_04/1682877217-3385.jpeg" text:style-name="Internet_20_link" text:visited-style-name="Visited_20_Internet_20_Link">
<draw:frame draw:style-name="fr1" draw:name="Image192" text:anchor-type="as-char" svg:width="6.9236in" svg:height="3.956343in" draw:z-index="0">
<draw:image xlink:href="../Images/yкринформ/2023-04-30T20-05-00-03-00/630_360_1682877217-3385.jpeg" xlink:type="simple" xlink:show="embed" xlink:actuate="onLoad" draw:mime-type="image/jpeg"/>
</draw:frame>
</text:a>
 <text:a xlink:type="simple" xlink:href="https://static.ukrinform.com/photos/2023_04/1682877218-9399.jpeg" text:style-name="Internet_20_link" text:visited-style-name="Visited_20_Internet_20_Link">
<draw:frame draw:style-name="fr1" draw:name="Image193" text:anchor-type="as-char" svg:width="6.9236in" svg:height="3.956343in" draw:z-index="0">
<draw:image xlink:href="../Images/yкринформ/2023-04-30T20-05-00-03-00/630_360_1682877218-9399.jpeg" xlink:type="simple" xlink:show="embed" xlink:actuate="onLoad" draw:mime-type="image/jpeg"/>
</draw:frame>
</text:a>
 <text:a xlink:type="simple" xlink:href="https://static.ukrinform.com/photos/2023_04/1682877447-5704.jpeg" text:style-name="Internet_20_link" text:visited-style-name="Visited_20_Internet_20_Link">
<draw:frame draw:style-name="fr1" draw:name="Image194" text:anchor-type="as-char" svg:width="6.9236in" svg:height="3.956343in" draw:z-index="0">
<draw:image xlink:href="../Images/yкринформ/2023-04-30T20-05-00-03-00/630_360_1682877447-5704.jpeg" xlink:type="simple" xlink:show="embed" xlink:actuate="onLoad" draw:mime-type="image/jpeg"/>
</draw:frame>
</text:a>
 <text:a xlink:type="simple" xlink:href="https://static.ukrinform.com/photos/2023_04/1682877240-6771.jpeg" text:style-name="Internet_20_link" text:visited-style-name="Visited_20_Internet_20_Link">
<draw:frame draw:style-name="fr1" draw:name="Image195" text:anchor-type="as-char" svg:width="6.9236in" svg:height="3.956343in" draw:z-index="0">
<draw:image xlink:href="../Images/yкринформ/2023-04-30T20-05-00-03-00/630_360_1682877240-6771.jpeg" xlink:type="simple" xlink:show="embed" xlink:actuate="onLoad" draw:mime-type="image/jpeg"/>
</draw:frame>
</text:a>
 <text:a xlink:type="simple" xlink:href="https://static.ukrinform.com/photos/2023_04/1682877242-8188.jpeg" text:style-name="Internet_20_link" text:visited-style-name="Visited_20_Internet_20_Link">
<draw:frame draw:style-name="fr1" draw:name="Image196" text:anchor-type="as-char" svg:width="6.9236in" svg:height="3.956343in" draw:z-index="0">
<draw:image xlink:href="../Images/yкринформ/2023-04-30T20-05-00-03-00/630_360_1682877242-8188.jpeg" xlink:type="simple" xlink:show="embed" xlink:actuate="onLoad" draw:mime-type="image/jpeg"/>
</draw:frame>
</text:a>
 <text:a xlink:type="simple" xlink:href="https://static.ukrinform.com/photos/2023_04/1682877448-3780.jpeg" text:style-name="Internet_20_link" text:visited-style-name="Visited_20_Internet_20_Link">
<draw:frame draw:style-name="fr1" draw:name="Image197" text:anchor-type="as-char" svg:width="6.9236in" svg:height="3.956343in" draw:z-index="0">
<draw:image xlink:href="../Images/yкринформ/2023-04-30T20-05-00-03-00/630_360_1682877448-3780.jpeg" xlink:type="simple" xlink:show="embed" xlink:actuate="onLoad" draw:mime-type="image/jpeg"/>
</draw:frame>
</text:a>
 <text:a xlink:type="simple" xlink:href="https://static.ukrinform.com/photos/2023_04/1682877243-5683.jpeg" text:style-name="Internet_20_link" text:visited-style-name="Visited_20_Internet_20_Link">
<draw:frame draw:style-name="fr1" draw:name="Image198" text:anchor-type="as-char" svg:width="6.9236in" svg:height="3.956343in" draw:z-index="0">
<draw:image xlink:href="../Images/yкринформ/2023-04-30T20-05-00-03-00/630_360_1682877243-5683.jpeg" xlink:type="simple" xlink:show="embed" xlink:actuate="onLoad" draw:mime-type="image/jpeg"/>
</draw:frame>
</text:a>
 <text:a xlink:type="simple" xlink:href="https://static.ukrinform.com/photos/2023_04/1682877450-7178.jpeg" text:style-name="Internet_20_link" text:visited-style-name="Visited_20_Internet_20_Link">
<draw:frame draw:style-name="fr1" draw:name="Image199" text:anchor-type="as-char" svg:width="6.9236in" svg:height="3.956343in" draw:z-index="0">
<draw:image xlink:href="../Images/yкринформ/2023-04-30T20-05-00-03-00/630_360_1682877450-7178.jpeg" xlink:type="simple" xlink:show="embed" xlink:actuate="onLoad" draw:mime-type="image/jpeg"/>
</draw:frame>
</text:a>
<text:span text:style-name="T4">
 Read also: </text:span>
 <text:a xlink:type="simple" xlink:href="https://www.ukrinform.ua/rubric-kyiv/3702444-u-centri-stolici-zavivsa-mural-na-cest-geroa-ukraini-macievskogo.html" text:style-name="Internet_20_link" text:visited-style-name="Visited_20_Internet_20_Link">
<text:span text:style-name="T4">
 Mural </text:span>
</text:a>
</text:p>
      <text:p text:style-name="P4">
News Source: <text:a xlink:type="simple" xlink:href="https://www.ukrinform.ua/rubric-regions/3702858-v-irpeni-vidkrili-mural-prisvacenij-bahmutu.html" text:style-name="Internet_20_link" text:visited-style-name="Visited_20_Internet_20_Link">
https://www.ukrinform.ua/rubric-regions/3702858-v-irpeni-vidkrili-mural-prisvacenij-bahmutu.html</text:a>
</text:p>
      <!--NEWS-->
      <text:h text:style-name="P10" text:outline-level="1">
<text:span text:style-name="T4">
On aircraft in Istanbul you can "fly" on "Dreams" and An-2</text:span>
</text:h>
      <text:p text:style-name="P4">
Authors: Ukrinform (Person)</text:p>
      <text:p text:style-name="P4">
Publisher: Укринформ (Organization)</text:p>
      <text:p text:style-name="P4">
Published Time: 2023-04-30T20:15:00+03:00</text:p>
      <text:p text:style-name="P4">
Modified Time: 2023-04-30T20:15:00+03:00</text:p>
      <text:p text:style-name="P4">
Description: At the International Exhibition of Aviation and Aerospace Technology, Teknofest 2023, the state-owned enterprise "Antonov" demonstrates a digital model of the revival of the legendary "Dream" and offers visitors to the stand "become a pilot" of the legendary Aniv-An-225 and An-2 on simulators developed by Microsoft. - Ukrinform.</text:p>
      <text:p text:style-name="P4">
Images: ["<text:a xlink:type="simple" xlink:href="https://static.ukrinform.com/photos/2023_04/thumb_files/630_360_1682874166-1944.jpeg" text:style-name="Internet_20_link" text:visited-style-name="Visited_20_Internet_20_Link">
630_360_16828...</text:a>
", "<text:a xlink:type="simple" xlink:href="https://static.ukrinform.com/photos/2023_04/thumb_files/630_360_1682874166-7413.jpeg" text:style-name="Internet_20_link" text:visited-style-name="Visited_20_Internet_20_Link">
630_360_16828...</text:a>
", "<text:a xlink:type="simple" xlink:href="https://static.ukrinform.com/photos/2023_04/thumb_files/630_360_1682874166-3490.jpeg" text:style-name="Internet_20_link" text:visited-style-name="Visited_20_Internet_20_Link">
630_360_16828...</text:a>
", "<text:a xlink:type="simple" xlink:href="https://static.ukrinform.com/photos/2023_04/thumb_files/630_360_1682874166-4614.jpeg" text:style-name="Internet_20_link" text:visited-style-name="Visited_20_Internet_20_Link">
630_360_16828...</text:a>
", "<text:a xlink:type="simple" xlink:href="https://static.ukrinform.com/photos/2023_04/thumb_files/630_360_1682874166-4553.jpeg" text:style-name="Internet_20_link" text:visited-style-name="Visited_20_Internet_20_Link">
630_360_16828...</text:a>
", "<text:a xlink:type="simple" xlink:href="https://static.ukrinform.com/photos/2023_04/thumb_files/630_360_1682874166-5106.jpeg" text:style-name="Internet_20_link" text:visited-style-name="Visited_20_Internet_20_Link">
630_360_16828...</text:a>
", "<text:a xlink:type="simple" xlink:href="https://static.ukrinform.com/photos/2023_04/thumb_files/630_360_1682874167-6619.jpeg" text:style-name="Internet_20_link" text:visited-style-name="Visited_20_Internet_20_Link">
630_360_16828...</text:a>
", "<text:a xlink:type="simple" xlink:href="https://static.ukrinform.com/photos/2023_04/thumb_files/630_360_1682874189-8807.jpeg" text:style-name="Internet_20_link" text:visited-style-name="Visited_20_Internet_20_Link">
630_360_16828...</text:a>
"]</text:p>
      <text:p text:style-name="P4">
Tags: ['ДП "Антонов"', 'IT-технології', 'Виставка', 'Туреччина', 'Літак "Мрія"']</text:p>
      <text:p text:style-name="P4">
Type: Article</text:p>
      <!--METADATA-->
      <text:p text:style-name="P4">
<draw:frame draw:style-name="fr1" draw:name="Image200" text:anchor-type="as-char" svg:width="6.9236in" svg:height="3.956343in" draw:z-index="0">
<draw:image xlink:href="../Images/yкринформ/2023-04-30T20-15-00-03-00/630_360_1682874166-1944.jpeg" xlink:type="simple" xlink:show="embed" xlink:actuate="onLoad" draw:mime-type="image/jpeg"/>
</draw:frame>
The International Exhibition of Aviation and Aerospace Technology Teknofest 2023 The state-owned enterprise "Antonov" demonstrates a digital model of the Renaissance of the Lavel Dreams and offers visitors to the stand "to become a pilot" of legendary anes-An-225 and An-2 on simulators developed.</text:p>
      <text:p text:style-name="P4">
Yevgeny Gavrilov said about this project in a comment to Ukrinform.</text:p>
      <text:p text:style-name="P4">
<draw:frame draw:style-name="fr1" draw:name="Image201" text:anchor-type="as-char" svg:width="6.9236in" svg:height="3.956343in" draw:z-index="0">
<draw:image xlink:href="../Images/yкринформ/2023-04-30T20-15-00-03-00/630_360_1682874166-7413.jpeg" xlink:type="simple" xlink:show="embed" xlink:actuate="onLoad" draw:mime-type="image/jpeg"/>
</draw:frame>
Stand of Antonov SE at an exhibition in Istanbul / Photo: Olga Budnik, Ukrinform <text:a xlink:type="simple" xlink:href="https://static.ukrinform.com/photos/2023_04/1682874166-7413.jpeg" text:style-name="Internet_20_link" text:visited-style-name="Visited_20_Internet_20_Link">
<draw:frame draw:style-name="fr1" draw:name="Image202" text:anchor-type="as-char" svg:width="6.9236in" svg:height="3.956343in" draw:z-index="0">
<draw:image xlink:href="../Images/yкринформ/2023-04-30T20-15-00-03-00/630_360_1682874166-7413.jpeg" xlink:type="simple" xlink:show="embed" xlink:actuate="onLoad" draw:mime-type="image/jpeg"/>
</draw:frame>
</text:a>
 <text:a xlink:type="simple" xlink:href="https://static.ukrinform.com/photos/2023_04/1682874166-3490.jpeg" text:style-name="Internet_20_link" text:visited-style-name="Visited_20_Internet_20_Link">
<draw:frame draw:style-name="fr1" draw:name="Image203" text:anchor-type="as-char" svg:width="6.9236in" svg:height="3.956343in" draw:z-index="0">
<draw:image xlink:href="../Images/yкринформ/2023-04-30T20-15-00-03-00/630_360_1682874166-3490.jpeg" xlink:type="simple" xlink:show="embed" xlink:actuate="onLoad" draw:mime-type="image/jpeg"/>
</draw:frame>
</text:a>
 <text:a xlink:type="simple" xlink:href="https://static.ukrinform.com/photos/2023_04/1682874166-1944.jpeg" text:style-name="Internet_20_link" text:visited-style-name="Visited_20_Internet_20_Link">
<draw:frame draw:style-name="fr1" draw:name="Image204" text:anchor-type="as-char" svg:width="6.9236in" svg:height="3.956343in" draw:z-index="0">
<draw:image xlink:href="../Images/yкринформ/2023-04-30T20-15-00-03-00/630_360_1682874166-1944.jpeg" xlink:type="simple" xlink:show="embed" xlink:actuate="onLoad" draw:mime-type="image/jpeg"/>
</draw:frame>
</text:a>
 <text:a xlink:type="simple" xlink:href="https://static.ukrinform.com/photos/2023_04/1682874166-4614.jpeg" text:style-name="Internet_20_link" text:visited-style-name="Visited_20_Internet_20_Link">
<draw:frame draw:style-name="fr1" draw:name="Image205" text:anchor-type="as-char" svg:width="6.9236in" svg:height="3.956343in" draw:z-index="0">
<draw:image xlink:href="../Images/yкринформ/2023-04-30T20-15-00-03-00/630_360_1682874166-4614.jpeg" xlink:type="simple" xlink:show="embed" xlink:actuate="onLoad" draw:mime-type="image/jpeg"/>
</draw:frame>
</text:a>
 <text:a xlink:type="simple" xlink:href="https://static.ukrinform.com/photos/2023_04/1682874166-4553.jpeg" text:style-name="Internet_20_link" text:visited-style-name="Visited_20_Internet_20_Link">
<draw:frame draw:style-name="fr1" draw:name="Image206" text:anchor-type="as-char" svg:width="6.9236in" svg:height="3.956343in" draw:z-index="0">
<draw:image xlink:href="../Images/yкринформ/2023-04-30T20-15-00-03-00/630_360_1682874166-4553.jpeg" xlink:type="simple" xlink:show="embed" xlink:actuate="onLoad" draw:mime-type="image/jpeg"/>
</draw:frame>
</text:a>
 <text:a xlink:type="simple" xlink:href="https://static.ukrinform.com/photos/2023_04/1682874166-5106.jpeg" text:style-name="Internet_20_link" text:visited-style-name="Visited_20_Internet_20_Link">
<draw:frame draw:style-name="fr1" draw:name="Image207" text:anchor-type="as-char" svg:width="6.9236in" svg:height="3.956343in" draw:z-index="0">
<draw:image xlink:href="../Images/yкринформ/2023-04-30T20-15-00-03-00/630_360_1682874166-5106.jpeg" xlink:type="simple" xlink:show="embed" xlink:actuate="onLoad" draw:mime-type="image/jpeg"/>
</draw:frame>
</text:a>
 <text:a xlink:type="simple" xlink:href="https://static.ukrinform.com/photos/2023_04/1682874167-6619.jpeg" text:style-name="Internet_20_link" text:visited-style-name="Visited_20_Internet_20_Link">
<draw:frame draw:style-name="fr1" draw:name="Image208" text:anchor-type="as-char" svg:width="6.9236in" svg:height="3.956343in" draw:z-index="0">
<draw:image xlink:href="../Images/yкринформ/2023-04-30T20-15-00-03-00/630_360_1682874167-6619.jpeg" xlink:type="simple" xlink:show="embed" xlink:actuate="onLoad" draw:mime-type="image/jpeg"/>
</draw:frame>
</text:a>
 <text:a xlink:type="simple" xlink:href="https://static.ukrinform.com/photos/2023_04/1682874189-8807.jpeg" text:style-name="Internet_20_link" text:visited-style-name="Visited_20_Internet_20_Link">
<draw:frame draw:style-name="fr1" draw:name="Image209" text:anchor-type="as-char" svg:width="6.9236in" svg:height="3.956343in" draw:z-index="0">
<draw:image xlink:href="../Images/yкринформ/2023-04-30T20-15-00-03-00/630_360_1682874189-8807.jpeg" xlink:type="simple" xlink:show="embed" xlink:actuate="onLoad" draw:mime-type="image/jpeg"/>
</draw:frame>
</text:a>
</text:p>
      <text:p text:style-name="P4">
During the Teknofest exhibition, this opportunity is available to Ukrainian Stond Visitors, the simulator is popular with visitors.</text:p>
      <text:p text:style-name="P4">
<text:span text:style-name="T4">
 Read also: </text:span>
 <text:a xlink:type="simple" xlink:href="https://www.ukrinform.ua/rubric-technology/3702528-u-tureccini-viznacilisa-z-kandidatami-na-kosmicnu-mandrivku.html" text:style-name="Internet_20_link" text:visited-style-name="Visited_20_Internet_20_Link">
</text:a>
The project of reconstruction of the An-225 "Dream" is not the only program that the Aviation Industry of Ukraine works on. In particular, Turkey and Ukraine cooperate the establishment of a new type of Kizilelma combat UAV, which is equipped with engines of Ukrainian development.</text:p>
      <text:p text:style-name="P4">
Head <text:a xlink:type="simple" xlink:href="https://www.ukrinform.ua/tag-dp-antonov" text:style-name="Internet_20_link" text:visited-style-name="Visited_20_Internet_20_Link">
</text:a>
He thanked all the companies to friends of Ukraine who help to counteract Russian aggression and jointly with the Ukrainians bring the victory closer.</text:p>
      <text:p text:style-name="P4">
<text:span text:style-name="T4">
 Read also: </text:span>
 <text:a xlink:type="simple" xlink:href="https://www.ukrinform.ua/rubric-technology/3700533-aponskij-startap-gotue-persij-u-sviti-komercijnij-polit-na-misac.html" text:style-name="Internet_20_link" text:visited-style-name="Visited_20_Internet_20_Link">
</text:a>
“We were invited to this exhibition by the Consulate General of Ukraine in Istanbul, providing an area for exposure on a free basis. I am convinced that the participation of such international events is an opportunity to demonstrate and tell the world about what is happening in Ukraine, about our struggle and the way of the pre -performance. In addition to the implementation of the planned measures, we feel powerful support and solidarity here, visitors to our stand from different countries are welcome: "Glory to Ukraine", which is undoubtedly pleasant and inspiring, "Gavrilov said.</text:p>
      <text:p text:style-name="P4">
As reported by Ukrinform, as part of the Aviation and Aerospace Festival ofTeknofest 2023, which is held in Istanbul, candidates for the flight of space from Turkey were announced.</text:p>
      <text:p text:style-name="P4">
News Source: <text:a xlink:type="simple" xlink:href="https://www.ukrinform.ua/rubric-technology/3702860-na-aviavistavci-u-stambuli-mozna-politati-na-mrii-ta-an2.html" text:style-name="Internet_20_link" text:visited-style-name="Visited_20_Internet_20_Link">
https://www.ukrinform.ua/rubric-technology/3702860-na-aviavistavci-u-stambuli-mozna-politati-na-mrii-ta-an2.html</text:a>
</text:p>
      <!--NEWS-->
      <text:h text:style-name="P10" text:outline-level="1">
<text:span text:style-name="T4">
Ireland replied to the Kremlin's reproaches in Anti -Russian Propaganda: Ukraine's support is adamant</text:span>
</text:h>
      <text:p text:style-name="P4">
Authors: Ukrinform (Person)</text:p>
      <text:p text:style-name="P4">
Publisher: Укринформ (Organization)</text:p>
      <text:p text:style-name="P4">
Published Time: 2023-04-30T20:39:00+03:00</text:p>
      <text:p text:style-name="P4">
Modified Time: 2023-04-30T20:39:00+03:00</text:p>
      <text:p text:style-name="P4">
Description: The Ireland Government has announced the support of Ukraine after the accusations of the Russian Embassy in Dublin in the "spread of anti -Russian propaganda". - Ukrinform.</text:p>
      <text:p text:style-name="P4">
Images: ["<text:a xlink:type="simple" xlink:href="https://static.ukrinform.com/photos/2023_04/thumb_files/630_360_1682876256-210.png" text:style-name="Internet_20_link" text:visited-style-name="Visited_20_Internet_20_Link">
630_360_16828...</text:a>
"]</text:p>
      <text:p text:style-name="P4">
Tags: ['Ірландія', 'Пропаганда', 'Україна', 'росія', 'Війна з росією']</text:p>
      <text:p text:style-name="P4">
Type: Article</text:p>
      <!--METADATA-->
      <text:p text:style-name="P4">
<draw:frame draw:style-name="fr1" draw:name="Image210" text:anchor-type="as-char" svg:width="6.9236in" svg:height="3.956343in" draw:z-index="0">
<draw:image xlink:href="../Images/yкринформ/2023-04-30T20-39-00-03-00/630_360_1682876256-210.png" xlink:type="simple" xlink:show="embed" xlink:actuate="onLoad" draw:mime-type="image/png"/>
</draw:frame>
Outripland announced the support of Ukraine after the accusations from the Russian police in Dublin in the "spread of anti -Russian propaganda".</text:p>
      <text:p text:style-name="P4">
About it reports <text:a xlink:type="simple" xlink:href="https://edition.cnn.com/europe/live-news/russia-ukraine-war-news-04-30-23/h_d68203aaffd669a914cc9f82ecd7a3b9" text:style-name="Internet_20_link" text:visited-style-name="Visited_20_Internet_20_Link">
</text:a>
, reports Ukrinform.</text:p>
      <text:p text:style-name="P4">
“Ukraine has the right to defend itself from this attack on its sovereignty, ititerial integrity, in accordance with Article 51 of the UN Charter. Support <text:a xlink:type="simple" xlink:href="https://www.ukrinform.ua/tag-irlandia" text:style-name="Internet_20_link" text:visited-style-name="Visited_20_Internet_20_Link">
</text:a>
Ukraine is adamant, and Russian will not affect it, ”the Irish Foreign Ministry said.</text:p>
      <text:p text:style-name="P4">
As it is noted, this week, Ireland Foreign Minister, Michael Martin, was condolences to the Finbar Khfferki Volunteer's family, who died in the battles of Zuzraina.</text:p>
      <text:p text:style-name="P4">
<text:span text:style-name="T4">
 Read also: </text:span>
 <text:a xlink:type="simple" xlink:href="https://www.ukrinform.ua/rubric-diaspora/3695308-v-irlandskomu-kavani-vidkrili-ukrainskij-kulturnij-centr.html" text:style-name="Internet_20_link" text:visited-style-name="Visited_20_Internet_20_Link">
</text:a>
Instead, the Russian Embassy in Ireland stated that the Irish government and the media were allegedly "responsible" for the death of a volunteer, accusing them of "promoting antitusian propaganda" and "misleading" people such as kefferki.</text:p>
      <text:p text:style-name="P4">
As reported by Ukrinform, <text:a xlink:type="simple" xlink:href="https://www.ukrinform.ua/rubric-world/3702645-u-parlamenti-irlandii-napolagaut-na-vislanni-rosijskogo-posla-z-kraini.html" text:style-name="Internet_20_link" text:visited-style-name="Visited_20_Internet_20_Link">
</text:a>
On the issues of international affairs and defense of the Irish Parliamentarl, Flanagan stated the need to send from the country the Ambassador of Russia Yuriyafilatov because of his statement about the death of Volunteer Finbar Kefferki in Ukraine.</text:p>
      <text:p text:style-name="P4">
<text:span text:style-name="T5">
Foto: Google Maps</text:span>
</text:p>
      <text:p text:style-name="P4">
News Source: <text:a xlink:type="simple" xlink:href="https://www.ukrinform.ua/rubric-polytics/3702865-irlandia-vidpovila-na-zakidi-kremla-v-antirosijskij-propagandi-pidtrimka-ukraini-nepohitna.html" text:style-name="Internet_20_link" text:visited-style-name="Visited_20_Internet_20_Link">
https://www.ukrinform.ua/rubric-polytics/3702865-irlandia-vidpovila-na-zakidi-kremla-v-antirosijskij-propagandi-pidtrimka-ukraini-nepohitna.html</text:a>
</text:p>
      <!--NEWS-->
      <text:h text:style-name="P10" text:outline-level="1">
<text:span text:style-name="T4">
APL: Liverpool won Tottenham in a productive match and rose to the top 5</text:span>
</text:h>
      <text:p text:style-name="P4">
Authors: Ukrinform (Person)</text:p>
      <text:p text:style-name="P4">
Publisher: Укринформ (Organization)</text:p>
      <text:p text:style-name="P4">
Published Time: 2023-04-30T20:50:26+03:00</text:p>
      <text:p text:style-name="P4">
Modified Time: 2023-04-30T20:50:26+03:00</text:p>
      <text:p text:style-name="P4">
Description: The Merseysaidians victory in the match in the last minutes. - Ukrinform.</text:p>
      <text:p text:style-name="P4">
Images: ["<text:a xlink:type="simple" xlink:href="https://static.ukrinform.com/photos/2023_04/thumb_files/630_360_1682876952-169.jpg" text:style-name="Internet_20_link" text:visited-style-name="Visited_20_Internet_20_Link">
630_360_16828...</text:a>
"]</text:p>
      <text:p text:style-name="P4">
Tags: ['Футбол', 'Ліверпуль', 'Тоттенхем', 'АПЛ']</text:p>
      <text:p text:style-name="P4">
Type: Article</text:p>
      <!--METADATA-->
      <text:p text:style-name="P4">
<draw:frame draw:style-name="fr1" draw:name="Image211" text:anchor-type="as-char" svg:width="6.9236in" svg:height="3.956343in" draw:z-index="0">
<draw:image xlink:href="../Images/yкринформ/2023-04-30T20-50-26-03-00/630_360_1682876952-169.jpg" xlink:type="simple" xlink:show="embed" xlink:actuate="onLoad" draw:mime-type="image/jpeg"/>
</draw:frame>
The Merseysaidians victory in the match in the last minutes.</text:p>
      <text:p text:style-name="P4">
Liverpool defeated Tottenham on his field 4: 3 in the 34th round of the English Premier League, Ukrinform reports.</text:p>
      <text:p text:style-name="P4">
Jones, Dias, Salah and John were distinguished as part of the Reds. "Spurs" answered Kane, Son and Richarlison.</text:p>
      <text:p text:style-name="P4">
The victory over the Sporas allowed the ward of Jurgen Klopp to rise to the Fifth in the APL, having 56 points in the asset after 33 matches.</text:p>
      <text:p text:style-name="P4">
<text:span text:style-name="T4">
 Read also: </text:span>
 <text:a xlink:type="simple" xlink:href="https://www.ukrinform.ua/rubric-sports/3702828-man-siti-zdolav-fulgem-i-ocoliv-apl.html" text:style-name="Internet_20_link" text:visited-style-name="Visited_20_Internet_20_Link">
<text:span text:style-name="T4">
 Man </text:span>
 <text:span text:style-name="T4">
 City </text:span>
</text:a>
As it was reported, Manchester City heads the APL, having 76 points after 32 ponds.</text:p>
      <text:p text:style-name="P4">
Photo: Eurosport.com</text:p>
      <text:p text:style-name="P4">
News Source: <text:a xlink:type="simple" xlink:href="https://www.ukrinform.ua/rubric-sports/3702866-apl-liverpul-peremig-tottengem-u-rezultativnomu-matci-i-pidnavsa-do-top5.html" text:style-name="Internet_20_link" text:visited-style-name="Visited_20_Internet_20_Link">
https://www.ukrinform.ua/rubric-sports/3702866-apl-liverpul-peremig-tottengem-u-rezultativnomu-matci-i-pidnavsa-do-top5.html</text:a>
</text:p>
      <!--NEWS-->
      <text:h text:style-name="P10" text:outline-level="1">
<text:span text:style-name="T4">
Ukraine and the EU have discussed cooperation within a large -scale macro -financial program</text:span>
</text:h>
      <text:p text:style-name="P4">
Authors: Ukrinform (Person)</text:p>
      <text:p text:style-name="P4">
Publisher: Укринформ (Organization)</text:p>
      <text:p text:style-name="P4">
Published Time: 2023-04-30T20:58:00+03:00</text:p>
      <text:p text:style-name="P4">
Modified Time: 2023-04-30T20:58:00+03:00</text:p>
      <text:p text:style-name="P4">
Description: Finance Minister Serhiy Marchenko discussed with the Executive Vice President of the European Commission, Valdis Dombrovskis cooperation within the large -scale Macro -Financial Program of the European Union (IFD) for Ukraine for 2023. - Ukrinform.</text:p>
      <text:p text:style-name="P4">
Images: ["<text:a xlink:type="simple" xlink:href="https://static.ukrinform.com/photos/2016_05/thumb_files/630_360_1462141413-3968.jpg" text:style-name="Internet_20_link" text:visited-style-name="Visited_20_Internet_20_Link">
630_360_14621...</text:a>
", "<text:a xlink:type="simple" xlink:href="https://static.ukrinform.com/photos/2023_04/1682877117-738.jpg" text:style-name="Internet_20_link" text:visited-style-name="Visited_20_Internet_20_Link">
1682877117-73...</text:a>
"]</text:p>
      <text:p text:style-name="P4">
Tags: ['Євросоюз', 'Мінфін', 'Україна', 'Сергій Марченко', 'допомога', 'Домбровскіс']</text:p>
      <text:p text:style-name="P4">
Type: Article</text:p>
      <!--METADATA-->
      <text:p text:style-name="P4">
<draw:frame draw:style-name="fr1" draw:name="Image212" text:anchor-type="as-char" svg:width="6.9236in" svg:height="3.956343in" draw:z-index="0">
<draw:image xlink:href="../Images/yкринформ/2023-04-30T20-58-00-03-00/630_360_1462141413-3968.jpg" xlink:type="simple" xlink:show="embed" xlink:actuate="onLoad" draw:mime-type="image/jpeg"/>
</draw:frame>
Minister of Finance Sergey Marchenko discussed with the Executive Vice President of the European Commission Valdis Dombrovskis cooperation within the large -scale macro -financial program of the European Union(Mphd)for Ukraine for 2023.</text:p>
      <text:p text:style-name="P4">
About it reports <text:a xlink:type="simple" xlink:href="https://www.mof.gov.ua/uk/news/sergii_marchenko_met_with_executive_vice_president_of_the_european_commission_valdis_dombrovskis-3983" text:style-name="Internet_20_link" text:visited-style-name="Visited_20_Internet_20_Link">
</text:a>
<text:a xlink:type="simple" xlink:href="https://www.mof.gov.ua/uk/news/sergii_marchenko_met_with_executive_vice_president_of_the_european_commission_valdis_dombrovskis-3983" text:style-name="Internet_20_link" text:visited-style-name="Visited_20_Internet_20_Link">
</text:a>
He reports Ukrinform.</text:p>
      <text:p text:style-name="P4">
<draw:frame draw:style-name="fr1" draw:name="Image213" text:anchor-type="as-char" svg:width="6.9236in" svg:height="9.228156in" draw:z-index="0">
<draw:image xlink:href="../Images/yкринформ/2023-04-30T20-58-00-03-00/1682877117-738.jpg" xlink:type="simple" xlink:show="embed" xlink:actuate="onLoad" draw:mime-type="image/jpeg"/>
</draw:frame>
<text:span text:style-name="T5">
Foto: Ministry of Finance, Facebook</text:span>
</text:p>
      <text:p text:style-name="P4">
As it is noted, during a meeting in Sweden's capital, Stockholm Marchenko dressed the EU for leadership in providing financial assistance to Ukraine.</text:p>
      <text:p text:style-name="P4">
“Thanks to the support of the EU during the war, priority expenditures were made timely. This year, the IFD program provides Ukraine with up to € 18 billion to Ukraine, given € 6 billion, which have already been transferred to the state budget. This is undoubtedly a significant contribution of the budget deficit and support of the country's economy under conditions of the country, ”the minister said.</text:p>
      <text:p text:style-name="P4">
He stressed that the government continues to implement structural reforms for Ukraine's EU membership.</text:p>
      <text:p text:style-name="P4">
<text:span text:style-name="T4">
 Read also: </text:span>
 <text:a xlink:type="simple" xlink:href="https://www.ukrinform.ua/rubric-economy/3702787-ukraina-zaklikae-svit-prisvidsiti-konfiskaciu-rosijskih-aktiviv.html" text:style-name="Internet_20_link" text:visited-style-name="Visited_20_Internet_20_Link">
</text:a>
“We are actively working to fulfill the conditions of obtaining the status of a candidate, including the Ministry of Finance involved in bringing the legislation in spheriaborobi with money laundering to FATF standards. We are ready to continue to deepen cooperation for EU accession and effective use of financial resources, ”Marchenko stressed.</text:p>
      <text:p text:style-name="P4">
The minifin noted that, given the active fighting and causing them economic stagnation, Ukraine requires the support of international partners to realize rapid recovery. Of the $ 14.1 billion required to 2023, $ 3.3 billion is provided. The parties discussed the tools of mobilizing the rest of the necessary resources.</text:p>
      <text:p text:style-name="P4">
Marchenko thanked the EU for his intention to join the financing of urgent renewal and noted that the rapid mobilization of funds is vital.</text:p>
      <text:p text:style-name="P4">
News Source: <text:a xlink:type="simple" xlink:href="https://www.ukrinform.ua/rubric-economy/3702867-ukraina-ta-es-obgovorili-spivpracu-u-mezah-masstabnoi-makrofinansovoi-programi.html" text:style-name="Internet_20_link" text:visited-style-name="Visited_20_Internet_20_Link">
https://www.ukrinform.ua/rubric-economy/3702867-ukraina-ta-es-obgovorili-spivpracu-u-mezah-masstabnoi-makrofinansovoi-programi.html</text:a>
</text:p>
      <!--NEWS-->
      <text:h text:style-name="P10" text:outline-level="1">
<text:span text:style-name="T4">
The Russians fired a fire department in Orikhov in Zaporozhye</text:span>
</text:h>
      <text:p text:style-name="P4">
Authors: Ukrinform (Person)</text:p>
      <text:p text:style-name="P4">
Publisher: Укринформ (Organization)</text:p>
      <text:p text:style-name="P4">
Published Time: 2023-04-30T21:14:00+03:00</text:p>
      <text:p text:style-name="P4">
Modified Time: 2023-04-30T21:14:00+03:00</text:p>
      <text:p text:style-name="P4">
Description: In Orikhov of Zaporizhzhya region, the fire department was injured as a result of shelling. - Ukrinform.</text:p>
      <text:p text:style-name="P4">
Images: ["<text:a xlink:type="simple" xlink:href="https://static.ukrinform.com/photos/2023_04/thumb_files/630_360_1682878403-876.jpg" text:style-name="Internet_20_link" text:visited-style-name="Visited_20_Internet_20_Link">
630_360_16828...</text:a>
"]</text:p>
      <text:p text:style-name="P4">
Tags: ['Обстріл', 'Запоріжжя', 'Війна з росією']</text:p>
      <text:p text:style-name="P4">
Type: Article</text:p>
      <!--METADATA-->
      <text:p text:style-name="P4">
<draw:frame draw:style-name="fr1" draw:name="Image214" text:anchor-type="as-char" svg:width="6.9236in" svg:height="3.956343in" draw:z-index="0">
<draw:image xlink:href="../Images/yкринформ/2023-04-30T21-14-00-03-00/630_360_1682878403-876.jpg" xlink:type="simple" xlink:show="embed" xlink:actuate="onLoad" draw:mime-type="image/jpeg"/>
</draw:frame>
In the Orikhovizhzhiv region, the fire department was injured as a result of shelling.</text:p>
      <text:p text:style-name="P4">
About it in <text:a xlink:type="simple" xlink:href="https://t.me/gu_dsns_zp/6099" text:style-name="Internet_20_link" text:visited-style-name="Visited_20_Internet_20_Link">
</text:a>
The Regional Directorate of the SES reports, Ukrinform reports.</text:p>
      <text:p text:style-name="P4">
According to the department, the consequences of the next one were recorded in the photos published <text:a xlink:type="simple" xlink:href="https://www.ukrinform.ua/tag-obstril" text:style-name="Internet_20_link" text:visited-style-name="Visited_20_Internet_20_Link">
</text:a>
Orikhov on April 30, the building of one of the fire and rescue units was damaged.</text:p>
      <text:p text:style-name="P4">
"The wreckage of the cut roof and the walls of the fire department, 2 plastic windows were knocked out. The premises of the post near the facade of the part were destroyed, one rescuers were damaged," the post reads.</text:p>
      <text:p text:style-name="P4">
<text:span text:style-name="T4">
 Read also: </text:span>
 <text:a xlink:type="simple" xlink:href="https://www.ukrinform.ua/rubric-ato/3702854-zagarbniki-znovu-vdarili-z-vazkoi-artilerii-po-nikopolskomu-rajonu-e-zagiblij.html" text:style-name="Internet_20_link" text:visited-style-name="Visited_20_Internet_20_Link">
</text:a>
The rescue service added that the personnel were in shelter, so it was not shifted.</text:p>
      <text:p text:style-name="P4">
As it was reported, the enemy attacks Orichs with artillery and managed aircraft.</text:p>
      <text:p text:style-name="P4">
<text:span text:style-name="T5">
Foto: GU SES in Zaporizhzhya region, telegrams</text:span>
</text:p>
      <text:p text:style-name="P4">
News Source: <text:a xlink:type="simple" xlink:href="https://www.ukrinform.ua/rubric-ato/3702869-rosiani-obstrilali-pozeznu-castinu-v-orihovi-na-zaporizzi.html" text:style-name="Internet_20_link" text:visited-style-name="Visited_20_Internet_20_Link">
https://www.ukrinform.ua/rubric-ato/3702869-rosiani-obstrilali-pozeznu-castinu-v-orihovi-na-zaporizzi.html</text:a>
</text:p>
      <!--NEWS-->
      <text:h text:style-name="P10" text:outline-level="1">
<text:span text:style-name="T4">
The invaders threw all their resources at Bakhmut, but the defense of the city copes - painter</text:span>
</text:h>
      <text:p text:style-name="P4">
Authors: Ukrinform (Person)</text:p>
      <text:p text:style-name="P4">
Publisher: Укринформ (Organization)</text:p>
      <text:p text:style-name="P4">
Published Time: 2023-04-30T21:29:00+03:00</text:p>
      <text:p text:style-name="P4">
Modified Time: 2023-04-30T21:29:00+03:00</text:p>
      <text:p text:style-name="P4">
Description: Over the last week, the East of Ukraine has remained the epicenter of hostilities, the hottest now in Bakhmut and Marinka. - Ukrinform.</text:p>
      <text:p text:style-name="P4">
Images: ["<text:a xlink:type="simple" xlink:href="https://static.ukrinform.com/photos/2023_04/thumb_files/630_360_1682412641-581.png" text:style-name="Internet_20_link" text:visited-style-name="Visited_20_Internet_20_Link">
630_360_16824...</text:a>
"]</text:p>
      <text:p text:style-name="P4">
Tags: ['Бахмут', "Мар'їнка", 'Війна з росією', 'Ганна Маляр']</text:p>
      <text:p text:style-name="P4">
Type: Article</text:p>
      <!--METADATA-->
      <text:p text:style-name="P4">
<draw:frame draw:style-name="fr1" draw:name="Image215" text:anchor-type="as-char" svg:width="6.9236in" svg:height="3.956343in" draw:z-index="0">
<draw:image xlink:href="../Images/yкринформ/2023-04-30T21-29-00-03-00/630_360_1682412641-581.png" xlink:type="simple" xlink:show="embed" xlink:actuate="onLoad" draw:mime-type="image/png"/>
</draw:frame>
For the last week, the East of Ukraine remained the epicenter of hostilities, the most hot manager in Bakhmut and Marinka.</text:p>
      <text:p text:style-name="P4">
According to Ukrinform, the Deputy Minister of Defense Anna Malyar reported about this <text:a xlink:type="simple" xlink:href="https://t.me/annamaliar/689" text:style-name="Internet_20_link" text:visited-style-name="Visited_20_Internet_20_Link">
</text:a>
Summing up the week.</text:p>
      <text:p text:style-name="P4">
"The East remains the epicenter," the painter said.</text:p>
      <text:p text:style-name="P4">
<text:span text:style-name="T4">
 Read also: </text:span>
 <text:span text:style-name="T4">
 <text:a xlink:type="simple" xlink:href="https://www.ukrinform.ua/rubric-society/3701652-minoboroni-planue-perevesti-vijskovolikarski-komisii-na-robotu-z-elektronnimi-cergami-malar.html" text:style-name="Internet_20_link" text:visited-style-name="Visited_20_Internet_20_Link">
</text:a>
</text:span>
</text:p>
      <text:p text:style-name="P4">
In the north of Belarus, the signs of the formation of offensive groups were not detected. Units of the Armed Forces of the Armed Forces continue in Belarus itself.</text:p>
      <text:p text:style-name="P4">
In the border areas of the Russian Federation, the enemy continues to keep some troops and carry out mortar and artillery shelling.</text:p>
      <text:p text:style-name="P4">
In the south, the enemy is in defense.</text:p>
      <text:p text:style-name="P4">
"The enemy's offensive for a week continues in three directions - Bakhmut, Avdiivsky and Marinski," the painter said.</text:p>
      <text:p text:style-name="P4">
<text:span text:style-name="T4">
 Read also: </text:span>
 <text:span text:style-name="T4">
 <text:a xlink:type="simple" xlink:href="https://www.ukrinform.ua/rubric-ato/3702682-u-marinci-ta-bahmuti-trivaut-vulicni-boi-na-minimalnih-vidstanah-nacgvardia.html" text:style-name="Internet_20_link" text:visited-style-name="Visited_20_Internet_20_Link">
</text:a>
</text:span>
</text:p>
      <text:p text:style-name="P4">
In the estuary direction, the enemy periodically reduces the activity, as the novant is under the active defense of the Ukrainian troops.</text:p>
      <text:p text:style-name="P4">
"During the week, the enemy had a little success in certain areas, but our defenders returned our defenders," the painter said.</text:p>
      <text:p text:style-name="P4">
The hottest now in Bakhmut and Marinka. In the Bakhmut direction, he enemies to attack.</text:p>
      <text:p text:style-name="P4">
"In the city of Bakhmut, fierce battles are ongoing. The enemy cannot take control despite the fact that he has thrown into battle all his resources and in some places. Our fighters reflect numerous attacks and in certain areas.(https://www.ukrinform.ua/tag-bahmut)** The military tasks put on it, " - summed up the painter.</text:p>
      <text:p text:style-name="P4">
<text:span text:style-name="T4">
 Read also: </text:span>
 <text:span text:style-name="T4">
 <text:a xlink:type="simple" xlink:href="https://www.ukrinform.ua/rubric-ato/3702844-zsu-za-den-vidbili-20-atak-rosian-u-bahmuti-ta-marinci-tocatsa-boi.html" text:style-name="Internet_20_link" text:visited-style-name="Visited_20_Internet_20_Link">
</text:a>
</text:span>
</text:p>
      <text:p text:style-name="P4">
As reported by Ukrinform, the Armed Forces of Ukraine for the day _ <text:span text:style-name="T4">
 <text:a xlink:type="simple" xlink:href="https://www.ukrinform.ua/rubric-ato/3702844-zsu-za-den-vidbili-20-atak-rosian-u-bahmuti-ta-marinci-tocatsa-boi.html" text:style-name="Internet_20_link" text:visited-style-name="Visited_20_Internet_20_Link">
</text:a>
</text:span>
 _ of the Russian army on three -row - Bakhmut, Avdiivsky and Marinski.</text:p>
      <text:p text:style-name="P4">
<text:span text:style-name="T5">
Foto: Konstantin Liber</text:span>
</text:p>
      <text:p text:style-name="P4">
News Source: <text:a xlink:type="simple" xlink:href="https://www.ukrinform.ua/rubric-ato/3702872-vprodovz-tizna-shid-zalisavsa-epicentrom-bojovih-dij-malar.html" text:style-name="Internet_20_link" text:visited-style-name="Visited_20_Internet_20_Link">
https://www.ukrinform.ua/rubric-ato/3702872-vprodovz-tizna-shid-zalisavsa-epicentrom-bojovih-dij-malar.html</text:a>
</text:p>
      <!--NEWS-->
      <text:h text:style-name="P10" text:outline-level="1">
<text:span text:style-name="T4">
From Kizomis in Kherson region evacuated all children</text:span>
</text:h>
      <text:p text:style-name="P4">
Authors: Ukrinform (Person)</text:p>
      <text:p text:style-name="P4">
Publisher: Укринформ (Organization)</text:p>
      <text:p text:style-name="P4">
Published Time: 2023-04-30T21:35:00+03:00</text:p>
      <text:p text:style-name="P4">
Modified Time: 2023-04-30T21:35:00+03:00</text:p>
      <text:p text:style-name="P4">
Description: All children were evacuated from the Kizomis village of Kizomis. - Ukrinform.</text:p>
      <text:p text:style-name="P4">
Images: ["<text:a xlink:type="simple" xlink:href="https://static.ukrinform.com/photos/2023_04/thumb_files/630_360_1682879203-914.jpg" text:style-name="Internet_20_link" text:visited-style-name="Visited_20_Internet_20_Link">
630_360_16828...</text:a>
"]</text:p>
      <text:p text:style-name="P4">
Tags: ['Діти', 'Евакуація', 'Херсонщина', 'Війна з росією']</text:p>
      <text:p text:style-name="P4">
Type: Article</text:p>
      <!--METADATA-->
      <text:p text:style-name="P4">
<draw:frame draw:style-name="fr1" draw:name="Image216" text:anchor-type="as-char" svg:width="6.9236in" svg:height="3.956343in" draw:z-index="0">
<draw:image xlink:href="../Images/yкринформ/2023-04-30T21-35-00-03-00/630_360_1682879203-914.jpg" xlink:type="simple" xlink:show="embed" xlink:actuate="onLoad" draw:mime-type="image/jpeg"/>
</draw:frame>
All children were evacuated from Selazomis of the Kherson region.</text:p>
      <text:p text:style-name="P4">
According to Ukrinform, Alexander Prokudin, the head of the Kherson Regional Military Administration, reported in <text:a xlink:type="simple" xlink:href="https://t.me/olexandrprokudin/402" text:style-name="Internet_20_link" text:visited-style-name="Visited_20_Internet_20_Link">
</text:a>
.</text:p>
      <text:p text:style-name="P4">
"The joint efforts of Kherson Ova, police and volunteers of BF" Dobras Rights "have delivered the last two families to a safe place with <text:a xlink:type="simple" xlink:href="https://www.ukrinform.ua/tag-diti" text:style-name="Internet_20_link" text:visited-style-name="Visited_20_Internet_20_Link">
</text:a>
. Many parents had to persuade their children to be dangerous and not stay on a line of fire, " - said in a message.</text:p>
      <text:p text:style-name="P4">
Proudin noted that the Russians cover the Kizomis with dense fire daily. Today, houses were injured again, but the children managed to take out.</text:p>
      <text:p text:style-name="P4">
<text:span text:style-name="T4">
 Read also: </text:span>
 <text:a xlink:type="simple" xlink:href="https://www.ukrinform.ua/rubric-regions/3701698-na-hersonsini-organizuvali-evakuaciu-z-kizomisu-akij-sodna-obstrilue-vorog.html" text:style-name="Internet_20_link" text:visited-style-name="Visited_20_Internet_20_Link">
<text:span text:style-name="T4">
 Kizomis </text:span>
</text:a>
"Families have received free temporary housing and food and have a safety," Proudin emphasized.</text:p>
      <text:p text:style-name="P4">
He called on people living in settlements that are constantly attacked by the enemy, not risking and making a choice in favor of security and evacuation.</text:p>
      <text:p text:style-name="P4">
As reported by Ukrinform, on April 30 Russian artillery <text:a xlink:type="simple" xlink:href="https://www.ukrinform.ua/rubric-ato/3702819-rosiani-z-artilerii-obstrilali-hersonsinu-zaginula-zinka.html" text:style-name="Internet_20_link" text:visited-style-name="Visited_20_Internet_20_Link">
</text:a>
Kherson region - one person was killed, one wounded.</text:p>
      <text:p text:style-name="P4">
News Source: <text:a xlink:type="simple" xlink:href="https://www.ukrinform.ua/rubric-regions/3702871-z-kizomisa-na-hersonsini-evakuuvali-vsih-ditej.html" text:style-name="Internet_20_link" text:visited-style-name="Visited_20_Internet_20_Link">
https://www.ukrinform.ua/rubric-regions/3702871-z-kizomisa-na-hersonsini-evakuuvali-vsih-ditej.html</text:a>
</text:p>
      <!--NEWS-->
      <text:h text:style-name="P10" text:outline-level="1">
<text:span text:style-name="T4">
The British Minister has criticized railways through a strike on Eurovision Final</text:span>
</text:h>
      <text:p text:style-name="P4">
Authors: Ukrinform (Person)</text:p>
      <text:p text:style-name="P4">
Publisher: Укринформ (Organization)</text:p>
      <text:p text:style-name="P4">
Published Time: 2023-04-30T21:50:00+03:00</text:p>
      <text:p text:style-name="P4">
Modified Time: 2023-04-30T21:50:00+03:00</text:p>
      <text:p text:style-name="P4">
Description: Minister of Transport of UK Mark Harper criticized the RMT railway union, which announced the strike on the Eurovision Final. - Ukrinform.</text:p>
      <text:p text:style-name="P4">
Images: ["<text:a xlink:type="simple" xlink:href="https://static.ukrinform.com/photos/2023_04/thumb_files/630_360_1682880161-431.jpg" text:style-name="Internet_20_link" text:visited-style-name="Visited_20_Internet_20_Link">
630_360_16828...</text:a>
"]</text:p>
      <text:p text:style-name="P4">
Tags: ['Британія', 'Євробачення', 'Страйк', 'Уряд', 'Залізниця']</text:p>
      <text:p text:style-name="P4">
Type: Article</text:p>
      <!--METADATA-->
      <text:p text:style-name="P4">
<draw:frame draw:style-name="fr1" draw:name="Image217" text:anchor-type="as-char" svg:width="6.9236in" svg:height="3.956343in" draw:z-index="0">
<draw:image xlink:href="../Images/yкринформ/2023-04-30T21-50-00-03-00/630_360_1682880161-431.jpg" xlink:type="simple" xlink:show="embed" xlink:actuate="onLoad" draw:mime-type="image/jpeg"/>
</draw:frame>
The Minister of Inquisitions of Transport British Mark Harper criticized the RMT trade union, which announced the strike on the Eurovision Final.</text:p>
      <text:p text:style-name="P4">
According to Ukrinform, he stated this in an interview <text:a xlink:type="simple" xlink:href="https://www.bbc.co.uk/news/uk-politics-65441184" text:style-name="Internet_20_link" text:visited-style-name="Visited_20_Internet_20_Link">
</text:a>
.</text:p>
      <text:p text:style-name="P4">
“The reason why is it( <text:a xlink:type="simple" xlink:href="https://www.ukrinform.ua/tag-strajk" text:style-name="Internet_20_link" text:visited-style-name="Visited_20_Internet_20_Link">
 </text:a>
On the day of the Eurovision finals - ed.)So awful, it is not our song competition. We hold it for Ukraine, ”Harper said.</text:p>
      <text:p text:style-name="P4">
He added that the RMT should be "solidarity with Ukrainian railways, and the target of the attack of Russian President Vladimir Putin during his war of Zauzina."</text:p>
      <text:p text:style-name="P4">
The union itself noted that they were added nothing but their previous ones.</text:p>
      <text:p text:style-name="P4">
Earlier, the RMT railway union stated that it would launch a strike among the 14 -rally operators within 24 hours on Saturday, May 13 - on the day, the Everpool will take the Eurovision final on behalf of Ukraine.</text:p>
      <text:p text:style-name="P4">
<text:span text:style-name="T4">
 Read also: </text:span>
 <text:a xlink:type="simple" xlink:href="https://www.ukrinform.ua/rubric-culture/3701183-korol-britanii-predstaviv-scenu-evrobacenna2023.html" text:style-name="Internet_20_link" text:visited-style-name="Visited_20_Internet_20_Link">
<text:span text:style-name="T4">
 Eurovision </text:span>
</text:a>
As reported by Ukrinform, the song contest "Eurovision" will be held this year after Ukraine, after Ukraine, which won the competition in 2022 with the songstefania band Kalush Orchestra, was unable to meet the requirements for conducting a competition due to security fears caused by the Russian invasion.</text:p>
      <text:p text:style-name="P4">
The semifinals of the competition will take place on May 9 and 11, the final - May 13. Ukraine will be represented by TVORCHI with a song of Heart of Steel.</text:p>
      <text:p text:style-name="P4">
<text:span text:style-name="T5">
Foto: james manning/pa</text:span>
</text:p>
      <text:p text:style-name="P4">
News Source: <text:a xlink:type="simple" xlink:href="https://www.ukrinform.ua/rubric-world/3702874-britanskij-ministr-rozkritikuvav-zaliznicnikiv-cerez-strajk-u-den-finalu-evrobacenna.html" text:style-name="Internet_20_link" text:visited-style-name="Visited_20_Internet_20_Link">
https://www.ukrinform.ua/rubric-world/3702874-britanskij-ministr-rozkritikuvav-zaliznicnikiv-cerez-strajk-u-den-finalu-evrobacenna.html</text:a>
</text:p>
      <!--NEWS-->
      <text:h text:style-name="P10" text:outline-level="1">
<text:span text:style-name="T4">
The truce in Sudan continued for another 72 hours</text:span>
</text:h>
      <text:p text:style-name="P4">
Authors: Ukrinform (Person)</text:p>
      <text:p text:style-name="P4">
Publisher: Укринформ (Organization)</text:p>
      <text:p text:style-name="P4">
Published Time: 2023-04-30T22:09:00+03:00</text:p>
      <text:p text:style-name="P4">
Modified Time: 2023-04-30T22:09:00+03:00</text:p>
      <text:p text:style-name="P4">
Description: The parties to the armed conflict in Sudan agreed to continue the truce for another 72 hours. - Ukrinform.</text:p>
      <text:p text:style-name="P4">
Images: ["<text:a xlink:type="simple" xlink:href="https://static.ukrinform.com/photos/2023_04/thumb_files/630_360_1682066334-430.jpg" text:style-name="Internet_20_link" text:visited-style-name="Visited_20_Internet_20_Link">
630_360_16820...</text:a>
"]</text:p>
      <text:p text:style-name="P4">
Tags: ["Перемир'я", 'Судан']</text:p>
      <text:p text:style-name="P4">
Type: Article</text:p>
      <!--METADATA-->
      <text:p text:style-name="P4">
<draw:frame draw:style-name="fr1" draw:name="Image218" text:anchor-type="as-char" svg:width="6.9236in" svg:height="3.956343in" draw:z-index="0">
<draw:image xlink:href="../Images/yкринформ/2023-04-30T22-09-00-03-00/630_360_1682066334-430.jpg" xlink:type="simple" xlink:show="embed" xlink:actuate="onLoad" draw:mime-type="image/jpeg"/>
</draw:frame>
Sudnin conflict in Sudan agreed to continue the truce for another 72 hours.</text:p>
      <text:p text:style-name="P4">
About it reports <text:a xlink:type="simple" xlink:href="https://twitter.com/SkyNewsBreak/status/1652736568182882307" text:style-name="Internet_20_link" text:visited-style-name="Visited_20_Internet_20_Link">
</text:a>
, reports Ukrinform.</text:p>
      <text:p text:style-name="P4">
The effect of the truce was to end at midnight on Sunday, April 30. The special purpose was stated for its extension for another three days.</text:p>
      <text:p text:style-name="P4">
According to the Air Force, on the last day of April in <text:span text:style-name="T4">
 <text:a xlink:type="simple" xlink:href="https://www.ukrinform.ua/tag-sudan" text:style-name="Internet_20_link" text:visited-style-name="Visited_20_Internet_20_Link">
</text:a>
</text:span>
 The first big flight of isomedic has arrived. The International Committee of the Red Cross stated that a plane with 8 tons of assistance was landed in Port-Sudan, including a doctor.</text:p>
      <text:p text:style-name="P4">
<text:span text:style-name="T4">
 Read also: </text:span>
 <text:span text:style-name="T4">
 <text:a xlink:type="simple" xlink:href="https://www.ukrinform.ua/rubric-world/3702635-iz-sudanu-vze-evakuuvali-kilka-soten-gromadan-ssa.html" text:style-name="Internet_20_link" text:visited-style-name="Visited_20_Internet_20_Link">
</text:a>
</text:span>
</text:p>
      <text:p text:style-name="P4">
More than 70% of medical facilities in the Sudan capital were forced to close as a result of combat actions.</text:p>
      <text:p text:style-name="P4">
As reported by Ukrinform, on April 15, after several days of tension between the Army and the rapid response forces(RSF)In the Chartum, the explosions of the St. The dispute is concentrated around the proposed transition of the country of pre -trial rule.</text:p>
      <text:p text:style-name="P4">
Hundreds of people were killed in the country, including at least 400 civilians.</text:p>
      <text:p text:style-name="P4">
<text:span text:style-name="T4">
 Read also: </text:span>
 <text:span text:style-name="T4">
 <text:a xlink:type="simple" xlink:href="https://www.ukrinform.ua/rubric-world/3702297-kitaj-evakuuvav-vijskovimi-korablami-majze-simsot-osib-iz-sudanu.html" text:style-name="Internet_20_link" text:visited-style-name="Visited_20_Internet_20_Link">
</text:a>
</text:span>
</text:p>
      <text:p text:style-name="P4">
Fighting in the country is ongoing, a number of European countries are making efforts to evaporate their citizens from Sudan.</text:p>
      <text:p text:style-name="P4">
News Source: <text:a xlink:type="simple" xlink:href="https://www.ukrinform.ua/rubric-world/3702877-peremira-u-sudani-prodovzili-se-na-72-godini.html" text:style-name="Internet_20_link" text:visited-style-name="Visited_20_Internet_20_Link">
https://www.ukrinform.ua/rubric-world/3702877-peremira-u-sudani-prodovzili-se-na-72-godini.html</text:a>
</text:p>
      <!--NEWS-->
      <text:h text:style-name="P10" text:outline-level="1">
<text:span text:style-name="T4">
The Ministry of Internal Affairs and SPSU leaders in the hospital awarded wounded border guards</text:span>
</text:h>
      <text:p text:style-name="P4">
Authors: Ukrinform (Person)</text:p>
      <text:p text:style-name="P4">
Publisher: Укринформ (Organization)</text:p>
      <text:p text:style-name="P4">
Published Time: 2023-04-30T22:24:00+03:00</text:p>
      <text:p text:style-name="P4">
Modified Time: 2023-04-30T22:24:00+03:00</text:p>
      <text:p text:style-name="P4">
Description: On the Day of the Border Guard Professional Day, Minister of Internal Affairs Igor Klimenko and the Head of the State Border Guard Service Sergey Deyneko visited the wounded border guards at the State Tax Service of Ukraine and presented them with state awards. - Ukrinform.</text:p>
      <text:p text:style-name="P4">
Images: ["<text:a xlink:type="simple" xlink:href="https://static.ukrinform.com/photos/2023_04/thumb_files/630_360_1682882636-5400.jpeg" text:style-name="Internet_20_link" text:visited-style-name="Visited_20_Internet_20_Link">
630_360_16828...</text:a>
", "<text:a xlink:type="simple" xlink:href="https://static.ukrinform.com/photos/2023_04/thumb_files/630_360_1682882635-4622.jpeg" text:style-name="Internet_20_link" text:visited-style-name="Visited_20_Internet_20_Link">
630_360_16828...</text:a>
", "<text:a xlink:type="simple" xlink:href="https://static.ukrinform.com/photos/2023_04/thumb_files/630_360_1682882635-4461.jpeg" text:style-name="Internet_20_link" text:visited-style-name="Visited_20_Internet_20_Link">
630_360_16828...</text:a>
", "<text:a xlink:type="simple" xlink:href="https://static.ukrinform.com/photos/2023_04/thumb_files/630_360_1682882635-3987.jpeg" text:style-name="Internet_20_link" text:visited-style-name="Visited_20_Internet_20_Link">
630_360_16828...</text:a>
", "<text:a xlink:type="simple" xlink:href="https://static.ukrinform.com/photos/2023_04/thumb_files/630_360_1682882635-9418.jpeg" text:style-name="Internet_20_link" text:visited-style-name="Visited_20_Internet_20_Link">
630_360_16828...</text:a>
", "<text:a xlink:type="simple" xlink:href="https://static.ukrinform.com/photos/2023_04/thumb_files/630_360_1682882635-2047.jpeg" text:style-name="Internet_20_link" text:visited-style-name="Visited_20_Internet_20_Link">
630_360_16828...</text:a>
", "<text:a xlink:type="simple" xlink:href="https://static.ukrinform.com/photos/2023_04/thumb_files/630_360_1682882635-7155.jpeg" text:style-name="Internet_20_link" text:visited-style-name="Visited_20_Internet_20_Link">
630_360_16828...</text:a>
", "<text:a xlink:type="simple" xlink:href="https://static.ukrinform.com/photos/2023_04/thumb_files/630_360_1682882636-4295.jpeg" text:style-name="Internet_20_link" text:visited-style-name="Visited_20_Internet_20_Link">
630_360_16828...</text:a>
", "<text:a xlink:type="simple" xlink:href="https://static.ukrinform.com/photos/2023_04/thumb_files/630_360_1682882636-9397.jpeg" text:style-name="Internet_20_link" text:visited-style-name="Visited_20_Internet_20_Link">
630_360_16828...</text:a>
", "<text:a xlink:type="simple" xlink:href="https://static.ukrinform.com/photos/2023_04/thumb_files/630_360_1682882636-2167.jpeg" text:style-name="Internet_20_link" text:visited-style-name="Visited_20_Internet_20_Link">
630_360_16828...</text:a>
", "<text:a xlink:type="simple" xlink:href="https://static.ukrinform.com/photos/2023_04/thumb_files/630_360_1682882636-6530.jpeg" text:style-name="Internet_20_link" text:visited-style-name="Visited_20_Internet_20_Link">
630_360_16828...</text:a>
"]</text:p>
      <text:p text:style-name="P4">
Tags: ['Клименко', 'Нагорода', 'Прикордонники', 'День прикордонника']</text:p>
      <text:p text:style-name="P4">
Type: Article</text:p>
      <!--METADATA-->
      <text:p text:style-name="P4">
<draw:frame draw:style-name="fr1" draw:name="Image219" text:anchor-type="as-char" svg:width="6.9236in" svg:height="3.956343in" draw:z-index="0">
<draw:image xlink:href="../Images/yкринформ/2023-04-30T22-24-00-03-00/630_360_1682882636-5400.jpeg" xlink:type="simple" xlink:show="embed" xlink:actuate="onLoad" draw:mime-type="image/jpeg"/>
</draw:frame>
On the Day of the Professional Border Guard Day, the Minister of Internal Affairs Igor Klimenko and the head of the State Border Guard Service Sergey Deyneko visited the wounded border guards at the State Tax Service of Ukraine and presented them with state awards.</text:p>
      <text:p text:style-name="P4">
As Ukrinform reports, about it <text:a xlink:type="simple" xlink:href="https://dpsu.gov.ua/ua/news/%20VIDEO%20-U-Den-prikordonnika-Ukraini-Igor-Klimenko-i-Sergiy-Deyneko-vidvidali-poranenih-voiniv-ta-vruchili-nagorodi/" text:style-name="Internet_20_link" text:visited-style-name="Visited_20_Internet_20_Link">
</text:a>
State Border Service.</text:p>
      <text:p text:style-name="P4">
The head of the Ministry of Internal Affairs thanked the defenders of Ukraine for the sustainability, heroic service of the country's pelvic protection from the invaders and presented departmental honors and awards.</text:p>
      <text:p text:style-name="P4">
For their personal courage and courage, they were awarded the Order of Courage of the 3rd degree, the medals for military service of Ukraine and the Defender of the Fatherland.</text:p>
      <text:p text:style-name="P4">
<text:span text:style-name="T4">
 Read also: </text:span>
 <text:span text:style-name="T4">
 <text:a xlink:type="simple" xlink:href="https://www.ukrinform.ua/rubric-ato/3702741-zaluznij-prikordonnikam-vi-persi-hto-dav-gidnu-vidpovid-zagarbnikam.html" text:style-name="Internet_20_link" text:visited-style-name="Visited_20_Internet_20_Link">
</text:a>
</text:span>
</text:p>
      <text:p text:style-name="P4">
In total, Klimenko awarded 17 wounded servicemen of the border guards who participated in hostilities, defending the territorial content of Ukraine.</text:p>
      <text:p text:style-name="P4">
Klimenko talked with every fighter, asked the needs of the military and their family.The Minister of Internal Affairs also noted the doctors who work in the medical facility tweed for every saved life.</text:p>
      <text:p text:style-name="P4">
For courage and heroism, dedication and high professionalism, found during the tasks, the Minister awarded four health workers with medals "Zavian Service of Ukraine" and "For Saved Life".</text:p>
      <text:p text:style-name="P4">
<text:span text:style-name="T4">
 Read also: </text:span>
 <text:span text:style-name="T4">
 <text:a xlink:type="simple" xlink:href="https://www.ukrinform.ua/rubric-society/3702793-zelenskij-vruciv-nagorodi-prikordonnikam.html" text:style-name="Internet_20_link" text:visited-style-name="Visited_20_Internet_20_Link">
</text:a>
</text:span>
</text:p>
      <text:p text:style-name="P4">
As reported by Ukrinform, nearly 2.2 thousand <text:span text:style-name="T4">
 [] in counteraction to Russian aggression [] <text:a xlink:type="simple" xlink:href="https://www.ukrinform.ua/tag-prikordonniki" text:style-name="Internet_20_link" text:visited-style-name="Visited_20_Internet_20_Link">
</text:a>
</text:span>
 Awarded by state -owned Navalhorod, of which 11 were awarded the title of Hero of Ukraine.</text:p>
      <text:p text:style-name="P4">
News Source: <text:a xlink:type="simple" xlink:href="https://www.ukrinform.ua/rubric-society/3702881-kerivniki-mvs-ta-dpsu-u-spitali-nagorodili-poranenih-prikordonnikiv.html" text:style-name="Internet_20_link" text:visited-style-name="Visited_20_Internet_20_Link">
https://www.ukrinform.ua/rubric-society/3702881-kerivniki-mvs-ta-dpsu-u-spitali-nagorodili-poranenih-prikordonnikiv.html</text:a>
</text:p>
      <!--NEWS-->
      <text:h text:style-name="P10" text:outline-level="1">
<text:span text:style-name="T4">
The national team of Ukraine won Romania in the final match of Euro-2024 from handball</text:span>
</text:h>
      <text:p text:style-name="P4">
Authors: Ukrinform (Person)</text:p>
      <text:p text:style-name="P4">
Publisher: Укринформ (Organization)</text:p>
      <text:p text:style-name="P4">
Published Time: 2023-04-30T22:32:51+03:00</text:p>
      <text:p text:style-name="P4">
Modified Time: 2023-04-30T22:32:51+03:00</text:p>
      <text:p text:style-name="P4">
Description: Ukraine has overcome Romania in the final match of Euro-2024 from handball, but still took the last place in the group. - Ukrinform.</text:p>
      <text:p text:style-name="P4">
Images: ["<text:a xlink:type="simple" xlink:href="https://static.ukrinform.com/photos/2023_04/thumb_files/630_360_1682883099-278.jpg" text:style-name="Internet_20_link" text:visited-style-name="Visited_20_Internet_20_Link">
630_360_16828...</text:a>
"]</text:p>
      <text:p text:style-name="P4">
Tags: ['Збірна України', 'гандбол']</text:p>
      <text:p text:style-name="P4">
Type: Article</text:p>
      <!--METADATA-->
      <text:p text:style-name="P4">
<draw:frame draw:style-name="fr1" draw:name="Image220" text:anchor-type="as-char" svg:width="6.9236in" svg:height="3.956343in" draw:z-index="0">
<draw:image xlink:href="../Images/yкринформ/2023-04-30T22-32-51-03-00/630_360_1682883099-278.jpg" xlink:type="simple" xlink:show="embed" xlink:actuate="onLoad" draw:mime-type="image/jpeg"/>
</draw:frame>
Ukrainian Against Romania in the final match of Euro-2024 from handball, but still ranked last in the group.</text:p>
      <text:p text:style-name="P4">
Today, on April 30, the final match of the 2024 from handball between the national teams of Ukraine and Romania took place in the German Hummersbach, Ukrinform reports.</text:p>
      <text:p text:style-name="P4">
"Blue-yellow" won with a score of 31:26(12:13).</text:p>
      <text:p text:style-name="P4">
Попри перемогу та однакову кількість очок з Румунією та Фарерськими островами,українська збірна все одно посіла останнє місце в 4-й групі з 4 балами, аджемали гіршу різницю м'ячів (-16).</text:p>
      <text:p text:style-name="P4">
Таким чином на чемпіонат Європи вийшла Австрія (12 points)and Romania(4 points, difference 0).</text:p>
      <text:p text:style-name="P4">
<text:span text:style-name="T4">
Читайте також:</text:span>
 <text:a xlink:type="simple" xlink:href="https://www.ukrinform.ua/rubric-sports/3702684-ukrainski-gandbolisti-matcem-z-rumunami-zaversuut-kvalifikaciu-ce2024.html" text:style-name="Internet_20_link" text:visited-style-name="Visited_20_Internet_20_Link">
 <text:span text:style-name="T4">
гандбол</text:span>
 </text:a>
Ukraine is fifth(2012, 2014, 2016, 2018, 2024 - approx.)In the last 7 selections, it has not been possible to reach the euro. At Euro 2022, the team lost all the matches of the previous day.</text:p>
      <text:p text:style-name="P4">
Photo: FSU</text:p>
      <text:p text:style-name="P4">
News Source: <text:a xlink:type="simple" xlink:href="https://www.ukrinform.ua/rubric-sports/3702882-zbirna-ukraini-peremogla-rumuniu-u-zaklucnomu-matci-vidboru-evro2024-z-gandbolu.html" text:style-name="Internet_20_link" text:visited-style-name="Visited_20_Internet_20_Link">
https://www.ukrinform.ua/rubric-sports/3702882-zbirna-ukraini-peremogla-rumuniu-u-zaklucnomu-matci-vidboru-evro2024-z-gandbolu.html</text:a>
</text:p>
      <!--NEWS-->
      <text:h text:style-name="P10" text:outline-level="1">
<text:span text:style-name="T4">
Canada has rolled civilians from Sudan</text:span>
</text:h>
      <text:p text:style-name="P4">
Authors: Ukrinform (Person)</text:p>
      <text:p text:style-name="P4">
Publisher: Укринформ (Organization)</text:p>
      <text:p text:style-name="P4">
Published Time: 2023-04-30T22:44:00+03:00</text:p>
      <text:p text:style-name="P4">
Modified Time: 2023-04-30T22:44:00+03:00</text:p>
      <text:p text:style-name="P4">
Description: The Canadian Armed Forces stopped the aviation mission to evacuate civilians from the airplane located near Hartum because of the danger of shelling. - Ukrinform.</text:p>
      <text:p text:style-name="P4">
Images: ["<text:a xlink:type="simple" xlink:href="https://static.ukrinform.com/photos/2015_11/thumb_files/630_360_1448585583-6540.jpg" text:style-name="Internet_20_link" text:visited-style-name="Visited_20_Internet_20_Link">
630_360_14485...</text:a>
"]</text:p>
      <text:p text:style-name="P4">
Tags: ['Евакуація', 'Канада', 'Судан']</text:p>
      <text:p text:style-name="P4">
Type: Article</text:p>
      <!--METADATA-->
      <text:p text:style-name="P4">
<draw:frame draw:style-name="fr1" draw:name="Image221" text:anchor-type="as-char" svg:width="6.9236in" svg:height="3.956343in" draw:z-index="0">
<draw:image xlink:href="../Images/yкринформ/2023-04-30T22-44-00-03-00/630_360_1448585583-6540.jpg" xlink:type="simple" xlink:show="embed" xlink:actuate="onLoad" draw:mime-type="image/jpeg"/>
</draw:frame>
Armed Forces stopped the aviation mission of evacuation of civilians from the Hartum of the airport located because of the danger of shelling.</text:p>
      <text:p text:style-name="P4">
According to the Ukrinform correspondent, the Minister of Defense Anita Anands was about this during a press conference.</text:p>
      <text:p text:style-name="P4">
“Canada and our allies have been working closely to evacuate as much people from this place as possible, but due to the dangerous conditions and in accordance with the assets approved by the Allies, no Canadian airport from the Vadisin airport has been planned. The servicemen of the Armed Forces of Canada also burst into the airport, ”Anand said.</text:p>
      <text:p text:style-name="P4">
<text:span text:style-name="T4">
 Read also: </text:span>
 <text:span text:style-name="T4">
 <text:a xlink:type="simple" xlink:href="https://www.ukrinform.ua/rubric-world/3701248-kanada-vidradila-200-vijskovih-dla-evakuacii-svoih-gromadan-iz-sudanu.html" text:style-name="Internet_20_link" text:visited-style-name="Visited_20_Internet_20_Link">
</text:a>
</text:span>
</text:p>
      <text:p text:style-name="P4">
According to her, this week, the Air Force of Canada made six evacuation races from Sudan, removing almost 550 people from the country.</text:p>
      <text:p text:style-name="P4">
"As of this morning, there are about 230 Canadians who want to help and information from the Foreign Ministry," the minister said.</text:p>
      <text:p text:style-name="P4">
She added that the Canadian Foreign Ministry would soon spread information about "possible departure through the port of Sudan".</text:p>
      <text:p text:style-name="P4">
“We will continue to support the Mission to Assist Citizens <text:span text:style-name="T4">
 <text:a xlink:type="simple" xlink:href="https://www.ukrinform.ua/tag-kanada" text:style-name="Internet_20_link" text:visited-style-name="Visited_20_Internet_20_Link">
</text:a>
</text:span>
, which are in a difficult situation, and we continue to develop with our partners variants of aviation, as well as nomal and maritime evacuation, including from the port of Sudan, ” - emphasized.</text:p>
      <text:p text:style-name="P4">
<text:span text:style-name="T4">
 Read also: </text:span>
 <text:span text:style-name="T4">
 <text:a xlink:type="simple" xlink:href="https://www.ukrinform.ua/rubric-world/3702877-peremira-u-sudani-prodovzili-se-na-72-godini.html" text:style-name="Internet_20_link" text:visited-style-name="Visited_20_Internet_20_Link">
</text:a>
</text:span>
</text:p>
      <text:p text:style-name="P4">
The minister noted that two Canadian military vessels "are muddy in the port of Sudan and are ready to provide direct support of the operation."</text:p>
      <text:p text:style-name="P4">
"In the near future, they will remain in the region as we are developing evacuation plans with the port of Sudan with our partners," she assured.</text:p>
      <text:p text:style-name="P4">
As reported by Ukrinform, on April 15, after several days of tension between the Army and the rapid response forces(RSF)In the Chartum, the explosions of the St. The dispute is concentrated around the proposed transition of the country of pre -trial rule.</text:p>
      <text:p text:style-name="P4">
Hundreds of people were killed in the country, including at least 400 civilians.</text:p>
      <text:p text:style-name="P4">
<text:span text:style-name="T4">
 Read also: </text:span>
 <text:span text:style-name="T4">
 <text:a xlink:type="simple" xlink:href="https://www.ukrinform.ua/rubric-world/3702635-iz-sudanu-vze-evakuuvali-kilka-soten-gromadan-ssa.html" text:style-name="Internet_20_link" text:visited-style-name="Visited_20_Internet_20_Link">
</text:a>
 </text:span>
</text:p>
      <text:p text:style-name="P4">
News Source: <text:a xlink:type="simple" xlink:href="https://www.ukrinform.ua/rubric-world/3702883-kanada-zgornula-aviaevakuaciu-civilnih-z-sudanu.html" text:style-name="Internet_20_link" text:visited-style-name="Visited_20_Internet_20_Link">
https://www.ukrinform.ua/rubric-world/3702883-kanada-zgornula-aviaevakuaciu-civilnih-z-sudanu.html</text:a>
</text:p>
      <!--NEWS-->
      <text:h text:style-name="P10" text:outline-level="1">
<text:span text:style-name="T4">
In the temporarily occupied Berdyansk, explosions were heard</text:span>
</text:h>
      <text:p text:style-name="P4">
Authors: Ukrinform (Person)</text:p>
      <text:p text:style-name="P4">
Publisher: Укринформ (Organization)</text:p>
      <text:p text:style-name="P4">
Published Time: 2023-04-30T22:58:00+03:00</text:p>
      <text:p text:style-name="P4">
Modified Time: 2023-04-30T22:58:00+03:00</text:p>
      <text:p text:style-name="P4">
Description: On Sunday evening, explosions were heard in the temporarily occupied Russian invaders. - Ukrinform.</text:p>
      <text:p text:style-name="P4">
Images: ["<text:a xlink:type="simple" xlink:href="https://static.ukrinform.com/photos/2022_12/thumb_files/630_360_1670715012-546.jpg" text:style-name="Internet_20_link" text:visited-style-name="Visited_20_Internet_20_Link">
630_360_16707...</text:a>
"]</text:p>
      <text:p text:style-name="P4">
Tags: ['Бердянськ', 'Окупація', 'Вибух', 'Війна з росією']</text:p>
      <text:p text:style-name="P4">
Type: Article</text:p>
      <!--METADATA-->
      <text:p text:style-name="P4">
<draw:frame draw:style-name="fr1" draw:name="Image222" text:anchor-type="as-char" svg:width="6.9236in" svg:height="3.956343in" draw:z-index="0">
<draw:image xlink:href="../Images/yкринформ/2023-04-30T22-58-00-03-00/630_360_1670715012-546.jpg" xlink:type="simple" xlink:show="embed" xlink:actuate="onLoad" draw:mime-type="image/jpeg"/>
</draw:frame>
In the evening in the temporarily occupied Russian invaders Berdyansk hemispheres.</text:p>
      <text:p text:style-name="P4">
This was reported by the mayor of Melitopol Ivan Fedorov in his <text:a xlink:type="simple" xlink:href="https://t.me/ivan_fedorov_melitopol/1827" text:style-name="Internet_20_link" text:visited-style-name="Visited_20_Internet_20_Link">
</text:a>
, reports Ukrinform.</text:p>
      <text:p text:style-name="P4">
"In Berdyansk is loud. Residents report <text:span text:style-name="T4">
 <text:a xlink:type="simple" xlink:href="https://www.ukrinform.ua/tag-vibuh" text:style-name="Internet_20_link" text:visited-style-name="Visited_20_Internet_20_Link">
</text:a>
</text:span>
 that is heard in different parts of the city. We are looking at good news from the General Staff, "he wrote.</text:p>
      <text:p text:style-name="P4">
<text:span text:style-name="T4">
 Read also: </text:span>
 <text:span text:style-name="T4">
 <text:a xlink:type="simple" xlink:href="https://www.ukrinform.ua/rubric-regions/3699741-zagarbniki-namagautsa-vivezti-vkradene-zbizza-z-berdanska.html" text:style-name="Internet_20_link" text:visited-style-name="Visited_20_Internet_20_Link">
</text:a>
</text:span>
</text:p>
      <text:p text:style-name="P4">
As the agency reported earlier, last week in Mariupol recorded _ <text:span text:style-name="T4">
 <text:a xlink:type="simple" xlink:href="https://www.ukrinform.ua/rubric-regions/3698710-u-mariupoli-fiksuut-ruh-vijskovih-vantazivok-iz-boekomplektom-u-napramku-berdanska.html" text:style-name="Internet_20_link" text:visited-style-name="Visited_20_Internet_20_Link">
</text:a>
</text:span>
 _</text:p>
      <text:p text:style-name="P4">
News Source: <text:a xlink:type="simple" xlink:href="https://www.ukrinform.ua/rubric-ato/3702887-u-timcasovo-okupovanomu-berdansku-prolunali-vibuhi.html" text:style-name="Internet_20_link" text:visited-style-name="Visited_20_Internet_20_Link">
https://www.ukrinform.ua/rubric-ato/3702887-u-timcasovo-okupovanomu-berdansku-prolunali-vibuhi.html</text:a>
</text:p>
      <!--NEWS-->
      <text:h text:style-name="P10" text:outline-level="1">
<text:span text:style-name="T4">
Kharkiv's recovery requires $ 9.5 billion - Terekhov</text:span>
</text:h>
      <text:p text:style-name="P4">
Authors: Ukrinform (Person)</text:p>
      <text:p text:style-name="P4">
Publisher: Укринформ (Organization)</text:p>
      <text:p text:style-name="P4">
Published Time: 2023-04-30T23:10:00+03:00</text:p>
      <text:p text:style-name="P4">
Modified Time: 2023-04-30T23:10:00+03:00</text:p>
      <text:p text:style-name="P4">
Description: Kharkiv's restoration after shelling of Russian terrorists requires $ 9.5 billion. - Ukrinform.</text:p>
      <text:p text:style-name="P4">
Images: ["<text:a xlink:type="simple" xlink:href="https://static.ukrinform.com/photos/2023_04/thumb_files/630_360_1680695937-989.jpg" text:style-name="Internet_20_link" text:visited-style-name="Visited_20_Internet_20_Link">
630_360_16806...</text:a>
"]</text:p>
      <text:p text:style-name="P4">
Tags: ['Харків', 'Терехов', 'Війна з росією', 'Відбудова', 'Єдині новини']</text:p>
      <text:p text:style-name="P4">
Type: Article</text:p>
      <!--METADATA-->
      <text:p text:style-name="P4">
<draw:frame draw:style-name="fr1" draw:name="Image223" text:anchor-type="as-char" svg:width="6.9236in" svg:height="3.956343in" draw:z-index="0">
<draw:image xlink:href="../Images/yкринформ/2023-04-30T23-10-00-03-00/630_360_1680695937-989.jpg" xlink:type="simple" xlink:show="embed" xlink:actuate="onLoad" draw:mime-type="image/jpeg"/>
</draw:frame>
Kharkiv's impression after shelling of Russian terrorists requires $ 9.5 million.</text:p>
      <text:p text:style-name="P4">
The mayor of the city Igor Terekhov said about it on the air of the TEMARFON, Ukrinformis references to <text:a xlink:type="simple" xlink:href="https://lb.ua/society/2023/04/30/553594_vidnovlennya_harkova_pislya.html" text:style-name="Internet_20_link" text:visited-style-name="Visited_20_Internet_20_Link">
</text:a>
.</text:p>
      <text:p text:style-name="P4">
"The shelling is now ongoing and it is impossible to finally calculate all the losses that received from Russian aggressors. In order to restore <text:span text:style-name="T4">
 <text:a xlink:type="simple" xlink:href="https://www.ukrinform.ua/tag-harkiv" text:style-name="Internet_20_link" text:visited-style-name="Visited_20_Internet_20_Link">
</text:a>
</text:span>
, you need $ 9.5 billion, "Terekhov reported.</text:p>
      <text:p text:style-name="P4">
<text:span text:style-name="T4">
 Read also: </text:span>
 <text:span text:style-name="T4">
 <text:a xlink:type="simple" xlink:href="https://www.ukrinform.ua/rubric-regions/3702343-rosijska-armia-za-dobu-obstrilala-tri-rajoni-harkivsini.html" text:style-name="Internet_20_link" text:visited-style-name="Visited_20_Internet_20_Link">
</text:a>
</text:span>
</text:p>
      <text:p text:style-name="P4">
According to him, Ukraine will not be able to find these funds on its own and needs to support Western partners, in particular, the United States.</text:p>
      <text:p text:style-name="P4">
<text:span text:style-name="T4">
 Read also: </text:span>
 <text:span text:style-name="T4">
 <text:a xlink:type="simple" xlink:href="https://www.ukrinform.ua/rubric-economy/3702787-ukraina-zaklikae-svit-prisvidsiti-konfiskaciu-rosijskih-aktiviv.html" text:style-name="Internet_20_link" text:visited-style-name="Visited_20_Internet_20_Link">
</text:a>
</text:span>
</text:p>
      <text:p text:style-name="P4">
As the agency reported earlier, _ <text:span text:style-name="T4">
 <text:a xlink:type="simple" xlink:href="https://www.ukrinform.ua/rubric-vidbudova/3700881-vidbudovu-harkova-obgovorat-na-samiti-v-amerikanskomu-denveri.html" text:style-name="Internet_20_link" text:visited-style-name="Visited_20_Internet_20_Link">
</text:a>
</text:span>
 _ with representatives of the US government in Washington and in Denver.</text:p>
      <text:p text:style-name="P4">
News Source: <text:a xlink:type="simple" xlink:href="https://www.ukrinform.ua/rubric-vidbudova/3702890-na-vidnovlenna-harkova-potribno-95-milardiv-terehov.html" text:style-name="Internet_20_link" text:visited-style-name="Visited_20_Internet_20_Link">
https://www.ukrinform.ua/rubric-vidbudova/3702890-na-vidnovlenna-harkova-potribno-95-milardiv-terehov.html</text:a>
</text:p>
      <!--NEWS-->
      <text:h text:style-name="P10" text:outline-level="1">
<text:span text:style-name="T4">
The invaders fired Pavlograd, the authorities call people to stay in shelters</text:span>
</text:h>
      <text:p text:style-name="P4">
Authors: Ukrinform (Person)</text:p>
      <text:p text:style-name="P4">
Publisher: Укринформ (Organization)</text:p>
      <text:p text:style-name="P4">
Published Time: 2023-04-30T23:29:00+03:00</text:p>
      <text:p text:style-name="P4">
Modified Time: 2023-04-30T23:29:00+03:00</text:p>
      <text:p text:style-name="P4">
Description: In Pavlograd in Dnipropetrovsk, there were powerful explosions: a rocket stroke was struck in advance.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Вибух', 'Павлоград', 'Війна з росією']</text:p>
      <text:p text:style-name="P4">
Type: Article</text:p>
      <!--METADATA-->
      <text:p text:style-name="P4">
<draw:frame draw:style-name="fr1" draw:name="Image224" text:anchor-type="as-char" svg:width="6.9236in" svg:height="3.956343in" draw:z-index="0">
<draw:image xlink:href="../Images/yкринформ/2023-04-30T23-29-00-03-00/630_360_1677569405-698.jpg" xlink:type="simple" xlink:show="embed" xlink:actuate="onLoad" draw:mime-type="image/jpeg"/>
</draw:frame>
Upavlograd in the Dnipropetrovsk region there were powerful explosions: pre -cities were launched.</text:p>
      <text:p text:style-name="P4">
This is reported by Ukrinform with reference to the social network.</text:p>
      <text:p text:style-name="P4">
Local publications write about explosions at railway stations.</text:p>
      <text:p text:style-name="P4">
<text:span text:style-name="T4">
 Read also: </text:span>
 <text:span text:style-name="T4">
 <text:a xlink:type="simple" xlink:href="https://www.ukrinform.ua/rubric-ato/3702887-u-timcasovo-okupovanomu-berdansku-prolunali-vibuhi.html" text:style-name="Internet_20_link" text:visited-style-name="Visited_20_Internet_20_Link">
</text:a>
</text:span>
</text:p>
      <text:p text:style-name="P4">
From the explosive wave, some locals have flowed windows, reported powerful fires.</text:p>
      <text:p text:style-name="P4">
People are asked not to go outside and not to put the consequences on the social network.</text:p>
      <text:p text:style-name="P4">
As the agency reported earlier, _ <text:span text:style-name="T4">
 <text:a xlink:type="simple" xlink:href="https://www.ukrinform.ua/rubric-ato/3702869-rosiani-obstrilali-pozeznu-castinu-v-orihovi-na-zaporizzi.html" text:style-name="Internet_20_link" text:visited-style-name="Visited_20_Internet_20_Link">
</text:a>
.</text:span>
 _</text:p>
      <text:p text:style-name="P4">
News Source: <text:a xlink:type="simple" xlink:href="https://www.ukrinform.ua/rubric-ato/3702892-u-pavlogradi-prolunali-potuzni-vibuhi.html" text:style-name="Internet_20_link" text:visited-style-name="Visited_20_Internet_20_Link">
https://www.ukrinform.ua/rubric-ato/3702892-u-pavlogradi-prolunali-potuzni-vibuhi.html</text:a>
</text:p>
      <!--NEWS-->
      <text:h text:style-name="P10" text:outline-level="1">
<text:span text:style-name="T4">
OK "South": The Russians brought into the Black Sea underwater rocket launchers with "caliber"</text:span>
</text:h>
      <text:p text:style-name="P4">
Authors: Ukrinform (Person)</text:p>
      <text:p text:style-name="P4">
Publisher: Укринформ (Organization)</text:p>
      <text:p text:style-name="P4">
Published Time: 2023-04-30T23:40:00+03:00</text:p>
      <text:p text:style-name="P4">
Modified Time: 2023-04-30T23:40:00+03:00</text:p>
      <text:p text:style-name="P4">
Description: The invaders increased the number of marine carbon carriers in the Black Sea, and the activity of strategic aviation of the Russian Federation was also recorded. - Ukrinform.</text:p>
      <text:p text:style-name="P4">
Images: ["<text:a xlink:type="simple" xlink:href="https://static.ukrinform.com/photos/2022_12/thumb_files/630_360_1670245790-453.jpeg" text:style-name="Internet_20_link" text:visited-style-name="Visited_20_Internet_20_Link">
630_360_16702...</text:a>
"]</text:p>
      <text:p text:style-name="P4">
Tags: ['Агресія РФ', ' Чорне море', 'Російські військові', 'Війна з росією']</text:p>
      <text:p text:style-name="P4">
Type: Article</text:p>
      <!--METADATA-->
      <text:p text:style-name="P4">
<draw:frame draw:style-name="fr1" draw:name="Image225" text:anchor-type="as-char" svg:width="6.9236in" svg:height="3.956343in" draw:z-index="0">
<draw:image xlink:href="../Images/yкринформ/2023-04-30T23-40-00-03-00/630_360_1670245790-453.jpeg" xlink:type="simple" xlink:show="embed" xlink:actuate="onLoad" draw:mime-type="image/jpeg"/>
</draw:frame>
The invaders increased the number of marine carbon carriers in the Black Sea, and the activity of strategic aviation of the Russian Federation was also recorded.</text:p>
      <text:p text:style-name="P4">
About it reports Ukrinform with reference to <text:a xlink:type="simple" xlink:href="https://t.me/Nazars_look/13940" text:style-name="Internet_20_link" text:visited-style-name="Visited_20_Internet_20_Link">
</text:a>
Speaker OK "South" Vladislav Nazarov.</text:p>
      <text:p text:style-name="P4">
"In the Black Sea, with a decrease in the storm's power, a hostile ship group with 11 ships is replenished with two underwater missile carriers. The total volley of" calibers "increased to 8 missiles," - said in Nazarov's message.</text:p>
      <text:p text:style-name="P4">
<text:span text:style-name="T4">
 Read also: </text:span>
 <text:span text:style-name="T4">
 <text:a xlink:type="simple" xlink:href="https://www.ukrinform.ua/rubric-ato/3702693-storm-u-cornomu-mori-zmusiv-rosian-zavesti-raketonosii-v-punkti-bazuvanna-gumenuk.html" text:style-name="Internet_20_link" text:visited-style-name="Visited_20_Internet_20_Link">
</text:a>
</text:span>
</text:p>
      <text:p text:style-name="P4">
According to him, against the background of strategic aviation activity should be varying to air alarm signals.</text:p>
      <text:p text:style-name="P4">
Meanwhile, the monitoring groups report the take-off 10 Tu-95 from the Alexe Aerodrome on the Kola Peninsula.</text:p>
      <text:p text:style-name="P4">
As the agency reported earlier, on Sunday night _ <text:span text:style-name="T4">
 <text:a xlink:type="simple" xlink:href="https://www.ukrinform.ua/rubric-polytics/3702892-u-pavlogradi-prolunali-potuzni-vibuhi.html" text:style-name="Internet_20_link" text:visited-style-name="Visited_20_Internet_20_Link">
</text:a>
</text:span>
 _</text:p>
      <text:p text:style-name="P4">
News Source: <text:a xlink:type="simple" xlink:href="https://www.ukrinform.ua/rubric-ato/3702894-ok-pivden-rosiani-viveli-u-corne-more-pidvodni-raketonosii-z-kalibrami.html" text:style-name="Internet_20_link" text:visited-style-name="Visited_20_Internet_20_Link">
https://www.ukrinform.ua/rubric-ato/3702894-ok-pivden-rosiani-viveli-u-corne-more-pidvodni-raketonosii-z-kalibrami.html</text:a>
</text:p>
      <!--NEWS-->
      <text:h text:style-name="P10" text:outline-level="1">
<text:span text:style-name="T4">
Reznikov explained why partners are delaying the supply of Ukraine with combat aircraft</text:span>
</text:h>
      <text:p text:style-name="P4">
Authors: Ukrinform (Person)</text:p>
      <text:p text:style-name="P4">
Publisher: Укринформ (Organization)</text:p>
      <text:p text:style-name="P4">
Published Time: 2023-04-30T23:54:00+03:00</text:p>
      <text:p text:style-name="P4">
Modified Time: 2023-04-30T23:54:00+03:00</text:p>
      <text:p text:style-name="P4">
Description: Foreign partners understand that after giving Ukraine the fighters, it will take time to prepare and train pilots. - Ukrinform.</text:p>
      <text:p text:style-name="P4">
Images: ["<text:a xlink:type="simple" xlink:href="https://static.ukrinform.com/photos/2023_03/thumb_files/630_360_1678276922-524.jpg" text:style-name="Internet_20_link" text:visited-style-name="Visited_20_Internet_20_Link">
630_360_16782...</text:a>
"]</text:p>
      <text:p text:style-name="P4">
Tags: ['Літак', 'Винищувач', 'Резніков', 'Війна з росією', 'Єдині новини']</text:p>
      <text:p text:style-name="P4">
Type: Article</text:p>
      <!--METADATA-->
      <text:p text:style-name="P4">
<draw:frame draw:style-name="fr1" draw:name="Image226" text:anchor-type="as-char" svg:width="6.9236in" svg:height="3.956343in" draw:z-index="0">
<draw:image xlink:href="../Images/yкринформ/2023-04-30T23-54-00-03-00/630_360_1678276922-524.jpg" xlink:type="simple" xlink:show="embed" xlink:actuate="onLoad" draw:mime-type="image/jpeg"/>
</draw:frame>
Foreign partners understand that after giving Ukraine fighters, it will take time to prepare and training pilots.</text:p>
      <text:p text:style-name="P4">
The Minister of Defense of Ukraine Alexei Reznikov said this on the air of the telecommunication, Ukrinform reports with reference to "<text:a xlink:type="simple" xlink:href="https://www.radiosvoboda.org/a/news-vynyshchuvach-reznikov-viyna-rosiya/32386031.html" text:style-name="Internet_20_link" text:visited-style-name="Visited_20_Internet_20_Link">
</text:a>
".</text:p>
      <text:p text:style-name="P4">
“Everything that is impossible today will be possible tomorrow. Iris-T, SAMP-T, NASAMS, Crotale, all this serves, protects our sky. That is why the planes will also be a cell generation plus-plus unambiguously, ”the minister said.</text:p>
      <text:p text:style-name="P4">
<text:span text:style-name="T4">
 Read also: </text:span>
 <text:span text:style-name="T4">
 <text:a xlink:type="simple" xlink:href="https://www.ukrinform.ua/rubric-ato/3702290-peredani-danieu-sau-caesar-vze-na-bojovomu-cerguvanni-reznikov.html" text:style-name="Internet_20_link" text:visited-style-name="Visited_20_Internet_20_Link">
</text:a>
</text:span>
</text:p>
      <text:p text:style-name="P4">
In response to the question of why partners are delaying the supply of combat aircraft, Reznikov replied that after approving the decision on transferring the jackets, it will also be necessary to continue to support the planes in a state of state, as well as to provide them with weapons: bombs and rockets.</text:p>
      <text:p text:style-name="P4">
“This is a very cheap story. This is the most expensive story. They deliberately want to reach the finish of this marathon, namely the victory of Ukraine, ”he said.</text:p>
      <text:p text:style-name="P4">
<text:span text:style-name="T4">
 Read also: </text:span>
 <text:span text:style-name="T4">
 <text:a xlink:type="simple" xlink:href="https://www.ukrinform.ua/rubric-ato/3701942-reznikov-pro-nadanna-ukraini-zbroi-zalisilisa-litaki-ta-hiba-so-zirka-smerti.html" text:style-name="Internet_20_link" text:visited-style-name="Visited_20_Internet_20_Link">
</text:a>
</text:span>
</text:p>
      <text:p text:style-name="P4">
As the agency reported earlier, President Volodymyr Zelenskyy emphasized that all seizures "strongly helped" the Ukrainian counter -offensive, but _ <text:span text:style-name="T4">
 [] <text:a xlink:type="simple" xlink:href="https://www.ukrinform.ua/rubric-ato/3702486-zelenskij-pro-kontrnastup-pocnemo-do-togo-ak-u-nas-zavlatsa-f16.html" text:style-name="Internet_20_link" text:visited-style-name="Visited_20_Internet_20_Link">
</text:a>
</text:span>
 _</text:p>
      <text:p text:style-name="P4">
News Source: <text:a xlink:type="simple" xlink:href="https://www.ukrinform.ua/rubric-ato/3702895-reznikov-poasniv-comu-partneri-zvolikaut-iz-postacannam-ukraini-bojovih-litakiv.html" text:style-name="Internet_20_link" text:visited-style-name="Visited_20_Internet_20_Link">
https://www.ukrinform.ua/rubric-ato/3702895-reznikov-poasniv-comu-partneri-zvolikaut-iz-postacannam-ukraini-bojovih-litakiv.html</text:a>
</text:p>
      <!--NEWS-->
      <text:h text:style-name="P10" text:outline-level="1">
<text:span text:style-name="T4">
Short. War. Day 430. Videoodigest</text:span>
</text:h>
      <text:p text:style-name="P4">
Author: ['АРМІЯINFORM']</text:p>
      <text:p text:style-name="P4">
Time: 2023-04-30T55: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 'ВІДЕОДАЙДЖЕСТ', 'ВТОРГНЕННЯ РФ', 'ГШ ЗСУ']</text:p>
      <text:p text:style-name="P4">
Category: News</text:p>
      <!--METADATA-->
      <text:p text:style-name="P4">
Source: <text:a xlink:type="simple" xlink:href="https://www.facebook.com/GeneralStaff.ua/videos/903838790675298/" text:style-name="Internet_20_link" text:visited-style-name="Visited_20_Internet_20_Link">
General Staff of the UKRAINE</text:a>
</text:p>
      <text:p text:style-name="P4">
News Source: <text:a xlink:type="simple" xlink:href="https://armyinform.com.ua/2023/04/30/korotko-vijna-den-430-videodajdzhest/" text:style-name="Internet_20_link" text:visited-style-name="Visited_20_Internet_20_Link">
https://armyinform.com.ua/2023/04/30/korotko-vijna-den-430-videodajdzhest/</text:a>
</text:p>
      <!--NEWS-->
      <text:h text:style-name="P10" text:outline-level="1">
<text:span text:style-name="T4">
A serviceman of the Russian Federation in a telephone conversation comments on combat loss as a result of their assault actions</text:span>
</text:h>
      <text:p text:style-name="P4">
Author: ['АРМІЯINFORM']</text:p>
      <text:p text:style-name="P4">
Time: 2023-04-30T56:00:00-04:00</text:p>
      <text:p text:style-name="P4">
Description: VIISKOVOVOVOVEV of the Russian Federation in telephone Rosmovi Boyovs Break Vnaslіdok Sturmovikh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text:p>
      <text:p text:style-name="P4">
Category: News</text:p>
      <!--METADATA-->
      <text:p text:style-name="P4">
<draw:frame draw:style-name="fr1" draw:name="Image227" text:anchor-type="as-char" svg:width="6.9236in" svg:height="3.894525in" draw:z-index="0">
<draw:image xlink:href="../Images/AРМІЯINFORM/2023-04-30T56-00-00-04-00/gurperehoplennya.jpg" xlink:type="simple" xlink:show="embed" xlink:actuate="onLoad" draw:mime-type="image/jpeg"/>
</draw:frame>
A serviceman of the Russian Federation in telephone <text:a xlink:type="simple" xlink:href="https://t.me/DIUkraine" text:style-name="Internet_20_link" text:visited-style-name="Visited_20_Internet_20_Link">
conversation</text:a>
comments on the loss as a result of assault actions, as well as as a management, conducts units at the expense of wounded soldiers who have not been full of treatment:</text:p>
      <ul>
        <li>
"But I have a paired paired, here, you talk, you will remember, 20t 200x, 8m 300x"; * “It was so shot. In Maorsk, as once, they went to attack ”; * “So they went for three times, he wandered his own, here he was already 9th 200x. They were put into attack, it is boiled. "</li>
      </ul>
      <text:p text:style-name="P4">
For every military crime committed against Ukraine, there will be a fair payment.</text:p>
      <text:p text:style-name="P4">
Source: [Main Directorate of Intelligence of the Ministry of Defense of Ukraine]](https://t.me/DIUkraine)</text:p>
      <text:p text:style-name="P4">
News Source: <text:a xlink:type="simple" xlink:href="https://armyinform.com.ua/2023/04/30/vijskovosluzhbovecz-rf-v-telefonnij-rozmovi-komentuye-bojovi-vtraty-vnaslidok-yih-shturmovyh-dij/" text:style-name="Internet_20_link" text:visited-style-name="Visited_20_Internet_20_Link">
https://armyinform.com.ua/2023/04/30/vijskovosluzhbovecz-rf-v-telefonnij-rozmovi-komentuye-bojovi-vtraty-vnaslidok-yih-shturmovyh-dij/</text:a>
</text:p>
      <!--NEWS-->
      <text:h text:style-name="P10" text:outline-level="1">
<text:span text:style-name="T4">
In the Kherson region as a result of another shelling, a woman was killed under the rubble</text:span>
</text:h>
      <text:p text:style-name="P4">
Author: ['АРМІЯINFORM']</text:p>
      <text:p text:style-name="P4">
Time: 2023-04-30T57:00:00-04:00</text:p>
      <text:p text:style-name="P4">
Description: Oleshkkiwo prosecutors of the Oleshki -Okhozhnuturi Okhopochatovo Oleshkiyatu Rizudov ... War with Ukraine 2022, the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ofgen1.jpeg" text:style-name="Internet_20_link" text:visited-style-name="Visited_20_Internet_20_Link">
ofgen1.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28" text:anchor-type="as-char" svg:width="6.9236in" svg:height="5.902813in" draw:z-index="0">
<draw:image xlink:href="../Images/AРМІЯINFORM/2023-04-30T57-00-00-04-00/ofgen1.jpeg" xlink:type="simple" xlink:show="embed" xlink:actuate="onLoad" draw:mime-type="image/jpeg"/>
</draw:frame>
With the procedural leadership of the Oleshkiv District Prosecutor's Office, a case investigation into criminal proceedings on violation of the laws of war, combined with premeditated murder(Part 2 of Art. 438 of the Criminal Code of Ukraine).</text:p>
      <text:p text:style-name="P4">
Про це <text:a xlink:type="simple" xlink:href="https://www.facebook.com/pgo.gov.ua" text:style-name="Internet_20_link" text:visited-style-name="Visited_20_Internet_20_Link">
повідомляє</text:a>
General Prosecutor's Office.</text:p>
      <text:p text:style-name="P4">
According to the investigation, at about 8:30 pm the Russian army was fired at the SMTBilozer of the Kherson region. As a result of a hostile projectile, a woman was killed in the rubble of private homeownership. Even three -member residents were injured in varying severity. Damaged 20 private homes, cars, transmission lines. Also, the window wave is knocked out windows at a local hospital.</text:p>
      <text:p text:style-name="P4">
Priority measures are being taken to record the crime committed by the Army of the Ukraine-aggressor.</text:p>
      <text:p text:style-name="P4">
News Source: <text:a xlink:type="simple" xlink:href="https://armyinform.com.ua/2023/04/30/na-hersonshhyni-vnaslidok-chergovogo-obstrilu-pid-zavalamy-zagynula-zhinka/" text:style-name="Internet_20_link" text:visited-style-name="Visited_20_Internet_20_Link">
https://armyinform.com.ua/2023/04/30/na-hersonshhyni-vnaslidok-chergovogo-obstrilu-pid-zavalamy-zagynula-zhinka/</text:a>
</text:p>
      <!--NEWS-->
      <text:h text:style-name="P10" text:outline-level="1">
<text:span text:style-name="T4">
Supporting and treating mental disorders under the Medicinal Program is available in more than 250 medical facilities</text:span>
</text:h>
      <text:p text:style-name="P4">
Author: ['АРМІЯINFORM']</text:p>
      <text:p text:style-name="P4">
Time: 2023-04-30T58:00:00-04:00</text:p>
      <text:p text:style-name="P4">
Description: Ukrainians, the warehouse periode, I was worried about the firing, is irresistible, fuel on їkhn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suh-dopomoga.jpg" text:style-name="Internet_20_link" text:visited-style-name="Visited_20_Internet_20_Link">
psuh-dopomoga.jpg</text:a>
']</text:p>
      <text:p text:style-name="P4">
Tags: ['МОЗ']</text:p>
      <text:p text:style-name="P4">
Category: News</text:p>
      <!--METADATA-->
      <text:p text:style-name="P4">
<draw:frame draw:style-name="fr1" draw:name="Image229" text:anchor-type="as-char" svg:width="6.9236in" svg:height="3.894525in" draw:z-index="0">
<draw:image xlink:href="../Images/AРМІЯINFORM/2023-04-30T58-00-00-04-00/psuh-dopomoga.jpg" xlink:type="simple" xlink:show="embed" xlink:actuate="onLoad" draw:mime-type="image/jpeg"/>
</draw:frame>
Illustrative photo</text:p>
      <text:p text:style-name="P4">
Ukrainians are now experiencing a very difficult period, and this is certainly affected by the eager mental health.</text:p>
      <text:p text:style-name="P4">
Aware of the impact and consequences of the war for the mental health of Ukrainians, the Ministry of Health of the National Health Service of Ukraine introduced a new package "Supporting adults and children with mental disorders on primary levels of help" within the framework of the Medical Guarantee Program.</text:p>
      <text:p text:style-name="P4">
About it <text:a xlink:type="simple" xlink:href="https://www.facebook.com/moz.ukr/posts/pfbid0v4uGDBBUFxAfhSoexQJySWwSSbQwUD6kBjGWNfVHc8X3pbAqDvWRn5sgb4ZTFCv7l" text:style-name="Internet_20_link" text:visited-style-name="Visited_20_Internet_20_Link">
reports</text:a>
Ministry of Health of Ukraine.</text:p>
      <text:p text:style-name="P4">
Within the package with the consent of the patient, the doctor will conduct a clinical assessment of the physical standing and mental status. According to the results of screening, the family doctor can be proposed:</text:p>
      <ul>
        <li>
referral to laboratory and instrumental studies to diagnose or exclude PNRs related to physical health; * Driving a patient to a psychiatrist for diagnosis, diagnosing and providing treatment recommendations(with the consent of the patient); * first psychological help(What is not only the patient but also the members of his family who care for him/her); * Psychosocial, as well as pharmacological and behavioral interventions, and in the absence of positive dynamics, then referral to a specialist.</li>
      </ul>
      <text:p text:style-name="P4">
If you need psychological assistance, you can also consult your family doctor. He will provide services within his competence and refer to other specialists in razine.</text:p>
      <text:p text:style-name="P4">
Currently, 252 medical institutions have fulfilled the appropriate conditions and have a contractual provision of medical services.</text:p>
      <text:p text:style-name="P4">
Finding a medical facility that provides a medical care under the NSAU with a NSSA and can be enrolled in consultation in one way:</text:p>
      <ul>
        <li>
Call the NSAU Contact Center at 16-77, * Use Dashboard on the NSAU-Choose a package "Supporting and Treatment of Adults and Children with Mental Disorders at the Primary Level of Medical Assistance" in the group of services.</li>
      </ul>
      <text:p text:style-name="P4">
News Source: <text:a xlink:type="simple" xlink:href="https://armyinform.com.ua/2023/04/30/suprovid-i-likuvannya-psyhichnyh-rozladiv-za-programoyu-medgarantij-dostupnyj-vzhe-v-ponad-250-medzakladah/" text:style-name="Internet_20_link" text:visited-style-name="Visited_20_Internet_20_Link">
https://armyinform.com.ua/2023/04/30/suprovid-i-likuvannya-psyhichnyh-rozladiv-za-programoyu-medgarantij-dostupnyj-vzhe-v-ponad-250-medzakladah/</text:a>
</text:p>
      <!--NEWS-->
      <text:h text:style-name="P10" text:outline-level="1">
<text:span text:style-name="T4">
Cyber -winners are trying to attack the state authorities of Ukraine with fake "operating system updates"</text:span>
</text:h>
      <text:p text:style-name="P4">
Author: ['АРМІЯINFORM']</text:p>
      <text:p text:style-name="P4">
Time: 2023-04-30T59:00:00-04:00</text:p>
      <text:p text:style-name="P4">
Description: Kierstarzlovykniki to be attacked by Khrozhorgani Ukrainian Feykovichi “Onopeni ... War with Ukraine 2022, War with Ukraine Latest News today, News War with Ukraine 2022 The last ones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4/kbeeer.jpeg" text:style-name="Internet_20_link" text:visited-style-name="Visited_20_Internet_20_Link">
kbeeer.jpeg</text:a>
']</text:p>
      <text:p text:style-name="P4">
Tags: ['STOPRUSSIA', 'АГРЕСІЯ РФ', 'ВТОРГНЕННЯ РФ', 'ГШ ЗСУ', 'КІБЕРВОЇНИ']</text:p>
      <text:p text:style-name="P4">
Category: News</text:p>
      <!--METADATA-->
      <text:p text:style-name="P4">
<draw:frame draw:style-name="fr1" draw:name="Image230" text:anchor-type="as-char" svg:width="6.9236in" svg:height="4.615733in" draw:z-index="0">
<draw:image xlink:href="../Images/AРМІЯINFORM/2023-04-30T59-00-00-04-00/kbeeer.jpeg" xlink:type="simple" xlink:show="embed" xlink:actuate="onLoad" draw:mime-type="image/jpeg"/>
</draw:frame>
Cyber -winners are trying to attack the state authorities of Ukraine with fake "operating system updates"</text:p>
      <text:p text:style-name="P4">
Government Response Team to Computer Emergency events of Ukraine <text:a xlink:type="simple" xlink:href="https://www.facebook.com/UACERT" text:style-name="Internet_20_link" text:visited-style-name="Visited_20_Internet_20_Link">
Cert-UA</text:a>
warns of cyber attacks with the accusation of emails with "Instructions" on the "update of the operating system".</text:p>
      <text:p text:style-name="P4">
About it <text:a xlink:type="simple" xlink:href="https://www.facebook.com/dsszzi/posts/pfbid02NBD6BNLT2pv14UpqkBjndevapz4L9rSUJ5GMUaA4ik44TzsoFecCtNyhuDpwme2rl" text:style-name="Internet_20_link" text:visited-style-name="Visited_20_Internet_20_Link">
reports</text:a>
State Service for Special Communication and Information Protection of Ukraine.</text:p>
      <text:p text:style-name="P4">
Emails with the topic "Windows Update" are sent from the namedic administrators of departments from the e -mail addresses created by the public service "@outlook.com". In some cases, letters can be formed by using the real name and initials of the employee.</text:p>
      <text:p text:style-name="P4">
A typical of the letter of the letter contains "Instruction" in Ukrainian about "Updating to Protect against Hacker Attacks", as well as graphic images of the command launch of the command line and execution of Powershell Commands. The last time imitates the operating system update process, downloads and performs the Powershell scenario for collecting computers, as well as sending the results to the MOCKY API.</text:p>
      <text:p text:style-name="P4">
According to CERT-UA, APT28 Activity(Also known aspawn Storm, Fancy Bear)which a number of researchers are associated with Russian Federation.</text:p>
      <text:p text:style-name="P4">
The Government Response Team to Ukraine's computer emergencies recommend that you run Powershell by users and provide monitoring connections to the MOCKY API service.</text:p>
      <text:p text:style-name="P4">
News Source: <text:a xlink:type="simple" xlink:href="https://armyinform.com.ua/2023/04/30/kiberzlovmysnyky-namagayutsya-atakuvaty-derzhorgany-ukrayiny-fejkovymy-onovlennyamy-operaczijnoyi-systemy/" text:style-name="Internet_20_link" text:visited-style-name="Visited_20_Internet_20_Link">
https://armyinform.com.ua/2023/04/30/kiberzlovmysnyky-namagayutsya-atakuvaty-derzhorgany-ukrayiny-fejkovymy-onovlennyamy-operaczijnoyi-systemy/</text:a>
</text:p>
      <!--NEWS-->
      <text:h text:style-name="P10" text:outline-level="1">
<text:span text:style-name="T4">
Free Ukrainian language courses for IDPs start in Lviv region</text:span>
</text:h>
      <text:p text:style-name="P4">
Author: ['АРМІЯINFORM']</text:p>
      <text:p text:style-name="P4">
Time: 2023-04-30T60:00:00-04:00</text:p>
      <text:p text:style-name="P4">
Description: Priymayuchi Gramadi to the Snow -Believing INTEGRASIC TO ONE ONE ONENISHIKH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kurs-ukraine.jpg" text:style-name="Internet_20_link" text:visited-style-name="Visited_20_Internet_20_Link">
kurs-ukraine.jpg</text:a>
']</text:p>
      <text:p text:style-name="P4">
Tags: ['STOPRUSSIA', 'АГРЕСІЯ РФ', 'ВТОРГНЕННЯ РФ']</text:p>
      <text:p text:style-name="P4">
Category: News</text:p>
      <!--METADATA-->
      <text:p text:style-name="P4">
<draw:frame draw:style-name="fr1" draw:name="Image231" text:anchor-type="as-char" svg:width="6.9236in" svg:height="5.804039in" draw:z-index="0">
<draw:image xlink:href="../Images/AРМІЯINFORM/2023-04-30T60-00-00-04-00/kurs-ukraine.jpg" xlink:type="simple" xlink:show="embed" xlink:actuate="onLoad" draw:mime-type="image/jpeg"/>
</draw:frame>
The host communities continue to provide integration and comprehensive development of internal displaced persons. So, in the Lviv region, free Ukrainian language for IDPs will start soon. They will be held by the Lviv Regional Institute of Pedagogical Education.</text:p>
      <text:p text:style-name="P4">
About it <text:a xlink:type="simple" xlink:href="https://minre.gov.ua/2023/04/29/bezkoshtovni-kursy-z-ukrayinskoyi-movy-dlya-vnutrishno-peremishhenyh-osib/" text:style-name="Internet_20_link" text:visited-style-name="Visited_20_Internet_20_Link">
reports</text:a>
Ministry of Reintegration of Temporarily Occupied Territories of Ukraine.</text:p>
      <text:p text:style-name="P4">
The educational course is intended to improve the proficiency of Ukrainian.</text:p>
      <text:p text:style-name="P4">
In addition, participants will be able to get acquainted with the interests of the Ukrainian language, find new friends and work with specialists.</text:p>
      <text:p text:style-name="P4">
The beginning of classes is scheduled for mid -May. Courses will take place in Lviv: ul. Ogienko, 18a. Can register(https://forms.gle/8oJx6dhKVtUyTcTj7/?fbclid=IwAR1GJMFW5zvJXH5RSFtkETxzTfqaMLaR_4PhMPZ61PifcvDUCGbOisDapy8).</text:p>
      <text:p text:style-name="P4">
Така можливість є і в інших регіонах України. Перелік мовних курсів можназнайти на інтерактивній <text:a xlink:type="simple" xlink:href="https://map.mova-ombudsman.gov.ua/" text:style-name="Internet_20_link" text:visited-style-name="Visited_20_Internet_20_Link">
мапі</text:a>
. Там єінформація про офлайн-навчання в різних обласних центрах країни й <text:a xlink:type="simple" xlink:href="https://mova-ombudsman.gov.ua/onlain-resursy-tablytsia" text:style-name="Internet_20_link" text:visited-style-name="Visited_20_Internet_20_Link">
онлайн-ресурси</text:a>
.</text:p>
      <text:p text:style-name="P4">
News Source: <text:a xlink:type="simple" xlink:href="https://armyinform.com.ua/2023/04/30/na-lvivshhyni-startuyut-bezkoshtovni-kursy-z-ukrayinskoyi-movy-dlya-vpo/" text:style-name="Internet_20_link" text:visited-style-name="Visited_20_Internet_20_Link">
https://armyinform.com.ua/2023/04/30/na-lvivshhyni-startuyut-bezkoshtovni-kursy-z-ukrayinskoyi-movy-dlya-vpo/</text:a>
</text:p>
      <!--NEWS-->
      <text:h text:style-name="P10" text:outline-level="1">
<text:span text:style-name="T4">
A well -known American astronaut has raised $ 650,000 per ambulance for Ukraine</text:span>
</text:h>
      <text:p text:style-name="P4">
Author: ['АРМІЯINFORM']</text:p>
      <text:p text:style-name="P4">
Time: 2023-04-30T61:00:00-04:00</text:p>
      <text:p text:style-name="P4">
Description: Vidomiy American astronaut, Yunatzvі prazwavu by the brigades of Shvidko, and Iz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3735931_1363808951106101_3277080590742791719_n.jpg" text:style-name="Internet_20_link" text:visited-style-name="Visited_20_Internet_20_Link">
343735931_1363808951106101_3277080590742791719_n.jpg</text:a>
']</text:p>
      <text:p text:style-name="P4">
Tags: []</text:p>
      <text:p text:style-name="P4">
Category: News</text:p>
      <!--METADATA-->
      <text:p text:style-name="P4">
<draw:frame draw:style-name="fr1" draw:name="Image232" text:anchor-type="as-char" svg:width="6.9236in" svg:height="4.609964in" draw:z-index="0">
<draw:image xlink:href="../Images/AРМІЯINFORM/2023-04-30T61-00-00-04-00/343735931_1363808951106101_3277080590742791719_n.jpg" xlink:type="simple" xlink:show="embed" xlink:actuate="onLoad" draw:mime-type="image/jpeg"/>
</draw:frame>
Well -known American astronaut who worked in the ambulance brigade in his youth, and with the beginning of a full -scale war in Ukraine became an ambassador <text:a xlink:type="simple" xlink:href="https://www.facebook.com/u24.gov.ua" text:style-name="Internet_20_link" text:visited-style-name="Visited_20_Internet_20_Link">
United24</text:a>
It was a ambitious goal to raise $ 650,000 for fast for Ukraine.</text:p>
      <text:p text:style-name="P4">
The collection is closed!Scott collected the right amount!</text:p>
      <text:p text:style-name="P4">
About it <text:a xlink:type="simple" xlink:href="https://www.facebook.com/moz.ukr/posts/pfbid022UmAfG45MdbrT1xzEtGWjWNsEeQuFR9eA6B9WZhXFAoRgnYSxj4ZyJQgnhNgjqpKl" text:style-name="Internet_20_link" text:visited-style-name="Visited_20_Internet_20_Link">
reports</text:a>
The Ministry of Health of Ukraine.</text:p>
      <text:p text:style-name="P4">
The star astronaut also found time to spend an online meeting with Ukrainian medical men, during which he thanked them for their work and shared the "space" secrets that can be useful.</text:p>
      <text:p text:style-name="P4">
Ukraine is supported by incredible people!</text:p>
      <text:p text:style-name="P4">
News Source: <text:a xlink:type="simple" xlink:href="https://armyinform.com.ua/2023/04/30/vidomyj-amerykanskyj-astronavt-zibrav-650-000-na-karety-shvydkoyi-dopomogy-dlya-ukrayiny/" text:style-name="Internet_20_link" text:visited-style-name="Visited_20_Internet_20_Link">
https://armyinform.com.ua/2023/04/30/vidomyj-amerykanskyj-astronavt-zibrav-650-000-na-karety-shvydkoyi-dopomogy-dlya-ukrayiny/</text:a>
</text:p>
      <!--NEWS-->
      <text:h text:style-name="P10" text:outline-level="1">
<text:span text:style-name="T4">
SBU special forces arrange "hot nights" to occupiers</text:span>
</text:h>
      <text:p text:style-name="P4">
Author: ['АРМІЯINFORM']</text:p>
      <text:p text:style-name="P4">
Time: 2023-04-30T62:00:00-04:00</text:p>
      <text:p text:style-name="P4">
Description: Zakatka KVITYA BITSI Center for Special Operations “A” SBU PIDRODZHIL “BILIS VOSK” was 21 ... War with Ukraine 2022, war with Ukraine Latest news today, News War with Ukraine 2022 Last for Ukraine and Russia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text:p>
      <text:p text:style-name="P4">
Category: News</text:p>
      <!--METADATA-->
      <text:p text:style-name="P4">
<draw:frame draw:style-name="fr1" draw:name="Image233" text:anchor-type="as-char" svg:width="6.9236in" svg:height="3.952222in" draw:z-index="0">
<draw:image xlink:href="../ConvertedIMGs/AРМІЯINFORM/2023-04-30T62-00-00-04-00/i75_articleimage_203629.png" xlink:type="simple" xlink:show="embed" xlink:actuate="onLoad" draw:mime-type="image/png"/>
</draw:frame>
Illustrative photo</text:p>
      <text:p text:style-name="P4">
Since the beginning of April, the soldiers of the SBU special operations of the SBU from the White Wolf unit have destroyed 21 targets.</text:p>
      <text:p text:style-name="P4">
About it <text:a xlink:type="simple" xlink:href="https://www.facebook.com/watch/" text:style-name="Internet_20_link" text:visited-style-name="Visited_20_Internet_20_Link">
reports</text:a>
Security Service of Ukraine.</text:p>
      <text:p text:style-name="P4">
Including:</text:p>
      <ul>
        <li>
4 tanks T-90 and T-72 * 9 BMP and one BRT * 3 Enemy Support Points * Another Military Transport: MTBL, Urals, etc.</li>
      </ul>
      <text:p text:style-name="P4">
We work further to the full victory!</text:p>
      <text:p text:style-name="P4">
News Source: <text:a xlink:type="simple" xlink:href="https://armyinform.com.ua/2023/04/30/speczpryznachenczi-sbu-vlashtovuyut-garyachi-nochi-okupantam/" text:style-name="Internet_20_link" text:visited-style-name="Visited_20_Internet_20_Link">
https://armyinform.com.ua/2023/04/30/speczpryznachenczi-sbu-vlashtovuyut-garyachi-nochi-okupantam/</text:a>
</text:p>
      <!--NEWS-->
      <text:h text:style-name="P10" text:outline-level="1">
<text:span text:style-name="T4">
Our defenders of the last day knocked down 5 UAVs, among which-"Orlan-10"</text:span>
</text:h>
      <text:p text:style-name="P4">
Author: ['АРМІЯINFORM']</text:p>
      <text:p text:style-name="P4">
Time: 2023-04-30T63:00:00-04:00</text:p>
      <text:p text:style-name="P4">
Description: About Tse at Facebook, the General Staff of the ZSU. “Avіaatsіya defense forces for Pas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2/9-1-2.jpg" text:style-name="Internet_20_link" text:visited-style-name="Visited_20_Internet_20_Link">
9-1-2.jpg</text:a>
']</text:p>
      <text:p text:style-name="P4">
Tags: ['STOPRUSSIA', 'АГРЕСІЯ РФ', 'ГШ ЗСУ', 'ХРОНІКА ОБОРОНИ']</text:p>
      <text:p text:style-name="P4">
Category: News</text:p>
      <!--METADATA-->
      <text:p text:style-name="P4">
<draw:frame draw:style-name="fr1" draw:name="Image234" text:anchor-type="as-char" svg:width="6.9236in" svg:height="5.1927in" draw:z-index="0">
<draw:image xlink:href="../Images/AРМІЯINFORM/2023-04-30T63-00-00-04-00/9-1-2.jpg" xlink:type="simple" xlink:show="embed" xlink:actuate="onLoad" draw:mime-type="image/jpeg"/>
</draw:frame>
** 🔥I</text:p>
      <text:p text:style-name="P4">
About it on Facebook <text:a xlink:type="simple" xlink:href="https://www.facebook.com/GeneralStaff.ua/posts/pfbid02AyX3Jw4Hzv76hdmtvX1osVJvjTvZA95va5t2GsQ1fXan7j5kggEfs3Ktsv7SwAtMl" text:style-name="Internet_20_link" text:visited-style-name="Visited_20_Internet_20_Link">
reports</text:a>
The General Staff of the Armed Forces.</text:p>
      <text:p text:style-name="P4">
“Aviation of defense forces over the past day has struck 3 strikes in the areas of concentration of the personal staff. Also, our warriors shot down two hostile UAVs like ShahED, one exploration "Orlan-10" and another UAV of the unknown type.</text:p>
      <text:p text:style-name="P4">
Divisions of rocket troops and artillery struck the area of concentration of a living silage, two warehouses of fuel and lubricants, two means of a prototype defense, one artillery unit and another important target, ”the message reads.</text:p>
      <text:p text:style-name="P4">
News Source: <text:a xlink:type="simple" xlink:href="https://armyinform.com.ua/2023/04/30/aviacziya-syl-oborony-za-mynulu-dobu-zavdala-3-udary-po-rajonah-zoseredzhennya-protyvnyka/" text:style-name="Internet_20_link" text:visited-style-name="Visited_20_Internet_20_Link">
https://armyinform.com.ua/2023/04/30/aviacziya-syl-oborony-za-mynulu-dobu-zavdala-3-udary-po-rajonah-zoseredzhennya-protyvnyka/</text:a>
</text:p>
      <!--NEWS-->
      <text:h text:style-name="P10" text:outline-level="1">
<text:span text:style-name="T4">
The enemy struck 7 rocket and 39 aviation strike</text:span>
</text:h>
      <text:p text:style-name="P4">
Author: ['АРМІЯINFORM']</text:p>
      <text:p text:style-name="P4">
Time: 2023-04-30T64:00:00-04:00</text:p>
      <text:p text:style-name="P4">
Description: About Tse at Facebook, the General Staff of the ZSU. “The enemy has passed by the opponent ... The war with Ukraine 2022, the war with Ukraine is the latest news today, the news war with Ukraine 2022 is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STOPRUSSIA', 'АГРЕСІЯ РФ', 'ГШ ЗСУ']</text:p>
      <text:p text:style-name="P4">
Category: News</text:p>
      <!--METADATA-->
      <text:p text:style-name="P4">
<draw:frame draw:style-name="fr1" draw:name="Image235" text:anchor-type="as-char" svg:width="6.9236in" svg:height="3.893007in" draw:z-index="0">
<draw:image xlink:href="../Images/AРМІЯINFORM/2023-04-30T64-00-00-04-00/2022-10-06-vorog-znov-obstrilyav-raketamy.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2AyX3Jw4Hzv76hdmtvX1osVJvjTvZA95va5t2GsQ1fXan7j5kggEfs3Ktsv7SwAtMl" text:style-name="Internet_20_link" text:visited-style-name="Visited_20_Internet_20_Link">
reports</text:a>
The General Staff of the Armed Forces.</text:p>
      <text:p text:style-name="P4">
“Last day, the enemy struck 7 rocket launchers and 39 aircraft strikes, and made 50 tubes from rocket launchers. There are killed and injured in the middle population, destroyed and damaged private dwellings and other civilian infrastructure, ”the message reads.</text:p>
      <text:p text:style-name="P4">
The likelihood of further missile and aviation strikes throughout Ukraine is quite high.</text:p>
      <text:p text:style-name="P4">
News Source: <text:a xlink:type="simple" xlink:href="https://armyinform.com.ua/2023/04/30/mynuloyi-doby-protyvnyk-zavdav-7-raketnyh-ta-39-aviaczijnyh-udariv-zdijsnyv-50-obstriliv-z-rszv/" text:style-name="Internet_20_link" text:visited-style-name="Visited_20_Internet_20_Link">
https://armyinform.com.ua/2023/04/30/mynuloyi-doby-protyvnyk-zavdav-7-raketnyh-ta-39-aviaczijnyh-udariv-zdijsnyv-50-obstriliv-z-rszv/</text:a>
</text:p>
      <!--NEWS-->
      <text:h text:style-name="P10" text:outline-level="1">
<text:span text:style-name="T4">
Due to a large -scale fire in Crimea rumors about the inability of air defense to protect the temporarily occupied peninsula</text:span>
</text:h>
      <text:p text:style-name="P4">
Author: ['АРМІЯINFORM']</text:p>
      <text:p text:style-name="P4">
Time: 2023-04-30T65:00:00-04:00</text:p>
      <text:p text:style-name="P4">
Description: At Timchasovo, the perpetual Sevastopoli is non -valid. The result is in large scale ... The war with Ukraine 2022, the war with Ukraine is the latest news today, the news war with Ukraine 2022 The last for today, will there be a war between Ukraine and Russia, and when, the war with Ukraine in 2022 will be or not, will there be whether there will be, whether it will be, will it be The war with Ukraine in the near future says, the war with Ukraine, Ukrainian news today, Ukrainian news in Ukrainian media in Russian</text:p>
      <text:p text:style-name="P4">
Images: ['<text:a xlink:type="simple" xlink:href="https://armyinform.com.ua/wp-content/uploads/2023/04/179008-1_large.jpg" text:style-name="Internet_20_link" text:visited-style-name="Visited_20_Internet_20_Link">
179008-1_large.jpg</text:a>
']</text:p>
      <text:p text:style-name="P4">
Tags: ['STOPRUSSIA', 'АГРЕСІЯ РФ', 'ВТОРГНЕННЯ РФ']</text:p>
      <text:p text:style-name="P4">
Category: News</text:p>
      <!--METADATA-->
      <text:p text:style-name="P4">
<draw:frame draw:style-name="fr1" draw:name="Image236" text:anchor-type="as-char" svg:width="6.9236in" svg:height="5.19088in" draw:z-index="0">
<draw:image xlink:href="../Images/AРМІЯINFORM/2023-04-30T65-00-00-04-00/179008-1_large.jpg" xlink:type="simple" xlink:show="embed" xlink:actuate="onLoad" draw:mime-type="image/jpeg"/>
</draw:frame>
<text:span text:style-name="T4">
 🔥 Situation on Russian invasion </text:span>
</text:p>
      <text:p text:style-name="P4">
The temporarily occupied Sevastopol is restless. As a result of yesterday's large -scale fire, which flashed on the oil depot near the Cossack Bay, 10 tanks with petroleum products, with a total capacity of about 40 thousand tons, were destroyed. In connection with this city, panic rumors have spread about the inability of Russia to ensure the safety of its own strategic persons.</text:p>
      <text:p text:style-name="P4">
About it on Facebook <text:a xlink:type="simple" xlink:href="https://www.facebook.com/GeneralStaff.ua/posts/pfbid02AyX3Jw4Hzv76hdmtvX1osVJvjTvZA95va5t2GsQ1fXan7j5kggEfs3Ktsv7SwAtMl" text:style-name="Internet_20_link" text:visited-style-name="Visited_20_Internet_20_Link">
reports</text:a>
The General Staff of the Armed Forces.</text:p>
      <text:p text:style-name="P4">
For their part, feeling the so -called "hot resort season", the Russian military personnel began to write a release on vacation, which indicate its places in continental Russia.</text:p>
      <text:p text:style-name="P4">
It should be noted that this oil depot provided fuel ships of the Black Sea Fleet of the Russian Federation, which caused rocket strikes in the peaceful cities of Ukraine. Medical terrorists became peaceful people and civilian objects. At the same time, there are no victims as a result of the fire at the fire.</text:p>
      <text:p text:style-name="P4">
News Source: <text:a xlink:type="simple" xlink:href="https://armyinform.com.ua/2023/04/30/cherez-masshtabnu-pozhezhu-u-krymu-shyryatsya-chutky-pro-nezdatnist-ppo-rf-zahystyty-tymchasovo-okupovanyj-pivostriv/" text:style-name="Internet_20_link" text:visited-style-name="Visited_20_Internet_20_Link">
https://armyinform.com.ua/2023/04/30/cherez-masshtabnu-pozhezhu-u-krymu-shyryatsya-chutky-pro-nezdatnist-ppo-rf-zahystyty-tymchasovo-okupovanyj-pivostriv/</text:a>
</text:p>
      <!--NEWS-->
      <text:h text:style-name="P10" text:outline-level="1">
<text:span text:style-name="T4">
Ukrainian soldiers reflected 58 enemy attacks in four directions</text:span>
</text:h>
      <text:p text:style-name="P4">
Author: ['АРМІЯINFORM']</text:p>
      <text:p text:style-name="P4">
Time: 2023-04-30T66:00:00-04:00</text:p>
      <text:p text:style-name="P4">
Description: About Tse at Facebook, the General Staff of the ZSU.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630_360_1681489070-713.jpg" text:style-name="Internet_20_link" text:visited-style-name="Visited_20_Internet_20_Link">
630_360_1681489070-713.jpg</text:a>
']</text:p>
      <text:p text:style-name="P4">
Tags: ['STOPRUSSIA', 'АГРЕСІЯ РФ', 'ГШ ЗСУ']</text:p>
      <text:p text:style-name="P4">
Category: News</text:p>
      <!--METADATA-->
      <text:p text:style-name="P4">
<draw:frame draw:style-name="fr1" draw:name="Image237" text:anchor-type="as-char" svg:width="6.9236in" svg:height="3.956343in" draw:z-index="0">
<draw:image xlink:href="../Images/AРМІЯINFORM/2023-04-30T66-00-00-04-00/630_360_1681489070-713.jpg" xlink:type="simple" xlink:show="embed" xlink:actuate="onLoad" draw:mime-type="image/jpeg"/>
</draw:frame>
Illustrative Photo <text:span text:style-name="T4">
 🔥Set on Russian invasion </text:span>
</text:p>
      <text:p text:style-name="P4">
About it on Facebook <text:a xlink:type="simple" xlink:href="https://www.facebook.com/GeneralStaff.ua/posts/pfbid02AyX3Jw4Hzv76hdmtvX1osVJvjTvZA95va5t2GsQ1fXan7j5kggEfs3Ktsv7SwAtMl" text:style-name="Internet_20_link" text:visited-style-name="Visited_20_Internet_20_Link">
reports</text:a>
The General Staff of the Armed Forces.</text:p>
      <text:p text:style-name="P4">
“The enemy continues to focus on the main efforts on the offensive, the acting Lyman, Bakhmut, Avdiiv and Mariinsky directions - 58 hostile attacks were reflected in the last day. At the epicenter of the fighting and Marinka, ”the message reads.</text:p>
      <text:p text:style-name="P4">
News Source: <text:a xlink:type="simple" xlink:href="https://armyinform.com.ua/2023/04/30/syly-oborony-ukrayiny-vidbyly-58-vorozhyh-atak-na-chotyroh-napryamkah/" text:style-name="Internet_20_link" text:visited-style-name="Visited_20_Internet_20_Link">
https://armyinform.com.ua/2023/04/30/syly-oborony-ukrayiny-vidbyly-58-vorozhyh-atak-na-chotyroh-napryamkah/</text:a>
</text:p>
      <!--NEWS-->
      <text:h text:style-name="P10" text:outline-level="1">
<text:span text:style-name="T4">
Another minus 470 occupants, 2 tanks and 5 BBM: daily loss of enemy</text:span>
</text:h>
      <text:p text:style-name="P4">
Author: ['АРМІЯINFORM']</text:p>
      <text:p text:style-name="P4">
Time: 2023-04-30T67:00:00-04:00</text:p>
      <text:p text:style-name="P4">
Description: Zagalni Boyov, Find the enemy on 02/24/22 to 04/30/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5364157631943525818_w-scaled.jpg" text:style-name="Internet_20_link" text:visited-style-name="Visited_20_Internet_20_Link">
photo_5364157631943525818_w-scaled.jpg</text:a>
']</text:p>
      <text:p text:style-name="P4">
Tags: ['ВІЙНА', 'ВТРАТИ ВОРОГА', 'ГЕНЕРАЛЬНИЙ ШТАБ ЗС УКРАЇНИ']</text:p>
      <text:p text:style-name="P4">
Category: News</text:p>
      <!--METADATA-->
      <text:p text:style-name="P4">
<draw:frame draw:style-name="fr1" draw:name="Image238" text:anchor-type="as-char" svg:width="6.9236in" svg:height="6.987066in" draw:z-index="0">
<draw:image xlink:href="../Images/AРМІЯINFORM/2023-04-30T67-00-00-04-00/photo_5364157631943525818_w-scaled.jpg" xlink:type="simple" xlink:show="embed" xlink:actuate="onLoad" draw:mime-type="image/jpeg"/>
</draw:frame>
<text:span text:style-name="T4">
 🔥 Situation of the Russian invasion </text:span>
</text:p>
      <text:p text:style-name="P4">
The total fighting loss of the enemy from 24.02.22 to 30.04.23 will be orientated:</text:p>
      <text:p text:style-name="P4">
<text:span text:style-name="T4">
<text:span text:style-name="T5">
 Personnel - </text:span>
* 190510(+470)persons eliminated</text:span>
<text:span text:style-name="T5">
 tanks - </text:span>
<text:span text:style-name="T5">
 3699(+2)</text:span>
<text:span text:style-name="T4">
 combat armored vehicles - </text:span>
 7189(+5)<text:span text:style-name="T4">
<text:span text:style-name="T5">
 Artillery Systems - </text:span>
<text:span text:style-name="T5">
 2914(+6)</text:span>
 </text:span>
 RSZV - <text:span text:style-name="T4">
 544(+1)</text:span>
<text:span text:style-name="T5">
 air defense - </text:span>
<text:span text:style-name="T5">
 295(+1)</text:span>
<text:span text:style-name="T4">
 aircraft - </text:span>
 308(0)<text:span text:style-name="T4">
<text:span text:style-name="T5">
 helicopters - </text:span>
* 294(0)</text:span>
<text:span text:style-name="T5">
 UAV Operative Tactical Level-</text:span>
<text:span text:style-name="T5">
 2475(+4)</text:span>
<text:span text:style-name="T4">
 Winged missiles - </text:span>
 932(0)<text:span text:style-name="T4">
<text:span text:style-name="T5">
 ships / boats - </text:span>
* 18(0)</text:span>
<text:span text:style-name="T5">
 Automobile equipment and tanks - </text:span>
<text:span text:style-name="T5">
 5842(+6)</text:span>
<text:span text:style-name="T4">
 Special Technique - </text:span>
 357(+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30.04.23.</text:p>
      <text:p text:style-name="P4">
News Source: <text:a xlink:type="simple" xlink:href="https://armyinform.com.ua/2023/04/30/shhe-minus-470-okupantiv-2-tanky-ta-5-bbm-dobovi-vtraty-voroga/" text:style-name="Internet_20_link" text:visited-style-name="Visited_20_Internet_20_Link">
https://armyinform.com.ua/2023/04/30/shhe-minus-470-okupantiv-2-tanky-ta-5-bbm-dobovi-vtraty-voroga/</text:a>
</text:p>
      <!--NEWS-->
      <text:h text:style-name="P10" text:outline-level="1">
<text:span text:style-name="T4">
Two more machines of mechanized demining from the Howard Buffette Fund arrived in Ukraine</text:span>
</text:h>
      <text:p text:style-name="P4">
Author: ['АРМІЯINFORM']</text:p>
      <text:p text:style-name="P4">
Time: 2023-04-30T68:00:00-04:00</text:p>
      <text:p text:style-name="P4">
Description: Fucking the NECKENITHETENNE TECHNIK VIDTEPER MATIMMU on Ozbrobechnych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imagetools1.jpg" text:style-name="Internet_20_link" text:visited-style-name="Visited_20_Internet_20_Link">
imagetools1.jpg</text:a>
']</text:p>
      <text:p text:style-name="P4">
Tags: ['STOPRUSSIA', 'АГРЕСІЯ РФ', 'ВТОРГНЕННЯ РФ']</text:p>
      <text:p text:style-name="P4">
Category: News</text:p>
      <!--METADATA-->
      <text:p text:style-name="P4">
<draw:frame draw:style-name="fr1" draw:name="Image239" text:anchor-type="as-char" svg:width="6.9236in" svg:height="4.612849in" draw:z-index="0">
<draw:image xlink:href="../Images/AРМІЯINFORM/2023-04-30T68-00-00-04-00/imagetools1.jpg" xlink:type="simple" xlink:show="embed" xlink:actuate="onLoad" draw:mime-type="image/jpeg"/>
</draw:frame>
It will now be extremely necessary and efficient equipment to be armed withnipirotechnical units involved in the demining in the territory of the Nikolaev region. It is about machines of mechanized demining derived from the Buffett fundugade.</text:p>
      <text:p text:style-name="P4">
About it <text:a xlink:type="simple" xlink:href="https://dsns.gov.ua/uk/news/ostanni-novini/v-ukrayinu-pribuli-shhe-dvi-masini-mexanizovanogo-rozminuvannia-vid-fonda-govarda-baffeta-sergii-kruk" text:style-name="Internet_20_link" text:visited-style-name="Visited_20_Internet_20_Link">
reports</text:a>
SES of Ukraine.</text:p>
      <text:p text:style-name="P4">
"The first two recently assisted Lugansk pyrotechnics in Kherson region and has been efficiency," - said the head of the SES of Ukraine Sergiykruk.</text:p>
      <text:p text:style-name="P4">
He noted that the new technique will enhance the ability to clean the territory of Mykolaiv region more quickly: "After all, the volume of work that the enemy has been supported for many years requires not only experience, but also the use of modern technical solutions."</text:p>
      <text:p text:style-name="P4">
Recall that previously provided machines of Mechanized Mature MV-4 and MV-10, the short-lived period of time has already proven efficiency in work: robotic complexes for demining easily withstand the detonation of ammunition and very insidious mines that respond to human movements and temperature changes.</text:p>
      <text:p text:style-name="P4">
The use of this technique is carried out remotely and significantly accelerates the proceeds of mine, and most importantly - protects the life of the personnel.</text:p>
      <text:p text:style-name="P4">
News Source: <text:a xlink:type="simple" xlink:href="https://armyinform.com.ua/2023/04/30/v-ukrayinu-prybuly-shhe-dvi-mashyny-mehanizovanogo-rozminuvannya-vid-fonda-govarda-baffeta/" text:style-name="Internet_20_link" text:visited-style-name="Visited_20_Internet_20_Link">
https://armyinform.com.ua/2023/04/30/v-ukrayinu-prybuly-shhe-dvi-mashyny-mehanizovanogo-rozminuvannya-vid-fonda-govarda-baffeta/</text:a>
</text:p>
      <!--NEWS-->
      <text:h text:style-name="P10" text:outline-level="1">
<text:span text:style-name="T4">
In Ukraine a moment of silence</text:span>
</text:h>
      <text:p text:style-name="P4">
Author: ['АРМІЯINFORM']</text:p>
      <text:p text:style-name="P4">
Time: 2023-04-30T69:00:00-04:00</text:p>
      <text:p text:style-name="P4">
Description: Zgіnoye by decree of Ukrainian President Volodimir Zelensky No. 143/2022, Khvilin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candle-2-1.gif" text:style-name="Internet_20_link" text:visited-style-name="Visited_20_Internet_20_Link">
candle-2-1.gif</text:a>
']</text:p>
      <text:p text:style-name="P4">
Tags: ['STOPRUSSIA', 'АГРЕСІЯ РФ', 'ВТОРГНЕННЯ РФ', 'ЗАГАЛЬНОНАЦІОНАЛЬНА ХВИЛИНА МОВЧАННЯ']</text:p>
      <text:p text:style-name="P4">
Category: News</text:p>
      <!--METADATA-->
      <text:p text:style-name="P4">
<draw:frame draw:style-name="fr1" draw:name="Image240" text:anchor-type="as-char" svg:width="6.9236in" svg:height="3.895992in" draw:z-index="0">
<draw:image xlink:href="../Images/AРМІЯINFORM/2023-04-30T69-00-00-04-00/candle-2-1.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30/v-ukrayini-hvylyna-movchannya-5/" text:style-name="Internet_20_link" text:visited-style-name="Visited_20_Internet_20_Link">
https://armyinform.com.ua/2023/04/30/v-ukrayini-hvylyna-movchannya-5/</text:a>
</text:p>
      <!--NEWS-->
      <text:h text:style-name="P10" text:outline-level="1">
<text:span text:style-name="T4">
Swedish instructors in Britain are taught Ukrainian military fighting in urban development</text:span>
</text:h>
      <text:p text:style-name="P4">
Author: ['АРМІЯINFORM']</text:p>
      <text:p text:style-name="P4">
Time: 2023-04-30T70:00:00-04:00</text:p>
      <text:p text:style-name="P4">
Description: The Great British Swede -Instruktori has to engage in Ukrainian VIISKOVOVOVOVAV ... War with Ukraine 2022, war with Ukraine Latest news today, News War with Ukraine 2022 Last today, will there be a war between Ukraine and Russia and when the war with Ukraine will be either in 2022 or there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4/343973945_532845122369682_1902497295526371406_n.jpg" text:style-name="Internet_20_link" text:visited-style-name="Visited_20_Internet_20_Link">
343973945_532845122369682_1902497295526371406_n.jpg</text:a>
', '<text:a xlink:type="simple" xlink:href="https://armyinform.com.ua/wp-content/uploads/2023/04/343772062_466090162361155_5453651575326462329_n-150x150.jpg" text:style-name="Internet_20_link" text:visited-style-name="Visited_20_Internet_20_Link">
343772062_466090162361155_5453651575326462329_n-150x150.jpg</text:a>
', '<text:a xlink:type="simple" xlink:href="https://armyinform.com.ua/wp-content/uploads/2023/04/343612206_2268102280201129_6185200305109621425_n-150x150.jpg" text:style-name="Internet_20_link" text:visited-style-name="Visited_20_Internet_20_Link">
343612206_2268102280201129_6185200305109621425_n-150x150.jpg</text:a>
']</text:p>
      <text:p text:style-name="P4">
Tags: ['ВЕЛИКА БРИТАНІЯ', 'ІНСТРУКТОРИ', 'КОРОЛІВСТВО ШВЕЦІЯ', 'ПІДГОТОВКА ВІЙСЬКОВОСЛУЖБОВЦІВ']</text:p>
      <text:p text:style-name="P4">
Category: News</text:p>
      <!--METADATA-->
      <text:p text:style-name="P4">
<draw:frame draw:style-name="fr1" draw:name="Image241" text:anchor-type="as-char" svg:width="6.9236in" svg:height="4.627273in" draw:z-index="0">
<draw:image xlink:href="../Images/AРМІЯINFORM/2023-04-30T70-00-00-04-00/343973945_532845122369682_1902497295526371406_n.jpg" xlink:type="simple" xlink:show="embed" xlink:actuate="onLoad" draw:mime-type="image/jpeg"/>
</draw:frame>
In the United Kingdom, Swedish instructors teach Ukrainian military organizations and hostilities in urban development.</text:p>
      <text:p text:style-name="P4">
About it <text:a xlink:type="simple" xlink:href="https://www.facebook.com/GeneralStaff.ua/posts/pfbid0u1JnJsWaf9SxVVDAGiuBA44N6AirY3gwdKqXoguVMxkFmcXBAu9Us65n72MMxgExl" text:style-name="Internet_20_link" text:visited-style-name="Visited_20_Internet_20_Link">
reports</text:a>
The General Staff of the Armed Forces.</text:p>
      <text:p text:style-name="P4">
"Under the guidance of the instructors of the Armed Forces of the Kingdom, the Sweden of the recruitment forces of Ukraine become more prepared for fighting," - reads.</text:p>
      <text:p text:style-name="P4">
<text:a xlink:type="simple" xlink:href="https://armyinform.com.ua/wp-content/uploads/2023/04/343772062_466090162361155_5453651575326462329_n.jpg" text:style-name="Internet_20_link" text:visited-style-name="Visited_20_Internet_20_Link">
!(Images/AРМІЯINFORM/2023-04-30T70-00-00-04-00/343772062_466090162361155_5453651575326462329_n-150x150.jpg)</text:a>
</text:p>
      <text:p text:style-name="P4">
<text:a xlink:type="simple" xlink:href="https://armyinform.com.ua/wp-content/uploads/2023/04/343612206_2268102280201129_6185200305109621425_n.jpg" text:style-name="Internet_20_link" text:visited-style-name="Visited_20_Internet_20_Link">
<draw:frame draw:style-name="fr1" draw:name="Image242" text:anchor-type="as-char" svg:width="6.9236in" svg:height="6.9236in" draw:z-index="0">
<draw:image xlink:href="../Images/AРМІЯINFORM/2023-04-30T70-00-00-04-00/343612206_2268102280201129_6185200305109621425_n-150x150.jpg" xlink:type="simple" xlink:show="embed" xlink:actuate="onLoad" draw:mime-type="image/jpeg"/>
</draw:frame>
</text:a>
It is noted that during the exercises, the Armed Forces will receive the necessary tactical knowledge and acquire combat skills that will increase the safety of Ukrainian troops.</text:p>
      <text:p text:style-name="P4">
Recall that Canadian instructors <text:a xlink:type="simple" xlink:href="https://armyinform.com.ua/2023/04/29/kanadski-instruktory-navchayut-nashyh-voyiniv-minnij-bezpeczi-u-polshhi/" text:style-name="Internet_20_link" text:visited-style-name="Visited_20_Internet_20_Link">
teach</text:a>
Our miners in Poland.</text:p>
      <text:p text:style-name="P4">
News Source: <text:a xlink:type="simple" xlink:href="https://armyinform.com.ua/2023/04/30/shvedski-insturktory-u-brytaniyi-vchat-ukrayinskyh-vijskovyh-vesty-bij-v-miskij-zabudovi/" text:style-name="Internet_20_link" text:visited-style-name="Visited_20_Internet_20_Link">
https://armyinform.com.ua/2023/04/30/shvedski-insturktory-u-brytaniyi-vchat-ukrayinskyh-vijskovyh-vesty-bij-v-miskij-zabudovi/</text:a>
</text:p>
      <!--NEWS-->
      <text:h text:style-name="P10" text:outline-level="1">
<text:span text:style-name="T4">
848 explosive objects were neutralized in Ukraine per day</text:span>
</text:h>
      <text:p text:style-name="P4">
Author: ['АРМІЯINFORM']</text:p>
      <text:p text:style-name="P4">
Time: 2023-04-30T71:00:00-04:00</text:p>
      <text:p text:style-name="P4">
Description: PIRETEKIKI DSNS 29 KVITYSHIKILI 848 Vibuhonebizda objects on Teri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286736_mines_dsns.gov_.ua_new_960x380_0.jpg" text:style-name="Internet_20_link" text:visited-style-name="Visited_20_Internet_20_Link">
286736_mines_dsns.gov_.ua_new_960x380_0.jpg</text:a>
']</text:p>
      <text:p text:style-name="P4">
Tags: ['ДСНС УКРАЇНИ', 'МІННА БЕЗПЕКА', 'ПІРОТЕХНІКИ']</text:p>
      <text:p text:style-name="P4">
Category: News</text:p>
      <!--METADATA-->
      <text:p text:style-name="P4">
<draw:frame draw:style-name="fr1" draw:name="Image243" text:anchor-type="as-char" svg:width="6.9236in" svg:height="3.606042in" draw:z-index="0">
<draw:image xlink:href="../Images/AРМІЯINFORM/2023-04-30T71-00-00-04-00/286736_mines_dsns.gov_.ua_new_960x380_0.jpg" xlink:type="simple" xlink:show="embed" xlink:actuate="onLoad" draw:mime-type="image/jpeg"/>
</draw:frame>
On April 29, the Pyrotechnics of the SESS were disposed of 848 explosive items of the siderium in the size of 50 hectares.</text:p>
      <text:p text:style-name="P4">
About this <text:a xlink:type="simple" xlink:href="https://t.me/dsns_telegram/16393" text:style-name="Internet_20_link" text:visited-style-name="Visited_20_Internet_20_Link">
_ reports_</text:a>
SES of Ukraine.</text:p>
      <text:p text:style-name="P4">
"During the day, the Pyrotechnical units of the SES were involved 157 times before the execution of demining., 848 units were identified and disposed of.</text:p>
      <text:p text:style-name="P4">
Most often pyrotechnic units worked: in Kharkiv region - 17 thousand.430 times, Kyiv region - 7 thousand 539, Donetsk region - 4 thousand 975, Mykolaiv region - 4 thousand. 689, Chernihiv region - 4 thousand 539, Kherson region - 4 thousand 492, Sumy region - 1 thousand901, Cherkasy region - 1 thousand 85.</text:p>
      <text:p text:style-name="P4">
A total of 174 thousand square meters remain. km of potentially dangerous territories, measuring 30% of the total area of the state.</text:p>
      <text:p text:style-name="P4">
News Source: <text:a xlink:type="simple" xlink:href="https://armyinform.com.ua/2023/04/30/v-ukrayini-za-dobu-zneshkodyly-848-vybuhonebezpechnyh-predmetiv/" text:style-name="Internet_20_link" text:visited-style-name="Visited_20_Internet_20_Link">
https://armyinform.com.ua/2023/04/30/v-ukrayini-za-dobu-zneshkodyly-848-vybuhonebezpechnyh-predmetiv/</text:a>
</text:p>
      <!--NEWS-->
      <text:h text:style-name="P10" text:outline-level="1">
<text:span text:style-name="T4">
The Netherlands has been sent to Ukraine for the third time to investigate war crimes</text:span>
</text:h>
      <text:p text:style-name="P4">
Author: ['АРМІЯINFORM']</text:p>
      <text:p text:style-name="P4">
Time: 2023-04-30T72:00:00-04:00</text:p>
      <text:p text:style-name="P4">
Description: Sudovo-Slidcha Grupa was virused in Ukrainian for the earnings of Tzheoy Tizhnya for the Rosli-Divanny Vyunny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58715-1_large.jpg" text:style-name="Internet_20_link" text:visited-style-name="Visited_20_Internet_20_Link">
158715-1_large.jpg</text:a>
']</text:p>
      <text:p text:style-name="P4">
Tags: ['ВОЄННІ ЗЛОЧИНИ РФ', 'КОРОЛІВСТВО НІДЕРЛАНДІВ']</text:p>
      <text:p text:style-name="P4">
Category: News</text:p>
      <!--METADATA-->
      <text:p text:style-name="P4">
<draw:frame draw:style-name="fr1" draw:name="Image244" text:anchor-type="as-char" svg:width="6.9236in" svg:height="5.1927in" draw:z-index="0">
<draw:image xlink:href="../Images/AРМІЯINFORM/2023-04-30T72-00-00-04-00/158715-1_large.jpg" xlink:type="simple" xlink:show="embed" xlink:actuate="onLoad" draw:mime-type="image/jpeg"/>
</draw:frame>
The forensic group went to Ukraine earlier this week to investigate war crimes.</text:p>
      <text:p text:style-name="P4">
About this <text:a xlink:type="simple" xlink:href="https://www.defensie.nl/actueel/nieuws/2023/04/28/voor-derde-keer-forensisch-opsporingsteam-aan-het-werk-in-oekraine" text:style-name="Internet_20_link" text:visited-style-name="Visited_20_Internet_20_Link">
it is referred</text:a>
in the statement of the Ministry of Defense of the Netherlands.</text:p>
      <text:p text:style-name="P4">
It is noted that the group consists of about 60 people, including 9 Czech experts.</text:p>
      <text:p text:style-name="P4">
The group, in particular, includes experts of the Netherlands military police and other units of the Ministry of Defense.</text:p>
      <text:p text:style-name="P4">
“The responsibilities of the team are to investigate and maintain the evidence. It will be made under the auspices of the International Criminal Court, ”the statement reads.</text:p>
      <text:p text:style-name="P4">
The team of Dutch experts goes to Ukraine for the third time. For the first time, it was in May last, for the second time - at the end of last year. During this time, the evidence collected to the ISS was collected.</text:p>
      <text:p text:style-name="P4">
News Source: <text:a xlink:type="simple" xlink:href="https://armyinform.com.ua/2023/04/30/niderlandy-vtretye-vidpravyly-v-ukrayinu-grupu-dlya-rozsliduvannya-voyennyh-zlochyniv/" text:style-name="Internet_20_link" text:visited-style-name="Visited_20_Internet_20_Link">
https://armyinform.com.ua/2023/04/30/niderlandy-vtretye-vidpravyly-v-ukrayinu-grupu-dlya-rozsliduvannya-voyennyh-zlochyniv/</text:a>
</text:p>
      <!--NEWS-->
      <text:h text:style-name="P10" text:outline-level="1">
<text:span text:style-name="T4">
The Russians fired 125 settlements in eight regions of Ukraine a day</text:span>
</text:h>
      <text:p text:style-name="P4">
Author: ['АРМІЯINFORM']</text:p>
      <text:p text:style-name="P4">
Time: 2023-04-30T73:00:00-04:00</text:p>
      <text:p text:style-name="P4">
Description: The last passes of Rosiyski Vіsyska fired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63937248581634179_y.jpg" text:style-name="Internet_20_link" text:visited-style-name="Visited_20_Internet_20_Link">
photo_5363937248581634179_y.jpg</text:a>
']</text:p>
      <text:p text:style-name="P4">
Tags: ['MILITARY MEDIA CENTER', 'ВІЙНА', 'ОБСТРІЛИ РФ']</text:p>
      <text:p text:style-name="P4">
Category: News</text:p>
      <!--METADATA-->
      <text:p text:style-name="P4">
<draw:frame draw:style-name="fr1" draw:name="Image245" text:anchor-type="as-char" svg:width="6.9236in" svg:height="5.01961in" draw:z-index="0">
<draw:image xlink:href="../Images/AРМІЯINFORM/2023-04-30T73-00-00-04-00/photo_5363937248581634179_y.jpg" xlink:type="simple" xlink:show="embed" xlink:actuate="onLoad" draw:mime-type="image/jpeg"/>
</draw:frame>
During the last day, Russian troops fired at the territory of 8 regions of Ukraine.</text:p>
      <text:p text:style-name="P4">
About it <text:a xlink:type="simple" xlink:href="https://t.me/militarymediacenter/1816" text:style-name="Internet_20_link" text:visited-style-name="Visited_20_Internet_20_Link">
reports</text:a>
Military Mediacenter.</text:p>
      <text:p text:style-name="P4">
“In general from different types of weapons(mortars, tanks, artillery, grenade launchers, RSZV, S-300 ZRC, UAV, tactical aviation)125 inhabited fees were fired, 68 infrastructure objects were confirmed, ”the testimony said.</text:p>
      <text:p text:style-name="P4">
According to preliminary information, they are killed and injured among civilians, the number of victims is clarified.</text:p>
      <text:p text:style-name="P4">
News Source: <text:a xlink:type="simple" xlink:href="https://armyinform.com.ua/2023/04/30/rosiyany-za-dobu-obstrilyaly-125-naselenyh-punktiv-u-vosmy-oblastyah-ukrayiny/" text:style-name="Internet_20_link" text:visited-style-name="Visited_20_Internet_20_Link">
https://armyinform.com.ua/2023/04/30/rosiyany-za-dobu-obstrilyaly-125-naselenyh-punktiv-u-vosmy-oblastyah-ukrayiny/</text:a>
</text:p>
      <!--NEWS-->
      <text:h text:style-name="P10" text:outline-level="1">
<text:span text:style-name="T4">
Ilya Kovtun Army won two awards for COP Gymnastics in Cairo</text:span>
</text:h>
      <text:p text:style-name="P4">
Author: ['АРМІЯINFORM']</text:p>
      <text:p text:style-name="P4">
Time: 2023-04-30T74:00:00-04:00</text:p>
      <text:p text:style-name="P4">
Description: Ukrainian Gimnast, Armytsov Illya Kovtun at Perty Fіnaliv Day to the SVITA CA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image-5-scaled.jpg" text:style-name="Internet_20_link" text:visited-style-name="Visited_20_Internet_20_Link">
image-5-scaled.jpg</text:a>
']</text:p>
      <text:p text:style-name="P4">
Tags: ['АРМІЙСЬКИЙ СПОРТ', 'КУБОК СВІТУ', 'СПОРТИВНА ГІМНАСТИКА']</text:p>
      <text:p text:style-name="P4">
Category: News</text:p>
      <!--METADATA-->
      <text:p text:style-name="P4">
<draw:frame draw:style-name="fr1" draw:name="Image246" text:anchor-type="as-char" svg:width="6.9236in" svg:height="4.661891in" draw:z-index="0">
<draw:image xlink:href="../Images/AРМІЯINFORM/2023-04-30T74-00-00-04-00/image-5-scaled.jpg" xlink:type="simple" xlink:show="embed" xlink:actuate="onLoad" draw:mime-type="image/jpeg"/>
</draw:frame>
Ukrainian gymnast, Army Ilya Kovtun on the first day of the finals at the Cup of the World of Sports Gymnastics in Egyptian Cairo won two medals - "gold" and "bronze".</text:p>
      <text:p text:style-name="P4">
About it <text:a xlink:type="simple" xlink:href="https%3A%2F%2Fwww.facebook.com%2Folympicua%2Fposts%2Fpfbid02JPv4weU6htRvXPVDER2gg2CKCa1pJJ9ndHt4qw3QAQcqMVxntj8obHEnmtDKxPedl&amp;show_text=true&amp;width=500" text:style-name="Internet_20_link" text:visited-style-name="Visited_20_Internet_20_Link">
informs</text:a>
National Olympic Committee of Ukraine.</text:p>
      <text:p text:style-name="P4">
"The athletic celebrated the victory in free exercises where no one was able to surpass the program with a complexity of 6.2 and a general assessment of 14.433," the message goes.</text:p>
      <text:p text:style-name="P4">
The second award was a 19-year-old athlete from Cherkasy in the finale on a horse, only reacted by the Vicechmpop of the 2020 Olympiad Li Chih-Kai with Taiwan(15.033)Tavirman Gagik Khachikian(14.733)And by dividing the third stage of the pedestal by the most representative of Armenia Bronze medalist at the World Cup, Arutyunommartinian, with which they scored the same amount 14.566.</text:p>
      <text:p text:style-name="P4">
News Source: <text:a xlink:type="simple" xlink:href="https://armyinform.com.ua/2023/04/30/armiyecz-illya-kovtun-zdobuv-dvi-nagorody-na-ks-zi-sportyvnoyi-gimnastyky-v-kayiri/" text:style-name="Internet_20_link" text:visited-style-name="Visited_20_Internet_20_Link">
https://armyinform.com.ua/2023/04/30/armiyecz-illya-kovtun-zdobuv-dvi-nagorody-na-ks-zi-sportyvnoyi-gimnastyky-v-kayiri/</text:a>
</text:p>
      <!--NEWS-->
      <text:h text:style-name="P10" text:outline-level="1">
<text:span text:style-name="T4">
President of Ukraine congratulated the border guards on a professional holiday</text:span>
</text:h>
      <text:p text:style-name="P4">
Author: ['АРМІЯINFORM']</text:p>
      <text:p text:style-name="P4">
Time: 2023-04-30T75:00:00-04:00</text:p>
      <text:p text:style-name="P4">
Description: President of Ukraine Volodymyr Zelensky VIICOVOVOVOVOVAVAIVAS ... War with Ukraine 2022, War with Ukraine Latest News today, News War with Ukraine 2022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4/photo_5364009339607697654_y.jpg" text:style-name="Internet_20_link" text:visited-style-name="Visited_20_Internet_20_Link">
photo_5364009339607697654_y.jpg</text:a>
', '<text:a xlink:type="simple" xlink:href="https://armyinform.com.ua/wp-content/uploads/2023/04/photo_5364009339607697648_y-150x150.jpg" text:style-name="Internet_20_link" text:visited-style-name="Visited_20_Internet_20_Link">
photo_5364009339607697648_y-150x150.jpg</text:a>
', '<text:a xlink:type="simple" xlink:href="https://armyinform.com.ua/wp-content/uploads/2023/04/photo_5364009339607697649_y-150x150.jpg" text:style-name="Internet_20_link" text:visited-style-name="Visited_20_Internet_20_Link">
photo_5364009339607697649_y-150x150.jpg</text:a>
', '<text:a xlink:type="simple" xlink:href="https://armyinform.com.ua/wp-content/uploads/2023/04/photo_5364009339607697651_y-150x150.jpg" text:style-name="Internet_20_link" text:visited-style-name="Visited_20_Internet_20_Link">
photo_5364009339607697651_y-150x150.jpg</text:a>
', '<text:a xlink:type="simple" xlink:href="https://armyinform.com.ua/wp-content/uploads/2023/04/photo_5364009339607697656_y-150x150.jpg" text:style-name="Internet_20_link" text:visited-style-name="Visited_20_Internet_20_Link">
photo_5364009339607697656_y-150x150.jpg</text:a>
']</text:p>
      <text:p text:style-name="P4">
Tags: ['ВОЛОДИМИР ЗЕЛЕНСЬКИЙ', 'ДЕРЖАВНА ПРИКОРДОННА СЛУЖБА УКРАЇНИ', 'ПРЕЗИДЕНТ УКРАЇНИ']</text:p>
      <text:p text:style-name="P4">
Category: News</text:p>
      <!--METADATA-->
      <text:p text:style-name="P4">
<draw:frame draw:style-name="fr1" draw:name="Image247" text:anchor-type="as-char" svg:width="6.9236in" svg:height="3.889116in" draw:z-index="0">
<draw:image xlink:href="../Images/AРМІЯINFORM/2023-04-30T75-00-00-04-00/photo_5364009339607697654_y.jpg" xlink:type="simple" xlink:show="embed" xlink:actuate="onLoad" draw:mime-type="image/jpeg"/>
</draw:frame>
President of Ukraine Volodymyr Zelensky congratulated the servicemen of the State Border Guard Service of Ukraine on the Day of the Border Guard and thanked for the sustainability of the tasil.</text:p>
      <text:p text:style-name="P4">
About this <text:a xlink:type="simple" xlink:href="https://t.me/V_Zelenskiy_official/6061" text:style-name="Internet_20_link" text:visited-style-name="Visited_20_Internet_20_Link">
it is referred</text:a>
In the channel telegram.</text:p>
      <text:p text:style-name="P4">
“From the first days of the war - not only from February 24, but also from 2014 - border guards have bravely defending Ukraine. They were the first to meet the enemy with the supra -state border and entered the battle with the enemy's forces. True heroes who have performed and perform hundreds and hundreds of combat missions. Thank you, the warriors, for your stability and strength, which you show every day, every hour, every moment, ”he will be in his post.</text:p>
      <text:p text:style-name="P4">
<text:a xlink:type="simple" xlink:href="https://armyinform.com.ua/wp-content/uploads/2023/04/photo_5364009339607697648_y.jpg" text:style-name="Internet_20_link" text:visited-style-name="Visited_20_Internet_20_Link">
!(Images/AРМІЯINFORM/2023-04-30T75-00-00-04-00/photo_5364009339607697648_y-150x150.jpg)</text:a>
</text:p>
      <text:p text:style-name="P4">
<text:a xlink:type="simple" xlink:href="https://armyinform.com.ua/wp-content/uploads/2023/04/photo_5364009339607697649_y.jpg" text:style-name="Internet_20_link" text:visited-style-name="Visited_20_Internet_20_Link">
<draw:frame draw:style-name="fr1" draw:name="Image248" text:anchor-type="as-char" svg:width="6.9236in" svg:height="6.9236in" draw:z-index="0">
<draw:image xlink:href="../Images/AРМІЯINFORM/2023-04-30T75-00-00-04-00/photo_5364009339607697649_y-150x150.jpg" xlink:type="simple" xlink:show="embed" xlink:actuate="onLoad" draw:mime-type="image/jpeg"/>
</draw:frame>
</text:a>
</text:p>
      <text:p text:style-name="P4">
<text:a xlink:type="simple" xlink:href="https://armyinform.com.ua/wp-content/uploads/2023/04/photo_5364009339607697651_y.jpg" text:style-name="Internet_20_link" text:visited-style-name="Visited_20_Internet_20_Link">
<draw:frame draw:style-name="fr1" draw:name="Image249" text:anchor-type="as-char" svg:width="6.9236in" svg:height="6.9236in" draw:z-index="0">
<draw:image xlink:href="../Images/AРМІЯINFORM/2023-04-30T75-00-00-04-00/photo_5364009339607697651_y-150x150.jpg" xlink:type="simple" xlink:show="embed" xlink:actuate="onLoad" draw:mime-type="image/jpeg"/>
</draw:frame>
</text:a>
</text:p>
      <text:p text:style-name="P4">
<text:a xlink:type="simple" xlink:href="https://armyinform.com.ua/wp-content/uploads/2023/04/photo_5364009339607697656_y.jpg" text:style-name="Internet_20_link" text:visited-style-name="Visited_20_Internet_20_Link">
<draw:frame draw:style-name="fr1" draw:name="Image250" text:anchor-type="as-char" svg:width="6.9236in" svg:height="6.9236in" draw:z-index="0">
<draw:image xlink:href="../Images/AРМІЯINFORM/2023-04-30T75-00-00-04-00/photo_5364009339607697656_y-150x150.jpg" xlink:type="simple" xlink:show="embed" xlink:actuate="onLoad" draw:mime-type="image/jpeg"/>
</draw:frame>
</text:a>
</text:p>
      <text:p text:style-name="P4">
News Source: <text:a xlink:type="simple" xlink:href="https://armyinform.com.ua/2023/04/30/glava-derzhavy-pryvitav-prykordonnykiv-iz-profesijnym-svyatom-vy-shhodnya-demonstruyete-stijkist-ta-sylu/" text:style-name="Internet_20_link" text:visited-style-name="Visited_20_Internet_20_Link">
https://armyinform.com.ua/2023/04/30/glava-derzhavy-pryvitav-prykordonnykiv-iz-profesijnym-svyatom-vy-shhodnya-demonstruyete-stijkist-ta-sylu/</text:a>
</text:p>
      <!--NEWS-->
      <text:h text:style-name="P10" text:outline-level="1">
<text:span text:style-name="T4">
Without the preference in the air is difficult to succeed during defensive or offensive actions - Yuri Ignat</text:span>
</text:h>
      <text:p text:style-name="P4">
Author: ['Анастасія Олехнович']</text:p>
      <text:p text:style-name="P4">
Time: 2023-04-30T76:00:00-04:00</text:p>
      <text:p text:style-name="P4">
Description: The svіtі is a sulfur dimension of the passage of the departure of Ukrainian ...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ignat.jpg" text:style-name="Internet_20_link" text:visited-style-name="Visited_20_Internet_20_Link">
ignat.jpg</text:a>
']</text:p>
      <text:p text:style-name="P4">
Tags: ['ЮРІЙ ІГНАТ']</text:p>
      <text:p text:style-name="P4">
Category: News</text:p>
      <!--METADATA-->
      <text:p text:style-name="P4">
<draw:frame draw:style-name="fr1" draw:name="Image251" text:anchor-type="as-char" svg:width="6.9236in" svg:height="4.869599in" draw:z-index="0">
<draw:image xlink:href="../Images/AРМІЯINFORM/2023-04-30T76-00-00-04-00/ignat.jpg" xlink:type="simple" xlink:show="embed" xlink:actuate="onLoad" draw:mime-type="image/jpeg"/>
</draw:frame>
Severe discussions in the world continue to unfold in the world about the possible transfer of the F-16 fighter to Ukraine. On the air of the Teleterna "One News" Air Force, Colonel Yuri Ignatus emphasized that the powerless Western multi -purpose fighters of the 4+ generation generation will be very difficult to protect our Ukraine. Both in peacetime and in wartime, Ukraine needs a air cover:</text:p>
      <text:p text:style-name="P4">
-Most importantly, the F-16 will help protect Ukrainians from air terrorism, as the aircraft will become an important component of the air defense system. Unfortunately, the process of waiting for Western aircraft is too expensive for Ukraine. It should also be understood that without preference in the air it is difficult to succeed during the time or offensive, as a multi -purpose fighter will support all defense forces. And we need to move to the de -occupation of Ukrainian territories.</text:p>
      <text:p text:style-name="P4">
Meanwhile, Ukrainian pilots and land staff are actively improving the English language. To some extent, the airfield infrastructure is prepared.</text:p>
      <text:p text:style-name="P4">
News Source: <text:a xlink:type="simple" xlink:href="https://armyinform.com.ua/2023/04/30/bez-perevagy-v-povitri-vazhko-dosyagty-uspihu-pid-chas-oboronnyh-chy-nastupalnyh-dij-yurij-ignat/" text:style-name="Internet_20_link" text:visited-style-name="Visited_20_Internet_20_Link">
https://armyinform.com.ua/2023/04/30/bez-perevagy-v-povitri-vazhko-dosyagty-uspihu-pid-chas-oboronnyh-chy-nastupalnyh-dij-yurij-ignat/</text:a>
</text:p>
      <!--NEWS-->
      <text:h text:style-name="P10" text:outline-level="1">
<text:span text:style-name="T4">
In the Black Sea, seven enemy ships without rocket carriers are on duty</text:span>
</text:h>
      <text:p text:style-name="P4">
Author: ['АРМІЯINFORM']</text:p>
      <text:p text:style-name="P4">
Time: 2023-04-30T77:00:00-04:00</text:p>
      <text:p text:style-name="P4">
Description: The village of 30 KVITEN in the waters of the Chornaya Sea at the Boyal Cherguvanni is tortured by SIM ... The war with Ukraine 2022, the war with Ukraine is the latest news today, the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ЧОРНЕ МОРЕ']</text:p>
      <text:p text:style-name="P4">
Category: News</text:p>
      <!--METADATA-->
      <text:p text:style-name="P4">
<draw:frame draw:style-name="fr1" draw:name="Image252" text:anchor-type="as-char" svg:width="6.9236in" svg:height="3.956343in" draw:z-index="0">
<draw:image xlink:href="../Images/AРМІЯINFORM/2023-04-30T77-00-00-04-00/chorne-more.jpg" xlink:type="simple" xlink:show="embed" xlink:actuate="onLoad" draw:mime-type="image/jpeg"/>
</draw:frame>
As of April 30, seven enemy ships are re -elaborated in the Black Sea waters, among them - no carbon carpet carriers.</text:p>
      <text:p text:style-name="P4">
About this <text:a xlink:type="simple" xlink:href="https://t.me/ukrainian_navy/2931" text:style-name="Internet_20_link" text:visited-style-name="Visited_20_Internet_20_Link">
it is referred</text:a>
In the message of the command of the military-naval forces of the Armed Forces of Ukraine.</text:p>
      <text:p text:style-name="P4">
In the Sea of Azov, the enemy continues to control marine communications, holding one ship.</text:p>
      <text:p text:style-name="P4">
There are four enemy ships in the Mediterranean, one of which is one carbon winged, the total volley is 16 rockets.</text:p>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4/30/u-chornomu-mori-cherguyut-sim-vorozhyh-korabliv-bez-raketonosiyiv/" text:style-name="Internet_20_link" text:visited-style-name="Visited_20_Internet_20_Link">
https://armyinform.com.ua/2023/04/30/u-chornomu-mori-cherguyut-sim-vorozhyh-korabliv-bez-raketonosiyiv/</text:a>
</text:p>
      <!--NEWS-->
      <text:h text:style-name="P10" text:outline-level="1">
<text:span text:style-name="T4">
Natalia Humeniuk: In Crimea - streams of traveling on all routes</text:span>
</text:h>
      <text:p text:style-name="P4">
Author: ['Анастасія Олехнович']</text:p>
      <text:p text:style-name="P4">
Time: 2023-04-30T78:00:00-04:00</text:p>
      <text:p text:style-name="P4">
Description: Yak was piled up by the PID Hour of the Teleziziyny Marathon the chief of the Odnny coordinator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gumenyuk-marafon.jpg" text:style-name="Internet_20_link" text:visited-style-name="Visited_20_Internet_20_Link">
gumenyuk-marafon.jpg</text:a>
']</text:p>
      <text:p text:style-name="P4">
Tags: []</text:p>
      <text:p text:style-name="P4">
Category: News</text:p>
      <!--METADATA-->
      <text:p text:style-name="P4">
<draw:frame draw:style-name="fr1" draw:name="Image253" text:anchor-type="as-char" svg:width="6.9236in" svg:height="3.063693in" draw:z-index="0">
<draw:image xlink:href="../Images/AРМІЯINFORM/2023-04-30T78-00-00-04-00/gumenyuk-marafon.jpg" xlink:type="simple" xlink:show="embed" xlink:actuate="onLoad" draw:mime-type="image/jpeg"/>
</draw:frame>
According to the head of the united coordination Press Center of Defense forces of South of Ukraine during the television marathon, the captain of the 1st rank Nataliagmenyuk, the enemy continues to press on civilian Ukrainians, attacking the inhabitants of Kherson region.</text:p>
      <ul>
        <li>
The invaders try to continue mortar attacks, shelling from heavy -scale artillery. However, the enemy on the left bank of the Kherson region does not feel rest and stability, because we are conducting a counter -battery struggle, - said Humeniuk. - The weather does not allow enemy aviation, but this threat remains.</li>
      </ul>
      <text:p text:style-name="P4">
Natalia Humeniuk commented that there are wide streams in Crimea on all routes.</text:p>
      <ul>
        <li>
The families of the military are also actively evacuated, - emphasized the chiefly coordination press center of defense forces of southern Ukraine.</li>
      </ul>
      <text:p text:style-name="P4">
News Source: <text:a xlink:type="simple" xlink:href="https://armyinform.com.ua/2023/04/30/nataliya-gumenyuk-u-krymu-potoky-vyyizhdzhayuchyh-za-usima-marshrutamy/" text:style-name="Internet_20_link" text:visited-style-name="Visited_20_Internet_20_Link">
https://armyinform.com.ua/2023/04/30/nataliya-gumenyuk-u-krymu-potoky-vyyizhdzhayuchyh-za-usima-marshrutamy/</text:a>
</text:p>
      <!--NEWS-->
      <text:h text:style-name="P10" text:outline-level="1">
<text:span text:style-name="T4">
Valery Zaluzhny congratulated the border guards: you demonstrate the courage and devotion to the Motherland</text:span>
</text:h>
      <text:p text:style-name="P4">
Author: ['АРМІЯINFORM']</text:p>
      <text:p text:style-name="P4">
Time: 2023-04-30T79:00:00-04:00</text:p>
      <text:p text:style-name="P4">
Description: ZSU Golovokmandavach General Valeriy Zaluzhnya Uvtav Viexkovo Service of the Personal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photo_5363825807065206059_y-e1682848049417.jpg" text:style-name="Internet_20_link" text:visited-style-name="Visited_20_Internet_20_Link">
photo_5363825807065206059_y-e1682848049417.jpg</text:a>
']</text:p>
      <text:p text:style-name="P4">
Tags: ['ВАЛЕРІЙ ЗАЛУЖНИЙ', 'ГОЛОВНОКОМАНДУВАЧ ЗБРОЙНИХ СИЛ УКРАЇНИ', 'ДЕНЬ ПРИКОРДОННИКА']</text:p>
      <text:p text:style-name="P4">
Category: News</text:p>
      <!--METADATA-->
      <text:p text:style-name="P4">
<draw:frame draw:style-name="fr1" draw:name="Image254" text:anchor-type="as-char" svg:width="6.9236in" svg:height="6.712046in" draw:z-index="0">
<draw:image xlink:href="../Images/AРМІЯINFORM/2023-04-30T79-00-00-04-00/photo_5363825807065206059_y-e1682848049417.jpg" xlink:type="simple" xlink:show="embed" xlink:actuate="onLoad" draw:mime-type="image/jpeg"/>
</draw:frame>
The Commander -in -Chief of the Armed Forces General Valery Zaluzhny congratulated the military personnel of the state border service of Ukraine on a professional holiday.</text:p>
      <text:p text:style-name="P4">
About this <text:a xlink:type="simple" xlink:href="https://t.me/CinCAFU/486" text:style-name="Internet_20_link" text:visited-style-name="Visited_20_Internet_20_Link">
it is referred</text:a>
In his telegram channel.</text:p>
      <text:p text:style-name="P4">
“I congratulate the fighting brothers on the Day of the Border Guard of Ukraine!</text:p>
      <text:p text:style-name="P4">
You are the first to meet the offensive of the Russian invaders on the Ukrainian border. The first, who gave a decent response to the enemy. Both then, and now, show the reconciliation and devotion to the Motherland. Side by side with the armed forces strength in battle on the front lines and heroically holding back the enemy on all premises.</text:p>
      <text:p text:style-name="P4">
Thank you for your service. Together to victory!" - wrote Valery Zaluzhny.</text:p>
      <text:p text:style-name="P4">
News Source: <text:a xlink:type="simple" xlink:href="https://armyinform.com.ua/2023/04/30/valerij-zaluzhnyj-pryvitav-prykordonnykiv-vy-demonstruyete-vidvagu-ta-viddanist-batkivshhyni/" text:style-name="Internet_20_link" text:visited-style-name="Visited_20_Internet_20_Link">
https://armyinform.com.ua/2023/04/30/valerij-zaluzhnyj-pryvitav-prykordonnykiv-vy-demonstruyete-vidvagu-ta-viddanist-batkivshhyni/</text:a>
</text:p>
      <!--NEWS-->
      <text:h text:style-name="P10" text:outline-level="1">
<text:span text:style-name="T4">
For the night, the army of the Russian Federation fired 11 times the border of Chernihiv and Sumy region</text:span>
</text:h>
      <text:p text:style-name="P4">
Author: ['АРМІЯINFORM']</text:p>
      <text:p text:style-name="P4">
Time: 2023-04-30T80:00:00-04:00</text:p>
      <text:p text:style-name="P4">
Description: At NICH Z 29 by 30 kvіniki Rosiyski Vіsyska, the bangeda Chernigygivsky was sheltered ... the war with Ukraine 2022, the war with Ukrain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obstrilyaly-960x540-1.jpg" text:style-name="Internet_20_link" text:visited-style-name="Visited_20_Internet_20_Link">
obstrilyaly-960x540-1.jpg</text:a>
']</text:p>
      <text:p text:style-name="P4">
Tags: ['ВОРОЖІ ОБСТРІЛИ', 'ОК «ПІВНІЧ»']</text:p>
      <text:p text:style-name="P4">
Category: News</text:p>
      <!--METADATA-->
      <text:p text:style-name="P4">
<draw:frame draw:style-name="fr1" draw:name="Image255" text:anchor-type="as-char" svg:width="6.9236in" svg:height="3.894525in" draw:z-index="0">
<draw:image xlink:href="../Images/AРМІЯINFORM/2023-04-30T80-00-00-04-00/obstrilyaly-960x540-1.jpg" xlink:type="simple" xlink:show="embed" xlink:actuate="onLoad" draw:mime-type="image/jpeg"/>
</draw:frame>
On the night of April 29 to 30, Russian troops fired at the border of Chernihiv and Sumy region 11 more times. The invaders used different types of weapons.</text:p>
      <text:p text:style-name="P4">
About it <text:a xlink:type="simple" xlink:href="https://m.facebook.com/story.php" text:style-name="Internet_20_link" text:visited-style-name="Visited_20_Internet_20_Link">
reports</text:a>
Operational Command "North".</text:p>
      <text:p text:style-name="P4">
From the mortars, RSZV and the Spring Artillery, the army of the Russian Federation fired at the settlement of the territory-building, 31 arrivals were recorded.</text:p>
      <text:p text:style-name="P4">
Pressed hostile shellings from mortar also Mykolaivka(20 parishes), Halaganivka(6 parishes)and Leonivka(10 parishes).</text:p>
      <text:p text:style-name="P4">
«З 02:50 до 02:55 зафіксовано 6 приходів, ймовірно з РСЗВ, по н.п. Дружба.</text:p>
      <text:p text:style-name="P4">
З 08:55 до 09:00 зафіксовано 8 приходів, ймовірно з танка, в районі н.п.Бачівськ.</text:p>
      <text:p text:style-name="P4">
З 07:50 до 08:10 зафіксовано 6 приходів, ймовірно зі ствольної артилерії, врайоні н.п. Михальчина Слобода», — йдеться у повідомленні.</text:p>
      <text:p text:style-name="P4">
В ОК «Північ» зазначили, що про втрати серед місцевого населення чипошкодження цивільної інфраструктури інформація не надходила.</text:p>
      <text:p text:style-name="P4">
News Source: <text:a xlink:type="simple" xlink:href="https://armyinform.com.ua/2023/04/30/za-nich-armiya-rf-obstrilyala-11-raziv-prykordonnya-chernigivshhyny-ta-sumshhyny/" text:style-name="Internet_20_link" text:visited-style-name="Visited_20_Internet_20_Link">
https://armyinform.com.ua/2023/04/30/za-nich-armiya-rf-obstrilyala-11-raziv-prykordonnya-chernigivshhyny-ta-sumshhyny/</text:a>
</text:p>
      <!--NEWS-->
      <text:h text:style-name="P10" text:outline-level="1">
<text:span text:style-name="T4">
Kirill Budanov: Liberation of temporarily occupied territories - the primary task of Ukraine</text:span>
</text:h>
      <text:p text:style-name="P4">
Author: ['АРМІЯINFORM']</text:p>
      <text:p text:style-name="P4">
Time: 2023-04-30T81:00:00-04:00</text:p>
      <text:p text:style-name="P4">
Description: Komeliychi declare the United States that NATO about the supplies of the obistan Ukrainian for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0230430-01.jpg" text:style-name="Internet_20_link" text:visited-style-name="Visited_20_Internet_20_Link">
20230430-01.jpg</text:a>
']</text:p>
      <text:p text:style-name="P4">
Tags: ['ГУР МОУ', 'ДЕОКУПАЦІЯ', 'ЗВІЛЬНЕННЯ КРИМУ', 'КИРИЛО БУДАНОВ']</text:p>
      <text:p text:style-name="P4">
Category: News</text:p>
      <!--METADATA-->
      <text:p text:style-name="P4">
<draw:frame draw:style-name="fr1" draw:name="Image256" text:anchor-type="as-char" svg:width="6.9236in" svg:height="4.263784in" draw:z-index="0">
<draw:image xlink:href="../Images/AРМІЯINFORM/2023-04-30T81-00-00-04-00/20230430-01.jpg" xlink:type="simple" xlink:show="embed" xlink:actuate="onLoad" draw:mime-type="image/jpeg"/>
</draw:frame>
Commenting on US and NATO representatives about the supply of the promised weapons for Ukraine for Ukraine, including 2000 units of armored vehicles, General Kirill Budanovkotre emphasized the importance of a counter -offensive operation, whose basic name is the liberation of all Ukrainian territories.</text:p>
      <text:p text:style-name="P4">
About it <text:a xlink:type="simple" xlink:href="https://gur.gov.ua/content/kyrylo-budanov-zvilnennia-tymchasovo-okupovanykh-terytorii-pershocherhove-zavdannia-ukrainy.html" text:style-name="Internet_20_link" text:visited-style-name="Visited_20_Internet_20_Link">
reports</text:a>
MOV Intelligence Directorate.</text:p>
      <text:p text:style-name="P4">
At the same time, the head of Ukrainian military intelligence agreed with the estimates of US officials, who hope that Ukraine will at least improve its depressions along the front line to defeat the military logistics of Russians in the territory of the occupied Crimea and in the depth of Donbass.</text:p>
      <text:p text:style-name="P4">
Also, the head of the Ministry of Defense of Ukraine reported that nowadays the aggressor state seeks to take control of numerous Russian militarized groups.</text:p>
      <text:p text:style-name="P4">
According to Kirill Budanov, a new structure that the Russian Federation will aim to put the so -called PVC under the management of the Russian General Staff:</text:p>
      <text:p text:style-name="P4">
"The Russians seek to create a certain main organization that will control all these paramilitarian formations, because, obviously, there is no unity in the middle of them," Kirill Budanov said, confirming that now he is able to mobilize from 20 to 22 thousand soldiers on a monthly basis.</text:p>
      <text:p text:style-name="P4">
Among other things, the head of the GUR of Ukraine was asked if there were his predictions to delay the war, as well as about its probable disintegration, too optimistic.</text:p>
      <text:p text:style-name="P4">
“I can only say one - time will tell. I stay in my position, ”Cyril Budanov replied.</text:p>
      <text:p text:style-name="P4">
Gur IU head stressed that anyone who has committed war crimes or crimes against humanity in Ukraine, including very flashy, such as grouping or murder of civilians and children, will be found and destroyed in any part of the world, adding that Ukraine is enough their own forces of zasob.</text:p>
      <text:p text:style-name="P4">
News Source: <text:a xlink:type="simple" xlink:href="https://armyinform.com.ua/2023/04/30/kyrylo-budanov-zvilnennya-tymchasovo-okupovanyh-terytorij-%e2%80%95-pershochergove-zavdannya-ukrayiny/" text:style-name="Internet_20_link" text:visited-style-name="Visited_20_Internet_20_Link">
https://armyinform.com.ua/2023/04/30/kyrylo-budanov-zvilnennya-tymchasovo-okupovanyh-terytorij-%e2%80%95-pershochergove-zavdannya-ukrayiny/</text:a>
</text:p>
      <!--NEWS-->
      <text:h text:style-name="P10" text:outline-level="1">
<text:span text:style-name="T4">
Instructors from Denmark teach Ukrainian military fighting</text:span>
</text:h>
      <text:p text:style-name="P4">
Author: ['АРМІЯINFORM']</text:p>
      <text:p text:style-name="P4">
Time: 2023-04-30T82:00:00-04:00</text:p>
      <text:p text:style-name="P4">
Description: VIISKOVI ISTRUSTORI of the ZBRYUNIY of the Queen of the Koroliye in the framework of the Pidogotovka of Ukrain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3984001_949101889765061_4826150656537127547_n.jpg" text:style-name="Internet_20_link" text:visited-style-name="Visited_20_Internet_20_Link">
343984001_949101889765061_4826150656537127547_n.jpg</text:a>
', '<text:a xlink:type="simple" xlink:href="https://armyinform.com.ua/wp-content/uploads/2023/04/343850644_1725969874586279_4545712742479200573_n-150x150.jpg" text:style-name="Internet_20_link" text:visited-style-name="Visited_20_Internet_20_Link">
343850644_1725969874586279_4545712742479200573_n-150x150.jpg</text:a>
', '<text:a xlink:type="simple" xlink:href="https://armyinform.com.ua/wp-content/uploads/2023/04/343797151_635899605220977_3547420635607485532_n-150x150.jpg" text:style-name="Internet_20_link" text:visited-style-name="Visited_20_Internet_20_Link">
343797151_635899605220977_3547420635607485532_n-150x150.jpg</text:a>
', '<text:a xlink:type="simple" xlink:href="https://armyinform.com.ua/wp-content/uploads/2023/04/343851170_562836835963401_55580250723667353_n-150x150.jpg" text:style-name="Internet_20_link" text:visited-style-name="Visited_20_Internet_20_Link">
343851170_562836835963401_55580250723667353_n-150x150.jpg</text:a>
']</text:p>
      <text:p text:style-name="P4">
Tags: ['КОРОЛІВСТВО ДАНІЯ', 'ПІДГОТОВКА ВІЙСЬКОВОСЛУЖБОВЦІВ']</text:p>
      <text:p text:style-name="P4">
Category: News</text:p>
      <!--METADATA-->
      <text:p text:style-name="P4">
<draw:frame draw:style-name="fr1" draw:name="Image257" text:anchor-type="as-char" svg:width="6.9236in" svg:height="4.615733in" draw:z-index="0">
<draw:image xlink:href="../Images/AРМІЯINFORM/2023-04-30T82-00-00-04-00/343984001_949101889765061_4826150656537127547_n.jpg" xlink:type="simple" xlink:show="embed" xlink:actuate="onLoad" draw:mime-type="image/jpeg"/>
</draw:frame>
Military instructors of the armed forces of the Kingdom of Denmark in the preparation of Ukrainian defenders in the United Kingdom conduct classes of preparation, seizure and maintenance, movement in battle in various ways, ordering during maneuver and moving from temporary to the main fire position.</text:p>
      <text:p text:style-name="P4">
About it <text:a xlink:type="simple" xlink:href="https%3A%2F%2Fwww.facebook.com%2FGeneralStaff.ua%2Fposts%2Fpfbid029mQVYpWyz6pMzAPJUgve1tZZNgwKxvBB3FvY6f6tvmXoKKnU5BKqDJwH3hp2Z7dkl&amp;show_text=true&amp;width=500" text:style-name="Internet_20_link" text:visited-style-name="Visited_20_Internet_20_Link">
reports</text:a>
The General Staff of the Armed Forces.</text:p>
      <text:p text:style-name="P4">
"This preparation makes it possible to acquire combat skills, to increase the safety of the action of the Armed Forces of Ukraine," - the message reads.</text:p>
      <text:p text:style-name="P4">
<text:a xlink:type="simple" xlink:href="https://armyinform.com.ua/wp-content/uploads/2023/04/343850644_1725969874586279_4545712742479200573_n.jpg" text:style-name="Internet_20_link" text:visited-style-name="Visited_20_Internet_20_Link">
!(Images/AРМІЯINFORM/2023-04-30T82-00-00-04-00/343850644_1725969874586279_4545712742479200573_n-150x150.jpg)</text:a>
</text:p>
      <text:p text:style-name="P4">
<text:a xlink:type="simple" xlink:href="https://armyinform.com.ua/wp-content/uploads/2023/04/343797151_635899605220977_3547420635607485532_n.jpg" text:style-name="Internet_20_link" text:visited-style-name="Visited_20_Internet_20_Link">
<draw:frame draw:style-name="fr1" draw:name="Image258" text:anchor-type="as-char" svg:width="6.9236in" svg:height="6.9236in" draw:z-index="0">
<draw:image xlink:href="../Images/AРМІЯINFORM/2023-04-30T82-00-00-04-00/343797151_635899605220977_3547420635607485532_n-150x150.jpg" xlink:type="simple" xlink:show="embed" xlink:actuate="onLoad" draw:mime-type="image/jpeg"/>
</draw:frame>
</text:a>
</text:p>
      <text:p text:style-name="P4">
<text:a xlink:type="simple" xlink:href="https://armyinform.com.ua/wp-content/uploads/2023/04/343851170_562836835963401_55580250723667353_n.jpg" text:style-name="Internet_20_link" text:visited-style-name="Visited_20_Internet_20_Link">
<draw:frame draw:style-name="fr1" draw:name="Image259" text:anchor-type="as-char" svg:width="6.9236in" svg:height="6.9236in" draw:z-index="0">
<draw:image xlink:href="../Images/AРМІЯINFORM/2023-04-30T82-00-00-04-00/343851170_562836835963401_55580250723667353_n-150x150.jpg" xlink:type="simple" xlink:show="embed" xlink:actuate="onLoad" draw:mime-type="image/jpeg"/>
</draw:frame>
</text:a>
The Generals of the Armed Forces noted that under the guidance of instructors of the armed forces of Denmark, the recruits of the Armed Forces of Ukraine became more prepared conditions.</text:p>
      <text:p text:style-name="P4">
News Source: <text:a xlink:type="simple" xlink:href="https://armyinform.com.ua/2023/04/30/instruktory-z-daniyi-navchayut-ukrayinskyh-vijskovyh-vedennyu-pozyczijnyh-boyiv/" text:style-name="Internet_20_link" text:visited-style-name="Visited_20_Internet_20_Link">
https://armyinform.com.ua/2023/04/30/instruktory-z-daniyi-navchayut-ukrayinskyh-vijskovyh-vedennyu-pozyczijnyh-boyiv/</text:a>
</text:p>
      <!--NEWS-->
      <text:h text:style-name="P10" text:outline-level="1">
<text:span text:style-name="T4">
President - border guards: your heroism, reliability and sustainability will help restore the state border</text:span>
</text:h>
      <text:p text:style-name="P4">
Author: ['АРМІЯINFORM']</text:p>
      <text:p text:style-name="P4">
Time: 2023-04-30T83:00:00-04:00</text:p>
      <text:p text:style-name="P4">
Description: President of Ukraine Volodymyr Zelensky taking a fate at the sights of the prisoner da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d0708b945b4ca18e6c84ae377778c124_1682854416_extra_large.jpeg" text:style-name="Internet_20_link" text:visited-style-name="Visited_20_Internet_20_Link">
d0708b945b4ca18e6c84ae377778c124_1682854416_extra_large.jpeg</text:a>
']</text:p>
      <text:p text:style-name="P4">
Tags: ['ДЕРЖАВНА ПРИКОРДОННА СЛУЖБА УКРАЇНИ', 'ОФІС ПРЕЗИДЕНТА УКРАЇНИ', 'ПРИКОРДОННИКИ']</text:p>
      <text:p text:style-name="P4">
Category: News</text:p>
      <!--METADATA-->
      <text:p text:style-name="P4">
<draw:frame draw:style-name="fr1" draw:name="Image260" text:anchor-type="as-char" svg:width="6.9236in" svg:height="4.617948in" draw:z-index="0">
<draw:image xlink:href="../Images/AРМІЯINFORM/2023-04-30T83-00-00-04-00/d0708b945b4ca18e6c84ae377778c124_1682854416_extra_large.jpeg" xlink:type="simple" xlink:show="embed" xlink:actuate="onLoad" draw:mime-type="image/jpeg"/>
</draw:frame>
President of Ukraine Volodymyr Zelensky took part in events on the occasion of the border guard of Ukraine.</text:p>
      <text:p text:style-name="P4">
About it <text:a xlink:type="simple" xlink:href="https://www.president.gov.ua/news/geroyizm-nadijnist-ta-stijkist-prikordonnih-vijsk-zroblyat-p-82569" text:style-name="Internet_20_link" text:visited-style-name="Visited_20_Internet_20_Link">
reports</text:a>
Office of the President of Ukraine.</text:p>
      <text:p text:style-name="P4">
“This is an honor for me to welcome you today on a professional holiday, on the day of the border guard of Ukraine, the steel and indomitable border guard of Ukraine. Recognizing how firmly you protect our country, you can only thank you, heroes, border guards, ”the Head of State said.</text:p>
      <text:p text:style-name="P4">
The President noted the force with which the units of the border troops defend in the most violent battles of Bakhmut, Avdiivka, Marinka, other cities and Seladonbas, the determination with which border guards in the forces of Ukraine's defense were heard from the occupier of Kyiv, Kharkiv, Kharkiv region.</text:p>
      <text:p text:style-name="P4">
"Thank you for the strong faith-in our country, in Ukraine-with which you were in a fierce fear of the Russian occupier in 2014, and when the full-scale invasion of the aggressor began," he said.</text:p>
      <text:p text:style-name="P4">
Volodymyr Zelensky recalled that during the defense against Russian aggression, there were already 2193 border guards awarded state awards, 11 of them were the title of hero of Ukraine.</text:p>
      <text:p text:style-name="P4">
“Every such award is the history of the personal deed of our warrior and the history of the whole of our country, the whole of Ukraine. Because Ukraine's independence is a poor abstraction, and the very specific result that all who fight for the adviser are acquired for it. Unfortunately, the cost of one's life, ” - said.</text:p>
      <text:p text:style-name="P4">
The President emphasized that 11 border guards were awarded the title of hero of Ukraine, 9 of them were awarded this greatest title posthumously. In particular, it is Senior Lieutenant Vyacheslav Semenov, Major Georgy Strelkov, Lieutenant Colonel Dashko, Colonel Roman Gakh, Colonel Vitaliy Kucherev, Colonel Pikus, Colonel Yuri Yurchik, Major General Igor Momot.</text:p>
      <text:p text:style-name="P4">
The Head of State stressed that Ukraine will always remember them and all other Ukrainian soldiers who gave their lives for the sake of Ukraine to live.</text:p>
      <text:p text:style-name="P4">
The attendees paid a moment of silence to the memory of every fallen Ukrainianman.</text:p>
      <text:p text:style-name="P4">
Volodymyr Zelenskyy noted that the main battles of this war are ahead.</text:p>
      <text:p text:style-name="P4">
“We must liberate our land and our people from Russian captivity. We have to determine the full line of our state border - both on land and at sea, ”he said.</text:p>
      <text:p text:style-name="P4">
News Source: <text:a xlink:type="simple" xlink:href="https://armyinform.com.ua/2023/04/30/prezydent-prykordonnykam-vash-geroyizm-nadijnist-ta-stijkist-dopomozhut-vidnovyty-derzhavnyj-kordon/" text:style-name="Internet_20_link" text:visited-style-name="Visited_20_Internet_20_Link">
https://armyinform.com.ua/2023/04/30/prezydent-prykordonnykam-vash-geroyizm-nadijnist-ta-stijkist-dopomozhut-vidnovyty-derzhavnyj-kordon/</text:a>
</text:p>
      <!--NEWS-->
      <text:h text:style-name="P10" text:outline-level="1">
<text:span text:style-name="T4">
The Russian Federation does not provide confirmations about the places of maintenance of prisoners of war - the coordination headquarters</text:span>
</text:h>
      <text:p text:style-name="P4">
Author: ['АРМІЯINFORM']</text:p>
      <text:p text:style-name="P4">
Time: 2023-04-30T84:00:00-04:00</text:p>
      <text:p text:style-name="P4">
Description: INFORMASIA about MISTSYA UGROMINE OF THE POLYSECHIKOVOKOVOVOVIV VILLAY OF THE RIZNIKH JERE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943687881409278049_w.jpg" text:style-name="Internet_20_link" text:visited-style-name="Visited_20_Internet_20_Link">
photo_5943687881409278049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61" text:anchor-type="as-char" svg:width="6.9236in" svg:height="4.615733in" draw:z-index="0">
<draw:image xlink:href="../Images/AРМІЯINFORM/2023-04-30T84-00-00-04-00/photo_5943687881409278049_w.jpg" xlink:type="simple" xlink:show="embed" xlink:actuate="onLoad" draw:mime-type="image/jpeg"/>
</draw:frame>
Information on the places of maintenance of prisoners of servicemen receives slim sources, but it cannot be considered official because the Russian Federation provides appropriate confirmations.</text:p>
      <text:p text:style-name="P4">
About it [it was)(https://t.me/Koord_shtab/935)During a meeting with the families of the Separate Marine Corps named after Mikhaililinsky, the Coordinating Headquarters on Prisoners of Pursuing.</text:p>
      <text:p text:style-name="P4">
The headquarters noted that there is always a chance of changing the place of detention, beloved can be transported.</text:p>
      <text:p text:style-name="P4">
Relatives drew attention to the fact that their loved ones have been held captive for a year, and has an additional negative impact on their health.</text:p>
      <text:p text:style-name="P4">
The staff representative noted that the maintenance of the International Committee of the Red Cross should be attended, as provided for by the Conventions.</text:p>
      <text:p text:style-name="P4">
However, the aggressor country does not fulfill its obligations, so the ICCH representatives do not have access to a large number of labeling places and, accordingly, do not have the opportunity to record the health of prisoners of war.</text:p>
      <text:p text:style-name="P4">
News Source: <text:a xlink:type="simple" xlink:href="https://armyinform.com.ua/2023/04/30/rf-ne-nadaye-pidtverdzhen-pro-misczya-utrymannya-vijskovopolonenyh-koordynaczijnyj-shtab/" text:style-name="Internet_20_link" text:visited-style-name="Visited_20_Internet_20_Link">
https://armyinform.com.ua/2023/04/30/rf-ne-nadaye-pidtverdzhen-pro-misczya-utrymannya-vijskovopolonenyh-koordynaczijnyj-shtab/</text:a>
</text:p>
      <!--NEWS-->
      <text:h text:style-name="P10" text:outline-level="1">
<text:span text:style-name="T4">
Germany handed Ukraine the second IRIS-T air defense system</text:span>
</text:h>
      <text:p text:style-name="P4">
Author: ['АРМІЯINFORM']</text:p>
      <text:p text:style-name="P4">
Time: 2023-04-30T85:00:00-04:00</text:p>
      <text:p text:style-name="P4">
Description: Nimechinchina PIDARDILED PROTECTION OF THE CREARY OF THE SYSTEMS OF OTPOPOVITRY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41-1-e1682861446956.jpg" text:style-name="Internet_20_link" text:visited-style-name="Visited_20_Internet_20_Link">
41-1-e1682861446956.jpg</text:a>
']</text:p>
      <text:p text:style-name="P4">
Tags: ['IRIS-T SLM', 'IRIS-T SLS', 'IRIS-Т', 'БЕЗПЕКОВА ДОПОМОГА УКРАЇНІ', 'ДОПОМОГА ПАРТНЕРІВ', 'НІМЕЧЧИНА', 'ППО', 'ПРОТИПОВІТРЯНА ОБОРОНА', 'СВІТ ПІДТРИМУЄ УКРАЇНУ']</text:p>
      <text:p text:style-name="P4">
Category: News</text:p>
      <!--METADATA-->
      <text:p text:style-name="P4">
<draw:frame draw:style-name="fr1" draw:name="Image262" text:anchor-type="as-char" svg:width="6.9236in" svg:height="4.274169in" draw:z-index="0">
<draw:image xlink:href="../Images/AРМІЯINFORM/2023-04-30T85-00-00-04-00/41-1-e1682861446956.jpg" xlink:type="simple" xlink:show="embed" xlink:actuate="onLoad" draw:mime-type="image/jpeg"/>
</draw:frame>
Germany has confirmed the transfer to Ukraine another Iris-T SLM air defense system.</text:p>
      <text:p text:style-name="P4">
About this <text:a xlink:type="simple" xlink:href="https://www.bundesregierung.de/breg-en/news/military-support-ukraine-2054992" text:style-name="Internet_20_link" text:visited-style-name="Visited_20_Internet_20_Link">
reported</text:a>
On the website of the German government, which published an updated list of military assistance provided to Ukraine.</text:p>
      <text:p text:style-name="P4">
In addition, Ukraine received an additional eight Zetros trucks from Germany, as well as two 8x6 trucks with eight rolled containers.</text:p>
      <text:p text:style-name="P4">
The first IRIS-T installation Germany <text:a xlink:type="simple" xlink:href="https://armyinform.com.ua/2022/10/18/kompleks-iris-t-vzhe-praczyuye-v-ukrayini/" text:style-name="Internet_20_link" text:visited-style-name="Visited_20_Internet_20_Link">
delivered</text:a>
To Ukraine in October 2022.</text:p>
      <text:p text:style-name="P4">
<text:a xlink:type="simple" xlink:href="https://armyinform.com.ua/2022/06/01/nimeczki-systemy-ppo-iris-t-slm-ta-iris-t-sls-u-chomu-yihni-vidminnosti/" text:style-name="Internet_20_link" text:visited-style-name="Visited_20_Internet_20_Link">
<text:span text:style-name="T4">
 IRIS-T SLS </text:span>
</text:a>
- This is a near -bearing defense system. There are no transport and power plants in the SPR installation. The rocket lesion is 12 km at a target up to 8 km.</text:p>
      <text:p text:style-name="P4">
We will remind, earlier Germany provided a new package of military assistance to Ukraine, for the first time the Patriot SCR is included.</text:p>
      <text:p text:style-name="P4">
News Source: <text:a xlink:type="simple" xlink:href="https://armyinform.com.ua/2023/04/30/nimechchyna-peredala-ukrayini-drugu-systemu-ppo-iris-t/" text:style-name="Internet_20_link" text:visited-style-name="Visited_20_Internet_20_Link">
https://armyinform.com.ua/2023/04/30/nimechchyna-peredala-ukrayini-drugu-systemu-ppo-iris-t/</text:a>
</text:p>
      <!--NEWS-->
      <text:h text:style-name="P10" text:outline-level="1">
<text:span text:style-name="T4">
In Seoul, at the fencing Grand Prix, Olga Harlan won bronze</text:span>
</text:h>
      <text:p text:style-name="P4">
Author: ['АРМІЯINFORM']</text:p>
      <text:p text:style-name="P4">
Time: 2023-04-30T86:00:00-04:00</text:p>
      <text:p text:style-name="P4">
Description: Ukrainian Chabstera, represented by the ZSK ZSU Olga Harlan for the PIDSUMKI Zmagan Turni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98314_gettyimages-1234196758_new_960x380_0.jpg" text:style-name="Internet_20_link" text:visited-style-name="Visited_20_Internet_20_Link">
198314_gettyimages-1234196758_new_960x380_0.jpg</text:a>
']</text:p>
      <text:p text:style-name="P4">
Tags: ['АРМІЙСЬКИЙ СПОРТ', 'ОЛЬГА ХАРЛАН', 'ШАБЛІСТИ']</text:p>
      <text:p text:style-name="P4">
Category: News</text:p>
      <!--METADATA-->
      <text:p text:style-name="P4">
<draw:frame draw:style-name="fr1" draw:name="Image263" text:anchor-type="as-char" svg:width="6.9236in" svg:height="4.442643in" draw:z-index="0">
<draw:image xlink:href="../Images/AРМІЯINFORM/2023-04-30T86-00-00-04-00/198314_gettyimages-1234196758_new_960x380_0.jpg" xlink:type="simple" xlink:show="embed" xlink:actuate="onLoad" draw:mime-type="image/jpeg"/>
</draw:frame>
Ukrainian Shablist, representative of the Central Committee of the Armed Forces Olga Harlan on the results of the Grand Prix series in Seoul(Republic of Korea)She went to the third step.</text:p>
      <text:p text:style-name="P4">
About it <text:a xlink:type="simple" xlink:href="https%3A%2F%2Fwww.facebook.com%2Folympicua%2Fposts%2Fpfbid0EprWccPZwq4zuhR7TtCVKTiHcRZFzXWkEm5DYK7cUMSWpTcDfRttyr3qXB2gxnwal&amp;show_text=true&amp;width=500" text:style-name="Internet_20_link" text:visited-style-name="Visited_20_Internet_20_Link">
informs</text:a>
National Olympic Committee of Ukraine.</text:p>
      <text:p text:style-name="P4">
The athlete on the way to the award was overcome by Frenchwoman Sirilla Ryu(15:10), medalist of the World Cups and Grand Prix of Chinese Shao Yatsu(15:6), housewife paths nin hey hey(15:8)and the winner of the World and Europe Championship Anna Marton from Hungary(15:7).</text:p>
      <text:p text:style-name="P4">
Перемога над угоркою гарантувала Ользі нагороду. Зупинити українськуфехтувальницю вдалося лише в 1/2 фіналу п'ятому номеру світового рейтингуфранцуженці Сарі Бальцер (10:15).</text:p>
      <text:p text:style-name="P4">
Бронза, яку виборола Харлан у Сеулі, стала для неї 27-ю нагородою на турнірахсерії Гран-прі.</text:p>
      <text:p text:style-name="P4">
News Source: <text:a xlink:type="simple" xlink:href="https://armyinform.com.ua/2023/04/30/u-seuli-na-etapi-gran-pri-z-fehtuvannya-armijka-olga-harlan-zdobula-bronzu/" text:style-name="Internet_20_link" text:visited-style-name="Visited_20_Internet_20_Link">
https://armyinform.com.ua/2023/04/30/u-seuli-na-etapi-gran-pri-z-fehtuvannya-armijka-olga-harlan-zdobula-bronzu/</text:a>
</text:p>
      <!--NEWS-->
      <text:h text:style-name="P10" text:outline-level="1">
<text:span text:style-name="T4">
Presidents of Ukraine and France discussed the needs of Ukrainian defense forces</text:span>
</text:h>
      <text:p text:style-name="P4">
Author: ['АРМІЯINFORM']</text:p>
      <text:p text:style-name="P4">
Time: 2023-04-30T87:00:00-04:00</text:p>
      <text:p text:style-name="P4">
Description: President of Ukraine Volodymyr Zelensky PID Hour Rosmovich President Franziya Embemanue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66261139421384011_y.jpg" text:style-name="Internet_20_link" text:visited-style-name="Visited_20_Internet_20_Link">
photo_5366261139421384011_y.jpg</text:a>
']</text:p>
      <text:p text:style-name="P4">
Tags: ['ГЛАВА ДЕРЖАВИ', 'ЕММАНУЕЛЬ МАКРОН', 'ОБОРОННІ ПОТРЕБИ', 'ФРАНЦІЯ']</text:p>
      <text:p text:style-name="P4">
Category: News</text:p>
      <!--METADATA-->
      <text:p text:style-name="P4">
<draw:frame draw:style-name="fr1" draw:name="Image264" text:anchor-type="as-char" svg:width="6.9236in" svg:height="4.61393in" draw:z-index="0">
<draw:image xlink:href="../Images/AРМІЯINFORM/2023-04-30T87-00-00-04-00/photo_5366261139421384011_y.jpg" xlink:type="simple" xlink:show="embed" xlink:actuate="onLoad" draw:mime-type="image/jpeg"/>
</draw:frame>
During a conversation with President Francemmanuel Macron, President of Ukraine Volodymyr Zelensky revoked the primary needs of the Ukrainian defense forces.</text:p>
      <text:p text:style-name="P4">
The head of state [wrote] about it(https://t.me/V_Zelenskiy_official/6063)DISTRIBUTION OF THE TV channel.</text:p>
      <text:p text:style-name="P4">
Leaders, in particular, discussed the interaction with other international partners to consolidate their support for the Ukrainian peace formula. The positions were on the eve of important international events and consistent specific steps.</text:p>
      <text:p text:style-name="P4">
“He informed in detail about the situation on the front and the prospects of its development of the Unara-June. He acted on the priority needs of Ukrainian siloboron. During a conversation with French President, Emmanuel Macron thanked the comprehensive and effective support of Ukraine by France.</text:p>
      <text:p text:style-name="P4">
The speed and specificity of response is very important, it is something that significantly improves our capabilities. We appreciate France confirmation by providing our armed forces with a powerful armored armored package, ”the post will come.</text:p>
      <text:p text:style-name="P4">
News Source: <text:a xlink:type="simple" xlink:href="https://armyinform.com.ua/2023/04/30/prezydenty-ukrayiny-ta-francziyi-obgovoryly-potreby-ukrayinskyh-syl-oborony/" text:style-name="Internet_20_link" text:visited-style-name="Visited_20_Internet_20_Link">
https://armyinform.com.ua/2023/04/30/prezydenty-ukrayiny-ta-francziyi-obgovoryly-potreby-ukrayinskyh-syl-oborony/</text:a>
</text:p>
      <!--NEWS-->
      <text:h text:style-name="P10" text:outline-level="1">
<text:span text:style-name="T4">
Russian troops fired at the border of Chernihiv and Sumy region seven times</text:span>
</text:h>
      <text:p text:style-name="P4">
Author: ['АРМІЯINFORM']</text:p>
      <text:p text:style-name="P4">
Time: 2023-04-30T88:00:00-04:00</text:p>
      <text:p text:style-name="P4">
Description: VIISKA ROSARMIA DISTRICATION OF SIMEVIV IT WITH A BROWNNAL ChernIGIVSKO ONE SUMPOSK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630_360_1479558145-5682-2.jpg" text:style-name="Internet_20_link" text:visited-style-name="Visited_20_Internet_20_Link">
630_360_1479558145-5682-2.jpg</text:a>
']</text:p>
      <text:p text:style-name="P4">
Tags: ['ВОРОЖІ ОБСТРІЛИ', 'СУМЩИНА', 'ЧЕРНІГІВЩИНА']</text:p>
      <text:p text:style-name="P4">
Category: News</text:p>
      <!--METADATA-->
      <text:p text:style-name="P4">
<draw:frame draw:style-name="fr1" draw:name="Image265" text:anchor-type="as-char" svg:width="6.9236in" svg:height="3.956343in" draw:z-index="0">
<draw:image xlink:href="../Images/AРМІЯINFORM/2023-04-30T88-00-00-04-00/630_360_1479558145-5682-2.jpg" xlink:type="simple" xlink:show="embed" xlink:actuate="onLoad" draw:mime-type="image/jpeg"/>
</draw:frame>
Rosarmia troops fired at the border of the Chernihiv Tasum regions seven times in the afternoon.</text:p>
      <text:p text:style-name="P4">
About this operational command "North" <text:a xlink:type="simple" xlink:href="https://www.facebook.com/kommander.nord/posts/pfbid0E78spRim9ZnTgTMFmaUszJBQtQgvwGSwzNqBxLgrWonhkuEa5bvyhrzjJZgjeauyl" text:style-name="Internet_20_link" text:visited-style-name="Visited_20_Internet_20_Link">
reported</text:a>
on Facebook.</text:p>
      <text:p text:style-name="P4">
As it is noted, in the area of the settlement Krasny village about 11: 50 has 2 explosions, probably missiles released from the Russian helicopter.</text:p>
      <text:p text:style-name="P4">
In the area of the settlement Sopich there are 7 explosions, probably shells released from the artillery.</text:p>
      <text:p text:style-name="P4">
About 12:22 2 breaks were heard, probably of 120 mm mortar shells, Leonivka.</text:p>
      <text:p text:style-name="P4">
In the settlement, the progress has recorded 3 hit, probably from the barrel artillery, due to the shelling of the enterprise building was damaged.</text:p>
      <text:p text:style-name="P4">
At about 11:45, 10 explosions were recorded, probably released from the helicopter, in the area of the settlement of the middle-building, three private homes were damaged.</text:p>
      <text:p text:style-name="P4">
There were also 2 explosions in the area of the settlement of Oleksandrivka.</text:p>
      <text:p text:style-name="P4">
There were 4 explosions in the Khrynivka area, probably released from mortar120 mm.</text:p>
      <text:p text:style-name="P4">
The North OK noted that the loss of civil infrastructure was not received about the loss of the local population.</text:p>
      <text:p text:style-name="P4">
News Source: <text:a xlink:type="simple" xlink:href="https://armyinform.com.ua/2023/04/30/vijska-rf-sim-raziv-obstrilyaly-prykordonnya-chernigivshhyny-j-sumshhyny/" text:style-name="Internet_20_link" text:visited-style-name="Visited_20_Internet_20_Link">
https://armyinform.com.ua/2023/04/30/vijska-rf-sim-raziv-obstrilyaly-prykordonnya-chernigivshhyny-j-sumshhyny/</text:a>
</text:p>
      <!--NEWS-->
      <text:h text:style-name="P10" text:outline-level="1">
<text:span text:style-name="T4">
The Commander -in -Chief of the Armed Forces met with General Christopher Kavola: discussed the strengthening of Ukraine's defense capability</text:span>
</text:h>
      <text:p text:style-name="P4">
Author: ['АРМІЯINFORM']</text:p>
      <text:p text:style-name="P4">
Time: 2023-04-30T89:00:00-04:00</text:p>
      <text:p text:style-name="P4">
Description: ZSU General Valeriy Zulivny Proviv Zustyv Zustych at the Rosachita Pol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63825807065206319_y.jpg" text:style-name="Internet_20_link" text:visited-style-name="Visited_20_Internet_20_Link">
photo_5363825807065206319_y.jpg</text:a>
', '<text:a xlink:type="simple" xlink:href="https://armyinform.com.ua/wp-content/uploads/2023/04/photo_5363825807065206308_y.jpg" text:style-name="Internet_20_link" text:visited-style-name="Visited_20_Internet_20_Link">
photo_5363825807065206308_y.jpg</text:a>
']</text:p>
      <text:p text:style-name="P4">
Tags: ['ГОЛОВНОКОМАНДУВАЧ ЗБРОЙНИХ СИЛ УКРАЇНИ', 'КРІСТОФЕР КАВОЛІ']</text:p>
      <text:p text:style-name="P4">
Category: News</text:p>
      <!--METADATA-->
      <text:p text:style-name="P4">
<draw:frame draw:style-name="fr1" draw:name="Image266" text:anchor-type="as-char" svg:width="6.9236in" svg:height="4.96011in" draw:z-index="0">
<draw:image xlink:href="../Images/AРМІЯINFORM/2023-04-30T89-00-00-04-00/photo_5363825807065206319_y.jpg" xlink:type="simple" xlink:show="embed" xlink:actuate="onLoad" draw:mime-type="image/jpeg"/>
</draw:frame>
The Commander -in -Chief of the Armed Forces, General Valery Zaluzhny, met with an expanded composition with the Supreme Commander -in -Chief of NATO United Armed Forces in Europe - US Armed Forces Commander in Europe in Europe General Christopher Cavoli.</text:p>
      <text:p text:style-name="P4">
He <text:a xlink:type="simple" xlink:href="https://t.me/CinCAFU/488" text:style-name="Internet_20_link" text:visited-style-name="Visited_20_Internet_20_Link">
reported</text:a>
In his telegram.</text:p>
      <text:p text:style-name="P4">
<text:span text:style-name="T4">
 "</text:span>
 They discussed a wide range of important issues for us. Detailed about the operational situation throughout the front line. He described the opportunities, threats and preconditions for our future actions. We aim to prepare ourselves to prepare the most certain tasks, ” - wrote Valery Zaluzhny.</text:p>
      <text:p text:style-name="P4">
<draw:frame draw:style-name="fr1" draw:name="Image267" text:anchor-type="as-char" svg:width="6.9236in" svg:height="4.830293in" draw:z-index="0">
<draw:image xlink:href="../Images/AРМІЯINFORM/2023-04-30T89-00-00-04-00/photo_5363825807065206308_y.jpg" xlink:type="simple" xlink:show="embed" xlink:actuate="onLoad" draw:mime-type="image/jpeg"/>
</draw:frame>
Separately, the parties have stopped on the importance of timely deliveries in sufficient quantities and equipment.</text:p>
      <text:p text:style-name="P4">
The Commander -in -Chief of the Armed Forces emphasized the need to provide Ukraine with a wide -mentioned armament and air defense systems that will significantly help to eliminate problematic moments in the confrontation of Russian aggression.</text:p>
      <text:p text:style-name="P4">
“Cavoli's general also discussed the preparation of our defenders. They continued to maintain a dialogue and work to enhance Ukraine. I thank our partners for their support and help, ”he researched.</text:p>
      <text:p text:style-name="P4">
News Source: <text:a xlink:type="simple" xlink:href="https://armyinform.com.ua/2023/04/30/golovnokomanduvach-zsu-zustrivsya-z-generalom-kristoferom-kavoli-obgovoryly-posylennya-oboronozdatnosti-ukrayiny/" text:style-name="Internet_20_link" text:visited-style-name="Visited_20_Internet_20_Link">
https://armyinform.com.ua/2023/04/30/golovnokomanduvach-zsu-zustrivsya-z-generalom-kristoferom-kavoli-obgovoryly-posylennya-oboronozdatnosti-ukrayiny/</text:a>
</text:p>
      <!--NEWS-->
      <text:h text:style-name="P10" text:outline-level="1">
<text:span text:style-name="T4">
The Russians struck two rocket strokes - on Konstantinovka and Kramatorsk</text:span>
</text:h>
      <text:p text:style-name="P4">
Author: ['АРМІЯINFORM']</text:p>
      <text:p text:style-name="P4">
Time: 2023-04-30T90:00:00-04:00</text:p>
      <text:p text:style-name="P4">
Description: Syogodni enemy headed by two rocket strokes on the mines Kramatork that Kostyantinіvk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photo_5363958873741968823_y.jpg" text:style-name="Internet_20_link" text:visited-style-name="Visited_20_Internet_20_Link">
photo_5363958873741968823_y.jpg</text:a>
']</text:p>
      <text:p text:style-name="P4">
Tags: ['ВІЙНА', 'ВОРОЖІ ОБСТРІЛИ', 'ГЕНЕРАЛЬНИЙ ШТАБ ЗС УКРАЇНИ', 'ОПЕРАТИВНА ІНФОРМАЦІЯ']</text:p>
      <text:p text:style-name="P4">
Category: News</text:p>
      <!--METADATA-->
      <text:p text:style-name="P4">
<draw:frame draw:style-name="fr1" draw:name="Image268" text:anchor-type="as-char" svg:width="6.9236in" svg:height="5.1927in" draw:z-index="0">
<draw:image xlink:href="../Images/AРМІЯINFORM/2023-04-30T90-00-00-04-00/photo_5363958873741968823_y.jpg" xlink:type="simple" xlink:show="embed" xlink:actuate="onLoad" draw:mime-type="image/jpeg"/>
</draw:frame>
<text:span text:style-name="T4">
<text:span text:style-name="T5">
* 🔥 Situation on Russian invasion </text:span>
</text:span>
*</text:p>
      <text:p text:style-name="P4">
Today, the enemy has struck two rocket strokes in the cities of Kramatorsk Taustantinovka.</text:p>
      <text:p text:style-name="P4">
About it <text:a xlink:type="simple" xlink:href="https://m.facebook.com/story.php" text:style-name="Internet_20_link" text:visited-style-name="Visited_20_Internet_20_Link">
reports</text:a>
The General Staff of the Armed Forces.</text:p>
      <text:p text:style-name="P4">
“The Russian aggressor does not give up plans for the occupation of our territory, continues to wage the invaders. It strikes, shells both prostate and civilian sites. The Russian Federation and superlice is the tactics of terror, ”the message reads.</text:p>
      <text:p text:style-name="P4">
Also, during the day, the enemy caused 15 air strikes and made about 30 units from the RSSL on the positions of our troops and settlements.</text:p>
      <text:p text:style-name="P4">
The Armed Forces of the Armed Forces have warned that the probability of missile and aviation -haired assignments throughout Ukraine remains high.</text:p>
      <text:p text:style-name="P4">
News Source: <text:a xlink:type="simple" xlink:href="https://armyinform.com.ua/2023/04/30/rosiyany-zavdaly-dva-raketnyh-udary-po-kostyantynivczi-i-kramatorsku/" text:style-name="Internet_20_link" text:visited-style-name="Visited_20_Internet_20_Link">
https://armyinform.com.ua/2023/04/30/rosiyany-zavdaly-dva-raketnyh-udary-po-kostyantynivczi-i-kramatorsku/</text:a>
</text:p>
      <!--NEWS-->
      <text:h text:style-name="P10" text:outline-level="1">
<text:span text:style-name="T4">
Defense forces per day repelled 20 attacks of the Russians in three directions - the General Staff of the Armed Forces</text:span>
</text:h>
      <text:p text:style-name="P4">
Author: ['АРМІЯINFORM']</text:p>
      <text:p text:style-name="P4">
Time: 2023-04-30T91:00:00-04:00</text:p>
      <text:p text:style-name="P4">
Description: Vorog is a prone of Zoedzhuvati basic Zuill on the leading advanced di o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4323664_182760147594403_8477777214462705645_n.jpg" text:style-name="Internet_20_link" text:visited-style-name="Visited_20_Internet_20_Link">
344323664_182760147594403_8477777214462705645_n.jpg</text:a>
']</text:p>
      <text:p text:style-name="P4">
Tags: ['ГЕНШТАБ ЗС УКРАЇНИ', 'ОПЕРАТИВНА ІНФОРМАЦІЯ']</text:p>
      <text:p text:style-name="P4">
Category: News</text:p>
      <!--METADATA-->
      <text:p text:style-name="P4">
<draw:frame draw:style-name="fr1" draw:name="Image269" text:anchor-type="as-char" svg:width="6.9236in" svg:height="4.205446in" draw:z-index="0">
<draw:image xlink:href="../Images/AРМІЯINFORM/2023-04-30T91-00-00-04-00/344323664_182760147594403_8477777214462705645_n.jpg" xlink:type="simple" xlink:show="embed" xlink:actuate="onLoad" draw:mime-type="image/jpeg"/>
</draw:frame>
<text:span text:style-name="T4">
 🔥 Situation on Russian invasion </text:span>
</text:p>
      <text:p text:style-name="P4">
The enemy continues to focus on the main efforts on the offensive actions of the Nabakhmut, Avdi and Mariinsky directions. In these areas of churchfront, the units of the Defense Forces of Ukraine reflected more than 20 enemy attacks.</text:p>
      <text:p text:style-name="P4">
About it <text:a xlink:type="simple" xlink:href="https://m.facebook.com/story.php" text:style-name="Internet_20_link" text:visited-style-name="Visited_20_Internet_20_Link">
reports</text:a>
The General Staff of the Armed Forces.</text:p>
      <text:p text:style-name="P4">
Bakhmut and Marinka remain at the epicenter of the fighting, our defenders will hold their defense.</text:p>
      <text:p text:style-name="P4">
In the Volyn and Polissya directions, no signs of formation of offensive groups were detected.</text:p>
      <text:p text:style-name="P4">
On the territory of the Republic of Belarus, there are defined units of the Armored Forces of the Russian Federation.</text:p>
      <text:p text:style-name="P4">
News Source: <text:a xlink:type="simple" xlink:href="https://armyinform.com.ua/2023/04/30/syly-oborony-za-dobu-vidbyly-20-atak-rosiyan-na-troh-napryamkah-genshtab-zsu/" text:style-name="Internet_20_link" text:visited-style-name="Visited_20_Internet_20_Link">
https://armyinform.com.ua/2023/04/30/syly-oborony-za-dobu-vidbyly-20-atak-rosiyan-na-troh-napryamkah-genshtab-zsu/</text:a>
</text:p>
      <!--NEWS-->
      <text:h text:style-name="P10" text:outline-level="1">
<text:span text:style-name="T4">
Zero level of tolerance to corruption is the fundamental position of the Armed Forces</text:span>
</text:h>
      <text:p text:style-name="P4">
Author: ['АРМІЯINFORM']</text:p>
      <text:p text:style-name="P4">
Time: 2023-04-30T92:00:00-04:00</text:p>
      <text:p text:style-name="P4">
Description: Nullovius Riene Toleranta to Koruppets - principle of positions of the Sumliads of the Zbroany forc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66571360614206416_y.jpg" text:style-name="Internet_20_link" text:visited-style-name="Visited_20_Internet_20_Link">
photo_5366571360614206416_y.jpg</text:a>
']</text:p>
      <text:p text:style-name="P4">
Tags: ['ЗАЯВА', 'ОПЕРАТИВНЕ КОМАНДУВАННЯ «ПІВДЕНЬ»']</text:p>
      <text:p text:style-name="P4">
Category: News</text:p>
      <!--METADATA-->
      <text:p text:style-name="P4">
<draw:frame draw:style-name="fr1" draw:name="Image270" text:anchor-type="as-char" svg:width="6.9236in" svg:height="4.824884in" draw:z-index="0">
<draw:image xlink:href="../Images/AРМІЯINFORM/2023-04-30T92-00-00-04-00/photo_5366571360614206416_y.jpg" xlink:type="simple" xlink:show="embed" xlink:actuate="onLoad" draw:mime-type="image/jpeg"/>
</draw:frame>
The zero level of tolerance for corruption is a fundamental position of the modern armory forces of Ukraine. Especially in wartime, when thousands of our citizens are fighting the aggressor and others have mobilized maximum efforts and means to help the army.</text:p>
      <text:p text:style-name="P4">
About this <text:a xlink:type="simple" xlink:href="https://m.facebook.com/story.php" text:style-name="Internet_20_link" text:visited-style-name="Visited_20_Internet_20_Link">
it is referred</text:a>
In the statement of the Operations Command "South"</text:p>
      <text:p text:style-name="P4">
"The accusations of corruption or illegal enrichment at one major of the territorial center of acquisition and social support will have a high level of confidence in the Armed Forces of Ukraine and discredit the mobilization process today," the statement said.</text:p>
      <text:p text:style-name="P4">
The command noted that during the war we have a lot of important hard work, and we do not have time to feed someone's pursuit of ratings trying to hide our own shortcomings in imitation of the struggle for truth.</text:p>
      <text:p text:style-name="P4">
“Living abroad, having their own problems with the legislation of Ukraine, some seek to simmer for" fried facts ". We do not peace. We are open to society. That is why, in order not to "feed" HIP, the command is assigned not only a service inspection, but also a profile withdrawals of the relevant structures, the official is eliminated at this time from the performance of service duties, and the results of the audit will be proved to society to confirm the principles of democracy, the rule of law and the rule publicity of acting of the Armed Forces of Ukraine, ”the statement reads.</text:p>
      <text:p text:style-name="P4">
Preserving the confidence of Ukrainian society, making it impossible to make such cases in the future, quality personnel work is an important component of the Armed Forces of Ukraine, without which it will be extremely difficult to win the enemy.</text:p>
      <text:p text:style-name="P4">
In the OK South, they appealed to everyone and urged the results of the test, the publication of information by the competent authorities, and in the case of its confirmation - not to identify the actions of individual persons with the whole army, which is faithful to the oath and serves the people of Ukraine with dignity.</text:p>
      <text:p text:style-name="P4">
News Source: <text:a xlink:type="simple" xlink:href="https://armyinform.com.ua/2023/04/30/nulovyj-riven-tolerantnosti-do-korupcziyi-prynczypova-pozycziya-zsu/" text:style-name="Internet_20_link" text:visited-style-name="Visited_20_Internet_20_Link">
https://armyinform.com.ua/2023/04/30/nulovyj-riven-tolerantnosti-do-korupcziyi-prynczypova-pozycziya-zsu/</text:a>
</text:p>
      <!--NEWS-->
      <text:h text:style-name="P10" text:outline-level="1">
<text:span text:style-name="T4">
In Luhansk region, the occupiers limit funeral processions and insist on cremation of mobilized</text:span>
</text:h>
      <text:p text:style-name="P4">
Author: ['АРМІЯINFORM']</text:p>
      <text:p text:style-name="P4">
Time: 2023-04-30T93:00:00-04:00</text:p>
      <text:p text:style-name="P4">
Description: Ostannim an hour without a console to take Iz Primusovo Mobilizovs to the Army of the Russian Federation Meshkancyv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66571360614206442_y.jpg" text:style-name="Internet_20_link" text:visited-style-name="Visited_20_Internet_20_Link">
photo_5366571360614206442_y.jpg</text:a>
']</text:p>
      <text:p text:style-name="P4">
Tags: ['ГЕНШТАБ ЗС УКРАЇНИ', 'ОПЕРАТИВНА ІНФОРМАЦІЯ']</text:p>
      <text:p text:style-name="P4">
Category: News</text:p>
      <!--METADATA-->
      <text:p text:style-name="P4">
<draw:frame draw:style-name="fr1" draw:name="Image271" text:anchor-type="as-char" svg:width="6.9236in" svg:height="4.365113in" draw:z-index="0">
<draw:image xlink:href="../Images/AРМІЯINFORM/2023-04-30T93-00-00-04-00/photo_5366571360614206442_y.jpg" xlink:type="simple" xlink:show="embed" xlink:actuate="onLoad" draw:mime-type="image/jpeg"/>
</draw:frame>
<text:span text:style-name="T4">
 🔥 Situation of the Russian invasion </text:span>
</text:p>
      <text:p text:style-name="P4">
Recently, the irreversible losses from the forcibly mobilized to the army of the RFMSkans Lugansk and its surroundings are about 70 people a day.</text:p>
      <text:p text:style-name="P4">
About it <text:a xlink:type="simple" xlink:href="https://m.facebook.com/story.php" text:style-name="Internet_20_link" text:visited-style-name="Visited_20_Internet_20_Link">
reports</text:a>
The General Staff of the Armed Forces.</text:p>
      <text:p text:style-name="P4">
In order to prevent possible manifestations of dissatisfaction among the population, ritual services are recommended to adjust the number of those present at funeral processions by 6 people. In addition, the so -called "MBD" insists on cremation of dead against the burial.</text:p>
      <text:p text:style-name="P4">
The General Staff of the Armed Forces also noted that local hospitals of the temporarily occupied Luhansk are increasingly difficult to cope with the growing number of wounded.</text:p>
      <text:p text:style-name="P4">
A group of health workers, in particular, surgeons, arrived for the treatment and rehabilitation of the Russian military to the city of Imost.</text:p>
      <text:p text:style-name="P4">
News Source: <text:a xlink:type="simple" xlink:href="https://armyinform.com.ua/2023/04/30/na-luganshhyni-okupanty-obmezhuyut-pohoronni-proczesiyi-j-napolyagayut-na-kremacziyi-mobilizovanyh/" text:style-name="Internet_20_link" text:visited-style-name="Visited_20_Internet_20_Link">
https://armyinform.com.ua/2023/04/30/na-luganshhyni-okupanty-obmezhuyut-pohoronni-proczesiyi-j-napolyagayut-na-kremacziyi-mobilizovanyh/</text:a>
</text:p>
      <!--NEWS-->
      <text:h text:style-name="P10" text:outline-level="1">
<text:span text:style-name="T4">
Alexei Reznikov congratulated the border guards on a professional holiday and thanked for the service</text:span>
</text:h>
      <text:p text:style-name="P4">
Author: ['АРМІЯINFORM']</text:p>
      <text:p text:style-name="P4">
Time: 2023-04-30T94:00:00-04:00</text:p>
      <text:p text:style-name="P4">
Description: Ministra of the defense of Ukraine Oleksiy Reznikov, Procordontnikiv iz professor of saint.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reznikovvv.jpeg" text:style-name="Internet_20_link" text:visited-style-name="Visited_20_Internet_20_Link">
reznikovvv.jpeg</text:a>
']</text:p>
      <text:p text:style-name="P4">
Tags: ['ДЕРЖАВНА ПРИКОРДОННА СЛУЖБА УКРАЇНИ', 'МІНІСТР ОБОРОНИ УКРАЇНИ', 'ОЛЕКСІЙ РЕЗНІКОВ', 'ОФІЦІЙНО']</text:p>
      <text:p text:style-name="P4">
Category: News</text:p>
      <!--METADATA-->
      <text:p text:style-name="P4">
<draw:frame draw:style-name="fr1" draw:name="Image272" text:anchor-type="as-char" svg:width="6.9236in" svg:height="4.32725in" draw:z-index="0">
<draw:image xlink:href="../Images/AРМІЯINFORM/2023-04-30T94-00-00-04-00/reznikovvv.jpeg" xlink:type="simple" xlink:show="embed" xlink:actuate="onLoad" draw:mime-type="image/jpeg"/>
</draw:frame>
Minister of Defense of Ukraine Alexei Reznikov congratulated the border guards with a professional holiday.</text:p>
      <text:p text:style-name="P4">
He [wrote] about it(https://twitter.com/oleksiireznikov/status/1652678025987629057)Violter.</text:p>
      <text:p text:style-name="P4">
«I congratulate colleagues from the State Tax Service of Ukraine on the Day of the State Border Service of Ukraine!Together, we are afraid of our country, its freedom, independence and borders. We will win. We will control every meter of the border of our country, ”the post reads.</text:p>
      <text:p text:style-name="P4">
The head of the Defense Ministry of Ukraine also thanked the border guards.</text:p>
      <text:p text:style-name="P4">
News Source: <text:a xlink:type="simple" xlink:href="https://armyinform.com.ua/2023/04/30/oleksij-reznikov-pryvitav-prykordonnykiv-iz-profesijnym-svyatom-i-podyakuvav-za-sluzhbu/" text:style-name="Internet_20_link" text:visited-style-name="Visited_20_Internet_20_Link">
https://armyinform.com.ua/2023/04/30/oleksij-reznikov-pryvitav-prykordonnykiv-iz-profesijnym-svyatom-i-podyakuvav-za-sluzhbu/</text:a>
</text:p>
      <!--NEWS-->
      <text:h text:style-name="P10" text:outline-level="1">
<text:span text:style-name="T4">
Anna Malyar - about the situation on the front: the epicenter remains the East, in the south the enemy in defense</text:span>
</text:h>
      <text:p text:style-name="P4">
Author: ['АРМІЯINFORM']</text:p>
      <text:p text:style-name="P4">
Time: 2023-04-30T95:00:00-04:00</text:p>
      <text:p text:style-name="P4">
Description: The intercessor of the defense of the defense of Ganna Malelar Processed the situation by half the battle, having arranged ... the war with Ukraine 2022, the war with Ukraine is the latest news today, the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malyar-53.jpg" text:style-name="Internet_20_link" text:visited-style-name="Visited_20_Internet_20_Link">
malyar-53.jpg</text:a>
']</text:p>
      <text:p text:style-name="P4">
Tags: ['ГАННА МАЛЯР', 'СИТУАЦІЯ НА ФРОНТІ']</text:p>
      <text:p text:style-name="P4">
Category: News</text:p>
      <!--METADATA-->
      <text:p text:style-name="P4">
<draw:frame draw:style-name="fr1" draw:name="Image273" text:anchor-type="as-char" svg:width="6.9236in" svg:height="4.615733in" draw:z-index="0">
<draw:image xlink:href="../Images/AРМІЯINFORM/2023-04-30T95-00-00-04-00/malyar-53.jpg" xlink:type="simple" xlink:show="embed" xlink:actuate="onLoad" draw:mime-type="image/jpeg"/>
</draw:frame>
Photodmitry Yurchenko</text:p>
      <text:p text:style-name="P4">
Deputy Minister of Defense Anna Malyar commented on the situation on the battlefield, noting that the epicenter of hostilities remains the East.</text:p>
      <text:p text:style-name="P4">
About this <text:a xlink:type="simple" xlink:href="https://t.me/annamaliar/689" text:style-name="Internet_20_link" text:visited-style-name="Visited_20_Internet_20_Link">
it is referred</text:a>
On her page in a telegram.</text:p>
      <text:p text:style-name="P4">
“Simple summary in the week:</text:p>
      <text:p text:style-name="P4">
<text:span text:style-name="T4">
<text:span text:style-name="T5">
 East </text:span>
* - remains epicenter</text:span>
<text:span text:style-name="T5">
 north: </text:span>
*</text:p>
      <text:p text:style-name="P4">
_ From the sides of Belarus_ The signs of formation of offensive groups were not detected. The units of the Armed Forces of the Russian Federation continue to be in Belarus.</text:p>
      <text:p text:style-name="P4">
_ From the side of the RF_:</text:p>
      <text:p text:style-name="P4">
In the border areas of the Russian Federation, the enemy continues to keep a certain number of troops to carry out mortar and artillery shelling.</text:p>
      <text:p text:style-name="P4">
<text:span text:style-name="T4">
* South </text:span>
 is the enemy in defense.</text:p>
      <text:p text:style-name="P4">
The enemy's offensive during the week continues in three directions - <text:span text:style-name="T4">
 Bakhmut, Avdiivsky and Marinski </text:span>
.</text:p>
      <text:p text:style-name="P4">
On <text:span text:style-name="T4">
 Liman </text:span>
 the enemy periodically reduces activity as it failures due to the active defense of our troops. During the week, the enemy had a little success on certain children, but our defense positions were lost. The hottest now in Bakhmut and Marinka.</text:p>
      <text:p text:style-name="P4">
On <text:span text:style-name="T4">
 Bakhmutsky </text:span>
 the enemy continues to attack. In the city of Bakhmuttride fierce battles. The enemy is unable to take the city under control despite the fact that he threw all his resources into battle and was successful in some places. <text:span text:style-name="T4">
 Our fighters recruit numerous attacks and in certain areas counterattack. The defense of Bakhmutaz assigned to her military tasks is handling </text:span>
, ”she wrote.</text:p>
      <text:p text:style-name="P4">
News Source: <text:a xlink:type="simple" xlink:href="https://armyinform.com.ua/2023/04/30/ganna-malyar-pro-sytuacziyu-na-fronti-epiczentrom-zalyshayetsya-shid-na-pivdni-vorog-v-oboroni/" text:style-name="Internet_20_link" text:visited-style-name="Visited_20_Internet_20_Link">
https://armyinform.com.ua/2023/04/30/ganna-malyar-pro-sytuacziyu-na-fronti-epiczentrom-zalyshayetsya-shid-na-pivdni-vorog-v-oboroni/</text:a>
</text:p>
      <!--NEWS-->
      <text:h text:style-name="P10" text:outline-level="1">
<text:span text:style-name="T4">
Russia must receive signals that the world will not forgive her terror - President of Ukraine</text:span>
</text:h>
      <text:p text:style-name="P4">
Author: ['АРМІЯINFORM']</text:p>
      <text:p text:style-name="P4">
Time: 2023-04-30T96:00:00-04:00</text:p>
      <text:p text:style-name="P4">
Description: Dazheusly - Schob Rosiya detonated the post -strong signals, I couldn’t have been svit ... the war with Ukraine 2022, the war with Ukraine is th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a264631747e7218ed6faa82e5e098876_1682858598_extra_large.jpeg" text:style-name="Internet_20_link" text:visited-style-name="Visited_20_Internet_20_Link">
a264631747e7218ed6faa82e5e098876_1682858598_extra_large.jpeg</text:a>
']</text:p>
      <text:p text:style-name="P4">
Tags: ['ЗВЕРНЕННЯ ПРЕЗИДЕНТА УКРАЇНИ', 'ОФІС ПРЕЗИДЕНТА УКРАЇНИ']</text:p>
      <text:p text:style-name="P4">
Category: News</text:p>
      <!--METADATA-->
      <text:p text:style-name="P4">
<draw:frame draw:style-name="fr1" draw:name="Image274" text:anchor-type="as-char" svg:width="6.9236in" svg:height="4.617948in" draw:z-index="0">
<draw:image xlink:href="../Images/AРМІЯINFORM/2023-04-30T96-00-00-04-00/a264631747e7218ed6faa82e5e098876_1682858598_extra_large.jpeg" xlink:type="simple" xlink:show="embed" xlink:actuate="onLoad" draw:mime-type="image/jpeg"/>
</draw:frame>
It is very important - that Russia is constantly stronger signals that the world will not work any of the manifestations of Russian terror. And to make the most global players absolutely fundamental in compliance with the regime of sanctions against Russia.</text:p>
      <text:p text:style-name="P4">
President of Ukraine Volodymyr Zelenskyy <text:a xlink:type="simple" xlink:href="https://www.president.gov.ua/news/okupantu-tochno-ne-vdastsya-vidibrati-u-nas-mir-yakij-ye-pri-82577" text:style-name="Internet_20_link" text:visited-style-name="Visited_20_Internet_20_Link">
said</text:a>
In his treatment.</text:p>
      <text:p text:style-name="P4">
"I thank everyone and everyone in the world who helps to strengthen the isolation of terrorists and stop any supply to terrorists of weapons, its components, who works to block the Russian Security Service of Ukraine and to strengthen the defense capabilities of the world Europe," the Head of State said.</text:p>
      <text:p text:style-name="P4">
According to the results of this week, the President of Ukraine thanked the partners from Denmark - for Caesars; from Slovenia - for armored vehicles; from Spain - for tanks; From Germany - for additional defensive intentions for armored vehicles and shells, for air defense.</text:p>
      <text:p text:style-name="P4">
“I thank America for financing $ 1 billion 250 million to support your budget and sustainability.</text:p>
      <text:p text:style-name="P4">
I thank the Netherlands for the decision of Parliament for training Ukrainian soldiers in advance Western systems. I thank Italy for the activity for the sake of faster development of our country. I thank Croatia for the new assistance in the treatment of our defenders after injuries in battles, ”he continued.</text:p>
      <text:p text:style-name="P4">
The head of state noted that it is imperative to the maximum unity, maintaining the maximal principle for the protection of our common values and as soon as possible by fulfilling defensive agreements - all together in Ukraine, in Europe, and the Education - we can not allow Russia to delay the war and restore normal.</text:p>
      <text:p text:style-name="P4">
News Source: <text:a xlink:type="simple" xlink:href="https://armyinform.com.ua/2023/04/30/rosiya-maye-otrymuvaty-sygnaly-shho-svit-ne-probachyt-yiyi-teror-prezydent-ukrayiny/" text:style-name="Internet_20_link" text:visited-style-name="Visited_20_Internet_20_Link">
https://armyinform.com.ua/2023/04/30/rosiya-maye-otrymuvaty-sygnaly-shho-svit-ne-probachyt-yiyi-teror-prezydent-ukrayiny/</text:a>
</text:p>
      <!--NEWS-->
      <text:h text:style-name="P10" text:outline-level="1">
<text:span text:style-name="T4">
Ukraine has signed three new agreements with the Turkish company Baykar</text:span>
</text:h>
      <text:p text:style-name="P4">
Author: ['АРМІЯINFORM']</text:p>
      <text:p text:style-name="P4">
Time: 2023-04-30T97:00:00-04:00</text:p>
      <text:p text:style-name="P4">
Description: Klacksa for the PIDSUMKIS OF SCIENTS in the MITSTAVISH VISTAVTSI AUTACINIY TEKNOFEST 2023 U ... War with Ukraine 2022, War with Ukraine Latest news today, War with Ukraine 2022 Last for today, there will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30_360_1682856015-270-1.jpg" text:style-name="Internet_20_link" text:visited-style-name="Visited_20_Internet_20_Link">
630_360_1682856015-270-1.jpg</text:a>
']</text:p>
      <text:p text:style-name="P4">
Tags: ['BAYKAR', 'ОБОРОНА']</text:p>
      <text:p text:style-name="P4">
Category: News</text:p>
      <!--METADATA-->
      <text:p text:style-name="P4">
<draw:frame draw:style-name="fr1" draw:name="Image275" text:anchor-type="as-char" svg:width="6.9236in" svg:height="3.956343in" draw:z-index="0">
<draw:image xlink:href="../Images/AРМІЯINFORM/2023-04-30T97-00-00-04-00/630_360_1682856015-270-1.jpg" xlink:type="simple" xlink:show="embed" xlink:actuate="onLoad" draw:mime-type="image/jpeg"/>
</draw:frame>
According to the results of participation in the International Exhibition of Aviation Technology, the Teknofest 2023 in Turkey, it has signed three new agreements with Baykar - Bayraktar drone.</text:p>
      <text:p text:style-name="P4">
About it <text:a xlink:type="simple" xlink:href="http://t.me/zalizni_zminy/1254" text:style-name="Internet_20_link" text:visited-style-name="Visited_20_Internet_20_Link">
reported</text:a>
Minister for strategic industries of Ukraine Oleksandr Kamyshin in a telegram.</text:p>
      <text:p text:style-name="P4">
“Yesterday worked the day in Turkey at the International Exhibition of Aviation Technology“ Teknofest 2023 ”. Many meetings, one goal is to find ways to strengthen Ukrainian defense. There is an important result - three new agreements with Turkish Baykar for Ukrainian manufacturers. I will not tell the details of course, but I assure that these contracts give our country export revenue and weapons of new generation, ”his post reads.</text:p>
      <text:p text:style-name="P4">
News Source: <text:a xlink:type="simple" xlink:href="https://armyinform.com.ua/2023/04/30/ukrayina-pidpysala-try-novi-ugody-z-tureczkoyu-kompaniyeyu-baykar/" text:style-name="Internet_20_link" text:visited-style-name="Visited_20_Internet_20_Link">
https://armyinform.com.ua/2023/04/30/ukrayina-pidpysala-try-novi-ugody-z-tureczkoyu-kompaniyeyu-baykar/</text:a>
</text:p>
      <!--NEWS-->
      <text:h text:style-name="P10" text:outline-level="1">
<text:span text:style-name="T4">
The President awarded Honorary Honorary Honorary "For Courage and Courage" three border detachments</text:span>
</text:h>
      <text:p text:style-name="P4">
Author: ['АРМІЯINFORM']</text:p>
      <text:p text:style-name="P4">
Time: 2023-04-30T98:00:00-04:00</text:p>
      <text:p text:style-name="P4">
Description: President of Ukraine Volodymyr Zelensky Zelensky, by honors, three primension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ДЕРЖАВНА ПРИКОРДОННА СЛУЖБА УКРАЇНИ', 'ДЕРЖАВНІ НАГОРОДИ', 'УКАЗ ПРЕЗИДЕНТА УКРАЇНИ']</text:p>
      <text:p text:style-name="P4">
Category: News</text:p>
      <!--METADATA-->
      <text:p text:style-name="P4">
<draw:frame draw:style-name="fr1" draw:name="Image276" text:anchor-type="as-char" svg:width="6.9236in" svg:height="4.615733in" draw:z-index="0">
<draw:image xlink:href="../Images/AРМІЯINFORM/2023-04-30T98-00-00-04-00/ukaz.jpg" xlink:type="simple" xlink:show="embed" xlink:actuate="onLoad" draw:mime-type="image/jpeg"/>
</draw:frame>
President of Ukraine Volodymyr Zelensky awarded the three -border detachments of the State Border Guard Service of Ukraine Honorary Honorary Honorary honors.</text:p>
      <text:p text:style-name="P4">
Relevant decrees №№ <text:a xlink:type="simple" xlink:href="https://www.president.gov.ua/documents/2482023-46625" text:style-name="Internet_20_link" text:visited-style-name="Visited_20_Internet_20_Link">
248/2023</text:a>
, <text:a xlink:type="simple" xlink:href="https://www.president.gov.ua/documents/2492023-46629" text:style-name="Internet_20_link" text:visited-style-name="Visited_20_Internet_20_Link">
249/2023</text:a>
Posted on the Site President of Ukraine.</text:p>
      <text:p text:style-name="P4">
For the purpose of worthy commemoration of courage and heroism, discovered during the protection of manner sovereignty, independence, territorial integrity of Ukraine, the president decided to mark the honorary honorary honorary "For Courage and Courage" 79 Border Detachment, 105 Border Detachment named after Prince Vladimir.</text:p>
      <text:p text:style-name="P4">
News Source: <text:a xlink:type="simple" xlink:href="https://armyinform.com.ua/2023/04/30/prezydent-nagorodyv-pochesnoyu-vidznakoyu-za-muzhnist-ta-vidvagu-try-prykordonni-zagony/" text:style-name="Internet_20_link" text:visited-style-name="Visited_20_Internet_20_Link">
https://armyinform.com.ua/2023/04/30/prezydent-nagorodyv-pochesnoyu-vidznakoyu-za-muzhnist-ta-vidvagu-try-prykordonni-zagony/</text:a>
</text:p>
      <!--NEWS-->
      <text:h text:style-name="P10" text:outline-level="1">
<text:span text:style-name="T4">
Short. War. Day 431. Videoodigest</text:span>
</text:h>
      <text:p text:style-name="P4">
Author: ['АРМІЯINFORM']</text:p>
      <text:p text:style-name="P4">
Time: 2023-04-30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ВІДЕОДАЙДЖЕСТ', 'ГШ ЗСУ']</text:p>
      <text:p text:style-name="P4">
Category: News</text:p>
      <!--METADATA-->
      <text:p text:style-name="P4">
Source: <text:a xlink:type="simple" xlink:href="https://www.facebook.com/GeneralStaff.ua/videos/600185182068914/" text:style-name="Internet_20_link" text:visited-style-name="Visited_20_Internet_20_Link">
General Staff of the UKRAINE</text:a>
</text:p>
      <text:p text:style-name="P4">
News Source: <text:a xlink:type="simple" xlink:href="https://armyinform.com.ua/2023/04/30/korotko-vijna-den-431-videodajdzhest/" text:style-name="Internet_20_link" text:visited-style-name="Visited_20_Internet_20_Link">
https://armyinform.com.ua/2023/04/30/korotko-vijna-den-431-videodajdzhest/</text:a>
</text:p>
      <!--NEWS-->
      <text:h text:style-name="P10" text:outline-level="1">
<text:span text:style-name="T4">
The Russian Federation fired at Sumy three times in the evening: a private house was injured</text:span>
</text:h>
      <text:p text:style-name="P4">
Authors: Ukrinform (Person)</text:p>
      <text:p text:style-name="P4">
Publisher: Укринформ (Organization)</text:p>
      <text:p text:style-name="P4">
Published Time: 2023-05-01T-31:38:00+03:00</text:p>
      <text:p text:style-name="P4">
Modified Time: 2023-05-01T00:38:00+03:00</text:p>
      <text:p text:style-name="P4">
Description: Russian troops on the evening of April 30 released eight shells on the border of Sumy region, resulting in damaged the house.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Війна з росією']</text:p>
      <text:p text:style-name="P4">
Type: Article</text:p>
      <!--METADATA-->
      <text:p text:style-name="P4">
<draw:frame draw:style-name="fr1" draw:name="Image277" text:anchor-type="as-char" svg:width="6.9236in" svg:height="3.956343in" draw:z-index="0">
<draw:image xlink:href="../Images/yкринформ/2023-05-01T-31-38-00-03-00/630_360_1674980674-403.jpeg" xlink:type="simple" xlink:show="embed" xlink:actuate="onLoad" draw:mime-type="image/jpeg"/>
</draw:frame>
On the evening of April 30, Russian troops released eight shells in the border, which damaged the house.</text:p>
      <text:p text:style-name="P4">
About this <text:a xlink:type="simple" xlink:href="https://t.me/ok_pivnich1/2179" text:style-name="Internet_20_link" text:visited-style-name="Visited_20_Internet_20_Link">
 </text:a>
Operational Command "North" of the Utelegram, reports Ukrinform.</text:p>
      <text:p text:style-name="P4">
From 21:25 to 21:35, three parrots from a mortar 120 mm in the ZNOB-Novgorod region were recorded. As a result of Russian shelling, a private house was injured.</text:p>
      <text:p text:style-name="P4">
<text:span text:style-name="T4">
 Read also: </text:span>
 <text:span text:style-name="T4">
 <text:a xlink:type="simple" xlink:href="https://www.ukrinform.ua/rubric-ato/3702892-u-pavlogradi-prolunali-potuzni-vibuhi.html" text:style-name="Internet_20_link" text:visited-style-name="Visited_20_Internet_20_Link">
</text:a>
</text:span>
</text:p>
      <text:p text:style-name="P4">
From 9:30 pm to 21:32 the Russians twice with a mortar 120 mm near the middle-Buda.</text:p>
      <text:p text:style-name="P4">
From 21:35 to 21:40 there were three arrivals of barrel artillery in the district.</text:p>
      <text:p text:style-name="P4">
There was no information about losses among the local population or damage to civilian infrastructure.</text:p>
      <text:p text:style-name="P4">
As the agency reported earlier, on Sunday <text:span text:style-name="T4">
<text:span text:style-name="T5">
* _ </text:span>
* <text:a xlink:type="simple" xlink:href="https://www.ukrinform.ua/rubric-regions/3702804-armia-rf-sim-raziv-obstrilala-prikordonna-cernigivsini-j-sumsini.html" text:style-name="Internet_20_link" text:visited-style-name="Visited_20_Internet_20_Link">
</text:a>
</text:span>
 _ .</text:p>
      <text:p text:style-name="P4">
News Source: <text:a xlink:type="simple" xlink:href="https://www.ukrinform.ua/rubric-ato/3702899-rf-trici-za-vecir-obstrilala-sumsinu-postrazdav-privatnij-budinok.html" text:style-name="Internet_20_link" text:visited-style-name="Visited_20_Internet_20_Link">
https://www.ukrinform.ua/rubric-ato/3702899-rf-trici-za-vecir-obstrilala-sumsinu-postrazdav-privatnij-budinok.html</text:a>
</text:p>
      <!--NEWS-->
      <text:h text:style-name="P10" text:outline-level="1">
<text:span text:style-name="T4">
Under the rubble of the house in Avdiivka, who fired the Russian Federation in the afternoon, a person may be</text:span>
</text:h>
      <text:p text:style-name="P4">
Authors: Ukrinform (Person)</text:p>
      <text:p text:style-name="P4">
Publisher: Укринформ (Organization)</text:p>
      <text:p text:style-name="P4">
Published Time: 2023-05-01T-33:17:00+03:00</text:p>
      <text:p text:style-name="P4">
Modified Time: 2023-05-01T00:17:00+03:00</text:p>
      <text:p text:style-name="P4">
Description: Under the rubble of the house in Avdiivka, which at 11 o'clock kissed the Russian military, probably one person. - Ukrinform.</text:p>
      <text:p text:style-name="P4">
Images: ["<text:a xlink:type="simple" xlink:href="https://static.ukrinform.com/photos/2023_04/thumb_files/630_360_1682412690-126.png" text:style-name="Internet_20_link" text:visited-style-name="Visited_20_Internet_20_Link">
630_360_16824...</text:a>
"]</text:p>
      <text:p text:style-name="P4">
Tags: ['Обстріл', 'Авдіївка', 'Війна з росією']</text:p>
      <text:p text:style-name="P4">
Type: Article</text:p>
      <!--METADATA-->
      <text:p text:style-name="P4">
<draw:frame draw:style-name="fr1" draw:name="Image278" text:anchor-type="as-char" svg:width="6.9236in" svg:height="3.956343in" draw:z-index="0">
<draw:image xlink:href="../Images/yкринформ/2023-05-01T-33-17-00-03-00/630_360_1682412690-126.png" xlink:type="simple" xlink:show="embed" xlink:actuate="onLoad" draw:mime-type="image/png"/>
</draw:frame>
The subashes of the house in Avdiivka, which at 11 o'clock kissed the Russian military, is probably one person.</text:p>
      <text:p text:style-name="P4">
About it in the comment <text:a xlink:type="simple" xlink:href="https://suspilne.media/461492-aviaraketnij-udar-po-avdiivci-pid-zavalami-budinku-sukaut-ludinu/" text:style-name="Internet_20_link" text:visited-style-name="Visited_20_Internet_20_Link">
</text:a>
The head of the Avdeevsk Military Administration Vitaliy Barabash said, Ukrinform reports.</text:p>
      <text:p text:style-name="P4">
"As a result of the morning flight strike in the central part of the city, it is probably under the rubble of the house in 1962.</text:p>
      <text:p text:style-name="P4">
<text:span text:style-name="T4">
 Read also: </text:span>
 <text:span text:style-name="T4">
 <text:a xlink:type="simple" xlink:href="https://www.ukrinform.ua/rubric-ato/3702755-rosiani-obstrilali-avdiivku-z-gradiv-tankiv-ta-vdarili-z-litaka.html" text:style-name="Internet_20_link" text:visited-style-name="Visited_20_Internet_20_Link">
</text:a>
</text:span>
</text:p>
      <text:p text:style-name="P4">
According to him, during the day, the Russian soldiers were about 20 times the city.</text:p>
      <text:p text:style-name="P4">
As of April 30, Avdiivka remains 1782 people. The city has one child who is still looking for. As the agency reported earlier, on April 30, Russian terrorists fired <text:span text:style-name="T4">
 <text:a xlink:type="simple" xlink:href="https://www.ukrinform.ua/tag-avdiivka" text:style-name="Internet_20_link" text:visited-style-name="Visited_20_Internet_20_Link">
</text:a>
</text:span>
 From the Grads, tanks and struck the flyer. During the shelling of the city, all three floors of one of the buildings in the central part formed to the foundation.</text:p>
      <text:p text:style-name="P4">
News Source: <text:a xlink:type="simple" xlink:href="https://www.ukrinform.ua/rubric-regions/3702896-pid-zavalami-budinku-v-avdiivci-akij-vden-obstrilala-rf-moze-perebuvati-ludina.html" text:style-name="Internet_20_link" text:visited-style-name="Visited_20_Internet_20_Link">
https://www.ukrinform.ua/rubric-regions/3702896-pid-zavalami-budinku-v-avdiivci-akij-vden-obstrilala-rf-moze-perebuvati-ludina.html</text:a>
</text:p>
      <!--NEWS-->
      <text:h text:style-name="P10" text:outline-level="1">
<text:span text:style-name="T4">
Under the rubble of the house in Avdiivka, who fired the Russian Federation in the afternoon, a person may be</text:span>
</text:h>
      <text:p text:style-name="P4">
Authors: Ukrinform (Person)</text:p>
      <text:p text:style-name="P4">
Publisher: Укринформ (Organization)</text:p>
      <text:p text:style-name="P4">
Published Time: 2023-05-01T00:17:00+03:00</text:p>
      <text:p text:style-name="P4">
Modified Time: 2023-05-01T00:17:00+03:00</text:p>
      <text:p text:style-name="P4">
Description: Under the rubble of the house in Avdiivka, which at 11 o'clock kissed the Russian military, probably one person. - Ukrinform.</text:p>
      <text:p text:style-name="P4">
Images: ["<text:a xlink:type="simple" xlink:href="https://static.ukrinform.com/photos/2023_04/thumb_files/630_360_1682412690-126.png" text:style-name="Internet_20_link" text:visited-style-name="Visited_20_Internet_20_Link">
630_360_16824...</text:a>
"]</text:p>
      <text:p text:style-name="P4">
Tags: ['Обстріл', 'Авдіївка', 'Війна з росією']</text:p>
      <text:p text:style-name="P4">
Type: Article</text:p>
      <!--METADATA-->
      <text:p text:style-name="P4">
<draw:frame draw:style-name="fr1" draw:name="Image279" text:anchor-type="as-char" svg:width="6.9236in" svg:height="3.956343in" draw:z-index="0">
<draw:image xlink:href="../Images/yкринформ/2023-05-01T00-17-00-03-00/630_360_1682412690-126.png" xlink:type="simple" xlink:show="embed" xlink:actuate="onLoad" draw:mime-type="image/png"/>
</draw:frame>
The subashes of the house in Avdiivka, which at 11 o'clock kissed the Russian military, is probably one person.</text:p>
      <text:p text:style-name="P4">
About it in the comment <text:a xlink:type="simple" xlink:href="https://suspilne.media/461492-aviaraketnij-udar-po-avdiivci-pid-zavalami-budinku-sukaut-ludinu/" text:style-name="Internet_20_link" text:visited-style-name="Visited_20_Internet_20_Link">
</text:a>
The head of the Avdeevsk Military Administration Vitaliy Barabash said, Ukrinform reports.</text:p>
      <text:p text:style-name="P4">
"As a result of the morning flight strike in the central part of the city, it is probably under the rubble of the house in 1962.</text:p>
      <text:p text:style-name="P4">
<text:span text:style-name="T4">
 Read also: </text:span>
 <text:span text:style-name="T4">
 <text:a xlink:type="simple" xlink:href="https://www.ukrinform.ua/rubric-ato/3702755-rosiani-obstrilali-avdiivku-z-gradiv-tankiv-ta-vdarili-z-litaka.html" text:style-name="Internet_20_link" text:visited-style-name="Visited_20_Internet_20_Link">
</text:a>
</text:span>
</text:p>
      <text:p text:style-name="P4">
According to him, during the day, the Russian soldiers were about 20 times the city.</text:p>
      <text:p text:style-name="P4">
As of April 30, Avdiivka remains 1782 people. The city has one child who is still looking for. As the agency reported earlier, on April 30, Russian terrorists fired <text:span text:style-name="T4">
 <text:a xlink:type="simple" xlink:href="https://www.ukrinform.ua/tag-avdiivka" text:style-name="Internet_20_link" text:visited-style-name="Visited_20_Internet_20_Link">
</text:a>
</text:span>
 From the Grads, tanks and struck the flyer. During the shelling of the city, all three floors of one of the buildings in the central part formed to the foundation.</text:p>
      <text:p text:style-name="P4">
News Source: <text:a xlink:type="simple" xlink:href="https://www.ukrinform.ua/rubric-regions/3702896-pid-zavalami-budinku-v-avdiivci-akij-vden-obstrilala-rf-moze-perebuvati-ludina.html" text:style-name="Internet_20_link" text:visited-style-name="Visited_20_Internet_20_Link">
https://www.ukrinform.ua/rubric-regions/3702896-pid-zavalami-budinku-v-avdiivci-akij-vden-obstrilala-rf-moze-perebuvati-ludina.html</text:a>
</text:p>
      <!--NEWS-->
      <text:h text:style-name="P10" text:outline-level="1">
<text:span text:style-name="T4">
The Russian Federation fired at Sumy three times in the evening: a private house was injured</text:span>
</text:h>
      <text:p text:style-name="P4">
Authors: Ukrinform (Person)</text:p>
      <text:p text:style-name="P4">
Publisher: Укринформ (Organization)</text:p>
      <text:p text:style-name="P4">
Published Time: 2023-05-01T00:38:00+03:00</text:p>
      <text:p text:style-name="P4">
Modified Time: 2023-05-01T00:38:00+03:00</text:p>
      <text:p text:style-name="P4">
Description: Russian troops on the evening of April 30 released eight shells on the border of Sumy region, resulting in damaged the house.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Війна з росією']</text:p>
      <text:p text:style-name="P4">
Type: Article</text:p>
      <!--METADATA-->
      <text:p text:style-name="P4">
<draw:frame draw:style-name="fr1" draw:name="Image280" text:anchor-type="as-char" svg:width="6.9236in" svg:height="3.956343in" draw:z-index="0">
<draw:image xlink:href="../Images/yкринформ/2023-05-01T00-38-00-03-00/630_360_1674980674-403.jpeg" xlink:type="simple" xlink:show="embed" xlink:actuate="onLoad" draw:mime-type="image/jpeg"/>
</draw:frame>
On the evening of April 30, the Ruskivska released eight shells on the border of Sumy region, resulting in damaged the house.</text:p>
      <text:p text:style-name="P4">
About this <text:a xlink:type="simple" xlink:href="https://t.me/ok_pivnich1/2179" text:style-name="Internet_20_link" text:visited-style-name="Visited_20_Internet_20_Link">
 </text:a>
Operational Command "North" of the Utelegram, reports Ukrinform.</text:p>
      <text:p text:style-name="P4">
From 21:25 to 21:35, three parrots from a mortar 120 mm in the ZNOB-Novgorod region were recorded. As a result of Russian shelling, a private house was injured.</text:p>
      <text:p text:style-name="P4">
<text:span text:style-name="T4">
 Read also: </text:span>
 <text:span text:style-name="T4">
 <text:a xlink:type="simple" xlink:href="https://www.ukrinform.ua/rubric-ato/3702892-u-pavlogradi-prolunali-potuzni-vibuhi.html" text:style-name="Internet_20_link" text:visited-style-name="Visited_20_Internet_20_Link">
</text:a>
</text:span>
</text:p>
      <text:p text:style-name="P4">
From 9:30 pm to 21:32 the Russians twice with a mortar 120 mm near the middle-Buda.</text:p>
      <text:p text:style-name="P4">
From 21:35 to 21:40 there were three arrivals of barrel artillery in the district.</text:p>
      <text:p text:style-name="P4">
There was no information about losses among the local population or damage to civilian infrastructure.</text:p>
      <text:p text:style-name="P4">
As the agency reported earlier, on Sunday <text:span text:style-name="T4">
<text:span text:style-name="T5">
* _ </text:span>
* <text:a xlink:type="simple" xlink:href="https://www.ukrinform.ua/rubric-regions/3702804-armia-rf-sim-raziv-obstrilala-prikordonna-cernigivsini-j-sumsini.html" text:style-name="Internet_20_link" text:visited-style-name="Visited_20_Internet_20_Link">
</text:a>
</text:span>
 _ .</text:p>
      <text:p text:style-name="P4">
News Source: <text:a xlink:type="simple" xlink:href="https://www.ukrinform.ua/rubric-ato/3702899-rf-trici-za-vecir-obstrilala-sumsinu-postrazdav-privatnij-budinok.html" text:style-name="Internet_20_link" text:visited-style-name="Visited_20_Internet_20_Link">
https://www.ukrinform.ua/rubric-ato/3702899-rf-trici-za-vecir-obstrilala-sumsinu-postrazdav-privatnij-budinok.html</text:a>
</text:p>
      <!--NEWS-->
      <text:h text:style-name="P10" text:outline-level="1">
<text:span text:style-name="T4">
Army Ilya Kovtun won two "gold" at the stage of the COP in gymnastics</text:span>
</text:h>
      <text:p text:style-name="P4">
Author: ['АРМІЯINFORM']</text:p>
      <text:p text:style-name="P4">
Time: 2023-05-01T98:00:00-04:00</text:p>
      <text:p text:style-name="P4">
Description: Ukrainian, represented by ZS Ukrainian, Illya Kovtun, having won the two gold nagrodies at Etap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173b20fe7c9c074274621.jpg" text:style-name="Internet_20_link" text:visited-style-name="Visited_20_Internet_20_Link">
6173b20fe7c9c074274621.jpg</text:a>
']</text:p>
      <text:p text:style-name="P4">
Tags: ['АРМІЙСЬКИЙ СПОРТ', 'ІЛЛЯ КОВТУН', 'СПОРТИВНА ГІМНАСТИКА']</text:p>
      <text:p text:style-name="P4">
Category: News</text:p>
      <!--METADATA-->
      <text:p text:style-name="P4">
<draw:frame draw:style-name="fr1" draw:name="Image281" text:anchor-type="as-char" svg:width="6.9236in" svg:height="4.617176in" draw:z-index="0">
<draw:image xlink:href="../Images/AРМІЯINFORM/2023-05-01T98-00-00-04-00/6173b20fe7c9c074274621.jpg" xlink:type="simple" xlink:show="embed" xlink:actuate="onLoad" draw:mime-type="image/jpeg"/>
</draw:frame>
The Ukrainian, representative of the Armed Forces of Ukraine, Ilya Kovtun won two gold awards of the World Gymnastics Cup in Cairo.</text:p>
      <text:p text:style-name="P4">
About it <text:a xlink:type="simple" xlink:href="https%3A%2F%2Fwww.facebook.com%2Folympicua%2Fposts%2Fpfbid02VxFL2rfrsncTLepjVFcX6qrNRYyHAxw9mdJaPSDT2fyMjLU8M3fLabTUsXYRvh9ol&amp;show_text=true&amp;width=500" text:style-name="Internet_20_link" text:visited-style-name="Visited_20_Internet_20_Link">
reports</text:a>
National Olympic Committee of Ukraine.</text:p>
      <text:p text:style-name="P4">
Ilya Kovtun won gold awards in a crossbar exercise(14.100 points)and on parallel bars(14.830 points), reports Ukrinform.</text:p>
      <text:p text:style-name="P4">
Earlier, Ilya won in the free exercise finals and won bronze in Kin-Makh's exercises.</text:p>
      <text:p text:style-name="P4">
News Source: <text:a xlink:type="simple" xlink:href="https://armyinform.com.ua/2023/05/01/armiyecz-illya-kovtun-zavoyuvav-dva-zolota-na-etapi-ks-zi-sportyvnoyi-gimnastyky/" text:style-name="Internet_20_link" text:visited-style-name="Visited_20_Internet_20_Link">
https://armyinform.com.ua/2023/05/01/armiyecz-illya-kovtun-zavoyuvav-dva-zolota-na-etapi-ks-zi-sportyvnoyi-gimnasty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